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89800000258751EDC7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0000000012C0000012C8F7CE247.png"/>
  <manifest:file-entry manifest:media-type="image/png" manifest:full-path="Object 3/Pictures/100000000000012C0000012CDC037FA8.png"/>
  <manifest:file-entry manifest:media-type="image/png" manifest:full-path="Object 3/Pictures/100000000000012C0000012CD2F8F920.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presentation"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automatic-styles>
    <style:style style:name="Table121" style:family="table">
      <style:table-properties style:width="6.2785in" fo:margin-left="0.7174in" fo:margin-right="0.7632in" table:align="margins" style:shadow="#cccccc 0.0201in 0.0201in"/>
    </style:style>
    <style:style style:name="Table121.A" style:family="table-column">
      <style:table-column-properties style:column-width="6.2785in" style:rel-column-width="65535*"/>
    </style:style>
    <style:style style:name="Table121.A1" style:family="table-cell">
      <style:table-cell-properties fo:background-color="transparent" fo:padding-left="0.1403in" fo:padding-right="0.1201in" fo:padding-top="0.0597in" fo:padding-bottom="0.0597in" fo:border="0.0007in solid #000000">
        <style:background-image/>
      </style:table-cell-properties>
    </style:style>
    <style:style style:name="Table110" style:family="table">
      <style:table-properties style:width="7.0049in" fo:margin-left="0.4118in" fo:margin-right="0.3625in" table:align="margins" fo:background-color="transparent">
        <style:background-image/>
      </style:table-properties>
    </style:style>
    <style:style style:name="Table110.A" style:family="table-column">
      <style:table-column-properties style:column-width="1.5701in" style:rel-column-width="14689*"/>
    </style:style>
    <style:style style:name="Table110.B" style:family="table-column">
      <style:table-column-properties style:column-width="5.4347in" style:rel-column-width="50846*"/>
    </style:style>
    <style:style style:name="Table110.1" style:family="table-row">
      <style:table-row-properties fo:background-color="#f3f3f3">
        <style:background-image/>
      </style:table-row-properties>
    </style:style>
    <style:style style:name="Table110.A1"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10.B1"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10.2" style:family="table-row">
      <style:table-row-properties fo:background-color="transparent">
        <style:background-image/>
      </style:table-row-properties>
    </style:style>
    <style:style style:name="Table11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 style:family="table">
      <style:table-properties style:width="7.766in" fo:margin-left="0.0097in" fo:margin-right="0.0035in" table:align="margins" fo:background-color="transparent">
        <style:background-image/>
      </style:table-properties>
    </style:style>
    <style:style style:name="Table34.A" style:family="table-column">
      <style:table-column-properties style:column-width="4.0479in" style:rel-column-width="34159*"/>
    </style:style>
    <style:style style:name="Table34.B" style:family="table-column">
      <style:table-column-properties style:column-width="2.0806in" style:rel-column-width="17557*"/>
    </style:style>
    <style:style style:name="Table34.C" style:family="table-column">
      <style:table-column-properties style:column-width="1.6375in" style:rel-column-width="13819*"/>
    </style:style>
    <style:style style:name="Table34.1" style:family="table-row">
      <style:table-row-properties fo:background-color="#f0f0f0">
        <style:background-image/>
      </style:table-row-properties>
    </style:style>
    <style:style style:name="Table3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4.B1" style:family="table-cell">
      <style:table-cell-properties fo:background-color="transparent" fo:padding-left="0.0785in" fo:padding-right="0.0785in" fo:padding-top="0.0396in" fo:padding-bottom="0.0396in" fo:border="0.0007in solid #000000">
        <style:background-image/>
      </style:table-cell-properties>
    </style:style>
    <style:style style:name="Table34.2" style:family="table-row">
      <style:table-row-properties fo:background-color="transparent">
        <style:background-image/>
      </style:table-row-properties>
    </style:style>
    <style:style style:name="Table34.A2"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34.A3"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34.A4"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4.B4"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A19"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34.A20"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1" style:family="table">
      <style:table-properties style:width="7.7639in" fo:margin-left="0.0097in" fo:margin-right="0.0056in" table:align="margins" fo:background-color="transparent">
        <style:background-image/>
      </style:table-properties>
    </style:style>
    <style:style style:name="Table111.A" style:family="table-column">
      <style:table-column-properties style:column-width="4.0507in" style:rel-column-width="34191*"/>
    </style:style>
    <style:style style:name="Table111.B" style:family="table-column">
      <style:table-column-properties style:column-width="3.7132in" style:rel-column-width="31344*"/>
    </style:style>
    <style:style style:name="Table111.1" style:family="table-row">
      <style:table-row-properties fo:background-color="#f0f0f0">
        <style:background-image/>
      </style:table-row-properties>
    </style:style>
    <style:style style:name="Table111.A1" style:family="table-cell">
      <style:table-cell-properties fo:background-color="transparent" fo:padding-left="0.0785in" fo:padding-right="0.0785in" fo:padding-top="0.0396in" fo:padding-bottom="0.0396in" fo:border="0.0007in solid #000000">
        <style:background-image/>
      </style:table-cell-properties>
    </style:style>
    <style:style style:name="Table111.2" style:family="table-row">
      <style:table-row-properties fo:background-color="transparent">
        <style:background-image/>
      </style:table-row-properties>
    </style:style>
    <style:style style:name="Table111.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1.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2" style:family="table">
      <style:table-properties style:width="7.766in" fo:margin-left="0.0097in" fo:margin-right="0.0035in" table:align="margins" fo:background-color="transparent">
        <style:background-image/>
      </style:table-properties>
    </style:style>
    <style:style style:name="Table122.A" style:family="table-column">
      <style:table-column-properties style:column-width="4.0479in" style:rel-column-width="34159*"/>
    </style:style>
    <style:style style:name="Table122.B" style:family="table-column">
      <style:table-column-properties style:column-width="2.0806in" style:rel-column-width="17557*"/>
    </style:style>
    <style:style style:name="Table122.C" style:family="table-column">
      <style:table-column-properties style:column-width="1.6375in" style:rel-column-width="13819*"/>
    </style:style>
    <style:style style:name="Table122.1" style:family="table-row">
      <style:table-row-properties fo:background-color="#f0f0f0">
        <style:background-image/>
      </style:table-row-properties>
    </style:style>
    <style:style style:name="Table122.A1" style:family="table-cell">
      <style:table-cell-properties fo:background-color="transparent" fo:padding-left="0.0785in" fo:padding-right="0.0785in" fo:padding-top="0.0396in" fo:padding-bottom="0.0396in" fo:border="0.0007in solid #000000">
        <style:background-image/>
      </style:table-cell-properties>
    </style:style>
    <style:style style:name="Table122.2" style:family="table-row">
      <style:table-row-properties fo:background-color="transparent">
        <style:background-image/>
      </style:table-row-properties>
    </style:style>
    <style:style style:name="Table122.A2"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22.B2"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22.A3"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122.A4" style:family="table-cell">
      <style:table-cell-properties fo:background-color="#f1f1f1" fo:padding="0.0396in" fo:border="0.0007in solid #000000">
        <style:background-image/>
      </style:table-cell-properties>
    </style:style>
    <style:style style:name="Table122.A5" style:family="table-cell">
      <style:table-cell-properties fo:background-color="transparent" fo:padding-left="0.1in" fo:padding-right="0.1in" fo:padding-top="0.0403in" fo:padding-bottom="0.0403in" fo:border-left="0.0007in solid #000000" fo:border-right="none" fo:border-top="none" fo:border-bottom="0.0007in solid #000000">
        <style:background-image/>
      </style:table-cell-properties>
    </style:style>
    <style:style style:name="Table122.B5" style:family="table-cell">
      <style:table-cell-properties style:vertical-align="middle" fo:background-color="transparent" fo:padding-left="0.1in" fo:padding-right="0.1in" fo:padding-top="0.0403in" fo:padding-bottom="0.0403in" fo:border-left="0.0007in solid #000000" fo:border-right="0.0007in solid #000000" fo:border-top="none" fo:border-bottom="0.0007in solid #000000">
        <style:background-image/>
      </style:table-cell-properties>
    </style:style>
    <style:style style:name="Table122.A8"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122.A9"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22.C9"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2.A10"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122.A11"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0" style:family="table">
      <style:table-properties style:width="6.4403in" fo:margin-left="0.6694in" fo:margin-right="0.6694in" table:align="margins" fo:background-color="transparent">
        <style:background-image/>
      </style:table-properties>
    </style:style>
    <style:style style:name="Table70.A" style:family="table-column">
      <style:table-column-properties style:column-width="1.7708in" style:rel-column-width="18017*"/>
    </style:style>
    <style:style style:name="Table70.B" style:family="table-column">
      <style:table-column-properties style:column-width="0.6292in" style:rel-column-width="6405*"/>
    </style:style>
    <style:style style:name="Table70.C" style:family="table-column">
      <style:table-column-properties style:column-width="4.0403in" style:rel-column-width="41113*"/>
    </style:style>
    <style:style style:name="Table70.1" style:family="table-row">
      <style:table-row-properties fo:background-color="#f0f0f0">
        <style:background-image/>
      </style:table-row-properties>
    </style:style>
    <style:style style:name="Table7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0.C1" style:family="table-cell">
      <style:table-cell-properties fo:background-color="transparent" fo:padding-left="0.0785in" fo:padding-right="0.0785in" fo:padding-top="0.0396in" fo:padding-bottom="0.0396in" fo:border="0.0007in solid #000000">
        <style:background-image/>
      </style:table-cell-properties>
    </style:style>
    <style:style style:name="Table70.2" style:family="table-row">
      <style:table-row-properties fo:background-color="transparent">
        <style:background-image/>
      </style:table-row-properties>
    </style:style>
    <style:style style:name="Table7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0.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9" style:family="table">
      <style:table-properties style:width="6.4403in" fo:margin-left="0.6694in" fo:margin-right="0.6694in" table:align="margins" fo:background-color="transparent">
        <style:background-image/>
      </style:table-properties>
    </style:style>
    <style:style style:name="Table69.A" style:family="table-column">
      <style:table-column-properties style:column-width="1.7708in" style:rel-column-width="18017*"/>
    </style:style>
    <style:style style:name="Table69.B" style:family="table-column">
      <style:table-column-properties style:column-width="0.6292in" style:rel-column-width="6405*"/>
    </style:style>
    <style:style style:name="Table69.C" style:family="table-column">
      <style:table-column-properties style:column-width="4.0403in" style:rel-column-width="41113*"/>
    </style:style>
    <style:style style:name="Table69.1" style:family="table-row">
      <style:table-row-properties fo:background-color="#f0f0f0">
        <style:background-image/>
      </style:table-row-properties>
    </style:style>
    <style:style style:name="Table6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9.C1" style:family="table-cell">
      <style:table-cell-properties fo:background-color="transparent" fo:padding-left="0.0785in" fo:padding-right="0.0785in" fo:padding-top="0.0396in" fo:padding-bottom="0.0396in" fo:border="0.0007in solid #000000">
        <style:background-image/>
      </style:table-cell-properties>
    </style:style>
    <style:style style:name="Table69.2" style:family="table-row">
      <style:table-row-properties fo:background-color="transparent">
        <style:background-image/>
      </style:table-row-properties>
    </style:style>
    <style:style style:name="Table6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3" style:family="table">
      <style:table-properties style:width="6.4403in" fo:margin-left="0.6694in" fo:margin-right="0.6694in" table:align="margins" fo:background-color="transparent">
        <style:background-image/>
      </style:table-properties>
    </style:style>
    <style:style style:name="Table33.A" style:family="table-column">
      <style:table-column-properties style:column-width="1.7708in" style:rel-column-width="18017*"/>
    </style:style>
    <style:style style:name="Table33.B" style:family="table-column">
      <style:table-column-properties style:column-width="0.6292in" style:rel-column-width="6405*"/>
    </style:style>
    <style:style style:name="Table33.C" style:family="table-column">
      <style:table-column-properties style:column-width="4.0403in" style:rel-column-width="41113*"/>
    </style:style>
    <style:style style:name="Table33.1" style:family="table-row">
      <style:table-row-properties fo:background-color="#f0f0f0">
        <style:background-image/>
      </style:table-row-properties>
    </style:style>
    <style:style style:name="Table3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3.C1" style:family="table-cell">
      <style:table-cell-properties fo:background-color="transparent" fo:padding-left="0.0785in" fo:padding-right="0.0785in" fo:padding-top="0.0396in" fo:padding-bottom="0.0396in" fo:border="0.0007in solid #000000">
        <style:background-image/>
      </style:table-cell-properties>
    </style:style>
    <style:style style:name="Table33.2" style:family="table-row">
      <style:table-row-properties fo:background-color="transparent">
        <style:background-image/>
      </style:table-row-properties>
    </style:style>
    <style:style style:name="Table3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3" style:family="table">
      <style:table-properties style:width="6.4403in" fo:margin-left="0.6694in" fo:margin-right="0.6694in" table:align="margins" fo:background-color="transparent">
        <style:background-image/>
      </style:table-properties>
    </style:style>
    <style:style style:name="Table23.A" style:family="table-column">
      <style:table-column-properties style:column-width="1.7708in" style:rel-column-width="18017*"/>
    </style:style>
    <style:style style:name="Table23.B" style:family="table-column">
      <style:table-column-properties style:column-width="0.6292in" style:rel-column-width="6405*"/>
    </style:style>
    <style:style style:name="Table23.C" style:family="table-column">
      <style:table-column-properties style:column-width="4.0403in" style:rel-column-width="41113*"/>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3.C1" style:family="table-cell">
      <style:table-cell-properties fo:background-color="transparent" fo:padding-left="0.0785in" fo:padding-right="0.0785in" fo:padding-top="0.0396in" fo:padding-bottom="0.0396in" fo:border="0.0007in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4" style:family="table">
      <style:table-properties style:width="6.4403in" fo:margin-left="0.6694in" fo:margin-right="0.6694in" table:align="margins" fo:background-color="transparent">
        <style:background-image/>
      </style:table-properties>
    </style:style>
    <style:style style:name="Table24.A" style:family="table-column">
      <style:table-column-properties style:column-width="1.7708in" style:rel-column-width="18017*"/>
    </style:style>
    <style:style style:name="Table24.B" style:family="table-column">
      <style:table-column-properties style:column-width="0.6292in" style:rel-column-width="6405*"/>
    </style:style>
    <style:style style:name="Table24.C" style:family="table-column">
      <style:table-column-properties style:column-width="4.0403in" style:rel-column-width="41113*"/>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4.C1" style:family="table-cell">
      <style:table-cell-properties fo:background-color="transparent" fo:padding-left="0.0785in" fo:padding-right="0.0785in" fo:padding-top="0.0396in" fo:padding-bottom="0.0396in" fo:border="0.0007in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4.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9" style:family="table">
      <style:table-properties style:width="6.4403in" fo:margin-left="0.6694in" fo:margin-right="0.6694in" table:align="margins" fo:background-color="transparent">
        <style:background-image/>
      </style:table-properties>
    </style:style>
    <style:style style:name="Table19.A" style:family="table-column">
      <style:table-column-properties style:column-width="1.7708in" style:rel-column-width="18017*"/>
    </style:style>
    <style:style style:name="Table19.B" style:family="table-column">
      <style:table-column-properties style:column-width="0.6292in" style:rel-column-width="6405*"/>
    </style:style>
    <style:style style:name="Table19.C" style:family="table-column">
      <style:table-column-properties style:column-width="4.0403in" style:rel-column-width="411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9.C1" style:family="table-cell">
      <style:table-cell-properties fo:background-color="transparent" fo:padding-left="0.0785in" fo:padding-right="0.0785in" fo:padding-top="0.0396in" fo:padding-bottom="0.0396in" fo:border="0.0007in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2" style:family="table">
      <style:table-properties style:width="6.7681in" fo:margin-left="0.5521in" fo:margin-right="0.459in" table:align="margins" fo:background-color="transparent">
        <style:background-image/>
      </style:table-properties>
    </style:style>
    <style:style style:name="Table22.A" style:family="table-column">
      <style:table-column-properties style:column-width="1.7361in" style:rel-column-width="16810*"/>
    </style:style>
    <style:style style:name="Table22.B" style:family="table-column">
      <style:table-column-properties style:column-width="0.6299in" style:rel-column-width="6098*"/>
    </style:style>
    <style:style style:name="Table22.C" style:family="table-column">
      <style:table-column-properties style:column-width="4.4021in" style:rel-column-width="42627*"/>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785in" fo:padding-right="0.0785in" fo:padding-top="0.0396in" fo:padding-bottom="0.0396in" fo:border="0.0007in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5" style:family="table">
      <style:table-properties style:width="6.7681in" fo:margin-left="0.4958in" fo:margin-right="0.5153in" table:align="margins" fo:background-color="transparent">
        <style:background-image/>
      </style:table-properties>
    </style:style>
    <style:style style:name="Table25.A" style:family="table-column">
      <style:table-column-properties style:column-width="1.6167in" style:rel-column-width="15654*"/>
    </style:style>
    <style:style style:name="Table25.B" style:family="table-column">
      <style:table-column-properties style:column-width="0.6299in" style:rel-column-width="6098*"/>
    </style:style>
    <style:style style:name="Table25.C" style:family="table-column">
      <style:table-column-properties style:column-width="4.5215in" style:rel-column-width="43783*"/>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785in" fo:padding-right="0.0785in" fo:padding-top="0.0396in" fo:padding-bottom="0.0396in" fo:border="0.0007in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5.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3" style:family="table">
      <style:table-properties style:width="7.4285in" fo:margin-left="0.1813in" fo:margin-right="0.1694in" table:align="margins" fo:background-color="transparent">
        <style:background-image/>
      </style:table-properties>
    </style:style>
    <style:style style:name="Table103.A" style:family="table-column">
      <style:table-column-properties style:column-width="1.7549in" style:rel-column-width="15481*"/>
    </style:style>
    <style:style style:name="Table103.B" style:family="table-column">
      <style:table-column-properties style:column-width="1.4174in" style:rel-column-width="12504*"/>
    </style:style>
    <style:style style:name="Table103.C" style:family="table-column">
      <style:table-column-properties style:column-width="1.4201in" style:rel-column-width="12528*"/>
    </style:style>
    <style:style style:name="Table103.D" style:family="table-column">
      <style:table-column-properties style:column-width="1.4194in" style:rel-column-width="12522*"/>
    </style:style>
    <style:style style:name="Table103.E" style:family="table-column">
      <style:table-column-properties style:column-width="1.4167in" style:rel-column-width="12500*"/>
    </style:style>
    <style:style style:name="Table103.1" style:family="table-row">
      <style:table-row-properties fo:background-color="#f0f0f0">
        <style:background-image/>
      </style:table-row-properties>
    </style:style>
    <style:style style:name="Table10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3.E1" style:family="table-cell">
      <style:table-cell-properties fo:background-color="transparent" fo:padding-left="0.0785in" fo:padding-right="0.0785in" fo:padding-top="0.0396in" fo:padding-bottom="0.0396in" fo:border="0.0007in solid #000000">
        <style:background-image/>
      </style:table-cell-properties>
    </style:style>
    <style:style style:name="Table103.2" style:family="table-row">
      <style:table-row-properties fo:background-color="transparent">
        <style:background-image/>
      </style:table-row-properties>
    </style:style>
    <style:style style:name="Table103.A2" style:family="table-cell">
      <style:table-cell-properties style:vertical-align="middle" fo:background-color="#f3f3f3" fo:padding-left="0.0986in" fo:padding-right="0.0986in" fo:padding-top="0.0396in" fo:padding-bottom="0.0396in" fo:border-left="0.0007in solid #000000" fo:border-right="none" fo:border-top="none" fo:border-bottom="0.0007in solid #000000">
        <style:background-image/>
      </style:table-cell-properties>
    </style:style>
    <style:style style:name="Table103.B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03.E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 style:family="table">
      <style:table-properties style:width="6.5826in" fo:margin-left="0.6354in" fo:margin-right="0.5611in" table:align="margins" fo:background-color="transparent">
        <style:background-image/>
      </style:table-properties>
    </style:style>
    <style:style style:name="Table8.A" style:family="table-column">
      <style:table-column-properties style:column-width="0.6479in" style:rel-column-width="6453*"/>
    </style:style>
    <style:style style:name="Table8.B" style:family="table-column">
      <style:table-column-properties style:column-width="0.8361in" style:rel-column-width="8326*"/>
    </style:style>
    <style:style style:name="Table8.C" style:family="table-column">
      <style:table-column-properties style:column-width="5.0979in"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785in" fo:padding-right="0.0785in" fo:padding-top="0.0396in" fo:padding-bottom="0.0396in" fo:border="0.0007in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B2" style:family="table-cell" style:data-style-name="N0">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A8"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8"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 style:family="table">
      <style:table-properties style:width="6.0188in" fo:margin-left="0.909in" fo:margin-right="0.8514in" table:align="margins" fo:background-color="transparent">
        <style:background-image/>
      </style:table-properties>
    </style:style>
    <style:style style:name="Table6.A" style:family="table-column">
      <style:table-column-properties style:column-width="1.1778in" style:rel-column-width="12824*"/>
    </style:style>
    <style:style style:name="Table6.B" style:family="table-column">
      <style:table-column-properties style:column-width="0.6764in" style:rel-column-width="7368*"/>
    </style:style>
    <style:style style:name="Table6.C" style:family="table-column">
      <style:table-column-properties style:column-width="4.1646in"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785in" fo:padding-right="0.0785in" fo:padding-top="0.0396in" fo:padding-bottom="0.0396in" fo:border="0.0007in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 style:family="table">
      <style:table-properties style:width="6.8215in" fo:margin-left="0.5444in" fo:margin-right="0.4132in" table:align="margins" fo:background-color="transparent">
        <style:background-image/>
      </style:table-properties>
    </style:style>
    <style:style style:name="Table7.A" style:family="table-column">
      <style:table-column-properties style:column-width="2.0188in" style:rel-column-width="19397*"/>
    </style:style>
    <style:style style:name="Table7.B" style:family="table-column">
      <style:table-column-properties style:column-width="0.6299in" style:rel-column-width="6048*"/>
    </style:style>
    <style:style style:name="Table7.C" style:family="table-column">
      <style:table-column-properties style:column-width="4.1729in" style:rel-column-width="40090*"/>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left="0.0785in" fo:padding-right="0.0785in" fo:padding-top="0.0396in" fo:padding-bottom="0.0396in" fo:border="0.0007in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0" style:family="table">
      <style:table-properties style:width="7.0813in" fo:margin-left="0.2868in" fo:margin-right="0.391in" table:align="margins" style:shadow="#cccccc 0.0201in 0.0201in"/>
    </style:style>
    <style:style style:name="Table120.A" style:family="table-column">
      <style:table-column-properties style:column-width="7.0813in" style:rel-column-width="65535*"/>
    </style:style>
    <style:style style:name="Table120.A1" style:family="table-cell">
      <style:table-cell-properties fo:background-color="transparent" fo:padding-left="0.1403in" fo:padding-right="0.1201in" fo:padding-top="0.0597in" fo:padding-bottom="0.0597in" fo:border="0.0007in solid #000000">
        <style:background-image/>
      </style:table-cell-properties>
    </style:style>
    <style:style style:name="Table48" style:family="table">
      <style:table-properties style:width="7.7549in" fo:margin-left="0.0097in" fo:margin-right="-0.009in" table:align="margins" fo:background-color="transparent" style:shadow="#cccccc 0.0236in 0.0236in">
        <style:background-image/>
      </style:table-properties>
    </style:style>
    <style:style style:name="Table48.A" style:family="table-column">
      <style:table-column-properties style:column-width="1.9611in" style:rel-column-width="16573*"/>
    </style:style>
    <style:style style:name="Table48.B" style:family="table-column">
      <style:table-column-properties style:column-width="0.6951in" style:rel-column-width="5877*"/>
    </style:style>
    <style:style style:name="Table48.C" style:family="table-column">
      <style:table-column-properties style:column-width="5.0986in" style:rel-column-width="43085*"/>
    </style:style>
    <style:style style:name="Table48.1" style:family="table-row">
      <style:table-row-properties fo:background-color="#e6e6e6">
        <style:background-image/>
      </style:table-row-properties>
    </style:style>
    <style:style style:name="Table4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8.C1" style:family="table-cell">
      <style:table-cell-properties fo:background-color="transparent" fo:padding-left="0.0785in" fo:padding-right="0.0785in" fo:padding-top="0.0396in" fo:padding-bottom="0.0396in" fo:border="0.0007in solid #000000">
        <style:background-image/>
      </style:table-cell-properties>
    </style:style>
    <style:style style:name="Table48.2" style:family="table-row">
      <style:table-row-properties fo:background-color="#ffffcc">
        <style:background-image/>
      </style:table-row-properties>
    </style:style>
    <style:style style:name="Table48.A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9" style:family="table">
      <style:table-properties style:width="7.7549in" fo:margin-left="0.0097in" fo:margin-right="-0.009in" table:align="margins" fo:background-color="transparent" style:shadow="#cccccc 0.0236in 0.0236in">
        <style:background-image/>
      </style:table-properties>
    </style:style>
    <style:style style:name="Table49.A" style:family="table-column">
      <style:table-column-properties style:column-width="1.9625in" style:rel-column-width="16585*"/>
    </style:style>
    <style:style style:name="Table49.B" style:family="table-column">
      <style:table-column-properties style:column-width="0.6938in" style:rel-column-width="5865*"/>
    </style:style>
    <style:style style:name="Table49.C" style:family="table-column">
      <style:table-column-properties style:column-width="5.0986in" style:rel-column-width="43085*"/>
    </style:style>
    <style:style style:name="Table49.1" style:family="table-row">
      <style:table-row-properties fo:background-color="#e6e6e6">
        <style:background-image/>
      </style:table-row-properties>
    </style:style>
    <style:style style:name="Table4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9.C1" style:family="table-cell">
      <style:table-cell-properties fo:background-color="transparent" fo:padding-left="0.0785in" fo:padding-right="0.0785in" fo:padding-top="0.0396in" fo:padding-bottom="0.0396in" fo:border="0.0007in solid #000000">
        <style:background-image/>
      </style:table-cell-properties>
    </style:style>
    <style:style style:name="Table49.2" style:family="table-row">
      <style:table-row-properties fo:background-color="#ffffcc">
        <style:background-image/>
      </style:table-row-properties>
    </style:style>
    <style:style style:name="Table4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9" style:family="table">
      <style:table-properties style:width="5.6993in" fo:margin-left="0.9799in" fo:margin-right="1.1in" fo:break-before="auto" fo:break-after="auto" table:align="margins" fo:background-color="transparent">
        <style:background-image/>
      </style:table-properties>
    </style:style>
    <style:style style:name="Table119.A" style:family="table-column">
      <style:table-column-properties style:column-width="0.5in" style:rel-column-width="5748*"/>
    </style:style>
    <style:style style:name="Table119.B" style:family="table-column">
      <style:table-column-properties style:column-width="0.6299in" style:rel-column-width="7241*"/>
    </style:style>
    <style:style style:name="Table119.C" style:family="table-column">
      <style:table-column-properties style:column-width="1.7625in" style:rel-column-width="20264*"/>
    </style:style>
    <style:style style:name="Table119.D" style:family="table-column">
      <style:table-column-properties style:column-width="2.8076in" style:rel-column-width="32282*"/>
    </style:style>
    <style:style style:name="Table119.1" style:family="table-row">
      <style:table-row-properties fo:background-color="#e6e6e6">
        <style:background-image/>
      </style:table-row-properties>
    </style:style>
    <style:style style:name="Table1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9.D1" style:family="table-cell">
      <style:table-cell-properties fo:background-color="transparent" fo:padding-left="0.0785in" fo:padding-right="0.0785in" fo:padding-top="0.0396in" fo:padding-bottom="0.0396in" fo:border="0.0007in solid #000000">
        <style:background-image/>
      </style:table-cell-properties>
    </style:style>
    <style:style style:name="Table119.2" style:family="table-row">
      <style:table-row-properties fo:background-color="transparent">
        <style:background-image/>
      </style:table-row-properties>
    </style:style>
    <style:style style:name="Table1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C2" style:family="table-cell">
      <style:table-cell-properties style:vertical-align="bottom"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 style:family="table">
      <style:table-properties style:width="7.7549in" fo:margin-left="0.0097in" fo:margin-right="-0.009in" table:align="margins" fo:background-color="transparent" style:shadow="#cccccc 0.0236in 0.0236in">
        <style:background-image/>
      </style:table-properties>
    </style:style>
    <style:style style:name="Table1.A" style:family="table-column">
      <style:table-column-properties style:column-width="1.9611in" style:rel-column-width="16573*"/>
    </style:style>
    <style:style style:name="Table1.B" style:family="table-column">
      <style:table-column-properties style:column-width="0.6951in" style:rel-column-width="5877*"/>
    </style:style>
    <style:style style:name="Table1.C" style:family="table-column">
      <style:table-column-properties style:column-width="5.0986in"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785in" fo:padding-right="0.0785in" fo:padding-top="0.0396in" fo:padding-bottom="0.0396in" fo:border="0.0007in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 style:family="table">
      <style:table-properties style:width="7.7549in" fo:margin-left="0.0097in" fo:margin-right="-0.009in" table:align="margins" fo:background-color="transparent" style:shadow="#cccccc 0.0236in 0.0236in">
        <style:background-image/>
      </style:table-properties>
    </style:style>
    <style:style style:name="Table3.A" style:family="table-column">
      <style:table-column-properties style:column-width="1.9611in" style:rel-column-width="16573*"/>
    </style:style>
    <style:style style:name="Table3.B" style:family="table-column">
      <style:table-column-properties style:column-width="0.6951in" style:rel-column-width="5877*"/>
    </style:style>
    <style:style style:name="Table3.C" style:family="table-column">
      <style:table-column-properties style:column-width="5.0986in"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785in" fo:padding-right="0.0785in" fo:padding-top="0.0396in" fo:padding-bottom="0.0396in" fo:border="0.0007in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7" style:family="table">
      <style:table-properties style:width="7.2368in" fo:margin-left="0.2826in" fo:margin-right="0.2597in" table:align="margins" fo:background-color="transparent">
        <style:background-image/>
      </style:table-properties>
    </style:style>
    <style:style style:name="Table47.A" style:family="table-column">
      <style:table-column-properties style:column-width="7.2368in" style:rel-column-width="65535*"/>
    </style:style>
    <style:style style:name="Table47.1" style:family="table-row">
      <style:table-row-properties fo:background-color="#f0f0f0">
        <style:background-image/>
      </style:table-row-properties>
    </style:style>
    <style:style style:name="Table47.A1" style:family="table-cell">
      <style:table-cell-properties fo:background-color="transparent" fo:padding-left="0.0785in" fo:padding-right="0.0785in" fo:padding-top="0.0396in" fo:padding-bottom="0.0396in" fo:border="0.0007in solid #000000">
        <style:background-image/>
      </style:table-cell-properties>
    </style:style>
    <style:style style:name="Table47.2" style:family="table-row">
      <style:table-row-properties fo:background-color="transparent">
        <style:background-image/>
      </style:table-row-properties>
    </style:style>
    <style:style style:name="Table4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3" style:family="table">
      <style:table-properties style:width="7.4799in" fo:margin-left="0.1576in" fo:margin-right="0.1417in" table:align="margins"/>
    </style:style>
    <style:style style:name="Table73.A" style:family="table-column">
      <style:table-column-properties style:column-width="7.4799in" style:rel-column-width="65535*"/>
    </style:style>
    <style:style style:name="Table73.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5" style:family="table">
      <style:table-properties style:width="7.4792in" fo:margin-left="0.1597in" fo:margin-right="0.1403in" table:align="margins"/>
    </style:style>
    <style:style style:name="Table75.A" style:family="table-column">
      <style:table-column-properties style:column-width="7.4792in" style:rel-column-width="65535*"/>
    </style:style>
    <style:style style:name="Table7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4" style:family="table">
      <style:table-properties style:width="7.2368in" fo:margin-left="0.2826in" fo:margin-right="0.2597in" table:align="margins" fo:background-color="transparent">
        <style:background-image/>
      </style:table-properties>
    </style:style>
    <style:style style:name="Table74.A" style:family="table-column">
      <style:table-column-properties style:column-width="7.2368in" style:rel-column-width="65535*"/>
    </style:style>
    <style:style style:name="Table74.1" style:family="table-row">
      <style:table-row-properties fo:background-color="#f0f0f0">
        <style:background-image/>
      </style:table-row-properties>
    </style:style>
    <style:style style:name="Table74.A1" style:family="table-cell">
      <style:table-cell-properties fo:background-color="transparent" fo:padding-left="0.0785in" fo:padding-right="0.0785in" fo:padding-top="0.0396in" fo:padding-bottom="0.0396in" fo:border="0.0007in solid #000000">
        <style:background-image/>
      </style:table-cell-properties>
    </style:style>
    <style:style style:name="Table74.2" style:family="table-row">
      <style:table-row-properties fo:background-color="transparent">
        <style:background-image/>
      </style:table-row-properties>
    </style:style>
    <style:style style:name="Table74.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 style:family="table">
      <style:table-properties style:width="7.7493in" fo:margin-left="0.0153in" fo:margin-right="-0.009in" table:align="margins" fo:background-color="transparent" style:shadow="#cccccc 0.0236in 0.0236in">
        <style:background-image/>
      </style:table-properties>
    </style:style>
    <style:style style:name="Table10.A" style:family="table-column">
      <style:table-column-properties style:column-width="1.9569in" style:rel-column-width="16550*"/>
    </style:style>
    <style:style style:name="Table10.B" style:family="table-column">
      <style:table-column-properties style:column-width="0.6938in" style:rel-column-width="5869*"/>
    </style:style>
    <style:style style:name="Table10.C" style:family="table-column">
      <style:table-column-properties style:column-width="5.0986in" style:rel-column-width="43116*"/>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785in" fo:padding-right="0.0785in" fo:padding-top="0.0396in" fo:padding-bottom="0.0396in" fo:border="0.0007in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 style:family="table">
      <style:table-properties style:width="7.7549in" fo:margin-left="0.0097in" fo:margin-right="-0.009in" table:align="margins" fo:background-color="transparent" style:shadow="#cccccc 0.0236in 0.0236in">
        <style:background-image/>
      </style:table-properties>
    </style:style>
    <style:style style:name="Table11.A" style:family="table-column">
      <style:table-column-properties style:column-width="1.9611in" style:rel-column-width="16573*"/>
    </style:style>
    <style:style style:name="Table11.B" style:family="table-column">
      <style:table-column-properties style:column-width="0.6951in" style:rel-column-width="5877*"/>
    </style:style>
    <style:style style:name="Table11.C" style:family="table-column">
      <style:table-column-properties style:column-width="5.0986in"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C1" style:family="table-cell">
      <style:table-cell-properties fo:background-color="transparent" fo:padding-left="0.0785in" fo:padding-right="0.0785in" fo:padding-top="0.0396in" fo:padding-bottom="0.0396in" fo:border="0.0007in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6" style:family="table">
      <style:table-properties style:width="7.4799in" fo:margin-left="0.1576in" fo:margin-right="0.1417in" table:align="margins"/>
    </style:style>
    <style:style style:name="Table76.A" style:family="table-column">
      <style:table-column-properties style:column-width="7.4799in" style:rel-column-width="65535*"/>
    </style:style>
    <style:style style:name="Table7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4" style:family="table">
      <style:table-properties style:width="7.4799in" fo:margin-left="0.1576in" fo:margin-right="0.1417in" table:align="margins"/>
    </style:style>
    <style:style style:name="Table104.A" style:family="table-column">
      <style:table-column-properties style:column-width="7.4799in" style:rel-column-width="65535*"/>
    </style:style>
    <style:style style:name="Table10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0" style:family="table">
      <style:table-properties style:width="7.7549in" fo:margin-left="0.0097in" fo:margin-right="-0.009in" table:align="margins" fo:background-color="transparent" style:shadow="#cccccc 0.0236in 0.0236in">
        <style:background-image/>
      </style:table-properties>
    </style:style>
    <style:style style:name="Table40.A" style:family="table-column">
      <style:table-column-properties style:column-width="1.9611in" style:rel-column-width="16573*"/>
    </style:style>
    <style:style style:name="Table40.B" style:family="table-column">
      <style:table-column-properties style:column-width="0.6951in" style:rel-column-width="5877*"/>
    </style:style>
    <style:style style:name="Table40.C" style:family="table-column">
      <style:table-column-properties style:column-width="5.0986in" style:rel-column-width="43085*"/>
    </style:style>
    <style:style style:name="Table40.1" style:family="table-row">
      <style:table-row-properties fo:background-color="#e6e6e6">
        <style:background-image/>
      </style:table-row-properties>
    </style:style>
    <style:style style:name="Table4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0.C1" style:family="table-cell">
      <style:table-cell-properties fo:background-color="transparent" fo:padding-left="0.0785in" fo:padding-right="0.0785in" fo:padding-top="0.0396in" fo:padding-bottom="0.0396in" fo:border="0.0007in solid #000000">
        <style:background-image/>
      </style:table-cell-properties>
    </style:style>
    <style:style style:name="Table40.2" style:family="table-row">
      <style:table-row-properties fo:background-color="#ffffcc">
        <style:background-image/>
      </style:table-row-properties>
    </style:style>
    <style:style style:name="Table4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9" style:family="table">
      <style:table-properties style:width="7.7528in" fo:margin-left="0.0097in" fo:margin-right="-0.0069in" table:align="margins" fo:background-color="transparent" style:shadow="#cccccc 0.0236in 0.0236in">
        <style:background-image/>
      </style:table-properties>
    </style:style>
    <style:style style:name="Table39.A" style:family="table-column">
      <style:table-column-properties style:column-width="1.9514in" style:rel-column-width="16497*"/>
    </style:style>
    <style:style style:name="Table39.B" style:family="table-column">
      <style:table-column-properties style:column-width="0.7049in" style:rel-column-width="5957*"/>
    </style:style>
    <style:style style:name="Table39.C" style:family="table-column">
      <style:table-column-properties style:column-width="5.0965in" style:rel-column-width="43081*"/>
    </style:style>
    <style:style style:name="Table39.1" style:family="table-row">
      <style:table-row-properties fo:background-color="#e6e6e6">
        <style:background-image/>
      </style:table-row-properties>
    </style:style>
    <style:style style:name="Table3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9.C1" style:family="table-cell">
      <style:table-cell-properties fo:background-color="transparent" fo:padding-left="0.0785in" fo:padding-right="0.0785in" fo:padding-top="0.0396in" fo:padding-bottom="0.0396in" fo:border="0.0007in solid #000000">
        <style:background-image/>
      </style:table-cell-properties>
    </style:style>
    <style:style style:name="Table39.2" style:family="table-row">
      <style:table-row-properties fo:background-color="#ffffcc">
        <style:background-image/>
      </style:table-row-properties>
    </style:style>
    <style:style style:name="Table3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 style:family="table">
      <style:table-properties style:width="7.7549in" fo:margin-left="0.0097in" fo:margin-right="-0.009in" table:align="margins" fo:background-color="transparent" style:shadow="#cccccc 0.0236in 0.0236in">
        <style:background-image/>
      </style:table-properties>
    </style:style>
    <style:style style:name="Table4.A" style:family="table-column">
      <style:table-column-properties style:column-width="1.9611in" style:rel-column-width="16573*"/>
    </style:style>
    <style:style style:name="Table4.B" style:family="table-column">
      <style:table-column-properties style:column-width="0.6951in" style:rel-column-width="5877*"/>
    </style:style>
    <style:style style:name="Table4.C" style:family="table-column">
      <style:table-column-properties style:column-width="5.0986in"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C1" style:family="table-cell">
      <style:table-cell-properties fo:background-color="transparent" fo:padding-left="0.0785in" fo:padding-right="0.0785in" fo:padding-top="0.0396in" fo:padding-bottom="0.0396in" fo:border="0.0007in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 style:family="table">
      <style:table-properties style:width="7.7549in" fo:margin-left="0.0097in" fo:margin-right="-0.009in" table:align="margins" fo:background-color="transparent" style:shadow="#cccccc 0.0236in 0.0236in">
        <style:background-image/>
      </style:table-properties>
    </style:style>
    <style:style style:name="Table5.A" style:family="table-column">
      <style:table-column-properties style:column-width="1.9611in" style:rel-column-width="16573*"/>
    </style:style>
    <style:style style:name="Table5.B" style:family="table-column">
      <style:table-column-properties style:column-width="0.6951in" style:rel-column-width="5877*"/>
    </style:style>
    <style:style style:name="Table5.C" style:family="table-column">
      <style:table-column-properties style:column-width="5.0986in"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C1" style:family="table-cell">
      <style:table-cell-properties fo:background-color="transparent" fo:padding-left="0.0785in" fo:padding-right="0.0785in" fo:padding-top="0.0396in" fo:padding-bottom="0.0396in" fo:border="0.0007in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1" style:family="table">
      <style:table-properties style:width="7.7549in" fo:margin-left="0.0097in" fo:margin-right="-0.009in" table:align="margins" fo:background-color="transparent" style:shadow="#cccccc 0.0236in 0.0236in">
        <style:background-image/>
      </style:table-properties>
    </style:style>
    <style:style style:name="Table71.A" style:family="table-column">
      <style:table-column-properties style:column-width="1.9611in" style:rel-column-width="16573*"/>
    </style:style>
    <style:style style:name="Table71.B" style:family="table-column">
      <style:table-column-properties style:column-width="0.6951in" style:rel-column-width="5877*"/>
    </style:style>
    <style:style style:name="Table71.C" style:family="table-column">
      <style:table-column-properties style:column-width="5.0986in" style:rel-column-width="43085*"/>
    </style:style>
    <style:style style:name="Table71.1" style:family="table-row">
      <style:table-row-properties fo:background-color="#e6e6e6">
        <style:background-image/>
      </style:table-row-properties>
    </style:style>
    <style:style style:name="Table7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1.C1" style:family="table-cell">
      <style:table-cell-properties fo:background-color="transparent" fo:padding-left="0.0785in" fo:padding-right="0.0785in" fo:padding-top="0.0396in" fo:padding-bottom="0.0396in" fo:border="0.0007in solid #000000">
        <style:background-image/>
      </style:table-cell-properties>
    </style:style>
    <style:style style:name="Table71.2" style:family="table-row">
      <style:table-row-properties fo:background-color="#ffffcc">
        <style:background-image/>
      </style:table-row-properties>
    </style:style>
    <style:style style:name="Table7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2" style:family="table">
      <style:table-properties style:width="7.7549in" fo:margin-left="0.0097in" fo:margin-right="-0.009in" table:align="margins" fo:background-color="transparent" style:shadow="#cccccc 0.0236in 0.0236in">
        <style:background-image/>
      </style:table-properties>
    </style:style>
    <style:style style:name="Table72.A" style:family="table-column">
      <style:table-column-properties style:column-width="1.9611in" style:rel-column-width="16573*"/>
    </style:style>
    <style:style style:name="Table72.B" style:family="table-column">
      <style:table-column-properties style:column-width="0.6951in" style:rel-column-width="5877*"/>
    </style:style>
    <style:style style:name="Table72.C" style:family="table-column">
      <style:table-column-properties style:column-width="5.0986in" style:rel-column-width="43085*"/>
    </style:style>
    <style:style style:name="Table72.1" style:family="table-row">
      <style:table-row-properties fo:background-color="#e6e6e6">
        <style:background-image/>
      </style:table-row-properties>
    </style:style>
    <style:style style:name="Table7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2.C1" style:family="table-cell">
      <style:table-cell-properties fo:background-color="transparent" fo:padding-left="0.0785in" fo:padding-right="0.0785in" fo:padding-top="0.0396in" fo:padding-bottom="0.0396in" fo:border="0.0007in solid #000000">
        <style:background-image/>
      </style:table-cell-properties>
    </style:style>
    <style:style style:name="Table72.2" style:family="table-row">
      <style:table-row-properties fo:background-color="#ffffcc">
        <style:background-image/>
      </style:table-row-properties>
    </style:style>
    <style:style style:name="Table7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8" style:family="table">
      <style:table-properties style:width="7.7549in" fo:margin-left="0.0097in" fo:margin-right="-0.009in" table:align="margins" fo:background-color="transparent" style:shadow="#cccccc 0.0236in 0.0236in">
        <style:background-image/>
      </style:table-properties>
    </style:style>
    <style:style style:name="Table18.A" style:family="table-column">
      <style:table-column-properties style:column-width="1.9611in" style:rel-column-width="16573*"/>
    </style:style>
    <style:style style:name="Table18.B" style:family="table-column">
      <style:table-column-properties style:column-width="0.6951in" style:rel-column-width="5877*"/>
    </style:style>
    <style:style style:name="Table18.C" style:family="table-column">
      <style:table-column-properties style:column-width="5.0986in" style:rel-column-width="43085*"/>
    </style:style>
    <style:style style:name="Table18.1" style:family="table-row">
      <style:table-row-properties fo:background-color="#e6e6e6">
        <style:background-image/>
      </style:table-row-properties>
    </style:style>
    <style:style style:name="Table1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8.C1" style:family="table-cell">
      <style:table-cell-properties fo:background-color="transparent" fo:padding-left="0.0785in" fo:padding-right="0.0785in" fo:padding-top="0.0396in" fo:padding-bottom="0.0396in" fo:border="0.0007in solid #000000">
        <style:background-image/>
      </style:table-cell-properties>
    </style:style>
    <style:style style:name="Table18.2" style:family="table-row">
      <style:table-row-properties fo:background-color="#ffffcc">
        <style:background-image/>
      </style:table-row-properties>
    </style:style>
    <style:style style:name="Table1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6" style:family="table">
      <style:table-properties style:width="7.7549in" fo:margin-left="0.0097in" fo:margin-right="-0.009in" table:align="margins" fo:background-color="transparent" style:shadow="#cccccc 0.0236in 0.0236in">
        <style:background-image/>
      </style:table-properties>
    </style:style>
    <style:style style:name="Table96.A" style:family="table-column">
      <style:table-column-properties style:column-width="1.9611in" style:rel-column-width="16573*"/>
    </style:style>
    <style:style style:name="Table96.B" style:family="table-column">
      <style:table-column-properties style:column-width="0.6951in" style:rel-column-width="5877*"/>
    </style:style>
    <style:style style:name="Table96.C" style:family="table-column">
      <style:table-column-properties style:column-width="5.0986in" style:rel-column-width="43085*"/>
    </style:style>
    <style:style style:name="Table96.1" style:family="table-row">
      <style:table-row-properties fo:background-color="#e6e6e6">
        <style:background-image/>
      </style:table-row-properties>
    </style:style>
    <style:style style:name="Table9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6.C1" style:family="table-cell">
      <style:table-cell-properties fo:background-color="transparent" fo:padding-left="0.0785in" fo:padding-right="0.0785in" fo:padding-top="0.0396in" fo:padding-bottom="0.0396in" fo:border="0.0007in solid #000000">
        <style:background-image/>
      </style:table-cell-properties>
    </style:style>
    <style:style style:name="Table96.2" style:family="table-row">
      <style:table-row-properties fo:background-color="#ffffcc">
        <style:background-image/>
      </style:table-row-properties>
    </style:style>
    <style:style style:name="Table9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7" style:family="table">
      <style:table-properties style:width="7.4799in" fo:margin-left="0.1576in" fo:margin-right="0.1417in" table:align="margins"/>
    </style:style>
    <style:style style:name="Table77.A" style:family="table-column">
      <style:table-column-properties style:column-width="7.4799in" style:rel-column-width="65535*"/>
    </style:style>
    <style:style style:name="Table7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2" style:family="table">
      <style:table-properties style:width="7.7549in" fo:margin-left="0.0097in" fo:margin-right="-0.009in" table:align="margins" fo:background-color="transparent" style:shadow="#cccccc 0.0236in 0.0236in">
        <style:background-image/>
      </style:table-properties>
    </style:style>
    <style:style style:name="Table12.A" style:family="table-column">
      <style:table-column-properties style:column-width="1.9611in" style:rel-column-width="16573*"/>
    </style:style>
    <style:style style:name="Table12.B" style:family="table-column">
      <style:table-column-properties style:column-width="0.6951in" style:rel-column-width="5877*"/>
    </style:style>
    <style:style style:name="Table12.C" style:family="table-column">
      <style:table-column-properties style:column-width="5.0986in"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left="0.0785in" fo:padding-right="0.0785in" fo:padding-top="0.0396in" fo:padding-bottom="0.0396in" fo:border="0.0007in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3" style:family="table">
      <style:table-properties style:width="7.7549in" fo:margin-left="0.0097in" fo:margin-right="-0.009in" table:align="margins" fo:background-color="transparent" style:shadow="#cccccc 0.0236in 0.0236in">
        <style:background-image/>
      </style:table-properties>
    </style:style>
    <style:style style:name="Table13.A" style:family="table-column">
      <style:table-column-properties style:column-width="1.9611in" style:rel-column-width="16573*"/>
    </style:style>
    <style:style style:name="Table13.B" style:family="table-column">
      <style:table-column-properties style:column-width="0.6951in" style:rel-column-width="5877*"/>
    </style:style>
    <style:style style:name="Table13.C" style:family="table-column">
      <style:table-column-properties style:column-width="5.0986in"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3.C1" style:family="table-cell">
      <style:table-cell-properties fo:background-color="transparent" fo:padding-left="0.0785in" fo:padding-right="0.0785in" fo:padding-top="0.0396in" fo:padding-bottom="0.0396in" fo:border="0.0007in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4" style:family="table">
      <style:table-properties style:width="7.7646in" fo:margin-left="0in" fo:margin-right="-0.009in" table:align="margins" fo:background-color="transparent" style:shadow="#cccccc 0.0236in 0.0236in">
        <style:background-image/>
      </style:table-properties>
    </style:style>
    <style:style style:name="Table14.A" style:family="table-column">
      <style:table-column-properties style:column-width="1.9688in" style:rel-column-width="16617*"/>
    </style:style>
    <style:style style:name="Table14.B" style:family="table-column">
      <style:table-column-properties style:column-width="0.6938in" style:rel-column-width="5858*"/>
    </style:style>
    <style:style style:name="Table14.C" style:family="table-column">
      <style:table-column-properties style:column-width="5.1021in"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left="0.0785in" fo:padding-right="0.0785in" fo:padding-top="0.0396in" fo:padding-bottom="0.0396in" fo:border="0.0007in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5" style:family="table">
      <style:table-properties style:width="7.7549in" fo:margin-left="0.0097in" fo:margin-right="-0.009in" table:align="margins" fo:background-color="transparent" style:shadow="#cccccc 0.0236in 0.0236in">
        <style:background-image/>
      </style:table-properties>
    </style:style>
    <style:style style:name="Table15.A" style:family="table-column">
      <style:table-column-properties style:column-width="1.9611in" style:rel-column-width="16573*"/>
    </style:style>
    <style:style style:name="Table15.B" style:family="table-column">
      <style:table-column-properties style:column-width="0.6951in" style:rel-column-width="5877*"/>
    </style:style>
    <style:style style:name="Table15.C" style:family="table-column">
      <style:table-column-properties style:column-width="5.0986in"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785in" fo:padding-right="0.0785in" fo:padding-top="0.0396in" fo:padding-bottom="0.0396in" fo:border="0.0007in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6" style:family="table">
      <style:table-properties style:width="7.7549in" fo:margin-left="0.0097in" fo:margin-right="-0.009in" table:align="margins" fo:background-color="transparent" style:shadow="#cccccc 0.0236in 0.0236in">
        <style:background-image/>
      </style:table-properties>
    </style:style>
    <style:style style:name="Table16.A" style:family="table-column">
      <style:table-column-properties style:column-width="1.9604in" style:rel-column-width="16569*"/>
    </style:style>
    <style:style style:name="Table16.B" style:family="table-column">
      <style:table-column-properties style:column-width="0.6958in" style:rel-column-width="5880*"/>
    </style:style>
    <style:style style:name="Table16.C" style:family="table-column">
      <style:table-column-properties style:column-width="5.0986in" style:rel-column-width="43086*"/>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6.C1" style:family="table-cell">
      <style:table-cell-properties fo:background-color="transparent" fo:padding-left="0.0785in" fo:padding-right="0.0785in" fo:padding-top="0.0396in" fo:padding-bottom="0.0396in" fo:border="0.0007in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7" style:family="table">
      <style:table-properties style:width="7.7549in" fo:margin-left="0.0097in" fo:margin-right="-0.009in" table:align="margins" fo:background-color="transparent" style:shadow="#cccccc 0.0236in 0.0236in">
        <style:background-image/>
      </style:table-properties>
    </style:style>
    <style:style style:name="Table17.A" style:family="table-column">
      <style:table-column-properties style:column-width="1.9611in" style:rel-column-width="16573*"/>
    </style:style>
    <style:style style:name="Table17.B" style:family="table-column">
      <style:table-column-properties style:column-width="0.6951in" style:rel-column-width="5877*"/>
    </style:style>
    <style:style style:name="Table17.C" style:family="table-column">
      <style:table-column-properties style:column-width="5.0986in"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7.C1" style:family="table-cell">
      <style:table-cell-properties fo:background-color="transparent" fo:padding-left="0.0785in" fo:padding-right="0.0785in" fo:padding-top="0.0396in" fo:padding-bottom="0.0396in" fo:border="0.0007in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3" style:family="table">
      <style:table-properties style:width="7.2368in" fo:margin-left="0.2826in" fo:margin-right="0.2597in" table:align="margins" fo:background-color="transparent">
        <style:background-image/>
      </style:table-properties>
    </style:style>
    <style:style style:name="Table113.A" style:family="table-column">
      <style:table-column-properties style:column-width="7.2368in" style:rel-column-width="65535*"/>
    </style:style>
    <style:style style:name="Table113.1" style:family="table-row">
      <style:table-row-properties fo:background-color="#f0f0f0">
        <style:background-image/>
      </style:table-row-properties>
    </style:style>
    <style:style style:name="Table113.A1" style:family="table-cell">
      <style:table-cell-properties fo:background-color="transparent" fo:padding-left="0.0785in" fo:padding-right="0.0785in" fo:padding-top="0.0396in" fo:padding-bottom="0.0396in" fo:border="0.0007in solid #000000">
        <style:background-image/>
      </style:table-cell-properties>
    </style:style>
    <style:style style:name="Table113.2" style:family="table-row">
      <style:table-row-properties fo:background-color="transparent" style:keep-together="false" fo:keep-together="always">
        <style:background-image/>
      </style:table-row-properties>
    </style:style>
    <style:style style:name="Table113.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 style:family="table">
      <style:table-properties style:width="7.4799in" fo:margin-left="0.1576in" fo:margin-right="0.1417in" table:align="margins"/>
    </style:style>
    <style:style style:name="Table2.A" style:family="table-column">
      <style:table-column-properties style:column-width="7.4799in" style:rel-column-width="65535*"/>
    </style:style>
    <style:style style:name="Table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2" style:family="table">
      <style:table-properties style:width="7.4799in" fo:margin-left="0.1576in" fo:margin-right="0.1417in" table:align="margins"/>
    </style:style>
    <style:style style:name="Table32.A" style:family="table-column">
      <style:table-column-properties style:column-width="7.4799in" style:rel-column-width="65535*"/>
    </style:style>
    <style:style style:name="Table3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4" style:family="table">
      <style:table-properties style:width="7.7549in" fo:margin-left="0.0097in" fo:margin-right="-0.009in" table:align="margins" fo:background-color="transparent" style:shadow="#cccccc 0.0236in 0.0236in">
        <style:background-image/>
      </style:table-properties>
    </style:style>
    <style:style style:name="Table44.A" style:family="table-column">
      <style:table-column-properties style:column-width="1.9611in" style:rel-column-width="16573*"/>
    </style:style>
    <style:style style:name="Table44.B" style:family="table-column">
      <style:table-column-properties style:column-width="0.6951in" style:rel-column-width="5877*"/>
    </style:style>
    <style:style style:name="Table44.C" style:family="table-column">
      <style:table-column-properties style:column-width="5.0986in" style:rel-column-width="43085*"/>
    </style:style>
    <style:style style:name="Table44.1" style:family="table-row">
      <style:table-row-properties fo:background-color="#e6e6e6">
        <style:background-image/>
      </style:table-row-properties>
    </style:style>
    <style:style style:name="Table4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4.C1" style:family="table-cell">
      <style:table-cell-properties fo:background-color="transparent" fo:padding-left="0.0785in" fo:padding-right="0.0785in" fo:padding-top="0.0396in" fo:padding-bottom="0.0396in" fo:border="0.0007in solid #000000">
        <style:background-image/>
      </style:table-cell-properties>
    </style:style>
    <style:style style:name="Table44.2" style:family="table-row">
      <style:table-row-properties fo:background-color="#ffffcc">
        <style:background-image/>
      </style:table-row-properties>
    </style:style>
    <style:style style:name="Table4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6" style:family="table">
      <style:table-properties style:width="7.7549in" fo:margin-left="0.0097in" fo:margin-right="-0.009in" table:align="margins" fo:background-color="transparent" style:shadow="#cccccc 0.0236in 0.0236in">
        <style:background-image/>
      </style:table-properties>
    </style:style>
    <style:style style:name="Table46.A" style:family="table-column">
      <style:table-column-properties style:column-width="1.9597in" style:rel-column-width="16562*"/>
    </style:style>
    <style:style style:name="Table46.B" style:family="table-column">
      <style:table-column-properties style:column-width="0.6951in" style:rel-column-width="5877*"/>
    </style:style>
    <style:style style:name="Table46.C" style:family="table-column">
      <style:table-column-properties style:column-width="5.0993in" style:rel-column-width="43096*"/>
    </style:style>
    <style:style style:name="Table46.1" style:family="table-row">
      <style:table-row-properties fo:background-color="#e6e6e6">
        <style:background-image/>
      </style:table-row-properties>
    </style:style>
    <style:style style:name="Table4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6.C1" style:family="table-cell">
      <style:table-cell-properties fo:background-color="transparent" fo:padding-left="0.0785in" fo:padding-right="0.0785in" fo:padding-top="0.0396in" fo:padding-bottom="0.0396in" fo:border="0.0007in solid #000000">
        <style:background-image/>
      </style:table-cell-properties>
    </style:style>
    <style:style style:name="Table46.2" style:family="table-row">
      <style:table-row-properties fo:background-color="#ffffcc">
        <style:background-image/>
      </style:table-row-properties>
    </style:style>
    <style:style style:name="Table4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0" style:family="table">
      <style:table-properties style:width="7.7549in" fo:margin-left="0.0097in" fo:margin-right="-0.009in" table:align="margins" fo:background-color="transparent" style:shadow="#cccccc 0.0236in 0.0236in">
        <style:background-image/>
      </style:table-properties>
    </style:style>
    <style:style style:name="Table20.A" style:family="table-column">
      <style:table-column-properties style:column-width="1.9611in" style:rel-column-width="16573*"/>
    </style:style>
    <style:style style:name="Table20.B" style:family="table-column">
      <style:table-column-properties style:column-width="0.6951in" style:rel-column-width="5877*"/>
    </style:style>
    <style:style style:name="Table20.C" style:family="table-column">
      <style:table-column-properties style:column-width="5.0986in"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0.C1" style:family="table-cell">
      <style:table-cell-properties fo:background-color="transparent" fo:padding-left="0.0785in" fo:padding-right="0.0785in" fo:padding-top="0.0396in" fo:padding-bottom="0.0396in" fo:border="0.0007in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1" style:family="table">
      <style:table-properties style:width="7.7549in" fo:margin-left="0.0097in" fo:margin-right="-0.009in" table:align="margins" fo:background-color="transparent" style:shadow="#cccccc 0.0236in 0.0236in">
        <style:background-image/>
      </style:table-properties>
    </style:style>
    <style:style style:name="Table21.A" style:family="table-column">
      <style:table-column-properties style:column-width="1.9611in" style:rel-column-width="16573*"/>
    </style:style>
    <style:style style:name="Table21.B" style:family="table-column">
      <style:table-column-properties style:column-width="0.6951in" style:rel-column-width="5877*"/>
    </style:style>
    <style:style style:name="Table21.C" style:family="table-column">
      <style:table-column-properties style:column-width="5.0986in"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785in" fo:padding-right="0.0785in" fo:padding-top="0.0396in" fo:padding-bottom="0.0396in" fo:border="0.0007in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8" style:family="table">
      <style:table-properties style:width="7.4799in" fo:margin-left="0.1576in" fo:margin-right="0.1417in" table:align="margins"/>
    </style:style>
    <style:style style:name="Table28.A" style:family="table-column">
      <style:table-column-properties style:column-width="7.4799in" style:rel-column-width="65535*"/>
    </style:style>
    <style:style style:name="Table28.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26" style:family="table">
      <style:table-properties style:width="7.7549in" fo:margin-left="0.0097in" fo:margin-right="-0.009in" table:align="margins" fo:background-color="transparent" style:shadow="#cccccc 0.0236in 0.0236in">
        <style:background-image/>
      </style:table-properties>
    </style:style>
    <style:style style:name="Table26.A" style:family="table-column">
      <style:table-column-properties style:column-width="1.9611in" style:rel-column-width="16573*"/>
    </style:style>
    <style:style style:name="Table26.B" style:family="table-column">
      <style:table-column-properties style:column-width="0.6951in" style:rel-column-width="5877*"/>
    </style:style>
    <style:style style:name="Table26.C" style:family="table-column">
      <style:table-column-properties style:column-width="5.0986in"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6.C1" style:family="table-cell">
      <style:table-cell-properties fo:background-color="transparent" fo:padding-left="0.0785in" fo:padding-right="0.0785in" fo:padding-top="0.0396in" fo:padding-bottom="0.0396in" fo:border="0.0007in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7" style:family="table">
      <style:table-properties style:width="7.7549in" fo:margin-left="0.0097in" fo:margin-right="-0.009in" table:align="margins" fo:background-color="transparent" style:shadow="#cccccc 0.0236in 0.0236in">
        <style:background-image/>
      </style:table-properties>
    </style:style>
    <style:style style:name="Table27.A" style:family="table-column">
      <style:table-column-properties style:column-width="1.9611in" style:rel-column-width="16573*"/>
    </style:style>
    <style:style style:name="Table27.B" style:family="table-column">
      <style:table-column-properties style:column-width="0.6951in" style:rel-column-width="5877*"/>
    </style:style>
    <style:style style:name="Table27.C" style:family="table-column">
      <style:table-column-properties style:column-width="5.0986in"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7.C1" style:family="table-cell">
      <style:table-cell-properties fo:background-color="transparent" fo:padding-left="0.0785in" fo:padding-right="0.0785in" fo:padding-top="0.0396in" fo:padding-bottom="0.0396in" fo:border="0.0007in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1" style:family="table">
      <style:table-properties style:width="7.4799in" fo:margin-left="0.1576in" fo:margin-right="0.1417in" table:align="margins"/>
    </style:style>
    <style:style style:name="Table101.A" style:family="table-column">
      <style:table-column-properties style:column-width="7.4799in" style:rel-column-width="65535*"/>
    </style:style>
    <style:style style:name="Table10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2" style:family="table">
      <style:table-properties style:width="7.4799in" fo:margin-left="0.1576in" fo:margin-right="0.1417in" table:align="margins"/>
    </style:style>
    <style:style style:name="Table102.A" style:family="table-column">
      <style:table-column-properties style:column-width="7.4799in" style:rel-column-width="65535*"/>
    </style:style>
    <style:style style:name="Table10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1" style:family="table">
      <style:table-properties style:width="7.4799in" fo:margin-left="0.1576in" fo:margin-right="0.1417in" table:align="margins"/>
    </style:style>
    <style:style style:name="Table31.A" style:family="table-column">
      <style:table-column-properties style:column-width="7.4799in" style:rel-column-width="65535*"/>
    </style:style>
    <style:style style:name="Table3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14" style:family="table">
      <style:table-properties style:width="6.6257in" fo:margin-left="0.5354in" fo:margin-right="0.5979in" table:align="margins" style:shadow="#cccccc 0.0201in 0.0201in"/>
    </style:style>
    <style:style style:name="Table114.A" style:family="table-column">
      <style:table-column-properties style:column-width="6.6257in" style:rel-column-width="65535*"/>
    </style:style>
    <style:style style:name="Table114.A1" style:family="table-cell">
      <style:table-cell-properties fo:background-color="transparent" fo:padding-left="0.1403in" fo:padding-right="0.1201in" fo:padding-top="0.0597in" fo:padding-bottom="0.0597in" fo:border="0.0007in solid #000000">
        <style:background-image/>
      </style:table-cell-properties>
    </style:style>
    <style:style style:name="Table64" style:family="table">
      <style:table-properties style:width="7.7549in" fo:margin-left="0.0097in" fo:margin-right="-0.009in" table:align="margins" fo:background-color="transparent" style:shadow="#cccccc 0.0236in 0.0236in">
        <style:background-image/>
      </style:table-properties>
    </style:style>
    <style:style style:name="Table64.A" style:family="table-column">
      <style:table-column-properties style:column-width="1.9611in" style:rel-column-width="16573*"/>
    </style:style>
    <style:style style:name="Table64.B" style:family="table-column">
      <style:table-column-properties style:column-width="0.6951in" style:rel-column-width="5877*"/>
    </style:style>
    <style:style style:name="Table64.C" style:family="table-column">
      <style:table-column-properties style:column-width="5.0986in" style:rel-column-width="43085*"/>
    </style:style>
    <style:style style:name="Table64.1" style:family="table-row">
      <style:table-row-properties fo:background-color="#e6e6e6">
        <style:background-image/>
      </style:table-row-properties>
    </style:style>
    <style:style style:name="Table6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4.C1" style:family="table-cell">
      <style:table-cell-properties fo:background-color="transparent" fo:padding-left="0.0785in" fo:padding-right="0.0785in" fo:padding-top="0.0396in" fo:padding-bottom="0.0396in" fo:border="0.0007in solid #000000">
        <style:background-image/>
      </style:table-cell-properties>
    </style:style>
    <style:style style:name="Table64.2" style:family="table-row">
      <style:table-row-properties fo:background-color="#ffffcc">
        <style:background-image/>
      </style:table-row-properties>
    </style:style>
    <style:style style:name="Table6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5" style:family="table">
      <style:table-properties style:width="7.7549in" fo:margin-left="0.0097in" fo:margin-right="-0.009in" table:align="margins" fo:background-color="transparent" style:shadow="#cccccc 0.0236in 0.0236in">
        <style:background-image/>
      </style:table-properties>
    </style:style>
    <style:style style:name="Table65.A" style:family="table-column">
      <style:table-column-properties style:column-width="1.9611in" style:rel-column-width="16573*"/>
    </style:style>
    <style:style style:name="Table65.B" style:family="table-column">
      <style:table-column-properties style:column-width="0.6951in" style:rel-column-width="5877*"/>
    </style:style>
    <style:style style:name="Table65.C" style:family="table-column">
      <style:table-column-properties style:column-width="5.0986in" style:rel-column-width="43085*"/>
    </style:style>
    <style:style style:name="Table65.1" style:family="table-row">
      <style:table-row-properties fo:background-color="#e6e6e6">
        <style:background-image/>
      </style:table-row-properties>
    </style:style>
    <style:style style:name="Table6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5.C1" style:family="table-cell">
      <style:table-cell-properties fo:background-color="transparent" fo:padding-left="0.0785in" fo:padding-right="0.0785in" fo:padding-top="0.0396in" fo:padding-bottom="0.0396in" fo:border="0.0007in solid #000000">
        <style:background-image/>
      </style:table-cell-properties>
    </style:style>
    <style:style style:name="Table65.2" style:family="table-row">
      <style:table-row-properties fo:background-color="#ffffcc">
        <style:background-image/>
      </style:table-row-properties>
    </style:style>
    <style:style style:name="Table6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0" style:family="table">
      <style:table-properties style:width="6.2785in" fo:margin-left="0.7174in" fo:margin-right="0.7632in" table:align="margins" style:shadow="#cccccc 0.0201in 0.0201in"/>
    </style:style>
    <style:style style:name="Table30.A" style:family="table-column">
      <style:table-column-properties style:column-width="6.2785in" style:rel-column-width="65535*"/>
    </style:style>
    <style:style style:name="Table30.A1" style:family="table-cell">
      <style:table-cell-properties fo:background-color="transparent" fo:padding-left="0.1403in" fo:padding-right="0.1403in" fo:padding-top="0.0597in" fo:padding-bottom="0.0597in" fo:border="0.0007in solid #000000">
        <style:background-image/>
      </style:table-cell-properties>
    </style:style>
    <style:style style:name="Table66" style:family="table">
      <style:table-properties style:width="7.4799in" fo:margin-left="0.1576in" fo:margin-right="0.1417in" table:align="margins"/>
    </style:style>
    <style:style style:name="Table66.A" style:family="table-column">
      <style:table-column-properties style:column-width="7.4799in" style:rel-column-width="65535*"/>
    </style:style>
    <style:style style:name="Table6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0" style:family="table">
      <style:table-properties style:width="7.7549in" fo:margin-left="0.0097in" fo:margin-right="-0.009in" table:align="margins" fo:background-color="transparent" style:shadow="#cccccc 0.0236in 0.0236in">
        <style:background-image/>
      </style:table-properties>
    </style:style>
    <style:style style:name="Table50.A" style:family="table-column">
      <style:table-column-properties style:column-width="1.9611in" style:rel-column-width="16573*"/>
    </style:style>
    <style:style style:name="Table50.B" style:family="table-column">
      <style:table-column-properties style:column-width="0.6951in" style:rel-column-width="5877*"/>
    </style:style>
    <style:style style:name="Table50.C" style:family="table-column">
      <style:table-column-properties style:column-width="5.0986in" style:rel-column-width="43085*"/>
    </style:style>
    <style:style style:name="Table50.1" style:family="table-row">
      <style:table-row-properties fo:background-color="#e6e6e6">
        <style:background-image/>
      </style:table-row-properties>
    </style:style>
    <style:style style:name="Table5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0.C1" style:family="table-cell">
      <style:table-cell-properties fo:background-color="transparent" fo:padding-left="0.0785in" fo:padding-right="0.0785in" fo:padding-top="0.0396in" fo:padding-bottom="0.0396in" fo:border="0.0007in solid #000000">
        <style:background-image/>
      </style:table-cell-properties>
    </style:style>
    <style:style style:name="Table50.2" style:family="table-row">
      <style:table-row-properties fo:background-color="#ffffcc">
        <style:background-image/>
      </style:table-row-properties>
    </style:style>
    <style:style style:name="Table5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1" style:family="table">
      <style:table-properties style:width="7.7549in" fo:margin-left="0.0097in" fo:margin-right="-0.009in" table:align="margins" fo:background-color="transparent" style:shadow="#cccccc 0.0236in 0.0236in">
        <style:background-image/>
      </style:table-properties>
    </style:style>
    <style:style style:name="Table51.A" style:family="table-column">
      <style:table-column-properties style:column-width="1.9611in" style:rel-column-width="16573*"/>
    </style:style>
    <style:style style:name="Table51.B" style:family="table-column">
      <style:table-column-properties style:column-width="0.6951in" style:rel-column-width="5877*"/>
    </style:style>
    <style:style style:name="Table51.C" style:family="table-column">
      <style:table-column-properties style:column-width="5.0986in" style:rel-column-width="43085*"/>
    </style:style>
    <style:style style:name="Table51.1" style:family="table-row">
      <style:table-row-properties fo:background-color="#e6e6e6">
        <style:background-image/>
      </style:table-row-properties>
    </style:style>
    <style:style style:name="Table5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1.C1" style:family="table-cell">
      <style:table-cell-properties fo:background-color="transparent" fo:padding-left="0.0785in" fo:padding-right="0.0785in" fo:padding-top="0.0396in" fo:padding-bottom="0.0396in" fo:border="0.0007in solid #000000">
        <style:background-image/>
      </style:table-cell-properties>
    </style:style>
    <style:style style:name="Table51.2" style:family="table-row">
      <style:table-row-properties fo:background-color="#ffffcc">
        <style:background-image/>
      </style:table-row-properties>
    </style:style>
    <style:style style:name="Table5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3" style:family="table">
      <style:table-properties style:width="7.6111in" fo:margin-left="0.0854in" fo:margin-right="0.0826in" table:align="margins" fo:background-color="transparent">
        <style:background-image/>
      </style:table-properties>
    </style:style>
    <style:style style:name="Table53.A" style:family="table-column">
      <style:table-column-properties style:column-width="1.7986in" style:rel-column-width="15486*"/>
    </style:style>
    <style:style style:name="Table53.B" style:family="table-column">
      <style:table-column-properties style:column-width="0.8424in" style:rel-column-width="7253*"/>
    </style:style>
    <style:style style:name="Table53.C" style:family="table-column">
      <style:table-column-properties style:column-width="0.8771in" style:rel-column-width="7552*"/>
    </style:style>
    <style:style style:name="Table53.D" style:family="table-column">
      <style:table-column-properties style:column-width="4.0931in" style:rel-column-width="35244*"/>
    </style:style>
    <style:style style:name="Table53.1" style:family="table-row">
      <style:table-row-properties fo:background-color="#e6e6e6">
        <style:background-image/>
      </style:table-row-properties>
    </style:style>
    <style:style style:name="Table53.A1" style:family="table-cell">
      <style:table-cell-properties style:vertical-align="middle"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3.D1" style:family="table-cell">
      <style:table-cell-properties style:vertical-align="middle" fo:background-color="transparent" fo:padding-left="0.0785in" fo:padding-right="0.0785in" fo:padding-top="0.0396in" fo:padding-bottom="0.0396in" fo:border="0.0007in solid #000000">
        <style:background-image/>
      </style:table-cell-properties>
    </style:style>
    <style:style style:name="Table53.2" style:family="table-row">
      <style:table-row-properties fo:background-color="transparent">
        <style:background-image/>
      </style:table-row-properties>
    </style:style>
    <style:style style:name="Table5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3.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9" style:family="table">
      <style:table-properties style:width="2.6021in" fo:margin-left="1.0514in" fo:margin-right="4.1257in" table:align="margins" fo:background-color="transparent">
        <style:background-image/>
      </style:table-properties>
    </style:style>
    <style:style style:name="Table79.A" style:family="table-column">
      <style:table-column-properties style:column-width="0.866in" style:rel-column-width="21810*"/>
    </style:style>
    <style:style style:name="Table79.C" style:family="table-column">
      <style:table-column-properties style:column-width="0.8701in" style:rel-column-width="21915*"/>
    </style:style>
    <style:style style:name="Table79.1" style:family="table-row">
      <style:table-row-properties fo:background-color="#e6e6e6">
        <style:background-image/>
      </style:table-row-properties>
    </style:style>
    <style:style style:name="Table7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9.C1" style:family="table-cell">
      <style:table-cell-properties fo:background-color="transparent" fo:padding-left="0.0785in" fo:padding-right="0.0785in" fo:padding-top="0.0396in" fo:padding-bottom="0.0396in" fo:border="0.0007in solid #000000">
        <style:background-image/>
      </style:table-cell-properties>
    </style:style>
    <style:style style:name="Table79.2" style:family="table-row">
      <style:table-row-properties fo:background-color="transparent">
        <style:background-image/>
      </style:table-row-properties>
    </style:style>
    <style:style style:name="Table7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4" style:family="table">
      <style:table-properties style:width="7.4799in" fo:margin-left="0.1576in" fo:margin-right="0.1417in" table:align="margins"/>
    </style:style>
    <style:style style:name="Table54.A" style:family="table-column">
      <style:table-column-properties style:column-width="7.4799in" style:rel-column-width="65535*"/>
    </style:style>
    <style:style style:name="Table5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2" style:family="table">
      <style:table-properties style:width="7.4799in" fo:margin-left="0.1576in" fo:margin-right="0.1417in" table:align="margins"/>
    </style:style>
    <style:style style:name="Table52.A" style:family="table-column">
      <style:table-column-properties style:column-width="7.4799in" style:rel-column-width="65535*"/>
    </style:style>
    <style:style style:name="Table5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8" style:family="table">
      <style:table-properties style:width="7.7528in" fo:margin-left="0.0097in" fo:margin-right="-0.0069in" table:align="margins" fo:background-color="transparent" style:shadow="#cccccc 0.0236in 0.0236in">
        <style:background-image/>
      </style:table-properties>
    </style:style>
    <style:style style:name="Table38.A" style:family="table-column">
      <style:table-column-properties style:column-width="1.959in" style:rel-column-width="16562*"/>
    </style:style>
    <style:style style:name="Table38.B" style:family="table-column">
      <style:table-column-properties style:column-width="0.6958in" style:rel-column-width="5881*"/>
    </style:style>
    <style:style style:name="Table38.C" style:family="table-column">
      <style:table-column-properties style:column-width="2.8604in" style:rel-column-width="24182*"/>
    </style:style>
    <style:style style:name="Table38.D" style:family="table-column">
      <style:table-column-properties style:column-width="2.2368in" style:rel-column-width="18910*"/>
    </style:style>
    <style:style style:name="Table38.1" style:family="table-row">
      <style:table-row-properties fo:background-color="#e6e6e6">
        <style:background-image/>
      </style:table-row-properties>
    </style:style>
    <style:style style:name="Table3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8.C1" style:family="table-cell">
      <style:table-cell-properties fo:background-color="transparent" fo:padding-left="0.0785in" fo:padding-right="0.0785in" fo:padding-top="0.0396in" fo:padding-bottom="0.0396in" fo:border="0.0007in solid #000000">
        <style:background-image/>
      </style:table-cell-properties>
    </style:style>
    <style:style style:name="Table38.2" style:family="table-row">
      <style:table-row-properties fo:background-color="#ffffcc">
        <style:background-image/>
      </style:table-row-properties>
    </style:style>
    <style:style style:name="Table3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1" style:family="table">
      <style:table-properties style:width="7.7549in" fo:margin-left="0.0097in" fo:margin-right="-0.009in" table:align="margins" fo:background-color="transparent" style:shadow="#cccccc 0.0236in 0.0236in">
        <style:background-image/>
      </style:table-properties>
    </style:style>
    <style:style style:name="Table41.A" style:family="table-column">
      <style:table-column-properties style:column-width="1.9611in" style:rel-column-width="16573*"/>
    </style:style>
    <style:style style:name="Table41.B" style:family="table-column">
      <style:table-column-properties style:column-width="0.6951in" style:rel-column-width="5877*"/>
    </style:style>
    <style:style style:name="Table41.C" style:family="table-column">
      <style:table-column-properties style:column-width="5.0986in" style:rel-column-width="43085*"/>
    </style:style>
    <style:style style:name="Table41.1" style:family="table-row">
      <style:table-row-properties fo:background-color="#e6e6e6">
        <style:background-image/>
      </style:table-row-properties>
    </style:style>
    <style:style style:name="Table4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1.C1" style:family="table-cell">
      <style:table-cell-properties fo:background-color="transparent" fo:padding-left="0.0785in" fo:padding-right="0.0785in" fo:padding-top="0.0396in" fo:padding-bottom="0.0396in" fo:border="0.0007in solid #000000">
        <style:background-image/>
      </style:table-cell-properties>
    </style:style>
    <style:style style:name="Table41.2" style:family="table-row">
      <style:table-row-properties fo:background-color="#ffffcc">
        <style:background-image/>
      </style:table-row-properties>
    </style:style>
    <style:style style:name="Table4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5" style:family="table">
      <style:table-properties style:width="7.4799in" fo:margin-left="0.1576in" fo:margin-right="0.1417in" table:align="margins"/>
    </style:style>
    <style:style style:name="Table85.A" style:family="table-column">
      <style:table-column-properties style:column-width="7.4799in" style:rel-column-width="65535*"/>
    </style:style>
    <style:style style:name="Table8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7" style:family="table">
      <style:table-properties style:width="7.7528in" fo:margin-left="0.0097in" fo:margin-right="-0.0069in" table:align="margins" fo:background-color="transparent" style:shadow="#cccccc 0.0236in 0.0236in">
        <style:background-image/>
      </style:table-properties>
    </style:style>
    <style:style style:name="Table107.A" style:family="table-column">
      <style:table-column-properties style:column-width="1.9583in" style:rel-column-width="16556*"/>
    </style:style>
    <style:style style:name="Table107.B" style:family="table-column">
      <style:table-column-properties style:column-width="0.6958in" style:rel-column-width="5881*"/>
    </style:style>
    <style:style style:name="Table107.C" style:family="table-column">
      <style:table-column-properties style:column-width="2.8618in" style:rel-column-width="24193*"/>
    </style:style>
    <style:style style:name="Table107.D" style:family="table-column">
      <style:table-column-properties style:column-width="2.2361in" style:rel-column-width="18905*"/>
    </style:style>
    <style:style style:name="Table107.1" style:family="table-row">
      <style:table-row-properties fo:background-color="#e6e6e6">
        <style:background-image/>
      </style:table-row-properties>
    </style:style>
    <style:style style:name="Table10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7.C1" style:family="table-cell">
      <style:table-cell-properties fo:background-color="transparent" fo:padding-left="0.0785in" fo:padding-right="0.0785in" fo:padding-top="0.0396in" fo:padding-bottom="0.0396in" fo:border="0.0007in solid #000000">
        <style:background-image/>
      </style:table-cell-properties>
    </style:style>
    <style:style style:name="Table107.2" style:family="table-row">
      <style:table-row-properties fo:background-color="#ffffcc">
        <style:background-image/>
      </style:table-row-properties>
    </style:style>
    <style:style style:name="Table10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8" style:family="table">
      <style:table-properties style:width="7.7549in" fo:margin-left="0.0097in" fo:margin-right="-0.009in" table:align="margins" fo:background-color="transparent" style:shadow="#cccccc 0.0236in 0.0236in">
        <style:background-image/>
      </style:table-properties>
    </style:style>
    <style:style style:name="Table108.A" style:family="table-column">
      <style:table-column-properties style:column-width="1.9611in" style:rel-column-width="16573*"/>
    </style:style>
    <style:style style:name="Table108.B" style:family="table-column">
      <style:table-column-properties style:column-width="0.6951in" style:rel-column-width="5877*"/>
    </style:style>
    <style:style style:name="Table108.C" style:family="table-column">
      <style:table-column-properties style:column-width="5.0986in" style:rel-column-width="43085*"/>
    </style:style>
    <style:style style:name="Table108.1" style:family="table-row">
      <style:table-row-properties fo:background-color="#e6e6e6">
        <style:background-image/>
      </style:table-row-properties>
    </style:style>
    <style:style style:name="Table10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8.C1" style:family="table-cell">
      <style:table-cell-properties fo:background-color="transparent" fo:padding-left="0.0785in" fo:padding-right="0.0785in" fo:padding-top="0.0396in" fo:padding-bottom="0.0396in" fo:border="0.0007in solid #000000">
        <style:background-image/>
      </style:table-cell-properties>
    </style:style>
    <style:style style:name="Table108.2" style:family="table-row">
      <style:table-row-properties fo:background-color="#ffffcc">
        <style:background-image/>
      </style:table-row-properties>
    </style:style>
    <style:style style:name="Table10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9" style:family="table">
      <style:table-properties style:width="7.4799in" fo:margin-left="0.1576in" fo:margin-right="0.1417in" table:align="margins"/>
    </style:style>
    <style:style style:name="Table109.A" style:family="table-column">
      <style:table-column-properties style:column-width="7.4799in" style:rel-column-width="65535*"/>
    </style:style>
    <style:style style:name="Table109.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3" style:family="table">
      <style:table-properties style:width="7.7528in" fo:margin-left="0.0097in" fo:margin-right="-0.0069in" table:align="margins" fo:background-color="transparent" style:shadow="#cccccc 0.0236in 0.0236in">
        <style:background-image/>
      </style:table-properties>
    </style:style>
    <style:style style:name="Table83.A" style:family="table-column">
      <style:table-column-properties style:column-width="1.9583in" style:rel-column-width="16556*"/>
    </style:style>
    <style:style style:name="Table83.B" style:family="table-column">
      <style:table-column-properties style:column-width="0.6958in" style:rel-column-width="5881*"/>
    </style:style>
    <style:style style:name="Table83.C" style:family="table-column">
      <style:table-column-properties style:column-width="2.8618in" style:rel-column-width="24193*"/>
    </style:style>
    <style:style style:name="Table83.D" style:family="table-column">
      <style:table-column-properties style:column-width="2.2361in" style:rel-column-width="18905*"/>
    </style:style>
    <style:style style:name="Table83.1" style:family="table-row">
      <style:table-row-properties fo:background-color="#e6e6e6">
        <style:background-image/>
      </style:table-row-properties>
    </style:style>
    <style:style style:name="Table8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3.C1" style:family="table-cell">
      <style:table-cell-properties fo:background-color="transparent" fo:padding-left="0.0785in" fo:padding-right="0.0785in" fo:padding-top="0.0396in" fo:padding-bottom="0.0396in" fo:border="0.0007in solid #000000">
        <style:background-image/>
      </style:table-cell-properties>
    </style:style>
    <style:style style:name="Table83.2" style:family="table-row">
      <style:table-row-properties fo:background-color="#ffffcc">
        <style:background-image/>
      </style:table-row-properties>
    </style:style>
    <style:style style:name="Table8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4" style:family="table">
      <style:table-properties style:width="7.7549in" fo:margin-left="0.0097in" fo:margin-right="-0.009in" table:align="margins" fo:background-color="transparent" style:shadow="#cccccc 0.0236in 0.0236in">
        <style:background-image/>
      </style:table-properties>
    </style:style>
    <style:style style:name="Table84.A" style:family="table-column">
      <style:table-column-properties style:column-width="1.9611in" style:rel-column-width="16573*"/>
    </style:style>
    <style:style style:name="Table84.B" style:family="table-column">
      <style:table-column-properties style:column-width="0.6951in" style:rel-column-width="5877*"/>
    </style:style>
    <style:style style:name="Table84.C" style:family="table-column">
      <style:table-column-properties style:column-width="5.0986in" style:rel-column-width="43085*"/>
    </style:style>
    <style:style style:name="Table84.1" style:family="table-row">
      <style:table-row-properties fo:background-color="#e6e6e6">
        <style:background-image/>
      </style:table-row-properties>
    </style:style>
    <style:style style:name="Table8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4.C1" style:family="table-cell">
      <style:table-cell-properties fo:background-color="transparent" fo:padding-left="0.0785in" fo:padding-right="0.0785in" fo:padding-top="0.0396in" fo:padding-bottom="0.0396in" fo:border="0.0007in solid #000000">
        <style:background-image/>
      </style:table-cell-properties>
    </style:style>
    <style:style style:name="Table84.2" style:family="table-row">
      <style:table-row-properties fo:background-color="#ffffcc">
        <style:background-image/>
      </style:table-row-properties>
    </style:style>
    <style:style style:name="Table8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6" style:family="table">
      <style:table-properties style:width="7.4799in" fo:margin-left="0.1576in" fo:margin-right="0.1417in" table:align="margins"/>
    </style:style>
    <style:style style:name="Table86.A" style:family="table-column">
      <style:table-column-properties style:column-width="7.4799in" style:rel-column-width="65535*"/>
    </style:style>
    <style:style style:name="Table8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2" style:family="table">
      <style:table-properties style:width="7.7528in" fo:margin-left="0.0097in" fo:margin-right="-0.0069in" table:align="margins" fo:background-color="transparent" style:shadow="#cccccc 0.0236in 0.0236in">
        <style:background-image/>
      </style:table-properties>
    </style:style>
    <style:style style:name="Table42.A" style:family="table-column">
      <style:table-column-properties style:column-width="1.9583in" style:rel-column-width="16556*"/>
    </style:style>
    <style:style style:name="Table42.B" style:family="table-column">
      <style:table-column-properties style:column-width="0.6958in" style:rel-column-width="5881*"/>
    </style:style>
    <style:style style:name="Table42.C" style:family="table-column">
      <style:table-column-properties style:column-width="2.8618in" style:rel-column-width="24193*"/>
    </style:style>
    <style:style style:name="Table42.D" style:family="table-column">
      <style:table-column-properties style:column-width="2.2361in" style:rel-column-width="18905*"/>
    </style:style>
    <style:style style:name="Table42.1" style:family="table-row">
      <style:table-row-properties fo:background-color="#e6e6e6">
        <style:background-image/>
      </style:table-row-properties>
    </style:style>
    <style:style style:name="Table4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2.C1" style:family="table-cell">
      <style:table-cell-properties fo:background-color="transparent" fo:padding-left="0.0785in" fo:padding-right="0.0785in" fo:padding-top="0.0396in" fo:padding-bottom="0.0396in" fo:border="0.0007in solid #000000">
        <style:background-image/>
      </style:table-cell-properties>
    </style:style>
    <style:style style:name="Table42.2" style:family="table-row">
      <style:table-row-properties fo:background-color="#ffffcc">
        <style:background-image/>
      </style:table-row-properties>
    </style:style>
    <style:style style:name="Table4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3" style:family="table">
      <style:table-properties style:width="7.7549in" fo:margin-left="0.0097in" fo:margin-right="-0.009in" table:align="margins" fo:background-color="transparent" style:shadow="#cccccc 0.0236in 0.0236in">
        <style:background-image/>
      </style:table-properties>
    </style:style>
    <style:style style:name="Table43.A" style:family="table-column">
      <style:table-column-properties style:column-width="1.9611in" style:rel-column-width="16573*"/>
    </style:style>
    <style:style style:name="Table43.B" style:family="table-column">
      <style:table-column-properties style:column-width="0.6951in" style:rel-column-width="5877*"/>
    </style:style>
    <style:style style:name="Table43.C" style:family="table-column">
      <style:table-column-properties style:column-width="5.0986in" style:rel-column-width="43085*"/>
    </style:style>
    <style:style style:name="Table43.1" style:family="table-row">
      <style:table-row-properties fo:background-color="#e6e6e6">
        <style:background-image/>
      </style:table-row-properties>
    </style:style>
    <style:style style:name="Table4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3.C1" style:family="table-cell">
      <style:table-cell-properties fo:background-color="transparent" fo:padding-left="0.0785in" fo:padding-right="0.0785in" fo:padding-top="0.0396in" fo:padding-bottom="0.0396in" fo:border="0.0007in solid #000000">
        <style:background-image/>
      </style:table-cell-properties>
    </style:style>
    <style:style style:name="Table43.2" style:family="table-row">
      <style:table-row-properties fo:background-color="#ffffcc">
        <style:background-image/>
      </style:table-row-properties>
    </style:style>
    <style:style style:name="Table4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7" style:family="table">
      <style:table-properties style:width="7.4799in" fo:margin-left="0.1576in" fo:margin-right="0.1417in" table:align="margins"/>
    </style:style>
    <style:style style:name="Table87.A" style:family="table-column">
      <style:table-column-properties style:column-width="7.4799in" style:rel-column-width="65535*"/>
    </style:style>
    <style:style style:name="Table8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0" style:family="table">
      <style:table-properties style:width="7.7549in" fo:margin-left="0.0097in" fo:margin-right="-0.009in" table:align="margins" fo:background-color="transparent" style:shadow="#cccccc 0.0236in 0.0236in">
        <style:background-image/>
      </style:table-properties>
    </style:style>
    <style:style style:name="Table80.A" style:family="table-column">
      <style:table-column-properties style:column-width="1.9611in" style:rel-column-width="16573*"/>
    </style:style>
    <style:style style:name="Table80.B" style:family="table-column">
      <style:table-column-properties style:column-width="0.6951in" style:rel-column-width="5877*"/>
    </style:style>
    <style:style style:name="Table80.C" style:family="table-column">
      <style:table-column-properties style:column-width="5.0986in" style:rel-column-width="43085*"/>
    </style:style>
    <style:style style:name="Table80.1" style:family="table-row">
      <style:table-row-properties fo:background-color="#e6e6e6">
        <style:background-image/>
      </style:table-row-properties>
    </style:style>
    <style:style style:name="Table8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0.C1" style:family="table-cell">
      <style:table-cell-properties fo:background-color="transparent" fo:padding-left="0.0785in" fo:padding-right="0.0785in" fo:padding-top="0.0396in" fo:padding-bottom="0.0396in" fo:border="0.0007in solid #000000">
        <style:background-image/>
      </style:table-cell-properties>
    </style:style>
    <style:style style:name="Table80.2" style:family="table-row">
      <style:table-row-properties fo:background-color="#ffffcc">
        <style:background-image/>
      </style:table-row-properties>
    </style:style>
    <style:style style:name="Table8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1" style:family="table">
      <style:table-properties style:width="7.7549in" fo:margin-left="0.0097in" fo:margin-right="-0.009in" table:align="margins" fo:background-color="transparent" style:shadow="#cccccc 0.0236in 0.0236in">
        <style:background-image/>
      </style:table-properties>
    </style:style>
    <style:style style:name="Table81.A" style:family="table-column">
      <style:table-column-properties style:column-width="1.9597in" style:rel-column-width="16562*"/>
    </style:style>
    <style:style style:name="Table81.B" style:family="table-column">
      <style:table-column-properties style:column-width="0.6951in" style:rel-column-width="5877*"/>
    </style:style>
    <style:style style:name="Table81.C" style:family="table-column">
      <style:table-column-properties style:column-width="5.0993in" style:rel-column-width="43096*"/>
    </style:style>
    <style:style style:name="Table81.1" style:family="table-row">
      <style:table-row-properties fo:background-color="#e6e6e6">
        <style:background-image/>
      </style:table-row-properties>
    </style:style>
    <style:style style:name="Table8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1.C1" style:family="table-cell">
      <style:table-cell-properties fo:background-color="transparent" fo:padding-left="0.0785in" fo:padding-right="0.0785in" fo:padding-top="0.0396in" fo:padding-bottom="0.0396in" fo:border="0.0007in solid #000000">
        <style:background-image/>
      </style:table-cell-properties>
    </style:style>
    <style:style style:name="Table81.2" style:family="table-row">
      <style:table-row-properties fo:background-color="#ffffcc">
        <style:background-image/>
      </style:table-row-properties>
    </style:style>
    <style:style style:name="Table8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6" style:family="table">
      <style:table-properties style:width="7.7549in" fo:margin-left="0.0097in" fo:margin-right="-0.009in" table:align="margins" fo:background-color="transparent" style:shadow="#cccccc 0.0236in 0.0236in">
        <style:background-image/>
      </style:table-properties>
    </style:style>
    <style:style style:name="Table36.A" style:family="table-column">
      <style:table-column-properties style:column-width="1.9611in" style:rel-column-width="16573*"/>
    </style:style>
    <style:style style:name="Table36.B" style:family="table-column">
      <style:table-column-properties style:column-width="0.6951in" style:rel-column-width="5877*"/>
    </style:style>
    <style:style style:name="Table36.C" style:family="table-column">
      <style:table-column-properties style:column-width="5.0986in" style:rel-column-width="43085*"/>
    </style:style>
    <style:style style:name="Table36.1" style:family="table-row">
      <style:table-row-properties fo:background-color="#e6e6e6">
        <style:background-image/>
      </style:table-row-properties>
    </style:style>
    <style:style style:name="Table3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6.C1" style:family="table-cell">
      <style:table-cell-properties fo:background-color="transparent" fo:padding-left="0.0785in" fo:padding-right="0.0785in" fo:padding-top="0.0396in" fo:padding-bottom="0.0396in" fo:border="0.0007in solid #000000">
        <style:background-image/>
      </style:table-cell-properties>
    </style:style>
    <style:style style:name="Table36.2" style:family="table-row">
      <style:table-row-properties fo:background-color="#ffffcc">
        <style:background-image/>
      </style:table-row-properties>
    </style:style>
    <style:style style:name="Table3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7" style:family="table">
      <style:table-properties style:width="7.7549in" fo:margin-left="0.0097in" fo:margin-right="-0.009in" table:align="margins" fo:background-color="transparent" style:shadow="#cccccc 0.0236in 0.0236in">
        <style:background-image/>
      </style:table-properties>
    </style:style>
    <style:style style:name="Table37.A" style:family="table-column">
      <style:table-column-properties style:column-width="1.9597in" style:rel-column-width="16562*"/>
    </style:style>
    <style:style style:name="Table37.B" style:family="table-column">
      <style:table-column-properties style:column-width="0.6951in" style:rel-column-width="5877*"/>
    </style:style>
    <style:style style:name="Table37.C" style:family="table-column">
      <style:table-column-properties style:column-width="3.2444in" style:rel-column-width="27416*"/>
    </style:style>
    <style:style style:name="Table37.D" style:family="table-column">
      <style:table-column-properties style:column-width="1.8556in" style:rel-column-width="15680*"/>
    </style:style>
    <style:style style:name="Table37.1" style:family="table-row">
      <style:table-row-properties fo:background-color="#e6e6e6">
        <style:background-image/>
      </style:table-row-properties>
    </style:style>
    <style:style style:name="Table3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7.C1" style:family="table-cell">
      <style:table-cell-properties fo:background-color="transparent" fo:padding-left="0.0785in" fo:padding-right="0.0785in" fo:padding-top="0.0396in" fo:padding-bottom="0.0396in" fo:border="0.0007in solid #000000">
        <style:background-image/>
      </style:table-cell-properties>
    </style:style>
    <style:style style:name="Table37.2" style:family="table-row">
      <style:table-row-properties fo:background-color="#ffffcc">
        <style:background-image/>
      </style:table-row-properties>
    </style:style>
    <style:style style:name="Table3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5" style:family="table">
      <style:table-properties style:width="7.7549in" fo:margin-left="0.0097in" fo:margin-right="-0.009in" table:align="margins" fo:background-color="transparent" style:shadow="#cccccc 0.0236in 0.0236in">
        <style:background-image/>
      </style:table-properties>
    </style:style>
    <style:style style:name="Table55.A" style:family="table-column">
      <style:table-column-properties style:column-width="1.9611in" style:rel-column-width="16573*"/>
    </style:style>
    <style:style style:name="Table55.B" style:family="table-column">
      <style:table-column-properties style:column-width="0.6951in" style:rel-column-width="5877*"/>
    </style:style>
    <style:style style:name="Table55.C" style:family="table-column">
      <style:table-column-properties style:column-width="5.0986in" style:rel-column-width="43085*"/>
    </style:style>
    <style:style style:name="Table55.1" style:family="table-row">
      <style:table-row-properties fo:background-color="#e6e6e6">
        <style:background-image/>
      </style:table-row-properties>
    </style:style>
    <style:style style:name="Table5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5.C1" style:family="table-cell">
      <style:table-cell-properties fo:background-color="transparent" fo:padding-left="0.0785in" fo:padding-right="0.0785in" fo:padding-top="0.0396in" fo:padding-bottom="0.0396in" fo:border="0.0007in solid #000000">
        <style:background-image/>
      </style:table-cell-properties>
    </style:style>
    <style:style style:name="Table55.2" style:family="table-row">
      <style:table-row-properties fo:background-color="#ffffcc">
        <style:background-image/>
      </style:table-row-properties>
    </style:style>
    <style:style style:name="Table5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6" style:family="table">
      <style:table-properties style:width="7.7549in" fo:margin-left="0.0097in" fo:margin-right="-0.009in" table:align="margins" fo:background-color="transparent" style:shadow="#cccccc 0.0236in 0.0236in">
        <style:background-image/>
      </style:table-properties>
    </style:style>
    <style:style style:name="Table56.A" style:family="table-column">
      <style:table-column-properties style:column-width="1.9611in" style:rel-column-width="16573*"/>
    </style:style>
    <style:style style:name="Table56.B" style:family="table-column">
      <style:table-column-properties style:column-width="0.6951in" style:rel-column-width="5877*"/>
    </style:style>
    <style:style style:name="Table56.C" style:family="table-column">
      <style:table-column-properties style:column-width="5.0986in" style:rel-column-width="43085*"/>
    </style:style>
    <style:style style:name="Table56.1" style:family="table-row">
      <style:table-row-properties fo:background-color="#e6e6e6">
        <style:background-image/>
      </style:table-row-properties>
    </style:style>
    <style:style style:name="Table5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6.C1" style:family="table-cell">
      <style:table-cell-properties fo:background-color="transparent" fo:padding-left="0.0785in" fo:padding-right="0.0785in" fo:padding-top="0.0396in" fo:padding-bottom="0.0396in" fo:border="0.0007in solid #000000">
        <style:background-image/>
      </style:table-cell-properties>
    </style:style>
    <style:style style:name="Table56.2" style:family="table-row">
      <style:table-row-properties fo:background-color="#ffffcc">
        <style:background-image/>
      </style:table-row-properties>
    </style:style>
    <style:style style:name="Table5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7" style:family="table">
      <style:table-properties style:width="6.3813in" fo:margin-left="0.6722in" fo:margin-right="0.7257in" table:align="margins" fo:background-color="transparent">
        <style:background-image/>
      </style:table-properties>
    </style:style>
    <style:style style:name="Table57.A" style:family="table-column">
      <style:table-column-properties style:column-width="1.3701in" style:rel-column-width="14071*"/>
    </style:style>
    <style:style style:name="Table57.B" style:family="table-column">
      <style:table-column-properties style:column-width="0.6299in" style:rel-column-width="6468*"/>
    </style:style>
    <style:style style:name="Table57.C" style:family="table-column">
      <style:table-column-properties style:column-width="4.3813in" style:rel-column-width="44996*"/>
    </style:style>
    <style:style style:name="Table57.1" style:family="table-row">
      <style:table-row-properties fo:background-color="#e6e6e6">
        <style:background-image/>
      </style:table-row-properties>
    </style:style>
    <style:style style:name="Table5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7.C1" style:family="table-cell">
      <style:table-cell-properties fo:background-color="transparent" fo:padding-left="0.0785in" fo:padding-right="0.0785in" fo:padding-top="0.0396in" fo:padding-bottom="0.0396in" fo:border="0.0007in solid #000000">
        <style:background-image/>
      </style:table-cell-properties>
    </style:style>
    <style:style style:name="Table57.2" style:family="table-row">
      <style:table-row-properties fo:background-color="transparent">
        <style:background-image/>
      </style:table-row-properties>
    </style:style>
    <style:style style:name="Table5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 style:family="table">
      <style:table-properties style:width="6.2688in" fo:margin-left="0.6833in" fo:margin-right="0.8271in" table:align="margins" fo:background-color="transparent">
        <style:background-image/>
      </style:table-properties>
    </style:style>
    <style:style style:name="Table112.A" style:family="table-column">
      <style:table-column-properties style:column-width="0.8792in" style:rel-column-width="9191*"/>
    </style:style>
    <style:style style:name="Table112.B" style:family="table-column">
      <style:table-column-properties style:column-width="0.6299in" style:rel-column-width="6584*"/>
    </style:style>
    <style:style style:name="Table112.C" style:family="table-column">
      <style:table-column-properties style:column-width="4.7597in" style:rel-column-width="49760*"/>
    </style:style>
    <style:style style:name="Table112.1" style:family="table-row">
      <style:table-row-properties fo:background-color="#e6e6e6">
        <style:background-image/>
      </style:table-row-properties>
    </style:style>
    <style:style style:name="Table1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2.C1" style:family="table-cell">
      <style:table-cell-properties fo:background-color="transparent" fo:padding-left="0.0785in" fo:padding-right="0.0785in" fo:padding-top="0.0396in" fo:padding-bottom="0.0396in" fo:border="0.0007in solid #000000">
        <style:background-image/>
      </style:table-cell-properties>
    </style:style>
    <style:style style:name="Table112.2" style:family="table-row">
      <style:table-row-properties fo:background-color="transparent">
        <style:background-image/>
      </style:table-row-properties>
    </style:style>
    <style:style style:name="Table11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3" style:family="table-row">
      <style:table-row-properties style:min-row-height="0.2083in" fo:background-color="transparent">
        <style:background-image/>
      </style:table-row-properties>
    </style:style>
    <style:style style:name="Table58" style:family="table">
      <style:table-properties style:width="7.7549in" fo:margin-left="0.0097in" fo:margin-right="-0.009in" table:align="margins" fo:background-color="transparent" style:shadow="#cccccc 0.0236in 0.0236in">
        <style:background-image/>
      </style:table-properties>
    </style:style>
    <style:style style:name="Table58.A" style:family="table-column">
      <style:table-column-properties style:column-width="1.9611in" style:rel-column-width="16573*"/>
    </style:style>
    <style:style style:name="Table58.B" style:family="table-column">
      <style:table-column-properties style:column-width="0.6951in" style:rel-column-width="5877*"/>
    </style:style>
    <style:style style:name="Table58.C" style:family="table-column">
      <style:table-column-properties style:column-width="5.0986in" style:rel-column-width="43085*"/>
    </style:style>
    <style:style style:name="Table58.1" style:family="table-row">
      <style:table-row-properties fo:background-color="#e6e6e6">
        <style:background-image/>
      </style:table-row-properties>
    </style:style>
    <style:style style:name="Table5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8.C1" style:family="table-cell">
      <style:table-cell-properties fo:background-color="transparent" fo:padding-left="0.0785in" fo:padding-right="0.0785in" fo:padding-top="0.0396in" fo:padding-bottom="0.0396in" fo:border="0.0007in solid #000000">
        <style:background-image/>
      </style:table-cell-properties>
    </style:style>
    <style:style style:name="Table58.2" style:family="table-row">
      <style:table-row-properties fo:background-color="#ffffcc">
        <style:background-image/>
      </style:table-row-properties>
    </style:style>
    <style:style style:name="Table5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 style:family="table">
      <style:table-properties style:width="7.7549in" fo:margin-left="0.0097in" fo:margin-right="-0.009in" table:align="margins" fo:background-color="transparent" style:shadow="#cccccc 0.0236in 0.0236in">
        <style:background-image/>
      </style:table-properties>
    </style:style>
    <style:style style:name="Table59.A" style:family="table-column">
      <style:table-column-properties style:column-width="1.9611in" style:rel-column-width="16573*"/>
    </style:style>
    <style:style style:name="Table59.B" style:family="table-column">
      <style:table-column-properties style:column-width="0.6951in" style:rel-column-width="5877*"/>
    </style:style>
    <style:style style:name="Table59.C" style:family="table-column">
      <style:table-column-properties style:column-width="5.0986in" style:rel-column-width="43085*"/>
    </style:style>
    <style:style style:name="Table59.1" style:family="table-row">
      <style:table-row-properties fo:background-color="#e6e6e6">
        <style:background-image/>
      </style:table-row-properties>
    </style:style>
    <style:style style:name="Table5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9.C1" style:family="table-cell">
      <style:table-cell-properties fo:background-color="transparent" fo:padding-left="0.0785in" fo:padding-right="0.0785in" fo:padding-top="0.0396in" fo:padding-bottom="0.0396in" fo:border="0.0007in solid #000000">
        <style:background-image/>
      </style:table-cell-properties>
    </style:style>
    <style:style style:name="Table59.2" style:family="table-row">
      <style:table-row-properties fo:background-color="#ffffcc">
        <style:background-image/>
      </style:table-row-properties>
    </style:style>
    <style:style style:name="Table5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5" style:family="table-row">
      <style:table-row-properties style:min-row-height="0.0507in" fo:background-color="#ffffcc">
        <style:background-image/>
      </style:table-row-properties>
    </style:style>
    <style:style style:name="Table94" style:family="table">
      <style:table-properties style:width="7.7549in" fo:margin-left="0.0097in" fo:margin-right="-0.009in" table:align="margins" fo:background-color="transparent" style:shadow="#cccccc 0.0236in 0.0236in">
        <style:background-image/>
      </style:table-properties>
    </style:style>
    <style:style style:name="Table94.A" style:family="table-column">
      <style:table-column-properties style:column-width="1.9611in" style:rel-column-width="16573*"/>
    </style:style>
    <style:style style:name="Table94.B" style:family="table-column">
      <style:table-column-properties style:column-width="0.6951in" style:rel-column-width="5877*"/>
    </style:style>
    <style:style style:name="Table94.C" style:family="table-column">
      <style:table-column-properties style:column-width="5.0986in" style:rel-column-width="43085*"/>
    </style:style>
    <style:style style:name="Table94.1" style:family="table-row">
      <style:table-row-properties fo:background-color="#e6e6e6">
        <style:background-image/>
      </style:table-row-properties>
    </style:style>
    <style:style style:name="Table9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4.C1" style:family="table-cell">
      <style:table-cell-properties fo:background-color="transparent" fo:padding-left="0.0785in" fo:padding-right="0.0785in" fo:padding-top="0.0396in" fo:padding-bottom="0.0396in" fo:border="0.0007in solid #000000">
        <style:background-image/>
      </style:table-cell-properties>
    </style:style>
    <style:style style:name="Table94.2" style:family="table-row">
      <style:table-row-properties fo:background-color="#ffffcc">
        <style:background-image/>
      </style:table-row-properties>
    </style:style>
    <style:style style:name="Table9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5" style:family="table">
      <style:table-properties style:width="7.7549in" fo:margin-left="0.0097in" fo:margin-right="-0.009in" table:align="margins" fo:background-color="transparent" style:shadow="#cccccc 0.0236in 0.0236in">
        <style:background-image/>
      </style:table-properties>
    </style:style>
    <style:style style:name="Table95.A" style:family="table-column">
      <style:table-column-properties style:column-width="1.9611in" style:rel-column-width="16573*"/>
    </style:style>
    <style:style style:name="Table95.B" style:family="table-column">
      <style:table-column-properties style:column-width="0.6951in" style:rel-column-width="5877*"/>
    </style:style>
    <style:style style:name="Table95.C" style:family="table-column">
      <style:table-column-properties style:column-width="5.0986in" style:rel-column-width="43085*"/>
    </style:style>
    <style:style style:name="Table95.1" style:family="table-row">
      <style:table-row-properties fo:background-color="#e6e6e6">
        <style:background-image/>
      </style:table-row-properties>
    </style:style>
    <style:style style:name="Table9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5.C1" style:family="table-cell">
      <style:table-cell-properties fo:background-color="transparent" fo:padding-left="0.0785in" fo:padding-right="0.0785in" fo:padding-top="0.0396in" fo:padding-bottom="0.0396in" fo:border="0.0007in solid #000000">
        <style:background-image/>
      </style:table-cell-properties>
    </style:style>
    <style:style style:name="Table95.2" style:family="table-row">
      <style:table-row-properties fo:background-color="#ffffcc">
        <style:background-image/>
      </style:table-row-properties>
    </style:style>
    <style:style style:name="Table9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0" style:family="table">
      <style:table-properties style:width="7.7549in" fo:margin-left="0.0097in" fo:margin-right="-0.009in" table:align="margins" fo:background-color="transparent" style:shadow="#cccccc 0.0236in 0.0236in">
        <style:background-image/>
      </style:table-properties>
    </style:style>
    <style:style style:name="Table60.A" style:family="table-column">
      <style:table-column-properties style:column-width="1.9611in" style:rel-column-width="16573*"/>
    </style:style>
    <style:style style:name="Table60.B" style:family="table-column">
      <style:table-column-properties style:column-width="0.6951in" style:rel-column-width="5877*"/>
    </style:style>
    <style:style style:name="Table60.C" style:family="table-column">
      <style:table-column-properties style:column-width="5.0986in" style:rel-column-width="43085*"/>
    </style:style>
    <style:style style:name="Table60.1" style:family="table-row">
      <style:table-row-properties fo:background-color="#e6e6e6">
        <style:background-image/>
      </style:table-row-properties>
    </style:style>
    <style:style style:name="Table6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0.C1" style:family="table-cell">
      <style:table-cell-properties fo:background-color="transparent" fo:padding-left="0.0785in" fo:padding-right="0.0785in" fo:padding-top="0.0396in" fo:padding-bottom="0.0396in" fo:border="0.0007in solid #000000">
        <style:background-image/>
      </style:table-cell-properties>
    </style:style>
    <style:style style:name="Table60.2" style:family="table-row">
      <style:table-row-properties fo:background-color="#ffffcc">
        <style:background-image/>
      </style:table-row-properties>
    </style:style>
    <style:style style:name="Table6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1" style:family="table">
      <style:table-properties style:width="7.7549in" fo:margin-left="0.0097in" fo:margin-right="-0.009in" table:align="margins" fo:background-color="transparent" style:shadow="#cccccc 0.0236in 0.0236in">
        <style:background-image/>
      </style:table-properties>
    </style:style>
    <style:style style:name="Table61.A" style:family="table-column">
      <style:table-column-properties style:column-width="1.9611in" style:rel-column-width="16573*"/>
    </style:style>
    <style:style style:name="Table61.B" style:family="table-column">
      <style:table-column-properties style:column-width="0.6951in" style:rel-column-width="5877*"/>
    </style:style>
    <style:style style:name="Table61.C" style:family="table-column">
      <style:table-column-properties style:column-width="5.0986in" style:rel-column-width="43085*"/>
    </style:style>
    <style:style style:name="Table61.1" style:family="table-row">
      <style:table-row-properties fo:background-color="#e6e6e6">
        <style:background-image/>
      </style:table-row-properties>
    </style:style>
    <style:style style:name="Table6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1.C1" style:family="table-cell">
      <style:table-cell-properties fo:background-color="transparent" fo:padding-left="0.0785in" fo:padding-right="0.0785in" fo:padding-top="0.0396in" fo:padding-bottom="0.0396in" fo:border="0.0007in solid #000000">
        <style:background-image/>
      </style:table-cell-properties>
    </style:style>
    <style:style style:name="Table61.2" style:family="table-row">
      <style:table-row-properties fo:background-color="#ffffcc">
        <style:background-image/>
      </style:table-row-properties>
    </style:style>
    <style:style style:name="Table6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7" style:family="table">
      <style:table-properties style:width="7.7549in" fo:margin-left="0.0097in" fo:margin-right="-0.009in" table:align="margins" fo:background-color="transparent" style:shadow="#cccccc 0.0236in 0.0236in">
        <style:background-image/>
      </style:table-properties>
    </style:style>
    <style:style style:name="Table67.A" style:family="table-column">
      <style:table-column-properties style:column-width="1.9611in" style:rel-column-width="16573*"/>
    </style:style>
    <style:style style:name="Table67.B" style:family="table-column">
      <style:table-column-properties style:column-width="0.6951in" style:rel-column-width="5877*"/>
    </style:style>
    <style:style style:name="Table67.C" style:family="table-column">
      <style:table-column-properties style:column-width="5.0986in" style:rel-column-width="43085*"/>
    </style:style>
    <style:style style:name="Table67.1" style:family="table-row">
      <style:table-row-properties fo:background-color="#e6e6e6">
        <style:background-image/>
      </style:table-row-properties>
    </style:style>
    <style:style style:name="Table6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7.C1" style:family="table-cell">
      <style:table-cell-properties fo:background-color="transparent" fo:padding-left="0.0785in" fo:padding-right="0.0785in" fo:padding-top="0.0396in" fo:padding-bottom="0.0396in" fo:border="0.0007in solid #000000">
        <style:background-image/>
      </style:table-cell-properties>
    </style:style>
    <style:style style:name="Table67.2" style:family="table-row">
      <style:table-row-properties fo:background-color="#ffffcc">
        <style:background-image/>
      </style:table-row-properties>
    </style:style>
    <style:style style:name="Table6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8" style:family="table">
      <style:table-properties style:width="7.7549in" fo:margin-left="0.0097in" fo:margin-right="-0.009in" table:align="margins" fo:background-color="transparent" style:shadow="#cccccc 0.0236in 0.0236in">
        <style:background-image/>
      </style:table-properties>
    </style:style>
    <style:style style:name="Table68.A" style:family="table-column">
      <style:table-column-properties style:column-width="1.9611in" style:rel-column-width="16573*"/>
    </style:style>
    <style:style style:name="Table68.B" style:family="table-column">
      <style:table-column-properties style:column-width="0.6951in" style:rel-column-width="5877*"/>
    </style:style>
    <style:style style:name="Table68.C" style:family="table-column">
      <style:table-column-properties style:column-width="5.0986in" style:rel-column-width="43085*"/>
    </style:style>
    <style:style style:name="Table68.1" style:family="table-row">
      <style:table-row-properties fo:background-color="#e6e6e6">
        <style:background-image/>
      </style:table-row-properties>
    </style:style>
    <style:style style:name="Table6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8.C1" style:family="table-cell">
      <style:table-cell-properties fo:background-color="transparent" fo:padding-left="0.0785in" fo:padding-right="0.0785in" fo:padding-top="0.0396in" fo:padding-bottom="0.0396in" fo:border="0.0007in solid #000000">
        <style:background-image/>
      </style:table-cell-properties>
    </style:style>
    <style:style style:name="Table68.2" style:family="table-row">
      <style:table-row-properties fo:background-color="#ffffcc">
        <style:background-image/>
      </style:table-row-properties>
    </style:style>
    <style:style style:name="Table6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2" style:family="table">
      <style:table-properties style:width="7.7549in" fo:margin-left="0.0097in" fo:margin-right="-0.009in" table:align="margins" fo:background-color="transparent" style:shadow="#cccccc 0.0236in 0.0236in">
        <style:background-image/>
      </style:table-properties>
    </style:style>
    <style:style style:name="Table62.A" style:family="table-column">
      <style:table-column-properties style:column-width="1.9611in" style:rel-column-width="16573*"/>
    </style:style>
    <style:style style:name="Table62.B" style:family="table-column">
      <style:table-column-properties style:column-width="0.6951in" style:rel-column-width="5877*"/>
    </style:style>
    <style:style style:name="Table62.C" style:family="table-column">
      <style:table-column-properties style:column-width="5.0986in" style:rel-column-width="43085*"/>
    </style:style>
    <style:style style:name="Table62.1" style:family="table-row">
      <style:table-row-properties fo:background-color="#e6e6e6">
        <style:background-image/>
      </style:table-row-properties>
    </style:style>
    <style:style style:name="Table6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2.C1" style:family="table-cell">
      <style:table-cell-properties fo:background-color="transparent" fo:padding-left="0.0785in" fo:padding-right="0.0785in" fo:padding-top="0.0396in" fo:padding-bottom="0.0396in" fo:border="0.0007in solid #000000">
        <style:background-image/>
      </style:table-cell-properties>
    </style:style>
    <style:style style:name="Table62.2" style:family="table-row">
      <style:table-row-properties fo:background-color="#ffffcc">
        <style:background-image/>
      </style:table-row-properties>
    </style:style>
    <style:style style:name="Table6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3" style:family="table">
      <style:table-properties style:width="7.7549in" fo:margin-left="0.0097in" fo:margin-right="-0.009in" table:align="margins" fo:background-color="transparent" style:shadow="#cccccc 0.0236in 0.0236in">
        <style:background-image/>
      </style:table-properties>
    </style:style>
    <style:style style:name="Table63.A" style:family="table-column">
      <style:table-column-properties style:column-width="1.9611in" style:rel-column-width="16573*"/>
    </style:style>
    <style:style style:name="Table63.B" style:family="table-column">
      <style:table-column-properties style:column-width="0.6951in" style:rel-column-width="5877*"/>
    </style:style>
    <style:style style:name="Table63.C" style:family="table-column">
      <style:table-column-properties style:column-width="5.0986in" style:rel-column-width="43085*"/>
    </style:style>
    <style:style style:name="Table63.1" style:family="table-row">
      <style:table-row-properties fo:background-color="#e6e6e6">
        <style:background-image/>
      </style:table-row-properties>
    </style:style>
    <style:style style:name="Table6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3.C1" style:family="table-cell">
      <style:table-cell-properties fo:background-color="transparent" fo:padding-left="0.0785in" fo:padding-right="0.0785in" fo:padding-top="0.0396in" fo:padding-bottom="0.0396in" fo:border="0.0007in solid #000000">
        <style:background-image/>
      </style:table-cell-properties>
    </style:style>
    <style:style style:name="Table63.2" style:family="table-row">
      <style:table-row-properties fo:background-color="#ffffcc">
        <style:background-image/>
      </style:table-row-properties>
    </style:style>
    <style:style style:name="Table6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7" style:family="table">
      <style:table-properties style:width="7.7549in" fo:margin-left="0.0097in" fo:margin-right="-0.009in" table:align="margins" fo:background-color="transparent" style:shadow="#cccccc 0.0236in 0.0236in">
        <style:background-image/>
      </style:table-properties>
    </style:style>
    <style:style style:name="Table97.A" style:family="table-column">
      <style:table-column-properties style:column-width="1.9611in" style:rel-column-width="16573*"/>
    </style:style>
    <style:style style:name="Table97.B" style:family="table-column">
      <style:table-column-properties style:column-width="0.6951in" style:rel-column-width="5877*"/>
    </style:style>
    <style:style style:name="Table97.C" style:family="table-column">
      <style:table-column-properties style:column-width="5.0986in" style:rel-column-width="43085*"/>
    </style:style>
    <style:style style:name="Table97.1" style:family="table-row">
      <style:table-row-properties fo:background-color="#e6e6e6">
        <style:background-image/>
      </style:table-row-properties>
    </style:style>
    <style:style style:name="Table9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7.C1" style:family="table-cell">
      <style:table-cell-properties fo:background-color="transparent" fo:padding-left="0.0785in" fo:padding-right="0.0785in" fo:padding-top="0.0396in" fo:padding-bottom="0.0396in" fo:border="0.0007in solid #000000">
        <style:background-image/>
      </style:table-cell-properties>
    </style:style>
    <style:style style:name="Table97.2" style:family="table-row">
      <style:table-row-properties fo:background-color="#ffffcc">
        <style:background-image/>
      </style:table-row-properties>
    </style:style>
    <style:style style:name="Table9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8" style:family="table">
      <style:table-properties style:width="7.7549in" fo:margin-left="0.0097in" fo:margin-right="-0.009in" table:align="margins" fo:background-color="transparent" style:shadow="#cccccc 0.0236in 0.0236in">
        <style:background-image/>
      </style:table-properties>
    </style:style>
    <style:style style:name="Table98.A" style:family="table-column">
      <style:table-column-properties style:column-width="1.9611in" style:rel-column-width="16573*"/>
    </style:style>
    <style:style style:name="Table98.B" style:family="table-column">
      <style:table-column-properties style:column-width="0.6951in" style:rel-column-width="5877*"/>
    </style:style>
    <style:style style:name="Table98.C" style:family="table-column">
      <style:table-column-properties style:column-width="5.0986in" style:rel-column-width="43085*"/>
    </style:style>
    <style:style style:name="Table98.1" style:family="table-row">
      <style:table-row-properties fo:background-color="#e6e6e6">
        <style:background-image/>
      </style:table-row-properties>
    </style:style>
    <style:style style:name="Table9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8.C1" style:family="table-cell">
      <style:table-cell-properties fo:background-color="transparent" fo:padding-left="0.0785in" fo:padding-right="0.0785in" fo:padding-top="0.0396in" fo:padding-bottom="0.0396in" fo:border="0.0007in solid #000000">
        <style:background-image/>
      </style:table-cell-properties>
    </style:style>
    <style:style style:name="Table98.2" style:family="table-row">
      <style:table-row-properties fo:background-color="#ffffcc">
        <style:background-image/>
      </style:table-row-properties>
    </style:style>
    <style:style style:name="Table9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9" style:family="table">
      <style:table-properties style:width="7.7549in" fo:margin-left="0.0097in" fo:margin-right="-0.009in" table:align="margins" fo:background-color="transparent" style:shadow="#cccccc 0.0236in 0.0236in">
        <style:background-image/>
      </style:table-properties>
    </style:style>
    <style:style style:name="Table99.A" style:family="table-column">
      <style:table-column-properties style:column-width="1.9611in" style:rel-column-width="16573*"/>
    </style:style>
    <style:style style:name="Table99.B" style:family="table-column">
      <style:table-column-properties style:column-width="0.6951in" style:rel-column-width="5877*"/>
    </style:style>
    <style:style style:name="Table99.C" style:family="table-column">
      <style:table-column-properties style:column-width="5.0986in" style:rel-column-width="43085*"/>
    </style:style>
    <style:style style:name="Table99.1" style:family="table-row">
      <style:table-row-properties fo:background-color="#e6e6e6">
        <style:background-image/>
      </style:table-row-properties>
    </style:style>
    <style:style style:name="Table9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9.C1" style:family="table-cell">
      <style:table-cell-properties fo:background-color="transparent" fo:padding-left="0.0785in" fo:padding-right="0.0785in" fo:padding-top="0.0396in" fo:padding-bottom="0.0396in" fo:border="0.0007in solid #000000">
        <style:background-image/>
      </style:table-cell-properties>
    </style:style>
    <style:style style:name="Table99.2" style:family="table-row">
      <style:table-row-properties fo:background-color="#ffffcc">
        <style:background-image/>
      </style:table-row-properties>
    </style:style>
    <style:style style:name="Table9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0" style:family="table">
      <style:table-properties style:width="7.7549in" fo:margin-left="0.0097in" fo:margin-right="-0.009in" table:align="margins" fo:background-color="transparent" style:shadow="#cccccc 0.0236in 0.0236in">
        <style:background-image/>
      </style:table-properties>
    </style:style>
    <style:style style:name="Table100.A" style:family="table-column">
      <style:table-column-properties style:column-width="1.9611in" style:rel-column-width="16573*"/>
    </style:style>
    <style:style style:name="Table100.B" style:family="table-column">
      <style:table-column-properties style:column-width="0.6951in" style:rel-column-width="5877*"/>
    </style:style>
    <style:style style:name="Table100.C" style:family="table-column">
      <style:table-column-properties style:column-width="5.0986in" style:rel-column-width="43085*"/>
    </style:style>
    <style:style style:name="Table100.1" style:family="table-row">
      <style:table-row-properties fo:background-color="#e6e6e6">
        <style:background-image/>
      </style:table-row-properties>
    </style:style>
    <style:style style:name="Table10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0.C1" style:family="table-cell">
      <style:table-cell-properties fo:background-color="transparent" fo:padding-left="0.0785in" fo:padding-right="0.0785in" fo:padding-top="0.0396in" fo:padding-bottom="0.0396in" fo:border="0.0007in solid #000000">
        <style:background-image/>
      </style:table-cell-properties>
    </style:style>
    <style:style style:name="Table100.2" style:family="table-row">
      <style:table-row-properties fo:background-color="#ffffcc">
        <style:background-image/>
      </style:table-row-properties>
    </style:style>
    <style:style style:name="Table10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6" style:family="table">
      <style:table-properties style:width="7.7549in" fo:margin-left="0.0097in" fo:margin-right="-0.009in" table:align="margins" fo:background-color="transparent" style:shadow="#cccccc 0.0236in 0.0236in">
        <style:background-image/>
      </style:table-properties>
    </style:style>
    <style:style style:name="Table116.A" style:family="table-column">
      <style:table-column-properties style:column-width="1.9611in" style:rel-column-width="16573*"/>
    </style:style>
    <style:style style:name="Table116.B" style:family="table-column">
      <style:table-column-properties style:column-width="0.6951in" style:rel-column-width="5877*"/>
    </style:style>
    <style:style style:name="Table116.C" style:family="table-column">
      <style:table-column-properties style:column-width="5.0986in" style:rel-column-width="43085*"/>
    </style:style>
    <style:style style:name="Table116.1" style:family="table-row">
      <style:table-row-properties fo:background-color="#e6e6e6">
        <style:background-image/>
      </style:table-row-properties>
    </style:style>
    <style:style style:name="Table1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6.C1" style:family="table-cell">
      <style:table-cell-properties fo:background-color="transparent" fo:padding-left="0.0785in" fo:padding-right="0.0785in" fo:padding-top="0.0396in" fo:padding-bottom="0.0396in" fo:border="0.0007in solid #000000">
        <style:background-image/>
      </style:table-cell-properties>
    </style:style>
    <style:style style:name="Table116.2" style:family="table-row">
      <style:table-row-properties fo:background-color="#ffffcc">
        <style:background-image/>
      </style:table-row-properties>
    </style:style>
    <style:style style:name="Table1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7" style:family="table">
      <style:table-properties style:width="7.7549in" fo:margin-left="0.0097in" fo:margin-right="-0.009in" table:align="margins" fo:background-color="transparent" style:shadow="#cccccc 0.0236in 0.0236in">
        <style:background-image/>
      </style:table-properties>
    </style:style>
    <style:style style:name="Table117.A" style:family="table-column">
      <style:table-column-properties style:column-width="1.9611in" style:rel-column-width="16573*"/>
    </style:style>
    <style:style style:name="Table117.B" style:family="table-column">
      <style:table-column-properties style:column-width="0.6951in" style:rel-column-width="5877*"/>
    </style:style>
    <style:style style:name="Table117.C" style:family="table-column">
      <style:table-column-properties style:column-width="5.0986in" style:rel-column-width="43085*"/>
    </style:style>
    <style:style style:name="Table117.1" style:family="table-row">
      <style:table-row-properties fo:background-color="#e6e6e6">
        <style:background-image/>
      </style:table-row-properties>
    </style:style>
    <style:style style:name="Table1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7.C1" style:family="table-cell">
      <style:table-cell-properties fo:background-color="transparent" fo:padding-left="0.0785in" fo:padding-right="0.0785in" fo:padding-top="0.0396in" fo:padding-bottom="0.0396in" fo:border="0.0007in solid #000000">
        <style:background-image/>
      </style:table-cell-properties>
    </style:style>
    <style:style style:name="Table117.2" style:family="table-row">
      <style:table-row-properties fo:background-color="#ffffcc">
        <style:background-image/>
      </style:table-row-properties>
    </style:style>
    <style:style style:name="Table1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8" style:family="table">
      <style:table-properties style:width="6.1556in" fo:margin-left="0.7632in" fo:margin-right="0.8403in" table:align="margins" style:shadow="#cccccc 0.0201in 0.0201in"/>
    </style:style>
    <style:style style:name="Table118.A" style:family="table-column">
      <style:table-column-properties style:column-width="6.1556in" style:rel-column-width="65535*"/>
    </style:style>
    <style:style style:name="Table118.A1" style:family="table-cell">
      <style:table-cell-properties fo:background-color="transparent" fo:padding-left="0.1403in" fo:padding-right="0.1201in" fo:padding-top="0.0597in" fo:padding-bottom="0.0597in" fo:border="0.0007in solid #000000">
        <style:background-image/>
      </style:table-cell-properties>
    </style:style>
    <style:style style:name="Table29" style:family="table">
      <style:table-properties style:width="7.7549in" fo:margin-left="0.0097in" fo:margin-right="-0.009in" table:align="margins" fo:background-color="transparent" style:shadow="#cccccc 0.0236in 0.0236in">
        <style:background-image/>
      </style:table-properties>
    </style:style>
    <style:style style:name="Table29.A" style:family="table-column">
      <style:table-column-properties style:column-width="1.9611in" style:rel-column-width="16573*"/>
    </style:style>
    <style:style style:name="Table29.B" style:family="table-column">
      <style:table-column-properties style:column-width="0.6951in" style:rel-column-width="5877*"/>
    </style:style>
    <style:style style:name="Table29.C" style:family="table-column">
      <style:table-column-properties style:column-width="5.0986in" style:rel-column-width="43085*"/>
    </style:style>
    <style:style style:name="Table29.1" style:family="table-row">
      <style:table-row-properties fo:background-color="#e6e6e6">
        <style:background-image/>
      </style:table-row-properties>
    </style:style>
    <style:style style:name="Table2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9.C1" style:family="table-cell">
      <style:table-cell-properties fo:background-color="transparent" fo:padding-left="0.0785in" fo:padding-right="0.0785in" fo:padding-top="0.0396in" fo:padding-bottom="0.0396in" fo:border="0.0007in solid #000000">
        <style:background-image/>
      </style:table-cell-properties>
    </style:style>
    <style:style style:name="Table29.2" style:family="table-row">
      <style:table-row-properties fo:background-color="#ffffcc">
        <style:background-image/>
      </style:table-row-properties>
    </style:style>
    <style:style style:name="Table2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5" style:family="table">
      <style:table-properties style:width="7.7549in" fo:margin-left="0.0097in" fo:margin-right="-0.009in" table:align="margins" fo:background-color="transparent" style:shadow="#cccccc 0.0236in 0.0236in">
        <style:background-image/>
      </style:table-properties>
    </style:style>
    <style:style style:name="Table35.A" style:family="table-column">
      <style:table-column-properties style:column-width="1.9611in" style:rel-column-width="16573*"/>
    </style:style>
    <style:style style:name="Table35.B" style:family="table-column">
      <style:table-column-properties style:column-width="0.6951in" style:rel-column-width="5877*"/>
    </style:style>
    <style:style style:name="Table35.C" style:family="table-column">
      <style:table-column-properties style:column-width="5.0986in" style:rel-column-width="43085*"/>
    </style:style>
    <style:style style:name="Table35.1" style:family="table-row">
      <style:table-row-properties fo:background-color="#e6e6e6">
        <style:background-image/>
      </style:table-row-properties>
    </style:style>
    <style:style style:name="Table3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5.C1" style:family="table-cell">
      <style:table-cell-properties fo:background-color="transparent" fo:padding-left="0.0785in" fo:padding-right="0.0785in" fo:padding-top="0.0396in" fo:padding-bottom="0.0396in" fo:border="0.0007in solid #000000">
        <style:background-image/>
      </style:table-cell-properties>
    </style:style>
    <style:style style:name="Table35.2" style:family="table-row">
      <style:table-row-properties fo:background-color="#ffffcc">
        <style:background-image/>
      </style:table-row-properties>
    </style:style>
    <style:style style:name="Table3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8" style:family="table">
      <style:table-properties style:width="7.7549in" fo:margin-left="0.0097in" fo:margin-right="-0.009in" table:align="margins" fo:background-color="transparent" style:shadow="#cccccc 0.0236in 0.0236in">
        <style:background-image/>
      </style:table-properties>
    </style:style>
    <style:style style:name="Table88.A" style:family="table-column">
      <style:table-column-properties style:column-width="1.9611in" style:rel-column-width="16573*"/>
    </style:style>
    <style:style style:name="Table88.B" style:family="table-column">
      <style:table-column-properties style:column-width="0.6951in" style:rel-column-width="5877*"/>
    </style:style>
    <style:style style:name="Table88.C" style:family="table-column">
      <style:table-column-properties style:column-width="5.0986in" style:rel-column-width="43085*"/>
    </style:style>
    <style:style style:name="Table88.1" style:family="table-row">
      <style:table-row-properties fo:background-color="#e6e6e6">
        <style:background-image/>
      </style:table-row-properties>
    </style:style>
    <style:style style:name="Table8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8.C1" style:family="table-cell">
      <style:table-cell-properties fo:background-color="transparent" fo:padding-left="0.0785in" fo:padding-right="0.0785in" fo:padding-top="0.0396in" fo:padding-bottom="0.0396in" fo:border="0.0007in solid #000000">
        <style:background-image/>
      </style:table-cell-properties>
    </style:style>
    <style:style style:name="Table88.2" style:family="table-row">
      <style:table-row-properties fo:background-color="#ffffcc">
        <style:background-image/>
      </style:table-row-properties>
    </style:style>
    <style:style style:name="Table8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9" style:family="table">
      <style:table-properties style:width="7.7549in" fo:margin-left="0.0097in" fo:margin-right="-0.009in" table:align="margins" fo:background-color="transparent" style:shadow="#cccccc 0.0236in 0.0236in">
        <style:background-image/>
      </style:table-properties>
    </style:style>
    <style:style style:name="Table89.A" style:family="table-column">
      <style:table-column-properties style:column-width="1.9611in" style:rel-column-width="16573*"/>
    </style:style>
    <style:style style:name="Table89.B" style:family="table-column">
      <style:table-column-properties style:column-width="0.6951in" style:rel-column-width="5877*"/>
    </style:style>
    <style:style style:name="Table89.C" style:family="table-column">
      <style:table-column-properties style:column-width="5.0986in" style:rel-column-width="43085*"/>
    </style:style>
    <style:style style:name="Table89.1" style:family="table-row">
      <style:table-row-properties fo:background-color="#e6e6e6">
        <style:background-image/>
      </style:table-row-properties>
    </style:style>
    <style:style style:name="Table8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9.C1" style:family="table-cell">
      <style:table-cell-properties fo:background-color="transparent" fo:padding-left="0.0785in" fo:padding-right="0.0785in" fo:padding-top="0.0396in" fo:padding-bottom="0.0396in" fo:border="0.0007in solid #000000">
        <style:background-image/>
      </style:table-cell-properties>
    </style:style>
    <style:style style:name="Table89.2" style:family="table-row">
      <style:table-row-properties fo:background-color="#ffffcc">
        <style:background-image/>
      </style:table-row-properties>
    </style:style>
    <style:style style:name="Table8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5" style:family="table">
      <style:table-properties style:width="7.7549in" fo:margin-left="0.0097in" fo:margin-right="-0.009in" table:align="margins" fo:background-color="transparent" style:shadow="#cccccc 0.0236in 0.0236in">
        <style:background-image/>
      </style:table-properties>
    </style:style>
    <style:style style:name="Table105.A" style:family="table-column">
      <style:table-column-properties style:column-width="1.9611in" style:rel-column-width="16573*"/>
    </style:style>
    <style:style style:name="Table105.B" style:family="table-column">
      <style:table-column-properties style:column-width="0.6951in" style:rel-column-width="5877*"/>
    </style:style>
    <style:style style:name="Table105.C" style:family="table-column">
      <style:table-column-properties style:column-width="5.0986in" style:rel-column-width="43085*"/>
    </style:style>
    <style:style style:name="Table105.1" style:family="table-row">
      <style:table-row-properties fo:background-color="#e6e6e6">
        <style:background-image/>
      </style:table-row-properties>
    </style:style>
    <style:style style:name="Table10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5.C1" style:family="table-cell">
      <style:table-cell-properties fo:background-color="transparent" fo:padding-left="0.0785in" fo:padding-right="0.0785in" fo:padding-top="0.0396in" fo:padding-bottom="0.0396in" fo:border="0.0007in solid #000000">
        <style:background-image/>
      </style:table-cell-properties>
    </style:style>
    <style:style style:name="Table105.2" style:family="table-row">
      <style:table-row-properties fo:background-color="#ffffcc">
        <style:background-image/>
      </style:table-row-properties>
    </style:style>
    <style:style style:name="Table10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6" style:family="table">
      <style:table-properties style:width="7.7549in" fo:margin-left="0.0097in" fo:margin-right="-0.009in" table:align="margins" fo:background-color="transparent" style:shadow="#cccccc 0.0236in 0.0236in">
        <style:background-image/>
      </style:table-properties>
    </style:style>
    <style:style style:name="Table106.A" style:family="table-column">
      <style:table-column-properties style:column-width="1.9611in" style:rel-column-width="16573*"/>
    </style:style>
    <style:style style:name="Table106.B" style:family="table-column">
      <style:table-column-properties style:column-width="0.6951in" style:rel-column-width="5877*"/>
    </style:style>
    <style:style style:name="Table106.C" style:family="table-column">
      <style:table-column-properties style:column-width="5.0986in" style:rel-column-width="43085*"/>
    </style:style>
    <style:style style:name="Table106.1" style:family="table-row">
      <style:table-row-properties fo:background-color="#e6e6e6">
        <style:background-image/>
      </style:table-row-properties>
    </style:style>
    <style:style style:name="Table10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6.C1" style:family="table-cell">
      <style:table-cell-properties fo:background-color="transparent" fo:padding-left="0.0785in" fo:padding-right="0.0785in" fo:padding-top="0.0396in" fo:padding-bottom="0.0396in" fo:border="0.0007in solid #000000">
        <style:background-image/>
      </style:table-cell-properties>
    </style:style>
    <style:style style:name="Table106.2" style:family="table-row">
      <style:table-row-properties fo:background-color="#ffffcc">
        <style:background-image/>
      </style:table-row-properties>
    </style:style>
    <style:style style:name="Table10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0" style:family="table">
      <style:table-properties style:width="7.7549in" fo:margin-left="0.0097in" fo:margin-right="-0.009in" table:align="margins" fo:background-color="transparent" style:shadow="#cccccc 0.0236in 0.0236in">
        <style:background-image/>
      </style:table-properties>
    </style:style>
    <style:style style:name="Table90.A" style:family="table-column">
      <style:table-column-properties style:column-width="1.9611in" style:rel-column-width="16573*"/>
    </style:style>
    <style:style style:name="Table90.B" style:family="table-column">
      <style:table-column-properties style:column-width="0.6951in" style:rel-column-width="5877*"/>
    </style:style>
    <style:style style:name="Table90.C" style:family="table-column">
      <style:table-column-properties style:column-width="5.0986in" style:rel-column-width="43085*"/>
    </style:style>
    <style:style style:name="Table90.1" style:family="table-row">
      <style:table-row-properties fo:background-color="#e6e6e6">
        <style:background-image/>
      </style:table-row-properties>
    </style:style>
    <style:style style:name="Table9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0.C1" style:family="table-cell">
      <style:table-cell-properties fo:background-color="transparent" fo:padding-left="0.0785in" fo:padding-right="0.0785in" fo:padding-top="0.0396in" fo:padding-bottom="0.0396in" fo:border="0.0007in solid #000000">
        <style:background-image/>
      </style:table-cell-properties>
    </style:style>
    <style:style style:name="Table90.2" style:family="table-row">
      <style:table-row-properties fo:background-color="#ffffcc">
        <style:background-image/>
      </style:table-row-properties>
    </style:style>
    <style:style style:name="Table9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1" style:family="table">
      <style:table-properties style:width="7.7549in" fo:margin-left="0.0097in" fo:margin-right="-0.009in" table:align="margins" fo:background-color="transparent" style:shadow="#cccccc 0.0236in 0.0236in">
        <style:background-image/>
      </style:table-properties>
    </style:style>
    <style:style style:name="Table91.A" style:family="table-column">
      <style:table-column-properties style:column-width="1.9611in" style:rel-column-width="16573*"/>
    </style:style>
    <style:style style:name="Table91.B" style:family="table-column">
      <style:table-column-properties style:column-width="0.6951in" style:rel-column-width="5877*"/>
    </style:style>
    <style:style style:name="Table91.C" style:family="table-column">
      <style:table-column-properties style:column-width="5.0986in" style:rel-column-width="43085*"/>
    </style:style>
    <style:style style:name="Table91.1" style:family="table-row">
      <style:table-row-properties fo:background-color="#e6e6e6">
        <style:background-image/>
      </style:table-row-properties>
    </style:style>
    <style:style style:name="Table9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1.C1" style:family="table-cell">
      <style:table-cell-properties fo:background-color="transparent" fo:padding-left="0.0785in" fo:padding-right="0.0785in" fo:padding-top="0.0396in" fo:padding-bottom="0.0396in" fo:border="0.0007in solid #000000">
        <style:background-image/>
      </style:table-cell-properties>
    </style:style>
    <style:style style:name="Table91.2" style:family="table-row">
      <style:table-row-properties fo:background-color="#ffffcc">
        <style:background-image/>
      </style:table-row-properties>
    </style:style>
    <style:style style:name="Table9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2" style:family="table">
      <style:table-properties style:width="7.7549in" fo:margin-left="0.0097in" fo:margin-right="-0.009in" table:align="margins" fo:background-color="transparent" style:shadow="#cccccc 0.0236in 0.0236in">
        <style:background-image/>
      </style:table-properties>
    </style:style>
    <style:style style:name="Table92.A" style:family="table-column">
      <style:table-column-properties style:column-width="1.9611in" style:rel-column-width="16573*"/>
    </style:style>
    <style:style style:name="Table92.B" style:family="table-column">
      <style:table-column-properties style:column-width="0.6951in" style:rel-column-width="5877*"/>
    </style:style>
    <style:style style:name="Table92.C" style:family="table-column">
      <style:table-column-properties style:column-width="5.0986in" style:rel-column-width="43085*"/>
    </style:style>
    <style:style style:name="Table92.1" style:family="table-row">
      <style:table-row-properties fo:background-color="#e6e6e6">
        <style:background-image/>
      </style:table-row-properties>
    </style:style>
    <style:style style:name="Table9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2.C1" style:family="table-cell">
      <style:table-cell-properties fo:background-color="transparent" fo:padding-left="0.0785in" fo:padding-right="0.0785in" fo:padding-top="0.0396in" fo:padding-bottom="0.0396in" fo:border="0.0007in solid #000000">
        <style:background-image/>
      </style:table-cell-properties>
    </style:style>
    <style:style style:name="Table92.2" style:family="table-row">
      <style:table-row-properties fo:background-color="#ffffcc">
        <style:background-image/>
      </style:table-row-properties>
    </style:style>
    <style:style style:name="Table9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3" style:family="table">
      <style:table-properties style:width="7.7549in" fo:margin-left="0.0097in" fo:margin-right="-0.009in" table:align="margins" fo:background-color="transparent" style:shadow="#cccccc 0.0236in 0.0236in">
        <style:background-image/>
      </style:table-properties>
    </style:style>
    <style:style style:name="Table93.A" style:family="table-column">
      <style:table-column-properties style:column-width="1.9611in" style:rel-column-width="16573*"/>
    </style:style>
    <style:style style:name="Table93.B" style:family="table-column">
      <style:table-column-properties style:column-width="0.6951in" style:rel-column-width="5877*"/>
    </style:style>
    <style:style style:name="Table93.C" style:family="table-column">
      <style:table-column-properties style:column-width="5.0986in" style:rel-column-width="43085*"/>
    </style:style>
    <style:style style:name="Table93.1" style:family="table-row">
      <style:table-row-properties fo:background-color="#e6e6e6">
        <style:background-image/>
      </style:table-row-properties>
    </style:style>
    <style:style style:name="Table9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3.C1" style:family="table-cell">
      <style:table-cell-properties fo:background-color="transparent" fo:padding-left="0.0785in" fo:padding-right="0.0785in" fo:padding-top="0.0396in" fo:padding-bottom="0.0396in" fo:border="0.0007in solid #000000">
        <style:background-image/>
      </style:table-cell-properties>
    </style:style>
    <style:style style:name="Table93.2" style:family="table-row">
      <style:table-row-properties fo:background-color="#ffffcc">
        <style:background-image/>
      </style:table-row-properties>
    </style:style>
    <style:style style:name="Table9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5" style:family="table">
      <style:table-properties style:width="6.8132in" fo:margin-left="0.4792in" fo:margin-right="0.4868in" table:align="margins"/>
    </style:style>
    <style:style style:name="Table115.A" style:family="table-column">
      <style:table-column-properties style:column-width="0.8451in" style:rel-column-width="8129*"/>
    </style:style>
    <style:style style:name="Table115.B" style:family="table-column">
      <style:table-column-properties style:column-width="2.1986in" style:rel-column-width="21148*"/>
    </style:style>
    <style:style style:name="Table115.C" style:family="table-column">
      <style:table-column-properties style:column-width="0.5285in" style:rel-column-width="5083*"/>
    </style:style>
    <style:style style:name="Table115.D" style:family="table-column">
      <style:table-column-properties style:column-width="0.5299in" style:rel-column-width="5096*"/>
    </style:style>
    <style:style style:name="Table115.E" style:family="table-column">
      <style:table-column-properties style:column-width="0.85in" style:rel-column-width="8176*"/>
    </style:style>
    <style:style style:name="Table115.F" style:family="table-column">
      <style:table-column-properties style:column-width="1.8611in" style:rel-column-width="17903*"/>
    </style:style>
    <style:style style:name="Table115.A1" style:family="table-cell">
      <style:table-cell-properties fo:background-color="#f1f1f1" fo:padding="0.0382in" fo:border="0.0007in solid #000000">
        <style:background-image/>
      </style:table-cell-properties>
    </style:style>
    <style:style style:name="Table115.D1" style:family="table-cell">
      <style:table-cell-properties fo:background-color="transparent" fo:padding="0.0382in" fo:border="none">
        <style:background-image/>
      </style:table-cell-properties>
    </style:style>
    <style:style style:name="Table115.2" style:family="table-row">
      <style:table-row-properties style:min-row-height="0.0097in"/>
    </style:style>
    <style:style style:name="Table115.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5.C2" style:family="table-cell">
      <style:table-cell-properties fo:background-color="transparent" fo:padding="0.0382in" fo:border-left="none" fo:border-right="0.0007in solid #000000" fo:border-top="none" fo:border-bottom="0.0007in solid #000000">
        <style:background-image/>
      </style:table-cell-properties>
    </style:style>
    <style:style style:name="Table115.E2"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15.F2"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115.4" style:family="table-row">
      <style:table-row-properties style:min-row-height="0.3in"/>
    </style:style>
    <style:style style:name="Table115.B5" style:family="table-cell">
      <style:table-cell-properties fo:background-color="transparent" fo:padding="0.0382in" fo:border-left="none" fo:border-right="none" fo:border-top="none" fo:border-bottom="0.0007in solid #000000">
        <style:background-image/>
      </style:table-cell-properties>
    </style:style>
    <style:style style:name="Table45" style:family="table">
      <style:table-properties style:width="7.4799in" fo:margin-left="0.1576in" fo:margin-right="0.1417in" table:align="margins"/>
    </style:style>
    <style:style style:name="Table45.A" style:family="table-column">
      <style:table-column-properties style:column-width="7.4799in" style:rel-column-width="65535*"/>
    </style:style>
    <style:style style:name="Table4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2" style:family="table">
      <style:table-properties style:width="7.4799in" fo:margin-left="0.1576in" fo:margin-right="0.1417in" table:align="margins"/>
    </style:style>
    <style:style style:name="Table82.A" style:family="table-column">
      <style:table-column-properties style:column-width="7.4799in" style:rel-column-width="65535*"/>
    </style:style>
    <style:style style:name="Table8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9" style:family="table">
      <style:table-properties style:width="7.7792in"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1.5417in" style:rel-column-width="12987*"/>
    </style:style>
    <style:style style:name="Table9.B" style:family="table-column">
      <style:table-column-properties style:column-width="6.2375in" style:rel-column-width="52548*"/>
    </style:style>
    <style:style style:name="Table9.A1" style:family="table-cell">
      <style:table-cell-properties fo:background-color="transparent" fo:padding-left="0in" fo:padding-right="0in" fo:padding-top="0in" fo:padding-bottom="0.0785in" fo:border="none">
        <style:background-image/>
      </style:table-cell-properties>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left="0in" fo:padding-right="0in" fo:padding-top="0in" fo:padding-bottom="0.0785in" fo:border="none" style:writing-mode="page">
        <style:background-image/>
      </style:table-cell-properties>
    </style:style>
    <style:style style:name="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style style:name="P2" style:family="paragraph" style:parent-style-name="Table_20_Contents">
      <style:text-properties style:font-name="Arial2" fo:font-size="10pt" style:font-size-asian="10pt" style:font-size-complex="10pt"/>
    </style:style>
    <style:style style:name="P3" style:family="paragraph" style:parent-style-name="Table_20_Contents">
      <style:paragraph-properties fo:text-align="center" style:justify-single-word="false"/>
      <style:text-properties style:font-name="Arial2" fo:font-size="10pt" style:font-size-asian="10pt" style:font-size-complex="10pt"/>
    </style:style>
    <style:style style:name="P4" style:family="paragraph" style:parent-style-name="Table_20_Contents">
      <style:paragraph-properties fo:text-align="start" style:justify-single-word="false"/>
      <style:text-properties style:font-name="Arial2" fo:font-size="10pt" style:font-size-asian="10pt" style:font-size-complex="10pt"/>
    </style:style>
    <style:style style:name="P5" style:family="paragraph" style:parent-style-name="Table_20_Content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center"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style:font-name="Arial2" fo:font-size="10pt" fo:font-weight="normal" style:font-size-asian="10pt" style:font-weight-asian="normal" style:font-size-complex="10pt" style:font-weight-complex="normal"/>
    </style:style>
    <style:style style:name="P8"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9" style:family="paragraph" style:parent-style-name="Table_20_Contents">
      <style:paragraph-properties fo:text-align="start" style:justify-single-word="false"/>
      <style:text-properties style:font-name="Arial2" fo:font-size="10pt" fo:font-weight="normal" style:font-size-asian="10pt" style:font-weight-asian="normal" style:font-size-complex="10pt" style:font-weight-complex="normal"/>
    </style:style>
    <style:style style:name="P10" style:family="paragraph" style:parent-style-name="Table_20_Contents">
      <style:paragraph-properties fo:text-align="center" style:justify-single-word="false"/>
      <style:text-properties style:font-name="Arial2" fo:font-size="10pt" fo:font-weight="normal" style:font-name-asian="Arial2" style:font-size-asian="10pt" style:font-weight-asian="normal" style:font-name-complex="Arial2" style:font-size-complex="10pt" style:font-weight-complex="normal"/>
    </style:style>
    <style:style style:name="P11" style:family="paragraph" style:parent-style-name="Table_20_Contents">
      <style:paragraph-properties fo:text-align="center" style:justify-single-word="false"/>
      <style:text-properties style:font-name="Arial2" fo:font-size="10pt" fo:font-style="italic"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style:font-name="Arial2" fo:font-size="10pt" style:font-name-asian="Arial2" style:font-size-asian="10pt" style:font-name-complex="Arial2" style:font-size-complex="10pt"/>
    </style:style>
    <style:style style:name="P13" style:family="paragraph" style:parent-style-name="Table_20_Contents">
      <style:paragraph-properties fo:text-align="center" style:justify-single-word="false"/>
      <style:text-properties style:font-name="Verdana2" fo:font-size="10pt" style:font-size-asian="10pt" style:font-size-complex="10pt"/>
    </style:style>
    <style:style style:name="P14" style:family="paragraph" style:parent-style-name="Table_20_Contents">
      <style:paragraph-properties fo:text-align="center" style:justify-single-word="false"/>
      <style:text-properties style:font-name="Verdana2" fo:font-size="10pt" fo:font-weight="normal" style:font-size-asian="10pt" style:font-weight-asian="normal" style:font-size-complex="10pt" style:font-weight-complex="normal"/>
    </style:style>
    <style:style style:name="P15" style:family="paragraph" style:parent-style-name="Table_20_Contents">
      <style:paragraph-properties fo:text-align="center" style:justify-single-word="false"/>
      <style:text-properties style:font-name="Verdana2"/>
    </style:style>
    <style:style style:name="P16"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7"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18" style:family="paragraph" style:parent-style-name="Table_20_Contents">
      <style:text-properties style:font-name="Courier New" fo:font-weight="bold" style:font-weight-asian="bold" style:font-weight-complex="bold"/>
    </style:style>
    <style:style style:name="P19" style:family="paragraph" style:parent-style-name="Table_20_Contents">
      <style:paragraph-properties fo:text-align="start" style:justify-single-word="false"/>
      <style:text-properties style:font-name="Courier New" fo:font-weight="bold" style:font-weight-asian="bold" style:font-weight-complex="bold"/>
    </style:style>
    <style:style style:name="P20" style:family="paragraph" style:parent-style-name="Table_20_Contents">
      <style:paragraph-properties fo:text-align="start" style:justify-single-word="false"/>
      <style:text-properties style:use-window-font-color="true" style:font-name="Arial2"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1" style:family="paragraph" style:parent-style-name="Table_20_Contents">
      <style:paragraph-properties fo:text-align="start" style:justify-single-word="false"/>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P22" style:family="paragraph" style:parent-style-name="Table_20_Contents">
      <style:paragraph-properties fo:text-align="start"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3" style:family="paragraph" style:parent-style-name="Table_20_Contents">
      <style:paragraph-properties fo:text-align="center"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4" style:family="paragraph" style:parent-style-name="Table_20_Contents">
      <style:paragraph-properties fo:text-align="center" style:justify-single-word="false"/>
      <style:text-properties fo:color="#000000" style:font-name="Verdana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5" style:family="paragraph" style:parent-style-name="Table_20_Contents">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6"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7" style:family="paragraph" style:parent-style-name="Table_20_Contents">
      <style:paragraph-properties fo:text-align="start" style:justify-single-word="false"/>
    </style:style>
    <style:style style:name="P28" style:family="paragraph" style:parent-style-name="Table_20_Contents">
      <style:paragraph-properties fo:text-align="start" style:justify-single-word="false"/>
      <style:text-properties style:font-name="Arial" fo:font-size="10pt" fo:font-style="normal" fo:font-weight="normal" style:font-size-asian="10.5pt" style:font-weight-asian="normal" style:font-size-complex="10pt" style:font-weight-complex="normal"/>
    </style:style>
    <style:style style:name="P29" style:family="paragraph" style:parent-style-name="Table_20_Contents">
      <style:paragraph-properties fo:text-align="center" style:justify-single-word="false"/>
      <style:text-properties style:font-name="Arial" fo:font-size="10pt" style:font-size-asian="10.5pt"/>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center" style:justify-single-word="false"/>
      <style:text-properties fo:font-style="italic" style:font-style-asian="italic" style:font-style-complex="italic"/>
    </style:style>
    <style:style style:name="P32" style:family="paragraph" style:parent-style-name="Table_20_Contents">
      <style:text-properties fo:font-style="normal" style:font-style-asian="normal" style:font-style-complex="normal"/>
    </style:style>
    <style:style style:name="P33" style:family="paragraph" style:parent-style-name="Table_20_Contents">
      <style:text-properties fo:font-style="normal" fo:font-weight="normal" style:font-style-asian="normal" style:font-weight-asian="normal" style:font-style-complex="normal" style:font-weight-complex="normal"/>
    </style:style>
    <style:style style:name="P34" style:family="paragraph" style:parent-style-name="Text_20_body">
      <style:paragraph-properties fo:text-align="center" style:justify-single-word="false"/>
      <style:text-properties style:font-name="Times New Roman" fo:font-size="24pt" style:font-size-asian="24pt" style:font-size-complex="24pt"/>
    </style:style>
    <style:style style:name="P35" style:family="paragraph" style:parent-style-name="Text_20_body">
      <style:paragraph-properties fo:text-align="start" style:justify-single-word="false"/>
      <style:text-properties style:font-name="Times New Roman" fo:font-size="24pt" style:font-size-asian="24pt" style:font-size-complex="24pt"/>
    </style:style>
    <style:style style:name="P36" style:family="paragraph" style:parent-style-name="Text_20_body">
      <style:paragraph-properties fo:text-align="center" style:justify-single-word="false"/>
      <style:text-properties style:font-name="Times New Roman" fo:font-size="36pt" style:font-size-asian="36pt" style:font-size-complex="36pt"/>
    </style:style>
    <style:style style:name="P37" style:family="paragraph" style:parent-style-name="Text_20_body">
      <style:text-properties style:font-name="Times New Roman" fo:font-style="italic" style:font-style-asian="italic" style:font-style-complex="italic"/>
    </style:style>
    <style:style style:name="P38" style:family="paragraph" style:parent-style-name="Text_20_body">
      <style:text-properties style:font-name="Times New Roman" fo:font-style="italic" fo:font-weight="normal" style:font-size-asian="10pt" style:font-style-asian="italic" style:font-weight-asian="normal" style:font-size-complex="10pt" style:font-style-complex="italic" style:font-weight-complex="normal"/>
    </style:style>
    <style:style style:name="P39" style:family="paragraph" style:parent-style-name="Text_20_body">
      <style:paragraph-properties fo:text-align="start" style:justify-single-word="false"/>
    </style:style>
    <style:style style:name="P40" style:family="paragraph" style:parent-style-name="Text_20_body">
      <style:paragraph-properties fo:text-align="start" style:justify-single-word="false">
        <style:tab-stops>
          <style:tab-stop style:position="0.3299in"/>
        </style:tab-stops>
      </style:paragraph-properties>
    </style:style>
    <style:style style:name="P41" style:family="paragraph" style:parent-style-name="Text_20_body">
      <style:text-properties fo:font-weight="normal" style:font-weight-asian="normal" style:font-weight-complex="normal"/>
    </style:style>
    <style:style style:name="P42" style:family="paragraph" style:parent-style-name="Text_20_body">
      <style:paragraph-properties>
        <style:tab-stops>
          <style:tab-stop style:position="0.3299in"/>
        </style:tab-stops>
      </style:paragraph-properties>
      <style:text-properties fo:font-weight="normal" style:font-weight-asian="normal" style:font-weight-complex="normal"/>
    </style:style>
    <style:style style:name="P43" style:family="paragraph" style:parent-style-name="Text_20_body">
      <style:paragraph-properties fo:text-align="start" style:justify-single-word="false">
        <style:tab-stops>
          <style:tab-stop style:position="0.3299in"/>
        </style:tab-stops>
      </style:paragraph-properties>
      <style:text-properties fo:font-weight="normal" style:font-weight-asian="normal" style:font-weight-complex="normal"/>
    </style:style>
    <style:style style:name="P44" style:family="paragraph" style:parent-style-name="Text_20_body">
      <style:text-properties fo:font-style="normal" style:font-style-asian="normal" style:font-style-complex="normal"/>
    </style:style>
    <style:style style:name="P45" style:family="paragraph" style:parent-style-name="Text_20_body">
      <style:paragraph-properties fo:text-align="start" style:justify-single-word="false"/>
      <style:text-properties fo:font-style="normal" style:font-style-asian="normal" style:font-style-complex="normal"/>
    </style:style>
    <style:style style:name="P46" style:family="paragraph" style:parent-style-name="Text_20_body">
      <style:paragraph-properties>
        <style:tab-stops>
          <style:tab-stop style:position="2.1575in"/>
        </style:tab-stops>
      </style:paragraph-properties>
      <style:text-properties fo:font-style="normal" style:font-style-asian="normal" style:font-style-complex="normal"/>
    </style:style>
    <style:style style:name="P47" style:family="paragraph" style:parent-style-name="Text_20_body">
      <style:text-properties fo:font-style="normal" fo:font-weight="normal" style:font-style-asian="normal" style:font-weight-asian="normal" style:font-style-complex="normal" style:font-weight-complex="normal"/>
    </style:style>
    <style:style style:name="P48" style:family="paragraph" style:parent-style-name="Text_20_body">
      <style:paragraph-properties>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9" style:family="paragraph" style:parent-style-name="Text_20_body">
      <style:paragraph-properties fo:text-align="start" style:justify-single-word="false">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50" style:family="paragraph" style:parent-style-name="Text_20_body">
      <style:paragraph-properties>
        <style:tab-stops>
          <style:tab-stop style:position="0.3299in"/>
        </style:tab-stops>
      </style:paragraph-properties>
    </style:style>
    <style:style style:name="P51" style:family="paragraph" style:parent-style-name="Text_20_body">
      <style:text-properties style:font-name="Arial2" fo:font-size="10pt" fo:font-weight="normal" style:font-size-asian="10pt" style:font-weight-asian="normal" style:font-size-complex="10pt" style:font-weight-complex="normal"/>
    </style:style>
    <style:style style:name="P52" style:family="paragraph" style:parent-style-name="Text_20_body">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3" style:family="paragraph" style:parent-style-name="Text_20_body">
      <style:paragraph-properties>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4" style:family="paragraph" style:parent-style-name="Text_20_body">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5" style:family="paragraph" style:parent-style-name="Text_20_body">
      <style:paragraph-properties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6" style:family="paragraph" style:parent-style-name="Text_20_body">
      <style:paragraph-properties>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7" style:family="paragraph" style:parent-style-name="Text_20_body">
      <style:text-properties style:font-name="Arial2" fo:font-size="10pt" style:font-size-asian="10pt" style:font-size-complex="10pt"/>
    </style:style>
    <style:style style:name="P58" style:family="paragraph" style:parent-style-name="Text_20_body">
      <style:text-properties style:font-name="Arial2" fo:font-weight="normal" style:font-weight-asian="normal" style:font-weight-complex="normal"/>
    </style:style>
    <style:style style:name="P59" style:family="paragraph" style:parent-style-name="Text_20_body">
      <style:paragraph-properties>
        <style:tab-stops>
          <style:tab-stop style:position="0.3299in"/>
        </style:tab-stops>
      </style:paragraph-properties>
      <style:text-properties style:font-name="Arial2" fo:font-weight="normal" style:font-weight-asian="normal" style:font-weight-complex="normal"/>
    </style:style>
    <style:style style:name="P60" style:family="paragraph" style:parent-style-name="Text_20_body">
      <style:text-properties style:font-name="Arial2" fo:font-style="normal" style:font-style-asian="normal" style:font-style-complex="normal"/>
    </style:style>
    <style:style style:name="P61" style:family="paragraph" style:parent-style-name="Text_20_body">
      <style:text-properties style:font-name="Arial2" fo:font-style="normal" fo:font-weight="normal" style:font-style-asian="normal" style:font-weight-asian="normal" style:font-style-complex="normal" style:font-weight-complex="normal"/>
    </style:style>
    <style:style style:name="P62" style:family="paragraph" style:parent-style-name="Text_20_body">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63" style:family="paragraph" style:parent-style-name="Text_20_body">
      <style:paragraph-properties fo:text-align="start" style:justify-single-word="false">
        <style:tab-stops>
          <style:tab-stop style:position="0.3299in"/>
        </style:tab-stops>
      </style:paragraph-properties>
      <style:text-properties style:font-name="Arial2" fo:font-style="italic" fo:font-weight="normal" style:font-style-asian="italic" style:font-weight-asian="normal" style:font-style-complex="italic" style:font-weight-complex="normal"/>
    </style:style>
    <style:style style:name="P64" style:family="paragraph" style:parent-style-name="Text_20_body">
      <style:text-properties fo:font-style="italic" style:font-style-asian="italic" style:font-style-complex="italic"/>
    </style:style>
    <style:style style:name="P65" style:family="paragraph" style:parent-style-name="Text_20_body">
      <style:paragraph-properties fo:text-align="center" style:justify-single-word="false"/>
      <style:text-properties fo:font-style="italic" style:font-style-asian="italic" style:font-style-complex="italic"/>
    </style:style>
    <style:style style:name="P66" style:family="paragraph" style:parent-style-name="Text_20_body">
      <style:text-properties style:font-name="Courier New" fo:font-style="normal" fo:font-weight="bold" style:font-style-asian="normal" style:font-weight-asian="bold" style:font-style-complex="normal" style:font-weight-complex="bold"/>
    </style:style>
    <style:style style:name="P67" style:family="paragraph" style:parent-style-name="Text_20_body">
      <style:paragraph-properties>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8" style:family="paragraph" style:parent-style-name="Text_20_body">
      <style:paragraph-properties fo:text-align="start" style:justify-single-word="false">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9" style:family="paragraph" style:parent-style-name="Text_20_body">
      <style:text-properties style:font-name="Verdana2" fo:font-size="16pt" style:font-size-asian="16pt" style:font-size-complex="16pt"/>
    </style:style>
    <style:style style:name="P70" style:family="paragraph" style:parent-style-name="Text_20_body">
      <style:text-properties fo:language="en" fo:country="US"/>
    </style:style>
    <style:style style:name="P71" style:family="paragraph" style:parent-style-name="Text_20_body">
      <style:text-properties fo:font-variant="normal" fo:text-transform="none" fo:color="#000000" fo:letter-spacing="normal"/>
    </style:style>
    <style:style style:name="P72" style:family="paragraph" style:parent-style-name="Text_20_body">
      <style:paragraph-properties fo:margin-top="0in" fo:margin-bottom="0in"/>
    </style:style>
    <style:style style:name="P73" style:family="paragraph" style:parent-style-name="Text_20_body">
      <style:paragraph-properties fo:margin-top="0in" fo:margin-bottom="0in" fo:text-align="start" style:justify-single-word="false"/>
    </style:style>
    <style:style style:name="P74" style:family="paragraph" style:parent-style-name="Text_20_body">
      <style:paragraph-properties fo:margin-top="0in" fo:margin-bottom="0in" fo:text-align="start" style:justify-single-word="false">
        <style:tab-stops>
          <style:tab-stop style:position="0.3299in"/>
        </style:tab-stops>
      </style:paragraph-properties>
    </style:style>
    <style:style style:name="P75"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style>
    <style:style style:name="P76" style:family="paragraph" style:parent-style-name="Text_20_body">
      <style:paragraph-properties fo:margin-top="0in" fo:margin-bottom="0in" fo:text-align="start" style:justify-single-word="false">
        <style:tab-stops>
          <style:tab-stop style:position="2.2083in"/>
        </style:tab-stops>
      </style:paragraph-properties>
    </style:style>
    <style:style style:name="P77" style:family="paragraph" style:parent-style-name="Text_20_body">
      <style:paragraph-properties fo:margin-top="0in" fo:margin-bottom="0in">
        <style:tab-stops>
          <style:tab-stop style:position="4.5654in"/>
        </style:tab-stops>
      </style:paragraph-properties>
    </style:style>
    <style:style style:name="P78" style:family="paragraph" style:parent-style-name="Text_20_body">
      <style:paragraph-properties fo:margin-top="0in" fo:margin-bottom="0in">
        <style:tab-stops>
          <style:tab-stop style:position="4.5654in"/>
        </style:tab-stops>
      </style:paragraph-properties>
      <style:text-properties style:font-name="Arial2" fo:font-size="10pt" style:font-name-asian="HJLJEC+TimesNewRomanPSMT" style:font-size-asian="10pt" style:font-name-complex="HJLJEC+TimesNewRomanPSMT" style:font-size-complex="10pt"/>
    </style:style>
    <style:style style:name="P79" style:family="paragraph" style:parent-style-name="Text_20_body">
      <style:paragraph-properties fo:margin-top="0in" fo:margin-bottom="0in" fo:text-align="start" style:justify-single-word="false"/>
      <style:text-properties style:font-name="Arial2" fo:font-size="10pt" style:font-size-asian="10pt" style:font-size-complex="10pt"/>
    </style:style>
    <style:style style:name="P80"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text-properties style:font-name="Arial2" fo:font-size="10pt" style:font-size-asian="10pt" style:font-size-complex="10pt"/>
    </style:style>
    <style:style style:name="P81" style:family="paragraph" style:parent-style-name="Text_20_body">
      <style:paragraph-properties fo:margin-top="0in" fo:margin-bottom="0in">
        <style:tab-stops>
          <style:tab-stop style:position="0.4937in"/>
          <style:tab-stop style:position="1.0071in"/>
          <style:tab-stop style:position="2.0929in"/>
        </style:tab-stops>
      </style:paragraph-properties>
    </style:style>
    <style:style style:name="P82" style:family="paragraph" style:parent-style-name="Text_20_body">
      <style:paragraph-properties fo:margin-top="0in" fo:margin-bottom="0in">
        <style:tab-stops>
          <style:tab-stop style:position="0.4937in"/>
          <style:tab-stop style:position="1.0071in"/>
          <style:tab-stop style:position="2.0929in"/>
          <style:tab-stop style:position="5.0374in"/>
        </style:tab-stops>
      </style:paragraph-properties>
    </style:style>
    <style:style style:name="P83" style:family="paragraph" style:parent-style-name="Standard">
      <style:paragraph-properties fo:margin-top="0in" fo:margin-bottom="0in" fo:text-align="start" style:justify-single-word="false">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84" style:family="paragraph" style:parent-style-name="Table_20_Contents">
      <style:paragraph-properties fo:margin-top="0in" fo:margin-bottom="0.0075in"/>
      <style:text-properties style:font-name="Arial2" fo:font-size="10pt" style:font-size-asian="10pt" style:font-size-complex="10pt"/>
    </style:style>
    <style:style style:name="P85" style:family="paragraph" style:parent-style-name="Standard">
      <style:text-properties style:font-name="Arial2" fo:font-size="10pt" style:font-size-asian="10pt" style:font-size-complex="10pt"/>
    </style:style>
    <style:style style:name="P86" style:family="paragraph" style:parent-style-name="Standard">
      <style:paragraph-properties>
        <style:tab-stops>
          <style:tab-stop style:position="2.3398in"/>
        </style:tab-stops>
      </style:paragraph-properties>
      <style:text-properties style:font-name="Arial2" fo:font-size="10pt" style:font-size-asian="10pt" style:font-size-complex="10pt"/>
    </style:style>
    <style:style style:name="P87" style:family="paragraph" style:parent-style-name="Standard">
      <style:paragraph-properties fo:text-align="start" style:justify-single-word="false"/>
      <style:text-properties style:font-name="Arial2"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P88" style:family="paragraph" style:parent-style-name="Standard">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89" style:family="paragraph" style:parent-style-name="Standard">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90" style:family="paragraph" style:parent-style-name="Standard">
      <style:text-properties style:font-name="Arial2" fo:font-size="10pt" fo:font-weight="normal" style:font-size-asian="10pt" style:font-weight-asian="normal" style:font-size-complex="10pt" style:font-weight-complex="normal"/>
    </style:style>
    <style:style style:name="P91" style:family="paragraph" style:parent-style-name="Standard">
      <style:text-properties style:font-name="Arial2" fo:font-style="normal" fo:font-weight="normal" style:font-style-asian="normal" style:font-weight-asian="normal" style:font-style-complex="normal" style:font-weight-complex="normal"/>
    </style:style>
    <style:style style:name="P92" style:family="paragraph" style:parent-style-name="Standard">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93" style:family="paragraph" style:parent-style-name="Standard">
      <style:text-properties style:font-name="Arial2" fo:font-style="normal" style:font-style-asian="normal" style:font-style-complex="normal"/>
    </style:style>
    <style:style style:name="P94" style:family="paragraph" style:parent-style-name="Standard">
      <style:text-properties style:font-name="Arial2" fo:font-weight="normal" style:font-weight-asian="normal" style:font-weight-complex="normal"/>
    </style:style>
    <style:style style:name="P95" style:family="paragraph" style:parent-style-name="Standard">
      <style:text-properties style:font-name="Arial2" fo:font-style="italic" fo:font-weight="normal" style:font-style-asian="italic" style:font-weight-asian="normal" style:font-style-complex="italic" style:font-weight-complex="normal"/>
    </style:style>
    <style:style style:name="P96" style:family="paragraph" style:parent-style-name="Standard">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97" style:family="paragraph" style:parent-style-name="Standard">
      <style:text-properties fo:font-style="italic" fo:font-weight="normal" style:font-style-asian="italic" style:font-weight-asian="normal" style:font-style-complex="italic" style:font-weight-complex="normal"/>
    </style:style>
    <style:style style:name="P98" style:family="paragraph" style:parent-style-name="Standard">
      <style:text-properties fo:font-style="italic" style:font-style-asian="italic" style:font-style-complex="italic"/>
    </style:style>
    <style:style style:name="P99" style:family="paragraph" style:parent-style-name="Standard">
      <style:paragraph-properties fo:text-align="center" style:justify-single-word="false"/>
      <style:text-properties fo:font-style="italic" style:font-style-asian="italic" style:font-style-complex="italic"/>
    </style:style>
    <style:style style:name="P100" style:family="paragraph" style:parent-style-name="Standard">
      <style:text-properties style:font-name="Courier New" fo:font-weight="bold" style:font-size-asian="10pt" style:font-weight-asian="bold" style:font-size-complex="10pt" style:font-weight-complex="bold"/>
    </style:style>
    <style:style style:name="P101" style:family="paragraph" style:parent-style-name="Standard">
      <style:text-properties style:font-name="Courier New" fo:font-weight="bold" style:font-weight-asian="bold" style:font-weight-complex="bold"/>
    </style:style>
    <style:style style:name="P102" style:family="paragraph" style:parent-style-name="Standard">
      <style:paragraph-properties fo:text-align="start"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103" style:family="paragraph" style:parent-style-name="Standard">
      <style:text-properties style:font-name="Courier New" fo:font-style="normal" fo:font-weight="bold" style:font-size-asian="10pt" style:font-style-asian="normal" style:font-weight-asian="bold" style:font-size-complex="10pt" style:font-style-complex="normal" style:font-weight-complex="bold"/>
    </style:style>
    <style:style style:name="P104" style:family="paragraph" style:parent-style-name="Standard">
      <style:paragraph-properties fo:text-align="center" style:justify-single-word="false"/>
    </style:style>
    <style:style style:name="P105" style:family="paragraph" style:parent-style-name="Standard">
      <style:paragraph-properties>
        <style:tab-stops>
          <style:tab-stop style:position="0.3299in"/>
        </style:tab-stops>
      </style:paragraph-properties>
    </style:style>
    <style:style style:name="P106" style:family="paragraph" style:parent-style-name="Standard">
      <style:text-properties fo:font-weight="normal" style:font-weight-asian="normal" style:font-weight-complex="normal"/>
    </style:style>
    <style:style style:name="P107" style:family="paragraph" style:parent-style-name="Standard">
      <style:paragraph-properties>
        <style:tab-stops>
          <style:tab-stop style:position="0.3299in"/>
        </style:tab-stops>
      </style:paragraph-properties>
      <style:text-properties fo:font-weight="normal" style:font-weight-asian="normal" style:font-weight-complex="normal"/>
    </style:style>
    <style:style style:name="P108" style:family="paragraph" style:parent-style-name="Standard">
      <style:paragraph-properties fo:text-align="center" style:justify-single-word="false"/>
      <style:text-properties style:font-name="Verdana2"/>
    </style:style>
    <style:style style:name="P109" style:family="paragraph" style:parent-style-name="Standard">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10" style:family="paragraph" style:parent-style-name="Text_20_body">
      <style:paragraph-properties fo:break-before="page"/>
    </style:style>
    <style:style style:name="P111" style:family="paragraph" style:parent-style-name="Text_20_body">
      <style:paragraph-properties fo:text-align="start" style:justify-single-word="false" fo:break-before="page"/>
      <style:text-properties style:font-name="Arial2" fo:font-style="italic" fo:font-weight="normal" style:font-style-asian="italic" style:font-weight-asian="normal" style:font-style-complex="italic" style:font-weight-complex="normal"/>
    </style:style>
    <style:style style:name="P112" style:family="paragraph" style:parent-style-name="Text_20_body">
      <style:paragraph-properties fo:break-before="page">
        <style:tab-stops>
          <style:tab-stop style:position="0.3299in"/>
        </style:tab-stops>
      </style:paragraph-properties>
    </style:style>
    <style:style style:name="P113" style:family="paragraph" style:parent-style-name="Text_20_body">
      <style:paragraph-properties fo:break-before="page">
        <style:tab-stops>
          <style:tab-stop style:position="2.1575in"/>
        </style:tab-stops>
      </style:paragraph-properties>
    </style:style>
    <style:style style:name="P114" style:family="paragraph" style:parent-style-name="Standard">
      <style:paragraph-properties fo:break-before="page"/>
    </style:style>
    <style:style style:name="P115" style:family="paragraph" style:parent-style-name="Standard">
      <style:paragraph-properties fo:break-before="page"/>
      <style:text-properties style:font-name="Arial2" fo:font-size="10pt" fo:font-weight="normal" style:font-size-asian="10pt" style:font-weight-asian="normal" style:font-size-complex="10pt" style:font-weight-complex="normal"/>
    </style:style>
    <style:style style:name="P116" style:family="paragraph" style:parent-style-name="Contents_20_Heading">
      <style:paragraph-properties fo:break-before="page"/>
    </style:style>
    <style:style style:name="P117" style:family="paragraph" style:parent-style-name="Text_20_body">
      <style:paragraph-properties fo:margin-left="0.4437in" fo:margin-right="0in" fo:margin-top="0.0783in" fo:margin-bottom="0.0783in" fo:text-indent="0in" style:auto-text-indent="false"/>
    </style:style>
    <style:style style:name="P118" style:family="paragraph" style:parent-style-name="Text_20_body">
      <style:paragraph-properties fo:margin-left="0.4437in" fo:margin-right="0in" fo:text-indent="0in" style:auto-text-indent="false"/>
    </style:style>
    <style:style style:name="P119" style:family="paragraph" style:parent-style-name="Text_20_body">
      <style:paragraph-properties fo:margin-left="-0.011in" fo:margin-right="0in" fo:margin-top="0.0783in" fo:margin-bottom="0.0783in" fo:text-align="center" style:justify-single-word="false" fo:text-indent="0in" style:auto-text-indent="false"/>
      <style:text-properties style:font-name="Arial2" fo:font-style="italic" fo:font-weight="normal" style:font-style-asian="italic" style:font-weight-asian="normal" style:font-style-complex="italic" style:font-weight-complex="normal"/>
    </style:style>
    <style:style style:name="P120" style:family="paragraph" style:parent-style-name="Text_20_body">
      <style:paragraph-properties fo:margin-left="0in" fo:margin-right="0in" fo:margin-top="0in" fo:margin-bottom="0.0783in" fo:text-indent="0in" style:auto-text-indent="false">
        <style:tab-stops>
          <style:tab-stop style:position="0.0181in"/>
        </style:tab-stops>
      </style:paragraph-properties>
    </style:style>
    <style:style style:name="P121"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style>
    <style:style style:name="P122"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text-properties fo:font-weight="normal" style:font-weight-asian="normal" style:font-weight-complex="normal"/>
    </style:style>
    <style:style style:name="P123" style:family="paragraph" style:parent-style-name="Text_20_body">
      <style:paragraph-properties fo:margin-left="0in" fo:margin-right="0in" fo:margin-top="0.0398in" fo:margin-bottom="0.0398in" fo:text-indent="0in" style:auto-text-indent="false"/>
      <style:text-properties fo:font-weight="normal" style:font-weight-asian="normal" style:font-weight-complex="normal"/>
    </style:style>
    <style:style style:name="P124" style:family="paragraph" style:parent-style-name="Text_20_body">
      <style:paragraph-properties fo:margin-left="0in" fo:margin-right="0in" fo:margin-top="0in" fo:margin-bottom="0.0402in" fo:text-indent="0in" style:auto-text-indent="false">
        <style:tab-stops>
          <style:tab-stop style:position="0.3299in"/>
        </style:tab-stops>
      </style:paragraph-properties>
    </style:style>
    <style:style style:name="P125" style:family="paragraph" style:parent-style-name="Text_20_body">
      <style:paragraph-properties fo:margin-left="0in" fo:margin-right="0in" fo:margin-top="0in" fo:margin-bottom="0.0799in" fo:text-indent="0in" style:auto-text-indent="false">
        <style:tab-stops>
          <style:tab-stop style:position="0.4937in"/>
          <style:tab-stop style:position="1.0071in"/>
          <style:tab-stop style:position="2.0835in"/>
        </style:tab-stops>
      </style:paragraph-properties>
    </style:style>
    <style:style style:name="P126" style:family="paragraph" style:parent-style-name="Text_20_body">
      <style:paragraph-properties fo:margin-left="0in" fo:margin-right="0in" fo:margin-top="0in" fo:margin-bottom="0in" fo:text-indent="0in" style:auto-text-indent="false"/>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127" style:family="paragraph" style:parent-style-name="Text_20_body">
      <style:paragraph-properties fo:margin-left="0in" fo:margin-right="0in" fo:margin-top="0in" fo:margin-bottom="0in" fo:text-align="start" style:justify-single-word="false" fo:text-indent="0in" style:auto-text-indent="false" fo:background-color="transparent">
        <style:background-image/>
      </style:paragraph-properties>
    </style:style>
    <style:style style:name="P128"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style>
    <style:style style:name="P129"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130" style:family="paragraph" style:parent-style-name="Text_20_body">
      <style:paragraph-properties fo:margin-top="0.0783in" fo:margin-bottom="0.0783in"/>
    </style:style>
    <style:style style:name="P131" style:family="paragraph" style:parent-style-name="Standard">
      <style:paragraph-properties fo:margin-left="0.1654in" fo:margin-right="0.2335in" fo:text-indent="0in" style:auto-text-indent="false"/>
    </style:style>
    <style:style style:name="P132" style:family="paragraph" style:parent-style-name="Text_20_body">
      <style:paragraph-properties fo:margin-left="0.1654in" fo:margin-right="0.2335in" fo:text-indent="0in" style:auto-text-indent="false"/>
    </style:style>
    <style:style style:name="P133" style:family="paragraph" style:parent-style-name="Text_20_body">
      <style:paragraph-properties fo:margin-left="0.1654in" fo:margin-right="0.2335in" fo:text-indent="0in" style:auto-text-indent="false">
        <style:tab-stops>
          <style:tab-stop style:position="0.3299in"/>
        </style:tab-stops>
      </style:paragraph-properties>
    </style:style>
    <style:style style:name="P134" style:family="paragraph" style:parent-style-name="Text_20_body">
      <style:paragraph-properties fo:margin-left="0.1654in" fo:margin-right="0.2335in" fo:margin-top="0in" fo:margin-bottom="0.0598in" fo:text-indent="0in" style:auto-text-indent="false"/>
    </style:style>
    <style:style style:name="P135" style:family="paragraph" style:parent-style-name="Text_20_body">
      <style:paragraph-properties fo:margin-left="0.1654in" fo:margin-right="0.2335in" fo:margin-top="0in" fo:margin-bottom="0.1201in" fo:text-indent="0in" style:auto-text-indent="false"/>
    </style:style>
    <style:style style:name="P136" style:family="paragraph" style:parent-style-name="Standard">
      <style:paragraph-properties fo:margin-top="0in" fo:margin-bottom="0.1575in"/>
    </style:style>
    <style:style style:name="P137" style:family="paragraph" style:parent-style-name="Standard">
      <style:paragraph-properties fo:margin-top="0in" fo:margin-bottom="0.1575in"/>
      <style:text-properties style:font-name="Arial" fo:font-weight="normal" style:font-name-asian="DejaVu Sans" style:font-weight-asian="normal" style:font-name-complex="DejaVu Sans" style:font-weight-complex="normal"/>
    </style:style>
    <style:style style:name="P138" style:family="paragraph" style:parent-style-name="Text_20_body">
      <style:paragraph-properties fo:margin-top="0in" fo:margin-bottom="0.1575in"/>
    </style:style>
    <style:style style:name="P139" style:family="paragraph" style:parent-style-name="Text_20_body">
      <style:paragraph-properties fo:margin-top="0in" fo:margin-bottom="0.1575in"/>
      <style:text-properties style:font-name="Arial" fo:font-weight="normal" style:font-name-asian="DejaVu Sans" style:font-weight-asian="normal" style:font-name-complex="DejaVu Sans" style:font-weight-complex="normal"/>
    </style:style>
    <style:style style:name="P140" style:family="paragraph" style:parent-style-name="Text_20_body">
      <style:paragraph-properties fo:margin-left="0.0563in" fo:margin-right="0.0016in" fo:margin-top="0.0799in" fo:margin-bottom="0.0402in" fo:text-indent="0in" style:auto-text-indent="false"/>
    </style:style>
    <style:style style:name="P141" style:family="paragraph" style:parent-style-name="Text_20_body">
      <style:paragraph-properties fo:margin-left="0.0563in" fo:margin-right="0.0016in" fo:margin-top="0.0402in" fo:margin-bottom="0.0598in" fo:text-indent="0in" style:auto-text-indent="false"/>
    </style:style>
    <style:style style:name="P142" style:family="paragraph" style:parent-style-name="Text_20_body">
      <style:paragraph-properties fo:margin-left="0.0563in" fo:margin-right="0.0016in" fo:margin-top="0.0402in" fo:margin-bottom="0.0402in" fo:text-indent="0in" style:auto-text-indent="false"/>
    </style:style>
    <style:style style:name="P143" style:family="paragraph" style:parent-style-name="Text_20_body">
      <style:paragraph-properties fo:margin-left="0.0563in" fo:margin-right="0.0016in" fo:margin-top="0.0402in" fo:margin-bottom="0.0799in" fo:text-indent="0in" style:auto-text-indent="false"/>
    </style:style>
    <style:style style:name="P144" style:family="paragraph" style:parent-style-name="Text_20_body">
      <style:paragraph-properties fo:margin-left="0.0311in" fo:margin-right="0.0016in" fo:margin-top="0.0799in" fo:margin-bottom="0.0402in" fo:text-indent="0in" style:auto-text-indent="false"/>
      <style:text-properties style:font-name="Arial2" fo:font-weight="normal" style:font-weight-asian="normal" style:font-weight-complex="normal"/>
    </style:style>
    <style:style style:name="P145" style:family="paragraph" style:parent-style-name="Text_20_body">
      <style:paragraph-properties fo:margin-left="0.0311in" fo:margin-right="0.0016in" fo:margin-top="0.0598in" fo:margin-bottom="0.0598in" fo:text-indent="0in" style:auto-text-indent="false"/>
      <style:text-properties style:font-name="Arial2" fo:font-weight="normal" style:font-weight-asian="normal" style:font-weight-complex="normal"/>
    </style:style>
    <style:style style:name="P146" style:family="paragraph" style:parent-style-name="Text_20_body">
      <style:paragraph-properties fo:margin-left="0.0311in" fo:margin-right="0.0016in" fo:margin-top="0.0201in" fo:margin-bottom="0.0598in" fo:text-indent="0in" style:auto-text-indent="false"/>
      <style:text-properties style:font-name="Arial2" fo:font-weight="normal" style:font-weight-asian="normal" style:font-weight-complex="normal"/>
    </style:style>
    <style:style style:name="P147" style:family="paragraph" style:parent-style-name="Table_20_Contents">
      <style:paragraph-properties fo:margin-top="0.0598in" fo:margin-bottom="0in"/>
    </style:style>
    <style:style style:name="P148" style:family="paragraph" style:parent-style-name="Text_20_body">
      <style:paragraph-properties fo:margin-left="0.2146in" fo:margin-right="-0.002in" fo:margin-top="0in" fo:margin-bottom="0.1575in" fo:text-indent="0in" style:auto-text-indent="false">
        <style:tab-stops>
          <style:tab-stop style:position="4.5366in"/>
        </style:tab-stops>
      </style:paragraph-properties>
    </style:style>
    <style:style style:name="P149" style:family="paragraph" style:parent-style-name="Text_20_body">
      <style:paragraph-properties fo:margin-left="0.0028in" fo:margin-right="-0.0028in" fo:margin-top="0in" fo:margin-bottom="0in" fo:text-align="start" style:justify-single-word="false" fo:text-indent="0in" style:auto-text-indent="false">
        <style:tab-stops>
          <style:tab-stop style:position="2.1228in"/>
        </style:tab-stops>
      </style:paragraph-properties>
    </style:style>
    <style:style style:name="P150" style:family="paragraph" style:parent-style-name="Text_20_body">
      <style:paragraph-properties fo:margin-top="0.1201in" fo:margin-bottom="0.1201in" fo:text-align="start" style:justify-single-word="false">
        <style:tab-stops>
          <style:tab-stop style:position="2.2083in"/>
        </style:tab-stops>
      </style:paragraph-properties>
    </style:style>
    <style:style style:name="P151" style:family="paragraph" style:parent-style-name="Text_20_body">
      <style:paragraph-properties fo:margin-top="0.1201in" fo:margin-bottom="0.1201in" fo:text-align="start" style:justify-single-word="false">
        <style:tab-stops>
          <style:tab-stop style:position="2.1063in"/>
          <style:tab-stop style:position="2.1173in"/>
          <style:tab-stop style:position="2.1457in"/>
        </style:tab-stops>
      </style:paragraph-properties>
      <style:text-properties style:font-name="Arial2" fo:font-size="10pt" style:font-size-asian="10pt" style:font-size-complex="10pt"/>
    </style:style>
    <style:style style:name="P152" style:family="paragraph" style:parent-style-name="Standard">
      <style:paragraph-properties fo:margin-top="0.1201in" fo:margin-bottom="0.1201in"/>
      <style:text-properties style:font-name="Times New Roman" fo:font-style="italic" style:font-style-asian="italic" style:font-style-complex="italic"/>
    </style:style>
    <style:style style:name="P153" style:family="paragraph" style:parent-style-name="Text_20_body">
      <style:paragraph-properties fo:margin-top="0in" fo:margin-bottom="0.1201in"/>
    </style:style>
    <style:style style:name="P154" style:family="paragraph" style:parent-style-name="Text_20_body">
      <style:paragraph-properties fo:margin-top="0in" fo:margin-bottom="0.0598in"/>
    </style:style>
    <style:style style:name="P155" style:family="paragraph" style:parent-style-name="Text_20_body">
      <style:paragraph-properties fo:margin-left="0.1654in" fo:margin-right="0.0453in" fo:margin-top="0in" fo:margin-bottom="0.0598in" fo:text-indent="0in" style:auto-text-indent="false">
        <style:tab-stops>
          <style:tab-stop style:position="0.3299in"/>
        </style:tab-stops>
      </style:paragraph-properties>
    </style:style>
    <style:style style:name="P156" style:family="paragraph" style:parent-style-name="Text_20_body">
      <style:paragraph-properties fo:margin-top="0in" fo:margin-bottom="0.1402in"/>
    </style:style>
    <style:style style:name="P157" style:family="paragraph" style:parent-style-name="Contents_20_1">
      <style:paragraph-properties>
        <style:tab-stops>
          <style:tab-stop style:position="0.35in"/>
          <style:tab-stop style:position="7.7791in" style:type="right" style:leader-style="dotted" style:leader-text="."/>
        </style:tab-stops>
      </style:paragraph-properties>
    </style:style>
    <style:style style:name="P158" style:family="paragraph" style:parent-style-name="Contents_20_2">
      <style:paragraph-properties>
        <style:tab-stops>
          <style:tab-stop style:position="0.4035in"/>
          <style:tab-stop style:position="7.5827in" style:type="right" style:leader-style="dotted" style:leader-text="."/>
        </style:tab-stops>
      </style:paragraph-properties>
    </style:style>
    <style:style style:name="P159" style:family="paragraph" style:parent-style-name="Contents_20_3">
      <style:paragraph-properties>
        <style:tab-stops>
          <style:tab-stop style:position="6.939in" style:type="right" style:leader-style="dotted" style:leader-text="."/>
        </style:tab-stops>
      </style:paragraph-properties>
    </style:style>
    <style:style style:name="P160" style:family="paragraph" style:parent-style-name="Contents_20_4">
      <style:paragraph-properties>
        <style:tab-stops>
          <style:tab-stop style:position="1.1in"/>
          <style:tab-stop style:position="7.7791in" style:type="right" style:leader-style="dotted" style:leader-text="."/>
        </style:tab-stops>
      </style:paragraph-properties>
    </style:style>
    <style:style style:name="P161" style:family="paragraph" style:parent-style-name="Standard" style:list-style-name="L2"/>
    <style:style style:name="P162" style:family="paragraph" style:parent-style-name="Standard" style:list-style-name="L3"/>
    <style:style style:name="P163" style:family="paragraph" style:parent-style-name="Standard" style:list-style-name="L5">
      <style:paragraph-properties fo:margin-top="0in" fo:margin-bottom="0.0783in"/>
    </style:style>
    <style:style style:name="P164" style:family="paragraph" style:parent-style-name="Heading_20_1">
      <style:paragraph-properties fo:break-before="page"/>
    </style:style>
    <style:style style:name="P165" style:family="paragraph" style:parent-style-name="Heading_20_1">
      <style:paragraph-properties fo:break-before="page"/>
      <style:text-properties fo:font-style="normal" style:font-style-asian="normal" style:font-style-complex="normal"/>
    </style:style>
    <style:style style:name="P166" style:family="paragraph" style:parent-style-name="Text_20_body" style:list-style-name="L1"/>
    <style:style style:name="P167" style:family="paragraph" style:parent-style-name="Text_20_body" style:list-style-name="L2"/>
    <style:style style:name="P168" style:family="paragraph" style:parent-style-name="Text_20_body" style:list-style-name="L2">
      <style:paragraph-properties>
        <style:tab-stops>
          <style:tab-stop style:position="4.5654in"/>
        </style:tab-stops>
      </style:paragraph-properties>
    </style:style>
    <style:style style:name="P169" style:family="paragraph" style:parent-style-name="Text_20_body" style:list-style-name="L2">
      <style:paragraph-properties>
        <style:tab-stops>
          <style:tab-stop style:position="4.4626in"/>
        </style:tab-stops>
      </style:paragraph-properties>
    </style:style>
    <style:style style:name="P170" style:family="paragraph" style:parent-style-name="Text_20_body" style:list-style-name="L2">
      <style:paragraph-properties>
        <style:tab-stops>
          <style:tab-stop style:position="2.5217in"/>
        </style:tab-stops>
      </style:paragraph-properties>
    </style:style>
    <style:style style:name="P171" style:family="paragraph" style:parent-style-name="Text_20_body" style:list-style-name="L4"/>
    <style:style style:name="P172" style:family="paragraph" style:parent-style-name="Text_20_body" style:list-style-name="L6"/>
    <style:style style:name="P173" style:family="paragraph" style:parent-style-name="Text_20_body" style:list-style-name="L7"/>
    <style:style style:name="P174" style:family="paragraph" style:parent-style-name="Text_20_body">
      <style:paragraph-properties fo:text-align="start" style:justify-single-word="false"/>
    </style:style>
    <style:style style:name="P175" style:family="paragraph" style:parent-style-name="Text_20_body" style:list-style-name="L2">
      <style:paragraph-properties fo:margin-left="0.3929in" fo:margin-right="0in" fo:margin-top="0.1575in" fo:margin-bottom="0.0783in" fo:text-indent="-0.1819in" style:auto-text-indent="false">
        <style:tab-stops>
          <style:tab-stop style:position="0.0181in"/>
        </style:tab-stops>
      </style:paragraph-properties>
    </style:style>
    <style:style style:name="P176" style:family="paragraph" style:parent-style-name="Text_20_body" style:list-style-name="L2">
      <style:paragraph-properties fo:margin-left="0.3929in" fo:margin-right="0in" fo:text-indent="-0.1819in" style:auto-text-indent="false">
        <style:tab-stops>
          <style:tab-stop style:position="0.0181in"/>
        </style:tab-stops>
      </style:paragraph-properties>
    </style:style>
    <style:style style:name="P177" style:family="paragraph" style:parent-style-name="Text_20_body" style:list-style-name="L2">
      <style:paragraph-properties fo:margin-left="0.3929in" fo:margin-right="0in" fo:text-indent="-0.1819in" style:auto-text-indent="false">
        <style:tab-stops>
          <style:tab-stop style:position="0.0181in"/>
        </style:tab-stops>
      </style:paragraph-properties>
      <style:text-properties style:font-name="Arial2"/>
    </style:style>
    <style:style style:name="P178" style:family="paragraph" style:parent-style-name="Text_20_body" style:list-style-name="L2">
      <style:paragraph-properties fo:margin-top="0in" fo:margin-bottom="0.0783in">
        <style:tab-stops>
          <style:tab-stop style:position="4.5654in"/>
        </style:tab-stops>
      </style:paragraph-properties>
    </style:style>
    <style:style style:name="P179" style:family="paragraph" style:parent-style-name="Text_20_body" style:list-style-name="L2">
      <style:paragraph-properties fo:margin-top="0in" fo:margin-bottom="0.1575in">
        <style:tab-stops>
          <style:tab-stop style:position="4.5366in"/>
        </style:tab-stops>
      </style:paragraph-properties>
    </style:style>
    <style:style style:name="P180" style:family="paragraph" style:parent-style-name="Text_20_body" style:list-style-name="L2">
      <style:paragraph-properties fo:margin-top="0.1575in" fo:margin-bottom="0.0783in"/>
    </style:style>
    <style:style style:name="P181" style:family="paragraph" style:parent-style-name="Text_20_body" style:list-style-name="L2">
      <style:paragraph-properties fo:margin-top="0in" fo:margin-bottom="0.0799in">
        <style:tab-stops>
          <style:tab-stop style:position="1.0811in"/>
          <style:tab-stop style:position="3.9728in"/>
        </style:tab-stops>
      </style:paragraph-properties>
    </style:style>
    <style:style style:name="P182" style:family="paragraph" style:parent-style-name="Text_20_body" style:list-style-name="L2">
      <style:paragraph-properties fo:margin-top="0in" fo:margin-bottom="0.0799in">
        <style:tab-stops>
          <style:tab-stop style:position="1.0417in"/>
          <style:tab-stop style:position="3.9728in"/>
        </style:tab-stops>
      </style:paragraph-properties>
    </style:style>
    <style:style style:name="P183" style:family="paragraph" style:parent-style-name="Text_20_body" style:list-style-name="L2">
      <style:paragraph-properties fo:margin-top="0in" fo:margin-bottom="0.1598in">
        <style:tab-stops>
          <style:tab-stop style:position="1.0417in"/>
          <style:tab-stop style:position="3.9728in"/>
        </style:tab-stops>
      </style:paragraph-properties>
    </style:style>
    <style:style style:name="P184" style:family="paragraph" style:parent-style-name="Text_20_body" style:list-style-name="L3">
      <style:paragraph-properties fo:margin-left="0.4953in" fo:margin-right="0in" fo:margin-top="0in" fo:margin-bottom="0in" fo:text-align="start" style:justify-single-word="false" fo:text-indent="-0.1992in" style:auto-text-indent="false">
        <style:tab-stops/>
      </style:paragraph-properties>
      <style:text-properties style:font-name="Arial2" fo:font-size="10pt" fo:font-weight="normal" style:font-size-asian="10pt" style:font-weight-asian="normal" style:font-size-complex="10pt" style:font-weight-complex="normal"/>
    </style:style>
    <style:style style:name="P185" style:family="paragraph" style:parent-style-name="Text_20_body" style:list-style-name="L3">
      <style:paragraph-properties fo:margin-left="0.5126in" fo:margin-right="0in" fo:margin-top="0in" fo:margin-bottom="0in" fo:text-align="start" style:justify-single-word="false" fo:text-indent="-0.1992in" style:auto-text-indent="false">
        <style:tab-stops/>
      </style:paragraph-properties>
    </style:style>
    <style:style style:name="P186" style:family="paragraph" style:parent-style-name="Heading_20_2">
      <style:text-properties style:font-name="Arial2" fo:font-size="10pt" style:font-size-asian="10pt" style:font-size-complex="10pt"/>
    </style:style>
    <style:style style:name="P187" style:family="paragraph" style:parent-style-name="Heading_20_2">
      <style:text-properties fo:font-style="normal" fo:font-weight="normal" style:font-style-asian="normal" style:font-weight-asian="normal" style:font-style-complex="normal" style:font-weight-complex="normal"/>
    </style:style>
    <style:style style:name="P188" style:family="paragraph" style:parent-style-name="Heading_20_2">
      <style:paragraph-properties fo:break-before="page"/>
    </style:style>
    <style:style style:name="P189" style:family="paragraph" style:parent-style-name="Appendix">
      <style:paragraph-properties fo:break-before="page"/>
    </style:style>
    <style:style style:name="P190" style:family="paragraph" style:parent-style-name="Appendix">
      <style:paragraph-properties fo:margin-left="0in" fo:margin-right="0in" fo:text-indent="0in" style:auto-text-indent="false" fo:break-before="page"/>
    </style:style>
    <style:style style:name="P191" style:family="paragraph" style:parent-style-name="Heading_20_3">
      <style:paragraph-properties fo:break-before="page"/>
    </style:style>
    <style:style style:name="P192" style:family="paragraph">
      <style:paragraph-properties fo:text-align="center"/>
    </style:style>
    <style:style style:name="P193" style:family="paragraph">
      <style:paragraph-properties fo:text-align="center"/>
      <style:text-properties style:font-name="Tahoma" fo:font-size="24pt" fo:letter-spacing="0.0157in" fo:font-weight="normal" style:letter-kerning="false" style:font-size-asian="24pt" style:font-weight-asian="normal" style:font-size-complex="24pt" style:font-weight-complex="normal"/>
    </style:style>
    <style:style style:name="P194" style:family="paragraph">
      <style:text-properties fo:font-size="12pt"/>
    </style:style>
    <style:style style:name="T1" style:family="text">
      <style:text-properties fo:font-style="italic" fo:font-weight="bold"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style:use-window-font-color="true" style:font-name="Arial2"/>
    </style:style>
    <style:style style:name="T8" style:family="text">
      <style:text-properties style:use-window-font-color="true" style:font-name="Arial2" fo:font-size="10pt" style:font-size-asian="10pt" style:font-size-complex="10pt"/>
    </style:style>
    <style:style style:name="T9" style:family="text">
      <style:text-properties style:use-window-font-color="true" style:font-name="Arial2" fo:font-size="10pt" style:font-size-asian="10pt" style:font-name-complex="Arial2" style:font-size-complex="10pt"/>
    </style:style>
    <style:style style:name="T10" style:family="text">
      <style:text-properties style:use-window-font-color="true" style:font-name="Arial2" fo:font-size="10pt" style:text-underline-style="none" style:font-size-asian="10pt" style:font-name-complex="Arial2" style:font-size-complex="10pt"/>
    </style:style>
    <style:style style:name="T11" style:family="text">
      <style:text-properties style:use-window-font-color="true" style:font-name="Arial2" fo:font-weight="bold"/>
    </style:style>
    <style:style style:name="T12" style:family="text">
      <style:text-properties style:use-window-font-color="true" style:font-name="Arial2" fo:font-weight="bold" style:font-weight-asian="bold" style:font-weight-complex="bold"/>
    </style:style>
    <style:style style:name="T13" style:family="text">
      <style:text-properties style:use-window-font-color="true" style:font-name="Arial2" fo:font-weight="bold" style:font-weight-asian="normal" style:font-weight-complex="normal"/>
    </style:style>
    <style:style style:name="T14" style:family="text">
      <style:text-properties style:use-window-font-color="true" style:font-name="Arial2" fo:font-weight="normal" style:font-weight-asian="normal" style:font-weight-complex="normal"/>
    </style:style>
    <style:style style:name="T15" style:family="text">
      <style:text-properties style:use-window-font-color="true" style:font-name="Arial2" fo:font-weight="normal" style:font-name-asian="TimesNewRomanPS-ItalicMT" style:font-size-asian="10pt" style:font-weight-asian="normal" style:font-name-complex="TimesNewRomanPS-ItalicMT" style:font-size-complex="10pt" style:font-weight-complex="normal"/>
    </style:style>
    <style:style style:name="T16" style:family="text">
      <style:text-properties style:use-window-font-color="true" style:font-name="Arial2" fo:font-style="normal" fo:font-weight="normal" style:font-style-asian="normal" style:font-weight-asian="normal" style:font-style-complex="normal" style:font-weight-complex="normal"/>
    </style:style>
    <style:style style:name="T17" style:family="text">
      <style:text-properties style:use-window-font-color="true" style:font-name="Arial2" fo:font-style="normal" style:font-style-asian="normal" style:font-style-complex="normal"/>
    </style:style>
    <style:style style:name="T18" style:family="text">
      <style:text-properties style:use-window-font-color="true" style:font-name="Arial2" fo:font-style="italic" fo:font-weight="normal" style:font-style-asian="italic" style:font-weight-asian="normal" style:font-style-complex="italic" style:font-weight-complex="normal"/>
    </style:style>
    <style:style style:name="T19" style:family="text">
      <style:text-properties style:use-window-font-color="true" style:font-name-complex="Arial2"/>
    </style:style>
    <style:style style:name="T20" style:family="text">
      <style:text-properties style:use-window-font-color="true" style:font-name="Courier New" fo:font-weight="bold" style:font-weight-asian="bold" style:font-weight-complex="bold"/>
    </style:style>
    <style:style style:name="T21" style:family="text">
      <style:text-properties style:use-window-font-color="true" style:font-name="Courier New" fo:font-weight="bold" style:font-name-asian="TimesNewRomanPS-ItalicMT" style:font-size-asian="10pt" style:font-weight-asian="bold" style:font-name-complex="TimesNewRomanPS-ItalicMT" style:font-size-complex="10pt" style:font-weight-complex="bold"/>
    </style:style>
    <style:style style:name="T22" style:family="text">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3" style:family="text">
      <style:text-properties style:use-window-font-color="true" style:font-name="Courier New"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24" style:family="text">
      <style:text-properties style:use-window-font-color="true" style:font-name="Courier New" fo:font-size="10pt" fo:font-style="normal" fo:font-weight="bold" style:font-size-asian="10pt" style:font-style-asian="normal" style:font-weight-asian="bold" style:font-size-complex="10pt" style:font-style-complex="normal" style:font-weight-complex="bold"/>
    </style:style>
    <style:style style:name="T25" style:family="text">
      <style:text-properties style:use-window-font-color="true" style:font-name="Courier New" fo:font-size="10pt" fo:font-style="normal" fo:font-weight="bold" style:font-size-asian="10pt" style:font-style-asian="normal" style:font-weight-asian="bold" style:font-name-complex="Arial2" style:font-size-complex="10pt" style:font-style-complex="normal" style:font-weight-complex="bold"/>
    </style:style>
    <style:style style:name="T26" style:family="text">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T27" style:family="text">
      <style:text-properties style:use-window-font-color="true" style:font-name="Courier New" fo:font-size="10pt" fo:font-weight="bold" style:font-size-asian="10pt" style:font-weight-asian="bold" style:font-name-complex="Arial2" style:font-size-complex="10pt" style:font-weight-complex="bold"/>
    </style:style>
    <style:style style:name="T28" style:family="text">
      <style:text-properties style:use-window-font-color="true" style:font-name="Courier New" fo:font-size="10pt" style:text-underline-style="none" fo:font-weight="bold" style:font-size-asian="10.5pt" style:font-weight-asian="bold" style:font-weight-complex="bold"/>
    </style:style>
    <style:style style:name="T29" style:family="text">
      <style:text-properties style:use-window-font-color="true" style:font-name="Courier New" fo:font-size="10pt" fo:language="en" fo:country="US" fo:font-style="normal" fo:font-weight="bold" style:font-size-asian="10pt" style:font-style-asian="normal" style:font-weight-asian="bold" style:font-size-complex="10pt" style:font-style-complex="normal" style:font-weight-complex="bold"/>
    </style:style>
    <style:style style:name="T30" style:family="text">
      <style:text-properties style:use-window-font-color="true" style:font-name="Courier New" fo:font-style="normal" fo:font-weight="bold" style:font-name-asian="Courier New" style:font-style-asian="normal" style:font-weight-asian="bold" style:font-name-complex="Courier New" style:font-style-complex="normal" style:font-weight-complex="bold"/>
    </style:style>
    <style:style style:name="T31" style:family="text">
      <style:text-properties style:use-window-font-color="true" style:font-name="Courier New" fo:font-style="normal" fo:font-weight="bold" style:font-style-asian="normal" style:font-weight-asian="bold" style:font-style-complex="normal" style:font-weight-complex="bold"/>
    </style:style>
    <style:style style:name="T32" style:family="text">
      <style:text-properties style:use-window-font-color="true" style:text-position="-33% 70%" fo:font-style="normal" style:font-size-asian="12pt" style:font-style-asian="normal" style:font-size-complex="13.8000001907349pt" style:font-style-complex="normal"/>
    </style:style>
    <style:style style:name="T33" style:family="text">
      <style:text-properties style:use-window-font-color="true" style:text-position="-33% 70%" fo:font-size="7pt" fo:font-style="normal" style:font-size-asian="7pt" style:font-style-asian="normal" style:font-size-complex="7pt" style:font-style-complex="normal"/>
    </style:style>
    <style:style style:name="T34" style:family="text">
      <style:text-properties style:use-window-font-color="true" style:text-position="-33% 70%" fo:font-size="5pt" fo:font-style="normal" style:font-size-asian="5pt" style:font-style-asian="normal" style:font-size-complex="5pt" style:font-style-complex="normal"/>
    </style:style>
    <style:style style:name="T35" style:family="text">
      <style:text-properties style:use-window-font-color="true" style:text-position="-33% 70%" fo:font-size="5pt" fo:language="en" fo:country="US" fo:font-style="normal" style:font-size-asian="5pt" style:font-style-asian="normal" style:font-size-complex="5pt" style:font-style-complex="normal"/>
    </style:style>
    <style:style style:name="T36" style:family="text">
      <style:text-properties style:use-window-font-color="true" style:text-position="-33% 70%" fo:language="en" fo:country="US" fo:font-style="normal" style:font-size-asian="12pt" style:font-style-asian="normal" style:font-size-complex="13.8000001907349pt" style:font-style-complex="normal"/>
    </style:style>
    <style:style style:name="T37" style:family="text">
      <style:text-properties style:use-window-font-color="true" style:font-name-complex="Monospace"/>
    </style:style>
    <style:style style:name="T38" style:family="text">
      <style:text-properties fo:font-weight="bold"/>
    </style:style>
    <style:style style:name="T39" style:family="text">
      <style:text-properties fo:font-weight="bold" style:font-weight-asian="bold" style:font-weight-complex="bold"/>
    </style:style>
    <style:style style:name="T40" style:family="text">
      <style:text-properties fo:font-weight="bold" style:font-name-asian="Arial2" style:font-weight-asian="bold" style:font-name-complex="Arial2" style:font-weight-complex="bold"/>
    </style:style>
    <style:style style:name="T41" style:family="text">
      <style:text-properties fo:font-weight="bold" style:font-weight-asian="normal" style:font-weight-complex="normal"/>
    </style:style>
    <style:style style:name="T42" style:family="text">
      <style:text-properties style:font-name="Arial2"/>
    </style:style>
    <style:style style:name="T43" style:family="text">
      <style:text-properties style:font-name="Arial2" fo:font-size="10pt" style:font-size-asian="10pt" style:font-size-complex="10pt"/>
    </style:style>
    <style:style style:name="T44" style:family="text">
      <style:text-properties style:font-name="Arial2" fo:font-size="10pt" fo:font-style="italic" style:font-size-asian="10pt" style:font-style-asian="italic" style:font-size-complex="10pt" style:font-style-complex="italic"/>
    </style:style>
    <style:style style:name="T45"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46" style:family="text">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T47" style:family="text">
      <style:text-properties style:font-name="Arial2" fo:font-size="10pt" fo:font-style="normal" style:font-size-asian="10pt" style:font-style-asian="normal" style:font-size-complex="10pt" style:font-style-complex="normal"/>
    </style:style>
    <style:style style:name="T48" style:family="text">
      <style:text-properties style:font-name="Arial2" fo:font-size="10pt" fo:font-style="normal" fo:font-weight="bold" style:font-size-asian="10pt" style:font-style-asian="normal" style:font-weight-asian="bold" style:font-size-complex="10pt" style:font-style-complex="normal" style:font-weight-complex="bold"/>
    </style:style>
    <style:style style:name="T49" style:family="text">
      <style:text-properties style:font-name="Arial2" fo:font-size="10pt" fo:font-style="normal" fo:font-weight="bold" style:font-size-asian="10pt" style:font-style-asian="normal" style:font-weight-asian="normal" style:font-size-complex="10pt" style:font-style-complex="normal" style:font-weight-complex="normal"/>
    </style:style>
    <style:style style:name="T50" style:family="text">
      <style:text-properties style:font-name="Arial2" fo:font-size="10pt" fo:font-style="normal" fo:font-weight="bold" style:font-size-asian="10pt" style:font-style-asian="normal" style:font-size-complex="10pt" style:font-style-complex="normal"/>
    </style:style>
    <style:style style:name="T51" style:family="text">
      <style:text-properties style:font-name="Arial2" fo:font-size="10pt" fo:font-style="normal" fo:font-weight="bold" style:font-size-asian="10pt" style:font-weight-asian="normal" style:font-size-complex="10pt" style:font-weight-complex="normal"/>
    </style:style>
    <style:style style:name="T52" style:family="text">
      <style:text-properties style:font-name="Arial2" fo:font-size="10pt" fo:font-weight="normal" style:font-size-asian="10pt" style:font-weight-asian="normal" style:font-size-complex="10pt" style:font-weight-complex="normal"/>
    </style:style>
    <style:style style:name="T53" style:family="text">
      <style:text-properties style:font-name="Arial2" fo:font-size="10pt" fo:font-weight="normal" style:font-size-asian="10pt" style:font-weight-asian="bold" style:font-size-complex="10pt" style:font-weight-complex="bold"/>
    </style:style>
    <style:style style:name="T54" style:family="text">
      <style:text-properties style:font-name="Arial2" fo:font-size="10pt" fo:font-weight="normal" style:font-name-asian="Arial2" style:font-size-asian="10pt" style:font-weight-asian="normal" style:font-name-complex="Arial2" style:font-size-complex="10pt" style:font-weight-complex="normal"/>
    </style:style>
    <style:style style:name="T55" style:family="text">
      <style:text-properties style:font-name="Arial2" fo:font-size="10pt" fo:font-weight="bold" style:font-name-asian="Courier New" style:font-size-asian="10pt" style:font-weight-asian="bold" style:font-name-complex="Courier New" style:font-size-complex="10pt" style:font-weight-complex="bold"/>
    </style:style>
    <style:style style:name="T56" style:family="text">
      <style:text-properties style:font-name="Arial2" fo:font-size="10pt" fo:font-weight="bold" style:font-size-asian="10pt" style:font-weight-asian="bold" style:font-size-complex="10pt" style:font-weight-complex="bold"/>
    </style:style>
    <style:style style:name="T57" style:family="text">
      <style:text-properties style:font-name="Arial2" fo:font-size="10pt" fo:font-weight="bold" style:font-size-asian="10pt" style:font-weight-asian="normal" style:font-size-complex="10pt" style:font-weight-complex="normal"/>
    </style:style>
    <style:style style:name="T58" style:family="text">
      <style:text-properties style:font-name="Arial2" fo:font-size="10pt" style:font-name-asian="HJLJEC+TimesNewRomanPSMT" style:font-size-asian="10pt" style:font-name-complex="HJLJEC+TimesNewRomanPSMT" style:font-size-complex="10pt"/>
    </style:style>
    <style:style style:name="T59" style:family="text">
      <style:text-properties style:font-name="Arial2" fo:font-size="10pt" fo:language="en" fo:country="US" fo:font-style="italic" fo:font-weight="normal" style:font-size-asian="10pt" style:font-style-asian="italic" style:font-weight-asian="normal" style:font-size-complex="10pt" style:font-style-complex="italic" style:font-weight-complex="normal"/>
    </style:style>
    <style:style style:name="T60" style:family="text">
      <style:text-properties style:font-name="Arial2" fo:font-size="10pt" fo:language="en" fo:country="US" fo:font-style="normal" fo:font-weight="normal" style:font-size-asian="10pt" style:font-style-asian="normal" style:font-weight-asian="normal" style:font-size-complex="10pt" style:font-style-complex="normal" style:font-weight-complex="normal"/>
    </style:style>
    <style:style style:name="T61" style:family="text">
      <style:text-properties style:font-name="Arial2" fo:font-style="normal" style:font-style-asian="normal" style:font-style-complex="normal"/>
    </style:style>
    <style:style style:name="T62" style:family="text">
      <style:text-properties style:font-name="Arial2" fo:font-style="normal" fo:font-weight="normal" style:font-style-asian="normal" style:font-weight-asian="normal" style:font-style-complex="normal" style:font-weight-complex="normal"/>
    </style:style>
    <style:style style:name="T63" style:family="text">
      <style:text-properties style:font-name="Arial2" fo:font-style="normal" fo:font-weight="bold" style:font-style-asian="normal" style:font-weight-asian="normal" style:font-style-complex="normal" style:font-weight-complex="normal"/>
    </style:style>
    <style:style style:name="T64" style:family="text">
      <style:text-properties style:font-name="Arial2" fo:font-style="normal" fo:font-weight="bold" style:font-style-asian="normal" style:font-style-complex="normal"/>
    </style:style>
    <style:style style:name="T65" style:family="text">
      <style:text-properties style:font-name="Arial2" fo:font-style="normal" fo:font-weight="bold" style:font-style-asian="normal" style:font-weight-asian="bold" style:font-style-complex="normal" style:font-weight-complex="bold"/>
    </style:style>
    <style:style style:name="T66" style:family="text">
      <style:text-properties style:font-name="Arial2" fo:font-style="italic" style:font-style-asian="italic" style:font-style-complex="italic"/>
    </style:style>
    <style:style style:name="T67" style:family="text">
      <style:text-properties style:font-name="Arial2" fo:font-style="italic" style:font-style-asian="italic" style:font-weight-asian="normal" style:font-style-complex="italic" style:font-weight-complex="normal"/>
    </style:style>
    <style:style style:name="T68" style:family="text">
      <style:text-properties style:font-name="Arial2" fo:font-style="italic" fo:font-weight="normal" style:font-style-asian="italic" style:font-weight-asian="normal" style:font-style-complex="italic" style:font-weight-complex="normal"/>
    </style:style>
    <style:style style:name="T69" style:family="text">
      <style:text-properties style:font-name="Arial2" fo:font-style="italic" fo:font-weight="normal" style:font-name-asian="TimesNewRomanPS-ItalicMT" style:font-size-asian="10pt" style:font-style-asian="italic" style:font-weight-asian="normal" style:font-name-complex="TimesNewRomanPS-ItalicMT" style:font-size-complex="10pt" style:font-style-complex="italic" style:font-weight-complex="normal"/>
    </style:style>
    <style:style style:name="T70" style:family="text">
      <style:text-properties style:font-name="Arial2" fo:font-weight="normal" style:font-weight-asian="normal" style:font-weight-complex="normal"/>
    </style:style>
    <style:style style:name="T71" style:family="text">
      <style:text-properties style:font-name="Arial2" fo:font-weight="normal" style:font-name-asian="TimesNewRomanPS-ItalicMT" style:font-size-asian="10pt" style:font-weight-asian="normal" style:font-name-complex="TimesNewRomanPS-ItalicMT" style:font-size-complex="10pt" style:font-weight-complex="normal"/>
    </style:style>
    <style:style style:name="T72" style:family="text">
      <style:text-properties style:font-name="Arial2" fo:font-size="4pt" style:font-size-asian="4pt" style:font-size-complex="4pt"/>
    </style:style>
    <style:style style:name="T73" style:family="text">
      <style:text-properties style:font-name="Arial2" fo:font-weight="bold" style:font-weight-asian="normal" style:font-weight-complex="normal"/>
    </style:style>
    <style:style style:name="T74" style:family="text">
      <style:text-properties style:font-name="Arial2" fo:font-size="7pt" fo:font-weight="normal" style:font-size-asian="7pt" style:font-weight-asian="normal" style:font-size-complex="7pt" style:font-weight-complex="normal"/>
    </style:style>
    <style:style style:name="T75" style:family="text">
      <style:text-properties style:font-name="Arial2" fo:font-size="6pt" fo:font-style="normal" fo:font-weight="normal" style:font-size-asian="6pt" style:font-style-asian="normal" style:font-weight-asian="normal" style:font-size-complex="6pt" style:font-style-complex="normal" style:font-weight-complex="normal"/>
    </style:style>
    <style:style style:name="T76" style:family="text">
      <style:text-properties style:font-name="Arial2" fo:language="en" fo:country="US" fo:font-weight="normal" style:font-weight-asian="normal" style:font-weight-complex="normal"/>
    </style:style>
    <style:style style:name="T77" style:family="text">
      <style:text-properties style:font-name-asian="Arial2" style:font-name-complex="Arial2"/>
    </style:style>
    <style:style style:name="T78" style:family="text">
      <style:text-properties fo:font-size="4pt" style:font-size-asian="4pt" style:font-size-complex="4pt"/>
    </style:style>
    <style:style style:name="T79" style:family="text">
      <style:text-properties fo:font-size="4pt" style:font-name-asian="Arial2" style:font-size-asian="4pt" style:font-name-complex="Arial2" style:font-size-complex="4pt"/>
    </style:style>
    <style:style style:name="T80" style:family="text">
      <style:text-properties fo:font-size="4pt" fo:font-weight="normal" style:font-name-asian="Arial2" style:font-size-asian="4pt" style:font-weight-asian="normal" style:font-name-complex="Arial2" style:font-size-complex="4pt" style:font-weight-complex="normal"/>
    </style:style>
    <style:style style:name="T81" style:family="text">
      <style:text-properties fo:font-style="normal" style:font-style-asian="normal" style:font-style-complex="normal"/>
    </style:style>
    <style:style style:name="T82" style:family="text">
      <style:text-properties fo:font-style="normal" fo:font-weight="bold"/>
    </style:style>
    <style:style style:name="T83" style:family="text">
      <style:text-properties fo:font-style="normal" fo:font-weight="bold" style:font-style-asian="normal" style:font-weight-asian="bold" style:font-style-complex="normal" style:font-weight-complex="bold"/>
    </style:style>
    <style:style style:name="T84" style:family="text">
      <style:text-properties fo:font-style="normal" fo:font-weight="bold" style:font-style-asian="normal" style:font-style-complex="normal"/>
    </style:style>
    <style:style style:name="T85" style:family="text">
      <style:text-properties fo:font-style="normal" fo:font-weight="bold" style:font-style-asian="normal" style:font-weight-asian="normal" style:font-style-complex="normal" style:font-weight-complex="normal"/>
    </style:style>
    <style:style style:name="T86" style:family="text">
      <style:text-properties fo:font-style="normal" fo:font-weight="bold" style:font-weight-asian="normal" style:font-weight-complex="normal"/>
    </style:style>
    <style:style style:name="T87" style:family="text">
      <style:text-properties fo:font-style="normal" fo:font-weight="normal" style:font-style-asian="normal" style:font-weight-asian="normal" style:font-style-complex="normal" style:font-weight-complex="normal"/>
    </style:style>
    <style:style style:name="T88" style:family="text">
      <style:text-properties fo:font-style="normal" fo:font-weight="normal" style:font-style-asian="normal" style:font-weight-asian="bold" style:font-style-complex="normal" style:font-weight-complex="bold"/>
    </style:style>
    <style:style style:name="T89" style:family="text">
      <style:text-properties fo:font-style="normal" fo:font-weight="normal" style:font-weight-asian="normal" style:font-weight-complex="normal"/>
    </style:style>
    <style:style style:name="T90" style:family="text">
      <style:text-properties fo:font-weight="normal" style:font-weight-asian="normal" style:font-weight-complex="normal"/>
    </style:style>
    <style:style style:name="T91" style:family="text">
      <style:text-properties fo:font-weight="normal" style:font-name-asian="Arial2" style:font-weight-asian="normal" style:font-name-complex="Arial2" style:font-weight-complex="normal"/>
    </style:style>
    <style:style style:name="T92" style:family="text">
      <style:text-properties fo:font-weight="normal" style:font-weight-asian="bold" style:font-weight-complex="bold"/>
    </style:style>
    <style:style style:name="T93" style:family="text">
      <style:text-properties style:font-name="Courier New" fo:font-weight="bold" style:font-weight-asian="bold" style:font-weight-complex="bold"/>
    </style:style>
    <style:style style:name="T94" style:family="text">
      <style:text-properties style:font-name="Courier New" fo:font-weight="bold" style:font-name-asian="Courier New" style:font-weight-asian="bold" style:font-name-complex="Courier New" style:font-weight-complex="bold"/>
    </style:style>
    <style:style style:name="T95" style:family="text">
      <style:text-properties style:font-name="Courier New" fo:font-weight="bold" style:font-size-asian="10pt" style:font-weight-asian="bold" style:font-size-complex="10pt" style:font-weight-complex="bold"/>
    </style:style>
    <style:style style:name="T96" style:family="text">
      <style:text-properties style:font-name="Courier New" fo:font-weight="bold" style:font-size-asian="10pt" style:font-weight-asian="bold" style:font-name-complex="Arial2" style:font-size-complex="10pt" style:font-weight-complex="bold"/>
    </style:style>
    <style:style style:name="T97" style:family="text">
      <style:text-properties style:font-name="Courier New" fo:font-weight="bold" style:font-name-asian="TimesNewRomanPS-ItalicMT" style:font-size-asian="10pt" style:font-weight-asian="bold" style:font-name-complex="TimesNewRomanPS-ItalicMT" style:font-size-complex="10pt" style:font-weight-complex="bold"/>
    </style:style>
    <style:style style:name="T98"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99" style:family="text">
      <style:text-properties style:font-name="Courier New" fo:font-size="10pt" fo:font-style="normal" fo:font-weight="bold" style:font-size-asian="10pt" style:font-weight-asian="bold" style:font-size-complex="10pt" style:font-weight-complex="bold"/>
    </style:style>
    <style:style style:name="T100"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01" style:family="text">
      <style:text-properties style:font-name="Courier New" fo:font-size="10pt" fo:font-weight="bold" style:font-size-asian="10pt" style:font-weight-asian="bold" style:font-size-complex="10pt" style:font-weight-complex="bold"/>
    </style:style>
    <style:style style:name="T102" style:family="text">
      <style:text-properties style:font-name="Courier New" fo:font-size="10pt" fo:language="en" fo:country="US" fo:font-style="normal" fo:font-weight="bold" style:font-size-asian="10pt" style:font-style-asian="normal" style:font-weight-asian="bold" style:font-size-complex="10pt" style:font-style-complex="normal" style:font-weight-complex="bold"/>
    </style:style>
    <style:style style:name="T103" style:family="text">
      <style:text-properties style:font-name="Courier New" fo:font-size="10pt" fo:language="en" fo:country="US" fo:font-weight="bold" style:font-size-asian="10pt" style:font-weight-asian="bold" style:font-size-complex="10pt" style:font-weight-complex="bold"/>
    </style:style>
    <style:style style:name="T104" style:family="text">
      <style:text-properties style:font-name="Courier New" fo:font-style="normal" fo:font-weight="bold" style:font-style-asian="normal" style:font-weight-asian="bold" style:font-style-complex="normal" style:font-weight-complex="bold"/>
    </style:style>
    <style:style style:name="T105" style:family="text">
      <style:text-properties style:font-name="Courier New" fo:font-style="normal" fo:font-weight="bold" style:font-size-asian="10pt" style:font-style-asian="normal" style:font-weight-asian="bold" style:font-size-complex="10pt" style:font-style-complex="normal" style:font-weight-complex="bold"/>
    </style:style>
    <style:style style:name="T106" style:family="text">
      <style:text-properties style:font-name="Courier New" fo:font-style="normal" style:font-style-asian="normal" style:font-style-complex="normal"/>
    </style:style>
    <style:style style:name="T107" style:family="text">
      <style:text-properties style:font-name="Courier New" fo:language="en" fo:country="US" fo:font-weight="bold" style:font-weight-asian="bold" style:font-weight-complex="bold"/>
    </style:style>
    <style:style style:name="T108" style:family="text">
      <style:text-properties style:font-name="Courier New" fo:language="en" fo:country="US" fo:font-style="normal" fo:font-weight="bold" style:font-size-asian="10pt" style:font-style-asian="normal" style:font-weight-asian="bold" style:font-size-complex="10pt" style:font-style-complex="normal" style:font-weight-complex="bold"/>
    </style:style>
    <style:style style:name="T109" style:family="text">
      <style:text-properties fo:color="#5c8526" style:font-name="Arial2" fo:font-weight="normal" style:font-size-asian="10pt" style:font-weight-asian="normal" style:font-size-complex="10pt" style:font-weight-complex="normal"/>
    </style:style>
    <style:style style:name="T110" style:family="text">
      <style:text-properties fo:color="#5c8526" style:font-name="Arial2" fo:font-weight="normal" style:font-name-asian="TimesNewRomanPS-ItalicMT" style:font-size-asian="10pt" style:font-weight-asian="normal" style:font-name-complex="TimesNewRomanPS-ItalicMT" style:font-size-complex="10pt" style:font-weight-complex="normal"/>
    </style:style>
    <style:style style:name="T111" style:family="text">
      <style:text-properties fo:color="#5c8526" style:font-name="Arial2" fo:font-size="10pt" fo:font-weight="normal" style:font-name-asian="TimesNewRomanPS-ItalicMT" style:font-size-asian="10pt" style:font-weight-asian="normal" style:font-name-complex="TimesNewRomanPS-ItalicMT" style:font-size-complex="10pt" style:font-weight-complex="normal"/>
    </style:style>
    <style:style style:name="T112" style:family="text">
      <style:text-properties fo:color="#5c8526" style:font-name="Arial2"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113" style:family="text">
      <style:text-properties fo:font-variant="normal" fo:text-transform="none"/>
    </style:style>
    <style:style style:name="T114" style:family="text">
      <style:text-properties fo:font-variant="normal" fo:text-transform="none" style:font-name="Arial2" fo:font-size="10pt" fo:font-weight="normal" style:font-size-asian="10pt" style:font-weight-asian="normal" style:font-size-complex="10pt" style:font-weight-complex="normal"/>
    </style:style>
    <style:style style:name="T115" style:family="text">
      <style:text-properties fo:font-variant="normal" fo:text-transform="none" style:use-window-font-color="true" fo:letter-spacing="normal" fo:font-style="normal" fo:font-weight="normal" style:font-weight-asian="normal" style:font-name-complex="Arial2" style:font-weight-complex="normal"/>
    </style:style>
    <style:style style:name="T116" style:family="text">
      <style:text-properties fo:font-variant="normal" fo:text-transform="none" style:use-window-font-color="true" style:font-name="Arial2" fo:font-size="10pt" fo:letter-spacing="normal" style:font-size-asian="10pt" style:font-name-complex="Arial2" style:font-size-complex="10pt"/>
    </style:style>
    <style:style style:name="T117" style:family="text">
      <style:text-properties fo:font-variant="normal" fo:text-transform="none" style:use-window-font-color="true" style:font-name="Arial2" fo:font-size="10pt" fo:letter-spacing="normal" fo:font-style="normal" style:text-underline-style="none" fo:font-weight="normal" style:font-size-asian="10pt" style:font-name-complex="Arial2" style:font-size-complex="10pt"/>
    </style:style>
    <style:style style:name="T118" style:family="text">
      <style:text-properties fo:font-variant="normal" fo:text-transform="none" fo:color="#000000" fo:letter-spacing="normal"/>
    </style:style>
    <style:style style:name="T119" style:family="text">
      <style:text-properties fo:font-variant="normal" fo:text-transform="none" fo:color="#000000" fo:letter-spacing="normal" style:font-name-complex="Arial2"/>
    </style:style>
    <style:style style:name="T120" style:family="text">
      <style:text-properties fo:font-variant="normal" fo:text-transform="none" fo:color="#000000" fo:letter-spacing="normal" fo:font-style="normal" fo:font-weight="normal"/>
    </style:style>
    <style:style style:name="T121" style:family="text">
      <style:text-properties fo:font-variant="normal" fo:text-transform="none" fo:color="#000000" fo:letter-spacing="normal" fo:font-style="normal" fo:font-weight="normal" style:font-name-complex="Arial2"/>
    </style:style>
    <style:style style:name="T122" style:family="text">
      <style:text-properties fo:font-variant="normal" fo:text-transform="none" fo:color="#000000" style:font-name="Arial2" fo:font-size="10pt" fo:letter-spacing="normal" style:text-underline-style="none" style:font-size-asian="10pt" style:font-name-complex="Arial2" style:font-size-complex="10pt"/>
    </style:style>
    <style:style style:name="T123" style:family="text">
      <style:text-properties fo:font-variant="normal" fo:text-transform="none" fo:color="#000000" style:font-name="Arial2" fo:font-size="10pt" fo:letter-spacing="normal" fo:font-style="normal" style:text-underline-style="none" fo:font-weight="normal" style:font-size-asian="10pt" style:font-name-complex="Arial2" style:font-size-complex="10pt"/>
    </style:style>
    <style:style style:name="T124" style:family="text">
      <style:text-properties fo:font-variant="normal" fo:text-transform="none" fo:color="#000000" style:font-name="Arial2" fo:font-size="10pt" fo:letter-spacing="normal" fo:font-style="normal" fo:font-weight="normal" style:font-size-asian="10pt" style:font-name-complex="Arial2" style:font-size-complex="10pt"/>
    </style:style>
    <style:style style:name="T125" style:family="text">
      <style:text-properties fo:font-variant="normal" fo:text-transform="none" fo:color="#000000" style:font-name="Arial2" fo:font-size="10pt" fo:letter-spacing="normal" style:font-size-asian="10pt" style:font-name-complex="Arial2" style:font-size-complex="10pt"/>
    </style:style>
    <style:style style:name="T126" style:family="text">
      <style:text-properties fo:font-variant="normal" fo:text-transform="none" fo:color="#000000" style:font-name="Arial2" fo:font-size="10.5pt" fo:letter-spacing="normal" style:font-size-asian="10.5pt" style:font-name-complex="Arial2" style:font-size-complex="10.5pt"/>
    </style:style>
    <style:style style:name="T127" style:family="text">
      <style:text-properties fo:font-variant="normal" fo:text-transform="none" fo:color="#000000" style:font-name="Arial2" fo:font-size="10.5pt" fo:letter-spacing="normal" fo:font-style="normal" fo:font-weight="normal" style:font-size-asian="10.5pt" style:font-name-complex="Arial2" style:font-size-complex="10.5pt"/>
    </style:style>
    <style:style style:name="T128" style:family="text">
      <style:text-properties fo:font-variant="normal" fo:text-transform="none" fo:color="#000000" style:font-name="Arial2" fo:letter-spacing="normal" style:font-name-complex="Arial2"/>
    </style:style>
    <style:style style:name="T129" style:family="text">
      <style:text-properties fo:font-variant="normal" fo:text-transform="none" fo:color="#000000" style:font-name="Arial2" fo:letter-spacing="normal" fo:font-style="normal" fo:font-weight="normal" style:font-name-complex="Arial2"/>
    </style:style>
    <style:style style:name="T130" style:family="text">
      <style:text-properties fo:font-variant="normal" fo:text-transform="none" fo:color="#000000" style:font-name="Times New Roman" fo:letter-spacing="normal" fo:font-style="normal" fo:font-weight="normal" style:font-style-asian="italic" style:font-name-complex="Arial2" style:font-style-complex="italic"/>
    </style:style>
    <style:style style:name="T131" style:family="text">
      <style:text-properties fo:font-variant="normal" fo:text-transform="none" fo:color="#000000" style:font-name="Times New Roman" fo:letter-spacing="normal" fo:font-style="italic" fo:font-weight="normal" style:font-style-asian="italic" style:font-name-complex="Arial2" style:font-style-complex="italic"/>
    </style:style>
    <style:style style:name="T132" style:family="text">
      <style:text-properties fo:font-variant="normal" fo:text-transform="none" fo:color="#606060" fo:letter-spacing="normal" fo:font-style="normal" fo:font-weight="normal" style:font-name-complex="Arial2"/>
    </style:style>
    <style:style style:name="T133" style:family="text">
      <style:text-properties fo:font-variant="normal" fo:text-transform="none" fo:color="#606060" style:font-name="Arial2" fo:font-size="10pt" fo:letter-spacing="normal" fo:font-style="normal" fo:font-weight="normal" style:font-size-asian="10pt" style:font-name-complex="Arial2" style:font-size-complex="10pt"/>
    </style:style>
    <style:style style:name="T134" style:family="text">
      <style:text-properties fo:font-variant="normal" fo:text-transform="none" fo:color="#606060" style:font-name="Arial2" fo:font-size="10.5pt" fo:letter-spacing="normal" fo:font-style="normal" fo:font-weight="normal" style:font-size-asian="10.5pt" style:font-name-complex="Arial2" style:font-size-complex="10.5pt"/>
    </style:style>
    <style:style style:name="T135" style:family="text">
      <style:text-properties fo:font-variant="normal" fo:text-transform="none" fo:color="#606060" style:font-name="Arial2" fo:letter-spacing="normal" fo:font-style="normal" fo:font-weight="normal" style:font-name-complex="Arial2"/>
    </style:style>
    <style:style style:name="T136" style:family="text">
      <style:text-properties fo:font-variant="normal" fo:text-transform="none" fo:color="#c00000" fo:letter-spacing="normal" fo:font-style="normal" fo:font-weight="normal"/>
    </style:style>
    <style:style style:name="T137" style:family="text">
      <style:text-properties fo:font-variant="normal" fo:text-transform="none" fo:color="#c00000" fo:letter-spacing="normal" fo:font-style="normal" fo:font-weight="normal" style:font-name-complex="Arial2"/>
    </style:style>
    <style:style style:name="T138" style:family="text">
      <style:text-properties fo:font-variant="normal" fo:text-transform="none" fo:color="#c00000" style:font-name="Arial2" fo:font-size="10pt" fo:letter-spacing="normal" fo:font-style="normal" style:text-underline-style="none" fo:font-weight="normal" style:font-size-asian="10pt" style:font-name-complex="Arial2" style:font-size-complex="10pt"/>
    </style:style>
    <style:style style:name="T139" style:family="text">
      <style:text-properties fo:font-variant="normal" fo:text-transform="none" fo:color="#c00000" style:font-name="Arial2" fo:font-size="10pt" fo:letter-spacing="normal" fo:font-style="normal" fo:font-weight="normal" style:font-size-asian="10pt" style:font-name-complex="Arial2" style:font-size-complex="10pt"/>
    </style:style>
    <style:style style:name="T140" style:family="text">
      <style:text-properties fo:font-variant="normal" fo:text-transform="none" fo:color="#c00000" style:font-name="Arial2" fo:font-size="10.5pt" fo:letter-spacing="normal" fo:font-style="normal" fo:font-weight="normal" style:font-size-asian="10.5pt" style:font-name-complex="Arial2" style:font-size-complex="10.5pt"/>
    </style:style>
    <style:style style:name="T141" style:family="text">
      <style:text-properties fo:font-variant="normal" fo:text-transform="none" fo:color="#c00000" style:font-name="Arial2" fo:letter-spacing="normal" fo:font-style="normal" fo:font-weight="normal" style:font-name-complex="Arial2"/>
    </style:style>
    <style:style style:name="T142" style:family="text">
      <style:text-properties fo:font-variant="normal" fo:text-transform="none" fo:color="#0000c0" fo:letter-spacing="normal" fo:font-style="normal" fo:font-weight="normal"/>
    </style:style>
    <style:style style:name="T143" style:family="text">
      <style:text-properties fo:font-variant="normal" fo:text-transform="none" fo:color="#0000c0" fo:letter-spacing="normal" fo:font-style="normal" fo:font-weight="normal" style:font-name-complex="Arial2"/>
    </style:style>
    <style:style style:name="T144" style:family="text">
      <style:text-properties fo:font-variant="normal" fo:text-transform="none" fo:color="#0000c0" style:font-name="Arial2" fo:letter-spacing="normal" fo:font-style="normal" fo:font-weight="normal" style:font-size-asian="10pt" style:font-name-complex="Arial2" style:font-size-complex="10pt"/>
    </style:style>
    <style:style style:name="T145" style:family="text">
      <style:text-properties fo:font-variant="normal" fo:text-transform="none" fo:color="#0000c0" style:font-name="Arial2" fo:letter-spacing="normal" fo:font-style="normal" fo:font-weight="normal" style:font-name-complex="Arial2"/>
    </style:style>
    <style:style style:name="T146" style:family="text">
      <style:text-properties fo:font-variant="normal" fo:text-transform="none" fo:color="#0000c0" style:font-name="Arial2" fo:font-size="10pt" fo:letter-spacing="normal" fo:font-style="normal" style:text-underline-style="none" fo:font-weight="normal" style:font-size-asian="10pt" style:font-name-complex="Arial2" style:font-size-complex="10pt"/>
    </style:style>
    <style:style style:name="T147" style:family="text">
      <style:text-properties fo:font-variant="normal" fo:text-transform="none" fo:color="#0000c0" style:font-name="Arial2" fo:font-size="10pt" fo:letter-spacing="normal" fo:font-style="normal" fo:font-weight="normal" style:font-size-asian="10pt" style:font-name-complex="Arial2" style:font-size-complex="10pt"/>
    </style:style>
    <style:style style:name="T148" style:family="text">
      <style:text-properties fo:font-variant="normal" fo:text-transform="none" fo:color="#0000c0" style:font-name="Arial2" fo:font-size="10.5pt" fo:letter-spacing="normal" fo:font-style="normal" fo:font-weight="normal" style:font-size-asian="10.5pt" style:font-name-complex="Arial2" style:font-size-complex="10.5pt"/>
    </style:style>
    <style:style style:name="T149" style:family="text">
      <style:text-properties fo:font-variant="normal" fo:text-transform="none" fo:color="#008000" fo:letter-spacing="normal" fo:font-style="normal" fo:font-weight="normal" style:font-name-complex="Arial2"/>
    </style:style>
    <style:style style:name="T150" style:family="text">
      <style:text-properties fo:font-variant="normal" fo:text-transform="none" fo:color="#008000" style:font-name="Arial2" fo:font-size="10.5pt" fo:letter-spacing="normal" fo:font-style="normal" fo:font-weight="normal" style:font-size-asian="10.5pt" style:font-name-complex="Arial2" style:font-size-complex="10.5pt"/>
    </style:style>
    <style:style style:name="T151" style:family="text">
      <style:text-properties fo:font-variant="normal" fo:text-transform="none" fo:color="#008000" style:font-name="Arial2" fo:letter-spacing="normal" fo:font-style="normal" fo:font-weight="normal" style:font-name-complex="Arial2"/>
    </style:style>
    <style:style style:name="T152" style:family="text">
      <style:text-properties fo:font-variant="normal" fo:text-transform="none" fo:color="#008000" style:font-name="Arial2" fo:font-size="10pt" fo:letter-spacing="normal" fo:font-style="normal" fo:font-weight="normal" style:font-size-asian="10pt" style:font-name-complex="Arial2" style:font-size-complex="10pt"/>
    </style:style>
    <style:style style:name="T153"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54" style:family="text">
      <style:text-properties fo:color="#000000" style:font-name-complex="Arial2"/>
    </style:style>
    <style:style style:name="T155" style:family="text">
      <style:text-properties fo:color="#000000" style:font-name="Arial2" fo:font-size="10pt" style:font-size-asian="10pt" style:font-name-complex="Arial2" style:font-size-complex="10pt"/>
    </style:style>
    <style:style style:name="T156" style:family="text">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T157" style:family="text">
      <style:text-properties fo:color="#000000" style:font-name="Arial2" fo:font-size="10.5pt" style:font-size-asian="10.5pt" style:font-name-complex="Arial2" style:font-size-complex="10.5pt"/>
    </style:style>
    <style:style style:name="T158" style:family="text">
      <style:text-properties fo:color="#000000" style:font-name="Arial2" style:font-name-complex="Arial2"/>
    </style:style>
    <style:style style:name="T159" style:family="text">
      <style:text-properties fo:color="#000000" style:font-name="Courier New" fo:font-size="10pt" fo:font-style="normal" fo:font-weight="bold" style:font-name-asian="Monospace" style:font-size-asian="10pt" style:font-style-asian="normal" style:font-weight-asian="bold" style:font-name-complex="Arial2" style:font-size-complex="10pt" style:font-style-complex="normal" style:font-weight-complex="bold"/>
    </style:style>
    <style:style style:name="T160" style:family="text">
      <style:text-properties fo:color="#000000" style:font-name="Times New Roman" fo:font-size="10pt" fo:font-style="italic" style:font-size-asian="10pt" style:font-style-asian="italic" style:font-name-complex="Arial2" style:font-size-complex="10pt" style:font-style-complex="italic"/>
    </style:style>
    <style:style style:name="T161" style:family="text">
      <style:text-properties style:font-name="OpenSymbol1" fo:font-size="12pt" fo:font-weight="bold" style:font-name-asian="OpenSymbol1" style:font-size-asian="12pt" style:font-weight-asian="bold" style:font-name-complex="OpenSymbol1" style:font-size-complex="12pt" style:font-weight-complex="bold"/>
    </style:style>
    <style:style style:name="T162" style:family="text">
      <style:text-properties style:font-name="Verdana" fo:font-size="10pt" style:font-size-asian="12.0500001907349pt" style:font-size-complex="13.8000001907349pt"/>
    </style:style>
    <style:style style:name="T163" style:family="text">
      <style:text-properties style:font-name="Verdana" fo:font-size="10pt" fo:font-style="normal" style:font-size-asian="12.0500001907349pt" style:font-style-asian="normal" style:font-size-complex="13.8000001907349pt" style:font-style-complex="normal"/>
    </style:style>
    <style:style style:name="T164" style:family="text">
      <style:text-properties style:font-name="Arial" fo:font-weight="bold" style:font-weight-asian="bold" style:font-weight-complex="bold"/>
    </style:style>
    <style:style style:name="T165" style:family="text">
      <style:text-properties style:font-name="Arial" fo:font-size="10pt" style:font-size-asian="10.5pt"/>
    </style:style>
    <style:style style:name="T166" style:family="text">
      <style:text-properties style:font-name="Arial" fo:font-size="10pt" fo:font-style="normal" fo:font-weight="normal" style:font-size-asian="10.5pt" style:font-weight-asian="normal" style:font-size-complex="10pt" style:font-weight-complex="normal"/>
    </style:style>
    <style:style style:name="T167" style:family="text">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T168" style:family="text">
      <style:text-properties style:font-name="Arial" fo:font-style="normal" fo:font-weight="bold" style:font-name-asian="DejaVu Sans" style:font-style-asian="normal" style:font-weight-asian="bold" style:font-name-complex="DejaVu Sans" style:font-style-complex="normal" style:font-weight-complex="bold"/>
    </style:style>
    <style:style style:name="T169" style:family="text">
      <style:text-properties style:font-name="Arial3" fo:font-style="italic" style:font-name-asian="Arial3" style:font-style-asian="italic" style:font-name-complex="Arial3" style:font-style-complex="italic"/>
    </style:style>
    <style:style style:name="T170" style:family="text">
      <style:text-properties style:text-position="-33% 58%" fo:font-size="5pt" fo:font-style="normal" style:font-size-asian="5pt" style:font-style-asian="normal" style:font-size-complex="5pt" style:font-style-complex="normal"/>
    </style:style>
    <style:style style:name="T171" style:family="text">
      <style:text-properties fo:language="en" fo:country="US"/>
    </style:style>
    <style:style style:name="T172" style:family="text">
      <style:text-properties fo:language="en" fo:country="US" fo:font-style="normal" style:font-style-asian="normal" style:font-style-complex="normal"/>
    </style:style>
    <style:style style:name="T173" style:family="text">
      <style:text-properties fo:language="en" fo:country="US" fo:font-weight="bold" style:font-weight-asian="bold" style:font-weight-complex="bold"/>
    </style:style>
    <style:style style:name="T174" style:family="text">
      <style:text-properties fo:language="en" fo:country="US" fo:font-weight="normal" style:font-weight-asian="normal" style:font-weight-complex="normal"/>
    </style:style>
    <style:style style:name="T175" style:family="text">
      <style:text-properties fo:language="en" fo:country="US" fo:font-style="italic" style:font-style-asian="italic" style:font-style-complex="italic"/>
    </style:style>
    <style:style style:name="T176" style:family="text">
      <style:text-properties style:font-name="Times New Roman" fo:font-style="italic" style:font-style-asian="italic" style:font-style-complex="italic"/>
    </style:style>
    <style:style style:name="T177" style:family="text">
      <style:text-properties style:font-name="Times New Roman" fo:font-style="italic" fo:font-weight="bold" style:font-size-asian="10pt" style:font-style-asian="italic" style:font-weight-asian="bold" style:font-size-complex="10pt" style:font-style-complex="italic" style:font-weight-complex="bold"/>
    </style:style>
    <style:style style:name="T178" style:family="text">
      <style:text-properties style:font-name="Times New Roman" fo:font-style="italic" fo:font-weight="normal" style:font-size-asian="10pt" style:font-style-asian="italic" style:font-weight-asian="normal" style:font-size-complex="10pt" style:font-style-complex="italic" style:font-weight-complex="normal"/>
    </style:style>
    <style:style style:name="T179" style:family="text">
      <style:text-properties style:font-name="Times New Roman" fo:font-weight="bold" style:font-size-asian="10pt" style:font-weight-asian="bold" style:font-size-complex="10pt" style:font-weight-complex="bold"/>
    </style:style>
    <style:style style:name="T180" style:family="text">
      <style:text-properties style:font-name="Times New Roman" fo:font-style="normal" fo:font-weight="bold" style:font-style-asian="normal" style:font-weight-asian="bold" style:font-style-complex="normal" style:font-weight-complex="bold"/>
    </style:style>
    <style:style style:name="T181" style:family="text">
      <style:text-properties style:font-size-asian="10pt" style:font-size-complex="10pt"/>
    </style:style>
    <style:style style:name="T182" style:family="text">
      <style:text-properties style:text-position="-39% 70%" style:font-name="Arial2" fo:font-style="normal" fo:font-weight="normal" style:font-size-asian="10pt" style:font-style-asian="normal" style:font-weight-asian="normal" style:font-size-complex="10pt" style:font-style-complex="normal" style:font-weight-complex="normal"/>
    </style:style>
    <style:style style:name="T183" style:family="text"/>
    <style:style style:name="T184" style:family="text">
      <style:text-properties style:font-name="Tahoma" fo:font-size="28pt" fo:letter-spacing="0.0157in" fo:font-weight="normal" style:letter-kerning="false" style:font-size-asian="28pt" style:font-weight-asian="normal" style:font-size-complex="28pt" style:font-weight-complex="normal"/>
    </style:style>
    <style:style style:name="T185" style:family="text">
      <style:text-properties style:font-name="Arial2" fo:font-size="10pt" fo:font-style="italic" style:font-name-complex="Arial2" style:font-size-complex="10pt" style:font-style-complex="italic"/>
    </style:style>
    <style:style style:name="T186" style:family="text">
      <style:text-properties style:font-name="Arial2" fo:font-size="10pt" style:font-name-complex="Arial2" style:font-size-complex="10pt"/>
    </style:style>
    <style:style style:name="fr1" style:family="graphic" style:parent-style-name="OLE">
      <style:graphic-properties style:run-through="foreground" style:wrap="run-through" style:number-wrapped-paragraphs="no-limit" style:vertical-pos="from-top" style:vertical-rel="page" style:horizontal-pos="from-left" style:horizontal-rel="page"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fo:background-color="#f3f3f3" style:background-transparency="0%" fo:padding="0.0193in" fo:border="0.0008in solid #000000" style:shadow="none" draw:ole-draw-aspect="1">
        <style:background-image/>
      </style:graphic-properties>
    </style:style>
    <style:style style:name="fr4" style:family="graphic" style:parent-style-name="OLE">
      <style:graphic-properties style:vertical-pos="from-top" style:vertical-rel="paragraph" style:horizontal-pos="from-left" style:horizontal-rel="paragraph" fo:background-color="#f1f1f1" style:background-transparency="0%" fo:padding="0.0201in" fo:border="0.0008in solid #000000" style:shadow="none" draw:ole-draw-aspect="1">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3937in" fo:text-indent="-0.1972in" fo:margin-left="0.3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hatch" draw:fill-hatch-name="Blue_20_Crossed_20_0_20_Degrees"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161in" draw:marker-start-width="0.161in" draw:marker-end-width="0.161in" draw:fill-color="#ffffff"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Line_20_with_20_Fine_20_Dots" svg:stroke-color="#000000" draw:fill="solid" draw:fill-color="#ffffff" fo:min-height="0.2335in" fo:padding-top="0.1in" fo:padding-bottom="0.0783in" fo:padding-left="0.2in" fo:padding-righ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draw:marker-start-width="0.1701in" draw:marker-end="Arrow" draw:marker-end-width="0.0598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draw:marker-start="Arrow" draw:marker-start-width="0.0598in" draw:marker-end="" draw:marker-end-width="0.0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vertical-pos="from-top" style:vertical-rel="paragraph" style:horizontal-pos="from-left" style:horizontal-rel="paragraph" draw:wrap-influence-on-position="once-concurrent" style:flow-with-text="false"/>
    </style:style>
    <style:style style:name="gr7" style:family="graphic">
      <style:graphic-properties svg:stroke-width="0.0098in" draw:marker-start="Arrow" draw:marker-start-width="0.05in" draw:marker-end-width="0.15in" draw:textarea-horizontal-align="center" draw:textarea-vertical-align="middle" fo:padding-top="0.0047in" fo:padding-bottom="0.0047in" fo:padding-left="0.0047in" fo:padding-right="0.0047in"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ct6" text:anchor-type="page" text:anchor-page-number="1" svg:x="1.3283in" svg:y="4.0807in" svg:width="5.4626in" svg:height="4.1445in" draw:z-index="11">
        <draw:object xlink:href="./Object 6" xlink:type="simple" xlink:show="embed" xlink:actuate="onLoad"/>
        <draw:image xlink:href="./ObjectReplacements/Object 6" xlink:type="simple" xlink:show="embed" xlink:actuate="onLoad"/>
        <svg:desc>OLE-object</svg:desc>
      </draw:frame>
      <text:p text:style-name="Contents_20_Heading"><draw:rect text:anchor-type="paragraph" draw:z-index="2" draw:style-name="gr2" draw:text-style-name="P193" svg:width="1.5213in" svg:height="0.4343in" draw:transform="rotate (-0.523598775599386) translate (6.46736111111111in -0.102083333333333in)" draw:corner-radius="0.0783in"><text:p text:style-name="P192"><text:span text:style-name="T184">DRAFT</text:span></text:p></draw:rect><draw:rect text:anchor-type="paragraph" draw:z-index="0" draw:style-name="gr1" draw:text-style-name="P192" svg:width="8.4996in" svg:height="11.0039in" svg:x="-0.7429in" svg:y="0.698in"><text:p/></draw:rect></text:p>
      <text:p text:style-name="Contents_20_Heading"/>
      <text:p text:style-name="Contents_20_Heading"/>
      <text:p text:style-name="P36">SKS (Secure Key Store)</text:p>
      <text:p text:style-name="P36">API and Architecture</text:p>
      <text:p text:style-name="P34"/>
      <text:p text:style-name="P34"/>
      <text:p text:style-name="P34"/>
      <text:p text:style-name="P34"/>
      <text:p text:style-name="P34"/>
      <text:p text:style-name="P34"/>
      <text:p text:style-name="P34"/>
      <text:p text:style-name="P34"/>
      <text:p text:style-name="P34"/>
      <text:p text:style-name="P34"/>
      <text:p text:style-name="P87"/>
      <text:p text:style-name="P87"/>
      <text:p text:style-name="P87"/>
      <text:p text:style-name="P87"/>
      <text:p text:style-name="P87"/>
      <text:p text:style-name="P87"/>
      <text:p text:style-name="P87"/>
      <text:p text:style-name="P87"/>
      <text:p text:style-name="P87"/>
      <text:p text:style-name="P87"/>
      <text:p text:style-name="P87"/>
      <text:p text:style-name="P87"><draw:frame text:anchor-type="paragraph" draw:z-index="5" draw:style-name="gr3" draw:text-style-name="P194" svg:width="6.3539in" svg:height="0.4122in" svg:x="0.6791in" svg:y="-0.0071in"><draw:text-box><text:p><text:span text:style-name="T185">Disclaimer</text:span><text:span text:style-name="T186">: This is a system in development. <text:s/>That is, the specification may change without notice.</text:span></text:p></draw:text-box></draw:frame></text:p>
      <text:p text:style-name="P35"/>
      <text:table-of-content text:style-name="Sect1" text:protected="true" text:name="Table of Contents2">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ternet_20_link"/>
            <text:index-entry-chapter/>
            <text:index-entry-tab-stop style:type="left" style:position="0.35in" style:leader-char=" "/>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ab-stop style:type="left" style:position="0.6in" style:leader-char=" "/>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ab-stop style:type="left" style:position="1.1in" style:leader-char=" "/>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116">Table of Contents</text:p>
          </text:index-title>
          <text:h text:style-name="P157" text:outline-level="1"><text:a xlink:type="simple" xlink:href="#__RefHeading__15221_972012461" text:style-name="Internet_20_link" text:visited-style-name="Internet_20_link">1 <text:s/><text:tab/>Introduction<text:tab/>4</text:a></text:h>
          <text:h text:style-name="P157" text:outline-level="1"><text:a xlink:type="simple" xlink:href="#__RefHeading__249846_2109382754" text:style-name="Internet_20_link" text:visited-style-name="Internet_20_link">2 <text:s/><text:tab/>Core Functionality<text:tab/>4</text:a></text:h>
          <text:p text:style-name="P158"><text:a xlink:type="simple" xlink:href="#__RefHeading__15223_972012461" text:style-name="Internet_20_link" text:visited-style-name="Internet_20_link">2.1<text:tab/>Architecture<text:tab/>4</text:a></text:p>
          <text:p text:style-name="P158"><text:a xlink:type="simple" xlink:href="#__RefHeading__15225_972012461" text:style-name="Internet_20_link" text:visited-style-name="Internet_20_link">2.2<text:tab/>Provisioning API<text:tab/>4</text:a></text:p>
          <text:p text:style-name="P158"><text:a xlink:type="simple" xlink:href="#__RefHeading__15229_972012461" text:style-name="Internet_20_link" text:visited-style-name="Internet_20_link">2.3<text:tab/>User API<text:tab/>5</text:a></text:p>
          <text:p text:style-name="P158"><text:a xlink:type="simple" xlink:href="#__RefHeading__15231_972012461" text:style-name="Internet_20_link" text:visited-style-name="Internet_20_link">2.4<text:tab/>Security Model<text:tab/>5</text:a></text:p>
          <text:p text:style-name="P158"><text:a xlink:type="simple" xlink:href="#__RefHeading__15233_972012461" text:style-name="Internet_20_link" text:visited-style-name="Internet_20_link">2.5<text:tab/>Transaction Based Operation<text:tab/>5</text:a></text:p>
          <text:p text:style-name="P158"><text:a xlink:type="simple" xlink:href="#__RefHeading__32884_823033893" text:style-name="Internet_20_link" text:visited-style-name="Internet_20_link">2.6<text:tab/>Privacy Enabled Provisioning<text:tab/>6</text:a></text:p>
          <text:p text:style-name="P158"><text:a xlink:type="simple" xlink:href="#__RefHeading__16753_976989119" text:style-name="Internet_20_link" text:visited-style-name="Internet_20_link">2.7<text:tab/>Device ID<text:tab/>6</text:a></text:p>
          <text:p text:style-name="P158"><text:a xlink:type="simple" xlink:href="#__RefHeading__177013_2109382754" text:style-name="Internet_20_link" text:visited-style-name="Internet_20_link">2.8<text:tab/>Backward Compatibility<text:tab/>6</text:a></text:p>
          <text:h text:style-name="P157" text:outline-level="1"><text:a xlink:type="simple" xlink:href="#__RefHeading__15235_972012461" text:style-name="Internet_20_link" text:visited-style-name="Internet_20_link">3 <text:s/><text:tab/>Objects<text:tab/>7</text:a></text:h>
          <text:p text:style-name="P158"><text:a xlink:type="simple" xlink:href="#__RefHeading__15237_972012461" text:style-name="Internet_20_link" text:visited-style-name="Internet_20_link">3.1<text:tab/>Key Entries<text:tab/>7</text:a></text:p>
          <text:p text:style-name="P158"><text:a xlink:type="simple" xlink:href="#__RefHeading__15239_972012461" text:style-name="Internet_20_link" text:visited-style-name="Internet_20_link">3.2<text:tab/>PIN and PUK Objects<text:tab/>8</text:a></text:p>
          <text:p text:style-name="P158"><text:a xlink:type="simple" xlink:href="#__RefHeading__15241_972012461" text:style-name="Internet_20_link" text:visited-style-name="Internet_20_link">3.3<text:tab/>Provisioning Objects<text:tab/>8</text:a></text:p>
          <text:h text:style-name="P157" text:outline-level="1"><text:a xlink:type="simple" xlink:href="#__RefHeading__15243_972012461" text:style-name="Internet_20_link" text:visited-style-name="Internet_20_link">4 <text:s/><text:tab/>Algorithm Support<text:tab/>9</text:a></text:h>
          <text:p text:style-name="P158"><text:a xlink:type="simple" xlink:href="#__RefHeading__117184_1298926316" text:style-name="Internet_20_link" text:visited-style-name="Internet_20_link">4.1<text:tab/>Mandatory Algorithms<text:tab/>9</text:a></text:p>
          <text:p text:style-name="P158"><text:a xlink:type="simple" xlink:href="#__RefHeading__117186_1298926316" text:style-name="Internet_20_link" text:visited-style-name="Internet_20_link">4.2<text:tab/>Special Algorithms<text:tab/>10</text:a></text:p>
          <text:p text:style-name="P158"><text:a xlink:type="simple" xlink:href="#__RefHeading__117188_1298926316" text:style-name="Internet_20_link" text:visited-style-name="Internet_20_link">4.3<text:tab/>Optional Algorithms<text:tab/>10</text:a></text:p>
          <text:h text:style-name="P157" text:outline-level="1"><text:a xlink:type="simple" xlink:href="#__RefHeading__15245_972012461" text:style-name="Internet_20_link" text:visited-style-name="Internet_20_link">5 <text:s/><text:tab/>Protection Attributes<text:tab/>11</text:a></text:h>
          <text:p text:style-name="P158"><text:a xlink:type="simple" xlink:href="#__RefHeading__15247_972012461" text:style-name="Internet_20_link" text:visited-style-name="Internet_20_link">5.1<text:tab/>Export Protection<text:tab/>11</text:a></text:p>
          <text:p text:style-name="P158"><text:a xlink:type="simple" xlink:href="#__RefHeading__15249_972012461" text:style-name="Internet_20_link" text:visited-style-name="Internet_20_link">5.2<text:tab/>Delete Protection<text:tab/>11</text:a></text:p>
          <text:p text:style-name="P158"><text:a xlink:type="simple" xlink:href="#__RefHeading__513763_1828343271" text:style-name="Internet_20_link" text:visited-style-name="Internet_20_link">5.3<text:tab/>Biometric Protection<text:tab/>11</text:a></text:p>
          <text:p text:style-name="P158"><text:a xlink:type="simple" xlink:href="#__RefHeading__15251_972012461" text:style-name="Internet_20_link" text:visited-style-name="Internet_20_link">5.4<text:tab/>PIN Input Methods<text:tab/>12</text:a></text:p>
          <text:p text:style-name="P158"><text:a xlink:type="simple" xlink:href="#__RefHeading__15253_972012461" text:style-name="Internet_20_link" text:visited-style-name="Internet_20_link">5.5<text:tab/>PIN Patterns<text:tab/>12</text:a></text:p>
          <text:p text:style-name="P158"><text:a xlink:type="simple" xlink:href="#__RefHeading__15255_972012461" text:style-name="Internet_20_link" text:visited-style-name="Internet_20_link">5.6<text:tab/>PIN and PUK Formats<text:tab/>12</text:a></text:p>
          <text:p text:style-name="P158"><text:a xlink:type="simple" xlink:href="#__RefHeading__15257_972012461" text:style-name="Internet_20_link" text:visited-style-name="Internet_20_link">5.7<text:tab/>PIN Grouping<text:tab/>13</text:a></text:p>
          <text:p text:style-name="P158"><text:a xlink:type="simple" xlink:href="#__RefHeading__15259_972012461" text:style-name="Internet_20_link" text:visited-style-name="Internet_20_link">5.8<text:tab/>Application Usage<text:tab/>13</text:a></text:p>
          <text:h text:style-name="P157" text:outline-level="1"><text:a xlink:type="simple" xlink:href="#__RefHeading__797652_2146041088" text:style-name="Internet_20_link" text:visited-style-name="Internet_20_link">6 <text:s/><text:tab/>Session Security Mechanisms<text:tab/>14</text:a></text:h>
          <text:p text:style-name="P158"><text:a xlink:type="simple" xlink:href="#__RefHeading__15339_972012461" text:style-name="Internet_20_link" text:visited-style-name="Internet_20_link">6.1<text:tab/>Encrypted Data<text:tab/>14</text:a></text:p>
          <text:p text:style-name="P158"><text:a xlink:type="simple" xlink:href="#__RefHeading__15341_972012461" text:style-name="Internet_20_link" text:visited-style-name="Internet_20_link">6.2<text:tab/>MAC Operations<text:tab/>14</text:a></text:p>
          <text:p text:style-name="P158"><text:a xlink:type="simple" xlink:href="#__RefHeading__15343_972012461" text:style-name="Internet_20_link" text:visited-style-name="Internet_20_link">6.3<text:tab/>Attestations<text:tab/>14</text:a></text:p>
          <text:p text:style-name="P158"><text:a xlink:type="simple" xlink:href="#__RefHeading__15345_972012461" text:style-name="Internet_20_link" text:visited-style-name="Internet_20_link">6.4<text:tab/>Target Key Reference<text:tab/>14</text:a></text:p>
          <text:h text:style-name="P157" text:outline-level="1"><text:a xlink:type="simple" xlink:href="#__RefHeading__135131_2109382754" text:style-name="Internet_20_link" text:visited-style-name="Internet_20_link">7 <text:s/><text:tab/>Detailed Operation<text:tab/>15</text:a></text:h>
          <text:p text:style-name="P158"><text:a xlink:type="simple" xlink:href="#__RefHeading__15263_972012461" text:style-name="Internet_20_link" text:visited-style-name="Internet_20_link">7.1<text:tab/>Data Types<text:tab/>15</text:a></text:p>
          <text:p text:style-name="P158"><text:a xlink:type="simple" xlink:href="#__RefHeading__15267_972012461" text:style-name="Internet_20_link" text:visited-style-name="Internet_20_link">7.2<text:tab/>Return Values<text:tab/>16</text:a></text:p>
          <text:p text:style-name="P158"><text:a xlink:type="simple" xlink:href="#__RefHeading__15269_972012461" text:style-name="Internet_20_link" text:visited-style-name="Internet_20_link">7.3<text:tab/>Error Codes<text:tab/>16</text:a></text:p>
          <text:p text:style-name="P158"><text:a xlink:type="simple" xlink:href="#__RefHeading__135133_2109382754" text:style-name="Internet_20_link" text:visited-style-name="Internet_20_link">7.4<text:tab/>Method List<text:tab/>16</text:a></text:p>
          <text:p text:style-name="P159"><text:a xlink:type="simple" xlink:href="#__RefHeading__15271_972012461" text:style-name="Internet_20_link" text:visited-style-name="Internet_20_link">getDeviceInfo [1]<text:tab/>17</text:a></text:p>
          <text:p text:style-name="P159"><text:a xlink:type="simple" xlink:href="#__RefHeading__15273_972012461" text:style-name="Internet_20_link" text:visited-style-name="Internet_20_link">createProvisioningSession [2]<text:tab/>19</text:a></text:p>
          <text:p text:style-name="P159"><text:a xlink:type="simple" xlink:href="#__RefHeading__15275_972012461" text:style-name="Internet_20_link" text:visited-style-name="Internet_20_link">closeProvisioningSession [3]<text:tab/>25</text:a></text:p>
          <text:p text:style-name="P159"><text:soft-page-break/><text:a xlink:type="simple" xlink:href="#__RefHeading__15277_972012461" text:style-name="Internet_20_link" text:visited-style-name="Internet_20_link">enumerateProvisioningSessions [4]<text:tab/>27</text:a></text:p>
          <text:p text:style-name="P159"><text:a xlink:type="simple" xlink:href="#__RefHeading__15279_972012461" text:style-name="Internet_20_link" text:visited-style-name="Internet_20_link">abortProvisioningSession [5]<text:tab/>28</text:a></text:p>
          <text:p text:style-name="P159"><text:a xlink:type="simple" xlink:href="#__RefHeading__15281_972012461" text:style-name="Internet_20_link" text:visited-style-name="Internet_20_link">signProvisioningSessionData [6]<text:tab/>29</text:a></text:p>
          <text:p text:style-name="P159"><text:a xlink:type="simple" xlink:href="#__RefHeading__16586_1418814329" text:style-name="Internet_20_link" text:visited-style-name="Internet_20_link">updateKeyManagementKey [7]<text:tab/>30</text:a></text:p>
          <text:p text:style-name="P159"><text:a xlink:type="simple" xlink:href="#__RefHeading__15283_972012461" text:style-name="Internet_20_link" text:visited-style-name="Internet_20_link">createPUKPolicy [8]<text:tab/>32</text:a></text:p>
          <text:p text:style-name="P159"><text:a xlink:type="simple" xlink:href="#__RefHeading__15285_972012461" text:style-name="Internet_20_link" text:visited-style-name="Internet_20_link">createPINPolicy [9]<text:tab/>33</text:a></text:p>
          <text:p text:style-name="P159"><text:a xlink:type="simple" xlink:href="#__RefHeading__15287_972012461" text:style-name="Internet_20_link" text:visited-style-name="Internet_20_link">createKeyEntry [10]<text:tab/>34</text:a></text:p>
          <text:p text:style-name="P159"><text:a xlink:type="simple" xlink:href="#__RefHeading__15289_972012461" text:style-name="Internet_20_link" text:visited-style-name="Internet_20_link">getKeyHandle [11]<text:tab/>39</text:a></text:p>
          <text:p text:style-name="P159"><text:a xlink:type="simple" xlink:href="#__RefHeading__15291_972012461" text:style-name="Internet_20_link" text:visited-style-name="Internet_20_link">setCertificatePath [12]<text:tab/>40</text:a></text:p>
          <text:p text:style-name="P159"><text:a xlink:type="simple" xlink:href="#__RefHeading__15293_972012461" text:style-name="Internet_20_link" text:visited-style-name="Internet_20_link">importSymmetricKey [13]<text:tab/>42</text:a></text:p>
          <text:p text:style-name="P159"><text:a xlink:type="simple" xlink:href="#__RefHeading__721490_1828343271" text:style-name="Internet_20_link" text:visited-style-name="Internet_20_link">importPrivateKey [14]<text:tab/>45</text:a></text:p>
          <text:p text:style-name="P159"><text:a xlink:type="simple" xlink:href="#__RefHeading__15295_972012461" text:style-name="Internet_20_link" text:visited-style-name="Internet_20_link">addExtension [15]<text:tab/>47</text:a></text:p>
          <text:p text:style-name="P159"><text:a xlink:type="simple" xlink:href="#__RefHeading__15299_972012461" text:style-name="Internet_20_link" text:visited-style-name="Internet_20_link">postDeleteKey [50]<text:tab/>51</text:a></text:p>
          <text:p text:style-name="P159"><text:a xlink:type="simple" xlink:href="#__RefHeading__15301_972012461" text:style-name="Internet_20_link" text:visited-style-name="Internet_20_link">postUnlockKey [51]<text:tab/>53</text:a></text:p>
          <text:p text:style-name="P159"><text:a xlink:type="simple" xlink:href="#__RefHeading__15303_972012461" text:style-name="Internet_20_link" text:visited-style-name="Internet_20_link">postUpdateKey [52]<text:tab/>54</text:a></text:p>
          <text:p text:style-name="P159"><text:a xlink:type="simple" xlink:href="#__RefHeading__15305_972012461" text:style-name="Internet_20_link" text:visited-style-name="Internet_20_link">postCloneKeyProtection [53]<text:tab/>56</text:a></text:p>
          <text:p text:style-name="P159"><text:a xlink:type="simple" xlink:href="#__RefHeading__15307_972012461" text:style-name="Internet_20_link" text:visited-style-name="Internet_20_link">enumerateKeys [70]<text:tab/>58</text:a></text:p>
          <text:p text:style-name="P159"><text:a xlink:type="simple" xlink:href="#__RefHeading__15309_972012461" text:style-name="Internet_20_link" text:visited-style-name="Internet_20_link">getKeyAttributes [71]<text:tab/>59</text:a></text:p>
          <text:p text:style-name="P159"><text:a xlink:type="simple" xlink:href="#__RefHeading__15311_972012461" text:style-name="Internet_20_link" text:visited-style-name="Internet_20_link">getKeyProtectionInfo [72]<text:tab/>60</text:a></text:p>
          <text:p text:style-name="P159"><text:a xlink:type="simple" xlink:href="#__RefHeading__15313_972012461" text:style-name="Internet_20_link" text:visited-style-name="Internet_20_link">getExtension [73]<text:tab/>62</text:a></text:p>
          <text:p text:style-name="P159"><text:a xlink:type="simple" xlink:href="#__RefHeading__15315_972012461" text:style-name="Internet_20_link" text:visited-style-name="Internet_20_link">setProperty [74]<text:tab/>63</text:a></text:p>
          <text:p text:style-name="P159"><text:a xlink:type="simple" xlink:href="#__RefHeading__15317_972012461" text:style-name="Internet_20_link" text:visited-style-name="Internet_20_link">deleteKey [80]<text:tab/>64</text:a></text:p>
          <text:p text:style-name="P159"><text:a xlink:type="simple" xlink:href="#__RefHeading__15319_972012461" text:style-name="Internet_20_link" text:visited-style-name="Internet_20_link">exportKey [81]<text:tab/>65</text:a></text:p>
          <text:p text:style-name="P159"><text:a xlink:type="simple" xlink:href="#__RefHeading__15321_972012461" text:style-name="Internet_20_link" text:visited-style-name="Internet_20_link">unlockKey [82]<text:tab/>66</text:a></text:p>
          <text:p text:style-name="P159"><text:a xlink:type="simple" xlink:href="#__RefHeading__15323_972012461" text:style-name="Internet_20_link" text:visited-style-name="Internet_20_link">changePIN [83]<text:tab/>67</text:a></text:p>
          <text:p text:style-name="P159"><text:a xlink:type="simple" xlink:href="#__RefHeading__15325_972012461" text:style-name="Internet_20_link" text:visited-style-name="Internet_20_link">setPIN [84]<text:tab/>68</text:a></text:p>
          <text:p text:style-name="P159"><text:a xlink:type="simple" xlink:href="#__RefHeading__685210_1828343271" text:style-name="Internet_20_link" text:visited-style-name="Internet_20_link">updateFirmware [90]<text:tab/>69</text:a></text:p>
          <text:p text:style-name="P159"><text:a xlink:type="simple" xlink:href="#__RefHeading__15327_972012461" text:style-name="Internet_20_link" text:visited-style-name="Internet_20_link">signHashedData [100]<text:tab/>70</text:a></text:p>
          <text:p text:style-name="P159"><text:a xlink:type="simple" xlink:href="#__RefHeading__15329_972012461" text:style-name="Internet_20_link" text:visited-style-name="Internet_20_link">asymmetricKeyDecrypt [101]<text:tab/>71</text:a></text:p>
          <text:p text:style-name="P159"><text:a xlink:type="simple" xlink:href="#__RefHeading__15331_972012461" text:style-name="Internet_20_link" text:visited-style-name="Internet_20_link">keyAgreement [102]<text:tab/>72</text:a></text:p>
          <text:p text:style-name="P159"><text:a xlink:type="simple" xlink:href="#__RefHeading__15333_972012461" text:style-name="Internet_20_link" text:visited-style-name="Internet_20_link">performHMAC [103]<text:tab/>73</text:a></text:p>
          <text:p text:style-name="P159"><text:a xlink:type="simple" xlink:href="#__RefHeading__15335_972012461" text:style-name="Internet_20_link" text:visited-style-name="Internet_20_link">symmetricKeyEncrypt [104]<text:tab/>74</text:a></text:p>
          <text:p text:style-name="P160"><text:a xlink:type="simple" xlink:href="#__RefHeading__207023_2146041088" text:style-name="Internet_20_link" text:visited-style-name="Internet_20_link">Appendix A. <text:tab/>KeyGen2 Proxy<text:tab/>75</text:a></text:p>
          <text:p text:style-name="P160"><text:a xlink:type="simple" xlink:href="#__RefHeading__15347_972012461" text:style-name="Internet_20_link" text:visited-style-name="Internet_20_link">Appendix B. <text:tab/>Sample Session<text:tab/>76</text:a></text:p>
          <text:p text:style-name="P160"><text:a xlink:type="simple" xlink:href="#__RefHeading__15349_972012461" text:style-name="Internet_20_link" text:visited-style-name="Internet_20_link">Appendix C. <text:tab/>Reference Implementation<text:tab/>76</text:a></text:p>
          <text:p text:style-name="P160"><text:a xlink:type="simple" xlink:href="#__RefHeading__15351_972012461" text:style-name="Internet_20_link" text:visited-style-name="Internet_20_link">Appendix D. <text:tab/>Remote Key Lookup<text:tab/>77</text:a></text:p>
          <text:p text:style-name="P160"><text:a xlink:type="simple" xlink:href="#__RefHeading__15353_972012461" text:style-name="Internet_20_link" text:visited-style-name="Internet_20_link">Appendix E. <text:tab/>Security Considerations<text:tab/>79</text:a></text:p>
          <text:p text:style-name="P160"><text:a xlink:type="simple" xlink:href="#__RefHeading__15355_972012461" text:style-name="Internet_20_link" text:visited-style-name="Internet_20_link">Appendix F. <text:tab/>Intellectual Property Rights<text:tab/>79</text:a></text:p>
          <text:p text:style-name="P160"><text:a xlink:type="simple" xlink:href="#__RefHeading__15357_972012461" text:style-name="Internet_20_link" text:visited-style-name="Internet_20_link">Appendix G. <text:tab/>References<text:tab/>80</text:a></text:p>
          <text:p text:style-name="P160"><text:a xlink:type="simple" xlink:href="#__RefHeading__15359_972012461" text:style-name="Internet_20_link" text:visited-style-name="Internet_20_link">Appendix H. <text:tab/>Acknowledgments<text:tab/>82</text:a></text:p>
          <text:p text:style-name="P160"><text:a xlink:type="simple" xlink:href="#__RefHeading__15361_972012461" text:style-name="Internet_20_link" text:visited-style-name="Internet_20_link">Appendix I. <text:tab/>Author<text:tab/>82</text:a></text:p>
        </text:index-body>
      </text:table-of-content>
      <text:h text:style-name="Heading_20_1" text:outline-level="1"><text:bookmark text:name="__RefHeading__15221_972012461"/><text:soft-page-break/>Introduction<text:bookmark-end text:name="__RefHeading__15221_972012461"/></text:h>
      <text:p text:style-name="Text_20_body">This document describes the API (Application Programming Interface) and architecture of a system called SKS (Secure Key Store). <text:s text:c="2"/>SKS is essentially an enhanced smart card that is optimized for <text:span text:style-name="T2">secure</text:span>, <text:span text:style-name="T2">reliable</text:span>, and <text:span text:style-name="T2">user-friendly</text:span> <text:span text:style-name="T2">on-line provisioning</text:span> and <text:span text:style-name="T2">life-cycle management</text:span> of cryptographic keys and associated attributes.</text:p>
      <text:p text:style-name="Text_20_body">In addition to PKI and symmetric keys (including OTP applications), SKS also supports recent additions to the credential family tree like <text:span text:style-name="CrossRef"><text:reference-ref text:reference-format="text" text:ref-name="info.cards">Information Card</text:reference-ref></text:span><text:span text:style-name="CrossRef">s</text:span>.</text:p>
      <text:p text:style-name="Text_20_body">The primary objective with SKS and the related specifications is <text:span text:style-name="T2">establishing two-factor authentication as a viable alternative for any provider</text:span> by making the scheme a standard feature in the “Universal Client”, the Internet browser.</text:p>
      <text:p text:style-name="Text_20_body">An equally important means for reaching this undeniable bold goal, is that the API and protocols mandate full “on‑the‑wire” compliance in order to eliminate the current “Smart Card Middleware Hell”; <text:span text:style-name="T2">a single driver per platform should suffice</text:span>.</text:p>
      <text:p text:style-name="Text_20_body">Could <text:span text:style-name="T2">existing</text:span> smart card users also benefit from an upgraded token technology? <text:s/>Yes, the new ways of working, like <text:span text:style-name="T2">virtual organization</text:span>s, doesn't make the current distribution scheme “Come and get your card” particularly useful.</text:p>
      <text:p text:style-name="Text_20_body">For maintaining a link to the world of legacy authentication an SKS may also serve as a “Password Vault”.</text:p>
      <text:p text:style-name="Text_20_body"/>
      <text:h text:style-name="Heading_20_1" text:outline-level="1"><text:bookmark text:name="__RefHeading__249846_2109382754"/>Core Functionality<text:bookmark-end text:name="__RefHeading__249846_2109382754"/></text:h>
      <text:h text:style-name="Heading_20_2" text:outline-level="2"><text:bookmark text:name="__RefHeading__15223_972012461"/><text:reference-mark-start text:name="architecture"/>Architecture<text:bookmark-end text:name="__RefHeading__15223_972012461"/><text:reference-mark-end text:name="architecture"/></text:h>
      <text:p text:style-name="Text_20_body">Below is a picture showing the core components in the SKS architecture:</text:p>
      <text:p text:style-name="Text_20_body"><draw:frame draw:style-name="fr2" draw:name="Object2" text:anchor-type="paragraph" svg:x="0.9835in" svg:y="0.0319in" svg:width="5.9327in" svg:height="1.8in" draw:z-index="1"><draw:object xlink:href="./Object 2" xlink:type="simple" xlink:show="embed" xlink:actuate="onLoad"/><draw:image xlink:href="./ObjectReplacements/Object 2" xlink:type="simple" xlink:show="embed" xlink:actuate="onLoad"/></draw:frame>The <text:reference-mark-start text:name="devcert"/><text:span text:style-name="T2">Device</text:span><text:span text:style-name="T169"> </text:span><text:span text:style-name="T2">Certificate</text:span><text:reference-mark-end text:name="devcert"/> forms together with a matching <text:reference-mark-start text:name="apk"/><text:span text:style-name="T2">Attestation Private Key</text:span><text:reference-mark-end text:name="apk"/> the foundation for the session mechanism that facilitates secure provisioning of keys, also when the provisioning middleware and network are non-secure.</text:p>
      <text:p text:style-name="Text_20_body">The <text:reference-mark-start text:name="cred.db"/><text:span text:style-name="T2">Credential Database</text:span><text:reference-mark-end text:name="cred.db"/> holds keys and other data that is related to keys such as protection and extension objects. <text:s/>It also keeps the provisioning state.</text:p>
      <text:p text:style-name="Text_20_body">The <text:span text:style-name="T2">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2">Cryptographic Engine</text:span> is a high quality random number generator since the integrity of the entire provisioning scheme is relying on this.</text:p>
      <text:p text:style-name="Text_20_body">All operations inside of an SKS are supposed to be protected from tampering by malicious external entities but the degree of <text:span text:style-name="T2">internal</text:span>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text:span text:style-name="T2">may</text:span> store credential data in the same external Flash memory where programs are stored, but sealed by a CPU‑resident “Master Key”. </text:p>
      <text:p text:style-name="Text_20_body"/>
      <text:h text:style-name="Heading_20_2" text:outline-level="2"><text:bookmark text:name="__RefHeading__15225_972012461"/><text:reference-mark-start text:name="provisioning.api"/>Provisioning API<text:bookmark-end text:name="__RefHeading__15225_972012461"/><text:reference-mark-end text:name="provisioning.api"/></text:h>
      <text:p text:style-name="Text_20_body">Although SKS may be regarded as a “component”, it actually comprises of three associated pieces: The <text:span text:style-name="CrossRef"><text:reference-ref text:reference-format="text" text:ref-name="keygen2">KeyGen2</text:reference-ref></text:span> protocol, the SKS architecture, and the provisioning API described in this document.<text:span text:style-name="T81"> <text:s/>These items are </text:span><text:span text:style-name="T2">tightly matched</text:span> which is more or less a prerequisite for <text:span text:style-name="T2">large-scale</text:span>, <text:span text:style-name="T2">secure</text:span> and <text:span text:style-name="T2">interoperable</text:span> ecosystems of cryptographic keys. <text:s/>Also see <text:span text:style-name="CrossRef"><text:reference-ref text:reference-format="text" text:ref-name="kg2.int">KeyGen2 Proxy</text:reference-ref></text:span>.</text:p>
      <text:p text:style-name="Text_20_body">One of the core features of the SKS Provisioning API is enabling independent issuers securely <text:span text:style-name="T2">sharing</text:span> a single “Key Ring”. <text:s/>The rationale for this is mainly to support mobile phones with embedded “Trusted Hardware”, but it appears that the already quite popular USB memory sticks augmented with SKS functionality would be a realistic product offering if they could deal with a potentially large chunk of a consumer's authentication hassles on the Internet.</text:p>
      <text:h text:style-name="P188" text:outline-level="2"><text:bookmark text:name="__RefHeading__15229_972012461"/><text:reference-mark-start text:name="user.api"/>User API<text:bookmark-end text:name="__RefHeading__15229_972012461"/><text:reference-mark-end text:name="user.api"/></text:h>
      <text:p text:style-name="Text_20_body">In this document “User API” refers to operations that are required by security applications like <text:span text:style-name="CrossRef"><text:reference-ref text:reference-format="text" text:ref-name="tls">TLS</text:reference-ref></text:span> client-certificate authentication, <text:span text:style-name="CrossRef"><text:reference-ref text:reference-format="text" text:ref-name="s/mime">S/MIME</text:reference-ref></text:span>, and <text:span text:style-name="CrossRef"><text:reference-ref text:reference-format="text" text:ref-name="kerberos">Kerberos</text:reference-ref></text:span> (PKINIT).</text:p>
      <text:p text:style-name="Text_20_body">The User API is not a core SKS facility but its implementation is anyway <text:span text:style-name="T38">recommended</text:span>, particularly for SKSes that are featured in “connected” containers such as smart cards since smart card middleware has proved to be a major stumbling block for wide-spread adoption of PKI cards for consumers. </text:p>
      <text:p text:style-name="P39">The described User API is fully mappable to the subset of <text:span text:style-name="CrossRef"><text:reference-ref text:reference-format="text" text:ref-name="cryptoapi">CryptoAPI</text:reference-ref></text:span>, <text:span text:style-name="CrossRef"><text:reference-ref text:reference-format="text" text:ref-name="pkcs11">PKCS #11</text:reference-ref></text:span>, and <text:span text:style-name="CrossRef"><text:reference-ref text:reference-format="text" text:ref-name="jce">JCE</text:reference-ref></text:span> that the majority of current PKI‑using applications rely on.</text:p>
      <text:p text:style-name="P39">The standard User API does not utilize authenticated sessions like featured in <text:span text:style-name="CrossRef"><text:reference-ref text:reference-format="text" text:ref-name="TPM1.2">TPM 1.2</text:reference-ref></text:span> because this is a <text:span text:style-name="T2">local security option</text:span>, which is independent of the <text:span text:style-name="T2">network centric</text:span> <text:span text:style-name="CrossRef"><text:reference-ref text:reference-format="text" text:ref-name="provisioning.api">Provisioning API</text:reference-ref></text:span>.</text:p>
      <text:p text:style-name="P39">If another User API is used the only requirement is that the key objects created by the provisioning API, are compatible with the former.</text:p>
      <text:p text:style-name="P39"/>
      <text:h text:style-name="Heading_20_2" text:outline-level="2"><text:bookmark text:name="__RefHeading__15231_972012461"/>Security Model<text:bookmark-end text:name="__RefHeading__15231_972012461"/></text:h>
      <text:p text:style-name="Text_20_body">Since the primary target for SKS is authentication to arbitrary service providers on the Internet, the security model is quite different to traditional multi-application card schemes like <text:span text:style-name="CrossRef"><text:reference-ref text:reference-format="text" text:ref-name="globalplatform">GlobalPlatform</text:reference-ref></text:span>. <text:s/>In practical terms this means that it is the <text:span text:style-name="T2">user</text:span> who grants an issuer the right to create keys in the SKS. <text:s/>That is, there are no preconfigured “Security Domains”.</text:p>
      <text:p text:style-name="Text_20_body">However, an issuer may during a provisioning session define a <text:reference-mark-start text:name="DSDP"/>VSD<text:reference-mark-end text:name="DSDP"/> (Virtual Security Domain) which enables <text:span text:style-name="T2">post provisioning (update) operations </text:span>by the issuer, while cryptographically shielding provisioned data from similar actions by <text:span text:style-name="T2">other </text:span>issuers.</text:p>
      <text:p text:style-name="Text_20_body">When using <text:span text:style-name="CrossRef"><text:reference-ref text:reference-format="text" text:ref-name="keygen2">KeyGen2</text:reference-ref></text:span> the grant operation is performed through a GUI dialog triggered by an issuer request, which in turn is the result of the user browsing to an issuer-related web address.</text:p>
      <text:p text:style-name="Text_20_body">The SKS itself only trusts inbound data that can securely be derived from a session key created in the initial phase of a provisioning session. <text:s/>See <text:span text:style-name="CrossRef"><text:reference-ref text:reference-format="text" text:ref-name="createProvisioningSession">createProvisioningSession</text:reference-ref></text:span>.</text:p>
      <text:p text:style-name="Text_20_body">The session key scheme is conceptually similar to <text:span text:style-name="CrossRef"><text:reference-ref text:reference-format="text" text:ref-name="globalplatform">GlobalPlatform</text:reference-ref></text:span>'s SCP (Secure Channel Protocol) but details differ because <text:span text:style-name="CrossRef"><text:reference-ref text:reference-format="text" text:ref-name="keygen2">KeyGen2</text:reference-ref></text:span> uses an on-the-wire JSON format requiring encoding/decoding by the middleware, rather than raw APDUs.</text:p>
      <text:p text:style-name="Text_20_body">Regarding who trusts an SKS, this is effectively up to each issuer to decide and may be established anytime during an enrollment procedure. <text:s/>Trust in an SKS can be highly granular like only accepting requests from preregistered units or be fully open ended where any SKS complaint device is accepted. <text:s/>A potentially useful issuer policy would be specifying a set of endorsed SKS brands, presumably meeting some generally recognized certification level like EAL5.</text:p>
      <text:p text:style-name="Text_20_body"><text:span text:style-name="T81">Many smart card schemes depend on roles like SO (Security Officer) which squarely matches scenarios where users are associated with a </text:span><text:span text:style-name="T2">multitude of independent service providers</text:span><text:span text:style-name="T81">. <text:s/>By building on an E2ES (End To End Security) model, the </text:span><text:span text:style-name="T2">technical</text:span><text:span text:style-name="T81"> part of the SO role, exclusively becomes an affair between the SKS and the </text:span><text:span text:style-name="T2">remote</text:span><text:span text:style-name="T81"> issuers, </text:span><text:span text:style-name="T2">where each issuer is confined to their own virtual cards and SO policies</text:span><text:span text:style-name="T81">.</text:span></text:p>
      <text:p text:style-name="Text_20_body">Also see <text:span text:style-name="CrossRef"><text:reference-ref text:reference-format="text" text:ref-name="sec.cons">Security Considerations</text:reference-ref></text:span> and <text:span text:style-name="CrossRef"><text:reference-ref text:reference-format="text" text:ref-name="pep">Privacy Enabled Provisioning</text:reference-ref></text:span>.</text:p>
      <text:p text:style-name="Text_20_body"/>
      <text:h text:style-name="Heading_20_2" text:outline-level="2"><text:bookmark text:name="__RefHeading__15233_972012461"/><text:reference-mark-start text:name="atomic.op"/>Transaction Based Operation<text:bookmark-end text:name="__RefHeading__15233_972012461"/><text:reference-mark-end text:name="atomic.op"/></text:h>
      <text:p text:style-name="P67">An important characteristic for maintaining integrity and robustness is that provisioning and management operations either succeed or leave the system intact. <text:s/>This is accomplished by <text:span text:style-name="T2">deferring</text:span> the actual “commit” of container-modifying operations until the terminating <text:span text:style-name="CrossRef"><text:reference-ref text:reference-format="text" text:ref-name="closeProvisioningSession">closeProvisioningSession</text:reference-ref></text:span> call.</text:p>
      <text:p text:style-name="P50">Ideally an SKS container should be able dealing with power-failures regardless when they occur.</text:p>
      <text:h text:style-name="P188" text:outline-level="2"><text:bookmark text:name="__RefHeading__32884_823033893"/><text:reference-mark-start text:name="pep"/>Privacy Enabled Provisioning<text:bookmark-end text:name="__RefHeading__32884_823033893"/><text:reference-mark-end text:name="pep"/></text:h>
      <text:p text:style-name="P67">Note: Credential <text:span text:style-name="T2">provisioning</text:span> and credential <text:span text:style-name="T2">usage </text:span>(at least when the issuer is independent of the relying party)<text:span text:style-name="T2">, represent two entirely different scenarios from a privacy point of view</text:span>.</text:p>
      <text:p text:style-name="P67">Although a one-size-fits-all approach would be nice, it seems that the span of Internet-related services motivates a design that supports on-line identity schemes where issuers have (often quite substantial) knowledge about users, as well as close to fully anonymous relationships.</text:p>
      <text:p text:style-name="P67">The “Standard” <text:reference-mark-start text:name="e2es"/>E2ES<text:reference-mark-end text:name="e2es"/> (End To End Security) mode which exploits the SKS <text:span text:style-name="CrossRef"><text:reference-ref text:reference-format="text" text:ref-name="devcert">Device Certificate</text:reference-ref></text:span> and <text:span text:style-name="CrossRef"><text:reference-ref text:reference-format="text" text:ref-name="apk">Attestation Private Key</text:reference-ref></text:span> in the provisioning API, is intended to suit the needs of banks, employers, governments, and high-security third-party identity providers.</text:p>
      <text:p text:style-name="P67">The PEP (Privacy Enabled Provisioning) mode is identical to the E2ES mode, with the exception that the identity of the SKS is excluded. <text:s/>A valid question is if the PEP mode is equally secure as the E2ES mode. <text:s/>The simple answer to that is a clear “No”, since the issuer neither learns the type (=quality, brand), nor the identity of the SKS.</text:p>
      <text:p text:style-name="P67">However, from a <text:span text:style-name="T2">user's horizon</text:span> the PEP mode is as secure and trustworthy as the E2ES mode as long as the client platform is intact and the correct issuer enrollment URL is used. <text:s/>After provisioning there are no security differences whatsoever between the two modes.</text:p>
      <text:p text:style-name="P67">From a purely technical perspective, <text:span text:style-name="CrossRef"><text:reference-ref text:reference-format="text" text:ref-name="blind.sign">Blind Signatures</text:reference-ref></text:span> or elaborate schemes like TCG's <text:span text:style-name="CrossRef"><text:reference-ref text:reference-format="text" text:ref-name="daa">DAA</text:reference-ref></text:span> (Direct Anonymous Attestation) could also have been applied. <text:s/>Adoption considerations for a mode primarily intended replacing passwords were governing the decision keeping things simple.</text:p>
      <text:p text:style-name="Standard">The PEP mode is selected by the <text:span text:style-name="CrossRef"><text:reference-ref text:reference-format="text" text:ref-name="privacy.enabled">PrivacyEnabled</text:reference-ref></text:span> parameter of <text:span text:style-name="CrossRef"><text:reference-ref text:reference-format="text" text:ref-name="createProvisioningSession">createProvisioningSession</text:reference-ref></text:span>.</text:p>
      <text:p text:style-name="Standard"><text:line-break/></text:p>
      <table:table table:name="Table121" table:style-name="Table121">
        <table:table-column table:style-name="Table121.A"/>
        <table:table-row>
          <table:table-cell table:style-name="Table121.A1" office:value-type="string">
            <text:p text:style-name="Standard"><text:span text:style-name="T167">Due to the fact that the “Standard” mode potentially affects the user's privacy, it is </text:span><text:span text:style-name="T168">recommended</text:span><text:span text:style-name="T167"> that such requests are equipped with an appropriate user alert notice in the GUI</text:span></text:p>
          </table:table-cell>
        </table:table-row>
      </table:table>
      <text:p text:style-name="Text_20_body"/>
      <text:p text:style-name="P136"/>
      <text:h text:style-name="Heading_20_2" text:outline-level="2"><text:bookmark text:name="__RefHeading__16753_976989119"/><text:reference-mark-start text:name="device.id"/>Device ID<text:bookmark-end text:name="__RefHeading__16753_976989119"/><text:reference-mark-end text:name="device.id"/></text:h>
      <text:p text:style-name="P67">Since the exposed identity of the SKS container is dependent on the mode as described in the previous section, the affected provisioning methods refer to a “Device ID” which is the literal string <text:span text:style-name="T93">"Anonymous"</text:span> or the <text:span text:style-name="CrossRef"><text:reference-ref text:reference-format="text" text:ref-name="X.509">X.509</text:reference-ref></text:span><text:span text:style-name="CrossRef"> </text:span>DER format of the<text:line-break/><text:span text:style-name="CrossRef"><text:reference-ref text:reference-format="text" text:ref-name="devcert">Device Certificate</text:reference-ref></text:span> for the <text:span text:style-name="CrossRef"><text:reference-ref text:reference-format="text" text:ref-name="pep">Privacy Enabled Provisioning</text:reference-ref></text:span> and <text:span text:style-name="CrossRef"><text:reference-ref text:reference-format="text" text:ref-name="e2es">E2ES</text:reference-ref></text:span> mode respectively.</text:p>
      <text:p text:style-name="P67"/>
      <text:h text:style-name="Heading_20_2" text:outline-level="2"><text:bookmark text:name="__RefHeading__177013_2109382754"/>Backward Compatibility<text:bookmark-end text:name="__RefHeading__177013_2109382754"/></text:h>
      <text:p text:style-name="Text_20_body">A question that arises is of course how compatible the SKS <text:span text:style-name="CrossRef"><text:reference-ref text:reference-format="text" text:ref-name="provisioning.api">Provisioning API</text:reference-ref></text:span> is with respect to existing protocols, APIs, and smart cards. <text:s/>The answer is simply: NOT AT ALL due to the fact that current schemes do <text:span text:style-name="T2">generally</text:span> not support secure on-line provisioning and key life-cycle management directly towards end-users.</text:p>
      <text:p text:style-name="Text_20_body">In fact, <text:span text:style-name="T2">smart cards are almost exclusively personalized by more or less proprietary software under the supervision of card administrators or performed in automated production facilities</text:span>. <text:s/>It is evident that (at least) mobile phones need a scheme that is more consistent with the on-line paradigm since SIM-cards due to operator-bindings do not scale particularly well.</text:p>
      <text:p text:style-name="P65">“On the Internet anybody can be an operator of something”<text:line-break/></text:p>
      <text:p text:style-name="P45">Note: unlike 7816-compatible smart cards, an SKS exposes no visible file system, only objects.</text:p>
      <text:p text:style-name="P68">Although the lack of compatibility with the current state-of-the-art (“nothing”), may be regarded as a major short-coming, the good news is that SKS by separating key provisioning from actual usage, <text:span text:style-name="T2">does neither require applications nor cryptographic APIs to be rewritten</text:span>. </text:p>
      <text:p text:style-name="P50"/>
      <text:p text:style-name="P50"/>
      <text:h text:style-name="P164" text:outline-level="1"><text:bookmark text:name="__RefHeading__15235_972012461"/>Objects<text:bookmark-end text:name="__RefHeading__15235_972012461"/></text:h>
      <text:p text:style-name="P39">The SKS API (as well as its companion protocol <text:span text:style-name="CrossRef"><text:reference-ref text:reference-format="text" text:ref-name="keygen2">KeyGen2</text:reference-ref></text:span>), presumes that objects are arranged in a specific fashion. <text:s/>At the heart of the system there are the typical cryptographic keys intended for user authentication, signing etc., but also <text:s/>dedicated keys supporting life-cycle management and of user keys and attributes.</text:p>
      <text:p text:style-name="P39">All provisioned user keys, including symmetric dittos (see <text:span text:style-name="CrossRef"><text:reference-ref text:reference-format="text" text:ref-name="setpiggybacked">importSymmetricKey</text:reference-ref></text:span>), are identified by <text:span text:style-name="CrossRef"><text:reference-ref text:reference-format="text" text:ref-name="X.509">X.509</text:reference-ref></text:span> certificates. <text:s/>The reason for this somewhat unusual arrangement is that this enables <text:span text:style-name="T2">universal key IDs</text:span> as well as <text:span text:style-name="T2">secure remote object management by independent issuers</text:span>. <text:s/>See <text:span text:style-name="CrossRef"><text:reference-ref text:reference-format="text" text:ref-name="poi.ops">Remote Key Lookup</text:reference-ref></text:span>.</text:p>
      <text:p text:style-name="P39"/>
      <text:h text:style-name="Heading_20_2" text:outline-level="2"><text:bookmark text:name="__RefHeading__15237_972012461"/><text:reference-mark-start text:name="key.entries"/>Key Entries<text:bookmark-end text:name="__RefHeading__15237_972012461"/><text:reference-mark-end text:name="key.entries"/></text:h>
      <text:p text:style-name="Standard"><draw:frame draw:style-name="fr3" draw:name="Object3" text:anchor-type="paragraph" svg:x="0.7429in" svg:y="0.302in" svg:width="6.298in" svg:height="3.0846in" draw:z-index="3"><draw:object xlink:href="./Object 3" xlink:type="simple" xlink:show="embed" xlink:actuate="onLoad"/><draw:image xlink:href="./ObjectReplacements/Object 3" xlink:type="simple" xlink:show="embed" xlink:actuate="onLoad"/></draw:frame>The following picture shows the elements forming an SKS key entry: <text:line-break/></text:p>
      <text:p text:style-name="Standard"/>
      <text:p text:style-name="Standard"/>
      <table:table table:name="Table110" table:style-name="Table110">
        <table:table-column table:style-name="Table110.A"/>
        <table:table-column table:style-name="Table110.B"/>
        <table:table-row table:style-name="Table110.1">
          <table:table-cell table:style-name="Table110.A1" office:value-type="string">
            <text:p text:style-name="P13">Element</text:p>
          </table:table-cell>
          <table:table-cell table:style-name="Table110.B1" office:value-type="string">
            <text:p text:style-name="P13">Description</text:p>
          </table:table-cell>
        </table:table-row>
        <table:table-row table:style-name="Table110.2">
          <table:table-cell table:style-name="Table110.A2" office:value-type="string">
            <text:p text:style-name="P32">Public Key</text:p>
          </table:table-cell>
          <table:table-cell table:style-name="Table110.B2" office:value-type="string">
            <text:p text:style-name="Table_20_Contents">Public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32">Private Key</text:p>
          </table:table-cell>
          <table:table-cell table:style-name="Table110.B2" office:value-type="string">
            <text:p text:style-name="Table_20_Contents">Private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5"><text:reference-mark-start text:name="eecert"/>End‑Entity Certificate<text:reference-mark-end text:name="eecert"/></text:p>
          </table:table-cell>
          <table:table-cell table:style-name="Table110.B2" office:value-type="string">
            <text:p text:style-name="Table_20_Contents"><text:span text:style-name="CrossRef"><text:reference-ref text:reference-format="text" text:ref-name="X.509">X.509</text:reference-ref></text:span> certificate set by the <text:span text:style-name="T2">mandatory</text:span>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2">Symmetric Key</text:p>
          </table:table-cell>
          <table:table-cell table:style-name="Table110.B2" office:value-type="string">
            <text:p text:style-name="Table_20_Contents"><text:span text:style-name="T2">Optional</text:span><text:span text:style-name="T81"> symmetric key defined by calling </text:span><text:span text:style-name="CrossRef"><text:span text:style-name="T81"><text:reference-ref text:reference-format="text" text:ref-name="setpiggybacked">importSymmetricKey</text:reference-ref></text:span></text:span></text:p>
          </table:table-cell>
        </table:table-row>
        <table:table-row table:style-name="Table110.2">
          <table:table-cell table:style-name="Table110.A2" office:value-type="string">
            <text:p text:style-name="P32">CA Certificates</text:p>
          </table:table-cell>
          <table:table-cell table:style-name="Table110.B2" office:value-type="string">
            <text:p text:style-name="Table_20_Contents"><text:span text:style-name="T2">Optional</text:span> <text:span text:style-name="CrossRef"><text:reference-ref text:reference-format="text" text:ref-name="X.509">X.509</text:reference-ref></text:span> CA certificates defined during the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3">Extension Objects</text:p>
          </table:table-cell>
          <table:table-cell table:style-name="Table110.B2" office:value-type="string">
            <text:p text:style-name="Table_20_Contents"><text:span text:style-name="T3">Optional</text:span><text:span text:style-name="T87"> extension objects defined by calling </text:span><text:span text:style-name="CrossRef"><text:span text:style-name="T81"><text:reference-ref text:reference-format="text" text:ref-name="addextensiondata">addExtension</text:reference-ref></text:span></text:span></text:p>
          </table:table-cell>
        </table:table-row>
        <table:table-row table:style-name="Table110.2">
          <table:table-cell table:style-name="Table110.A2" office:value-type="string">
            <text:p text:style-name="P33">PIN Error Count</text:p>
          </table:table-cell>
          <table:table-cell table:style-name="Table110.B2" office:value-type="string">
            <text:p text:style-name="Table_20_Contents"><text:span text:style-name="T2">Optional</text:span> counter for keys protected by a PIN policy object. <text:s/>See <text:span text:style-name="CrossRef"><text:reference-ref text:reference-format="text" text:ref-name="createPINPolicy">createPINPolicy</text:reference-ref></text:span></text:p>
          </table:table-cell>
        </table:table-row>
        <table:table-row table:style-name="Table110.2">
          <table:table-cell table:style-name="Table110.A2" office:value-type="string">
            <text:p text:style-name="P32">Key Attributes</text:p>
          </table:table-cell>
          <table:table-cell table:style-name="Table110.B2" office:value-type="string">
            <text:p text:style-name="Table_20_Contents">Attributes defined during the call to <text:span text:style-name="CrossRef"><text:reference-ref text:reference-format="text" text:ref-name="createKeyPair">createKeyEntry</text:reference-ref></text:span></text:p>
          </table:table-cell>
        </table:table-row>
      </table:table>
      <text:p text:style-name="P44"/>
      <text:p text:style-name="Text_20_body"><text:span text:style-name="T81">Note that key management operations always involve an entire key entry; </text:span><text:span text:style-name="T2">individual elements cannot be managed</text:span><text:span text:style-name="T81">.</text:span></text:p>
      <text:h text:style-name="P188" text:outline-level="2"><text:bookmark text:name="__RefHeading__15239_972012461"/><text:reference-mark-start text:name="key.protectionobjects"/>PIN and PUK Objects<text:bookmark-end text:name="__RefHeading__15239_972012461"/><text:reference-mark-end text:name="key.protectionobjects"/></text:h>
      <text:p text:style-name="Text_20_body">Keys can <text:span text:style-name="T2">optionally</text:span> be protected by PIN-codes (“passphrases”). <text:s/>PIN-protected keys maintain separate PIN error counters, but a single PIN policy object may govern multiple keys. <text:s text:c="2"/>A PIN policy and its associated keys can in turn be supplemented by an optional PUK (PIN Unlock Key) policy object that can be used to reset error-counters that have passed the limit as defined by the PIN policy. <text:s/>Below is an illustration of the SKS protection object hierarchy:</text:p>
      <text:p text:style-name="Text_20_body"><draw:frame draw:style-name="fr3" draw:name="Object1" text:anchor-type="paragraph" svg:x="2.4016in" svg:y="0.1256in" svg:width="2.5591in" svg:height="2.7638in" draw:z-index="6"><draw:object xlink:href="./Object 1" xlink:type="simple" xlink:show="embed" xlink:actuate="onLoad"/><draw:image xlink:href="./ObjectReplacements/Object 1" xlink:type="simple" xlink:show="embed" xlink:actuate="onLoad"/></draw:frame></text:p>
      <text:p text:style-name="Text_20_body"><text:span text:style-name="T43">For the creation of protection objects, see </text:span><text:span text:style-name="CrossRef"><text:reference-ref text:reference-format="text" text:ref-name="createPUKPolicy">createPUKPolicy</text:reference-ref></text:span><text:span text:style-name="CrossRef"><text:span text:style-name="T7">, </text:span></text:span><text:span text:style-name="CrossRef"><text:reference-ref text:reference-format="text" text:ref-name="createPINPolicy">createPINPolicy</text:reference-ref></text:span><text:span text:style-name="CrossRef"><text:span text:style-name="T7"> and </text:span></text:span><text:span text:style-name="CrossRef"><text:reference-ref text:reference-format="text" text:ref-name="createKeyPair">createKeyEntry</text:reference-ref></text:span><text:span text:style-name="CrossRef"><text:span text:style-name="T7">.</text:span></text:span></text:p>
      <text:p text:style-name="Text_20_body"><text:span text:style-name="CrossRef"><text:span text:style-name="T14">For an example how </text:span></text:span><text:span text:style-name="CrossRef"><text:reference-ref text:reference-format="text" text:ref-name="keygen2">KeyGen2</text:reference-ref></text:span><text:span text:style-name="CrossRef"><text:span text:style-name="T14"> deals with this structure, see </text:span></text:span><text:span text:style-name="CrossRef"><text:reference-ref text:reference-format="text" text:ref-name="keyinitreq">KeyCreationRequest</text:reference-ref></text:span><text:span text:style-name="CrossRef"><text:span text:style-name="T14">.</text:span></text:span></text:p>
      <text:p text:style-name="Text_20_body"><text:span text:style-name="CrossRef"><text:span text:style-name="T14">Note that the set of keys bound to a particular PIN policy object “owns” the PIN policy object which means that when the </text:span></text:span><text:span text:style-name="CrossRef"><text:span text:style-name="T18">last</text:span></text:span><text:span text:style-name="CrossRef"><text:span text:style-name="T14"> key of such a set has been deleted, the PIN policy object itself </text:span></text:span><text:span text:style-name="CrossRef"><text:span text:style-name="T13">must</text:span></text:span><text:span text:style-name="CrossRef"><text:span text:style-name="T14"> be </text:span></text:span><text:span text:style-name="CrossRef"><text:span text:style-name="T18">automatically</text:span></text:span><text:span text:style-name="CrossRef"><text:span text:style-name="T14"> deleted (by </text:span></text:span><text:span text:style-name="CrossRef"><text:reference-ref text:reference-format="text" text:ref-name="pp.delkey">postDeleteKey</text:reference-ref></text:span><text:span text:style-name="CrossRef"><text:span text:style-name="T14"> and </text:span></text:span><text:span text:style-name="CrossRef"><text:reference-ref text:reference-format="text" text:ref-name="deletekey">deleteKey</text:reference-ref></text:span><text:span text:style-name="CrossRef"><text:span text:style-name="T14">). <text:s/>The very same principle is also valid for PUK policy objects. <text:s/>Due to this there are no specific PIN or PUK delete methods.</text:span></text:span></text:p>
      <text:p text:style-name="Text_20_body">An <text:span text:style-name="T2">embedded</text:span> SKS <text:span text:style-name="T38">may</text:span> also support a device (<text:span text:style-name="T2">system-wide</text:span>) PIN and PUK. <text:s/>See <text:span text:style-name="CrossRef"><text:reference-ref text:reference-format="text" text:ref-name="getDeviceData">getDeviceInfo</text:reference-ref></text:span>. <text:s/><text:span text:style-name="T68">Usage and management of device PINs and PUKs is out of scope for the SKS API</text:span><text:span text:style-name="T62">.</text:span></text:p>
      <text:p text:style-name="P61"/>
      <text:h text:style-name="Heading_20_2" text:outline-level="2"><text:bookmark text:name="__RefHeading__15241_972012461"/><text:reference-mark-start text:name="provisioning.objects"/>Provisioning Objects<text:bookmark-end text:name="__RefHeading__15241_972012461"/><text:reference-mark-end text:name="provisioning.objects"/></text:h>
      <text:p text:style-name="Text_20_body">The following picture shows how provisioning objects “own” the keys they have provisioned:</text:p>
      <text:p text:style-name="Text_20_body"><draw:frame draw:style-name="fr3" draw:name="Object4" text:anchor-type="paragraph" svg:x="2.4055in" svg:y="0.0591in" svg:width="2.6992in" svg:height="1.8602in" draw:z-index="4"><draw:object xlink:href="./Object 4" xlink:type="simple" xlink:show="embed" xlink:actuate="onLoad"/><draw:image xlink:href="./ObjectReplacements/Object 4" xlink:type="simple" xlink:show="embed" xlink:actuate="onLoad"/></draw:frame></text:p>
      <text:p text:style-name="Text_20_body">For detailed information concerning the contents of a provisioning object see <text:span text:style-name="CrossRef"><text:reference-ref text:reference-format="text" text:ref-name="createProvisioningSession">createProvisioningSession</text:reference-ref></text:span>.</text:p>
      <text:p text:style-name="Text_20_body">Note that when the <text:span text:style-name="T2">last</text:span> key owned by a provisioning object has been deleted, the provisioning object itself <text:span text:style-name="T38">must</text:span> be <text:span text:style-name="T2">automatically</text:span> deleted (by <text:span text:style-name="CrossRef"><text:reference-ref text:reference-format="text" text:ref-name="closeProvisioningSession">closeProvisioningSession</text:reference-ref></text:span> and <text:span text:style-name="CrossRef"><text:reference-ref text:reference-format="text" text:ref-name="deletekey">deleteKey</text:reference-ref></text:span>).</text:p>
      <text:p text:style-name="Text_20_body"><text:span text:style-name="T62">If a </text:span><text:span text:style-name="CrossRef"><text:span text:style-name="T62"><text:reference-ref text:reference-format="text" text:ref-name="key.mgr.key">KeyManagementKey</text:reference-ref></text:span></text:span><text:span text:style-name="T62"> is deployed during provisioning object creation (establishing a </text:span><text:span text:style-name="CrossRef"><text:span text:style-name="T62"><text:reference-ref text:reference-format="text" text:ref-name="DSDP">VSD</text:reference-ref></text:span></text:span><text:span text:style-name="T62">), </text:span><text:span text:style-name="T68">post-provisioning operations</text:span><text:span text:style-name="T62"> can also be performed. <text:s/>See</text:span><text:span text:style-name="CrossRef"><text:span text:style-name="T16"> </text:span></text:span><text:span text:style-name="CrossRef"><text:span text:style-name="T62"><text:reference-ref text:reference-format="text" text:ref-name="pp.delkey">postDeleteKey</text:reference-ref></text:span></text:span><text:span text:style-name="CrossRef"><text:span text:style-name="T16">, </text:span></text:span><text:span text:style-name="CrossRef"><text:span text:style-name="T62"><text:reference-ref text:reference-format="text" text:ref-name="pp.unlockkey">postUnlockKey</text:reference-ref></text:span></text:span><text:span text:style-name="CrossRef"><text:span text:style-name="T16">, </text:span></text:span><text:span text:style-name="CrossRef"><text:span text:style-name="T62"><text:reference-ref text:reference-format="text" text:ref-name="pp.uodate">postUpdateKey</text:reference-ref></text:span></text:span><text:span text:style-name="CrossRef"><text:span text:style-name="T16">, and </text:span></text:span><text:span text:style-name="CrossRef"><text:span text:style-name="T62"><text:reference-ref text:reference-format="text" text:ref-name="pp_clonekeyprot">postCloneKeyProtection</text:reference-ref></text:span></text:span><text:span text:style-name="CrossRef"><text:span text:style-name="T16">. <text:s/>Also see </text:span></text:span><text:span text:style-name="CrossRef"><text:span text:style-name="T62"><text:reference-ref text:reference-format="text" text:ref-name="update.kmk">updateKeyManagementKey</text:reference-ref></text:span></text:span>.</text:p>
      <text:h text:style-name="P164" text:outline-level="1"><text:bookmark text:name="__RefHeading__15243_972012461"/><text:reference-mark-start text:name="algo.support"/>Algorithm Support<text:bookmark-end text:name="__RefHeading__15243_972012461"/><text:reference-mark-end text:name="algo.support"/></text:h>
      <text:h text:style-name="Heading_20_2" text:outline-level="2"><text:bookmark text:name="__RefHeading__117184_1298926316"/>Mandatory Algorithms<text:bookmark-end text:name="__RefHeading__117184_1298926316"/></text:h>
      <text:p text:style-name="Standard">Algorithm support in SKS <text:span text:style-name="T38">must</text:span> as a <text:span text:style-name="T2">minimum</text:span> include the following items:<text:line-break/></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3">URI</text:p>
          </table:table-cell>
          <table:table-cell table:style-name="Table34.B1" table:number-columns-spanned="2" office:value-type="string">
            <text:p text:style-name="P13">Descriptio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sym.key.enc"/>Symmetric Key Encryption<text:reference-mark-end text:name="sym.key.enc"/></text:p>
          </table:table-cell>
          <table:covered-table-cell/>
          <table:covered-table-cell/>
        </table:table-row>
        <table:table-row table:style-name="Table34.2">
          <table:table-cell table:style-name="Table34.A4" office:value-type="string">
            <text:p text:style-name="P20">http://www.w3.org/2001/04/xmlenc#aes128-cbc</text:p>
          </table:table-cell>
          <table:table-cell table:style-name="Table34.B4" table:number-rows-spanned="3" table:number-columns-spanned="2" office:value-type="string">
            <text:p text:style-name="Standard"><text:span text:style-name="T52">See </text:span><text:span text:style-name="CrossRef"><text:span text:style-name="T53"><text:reference-ref text:reference-format="text" text:ref-name="xml.encrypt">XML Encryption</text:reference-ref></text:span></text:span>. <text:s/>Note that IV <text:span text:style-name="T39">must</text:span> be <text:span text:style-name="T2">internally generated</text:span> as well as <text:span text:style-name="T2">prepended</text:span> to encrypted data</text:p>
          </table:table-cell>
          <table:covered-table-cell/>
        </table:table-row>
        <table:table-row table:style-name="Table34.2">
          <table:table-cell table:style-name="Table34.A4" office:value-type="string">
            <text:p text:style-name="P20">http://www.w3.org/2001/04/xmlenc#aes192-cbc</text:p>
          </table:table-cell>
          <table:covered-table-cell/>
          <table:covered-table-cell/>
        </table:table-row>
        <table:table-row table:style-name="Table34.2">
          <table:table-cell table:style-name="Table34.A4" office:value-type="string">
            <text:p text:style-name="P20">http://www.w3.org/2001/04/xmlenc#aes256-cbc</text:p>
          </table:table-cell>
          <table:covered-table-cell/>
          <table:covered-table-cell/>
        </table:table-row>
        <table:table-row table:style-name="Table34.2">
          <table:table-cell table:style-name="Table34.A4" office:value-type="string">
            <text:p text:style-name="P25">http://xmlns.webpki.org/sks/algorithm#aes.cbc.pkcs5</text:p>
          </table:table-cell>
          <table:table-cell table:style-name="Table34.B4" table:number-rows-spanned="2" table:number-columns-spanned="2" office:value-type="string">
            <text:p text:style-name="Standard"><text:span text:style-name="T43">See </text:span><text:span text:style-name="CrossRef"><text:span text:style-name="T43"><text:reference-ref text:reference-format="text" text:ref-name="fips.197">FIPS 197</text:reference-ref></text:span></text:span>. <text:s text:c="2"/><text:span text:style-name="T43">Support for 128, 192, and 256-bit keys</text:span></text:p>
          </table:table-cell>
          <table:covered-table-cell/>
        </table:table-row>
        <table:table-row table:style-name="Table34.2">
          <table:table-cell table:style-name="Table34.A4" office:value-type="string">
            <text:p text:style-name="P25">http://xmlns.webpki.org/sks/algorithm#aes.ecb.nopad</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hmac.operations"/>HMAC Operations<text:reference-mark-end text:name="hmac.operations"/></text:p>
          </table:table-cell>
          <table:covered-table-cell/>
          <table:covered-table-cell/>
        </table:table-row>
        <table:table-row table:style-name="Table34.2">
          <table:table-cell table:style-name="Table34.A4" office:value-type="string">
            <text:p text:style-name="P20">http://www.w3.org/2000/09/xmldsig#hmac-sha1</text:p>
          </table:table-cell>
          <table:table-cell table:style-name="Table34.B4" table:number-columns-spanned="2" office:value-type="string">
            <text:p text:style-name="P2">See <text:span text:style-name="CrossRef"><text:reference-ref text:reference-format="text" text:ref-name="hmac_sha1">HMAC-SHA1</text:reference-ref></text:span></text:p>
          </table:table-cell>
          <table:covered-table-cell/>
        </table:table-row>
        <table:table-row table:style-name="Table34.2">
          <table:table-cell table:style-name="Table34.A4" office:value-type="string">
            <text:p text:style-name="P20">http://www.w3.org/2001/04/xmldsig-more#hmac-sha256</text:p>
          </table:table-cell>
          <table:table-cell table:style-name="Table34.B4" table:number-columns-spanned="2" office:value-type="string">
            <text:p text:style-name="P2">See <text:span text:style-name="CrossRef"><text:reference-ref text:reference-format="text" text:ref-name="HMAC_SHA256">HMAC-SHA256</text:reference-ref></text:spa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asymm.key.enc"/>Asymmetric Key Encryption<text:reference-mark-end text:name="asymm.key.enc"/></text:p>
          </table:table-cell>
          <table:covered-table-cell/>
          <table:covered-table-cell/>
        </table:table-row>
        <table:table-row table:style-name="Table34.2">
          <table:table-cell table:style-name="Table34.A4" office:value-type="string">
            <text:p text:style-name="Standard">http://xmlns.webpki.org/sks/algorithm#rsa.pkcs1_5</text:p>
          </table:table-cell>
          <table:table-cell table:style-name="Table34.A4" table:number-rows-spanned="3" office:value-type="string">
            <text:p text:style-name="Table_20_Contents"><text:span text:style-name="T43">See </text:span><text:span text:style-name="CrossRef"><text:span text:style-name="T162"><text:reference-ref text:reference-format="text" text:ref-name="RFC3447">RFC 3447</text:reference-ref></text:span></text:span></text:p>
            <text:p text:style-name="P147"><text:span text:style-name="CrossRef"><text:span text:style-name="T8">MGF1: hash function = mgf1 function. <text:s/>No explicit argument</text:span></text:span></text:p>
          </table:table-cell>
          <table:table-cell table:style-name="Table34.B4" table:number-rows-spanned="4" office:value-type="string">
            <text:p text:style-name="P31">Decryption mode only</text:p>
          </table:table-cell>
        </table:table-row>
        <table:table-row table:style-name="Table34.2">
          <table:table-cell table:style-name="Table34.A4" office:value-type="string">
            <text:p text:style-name="P20">http://xmlns.webpki.org/sks/algorithm#rsa.oaep.sha1.mgf1p</text:p>
          </table:table-cell>
          <table:covered-table-cell/>
          <table:covered-table-cell/>
        </table:table-row>
        <table:table-row table:style-name="Table34.2">
          <table:table-cell table:style-name="Table34.A4" office:value-type="string">
            <text:p text:style-name="P20">http://xmlns.webpki.org/sks/algorithm#rsa.oaep.sha256.mgf1p</text:p>
          </table:table-cell>
          <table:covered-table-cell/>
          <table:covered-table-cell/>
        </table:table-row>
        <table:table-row table:style-name="Table34.2">
          <table:table-cell table:style-name="Table34.A4" office:value-type="string">
            <text:p text:style-name="P96"><text:span text:style-name="T37">http://xmlns.webpki.org/sks/algorithm#rsa</text:span>.raw</text:p>
          </table:table-cell>
          <table:table-cell table:style-name="Table34.A4" office:value-type="string">
            <text:p text:style-name="P2">Non-padded RSA operation</text:p>
          </table:table-cell>
          <table:covered-table-cell/>
        </table:table-row>
        <table:table-row table:style-name="Table34.2">
          <table:table-cell table:style-name="Table34.A19" table:number-columns-spanned="3" office:value-type="string">
            <text:p text:style-name="P20"/>
          </table:table-cell>
          <table:covered-table-cell/>
          <table:covered-table-cell/>
        </table:table-row>
        <table:table-row table:style-name="Table34.2">
          <table:table-cell table:style-name="Table34.A20" table:number-columns-spanned="3" office:value-type="string">
            <text:p text:style-name="P13"><text:reference-mark-start text:name="key_agreement"/>Diffie-Hellman Key Agreement<text:reference-mark-end text:name="key_agreement"/></text:p>
          </table:table-cell>
          <table:covered-table-cell/>
          <table:covered-table-cell/>
        </table:table-row>
        <table:table-row table:style-name="Table34.2">
          <table:table-cell table:style-name="Table34.A4" office:value-type="string">
            <text:p text:style-name="P96">http://xmlns.webpki.org/sks/algorithm#ecdh.raw</text:p>
          </table:table-cell>
          <table:table-cell table:style-name="Table34.B4" table:number-columns-spanned="2" office:value-type="string">
            <text:p text:style-name="P77">See <text:span text:style-name="CrossRef"><text:reference-ref text:reference-format="text" text:ref-name="sp800-56a">SP800-56A</text:reference-ref></text:span> <text:span text:style-name="T58">ECC CDH primitive (Section 5.7.1.2)</text:span></text:p>
          </table:table-cell>
          <table:covered-table-cell/>
        </table:table-row>
        <table:table-row table:style-name="Table34.2">
          <table:table-cell table:style-name="Table34.A19" table:number-columns-spanned="3" office:value-type="string">
            <text:p text:style-name="P26"/>
          </table:table-cell>
          <table:covered-table-cell/>
          <table:covered-table-cell/>
        </table:table-row>
        <table:table-row table:style-name="Table34.1">
          <table:table-cell table:style-name="Table34.A3" table:number-columns-spanned="3" office:value-type="string">
            <text:p text:style-name="P13"><text:reference-mark-start text:name="asym.algos"/>Asymmetric Key Signatures<text:reference-mark-end text:name="asym.algos"/></text:p>
          </table:table-cell>
          <table:covered-table-cell/>
          <table:covered-table-cell/>
        </table:table-row>
        <table:table-row table:style-name="Table34.2">
          <table:table-cell table:style-name="Table34.A4" office:value-type="string">
            <text:p text:style-name="P20">http://www.w3.org/2000/09/xmldsig#rsa-sha1</text:p>
          </table:table-cell>
          <table:table-cell table:style-name="Table34.A4" table:number-rows-spanned="3" office:value-type="string">
            <text:p text:style-name="P2">See <text:span text:style-name="CrossRef"><text:reference-ref text:reference-format="text" text:ref-name="xml.dsg">XML Signature</text:reference-ref></text:span></text:p>
          </table:table-cell>
          <table:table-cell table:style-name="Table34.B4" table:number-rows-spanned="5" office:value-type="string">
            <text:p text:style-name="P11">Signing mode only</text:p>
          </table:table-cell>
        </table:table-row>
        <table:table-row table:style-name="Table34.2">
          <table:table-cell table:style-name="Table34.A4" office:value-type="string">
            <text:p text:style-name="P20">http://www.w3.org/2001/04/xmldsig-more#rsa-sha256</text:p>
          </table:table-cell>
          <table:covered-table-cell/>
          <table:covered-table-cell/>
        </table:table-row>
        <table:table-row table:style-name="Table34.2">
          <table:table-cell table:style-name="Table34.A4" office:value-type="string">
            <text:p text:style-name="P20">http://www.w3.org/2001/04/xmldsig-more#ecdsa-sha256</text:p>
          </table:table-cell>
          <table:covered-table-cell/>
          <table:covered-table-cell/>
        </table:table-row>
        <table:table-row table:style-name="Table34.2">
          <table:table-cell table:style-name="Table34.A4" office:value-type="string">
            <text:p text:style-name="P96">http://xmlns.webpki.org/sks/algorithm#rsa.pkcs1.none</text:p>
          </table:table-cell>
          <table:table-cell table:style-name="Table34.A4" table:number-rows-spanned="2" office:value-type="string">
            <text:p text:style-name="P2">See <text:span text:style-name="CrossRef"><text:reference-ref text:reference-format="text" text:ref-name="signdata">signHashedData</text:reference-ref></text:span></text:p>
          </table:table-cell>
          <table:covered-table-cell/>
        </table:table-row>
        <table:table-row table:style-name="Table34.2">
          <table:table-cell table:style-name="Table34.A4" office:value-type="string">
            <text:p text:style-name="P96">http://xmlns.webpki.org/sks/algorithm#ecdsa.none</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keygeneration"/>Asymmetric Key Generation<text:reference-mark-end text:name="keygeneration"/></text:p>
          </table:table-cell>
          <table:covered-table-cell/>
          <table:covered-table-cell/>
        </table:table-row>
        <table:table-row table:style-name="Table34.2">
          <table:table-cell table:style-name="Table34.A4" office:value-type="string">
            <text:p text:style-name="P96">http://xmlns.webpki.org/sks/algorithm#rsa1024</text:p>
          </table:table-cell>
          <table:table-cell table:style-name="Table34.A4" office:value-type="string">
            <text:p text:style-name="Standard">RSA 1024-bit key</text:p>
          </table:table-cell>
          <table:table-cell table:style-name="Table34.B4" table:number-rows-spanned="2" office:value-type="string">
            <text:p text:style-name="P104"><text:span text:style-name="T2">Implicit exponent:</text:span> 65537</text:p>
          </table:table-cell>
        </table:table-row>
        <table:table-row table:style-name="Table34.2">
          <table:table-cell table:style-name="Table34.A4" office:value-type="string">
            <text:p text:style-name="P96">http://xmlns.webpki.org/sks/algorithm#rsa2048</text:p>
          </table:table-cell>
          <table:table-cell table:style-name="Table34.A4" office:value-type="string">
            <text:p text:style-name="Standard">RSA 2048-bit key</text:p>
          </table:table-cell>
          <table:covered-table-cell/>
        </table:table-row>
        <table:table-row table:style-name="Table34.2">
          <table:table-cell table:style-name="Table34.A4" office:value-type="string">
            <text:p text:style-name="P96">http://xmlns.webpki.org/sks/algorithm#ec.nist.p256</text:p>
          </table:table-cell>
          <table:table-cell table:style-name="Table34.A4" office:value-type="string">
            <text:p text:style-name="Standard">EC NIST<text:span text:style-name="T43"> </text:span>“P-256”</text:p>
          </table:table-cell>
          <table:table-cell table:style-name="Table34.B4" office:value-type="string">
            <text:p text:style-name="P104">See <text:span text:style-name="CrossRef"><text:reference-ref text:reference-format="text" text:ref-name="fips.186-3">FIPS 186-4</text:reference-ref></text:span></text:p>
          </table:table-cell>
        </table:table-row>
        <table:table-row table:style-name="Table34.2">
          <table:table-cell table:style-name="Table34.A4" office:value-type="string">
            <text:p text:style-name="P96">http://xmlns.webpki.org/sks/algorithm#ec.brainpool.p256r1</text:p>
          </table:table-cell>
          <table:table-cell table:style-name="Table34.A4" office:value-type="string">
            <text:p text:style-name="Standard">EC Brainpool “P256r1”</text:p>
          </table:table-cell>
          <table:table-cell table:style-name="Table34.B4" office:value-type="string">
            <text:p text:style-name="P104">See <text:span text:style-name="CrossRef"><text:reference-ref text:reference-format="text" text:ref-name="rfc5639">RFC 5639</text:reference-ref></text:span></text:p>
          </table:table-cell>
        </table:table-row>
      </table:table>
      <text:p text:style-name="Text_20_body"/>
      <text:p text:style-name="Text_20_body">Supported algorithms can be acquired by calling <text:span text:style-name="CrossRef"><text:reference-ref text:reference-format="text" text:ref-name="getDeviceData">getDeviceInfo</text:reference-ref></text:span>.</text:p>
      <text:p text:style-name="Text_20_body">Note: RSA “multi-prime” keys are <text:span text:style-name="T2">not</text:span> supported by this specification.</text:p>
      <text:h text:style-name="P188" text:outline-level="2"><text:bookmark text:name="__RefHeading__117186_1298926316"/>Special Algorithms<text:bookmark-end text:name="__RefHeading__117186_1298926316"/></text:h>
      <text:p text:style-name="Standard">Special algorithms are unique to SKS:</text:p>
      <text:p text:style-name="Standard"/>
      <table:table table:name="Table111" table:style-name="Table111">
        <table:table-column table:style-name="Table111.A"/>
        <table:table-column table:style-name="Table111.B"/>
        <table:table-row table:style-name="Table111.1">
          <table:table-cell table:style-name="Table111.A1" table:number-columns-spanned="2" office:value-type="string">
            <text:p text:style-name="P13">Special Algorithms</text:p>
          </table:table-cell>
          <table:covered-table-cell/>
        </table:table-row>
        <table:table-row table:style-name="Table111.2">
          <table:table-cell table:style-name="Table111.A2" office:value-type="string">
            <text:p text:style-name="P96">http://xmlns.webpki.org/sks/algorithm#session.1</text:p>
          </table:table-cell>
          <table:table-cell table:style-name="Table111.B2" office:value-type="string">
            <text:p text:style-name="P2">See <text:span text:style-name="CrossRef"><text:reference-ref text:reference-format="text" text:ref-name="createProvisioningSession">createProvisioningSession</text:reference-ref></text:span></text:p>
          </table:table-cell>
        </table:table-row>
        <table:table-row table:style-name="Table111.2">
          <table:table-cell table:style-name="Table111.A2" office:value-type="string">
            <text:p text:style-name="P96">http://xmlns.webpki.org/sks/algorithm#key.1</text:p>
          </table:table-cell>
          <table:table-cell table:style-name="Table111.B2" office:value-type="string">
            <text:p text:style-name="P2">See<text:span text:style-name="CrossRef"><text:span text:style-name="T7"> </text:span></text:span><text:span text:style-name="CrossRef"><text:reference-ref text:reference-format="text" text:ref-name="createKeyPair">createKeyEntry</text:reference-ref></text:span></text:p>
          </table:table-cell>
        </table:table-row>
        <table:table-row table:style-name="Table111.2">
          <table:table-cell table:style-name="Table111.A2" office:value-type="string">
            <text:p text:style-name="P25">http://xmlns.webpki.org/sks/algorithm#none</text:p>
          </table:table-cell>
          <table:table-cell table:style-name="Table111.B2" office:value-type="string">
            <text:p text:style-name="Table_20_Contents"><text:span text:style-name="T81">See </text:span><text:span text:style-name="CrossRef"><text:span text:style-name="T81"><text:reference-ref text:reference-format="text" text:ref-name="createKeyPair">createKeyEntry</text:reference-ref></text:span></text:span><text:span text:style-name="T81"> and </text:span><text:span text:style-name="CrossRef"><text:span text:style-name="T81"><text:reference-ref text:reference-format="text" text:ref-name="setpiggybacked">importSymmetricKey</text:reference-ref></text:span></text:span></text:p>
          </table:table-cell>
        </table:table-row>
      </table:table>
      <text:p text:style-name="Standard"/>
      <text:p text:style-name="Standard"/>
      <text:h text:style-name="Heading_20_2" text:outline-level="2"><text:bookmark text:name="__RefHeading__117188_1298926316"/>Optional Algorithms<text:bookmark-end text:name="__RefHeading__117188_1298926316"/></text:h>
      <text:p text:style-name="Standard">The following algorithms are defined but are <text:span text:style-name="T2">optional</text:span>:</text:p>
      <text:p text:style-name="Standard"/>
      <table:table table:name="Table122" table:style-name="Table122">
        <table:table-column table:style-name="Table122.A"/>
        <table:table-column table:style-name="Table122.B"/>
        <table:table-column table:style-name="Table122.C"/>
        <table:table-row table:style-name="Table122.1">
          <table:table-cell table:style-name="Table122.A1" table:number-columns-spanned="3" office:value-type="string">
            <text:p text:style-name="P13">Symmetric Key Encryption</text:p>
          </table:table-cell>
          <table:covered-table-cell/>
          <table:covered-table-cell/>
        </table:table-row>
        <table:table-row table:style-name="Table122.2">
          <table:table-cell table:style-name="Table122.A2" office:value-type="string">
            <text:p text:style-name="P25">TBD</text:p>
          </table:table-cell>
          <table:table-cell table:style-name="Table122.B2" table:number-columns-spanned="2" office:value-type="string">
            <text:p text:style-name="P85">TBD</text:p>
          </table:table-cell>
          <table:covered-table-cell/>
        </table:table-row>
        <table:table-row table:style-name="Table122.2">
          <table:table-cell table:style-name="Table122.A3" table:number-columns-spanned="3" office:value-type="string">
            <text:p text:style-name="P13"/>
          </table:table-cell>
          <table:covered-table-cell/>
          <table:covered-table-cell/>
        </table:table-row>
        <table:table-row table:style-name="Table122.2">
          <table:table-cell table:style-name="Table122.A4" table:number-columns-spanned="3" office:value-type="string">
            <text:p text:style-name="P13">HMAC Operations</text:p>
          </table:table-cell>
          <table:covered-table-cell/>
          <table:covered-table-cell/>
        </table:table-row>
        <table:table-row table:style-name="Table122.2">
          <table:table-cell table:style-name="Table122.A5" office:value-type="string">
            <text:p text:style-name="Standard">http://www.w3.org/2001/04/xmldsig-more#hmac-sha384</text:p>
          </table:table-cell>
          <table:table-cell table:style-name="Table122.B5" table:number-rows-spanned="2" table:number-columns-spanned="2" office:value-type="string">
            <text:p text:style-name="Standard">See <text:span text:style-name="CrossRef"><text:reference-ref text:reference-format="text" text:ref-name="xml.dsg">XML Signature</text:reference-ref></text:span></text:p>
          </table:table-cell>
          <table:covered-table-cell/>
        </table:table-row>
        <table:table-row table:style-name="Table122.2">
          <table:table-cell table:style-name="Table122.A5" office:value-type="string">
            <text:p text:style-name="P20">http://www.w3.org/2001/04/xmldsig-more#hmac-sha512</text:p>
          </table:table-cell>
          <table:covered-table-cell/>
          <table:covered-table-cell/>
        </table:table-row>
        <table:table-row table:style-name="Table122.2">
          <table:table-cell table:style-name="Table122.A3" table:number-columns-spanned="3" office:value-type="string">
            <text:p text:style-name="P13"/>
          </table:table-cell>
          <table:covered-table-cell/>
          <table:covered-table-cell/>
        </table:table-row>
        <table:table-row table:style-name="Table122.1">
          <table:table-cell table:style-name="Table122.A8" table:number-columns-spanned="3" office:value-type="string">
            <text:p text:style-name="P13">Asymmetric Key Encryption</text:p>
          </table:table-cell>
          <table:covered-table-cell/>
          <table:covered-table-cell/>
        </table:table-row>
        <table:table-row table:style-name="Table122.2">
          <table:table-cell table:style-name="Table122.A9" office:value-type="string">
            <text:p text:style-name="P20">TBD</text:p>
          </table:table-cell>
          <table:table-cell table:style-name="Table122.A9" office:value-type="string">
            <text:p text:style-name="P2">TBD</text:p>
          </table:table-cell>
          <table:table-cell table:style-name="Table122.C9" office:value-type="string">
            <text:p text:style-name="P31">Decryption mode only</text:p>
          </table:table-cell>
        </table:table-row>
        <table:table-row table:style-name="Table122.2">
          <table:table-cell table:style-name="Table122.A10" table:number-columns-spanned="3" office:value-type="string">
            <text:p text:style-name="P20"/>
          </table:table-cell>
          <table:covered-table-cell/>
          <table:covered-table-cell/>
        </table:table-row>
        <table:table-row table:style-name="Table122.2">
          <table:table-cell table:style-name="Table122.A11" table:number-columns-spanned="3" office:value-type="string">
            <text:p text:style-name="P13">Diffie-Hellman Key Agreement</text:p>
          </table:table-cell>
          <table:covered-table-cell/>
          <table:covered-table-cell/>
        </table:table-row>
        <table:table-row table:style-name="Table122.2">
          <table:table-cell table:style-name="Table122.A9" office:value-type="string">
            <text:p text:style-name="P96">TBD</text:p>
          </table:table-cell>
          <table:table-cell table:style-name="Table122.C9" table:number-columns-spanned="2" office:value-type="string">
            <text:p text:style-name="P78">TBD</text:p>
          </table:table-cell>
          <table:covered-table-cell/>
        </table:table-row>
        <table:table-row table:style-name="Table122.2">
          <table:table-cell table:style-name="Table122.A10" table:number-columns-spanned="3" office:value-type="string">
            <text:p text:style-name="P26"/>
          </table:table-cell>
          <table:covered-table-cell/>
          <table:covered-table-cell/>
        </table:table-row>
        <table:table-row table:style-name="Table122.1">
          <table:table-cell table:style-name="Table122.A8" table:number-columns-spanned="3" office:value-type="string">
            <text:p text:style-name="P13">Asymmetric Key Signatures</text:p>
          </table:table-cell>
          <table:covered-table-cell/>
          <table:covered-table-cell/>
        </table:table-row>
        <table:table-row table:style-name="Table122.2">
          <table:table-cell table:style-name="Table122.A9" office:value-type="string">
            <text:p text:style-name="P20">http://www.w3.org/2001/04/xmldsig-more#rsa-sha384</text:p>
          </table:table-cell>
          <table:table-cell table:style-name="Table122.A9" table:number-rows-spanned="5" office:value-type="string">
            <text:p text:style-name="P2">See <text:span text:style-name="CrossRef"><text:reference-ref text:reference-format="text" text:ref-name="xml.dsg">XML Signature</text:reference-ref></text:span></text:p>
          </table:table-cell>
          <table:table-cell table:style-name="Table122.C9" table:number-rows-spanned="5" office:value-type="string">
            <text:p text:style-name="P11">Signing mode only</text:p>
          </table:table-cell>
        </table:table-row>
        <table:table-row table:style-name="Table122.2">
          <table:table-cell table:style-name="Table122.A9" office:value-type="string">
            <text:p text:style-name="P20">http://www.w3.org/2001/04/xmldsig-more#rsa-sha512</text:p>
          </table:table-cell>
          <table:covered-table-cell/>
          <table:covered-table-cell/>
        </table:table-row>
        <table:table-row table:style-name="Table122.2">
          <table:table-cell table:style-name="Table122.A9" office:value-type="string">
            <text:p text:style-name="P20">http://www.w3.org/2001/04/xmldsig-more#ecdsa-sha1</text:p>
          </table:table-cell>
          <table:covered-table-cell/>
          <table:covered-table-cell/>
        </table:table-row>
        <table:table-row table:style-name="Table122.2">
          <table:table-cell table:style-name="Table122.A9" office:value-type="string">
            <text:p text:style-name="P20">http://www.w3.org/2001/04/xmldsig-more#ecdsa-sha384</text:p>
          </table:table-cell>
          <table:covered-table-cell/>
          <table:covered-table-cell/>
        </table:table-row>
        <table:table-row table:style-name="Table122.2">
          <table:table-cell table:style-name="Table122.A9" office:value-type="string">
            <text:p text:style-name="P20">http://www.w3.org/2001/04/xmldsig-more#ecdsa-sha512</text:p>
          </table:table-cell>
          <table:covered-table-cell/>
          <table:covered-table-cell/>
        </table:table-row>
        <table:table-row table:style-name="Table122.2">
          <table:table-cell table:style-name="Table122.A3" table:number-columns-spanned="3" office:value-type="string">
            <text:p text:style-name="P13"/>
          </table:table-cell>
          <table:covered-table-cell/>
          <table:covered-table-cell/>
        </table:table-row>
        <table:table-row table:style-name="Table122.1">
          <table:table-cell table:style-name="Table122.A8" table:number-columns-spanned="3" office:value-type="string">
            <text:p text:style-name="P13">Asymmetric Key Generation</text:p>
          </table:table-cell>
          <table:covered-table-cell/>
          <table:covered-table-cell/>
        </table:table-row>
        <table:table-row table:style-name="Table122.2">
          <table:table-cell table:style-name="Table122.A9" office:value-type="string">
            <text:p text:style-name="P96">http://xmlns.webpki.org/sks/algorithm#rsa3072</text:p>
          </table:table-cell>
          <table:table-cell table:style-name="Table122.A9" office:value-type="string">
            <text:p text:style-name="Standard">RSA 3072-bit key</text:p>
          </table:table-cell>
          <table:table-cell table:style-name="Table122.C9" table:number-rows-spanned="2" office:value-type="string">
            <text:p text:style-name="P104"><text:span text:style-name="T2">Implicit exponent:</text:span> 65537</text:p>
          </table:table-cell>
        </table:table-row>
        <table:table-row table:style-name="Table122.2">
          <table:table-cell table:style-name="Table122.A9" office:value-type="string">
            <text:p text:style-name="P96">http://xmlns.webpki.org/sks/algorithm#rsa4096</text:p>
          </table:table-cell>
          <table:table-cell table:style-name="Table122.A9" office:value-type="string">
            <text:p text:style-name="Standard">RSA 4096-bit key</text:p>
          </table:table-cell>
          <table:covered-table-cell/>
        </table:table-row>
        <table:table-row table:style-name="Table122.2">
          <table:table-cell table:style-name="Table122.A9" office:value-type="string">
            <text:p text:style-name="P96">http://xmlns.webpki.org/sks/algorithm#rsa1024.exp</text:p>
          </table:table-cell>
          <table:table-cell table:style-name="Table122.A9" office:value-type="string">
            <text:p text:style-name="Standard">RSA 1024-bit key</text:p>
          </table:table-cell>
          <table:table-cell table:style-name="Table122.C9" table:number-rows-spanned="4" office:value-type="string">
            <text:p text:style-name="P99">Variable exponent</text:p>
            <text:p text:style-name="P99"/>
            <text:p text:style-name="P11"><text:span text:style-name="T81">See </text:span><text:span text:style-name="CrossRef"><text:span text:style-name="T81"><text:reference-ref text:reference-format="text" text:ref-name="key.param">KeyParameters</text:reference-ref></text:span></text:span></text:p>
          </table:table-cell>
        </table:table-row>
        <table:table-row table:style-name="Table122.2">
          <table:table-cell table:style-name="Table122.A9" office:value-type="string">
            <text:p text:style-name="P96">http://xmlns.webpki.org/sks/algorithm#rsa2048.exp</text:p>
          </table:table-cell>
          <table:table-cell table:style-name="Table122.A9" office:value-type="string">
            <text:p text:style-name="Standard">RSA 2048-bit key</text:p>
          </table:table-cell>
          <table:covered-table-cell/>
        </table:table-row>
        <table:table-row table:style-name="Table122.2">
          <table:table-cell table:style-name="Table122.A9" office:value-type="string">
            <text:p text:style-name="P96">http://xmlns.webpki.org/sks/algorithm#rsa3072.exp</text:p>
          </table:table-cell>
          <table:table-cell table:style-name="Table122.A9" office:value-type="string">
            <text:p text:style-name="Standard">RSA 3072-bit key</text:p>
          </table:table-cell>
          <table:covered-table-cell/>
        </table:table-row>
        <table:table-row table:style-name="Table122.2">
          <table:table-cell table:style-name="Table122.A9" office:value-type="string">
            <text:p text:style-name="P96">http://xmlns.webpki.org/sks/algorithm#rsa4096.exp</text:p>
          </table:table-cell>
          <table:table-cell table:style-name="Table122.A9" office:value-type="string">
            <text:p text:style-name="Standard">RSA 4096-bit key</text:p>
          </table:table-cell>
          <table:covered-table-cell/>
        </table:table-row>
        <table:table-row table:style-name="Table122.2">
          <table:table-cell table:style-name="Table122.A9" office:value-type="string">
            <text:p text:style-name="P96">http://xmlns.webpki.org/sks/algorithm#ec.nist.p192</text:p>
          </table:table-cell>
          <table:table-cell table:style-name="Table122.A9" office:value-type="string">
            <text:p text:style-name="Standard"><text:span text:style-name="T43">EC NIST </text:span>“P-192” </text:p>
          </table:table-cell>
          <table:table-cell table:style-name="Table122.C9" table:number-rows-spanned="3" office:value-type="string">
            <text:p text:style-name="P104">See <text:span text:style-name="CrossRef"><text:reference-ref text:reference-format="text" text:ref-name="fips.186-3">FIPS 186-4</text:reference-ref></text:span></text:p>
          </table:table-cell>
        </table:table-row>
        <table:table-row table:style-name="Table122.2">
          <table:table-cell table:style-name="Table122.A9" office:value-type="string">
            <text:p text:style-name="P96">http://xmlns.webpki.org/sks/algorithm#ec.nist.p384</text:p>
          </table:table-cell>
          <table:table-cell table:style-name="Table122.A9" office:value-type="string">
            <text:p text:style-name="Standard"><text:span text:style-name="T43">EC NIST </text:span>“P-384” </text:p>
          </table:table-cell>
          <table:covered-table-cell/>
        </table:table-row>
        <table:table-row table:style-name="Table122.2">
          <table:table-cell table:style-name="Table122.A9" office:value-type="string">
            <text:p text:style-name="P96">http://xmlns.webpki.org/sks/algorithm#ec.nist.p521</text:p>
          </table:table-cell>
          <table:table-cell table:style-name="Table122.A9" office:value-type="string">
            <text:p text:style-name="Standard"><text:span text:style-name="T43">EC NIST </text:span>“P-521” </text:p>
          </table:table-cell>
          <table:covered-table-cell/>
        </table:table-row>
      </table:table>
      <text:p text:style-name="Standard"/>
      <text:h text:style-name="P165" text:outline-level="1"><text:bookmark text:name="__RefHeading__15245_972012461"/>Protection Attributes<text:bookmark-end text:name="__RefHeading__15245_972012461"/></text:h>
      <text:p text:style-name="Text_20_body">The following section describes the attributes issuers need to set for defining suitable key protection policies. <text:s/>Also see <text:span text:style-name="CrossRef"><text:reference-ref text:reference-format="text" text:ref-name="getkeyprotectiondata">getKeyProtectionInfo</text:reference-ref></text:span>, <text:span text:style-name="CrossRef"><text:span text:style-name="T81"><text:reference-ref text:reference-format="text" text:ref-name="key.mgr.key">KeyManagementKey</text:reference-ref></text:span></text:span>, <text:span text:style-name="CrossRef"><text:span text:style-name="T81"><text:reference-ref text:reference-format="text" text:ref-name="dev.pin.prot">DevicePINProtection</text:reference-ref></text:span></text:span>, and <text:span text:style-name="CrossRef"><text:span text:style-name="T81"><text:reference-ref text:reference-format="text" text:ref-name="enablepincaching">EnablePINCaching</text:reference-ref></text:span></text:span>.</text:p>
      <text:p text:style-name="Text_20_body">During provisioning of <text:span text:style-name="T2">user-defined PINs</text:span>, the provisioning middleware <text:span text:style-name="T38">should</text:span> maintain the PIN policy and optionally ask the user to create another PIN if there is a policy mismatch because <text:span text:style-name="CrossRef"><text:reference-ref text:reference-format="text" text:ref-name="createKeyPair">createKeyEntry</text:reference-ref></text:span> <text:span text:style-name="T38">must</text:span> return an error and abort the entire session if fed with incorrect data. <text:s/>Also see <text:span text:style-name="CrossRef"><text:reference-ref text:reference-format="text" text:ref-name="kg2.int">KeyGen2 Proxy</text:reference-ref></text:span>.</text:p>
      <text:p text:style-name="Text_20_body">In addition to protection policies, a key <text:span text:style-name="T39">may</text:span> also be constrained with respect to algorithm usage. <text:s/>See <text:span text:style-name="CrossRef"><text:span text:style-name="T81"><text:reference-ref text:reference-format="text" text:ref-name="endorsedalg">EndorsedAlgorithm</text:reference-ref></text:span></text:span><text:span text:style-name="CrossRef"><text:span text:style-name="T81">s</text:span></text:span>.</text:p>
      <text:p text:style-name="P60"/>
      <text:h text:style-name="Heading_20_2" text:outline-level="2"><text:bookmark text:name="__RefHeading__15247_972012461"/><text:reference-mark-start text:name="exportcontrol"/>Export Protection<text:bookmark-end text:name="__RefHeading__15247_972012461"/><text:reference-mark-end text:name="exportcontrol"/></text:h>
      <text:p text:style-name="Standard"><text:span text:style-name="T90">The following table illustrates the use of the </text:span><text:span text:style-name="CrossRef"><text:reference-ref text:reference-format="text" text:ref-name="exportpolicy">ExportProtection</text:reference-ref></text:span><text:span text:style-name="T90"> attribute:<text:line-break/></text:spa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3">KeyGen2 Name</text:p>
          </table:table-cell>
          <table:table-cell table:style-name="Table70.A1" office:value-type="string">
            <text:p text:style-name="P13">Value</text:p>
          </table:table-cell>
          <table:table-cell table:style-name="Table70.C1" office:value-type="string">
            <text:p text:style-name="P13">Description</text:p>
          </table:table-cell>
        </table:table-row>
        <table:table-row table:style-name="Table70.2">
          <table:table-cell table:style-name="Table70.A2" office:value-type="string">
            <text:p text:style-name="P22">none</text:p>
          </table:table-cell>
          <table:table-cell table:style-name="Table70.A2" office:value-type="string">
            <text:p text:style-name="P8">0x00</text:p>
          </table:table-cell>
          <table:table-cell table:style-name="Table70.C2" office:value-type="string">
            <text:p text:style-name="P7">No authorization needed for exporting the key</text:p>
          </table:table-cell>
        </table:table-row>
        <table:table-row table:style-name="Table70.2">
          <table:table-cell table:style-name="Table70.A2" office:value-type="string">
            <text:p text:style-name="P22">pin</text:p>
          </table:table-cell>
          <table:table-cell table:style-name="Table70.A2" office:value-type="string">
            <text:p text:style-name="P8">0x01</text:p>
          </table:table-cell>
          <table:table-cell table:style-name="Table70.C2" office:value-type="string">
            <text:p text:style-name="P2">Correct PIN is required</text:p>
          </table:table-cell>
        </table:table-row>
        <table:table-row table:style-name="Table70.2">
          <table:table-cell table:style-name="Table70.A2" office:value-type="string">
            <text:p text:style-name="P22">puk</text:p>
          </table:table-cell>
          <table:table-cell table:style-name="Table70.A2" office:value-type="string">
            <text:p text:style-name="P8">0x02</text:p>
          </table:table-cell>
          <table:table-cell table:style-name="Table70.C2" office:value-type="string">
            <text:p text:style-name="P2">Correct PUK is required</text:p>
          </table:table-cell>
        </table:table-row>
        <table:table-row table:style-name="Table70.2">
          <table:table-cell table:style-name="Table70.A2" office:value-type="string">
            <text:p text:style-name="P22">non-exportable</text:p>
          </table:table-cell>
          <table:table-cell table:style-name="Table70.A2" office:value-type="string">
            <text:p text:style-name="P8">0x03</text:p>
          </table:table-cell>
          <table:table-cell table:style-name="Table70.C2" office:value-type="string">
            <text:p text:style-name="P7">The key <text:span text:style-name="T38">must not</text:span> be exported</text:p>
          </table:table-cell>
        </table:table-row>
      </table:table>
      <text:p text:style-name="Text_20_body"/>
      <text:p text:style-name="Text_20_body">Also see <text:span text:style-name="CrossRef"><text:reference-ref text:reference-format="text" text:ref-name="exportkey">exportKey</text:reference-ref></text:span>.</text:p>
      <text:p text:style-name="Standard"/>
      <text:h text:style-name="Heading_20_2" text:outline-level="2"><text:bookmark text:name="__RefHeading__15249_972012461"/><text:reference-mark-start text:name="delete.protection"/>Delete Protection<text:bookmark-end text:name="__RefHeading__15249_972012461"/><text:reference-mark-end text:name="delete.protection"/></text:h>
      <text:p text:style-name="Standard">The following table illustrates the use of the <text:span text:style-name="CrossRef"><text:reference-ref text:reference-format="text" text:ref-name="deleteprotection">DeleteProtection</text:reference-ref></text:span> attribute:</text:p>
      <text:p text:style-name="Standard"/>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3">KeyGen2 Name</text:p>
          </table:table-cell>
          <table:table-cell table:style-name="Table69.A1" office:value-type="string">
            <text:p text:style-name="P13">Value</text:p>
          </table:table-cell>
          <table:table-cell table:style-name="Table69.C1" office:value-type="string">
            <text:p text:style-name="P13">Description</text:p>
          </table:table-cell>
        </table:table-row>
        <table:table-row table:style-name="Table69.2">
          <table:table-cell table:style-name="Table69.A2" office:value-type="string">
            <text:p text:style-name="P22">none</text:p>
          </table:table-cell>
          <table:table-cell table:style-name="Table69.A2" office:value-type="string">
            <text:p text:style-name="P8">0x00</text:p>
          </table:table-cell>
          <table:table-cell table:style-name="Table69.C2" office:value-type="string">
            <text:p text:style-name="P7">No delete restrictions apply</text:p>
          </table:table-cell>
        </table:table-row>
        <table:table-row table:style-name="Table69.2">
          <table:table-cell table:style-name="Table69.A2" office:value-type="string">
            <text:p text:style-name="P22">pin</text:p>
          </table:table-cell>
          <table:table-cell table:style-name="Table69.A2" office:value-type="string">
            <text:p text:style-name="P8">0x01</text:p>
          </table:table-cell>
          <table:table-cell table:style-name="Table69.C2" office:value-type="string">
            <text:p text:style-name="P2">Correct PIN is required</text:p>
          </table:table-cell>
        </table:table-row>
        <table:table-row table:style-name="Table69.2">
          <table:table-cell table:style-name="Table69.A2" office:value-type="string">
            <text:p text:style-name="P22">puk</text:p>
          </table:table-cell>
          <table:table-cell table:style-name="Table69.A2" office:value-type="string">
            <text:p text:style-name="P8">0x02</text:p>
          </table:table-cell>
          <table:table-cell table:style-name="Table69.C2" office:value-type="string">
            <text:p text:style-name="P2">Correct PUK is required</text:p>
          </table:table-cell>
        </table:table-row>
        <table:table-row table:style-name="Table69.2">
          <table:table-cell table:style-name="Table69.A2" office:value-type="string">
            <text:p text:style-name="P22">non-deletable</text:p>
          </table:table-cell>
          <table:table-cell table:style-name="Table69.A2" office:value-type="string">
            <text:p text:style-name="P8">0x03</text:p>
          </table:table-cell>
          <table:table-cell table:style-name="Table69.C2" office:value-type="string">
            <text:p text:style-name="P7">The key <text:span text:style-name="T38">must not</text:span> be deleted</text:p>
          </table:table-cell>
        </table:table-row>
      </table:table>
      <text:p text:style-name="P42"/>
      <text:p text:style-name="P50"><text:span text:style-name="T70">Also see </text:span><text:span text:style-name="CrossRef"><text:reference-ref text:reference-format="text" text:ref-name="deletekey">deleteKey</text:reference-ref></text:span><text:span text:style-name="T70">.</text:span></text:p>
      <text:p text:style-name="P94"/>
      <text:h text:style-name="Heading_20_2" text:outline-level="2"><text:bookmark text:name="__RefHeading__513763_1828343271"/><text:reference-mark-start text:name="biometricoption"/>Biometric Protection<text:bookmark-end text:name="__RefHeading__513763_1828343271"/><text:reference-mark-end text:name="biometricoption"/></text:h>
      <text:p text:style-name="Standard"><text:span text:style-name="CrossRef"><text:span text:style-name="T7">An SKS </text:span></text:span><text:span text:style-name="CrossRef"><text:span text:style-name="T11">may</text:span></text:span><text:span text:style-name="CrossRef"><text:span text:style-name="T7"> also support using biometric data as an alternative or complement to PINs. <text:s/>See </text:span></text:span><text:span text:style-name="CrossRef"><text:reference-ref text:reference-format="text" text:ref-name="getDeviceData">getDeviceInfo</text:reference-ref></text:span><text:span text:style-name="CrossRef"><text:span text:style-name="T7">. <text:s/>The following table shows the biometric protection options as defined by the </text:span></text:span><text:span text:style-name="CrossRef"><text:reference-ref text:reference-format="text" text:ref-name="biometricprotection.attr">BiometricProtection</text:reference-ref></text:span><text:span text:style-name="CrossRef"><text:span text:style-name="T7"> policy attribute:<text:line-break/></text:span></text:span></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3">KeyGen2 Name</text:p>
          </table:table-cell>
          <table:table-cell table:style-name="Table33.A1" office:value-type="string">
            <text:p text:style-name="P13">Value</text:p>
          </table:table-cell>
          <table:table-cell table:style-name="Table33.C1" office:value-type="string">
            <text:p text:style-name="P13">Description</text:p>
          </table:table-cell>
        </table:table-row>
        <table:table-row table:style-name="Table33.2">
          <table:table-cell table:style-name="Table33.A2" office:value-type="string">
            <text:p text:style-name="P22">none</text:p>
          </table:table-cell>
          <table:table-cell table:style-name="Table33.A2" office:value-type="string">
            <text:p text:style-name="P8">0x00</text:p>
          </table:table-cell>
          <table:table-cell table:style-name="Table33.C2" office:value-type="string">
            <text:p text:style-name="P7">No biometric protection</text:p>
          </table:table-cell>
        </table:table-row>
        <table:table-row table:style-name="Table33.2">
          <table:table-cell table:style-name="Table33.A2" office:value-type="string">
            <text:p text:style-name="P22">alternative</text:p>
          </table:table-cell>
          <table:table-cell table:style-name="Table33.A2" office:value-type="string">
            <text:p text:style-name="P8">0x01</text:p>
          </table:table-cell>
          <table:table-cell table:style-name="Table33.C2" office:value-type="string">
            <text:p text:style-name="P2">The key may be authorized with a PIN <text:span text:style-name="T2">or</text:span> by biometrics</text:p>
          </table:table-cell>
        </table:table-row>
        <table:table-row table:style-name="Table33.2">
          <table:table-cell table:style-name="Table33.A2" office:value-type="string">
            <text:p text:style-name="P22">combined</text:p>
          </table:table-cell>
          <table:table-cell table:style-name="Table33.A2" office:value-type="string">
            <text:p text:style-name="P8">0x02</text:p>
          </table:table-cell>
          <table:table-cell table:style-name="Table33.C2" office:value-type="string">
            <text:p text:style-name="P2">The key is protected by a PIN <text:span text:style-name="T2">and</text:span> by biometrics</text:p>
          </table:table-cell>
        </table:table-row>
        <table:table-row table:style-name="Table33.2">
          <table:table-cell table:style-name="Table33.A2" office:value-type="string">
            <text:p text:style-name="P22">exclusive</text:p>
          </table:table-cell>
          <table:table-cell table:style-name="Table33.A2" office:value-type="string">
            <text:p text:style-name="P8">0x03</text:p>
          </table:table-cell>
          <table:table-cell table:style-name="Table33.C2" office:value-type="string">
            <text:p text:style-name="P2">The key is <text:span text:style-name="T2">only</text:span> protected by biometrics</text:p>
          </table:table-cell>
        </table:table-row>
      </table:table>
      <text:h text:style-name="P186" text:outline-level="2" text:is-list-header="true"/>
      <text:p text:style-name="P57">Note that there is no API support for biometric authentication, such information is typically provided through GPIO (General Purpose Input Output) ports between the biometric sensor and the SKS. <text:s/>The type of biometrics used is outside the scope of SKS and is usually established during enrollment.</text:p>
      <text:p text:style-name="P59"><text:span text:style-name="T5">The biometric protection option is only intended to be applied to </text:span><text:span text:style-name="CrossRef"><text:span text:style-name="T162"><text:reference-ref text:reference-format="text" text:ref-name="user.api">User API</text:reference-ref></text:span></text:span><text:span text:style-name="T5"> methods like </text:span><text:span text:style-name="CrossRef"><text:span text:style-name="T162"><text:reference-ref text:reference-format="text" text:ref-name="signdata">signHashedData</text:reference-ref></text:span></text:span><text:span text:style-name="T5">.</text:span></text:p>
      <text:p text:style-name="P50"/>
      <text:h text:style-name="P188" text:outline-level="2"><text:bookmark text:name="__RefHeading__15251_972012461"/><text:reference-mark-start text:name="pininputmethods"/>PIN Input Methods<text:bookmark-end text:name="__RefHeading__15251_972012461"/><text:reference-mark-end text:name="pininputmethods"/></text:h>
      <text:p text:style-name="Standard">The <text:span text:style-name="CrossRef"><text:reference-ref text:reference-format="text" text:ref-name="input.method">InputMethod</text:reference-ref></text:span> policy attribute tells how PINs <text:span text:style-name="T38">should</text:span>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3">KeyGen2 Name</text:p>
          </table:table-cell>
          <table:table-cell table:style-name="Table23.A1" office:value-type="string">
            <text:p text:style-name="P13">Value</text:p>
          </table:table-cell>
          <table:table-cell table:style-name="Table23.C1" office:value-type="string">
            <text:p text:style-name="P13">Description</text:p>
          </table:table-cell>
        </table:table-row>
        <table:table-row table:style-name="Table23.2">
          <table:table-cell table:style-name="Table23.A2" office:value-type="string">
            <text:p text:style-name="P22">any</text:p>
          </table:table-cell>
          <table:table-cell table:style-name="Table23.A2" office:value-type="string">
            <text:p text:style-name="P8">0x00</text:p>
          </table:table-cell>
          <table:table-cell table:style-name="Table23.C2" office:value-type="string">
            <text:p text:style-name="P7">No restrictions</text:p>
          </table:table-cell>
        </table:table-row>
        <table:table-row table:style-name="Table23.2">
          <table:table-cell table:style-name="Table23.A2" office:value-type="string">
            <text:p text:style-name="P22">programmatic</text:p>
          </table:table-cell>
          <table:table-cell table:style-name="Table23.A2" office:value-type="string">
            <text:p text:style-name="P8">0x01</text:p>
          </table:table-cell>
          <table:table-cell table:style-name="Table23.C2" office:value-type="string">
            <text:p text:style-name="P2">PINs <text:span text:style-name="T38">should</text:span> only be given through the SKS User API</text:p>
          </table:table-cell>
        </table:table-row>
        <table:table-row table:style-name="Table23.2">
          <table:table-cell table:style-name="Table23.A2" office:value-type="string">
            <text:p text:style-name="P22">trusted-gui</text:p>
          </table:table-cell>
          <table:table-cell table:style-name="Table23.A2" office:value-type="string">
            <text:p text:style-name="P8">0x02</text:p>
          </table:table-cell>
          <table:table-cell table:style-name="Table23.C2" office:value-type="string">
            <text:p text:style-name="P2">Keys <text:span text:style-name="T38">should</text:span> only be used through a trusted GUI that does the actual PIN request and API invocation</text:p>
          </table:table-cell>
        </table:table-row>
      </table:table>
      <text:p text:style-name="P42"/>
      <text:p text:style-name="P43">Note that this policy attribute requires that the middleware is “cooperative” to be enforced.</text:p>
      <text:p text:style-name="P43"/>
      <text:h text:style-name="Heading_20_2" text:outline-level="2"><text:bookmark text:name="__RefHeading__15253_972012461"/><text:reference-mark-start text:name="pinpatternrestrictions"/>PIN Patterns<text:bookmark-end text:name="__RefHeading__15253_972012461"/><text:reference-mark-end text:name="pinpatternrestrictions"/></text:h>
      <text:p text:style-name="Standard">The <text:span text:style-name="CrossRef"><text:reference-ref text:reference-format="text" text:ref-name="pattern.rest">PatternRestrictions</text:reference-ref></text:span> policy attribute specifies how PINs <text:span text:style-name="T38">must</text:span>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3">KeyGen2 Name</text:p>
          </table:table-cell>
          <table:table-cell table:style-name="Table24.A1" office:value-type="string">
            <text:p text:style-name="P13">Value</text:p>
          </table:table-cell>
          <table:table-cell table:style-name="Table24.C1" office:value-type="string">
            <text:p text:style-name="P13">Description</text:p>
          </table:table-cell>
        </table:table-row>
        <table:table-row table:style-name="Table24.2">
          <table:table-cell table:style-name="Table24.A2" office:value-type="string">
            <text:p text:style-name="P22">two-in-a-row</text:p>
          </table:table-cell>
          <table:table-cell table:style-name="Table24.A2" office:value-type="string">
            <text:p text:style-name="P8">0x01</text:p>
          </table:table-cell>
          <table:table-cell table:style-name="Table24.C2" office:value-type="string">
            <text:p text:style-name="P7">Flags 1124 as <text:span text:style-name="T2">invalid</text:span></text:p>
          </table:table-cell>
        </table:table-row>
        <table:table-row table:style-name="Table24.2">
          <table:table-cell table:style-name="Table24.A2" office:value-type="string">
            <text:p text:style-name="P22">three-in-a-row</text:p>
          </table:table-cell>
          <table:table-cell table:style-name="Table24.A2" office:value-type="string">
            <text:p text:style-name="P8">0x02</text:p>
          </table:table-cell>
          <table:table-cell table:style-name="Table24.C2" office:value-type="string">
            <text:p text:style-name="P2">Flags 1114 as <text:span text:style-name="T2">invalid</text:span></text:p>
          </table:table-cell>
        </table:table-row>
        <table:table-row table:style-name="Table24.2">
          <table:table-cell table:style-name="Table24.A2" office:value-type="string">
            <text:p text:style-name="P22">sequence</text:p>
          </table:table-cell>
          <table:table-cell table:style-name="Table24.A2" office:value-type="string">
            <text:p text:style-name="P8">0x04</text:p>
          </table:table-cell>
          <table:table-cell table:style-name="Table24.C2" office:value-type="string">
            <text:p text:style-name="P2">Flags 1234, 9876, etc as <text:span text:style-name="T2">invalid</text:span></text:p>
          </table:table-cell>
        </table:table-row>
        <table:table-row table:style-name="Table24.2">
          <table:table-cell table:style-name="Table24.A2" office:value-type="string">
            <text:p text:style-name="P22">repeated</text:p>
          </table:table-cell>
          <table:table-cell table:style-name="Table24.A2" office:value-type="string">
            <text:p text:style-name="P8">0x08</text:p>
          </table:table-cell>
          <table:table-cell table:style-name="Table24.C2" office:value-type="string">
            <text:p text:style-name="P2">All PIN bytes <text:span text:style-name="T82">must</text:span> be <text:span text:style-name="T2">unique</text:span></text:p>
          </table:table-cell>
        </table:table-row>
        <table:table-row table:style-name="Table24.2">
          <table:table-cell table:style-name="Table24.A2" office:value-type="string">
            <text:p text:style-name="P22">missing-group</text:p>
          </table:table-cell>
          <table:table-cell table:style-name="Table24.A2" office:value-type="string">
            <text:p text:style-name="P8">0x10</text:p>
          </table:table-cell>
          <table:table-cell table:style-name="Table24.C2" office:value-type="string">
            <text:p text:style-name="P27">The PIN format <text:span text:style-name="T82">must</text:span> be <text:span text:style-name="T22">alphanumeric</text:span> or <text:span text:style-name="T22">string</text:span> and contain a mix of <text:span text:style-name="T2">letters</text:span> and <text:span text:style-name="T2">digits</text:span>. <text:s/>The <text:span text:style-name="T22">string</text:span> format also requires <text:span text:style-name="T2">lowercase</text:span> letters and <text:span text:style-name="T2">non-alphanumeric</text:span> characters.<text:line-break/><text:span text:style-name="T42">See </text:span><text:span text:style-name="CrossRef"><text:reference-ref text:reference-format="text" text:ref-name="pinpukformat">PIN and PUK Formats</text:reference-ref></text:span></text:p>
          </table:table-cell>
        </table:table-row>
      </table:table>
      <text:p text:style-name="P42"/>
      <text:p text:style-name="Text_20_body">Note that the <text:span text:style-name="CrossRef"><text:reference-ref text:reference-format="text" text:ref-name="pattern.rest">PatternRestrictions</text:reference-ref></text:span> byte actually holds a <text:span text:style-name="T2">set of bits</text:span>. <text:s/>That is, 0x00 means that there are no pattern restrictions, while 0x06 imposes two constraints. <text:s/>Also note that pattern policy checking is supposed to be applied at the <text:span text:style-name="T2">binary</text:span> level which has implications for the binary PIN format (see<text:span text:style-name="T43"> </text:span><text:span text:style-name="CrossRef"><text:reference-ref text:reference-format="text" text:ref-name="pinpukformat">PIN and PUK Formats</text:reference-ref></text:span>).</text:p>
      <text:p text:style-name="P42">An alternative for organizations having strict requirements on PIN patterns, it is letting users define PINs during enrollment in a web application and then deploy issuer-set PIN codes during provisioning. <text:s/>See <text:span text:style-name="CrossRef"><text:reference-ref text:reference-format="text" text:ref-name="pinvalue">PINValue</text:reference-ref></text:span>.</text:p>
      <text:p text:style-name="P42"/>
      <text:h text:style-name="Heading_20_2" text:outline-level="2"><text:bookmark text:name="__RefHeading__15255_972012461"/><text:reference-mark-start text:name="pinpukformat"/>PIN and PUK Formats<text:bookmark-end text:name="__RefHeading__15255_972012461"/><text:reference-mark-end text:name="pinpukformat"/></text:h>
      <text:p text:style-name="Standard">PINs and PUKs <text:span text:style-name="T38">must</text:span>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3">KeyGen2 Name</text:p>
          </table:table-cell>
          <table:table-cell table:style-name="Table19.A1" office:value-type="string">
            <text:p text:style-name="P13">Value</text:p>
          </table:table-cell>
          <table:table-cell table:style-name="Table19.C1" office:value-type="string">
            <text:p text:style-name="P13">Description</text:p>
          </table:table-cell>
        </table:table-row>
        <table:table-row table:style-name="Table19.2">
          <table:table-cell table:style-name="Table19.A2" office:value-type="string">
            <text:p text:style-name="P22">numeric</text:p>
          </table:table-cell>
          <table:table-cell table:style-name="Table19.A2" office:value-type="string">
            <text:p text:style-name="P8">0x00</text:p>
          </table:table-cell>
          <table:table-cell table:style-name="Table19.C2" office:value-type="string">
            <text:p text:style-name="P7">0 - 9</text:p>
          </table:table-cell>
        </table:table-row>
        <table:table-row table:style-name="Table19.2">
          <table:table-cell table:style-name="Table19.A2" office:value-type="string">
            <text:p text:style-name="P22">alphanumeric</text:p>
          </table:table-cell>
          <table:table-cell table:style-name="Table19.A2" office:value-type="string">
            <text:p text:style-name="P8">0x01</text:p>
          </table:table-cell>
          <table:table-cell table:style-name="Table19.C2" office:value-type="string">
            <text:p text:style-name="P2">0 - 9, A - Z</text:p>
          </table:table-cell>
        </table:table-row>
        <table:table-row table:style-name="Table19.2">
          <table:table-cell table:style-name="Table19.A2" office:value-type="string">
            <text:p text:style-name="P22">string</text:p>
          </table:table-cell>
          <table:table-cell table:style-name="Table19.A2" office:value-type="string">
            <text:p text:style-name="P8">0x02</text:p>
          </table:table-cell>
          <table:table-cell table:style-name="Table19.C2" office:value-type="string">
            <text:p text:style-name="P2">Any valid <text:span text:style-name="CrossRef"><text:reference-ref text:reference-format="text" text:ref-name="utf8">UTF-8</text:reference-ref></text:span><text:span text:style-name="CrossRef"> encode</text:span>d string</text:p>
          </table:table-cell>
        </table:table-row>
        <table:table-row table:style-name="Table19.2">
          <table:table-cell table:style-name="Table19.A2" office:value-type="string">
            <text:p text:style-name="P22">binary</text:p>
          </table:table-cell>
          <table:table-cell table:style-name="Table19.A2" office:value-type="string">
            <text:p text:style-name="P8">0x03</text:p>
          </table:table-cell>
          <table:table-cell table:style-name="Table19.C2" office:value-type="string">
            <text:p text:style-name="P2">Binary value, typically expressed as hexadecimal data</text:p>
          </table:table-cell>
        </table:table-row>
      </table:table>
      <text:p text:style-name="P42"/>
      <text:p text:style-name="P27">Note that format specifiers only deal with how PINs and PUKs are treated in GUIs; internally and in the SKS API, key protection data <text:span text:style-name="T82">must</text:span> always be handled as <text:span text:style-name="T2">decoded</text:span> strings of bytes. <text:s/>A conforming SKS <text:span text:style-name="T38">must</text:span> perform syntax validation during <text:span text:style-name="CrossRef"><text:reference-ref text:reference-format="text" text:ref-name="createKeyPair">createKeyEntry</text:reference-ref></text:span> on <text:span text:style-name="T22">numeric</text:span> and <text:span text:style-name="T22">alphanumeric</text:span> PIN data.<text:span text:style-name="T81"> <text:s/></text:span><text:span text:style-name="T70">Length of the clear-text binary value </text:span><text:span text:style-name="T73">must not</text:span><text:span text:style-name="T70"> exceed 128 bytes. <text:s/></text:span>See <text:span text:style-name="T22">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7"/>
      <text:h text:style-name="P188" text:outline-level="2"><text:bookmark text:name="__RefHeading__15257_972012461"/><text:reference-mark-start text:name="pingrouping"/>PIN Grouping<text:bookmark-end text:name="__RefHeading__15257_972012461"/><text:reference-mark-end text:name="pingrouping"/></text:h>
      <text:p text:style-name="Standard">A PIN policy object may govern multiple keys. <text:s/>The <text:span text:style-name="CrossRef"><text:reference-ref text:reference-format="text" text:ref-name="grouping.pin">Grouping</text:reference-ref></text:span> policy attribute (which is intimately linked to the <text:span text:style-name="CrossRef"><text:reference-ref text:reference-format="text" text:ref-name="keyusage">Application Usage</text:reference-ref></text:span> scheme), controls how PINs to the different keys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3">KeyGen2 Name</text:p>
          </table:table-cell>
          <table:table-cell table:style-name="Table22.A1" office:value-type="string">
            <text:p text:style-name="P13">Value</text:p>
          </table:table-cell>
          <table:table-cell table:style-name="Table22.C1" office:value-type="string">
            <text:p text:style-name="P13">Description</text:p>
          </table:table-cell>
        </table:table-row>
        <table:table-row table:style-name="Table22.2">
          <table:table-cell table:style-name="Table22.A2" office:value-type="string">
            <text:p text:style-name="P22">none</text:p>
          </table:table-cell>
          <table:table-cell table:style-name="Table22.A2" office:value-type="string">
            <text:p text:style-name="P8">0x00</text:p>
          </table:table-cell>
          <table:table-cell table:style-name="Table22.C2" office:value-type="string">
            <text:p text:style-name="P7">No restrictions</text:p>
          </table:table-cell>
        </table:table-row>
        <table:table-row table:style-name="Table22.2">
          <table:table-cell table:style-name="Table22.A2" office:value-type="string">
            <text:p text:style-name="P22">shared</text:p>
          </table:table-cell>
          <table:table-cell table:style-name="Table22.A2" office:value-type="string">
            <text:p text:style-name="P8">0x01</text:p>
          </table:table-cell>
          <table:table-cell table:style-name="Table22.C2" office:value-type="string">
            <text:p text:style-name="P2">All keys <text:span text:style-name="T39">must</text:span> share the <text:span text:style-name="T2">same</text:span> PIN</text:p>
          </table:table-cell>
        </table:table-row>
        <table:table-row table:style-name="Table22.2">
          <table:table-cell table:style-name="Table22.A2" office:value-type="string">
            <text:p text:style-name="P22">signature+standard</text:p>
          </table:table-cell>
          <table:table-cell table:style-name="Table22.A2" office:value-type="string">
            <text:p text:style-name="P8">0x02</text:p>
          </table:table-cell>
          <table:table-cell table:style-name="Table22.C2" office:value-type="string">
            <text:p text:style-name="P2">Keys with <text:span text:style-name="CrossRef"><text:reference-ref text:reference-format="text" text:ref-name="keyusage.attr">AppUsage</text:reference-ref></text:span> = <text:span text:style-name="T30">signature</text:span> <text:span text:style-name="T39">must</text:span> share a common PIN while all other keys <text:span text:style-name="T39">must</text:span> share<text:span text:style-name="T81"> a </text:span><text:span text:style-name="T2">different</text:span> PIN</text:p>
          </table:table-cell>
        </table:table-row>
        <table:table-row table:style-name="Table22.2">
          <table:table-cell table:style-name="Table22.A2" office:value-type="string">
            <text:p text:style-name="P22">unique</text:p>
          </table:table-cell>
          <table:table-cell table:style-name="Table22.A2" office:value-type="string">
            <text:p text:style-name="P8">0x03</text:p>
          </table:table-cell>
          <table:table-cell table:style-name="Table22.C2" office:value-type="string">
            <text:p text:style-name="P2">All four <text:span text:style-name="CrossRef"><text:reference-ref text:reference-format="text" text:ref-name="keyusage.attr">AppUsage</text:reference-ref></text:span> types <text:span text:style-name="T39">must</text:span> have <text:span text:style-name="T2">different</text:span> PINs while keys with the same <text:span text:style-name="CrossRef"><text:reference-ref text:reference-format="text" text:ref-name="keyusage.attr">AppUsage</text:reference-ref></text:span> <text:span text:style-name="T39">must</text:span> share a common PIN</text:p>
          </table:table-cell>
        </table:table-row>
      </table:table>
      <text:p text:style-name="P42"/>
      <text:p text:style-name="P39">Note that keys having a <text:span text:style-name="T22">shared</text:span> PIN groping attribute <text:span text:style-name="T38">must</text:span> be treated as having a single “virtual” PIN object (holding PIN value and error counter), while <text:span text:style-name="T22">signature+standard</text:span> and <text:span text:style-name="T22">unique</text:span> imply two respectively four independent PIN objects.</text:p>
      <text:p text:style-name="P39">Shared PINs are “synchronized” which means that a PIN <text:span text:style-name="T2">value</text:span> or <text:span text:style-name="T2">status</text:span> change <text:span text:style-name="T38">must</text:span> propagate to all keys sharing a particular PIN.</text:p>
      <text:p text:style-name="P39"/>
      <text:h text:style-name="Heading_20_2" text:outline-level="2"><text:bookmark text:name="__RefHeading__15259_972012461"/><text:reference-mark-start text:name="keyusage"/>Application Usage<text:bookmark-end text:name="__RefHeading__15259_972012461"/><text:reference-mark-end text:name="keyusage"/></text:h>
      <text:p text:style-name="Standard">The <text:span text:style-name="CrossRef"><text:reference-ref text:reference-format="text" text:ref-name="keyusage.attr">AppUsage</text:reference-ref></text:span> attribute specifies what <text:span text:style-name="T2">applications</text:span><text:span text:style-name="T81"> keys are intended for</text:span>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KeyGen2 Name</text:p>
          </table:table-cell>
          <table:table-cell table:style-name="Table25.A1" office:value-type="string">
            <text:p text:style-name="P13">Value</text:p>
          </table:table-cell>
          <table:table-cell table:style-name="Table25.C1" office:value-type="string">
            <text:p text:style-name="P13">Description</text:p>
          </table:table-cell>
        </table:table-row>
        <table:table-row table:style-name="Table25.2">
          <table:table-cell table:style-name="Table25.A2" office:value-type="string">
            <text:p text:style-name="P21">signature</text:p>
          </table:table-cell>
          <table:table-cell table:style-name="Table25.A2" office:value-type="string">
            <text:p text:style-name="P8">0x00</text:p>
          </table:table-cell>
          <table:table-cell table:style-name="Table25.C2" office:value-type="string">
            <text:p text:style-name="P7">The key <text:span text:style-name="T82">should</text:span>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21">authentication</text:p>
          </table:table-cell>
          <table:table-cell table:style-name="Table25.A2" office:value-type="string">
            <text:p text:style-name="P8">0x01</text:p>
          </table:table-cell>
          <table:table-cell table:style-name="Table25.C2" office:value-type="string">
            <text:p text:style-name="P7">The key <text:span text:style-name="T82">should</text:span> only be used in applications like <text:span text:style-name="CrossRef"><text:reference-ref text:reference-format="text" text:ref-name="tls">TLS</text:reference-ref></text:span> client certificate authentication and login to AD (Active Directory)</text:p>
          </table:table-cell>
        </table:table-row>
        <table:table-row table:style-name="Table25.2">
          <table:table-cell table:style-name="Table25.A2" office:value-type="string">
            <text:p text:style-name="P21">encryption</text:p>
          </table:table-cell>
          <table:table-cell table:style-name="Table25.A2" office:value-type="string">
            <text:p text:style-name="P8">0x02</text:p>
          </table:table-cell>
          <table:table-cell table:style-name="Table25.C2" office:value-type="string">
            <text:p text:style-name="P2">The key <text:span text:style-name="T86">should</text:span> only be used in encryption applications</text:p>
          </table:table-cell>
        </table:table-row>
        <table:table-row table:style-name="Table25.2">
          <table:table-cell table:style-name="Table25.A2" office:value-type="string">
            <text:p text:style-name="P21">universal</text:p>
          </table:table-cell>
          <table:table-cell table:style-name="Table25.A2" office:value-type="string">
            <text:p text:style-name="P8">0x03</text:p>
          </table:table-cell>
          <table:table-cell table:style-name="Table25.C2" office:value-type="string">
            <text:p text:style-name="P2">There are no restrictions on key usage</text:p>
          </table:table-cell>
        </table:table-row>
      </table:table>
      <text:p text:style-name="P42"/>
      <text:p text:style-name="P42">Enforcement of <text:span text:style-name="CrossRef"><text:reference-ref text:reference-format="text" text:ref-name="keyusage.attr">AppUsage</text:reference-ref></text:span> is up to each <text:span text:style-name="T2">application</text:span> to perform.</text:p>
      <text:p text:style-name="P42">Note that <text:span text:style-name="CrossRef"><text:reference-ref text:reference-format="text" text:ref-name="keyusage.attr">AppUsage</text:reference-ref></text:span> <text:span text:style-name="T83">must not</text:span> constrain a key's <text:span text:style-name="T2">internal</text:span> use of cryptographic algorithms in any way, because for that purpose there is the <text:span text:style-name="CrossRef"><text:reference-ref text:reference-format="text" text:ref-name="endorsedalg">EndorsedAlgorithm</text:reference-ref></text:span> mechanism.</text:p>
      <text:p text:style-name="P42">Although <text:span text:style-name="CrossRef"><text:reference-ref text:reference-format="text" text:ref-name="keyusage.attr">AppUsage</text:reference-ref></text:span> could be be regarded as a duplication of the <text:span text:style-name="CrossRef"><text:reference-ref text:reference-format="text" text:ref-name="X.509">X.509</text:reference-ref></text:span> key usage and extended key usage attributes the latter have proved hard to use as “filters” to certificate selection GUIs. <text:s/><text:span text:style-name="CrossRef"><text:reference-ref text:reference-format="text" text:ref-name="keyusage.attr">AppUsage</text:reference-ref></text:span> is also applicable for other credentials like OTPs (One Time Passwords) and <text:span text:style-name="CrossRef"><text:reference-ref text:reference-format="text" text:ref-name="info.cards">Information Card</text:reference-ref></text:span><text:span text:style-name="CrossRef">s</text:span>.</text:p>
      <text:p text:style-name="Text_20_body"><text:span text:style-name="T90">However, an equally important target for </text:span><text:span text:style-name="CrossRef"><text:reference-ref text:reference-format="text" text:ref-name="keyusage.attr">AppUsage</text:reference-ref></text:span><text:span text:style-name="T90"> is that in conjunction with </text:span><text:span text:style-name="CrossRef"><text:span text:style-name="T92"><text:reference-ref text:reference-format="text" text:ref-name="pingrouping">PIN Grouping</text:reference-ref></text:span></text:span><text:span text:style-name="T90"> provide the means for aiding users in PIN input GUIs in the case an issuer requires separate PINs for different keys and applications.</text:span></text:p>
      <text:p text:style-name="Standard"><text:span text:style-name="T90">The following matrix shows the </text:span><text:span text:style-name="T39">recommended</text:span><text:span text:style-name="T90"> interpretation of PIN GUI “hints”:</text:span></text:p>
      <text:p text:style-name="P106"/>
      <table:table table:name="Table103" table:style-name="Table103">
        <table:table-column table:style-name="Table103.A"/>
        <table:table-column table:style-name="Table103.B"/>
        <table:table-column table:style-name="Table103.C"/>
        <table:table-column table:style-name="Table103.D"/>
        <table:table-column table:style-name="Table103.E"/>
        <table:table-row table:style-name="Table103.1">
          <table:table-cell table:style-name="Table103.A1" office:value-type="string">
            <text:p text:style-name="P13">PIN Grouping</text:p>
          </table:table-cell>
          <table:table-cell table:style-name="Table103.A1" office:value-type="string">
            <text:p text:style-name="P23">signature</text:p>
          </table:table-cell>
          <table:table-cell table:style-name="Table103.A1" office:value-type="string">
            <text:p text:style-name="P23">authentication</text:p>
          </table:table-cell>
          <table:table-cell table:style-name="Table103.A1" office:value-type="string">
            <text:p text:style-name="P23">encryption</text:p>
          </table:table-cell>
          <table:table-cell table:style-name="Table103.E1" office:value-type="string">
            <text:p text:style-name="P23">universal</text:p>
          </table:table-cell>
        </table:table-row>
        <table:table-row table:style-name="Table103.2">
          <table:table-cell table:style-name="Table103.A2" office:value-type="string">
            <text:p text:style-name="P22">none</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hared</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ignature+standard</text:p>
          </table:table-cell>
          <table:table-cell table:style-name="Table103.B2" office:value-type="string">
            <text:p text:style-name="P6">Signature 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unique</text:p>
          </table:table-cell>
          <table:table-cell table:style-name="Table103.B2" office:value-type="string">
            <text:p text:style-name="P6">Signature PIN</text:p>
          </table:table-cell>
          <table:table-cell table:style-name="Table103.B2" office:value-type="string">
            <text:p text:style-name="P6">Authentication PIN</text:p>
          </table:table-cell>
          <table:table-cell table:style-name="Table103.B2" office:value-type="string">
            <text:p text:style-name="P6">Encryption PIN</text:p>
          </table:table-cell>
          <table:table-cell table:style-name="Table103.E2" office:value-type="string">
            <text:p text:style-name="P6">PIN</text:p>
          </table:table-cell>
        </table:table-row>
      </table:table>
      <text:p text:style-name="Text_20_body"/>
      <text:p text:style-name="Text_20_body">For this scheme to work a prerequisite is (of course) that the middleware is specifically adapted for SKS.</text:p>
      <text:h text:style-name="P164" text:outline-level="1"><text:bookmark text:name="__RefHeading__797652_2146041088"/><text:reference-mark-start text:name="sess.security.mech"/>Session Security Mechanisms<text:bookmark-end text:name="__RefHeading__797652_2146041088"/><text:reference-mark-end text:name="sess.security.mech"/></text:h>
      <text:p text:style-name="Text_20_body">After the <text:span text:style-name="CrossRef"><text:reference-ref text:reference-format="text" text:ref-name="sess.key">SessionKey</text:reference-ref></text:span> has been created the actual provisioning methods can be called. <text:s/>Depending on the specific method downloaded data may be confidential or need to be authenticated. <text:s/>For certain operations the SKS needs to prove for the issuer that sent data indeed stems from internal SKS operations which is referred to as attestations.</text:p>
      <text:p text:style-name="Text_20_body">This section describes the security mechanisms used during a provisioning session. <text:s/>Also s<text:span text:style-name="T61">ee </text:span><text:span text:style-name="CrossRef"><text:span text:style-name="T81"><text:reference-ref text:reference-format="text" text:ref-name="sess.key.op">SessionKeyLimit</text:reference-ref></text:span></text:span><text:span text:style-name="T61"> and </text:span><text:span text:style-name="CrossRef"><text:span text:style-name="T81"><text:reference-ref text:reference-format="text" text:ref-name="sign.prov.sess.data">signProvisioningSessionData</text:reference-ref></text:span></text:span><text:span text:style-name="T61">.</text:span></text:p>
      <text:p text:style-name="Text_20_body"><text:span text:style-name="T61">Note that all elements featured in the following definitions </text:span><text:span text:style-name="T64">must</text:span><text:span text:style-name="T61"> be supplied “as is” </text:span><text:span text:style-name="T66">without</text:span><text:span text:style-name="T61"> length indicators.</text:span></text:p>
      <text:p text:style-name="Text_20_body"/>
      <text:h text:style-name="Heading_20_2" text:outline-level="2"><text:bookmark text:name="__RefHeading__15339_972012461"/><text:reference-mark-start text:name="EncryptedData"/>Encrypted Data<text:bookmark-end text:name="__RefHeading__15339_972012461"/><text:reference-mark-end text:name="EncryptedData"/></text:h>
      <text:p text:style-name="Text_20_body">During provisioning encrypted data is occasionally exchanged between the issuer and the SKS. <text:s/>The encryption key is created by the following key derivation scheme:</text:p>
      <text:p text:style-name="Text_20_body"><text:span text:style-name="T93"><text:tab/>EncryptionKey</text:span> = <text:span text:style-name="CrossRef"><text:span text:style-name="T81"><text:reference-ref text:reference-format="text" text:ref-name="HMAC_SHA256">HMAC-SHA256</text:reference-ref></text:span></text:span> (<text:span text:style-name="CrossRef"><text:reference-ref text:reference-format="text" text:ref-name="sess.key">SessionKey</text:reference-ref></text:span>, <text:span text:style-name="T93">"EncryptionKey"</text:span>)</text:p>
      <text:p text:style-name="Text_20_body"><text:span text:style-name="T93">EncryptionKey</text:span> <text:span text:style-name="T38">must</text:span> only be used with the <text:span text:style-name="CrossRef"><text:reference-ref text:reference-format="text" text:ref-name="AES256-CBC">AES256-CBC</text:reference-ref></text:span> algorithm. <text:s/>Note that the IV (Initialization Vector) <text:span text:style-name="T38">must</text:span> be <text:span text:style-name="T2">prepended</text:span> to the encrypted data as in <text:span text:style-name="CrossRef"><text:span text:style-name="T81"><text:reference-ref text:reference-format="text" text:ref-name="xml.encrypt">XML Encryption</text:reference-ref></text:span></text:span><text:span text:style-name="T61"> as well as </text:span><text:span text:style-name="T66">freshly generated for each encryption</text:span><text:span text:style-name="T61">.</text:span></text:p>
      <text:p text:style-name="Text_20_body"/>
      <text:h text:style-name="Heading_20_2" text:outline-level="2"><text:bookmark text:name="__RefHeading__15341_972012461"/><text:reference-mark-start text:name="MACOperations"/>MAC Operations<text:bookmark-end text:name="__RefHeading__15341_972012461"/><text:reference-mark-end text:name="MACOperations"/></text:h>
      <text:p text:style-name="Text_20_body">In order to verify the integrity of provisioned data, many of the provisioning methods mandate that the data-carrying arguments are included in a MAC (Message Authentication Code) operation as well. <text:s/>MAC operations use the following scheme:</text:p>
      <text:p text:style-name="Text_20_body"><text:span text:style-name="T93"><text:tab/>MAC</text:span> = <text:span text:style-name="CrossRef"><text:span text:style-name="T81"><text:reference-ref text:reference-format="text" text:ref-name="HMAC_SHA256">HMAC-SHA256</text:reference-ref></text:span></text:span> (<text:span text:style-name="CrossRef"><text:reference-ref text:reference-format="text" text:ref-name="sess.key">SessionKey</text:reference-ref></text:span><text:span text:style-name="T42"> || </text:span><text:span text:style-name="T66">MethodName</text:span><text:span text:style-name="T42"> || </text:span><text:span text:style-name="CrossRef"><text:reference-ref text:reference-format="text" text:ref-name="mac.seq.cnt">MACSequenceCounter</text:reference-ref></text:span><text:span text:style-name="T42">, </text:span><text:span text:style-name="T66">Data</text:span><text:span text:style-name="T42">)</text:span></text:p>
      <text:p text:style-name="Text_20_body"><text:span text:style-name="T66">MethodName</text:span><text:span text:style-name="T42"> is the string literal of the target method like </text:span><text:span text:style-name="T93">"closeProvisioningSession"</text:span><text:span text:style-name="T42">, while </text:span><text:span text:style-name="T66">Data</text:span><text:span text:style-name="T61"> represents the arguments as specified for the actual method. <text:s/>Note that </text:span><text:span text:style-name="T66">individual elements</text:span><text:span text:style-name="T61"> featured in </text:span><text:span text:style-name="T66">Data</text:span><text:span text:style-name="T61"> </text:span><text:span text:style-name="T64">must</text:span><text:span text:style-name="T61"> use the representation described in </text:span><text:span text:style-name="CrossRef"><text:span text:style-name="T81"><text:reference-ref text:reference-format="text" text:ref-name="datatypes">Data Types</text:reference-ref></text:span></text:span><text:span text:style-name="T61">, that is, </text:span><text:span text:style-name="T66">include</text:span><text:span text:style-name="T61"> applicable length-indicators.</text:span></text:p>
      <text:p text:style-name="Text_20_body"><text:span text:style-name="T61">After each MAC operation, </text:span><text:span text:style-name="CrossRef"><text:span text:style-name="T81"><text:reference-ref text:reference-format="text" text:ref-name="mac.seq.cnt">MACSequenceCounter</text:reference-ref></text:span></text:span><text:span text:style-name="T61"> </text:span><text:span text:style-name="T64">must</text:span><text:span text:style-name="T61"> be incremented by one. <text:s/>Due the use of a sequence counter, the provisioning system </text:span><text:span text:style-name="T64">must</text:span><text:span text:style-name="T61"> honor the order of objects as defined by the issuer.</text:span></text:p>
      <text:p text:style-name="P60"/>
      <text:h text:style-name="Heading_20_2" text:outline-level="2"><text:bookmark text:name="__RefHeading__15343_972012461"/><text:reference-mark-start text:name="SKSAttestations"/>Attestations<text:bookmark-end text:name="__RefHeading__15343_972012461"/><text:reference-mark-end text:name="SKSAttestations"/></text:h>
      <text:p text:style-name="Text_20_body">Attestations created by the SKS are identical to MAC Operations where <text:span text:style-name="T2">MethodName</text:span> is set to <text:span text:style-name="T93">"DeviceAttestation"</text:span>.</text:p>
      <text:p text:style-name="Text_20_body"/>
      <text:h text:style-name="P187" text:outline-level="2"><text:bookmark text:name="__RefHeading__15345_972012461"/><text:reference-mark-start text:name="targ.key.ref"/>Target Key Reference<text:bookmark-end text:name="__RefHeading__15345_972012461"/><text:reference-mark-end text:name="targ.key.ref"/></text:h>
      <text:p text:style-name="Text_20_body">In order to perform post provisioning operations the issuer must provide evidence of ownership to keys. <text:s/><text:span text:style-name="T3">Target Key Reference </text:span>denotes a key management authorization signature scheme using <text:span text:style-name="T46">the </text:span><text:span text:style-name="CrossRef"><text:span text:style-name="T81"><text:reference-ref text:reference-format="text" text:ref-name="key.mgr.key">KeyManagementKey</text:reference-ref></text:span></text:span><text:span text:style-name="T46"> associated with the “owning” provisioning object of the target key (see </text:span><text:span text:style-name="CrossRef"><text:span text:style-name="T81"><text:reference-ref text:reference-format="text" text:ref-name="provisioning.objects">Provisioning Objects</text:reference-ref></text:span></text:span><text:span text:style-name="T46">) according to the following:</text:span></text:p>
      <text:p text:style-name="P81"><text:span text:style-name="T98"><text:tab/>Authorization</text:span><text:span text:style-name="T70"> = </text:span><text:span text:style-name="T2">Sign</text:span> (<text:span text:style-name="CrossRef"><text:span text:style-name="T81"><text:reference-ref text:reference-format="text" text:ref-name="key.mgr.key">KeyManagementKey</text:reference-ref></text:span></text:span><text:span text:style-name="CrossRef"><text:span text:style-name="T34"> </text:span></text:span><text:span text:style-name="CrossRef"><text:span text:style-name="T32">target</text:span></text:span><text:span text:style-name="CrossRef"><text:span text:style-name="T34"> </text:span></text:span>,<text:line-break/><text:tab/><text:tab/><text:tab/><text:span text:style-name="T93">"</text:span><text:span text:style-name="T98">TargetKeyReference"</text:span><text:span text:style-name="T45"> || </text:span><text:span text:style-name="CrossRef"><text:span text:style-name="T81"><text:reference-ref text:reference-format="text" text:ref-name="HMAC_SHA256">HMAC-SHA256</text:reference-ref></text:span></text:span> (<text:span text:style-name="CrossRef"><text:span text:style-name="T81"><text:reference-ref text:reference-format="text" text:ref-name="sess.key">SessionKey</text:reference-ref></text:span></text:span><text:span text:style-name="CrossRef"><text:span text:style-name="T170"> </text:span></text:span><text:span text:style-name="CrossRef"><text:span text:style-name="T32">current</text:span></text:span><text:span text:style-name="T66"> || </text:span><text:span text:style-name="CrossRef"><text:span text:style-name="T81"><text:reference-ref text:reference-format="text" text:ref-name="device.id">Device ID</text:reference-ref></text:span></text:span>, </text:p>
      <text:p text:style-name="P82"><text:span text:style-name="CrossRef"><text:span text:style-name="T81"><text:tab/><text:tab/><text:tab/><text:tab/></text:span></text:span><text:span text:style-name="CrossRef"><text:span text:style-name="T81"><text:reference-ref text:reference-format="text" text:ref-name="eecert">End-Entity Certificate</text:reference-ref></text:span></text:span><text:span text:style-name="CrossRef"><text:span text:style-name="T33"> </text:span></text:span><text:span text:style-name="CrossRef"><text:span text:style-name="T32">target</text:span></text:span><text:span text:style-name="CrossRef"><text:span text:style-name="T34"> </text:span></text:span>))</text:p>
      <text:p text:style-name="Text_20_body">Notes:</text:p>
      <text:list xml:id="list31335439" text:style-name="L1">
        <text:list-item>
          <text:p text:style-name="P166"><text:span text:style-name="T45">Sign</text:span><text:span text:style-name="T46"> </text:span><text:span text:style-name="T48">must</text:span><text:span text:style-name="T46"> use an </text:span><text:span text:style-name="CrossRef"><text:span text:style-name="T81"><text:reference-ref text:reference-format="text" text:ref-name="pkcs1">PKCS #1</text:reference-ref></text:span></text:span><text:span text:style-name="T46"> RSASSA signature for RSA keys and </text:span><text:span text:style-name="CrossRef"><text:span text:style-name="T81"><text:reference-ref text:reference-format="text" text:ref-name="ECDSA">ECDSA</text:reference-ref></text:span></text:span><text:span text:style-name="T46"> for EC keys with the </text:span><text:span text:style-name="T45">private key</text:span><text:span text:style-name="T46"> associated with </text:span><text:span text:style-name="T98">KeyManagementKey</text:span><text:span text:style-name="T46">, and utilizing </text:span><text:span text:style-name="CrossRef"><text:span text:style-name="T81"><text:reference-ref text:reference-format="text" text:ref-name="SHA256">SHA256</text:reference-ref></text:span></text:span><text:span text:style-name="T46"> as hash function</text:span></text:p>
        </text:list-item>
        <text:list-item>
          <text:p text:style-name="P166">An SKS <text:span text:style-name="T48">must</text:span><text:span text:style-name="T46"> verify that the signature validates with respect to the </text:span><text:span text:style-name="T45">public key</text:span><text:span text:style-name="T46"> (</text:span><text:span text:style-name="T98">KeyManagementKey</text:span><text:span text:style-name="T46">) as well as checking that </text:span><text:span text:style-name="CrossRef"><text:span text:style-name="T81"><text:reference-ref text:reference-format="text" text:ref-name="eecert">End-Entity Certificate</text:reference-ref></text:span></text:span><text:span text:style-name="T46"> matches </text:span><text:span text:style-name="T98">TargetKeyHandle</text:span></text:p>
        </text:list-item>
        <text:list-item>
          <text:p text:style-name="P166"><text:span text:style-name="T46">If a </text:span><text:span text:style-name="CrossRef"><text:span text:style-name="T81"><text:reference-ref text:reference-format="text" text:ref-name="key.mgr.key">KeyManagementKey</text:reference-ref></text:span></text:span><text:span text:style-name="T46"> is not present in the target key's provisioning object, the key is considered “not updatable” and the provisioning session </text:span><text:span text:style-name="T48">must</text:span><text:span text:style-name="T46"> be aborted</text:span></text:p>
        </text:list-item>
        <text:list-item>
          <text:p text:style-name="P166"><text:span text:style-name="T46">The provisioning session </text:span><text:span text:style-name="T48">must</text:span><text:span text:style-name="T46"> be aborted if the </text:span><text:span text:style-name="CrossRef"><text:span text:style-name="T81"><text:reference-ref text:reference-format="text" text:ref-name="privacy.enabled">PrivacyEnabled</text:reference-ref></text:span></text:span><text:span text:style-name="T46"> flag differs between the original and the updating session.</text:span></text:p>
        </text:list-item>
      </text:list>
      <text:h text:style-name="P164" text:outline-level="1"><text:bookmark text:name="__RefHeading__135131_2109382754"/>Detailed Operation<text:bookmark-end text:name="__RefHeading__135131_2109382754"/></text:h>
      <text:p text:style-name="P50">This chapter describes the SKS API in detail.</text:p>
      <text:h text:style-name="Heading_20_2" text:outline-level="2"><text:bookmark text:name="__RefHeading__15263_972012461"/><text:reference-mark-start text:name="datatypes"/>Data Types<text:bookmark-end text:name="__RefHeading__15263_972012461"/><text:reference-mark-end text:name="datatypes"/></text:h>
      <text:p text:style-name="Standard">The table below shows the data types used by the SKS API. <text:s/>Note that multi-byte integers <text:span text:style-name="T39">must</text:span> be stored in big-endian fashion whenever they are <text:span text:style-name="T2">serialized</text:span> like in <text:span text:style-name="CrossRef"><text:reference-ref text:reference-format="text" text:ref-name="MACOperations">MAC Operations</text:reference-ref></text:span>. <text:s/>Also s<text:span text:style-name="T90">ee </text:span><text:span text:style-name="CrossRef"><text:reference-ref text:reference-format="text" text:ref-name="method.list">Method List</text:reference-ref></text:span><text:span text:style-name="T90">.</text:spa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Type</text:p>
          </table:table-cell>
          <table:table-cell table:style-name="Table8.A1" office:value-type="string">
            <text:p text:style-name="P13">Length</text:p>
          </table:table-cell>
          <table:table-cell table:style-name="Table8.C1" office:value-type="string">
            <text:p text:style-name="P13">Description</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30">byte[<text:span text:style-name="T78">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row table:style-name="Table8.2">
          <table:table-cell table:style-name="Table8.A8" office:value-type="string">
            <text:p text:style-name="P3">id</text:p>
          </table:table-cell>
          <table:table-cell table:style-name="Table8.A8" office:value-type="string">
            <text:p text:style-name="P3">2 + length</text:p>
          </table:table-cell>
          <table:table-cell table:style-name="Table8.C8" office:value-type="string">
            <text:p text:style-name="P72">Special form of byte[<text:span text:style-name="T78"> </text:span>] which <text:span text:style-name="T82">must</text:span> contain an 1-32 byte string with a character set<text:span text:style-name="T81"> restricted to printable ASCII (0x21 - 0x7E)</text:span></text:p>
          </table:table-cell>
        </table:table-row>
        <table:table-row table:style-name="Table8.2">
          <table:table-cell table:style-name="Table8.A8" office:value-type="string">
            <text:p text:style-name="P3">uri</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CrossRef"><text:reference-ref text:reference-format="text" text:ref-name="URI">URI</text:reference-ref></text:span> which <text:span text:style-name="T39">must not</text:span> exceed 1000 bytes</text:p>
          </table:table-cell>
        </table:table-row>
        <table:table-row table:style-name="Table8.2">
          <table:table-cell table:style-name="Table8.A8" office:value-type="string">
            <text:p text:style-name="P3">string</text:p>
          </table:table-cell>
          <table:table-cell table:style-name="Table8.A8" office:value-type="string">
            <text:p text:style-name="P3">2 + length</text:p>
          </table:table-cell>
          <table:table-cell table:style-name="Table8.C8" office:value-type="string">
            <text:p text:style-name="Standard"><text:span text:style-name="CrossRef"><text:reference-ref text:reference-format="text" text:ref-name="utf8">UTF-8</text:reference-ref></text:span> encoded string with arbitrary content</text:p>
          </table:table-cell>
        </table:table-row>
      </table:table>
      <text:p text:style-name="Text_20_body"/>
      <text:p text:style-name="Text_20_body">If an array is followed by a number in brackets (byte[32]) it means that the array <text:span text:style-name="T38">must</text:span> be exactly of that length.</text:p>
      <text:p text:style-name="Text_20_body">Variables and literals that represent textual data <text:span text:style-name="T38">must</text:span> be <text:span text:style-name="CrossRef"><text:reference-ref text:reference-format="text" text:ref-name="utf8">UTF-8</text:reference-ref></text:span> encoded and <text:span text:style-name="T2">not</text:span> include terminating null characters; they are in this specification considered equivalent to <text:span text:style-name="T43">byte[</text:span><text:span text:style-name="T72"> </text:span><text:span text:style-name="T43">].</text:span></text:p>
      <text:p text:style-name="Text_20_body"><text:span text:style-name="T43">Note that length indicators are only applicable to </text:span><text:span text:style-name="T44">array objects</text:span><text:span text:style-name="T43"> when included in </text:span><text:span text:style-name="CrossRef"><text:reference-ref text:reference-format="text" text:ref-name="MACOperations">MAC Operations</text:reference-ref></text:span><text:span text:style-name="T43">, and when they are </text:span><text:span text:style-name="T44">serialized</text:span><text:span text:style-name="T43">.</text:span></text:p>
      <text:h text:style-name="P188" text:outline-level="2"><text:bookmark text:name="__RefHeading__15267_972012461"/><text:reference-mark-start text:name="ReturnValues"/>Return Values<text:bookmark-end text:name="__RefHeading__15267_972012461"/><text:reference-mark-end text:name="ReturnValues"/></text:h>
      <text:p text:style-name="Standard">All methods return a single-byte status code. <text:s/>In case return status is &lt;&gt; 0 there is an error and any expected succeeding values <text:span text:style-name="T38">must not</text:span> be read as they are not supposed to be available. <text:s/>Instead there <text:span text:style-name="T39">must</text:span> be a second return value containing a <text:span text:style-name="CrossRef"><text:reference-ref text:reference-format="text" text:ref-name="utf8">UTF-8</text:reference-ref></text:span> encoded description in <text:span text:style-name="T2">English</text:span> to be used for logging and debugging purposes as shown below:<text:span text:style-name="T5"><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Name</text:p>
          </table:table-cell>
          <table:table-cell table:style-name="Table6.A1" office:value-type="string">
            <text:p text:style-name="P13">Type</text:p>
          </table:table-cell>
          <table:table-cell table:style-name="Table6.C1" office:value-type="string">
            <text:p text:style-name="P13">Description</text:p>
          </table:table-cell>
        </table:table-row>
        <table:table-row table:style-name="Table6.2">
          <table:table-cell table:style-name="Table6.A2" office:value-type="string">
            <text:p text:style-name="P16">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16">ErrorString</text:p>
          </table:table-cell>
          <table:table-cell table:style-name="Table6.A2" office:value-type="string">
            <text:p text:style-name="P3">String</text:p>
          </table:table-cell>
          <table:table-cell table:style-name="Table6.C2" office:value-type="string">
            <text:p text:style-name="P2">A human-readable error-description with length &lt;= 2000 bytes</text:p>
          </table:table-cell>
        </table:table-row>
      </table:table>
      <text:p text:style-name="Text_20_body"><text:line-break/></text:p>
      <text:h text:style-name="Heading_20_2" text:outline-level="2"><text:bookmark text:name="__RefHeading__15269_972012461"/>Error Codes<text:bookmark-end text:name="__RefHeading__15269_972012461"/></text:h>
      <text:p text:style-name="Standard">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Name</text:p>
          </table:table-cell>
          <table:table-cell table:style-name="Table7.A1" office:value-type="string">
            <text:p text:style-name="P13">Value</text:p>
          </table:table-cell>
          <table:table-cell table:style-name="Table7.C1" office:value-type="string">
            <text:p text:style-name="P13">Description</text:p>
          </table:table-cell>
        </table:table-row>
        <table:table-row table:style-name="Table7.2">
          <table:table-cell table:style-name="Table7.A2" office:value-type="string">
            <text:p text:style-name="P16"><text:reference-mark-start text:name="auth.error"/>ERROR_AUTHORIZATION<text:reference-mark-end text:name="auth.error"/></text:p>
          </table:table-cell>
          <table:table-cell table:style-name="Table7.A2" office:value-type="string">
            <text:p text:style-name="P3">0x01</text:p>
          </table:table-cell>
          <table:table-cell table:style-name="Table7.C2" office:value-type="string">
            <text:p text:style-name="P2"><text:span text:style-name="CrossRef"><text:span text:style-name="T7">Non-fatal error returned when there is something wrong with a supplied <text:s/>PIN or PUK code. <text:s/>See </text:span></text:span><text:span text:style-name="CrossRef"><text:reference-ref text:reference-format="text" text:ref-name="getkeyprotectiondata">getKeyProtectionInfo</text:reference-ref></text:span><text:span text:style-name="CrossRef"><text:span text:style-name="T7"> </text:span></text:span></text:p>
          </table:table-cell>
        </table:table-row>
        <table:table-row table:style-name="Table7.2">
          <table:table-cell table:style-name="Table7.A2" office:value-type="string">
            <text:p text:style-name="P16"><text:reference-mark-start text:name="err.not.allowed"/>ERROR_NOT_ALLOWED<text:reference-mark-end text:name="err.not.allowed"/></text:p>
          </table:table-cell>
          <table:table-cell table:style-name="Table7.A2" office:value-type="string">
            <text:p text:style-name="P3">0x02</text:p>
          </table:table-cell>
          <table:table-cell table:style-name="Table7.C2" office:value-type="string">
            <text:p text:style-name="P2">Operation is not allowed</text:p>
          </table:table-cell>
        </table:table-row>
        <table:table-row table:style-name="Table7.2">
          <table:table-cell table:style-name="Table7.A2" office:value-type="string">
            <text:p text:style-name="P19">ERROR_STORAGE</text:p>
          </table:table-cell>
          <table:table-cell table:style-name="Table7.A2" office:value-type="string">
            <text:p text:style-name="P3">0x03</text:p>
          </table:table-cell>
          <table:table-cell table:style-name="Table7.C2" office:value-type="string">
            <text:p text:style-name="P2">No persistent storage available for the operation</text:p>
          </table:table-cell>
        </table:table-row>
        <table:table-row table:style-name="Table7.2">
          <table:table-cell table:style-name="Table7.A2" office:value-type="string">
            <text:p text:style-name="P19">ERROR_MAC</text:p>
          </table:table-cell>
          <table:table-cell table:style-name="Table7.A2" office:value-type="string">
            <text:p text:style-name="P3">0x04</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19">ERROR_CRYPTO</text:p>
          </table:table-cell>
          <table:table-cell table:style-name="Table7.A2" office:value-type="string">
            <text:p text:style-name="P3">0x05</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19">ERROR_NO_SESSION</text:p>
          </table:table-cell>
          <table:table-cell table:style-name="Table7.A2" office:value-type="string">
            <text:p text:style-name="P3">0x06</text:p>
          </table:table-cell>
          <table:table-cell table:style-name="Table7.C2" office:value-type="string">
            <text:p text:style-name="P2">Provisioning session not found</text:p>
          </table:table-cell>
        </table:table-row>
        <table:table-row table:style-name="Table7.2">
          <table:table-cell table:style-name="Table7.A2" office:value-type="string">
            <text:p text:style-name="P19">ERROR_NO_KEY</text:p>
          </table:table-cell>
          <table:table-cell table:style-name="Table7.A2" office:value-type="string">
            <text:p text:style-name="P3">0x07</text:p>
          </table:table-cell>
          <table:table-cell table:style-name="Table7.C2" office:value-type="string">
            <text:p text:style-name="P2">Key not found</text:p>
          </table:table-cell>
        </table:table-row>
        <table:table-row table:style-name="Table7.2">
          <table:table-cell table:style-name="Table7.A2" office:value-type="string">
            <text:p text:style-name="P19">ERROR_ALGORITHM</text:p>
          </table:table-cell>
          <table:table-cell table:style-name="Table7.A2" office:value-type="string">
            <text:p text:style-name="P3">0x08</text:p>
          </table:table-cell>
          <table:table-cell table:style-name="Table7.C2" office:value-type="string">
            <text:p text:style-name="P2">Unknown or non-matching algorithm</text:p>
          </table:table-cell>
        </table:table-row>
        <table:table-row table:style-name="Table7.2">
          <table:table-cell table:style-name="Table7.A2" office:value-type="string">
            <text:p text:style-name="P19">ERROR_OPTION</text:p>
          </table:table-cell>
          <table:table-cell table:style-name="Table7.A2" office:value-type="string">
            <text:p text:style-name="P3">0x09</text:p>
          </table:table-cell>
          <table:table-cell table:style-name="Table7.C2" office:value-type="string">
            <text:p text:style-name="P2">Invalid or unsupported option</text:p>
          </table:table-cell>
        </table:table-row>
        <table:table-row table:style-name="Table7.2">
          <table:table-cell table:style-name="Table7.A2" office:value-type="string">
            <text:p text:style-name="P19">ERROR_INTERNAL</text:p>
          </table:table-cell>
          <table:table-cell table:style-name="Table7.A2" office:value-type="string">
            <text:p text:style-name="P3">0x0A</text:p>
          </table:table-cell>
          <table:table-cell table:style-name="Table7.C2" office:value-type="string">
            <text:p text:style-name="P2">Internal error</text:p>
          </table:table-cell>
        </table:table-row>
        <table:table-row table:style-name="Table7.2">
          <table:table-cell table:style-name="Table7.A2" office:value-type="string">
            <text:p text:style-name="P19">ERROR_EXTERNAL</text:p>
          </table:table-cell>
          <table:table-cell table:style-name="Table7.A2" office:value-type="string">
            <text:p text:style-name="P3">0x0B</text:p>
          </table:table-cell>
          <table:table-cell table:style-name="Table7.C2" office:value-type="string">
            <text:p text:style-name="P2">External error like communication link failure</text:p>
          </table:table-cell>
        </table:table-row>
        <table:table-row table:style-name="Table7.2">
          <table:table-cell table:style-name="Table7.A2" office:value-type="string">
            <text:p text:style-name="P19">ERROR_USER_ABORT</text:p>
          </table:table-cell>
          <table:table-cell table:style-name="Table7.A2" office:value-type="string">
            <text:p text:style-name="P3">0x0C</text:p>
          </table:table-cell>
          <table:table-cell table:style-name="Table7.C2" office:value-type="string">
            <text:p text:style-name="P2">User aborted PIN input or similar</text:p>
          </table:table-cell>
        </table:table-row>
        <table:table-row table:style-name="Table7.2">
          <table:table-cell table:style-name="Table7.A2" office:value-type="string">
            <text:p text:style-name="P19">ERROR_NOT_AVAILABLE</text:p>
          </table:table-cell>
          <table:table-cell table:style-name="Table7.A2" office:value-type="string">
            <text:p text:style-name="P3">0x0D</text:p>
          </table:table-cell>
          <table:table-cell table:style-name="Table7.C2" office:value-type="string">
            <text:p text:style-name="P2">External error when a requested SKS is unavailable</text:p>
          </table:table-cell>
        </table:table-row>
      </table:table>
      <text:p text:style-name="P137"/>
      <text:h text:style-name="Heading_20_2" text:outline-level="2"><text:bookmark text:name="__RefHeading__135133_2109382754"/><text:reference-mark-start text:name="method.list"/>Method List<text:bookmark-end text:name="__RefHeading__135133_2109382754"/><text:reference-mark-end text:name="method.list"/></text:h>
      <text:p text:style-name="P138"><text:span text:style-name="T90">This section provides a list of the SKS methods. <text:s/>The number in square brackets denotes the </text:span><text:span text:style-name="T3">decimal value</text:span><text:span text:style-name="T90"> used to identify the method in a call. <text:s/>Method calls are formatted as strings of bytes where the first byte holds the method ID and the succeeding bytes the applicable argument data. <text:s/></text:span><text:span text:style-name="CrossRef"><text:span text:style-name="T92"><text:reference-ref text:reference-format="text" text:ref-name="user.api">User API</text:reference-ref></text:span></text:span><text:span text:style-name="T90"> methods have method IDs <text:s/></text:span>≥ 100.<text:line-break/></text:p>
      <table:table table:name="Table120" table:style-name="Table120">
        <table:table-column table:style-name="Table120.A"/>
        <table:table-row>
          <table:table-cell table:style-name="Table120.A1" office:value-type="string">
            <text:p text:style-name="P126"><text:span text:style-name="T167">Note: The described API is adapted for an SKS using low-level byte-streams for communication. <text:s/>However, the SKS design is equally applicable to API schemes using high-level objects and exceptions. <text:s/>The only thing that </text:span><text:span text:style-name="T38">must</text:span><text:span text:style-name="T167"> remain intact are the cryptographic operations including how objects are represented in MACs.</text:span></text:p>
          </table:table-cell>
        </table:table-row>
      </table:table>
      <text:p text:style-name="Text_20_body"/>
      <text:p text:style-name="P137"/>
      <text:p text:style-name="P139">Note that a <text:span text:style-name="T101">KeyHandle</text:span> in this specification always refers to a <text:span text:style-name="T2">key entry</text:span>. <text:s/>See <text:span text:style-name="CrossRef"><text:span text:style-name="T162"><text:reference-ref text:reference-format="text" text:ref-name="key.entries">Key Entries</text:reference-ref></text:span></text:span>.</text:p>
      <text:h text:style-name="P191" text:outline-level="3"><text:bookmark text:name="__RefHeading__15271_972012461"/><text:reference-mark-start text:name="getDeviceData"/>getDeviceInfo<text:reference-mark-end text:name="getDeviceData"/> [1]<text:bookmark-end text:name="__RefHeading__15271_972012461"/></text:h>
      <text:p text:style-name="Text_20_body">Input</text:p>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3">Name</text:p>
          </table:table-cell>
          <table:table-cell table:style-name="Table48.A1" office:value-type="string">
            <text:p text:style-name="P13">Type</text:p>
          </table:table-cell>
          <table:table-cell table:style-name="Table48.C1" office:value-type="string">
            <text:p text:style-name="P13">Description</text:p>
          </table:table-cell>
        </table:table-row>
        <table:table-row table:style-name="Table48.2">
          <table:table-cell table:style-name="Table48.A2" table:number-columns-spanned="3" office:value-type="string">
            <text:p text:style-name="P99">This method does not have any input arguments</text:p>
          </table:table-cell>
          <table:covered-table-cell/>
          <table:covered-table-cell/>
        </table:table-row>
      </table:table>
      <text:p text:style-name="Text_20_body"/>
      <text:p text:style-name="Text_20_body">Output</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3">Name</text:p>
          </table:table-cell>
          <table:table-cell table:style-name="Table49.A1" office:value-type="string">
            <text:p text:style-name="P13">Type</text:p>
          </table:table-cell>
          <table:table-cell table:style-name="Table49.C1" office:value-type="string">
            <text:p text:style-name="P13">Description</text:p>
          </table:table-cell>
        </table:table-row>
        <table:table-row table:style-name="Table49.2">
          <table:table-cell table:style-name="Table49.A2" office:value-type="string">
            <text:p text:style-name="P16">Status</text:p>
          </table:table-cell>
          <table:table-cell table:style-name="Table49.A2" office:value-type="string">
            <text:p text:style-name="P3">byte</text:p>
          </table:table-cell>
          <table:table-cell table:style-name="Table49.C2" office:value-type="string">
            <text:p text:style-name="P2">See <text:span text:style-name="CrossRef"><text:reference-ref text:reference-format="text" text:ref-name="ReturnValues">Return Values</text:reference-ref></text:span></text:p>
          </table:table-cell>
        </table:table-row>
        <table:table-row table:style-name="Table49.2">
          <table:table-cell table:style-name="Table49.A2" office:value-type="string">
            <text:p text:style-name="P16">APILevel</text:p>
          </table:table-cell>
          <table:table-cell table:style-name="Table49.A2" office:value-type="string">
            <text:p text:style-name="P3">short</text:p>
          </table:table-cell>
          <table:table-cell table:style-name="Table49.C2" office:value-type="string">
            <text:p text:style-name="P2">100 (1.00) =&gt; <text:s/>Applies to <text:span text:style-name="T2">this</text:span> API specification</text:p>
          </table:table-cell>
        </table:table-row>
        <table:table-row table:style-name="Table49.2">
          <table:table-cell table:style-name="Table49.A2" office:value-type="string">
            <text:p text:style-name="P16">DeviceType</text:p>
          </table:table-cell>
          <table:table-cell table:style-name="Table49.A2" office:value-type="string">
            <text:p text:style-name="P3">byte</text:p>
          </table:table-cell>
          <table:table-cell table:style-name="Table49.C2" office:value-type="string">
            <text:p text:style-name="P2">Holds basic device data. <text:s/>See <text:span text:style-name="CrossRef"><text:reference-ref text:reference-format="text" text:ref-name="dev.type">DeviceType</text:reference-ref></text:span></text:p>
          </table:table-cell>
        </table:table-row>
        <table:table-row table:style-name="Table49.2">
          <table:table-cell table:style-name="Table49.A2" office:value-type="string">
            <text:p text:style-name="P16"><text:reference-mark-start text:name="upd.url"/>UpdateURL<text:reference-mark-end text:name="upd.url"/></text:p>
          </table:table-cell>
          <table:table-cell table:style-name="Table49.A2" office:value-type="string">
            <text:p text:style-name="P3">uri</text:p>
          </table:table-cell>
          <table:table-cell table:style-name="Table49.C2" office:value-type="string">
            <text:p text:style-name="P2">HTTP or HTTPS URL pointing to a firmware update service or a zero length array. <text:s/>See <text:span text:style-name="CrossRef"><text:reference-ref text:reference-format="text" text:ref-name="upd.frm">updateFirmware</text:reference-ref></text:span></text:p>
          </table:table-cell>
        </table:table-row>
        <table:table-row table:style-name="Table49.2">
          <table:table-cell table:style-name="Table49.A2" office:value-type="string">
            <text:p text:style-name="P16">VendorName</text:p>
          </table:table-cell>
          <table:table-cell table:style-name="Table49.A2" office:value-type="string">
            <text:p text:style-name="P12">string</text:p>
          </table:table-cell>
          <table:table-cell table:style-name="Table49.C2" office:value-type="string">
            <text:p text:style-name="P2">String of 1-128 <text:span text:style-name="T2">characters</text:span> holding the name of the vendor</text:p>
          </table:table-cell>
        </table:table-row>
        <table:table-row table:style-name="Table49.2">
          <table:table-cell table:style-name="Table49.A2" office:value-type="string">
            <text:p text:style-name="P16">VendorDescription</text:p>
          </table:table-cell>
          <table:table-cell table:style-name="Table49.A2" office:value-type="string">
            <text:p text:style-name="P3">string</text:p>
          </table:table-cell>
          <table:table-cell table:style-name="Table49.C2" office:value-type="string">
            <text:p text:style-name="P2">String of 1-1000 <text:span text:style-name="T2">characters</text:span> holding a vendor description of the SKS device</text:p>
          </table:table-cell>
        </table:table-row>
        <table:table-row table:style-name="Table49.2">
          <table:table-cell table:style-name="Table49.A2" office:value-type="string">
            <text:p text:style-name="P16">PathLength</text:p>
          </table:table-cell>
          <table:table-cell table:style-name="Table49.A2" office:value-type="string">
            <text:p text:style-name="P3">short</text:p>
          </table:table-cell>
          <table:table-cell table:style-name="Table49.C2" office:value-type="string">
            <text:p text:style-name="P2">Non-zero value holding the number of <text:span text:style-name="T93">X509Certificate</text:span> objects</text:p>
          </table:table-cell>
        </table:table-row>
        <table:table-row table:style-name="Table49.2">
          <table:table-cell table:style-name="Table49.A2" office:value-type="string">
            <text:p text:style-name="P16">X509Certificate...</text:p>
          </table:table-cell>
          <table:table-cell table:style-name="Table49.A2" office:value-type="string">
            <text:p text:style-name="P3">byte<text:span text:style-name="T77">⁮[</text:span><text:span text:style-name="T79"> </text:span><text:span text:style-name="T77">]</text:span></text:p>
          </table:table-cell>
          <table:table-cell table:style-name="Table49.C2" office:value-type="string">
            <text:p text:style-name="P84"><text:span text:style-name="T90">DER encoded </text:span><text:span text:style-name="CrossRef"><text:reference-ref text:reference-format="text" text:ref-name="X.509">X.509</text:reference-ref></text:span><text:span text:style-name="T90"> certificate object</text:span> <text:span text:style-name="T2">repeated</text:span> as defined by <text:span text:style-name="T93">PathLength</text:span></text:p>
          </table:table-cell>
        </table:table-row>
        <table:table-row table:style-name="Table49.2">
          <table:table-cell table:style-name="Table49.A2" office:value-type="string">
            <text:p text:style-name="P16">SupportedAlgorithms</text:p>
          </table:table-cell>
          <table:table-cell table:style-name="Table49.A2" office:value-type="string">
            <text:p text:style-name="P3">short</text:p>
          </table:table-cell>
          <table:table-cell table:style-name="Table49.C2" office:value-type="string">
            <text:p text:style-name="Standard">Non-zero value holding the number of <text:span text:style-name="T101">SupportedAlgorithm</text:span> objects</text:p>
          </table:table-cell>
        </table:table-row>
        <table:table-row table:style-name="Table49.2">
          <table:table-cell table:style-name="Table49.A2" office:value-type="string">
            <text:p text:style-name="P16">SupportedAlgorithm...</text:p>
          </table:table-cell>
          <table:table-cell table:style-name="Table49.A2" office:value-type="string">
            <text:p text:style-name="P3">uri</text:p>
          </table:table-cell>
          <table:table-cell table:style-name="Table49.C2" office:value-type="string">
            <text:p text:style-name="Standard">Algorithm URI<text:span text:style-name="T46"> </text:span><text:span text:style-name="T44">repeated </text:span><text:span text:style-name="T47">as defined by</text:span><text:span text:style-name="T81"> </text:span><text:span text:style-name="T98">Supported</text:span><text:span text:style-name="T101">Algorithms</text:span>.<text:line-break/>See <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6">CryptoDataSize</text:p>
          </table:table-cell>
          <table:table-cell table:style-name="Table49.A2" office:value-type="string">
            <text:p text:style-name="P3">int</text:p>
          </table:table-cell>
          <table:table-cell table:style-name="Table49.C2" office:value-type="string">
            <text:p text:style-name="P27">Maximum number of bytes in the <text:span text:style-name="T101">Data</text:span> argument of cryptographic methods</text:p>
          </table:table-cell>
        </table:table-row>
        <table:table-row table:style-name="Table49.2">
          <table:table-cell table:style-name="Table49.A2" office:value-type="string">
            <text:p text:style-name="P16">ExtensionDataSize</text:p>
          </table:table-cell>
          <table:table-cell table:style-name="Table49.A2" office:value-type="string">
            <text:p text:style-name="P3">int</text:p>
          </table:table-cell>
          <table:table-cell table:style-name="Table49.C2" office:value-type="string">
            <text:p text:style-name="Standard"><text:span text:style-name="T43">Maximum size of </text:span><text:span text:style-name="CrossRef"><text:span text:style-name="T43"><text:reference-ref text:reference-format="text" text:ref-name="extensiondata">ExtensionData</text:reference-ref></text:span></text:span> objects</text:p>
          </table:table-cell>
        </table:table-row>
        <table:table-row table:style-name="Table49.2">
          <table:table-cell table:style-name="Table49.A2" office:value-type="string">
            <text:p text:style-name="P16">DevicePINSupport</text:p>
          </table:table-cell>
          <table:table-cell table:style-name="Table49.A2" office:value-type="string">
            <text:p text:style-name="P3">bool</text:p>
          </table:table-cell>
          <table:table-cell table:style-name="Table49.C2" office:value-type="string">
            <text:p text:style-name="Standard">True if the SKS supports a device PIN.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6">BiometricSupport</text:p>
          </table:table-cell>
          <table:table-cell table:style-name="Table49.A2" office:value-type="string">
            <text:p text:style-name="P3">bool</text:p>
          </table:table-cell>
          <table:table-cell table:style-name="Table49.C2" office:value-type="string">
            <text:p text:style-name="Standard">True if the SKS supports biometric authentication options. <text:s/>See<text:line-break/><text:span text:style-name="CrossRef"><text:reference-ref text:reference-format="text" text:ref-name="biometricoption">Biometric Protection</text:reference-ref></text:span><text:span text:style-name="CrossRef"> </text:span></text:p>
          </table:table-cell>
        </table:table-row>
      </table:table>
      <text:p text:style-name="P50"/>
      <text:p text:style-name="P50"><text:span text:style-name="T104">getDeviceData</text:span> lists the core characteristics of an SKS which is used by provisioning schemes like <text:span text:style-name="CrossRef"><text:reference-ref text:reference-format="text" text:ref-name="keygen2">KeyGen2</text:reference-ref></text:span>.</text:p>
      <text:p text:style-name="Text_20_body"><text:span text:style-name="T52">The </text:span><text:span text:style-name="T101">X509Certificate</text:span><text:span text:style-name="T52"> objects </text:span><text:span text:style-name="T57">must</text:span><text:span text:style-name="T52"> form an </text:span><text:span text:style-name="T45">ordered</text:span><text:span text:style-name="T46"> and </text:span><text:span text:style-name="T45">contiguous </text:span><text:span text:style-name="T46">certificate </text:span><text:span text:style-name="T52">path so that the </text:span><text:span text:style-name="T45">first</text:span><text:span text:style-name="T52"> object contains the actual SKS </text:span><text:span text:style-name="CrossRef"><text:reference-ref text:reference-format="text" text:ref-name="devcert">Device Certificate</text:reference-ref></text:span><text:span text:style-name="T52">. <text:s/>The</text:span><text:span text:style-name="T114"> path </text:span><text:span text:style-name="T52">does though not have to be complete (include all upper-level CAs).</text:span></text:p>
      <text:p text:style-name="Text_20_body">A compliant SKS <text:span text:style-name="T38">must</text:span> support <text:span text:style-name="CrossRef"><text:span text:style-name="T43"><text:reference-ref text:reference-format="text" text:ref-name="extensiondata">ExtensionData</text:reference-ref></text:span></text:span> objects with a size of at least 65536 bytes.</text:p>
      <text:p text:style-name="Text_20_body">A compliant SKS <text:span text:style-name="T38">must</text:span> support a <text:reference-mark-start text:name="cryptodatasize"/><text:span text:style-name="T101">CryptoDataSize</text:span><text:reference-mark-end text:name="cryptodatasize"/> of at least 16384 bytes.</text:p>
      <text:p text:style-name="P42"/>
      <text:p text:style-name="P107"/>
      <text:p text:style-name="P42"/>
      <text:p text:style-name="P42"/>
      <text:p text:style-name="P109">Continued on the next page...</text:p>
      <text:p text:style-name="P110"><text:reference-mark-start text:name="dev.type"/><text:span text:style-name="T105">DeviceType</text:span><text:reference-mark-end text:name="dev.type"/> contains a set of fields according to the following table:<text:line-break/></text:p>
      <table:table table:name="Table119" table:style-name="Table119">
        <table:table-column table:style-name="Table119.A"/>
        <table:table-column table:style-name="Table119.B"/>
        <table:table-column table:style-name="Table119.C"/>
        <table:table-column table:style-name="Table119.D"/>
        <table:table-row table:style-name="Table119.1">
          <table:table-cell table:style-name="Table119.A1" office:value-type="string">
            <text:p text:style-name="P13">Bit</text:p>
          </table:table-cell>
          <table:table-cell table:style-name="Table119.A1" office:value-type="string">
            <text:p text:style-name="P13">Value</text:p>
          </table:table-cell>
          <table:table-cell table:style-name="Table119.A1" office:value-type="string">
            <text:p text:style-name="P13">Label</text:p>
          </table:table-cell>
          <table:table-cell table:style-name="Table119.D1" office:value-type="string">
            <text:p text:style-name="P13">Description</text:p>
          </table:table-cell>
        </table:table-row>
        <table:table-row table:style-name="Table119.2">
          <table:table-cell table:style-name="Table119.A2" table:number-rows-spanned="4" office:value-type="string">
            <text:p text:style-name="P30">0‑1</text:p>
          </table:table-cell>
          <table:table-cell table:style-name="Table119.A2" office:value-type="string">
            <text:p text:style-name="P30">0x00</text:p>
          </table:table-cell>
          <table:table-cell table:style-name="Table119.C2" office:value-type="string">
            <text:p text:style-name="P18">LOCATION_EXTERNAL</text:p>
          </table:table-cell>
          <table:table-cell table:style-name="Table119.D2" office:value-type="string">
            <text:p text:style-name="Table_20_Contents">Connected device</text:p>
          </table:table-cell>
        </table:table-row>
        <table:table-row table:style-name="Table119.2">
          <table:covered-table-cell/>
          <table:table-cell table:style-name="Table119.A2" office:value-type="string">
            <text:p text:style-name="P30">0x01</text:p>
          </table:table-cell>
          <table:table-cell table:style-name="Table119.A2" office:value-type="string">
            <text:p text:style-name="P18">LOCATION_EMBEDDED</text:p>
          </table:table-cell>
          <table:table-cell table:style-name="Table119.D2" office:value-type="string">
            <text:p text:style-name="Table_20_Contents">Embedded in the client platform</text:p>
          </table:table-cell>
        </table:table-row>
        <table:table-row table:style-name="Table119.2">
          <table:covered-table-cell/>
          <table:table-cell table:style-name="Table119.A2" office:value-type="string">
            <text:p text:style-name="P30">0x02</text:p>
          </table:table-cell>
          <table:table-cell table:style-name="Table119.A2" office:value-type="string">
            <text:p text:style-name="P18">LOCATION_SOCKETED</text:p>
          </table:table-cell>
          <table:table-cell table:style-name="Table119.D2" office:value-type="string">
            <text:p text:style-name="Table_20_Contents">Mounted inside a socket</text:p>
          </table:table-cell>
        </table:table-row>
        <table:table-row table:style-name="Table119.2">
          <table:covered-table-cell/>
          <table:table-cell table:style-name="Table119.A2" office:value-type="string">
            <text:p text:style-name="P30">0x03</text:p>
          </table:table-cell>
          <table:table-cell table:style-name="Table119.A2" office:value-type="string">
            <text:p text:style-name="P18">LOCATION_SIM</text:p>
          </table:table-cell>
          <table:table-cell table:style-name="Table119.D2" office:value-type="string">
            <text:p text:style-name="Table_20_Contents">SIM/USIM card</text:p>
          </table:table-cell>
        </table:table-row>
        <table:table-row table:style-name="Table119.2">
          <table:table-cell table:style-name="Table119.A2" table:number-rows-spanned="4" office:value-type="string">
            <text:p text:style-name="P30">2‑3</text:p>
          </table:table-cell>
          <table:table-cell table:style-name="Table119.A2" office:value-type="string">
            <text:p text:style-name="P30">0x00</text:p>
          </table:table-cell>
          <table:table-cell table:style-name="Table119.A2" office:value-type="string">
            <text:p text:style-name="P18">TYPE_SOFTWARE</text:p>
          </table:table-cell>
          <table:table-cell table:style-name="Table119.D2" office:value-type="string">
            <text:p text:style-name="Table_20_Contents">Software implementation</text:p>
          </table:table-cell>
        </table:table-row>
        <table:table-row table:style-name="Table119.2">
          <table:covered-table-cell/>
          <table:table-cell table:style-name="Table119.A2" office:value-type="string">
            <text:p text:style-name="P30">0x04</text:p>
          </table:table-cell>
          <table:table-cell table:style-name="Table119.A2" office:value-type="string">
            <text:p text:style-name="P18">TYPE_HARDWARE</text:p>
          </table:table-cell>
          <table:table-cell table:style-name="Table119.D2" office:value-type="string">
            <text:p text:style-name="Table_20_Contents">Unqualified hardware implementation</text:p>
          </table:table-cell>
        </table:table-row>
        <table:table-row table:style-name="Table119.2">
          <table:covered-table-cell/>
          <table:table-cell table:style-name="Table119.A2" office:value-type="string">
            <text:p text:style-name="P30">0x08</text:p>
          </table:table-cell>
          <table:table-cell table:style-name="Table119.A2" office:value-type="string">
            <text:p text:style-name="P18">TYPE_HSM</text:p>
          </table:table-cell>
          <table:table-cell table:style-name="Table119.D2" office:value-type="string">
            <text:p text:style-name="Table_20_Contents">Hardware Security Module</text:p>
          </table:table-cell>
        </table:table-row>
        <table:table-row table:style-name="Table119.2">
          <table:covered-table-cell/>
          <table:table-cell table:style-name="Table119.A2" office:value-type="string">
            <text:p text:style-name="P30">0x0C</text:p>
          </table:table-cell>
          <table:table-cell table:style-name="Table119.A2" office:value-type="string">
            <text:p text:style-name="P18">TYPE_CPU</text:p>
          </table:table-cell>
          <table:table-cell table:style-name="Table119.D2" office:value-type="string">
            <text:p text:style-name="Table_20_Contents">Implemented inside of the main CPU</text:p>
          </table:table-cell>
        </table:table-row>
        <table:table-row table:style-name="Table119.2">
          <table:table-cell table:style-name="Table119.A2" office:value-type="string">
            <text:p text:style-name="P30">4‑7</text:p>
          </table:table-cell>
          <table:table-cell table:style-name="Table119.A2" office:value-type="string">
            <text:p text:style-name="P30">-</text:p>
          </table:table-cell>
          <table:table-cell table:style-name="Table119.A2" office:value-type="string">
            <text:p text:style-name="P29">-</text:p>
          </table:table-cell>
          <table:table-cell table:style-name="Table119.D2" office:value-type="string">
            <text:p text:style-name="P30">-</text:p>
          </table:table-cell>
        </table:table-row>
      </table:table>
      <text:p text:style-name="P101"/>
      <text:h text:style-name="P191" text:outline-level="3"><text:bookmark text:name="__RefHeading__15273_972012461"/><text:reference-mark-start text:name="createProvisioningSession"/>createProvisioningSession<text:reference-mark-end text:name="createProvisioningSession"/> [2]<text:bookmark-end text:name="__RefHeading__15273_97201246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Name</text:p>
          </table:table-cell>
          <table:table-cell table:style-name="Table1.A1" office:value-type="string">
            <text:p text:style-name="P13">Type</text:p>
          </table:table-cell>
          <table:table-cell table:style-name="Table1.C1" office:value-type="string">
            <text:p text:style-name="P13">Description</text:p>
          </table:table-cell>
        </table:table-row>
        <table:table-row table:style-name="Table1.2">
          <table:table-cell table:style-name="Table1.A2" office:value-type="string">
            <text:p text:style-name="P16"><text:reference-mark-start text:name="sess.key.alg"/>SessionKeyAlgorithm<text:reference-mark-end text:name="sess.key.alg"/></text:p>
          </table:table-cell>
          <table:table-cell table:style-name="Table1.A2" office:value-type="string">
            <text:p text:style-name="P3">uri</text:p>
          </table:table-cell>
          <table:table-cell table:style-name="Table1.C2" office:value-type="string">
            <text:p text:style-name="P2">Session creation algorithm URI. <text:s/>See next page</text:p>
          </table:table-cell>
        </table:table-row>
        <table:table-row table:style-name="Table1.2">
          <table:table-cell table:style-name="Table1.A2" office:value-type="string">
            <text:p text:style-name="P16"><text:reference-mark-start text:name="privacy.enabled"/>PrivacyEnabled<text:reference-mark-end text:name="privacy.enabled"/></text:p>
          </table:table-cell>
          <table:table-cell table:style-name="Table1.A2" office:value-type="string">
            <text:p text:style-name="P3">bool</text:p>
          </table:table-cell>
          <table:table-cell table:style-name="Table1.C2" office:value-type="string">
            <text:p text:style-name="P2">If true the PEP (<text:span text:style-name="CrossRef"><text:span text:style-name="T81"><text:reference-ref text:reference-format="text" text:ref-name="pep">Privacy Enabled Provisioning</text:reference-ref></text:span></text:span>) mode <text:span text:style-name="T39">must</text:span> be honored</text:p>
          </table:table-cell>
        </table:table-row>
        <table:table-row table:style-name="Table1.2">
          <table:table-cell table:style-name="Table1.A2" office:value-type="string">
            <text:p text:style-name="P16"><text:reference-mark-start text:name="srv.sess.id"/>ServerSessionID<text:reference-mark-end text:name="srv.sess.id"/></text:p>
          </table:table-cell>
          <table:table-cell table:style-name="Table1.A2" office:value-type="string">
            <text:p text:style-name="P3">id</text:p>
          </table:table-cell>
          <table:table-cell table:style-name="Table1.C2" office:value-type="string">
            <text:p text:style-name="P2">Server-created provisioning ID which <text:span text:style-name="T38">should</text:span> be unique for each session</text:p>
          </table:table-cell>
        </table:table-row>
        <table:table-row table:style-name="Table1.2">
          <table:table-cell table:style-name="Table1.A2" office:value-type="string">
            <text:p text:style-name="P16">ServerEphemeralKey</text:p>
          </table:table-cell>
          <table:table-cell table:style-name="Table1.A2" office:value-type="string">
            <text:p text:style-name="P3">byte[<text:span text:style-name="T78"> </text:span>]</text:p>
          </table:table-cell>
          <table:table-cell table:style-name="Table1.C2" office:value-type="string">
            <text:p text:style-name="P27"><text:span text:style-name="T43">Server-created ephemeral ECDH key</text:span>. <text:s/>See <text:span text:style-name="CrossRef"><text:span text:style-name="T81"><text:reference-ref text:reference-format="text" text:ref-name="iisuer.puk.key">ServerEphemeralKey</text:reference-ref></text:span></text:span></text:p>
          </table:table-cell>
        </table:table-row>
        <table:table-row table:style-name="Table1.2">
          <table:table-cell table:style-name="Table1.A2" office:value-type="string">
            <text:p text:style-name="P16">IssuerURI</text:p>
          </table:table-cell>
          <table:table-cell table:style-name="Table1.A2" office:value-type="string">
            <text:p text:style-name="P3">uri</text:p>
          </table:table-cell>
          <table:table-cell table:style-name="Table1.C2" office:value-type="string">
            <text:p text:style-name="P2">URI associated with the issuer. <text:s/>See <text:span text:style-name="CrossRef"><text:span text:style-name="T81"><text:reference-ref text:reference-format="text" text:ref-name="issueruri">IssuerURI</text:reference-ref></text:span></text:span></text:p>
          </table:table-cell>
        </table:table-row>
        <table:table-row table:style-name="Table1.2">
          <table:table-cell table:style-name="Table1.A2" office:value-type="string">
            <text:p text:style-name="P16">KeyManagementKey</text:p>
          </table:table-cell>
          <table:table-cell table:style-name="Table1.A2" office:value-type="string">
            <text:p text:style-name="P3">byte[<text:span text:style-name="T78"> </text:span>]</text:p>
          </table:table-cell>
          <table:table-cell table:style-name="Table1.C2" office:value-type="string">
            <text:p text:style-name="P2">Key management key or zero length array. <text:s/>See <text:span text:style-name="CrossRef"><text:span text:style-name="T81"><text:reference-ref text:reference-format="text" text:ref-name="key.mgr.key">KeyManagementKey</text:reference-ref></text:span></text:span></text:p>
          </table:table-cell>
        </table:table-row>
        <table:table-row table:style-name="Table1.2">
          <table:table-cell table:style-name="Table1.A2" office:value-type="string">
            <text:p text:style-name="P16">ClientTime</text:p>
          </table:table-cell>
          <table:table-cell table:style-name="Table1.A2" office:value-type="string">
            <text:p text:style-name="P3">int</text:p>
          </table:table-cell>
          <table:table-cell table:style-name="Table1.C2" office:value-type="string">
            <text:p text:style-name="P2">Locally acquired time in UNIX “epoch” format in <text:span text:style-name="T2">seconds. <text:s/>See </text:span><text:span text:style-name="CrossRef"><text:span text:style-name="T81"><text:reference-ref text:reference-format="text" text:ref-name="client.time">ClientTime</text:reference-ref></text:span></text:span></text:p>
          </table:table-cell>
        </table:table-row>
        <table:table-row table:style-name="Table1.2">
          <table:table-cell table:style-name="Table1.A2" office:value-type="string">
            <text:p text:style-name="P16">SessionLifeTime</text:p>
          </table:table-cell>
          <table:table-cell table:style-name="Table1.A2" office:value-type="string">
            <text:p text:style-name="P3">int</text:p>
          </table:table-cell>
          <table:table-cell table:style-name="Table1.C2" office:value-type="string">
            <text:p text:style-name="P2">Validity of the provisioning session in seconds. <text:s/>See <text:span text:style-name="CrossRef"><text:span text:style-name="T81"><text:reference-ref text:reference-format="text" text:ref-name="sess.life.time">SessionLifeTime</text:reference-ref></text:span></text:span></text:p>
          </table:table-cell>
        </table:table-row>
        <table:table-row table:style-name="Table1.2">
          <table:table-cell table:style-name="Table1.A2" office:value-type="string">
            <text:p text:style-name="P102">SessionKeyLimit</text:p>
          </table:table-cell>
          <table:table-cell table:style-name="Table1.A2" office:value-type="string">
            <text:p text:style-name="P3">short</text:p>
          </table:table-cell>
          <table:table-cell table:style-name="Table1.C2" office:value-type="string">
            <text:p text:style-name="P2">Upper limit of<text:span text:style-name="T42"> </text:span><text:span text:style-name="T93">SessionKey</text:span><text:span text:style-name="T42"> operations. <text:s/></text:span><text:span text:style-name="CrossRef"><text:span text:style-name="T8">See </text:span></text:span><text:span text:style-name="CrossRef"><text:reference-ref text:reference-format="text" text:ref-name="sess.key.op">SessionKeyLimit</text:reference-ref></text:span></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Name</text:p>
          </table:table-cell>
          <table:table-cell table:style-name="Table3.A1" office:value-type="string">
            <text:p text:style-name="P13">Type</text:p>
          </table:table-cell>
          <table:table-cell table:style-name="Table3.C1" office:value-type="string">
            <text:p text:style-name="P13">Description</text:p>
          </table:table-cell>
        </table:table-row>
        <table:table-row table:style-name="Table3.2">
          <table:table-cell table:style-name="Table3.A2" office:value-type="string">
            <text:p text:style-name="P16">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16"><text:reference-mark-start text:name="client.sess.id"/>ClientSessionID<text:reference-mark-end text:name="client.sess.id"/></text:p>
          </table:table-cell>
          <table:table-cell table:style-name="Table3.A2" office:value-type="string">
            <text:p text:style-name="P3">id</text:p>
          </table:table-cell>
          <table:table-cell table:style-name="Table3.C2" office:value-type="string">
            <text:p text:style-name="P2">SKS-created provisioning ID which <text:span text:style-name="T82">must</text:span> be unique for each session</text:p>
          </table:table-cell>
        </table:table-row>
        <table:table-row table:style-name="Table3.2">
          <table:table-cell table:style-name="Table3.A2" office:value-type="string">
            <text:p text:style-name="P16">ClientEphemeralKey</text:p>
          </table:table-cell>
          <table:table-cell table:style-name="Table3.A2" office:value-type="string">
            <text:p text:style-name="P3">byte[<text:span text:style-name="T78"> </text:span>]</text:p>
          </table:table-cell>
          <table:table-cell table:style-name="Table3.C2" office:value-type="string">
            <text:p text:style-name="P9">SKS-created ephemeral ECDH key. <text:s/>See<text:span text:style-name="T81"> </text:span><text:span text:style-name="CrossRef"><text:span text:style-name="T81"><text:reference-ref text:reference-format="text" text:ref-name="client.pub.key">ClientEphemeralKey</text:reference-ref></text:span></text:span></text:p>
          </table:table-cell>
        </table:table-row>
        <table:table-row table:style-name="Table3.2">
          <table:table-cell table:style-name="Table3.A2" office:value-type="string">
            <text:p text:style-name="P16"><text:reference-mark-start text:name="sess.att"/>SessionAttestation<text:reference-mark-end text:name="sess.att"/></text:p>
          </table:table-cell>
          <table:table-cell table:style-name="Table3.A2" office:value-type="string">
            <text:p text:style-name="P3">byte[<text:span text:style-name="T78"> </text:span>]</text:p>
          </table:table-cell>
          <table:table-cell table:style-name="Table3.C2" office:value-type="string">
            <text:p text:style-name="P7">Session creation attestation signature</text:p>
          </table:table-cell>
        </table:table-row>
        <table:table-row table:style-name="Table3.2">
          <table:table-cell table:style-name="Table3.A2" office:value-type="string">
            <text:p text:style-name="P16">ProvisioningHandle</text:p>
          </table:table-cell>
          <table:table-cell table:style-name="Table3.A2" office:value-type="string">
            <text:p text:style-name="P3">int</text:p>
          </table:table-cell>
          <table:table-cell table:style-name="Table3.C2" office:value-type="string">
            <text:p text:style-name="P2">Non-zero local handle to created provisioning session</text:p>
          </table:table-cell>
        </table:table-row>
      </table:table>
      <text:p text:style-name="P50"/>
      <text:p text:style-name="P50"><text:span text:style-name="T104">createProvisioningSession</text:span><text:span text:style-name="T81"> establishes a </text:span><text:span text:style-name="T2">persistent session key</text:span><text:span text:style-name="T81"> that is only known by the issuer and the SKS for usage in subsequent provisioning steps. <text:s/>In addition, the SKS is </text:span><text:span text:style-name="T2">optionally</text:span><text:span text:style-name="T81"> authenticated by the issuer.</text:span></text:p>
      <text:p text:style-name="P42"/>
      <text:p text:style-name="P107"/>
      <text:p text:style-name="P42"/>
      <text:p text:style-name="P42"/>
      <text:p text:style-name="P97">Continued on the next page...</text:p>
      <text:p text:style-name="P97"/>
      <text:p text:style-name="P114">Shown below is the mandatory to support<text:span text:style-name="T156"> SKS session key creation algorithm:<text:line-break/></text:span></text:p>
      <table:table table:name="Table47" table:style-name="Table47">
        <table:table-column table:style-name="Table47.A"/>
        <table:table-row table:style-name="Table47.1">
          <table:table-cell table:style-name="Table47.A1" office:value-type="string">
            <text:p text:style-name="P24">http://xmlns.webpki.org/sks/algorithm#session.1</text:p>
          </table:table-cell>
        </table:table-row>
        <table:table-row table:style-name="Table47.2">
          <table:table-cell table:style-name="Table47.A2" office:value-type="string">
            <text:list xml:id="list31322015" text:style-name="L2">
              <text:list-item>
                <text:p text:style-name="P175">Generate a for this SKS <text:span text:style-name="T2">unique</text:span> <text:span text:style-name="T93">ClientSessionID</text:span></text:p>
              </text:list-item>
              <text:list-item>
                <text:p text:style-name="P168">Output <text:span text:style-name="T93">ClientSessionID</text:span></text:p>
              </text:list-item>
              <text:list-item>
                <text:p text:style-name="P168">Generate an <text:span text:style-name="T2">ephemeral</text:span> ECDH key-pair <text:span text:style-name="T93">EKP</text:span> using <text:span text:style-name="T2">the same named curve</text:span> as <text:span text:style-name="T93">ServerEphemeralKey</text:span></text:p>
              </text:list-item>
              <text:list-item>
                <text:p text:style-name="P167">Output <text:span text:style-name="T101">ClientEphemeralKey</text:span> = <text:span text:style-name="T105">EKP.PublicKey</text:span></text:p>
              </text:list-item>
              <text:list-item>
                <text:p text:style-name="P168">Apply the <text:span text:style-name="CrossRef"><text:reference-ref text:reference-format="text" text:ref-name="sp800-56a">SP800-56A</text:reference-ref></text:span> ECC CDH primitive on <text:span text:style-name="T93">EKP.PrivateKey</text:span> and <text:span text:style-name="T93">ServerEphemeralKey</text:span> creating a shared secret <text:span text:style-name="T93">Z</text:span></text:p>
              </text:list-item>
              <text:list-item>
                <text:p text:style-name="P169">Define internal variable: byte[32] <text:reference-mark-start text:name="sess.key"/><text:span text:style-name="T93">SessionKey</text:span><text:reference-mark-end text:name="sess.key"/></text:p>
              </text:list-item>
              <text:list-item>
                <text:p text:style-name="P170">Set <text:span text:style-name="T93">SessionKey</text:span> = <text:span text:style-name="CrossRef"><text:span text:style-name="T81"><text:reference-ref text:reference-format="text" text:ref-name="HMAC_SHA256">HMAC-SHA256</text:reference-ref></text:span></text:span> (<text:span text:style-name="T93">Z</text:span>, <text:span text:style-name="T93">ClientSessionID</text:span> || <text:tab/> <text:span text:style-name="T109">// KDF (Key Derivation Function)</text:span><text:line-break/><text:tab/><text:span text:style-name="T93">ServerSessionID</text:span> ||<text:line-break/> <text:tab/><text:span text:style-name="T93">IssuerURI</text:span> ||<text:line-break/><text:tab/><text:span text:style-name="CrossRef"><text:span text:style-name="T81"><text:reference-ref text:reference-format="text" text:ref-name="device.id">Device ID</text:reference-ref></text:span></text:span><text:span text:style-name="T70">)</text:span><text:tab/></text:p>
              </text:list-item>
              <text:list-item>
                <text:p text:style-name="P170"><text:span text:style-name="T70">Output</text:span><text:span text:style-name="T74"> </text:span><text:span text:style-name="T101">SessionAttestation</text:span><text:span text:style-name="T74"> </text:span><text:s/>= <text:span text:style-name="CrossRef"><text:span text:style-name="T81"><text:reference-ref text:reference-format="text" text:ref-name="sign">Sign</text:reference-ref></text:span></text:span><text:span text:style-name="T83"> </text:span><text:span text:style-name="T70">(</text:span><text:span text:style-name="CrossRef"><text:span text:style-name="T81"><text:reference-ref text:reference-format="text" text:ref-name="prov.sess.attest.key">AttestationKey</text:reference-ref></text:span></text:span><text:span text:style-name="T70">,</text:span> <text:s text:c="4"/><text:tab/><text:span text:style-name="T109">// See remarks</text:span><text:line-break/><text:tab/><text:span text:style-name="T93">ClientSessionID</text:span> ||<text:line-break/><text:tab/><text:span text:style-name="T93">ServerSessionID</text:span> ||<text:line-break/><text:tab/><text:span text:style-name="T93">IssuerURI</text:span> ||<text:line-break/><text:tab/><text:span text:style-name="CrossRef"><text:span text:style-name="T81"><text:reference-ref text:reference-format="text" text:ref-name="device.id">Device ID</text:reference-ref></text:span></text:span><text:span text:style-name="CrossRef"><text:span text:style-name="T17"> ||</text:span></text:span><text:span text:style-name="CrossRef"><text:span text:style-name="T81"><text:line-break/><text:tab/></text:span></text:span><text:span text:style-name="T98">SessionKeyAlgorithm</text:span> ||<text:line-break/><text:tab/><text:span text:style-name="T93">PrivacyEnabled</text:span> ||<text:span text:style-name="T98"><text:line-break/><text:tab/></text:span><text:span text:style-name="T93">ServerEphemeralKey</text:span> ||<text:line-break/><text:tab/><text:span text:style-name="T93">EKP.PublicKey</text:span> ||<text:line-break/><text:tab/><text:span text:style-name="T93">KeyManagementKey</text:span> ||<text:line-break/><text:tab/><text:span text:style-name="T93">ClientTime</text:span> ||<text:line-break/><text:tab/><text:span text:style-name="T93">SessionLifeTime</text:span> ||<text:line-break/><text:tab/><text:span text:style-name="T93">SessionKeyLimit</text:span>)</text:p>
              </text:list-item>
              <text:list-item>
                <text:p text:style-name="P178">Define internal variable: short <text:reference-mark-start text:name="mac.seq.cnt"/><text:span text:style-name="T93">MACSequenceCounter</text:span><text:reference-mark-end text:name="mac.seq.cnt"/> and set it to <text:span text:style-name="T2">zero</text:span></text:p>
              </text:list-item>
              <text:list-item>
                <text:p text:style-name="P178"><text:span text:style-name="T42">Store </text:span><text:span text:style-name="T93">SessionKey</text:span><text:span text:style-name="T42">, </text:span><text:span text:style-name="T93">Algorithm</text:span><text:span text:style-name="T42">, </text:span><text:span text:style-name="T93">PrivacyEnabled</text:span><text:span text:style-name="T42">, </text:span><text:span text:style-name="T93">MACSequenceCounter</text:span><text:span text:style-name="T42">, </text:span><text:span text:style-name="T93">ClientSessionID</text:span><text:span text:style-name="T42">, </text:span><text:span text:style-name="T93">ServerSessionID</text:span><text:span text:style-name="T42">, </text:span><text:span text:style-name="T93">IssuerURI</text:span><text:span text:style-name="T42">, </text:span><text:span text:style-name="T93">KeyManagementKey</text:span><text:span text:style-name="T42">, </text:span><text:span text:style-name="T101">ClientTime</text:span><text:span text:style-name="T42">, </text:span><text:span text:style-name="T93">SessionLifeTime</text:span><text:span text:style-name="T42"> and </text:span><text:span text:style-name="T93">SessionKeyLimit</text:span><text:span text:style-name="T42"> in the </text:span><text:span text:style-name="CrossRef"><text:reference-ref text:reference-format="text" text:ref-name="cred.db">Credential Database</text:reference-ref></text:span><text:span text:style-name="CrossRef"> </text:span><text:span text:style-name="T42">and return a handle to the database entry in </text:span><text:span text:style-name="T93">ProvisioningHandle</text:span></text:p>
              </text:list-item>
              <text:list-item>
                <text:p text:style-name="P179">Output <text:span text:style-name="T93">ProvisioningHandle</text:span></text:p>
              </text:list-item>
            </text:list>
            <text:p text:style-name="P148"><text:span text:style-name="T62">Note that individual elements featured in the </text:span><text:span text:style-name="T68">arguments</text:span><text:span text:style-name="T62"> (e.g. </text:span><text:span text:style-name="T104">ClientSessionID</text:span><text:span text:style-name="T62">) of the </text:span><text:span text:style-name="CrossRef"><text:span text:style-name="T81"><text:reference-ref text:reference-format="text" text:ref-name="sign">Sign</text:reference-ref></text:span></text:span><text:span text:style-name="T62"> and HMAC operations </text:span><text:span text:style-name="T65">must</text:span><text:span text:style-name="T62"> be represented as described in </text:span><text:span text:style-name="CrossRef"><text:span text:style-name="T81"><text:reference-ref text:reference-format="text" text:ref-name="datatypes">Data Types</text:reference-ref></text:span></text:span><text:span text:style-name="T65">.</text:span></text:p>
          </table:table-cell>
        </table:table-row>
      </table:table>
      <text:p text:style-name="P44"/>
      <text:p text:style-name="Text_20_body"><text:span text:style-name="T81">Creation of a session key is an </text:span><text:span text:style-name="T2">atomic</text:span><text:span text:style-name="T81"> operation.</text:span></text:p>
      <text:p text:style-name="P105"/>
      <text:p text:style-name="P42"/>
      <text:p text:style-name="P42"/>
      <text:p text:style-name="P42"/>
      <text:p text:style-name="P49">Continued on the next page...</text:p>
      <text:p text:style-name="P111">Remarks</text:p>
      <text:p text:style-name="P44">If any succeeding operation in the same provisioning session, is regarded as incorrect by the SKS, <text:span text:style-name="T2">the session </text:span><text:span text:style-name="T1">must</text:span><text:span text:style-name="T2"> be terminated and removed from internal storage including all associated data created in the session.</text:span></text:p>
      <text:p text:style-name="P44">An SKS <text:span text:style-name="T38">should</text:span> only constrain the number of simultaneous sessions due to lack of storage.</text:p>
      <text:p text:style-name="P44">A provisioning session <text:span text:style-name="T38">should not</text:span> be terminated due to power down of an SKS.</text:p>
      <text:p text:style-name="Text_20_body"><text:span text:style-name="CrossRef"><text:span text:style-name="T81"><text:reference-ref text:reference-format="text" text:ref-name="sess.key.alg">SessionKeyAlgorithm</text:reference-ref></text:span></text:span><text:span text:style-name="T81"> defines the creation of </text:span><text:span text:style-name="T105">SessionKey</text:span><text:span text:style-name="T81"> but also the integrity, confidentiality, and attestation mechanisms used during the provisioning session. <text:s/>See </text:span><text:span text:style-name="CrossRef"><text:span text:style-name="T81"><text:reference-ref text:reference-format="text" text:ref-name="sess.security.mech">Session Security Mechanisms</text:reference-ref></text:span></text:span><text:span text:style-name="T81">.</text:span></text:p>
      <text:p text:style-name="Text_20_body"><text:span text:style-name="T47">Using </text:span><text:span text:style-name="CrossRef"><text:span text:style-name="T81"><text:reference-ref text:reference-format="text" text:ref-name="keygen2">KeyGen2</text:reference-ref></text:span></text:span><text:span text:style-name="T47"> </text:span><text:reference-mark-start text:name="issueruri"/><text:span text:style-name="T98">IssuerURI</text:span><text:reference-mark-end text:name="issueruri"/><text:span text:style-name="T47"> is the URL which </text:span><text:span text:style-name="T44">invoked</text:span><text:span text:style-name="T47"> </text:span><text:span text:style-name="CrossRef"><text:span text:style-name="T81"><text:reference-ref text:reference-format="text" text:ref-name="prov.sess.req">ProvisioningInitializationRequest</text:reference-ref></text:span></text:span><text:span text:style-name="T47">.</text:span></text:p>
      <text:p text:style-name="Text_20_body"><text:reference-mark-start text:name="iisuer.puk.key"/><text:span text:style-name="T105">ServerEphemeralKey</text:span><text:reference-mark-end text:name="iisuer.puk.key"/><text:span text:style-name="T81"> and </text:span><text:reference-mark-start text:name="client.pub.key"/><text:span text:style-name="T104">ClientEphemeralKey</text:span><text:reference-mark-end text:name="client.pub.key"/><text:span text:style-name="T81"> </text:span><text:span text:style-name="T50">must</text:span><text:span text:style-name="T47"> be in </text:span><text:span text:style-name="CrossRef"><text:span text:style-name="T81"><text:reference-ref text:reference-format="text" text:ref-name="X.509">X.509</text:reference-ref></text:span></text:span><text:span text:style-name="T47"> DER format and </text:span><text:span text:style-name="T50">must</text:span><text:span text:style-name="T47"> match the elliptic curve</text:span><text:span text:style-name="T47"> capabilities given by </text:span><text:span text:style-name="CrossRef"><text:span text:style-name="T81"><text:reference-ref text:reference-format="text" text:ref-name="getDeviceData">getDeviceInfo</text:reference-ref></text:span></text:span>.</text:p>
      <text:p text:style-name="Text_20_body"><text:span text:style-name="T87">In the </text:span><text:span text:style-name="CrossRef"><text:span text:style-name="T81"><text:reference-ref text:reference-format="text" text:ref-name="e2es">E2ES</text:reference-ref></text:span></text:span><text:span text:style-name="T87"> mode the </text:span><text:reference-mark-start text:name="sign"/><text:span text:style-name="T3">Sign</text:span><text:reference-mark-end text:name="sign"/><text:span text:style-name="T81"> function's </text:span><text:reference-mark-start text:name="prov.sess.attest.key"/><text:span text:style-name="T104">AttestationKey</text:span><text:reference-mark-end text:name="prov.sess.attest.key"/><text:span text:style-name="T81"> is the </text:span><text:span text:style-name="CrossRef"><text:span text:style-name="T81"><text:reference-ref text:reference-format="text" text:ref-name="apk">Attestation Private Key</text:reference-ref></text:span></text:span><text:span text:style-name="T81"> (see </text:span><text:span text:style-name="CrossRef"><text:span text:style-name="T81"><text:reference-ref text:reference-format="text" text:ref-name="architecture">Architecture</text:reference-ref></text:span></text:span><text:span text:style-name="T81">) and </text:span><text:span text:style-name="T84">must</text:span><text:span text:style-name="T81"> use </text:span><text:span text:style-name="CrossRef"><text:span text:style-name="T81"><text:reference-ref text:reference-format="text" text:ref-name="pkcs1">PKCS #1</text:reference-ref></text:span></text:span><text:span text:style-name="T81"> RSASSA signatures for RSA keys and </text:span><text:span text:style-name="CrossRef"><text:span text:style-name="T81"><text:reference-ref text:reference-format="text" text:ref-name="ECDSA">ECDSA</text:reference-ref></text:span></text:span><text:span text:style-name="T81"> for EC keys with </text:span><text:span text:style-name="CrossRef"><text:span text:style-name="T81"><text:reference-ref text:reference-format="text" text:ref-name="SHA256">SHA256</text:reference-ref></text:span></text:span><text:span text:style-name="T81"> as the hash function. <text:s/>The distinction between RSA and ECDSA keys is performed through the </text:span><text:span text:style-name="CrossRef"><text:span text:style-name="T81"><text:reference-ref text:reference-format="text" text:ref-name="devcert">Device Certificate</text:reference-ref></text:span></text:span> (see <text:span text:style-name="CrossRef"><text:span text:style-name="T81"><text:reference-ref text:reference-format="text" text:ref-name="getDeviceData">getDeviceInfo</text:reference-ref></text:span></text:span>)<text:span text:style-name="CrossRef"><text:span text:style-name="T81"> </text:span></text:span><text:span text:style-name="T81">which in </text:span><text:span text:style-name="CrossRef"><text:span text:style-name="T81"><text:reference-ref text:reference-format="text" text:ref-name="keygen2">KeyGen2</text:reference-ref></text:span></text:span><text:span text:style-name="T81"> is supplied as well as a part of the response to the issuer.</text:span></text:p>
      <text:p text:style-name="Text_20_body"><text:span text:style-name="T81">In the </text:span><text:span text:style-name="CrossRef"><text:span text:style-name="T81"><text:reference-ref text:reference-format="text" text:ref-name="pep">Privacy Enabled Provisioning</text:reference-ref></text:span></text:span><text:span text:style-name="T81"> mode the </text:span><text:span text:style-name="T2">Sign</text:span><text:span text:style-name="T81"> function </text:span><text:span text:style-name="T83">must</text:span><text:span text:style-name="T81"> use </text:span><text:span text:style-name="CrossRef"><text:span text:style-name="T81"><text:reference-ref text:reference-format="text" text:ref-name="HMAC_SHA256">HMAC-SHA256</text:reference-ref></text:span></text:span><text:span text:style-name="T81"> with </text:span><text:span text:style-name="T104">SessionKey</text:span><text:span text:style-name="T81"> as the </text:span><text:span text:style-name="T104">AttestationKey</text:span><text:span text:style-name="T81">.</text:span></text:p>
      <text:p text:style-name="Text_20_body"><text:span text:style-name="T104">ProvisioningHandle</text:span><text:span text:style-name="T81"> </text:span><text:span text:style-name="T84">must</text:span><text:span text:style-name="T81"> be </text:span><text:span text:style-name="T2">static</text:span><text:span text:style-name="T81">, </text:span><text:span text:style-name="T2">unique</text:span><text:span text:style-name="T81"> and never be reused.</text:span></text:p>
      <text:p text:style-name="Text_20_body"><text:span text:style-name="T81">The </text:span><text:span text:style-name="CrossRef"><text:span text:style-name="T31">ClientTime</text:span></text:span><text:span text:style-name="T81"> attribute is g</text:span><text:span text:style-name="T46">athered by the local provisioning middleware and is typically derived from the operating system clock. <text:s/></text:span><text:span text:style-name="T81">When </text:span><text:reference-mark-start text:name="client.time"/><text:span text:style-name="T104">ClientTime</text:span><text:reference-mark-end text:name="client.time"/><text:span text:style-name="T81"> is transferred through a protocol such as </text:span><text:span text:style-name="CrossRef"><text:span text:style-name="T81"><text:reference-ref text:reference-format="text" text:ref-name="keygen2">KeyGen2</text:reference-ref></text:span></text:span><text:span text:style-name="T81"> it </text:span><text:span text:style-name="T84">must</text:span><text:span text:style-name="T81"> always as a </text:span><text:span text:style-name="T2">minimum</text:span><text:span text:style-name="T81"> have seconds resolution otherwise serious interoperability issues will occur. <text:s/>Possible milliseconds </text:span><text:span text:style-name="T84">must</text:span><text:span text:style-name="T81"> though be </text:span><text:span text:style-name="T2">truncated</text:span><text:span text:style-name="T81"> during the HMAC calculation. <text:s/></text:span><text:span text:style-name="T104">ClientTime</text:span><text:span text:style-name="T81"> </text:span><text:span text:style-name="T83">should</text:span><text:span text:style-name="T81"> be interpreted as a </text:span><text:span text:style-name="T2">32-bit unsigned integer</text:span><text:span text:style-name="T81"> to cope with the Y2038 problem.</text:span></text:p>
      <text:p text:style-name="Text_20_body"><text:span text:style-name="T81">It is </text:span><text:span text:style-name="T83">recommended</text:span><text:span text:style-name="T81"> setting </text:span><text:reference-mark-start text:name="sess.life.time"/><text:span text:style-name="T104">SessionLifeTime</text:span><text:reference-mark-end text:name="sess.life.time"/><text:span text:style-name="T81"> as low as possible to enable efficient automatic “cleanup” of possible aborted provisioning sessions.</text:span></text:p>
      <text:p text:style-name="Text_20_body"><text:span text:style-name="T81">The </text:span><text:reference-mark-start text:name="sess.key.op"/><text:span text:style-name="T98">SessionKeyLimit</text:span><text:reference-mark-end text:name="sess.key.op"/><text:span text:style-name="T81"> attribute </text:span><text:span text:style-name="T84">must</text:span><text:span text:style-name="T81"> be large enough to handle all </text:span><text:span text:style-name="T105">SessionKey</text:span><text:span text:style-name="T81"> related operations required during the rest of the provisioning session, otherwise the session </text:span><text:span text:style-name="T84">must</text:span><text:span text:style-name="T81"> be terminated. <text:s/></text:span><text:span text:style-name="T47"><text:s/>See </text:span><text:span text:style-name="CrossRef"><text:span text:style-name="T81"><text:reference-ref text:reference-format="text" text:ref-name="sess.security.mech">Session Security Mechanisms</text:reference-ref></text:span></text:span><text:span text:style-name="T81">. <text:s/>Note that methods like </text:span><text:span text:style-name="CrossRef"><text:span text:style-name="T81"><text:reference-ref text:reference-format="text" text:ref-name="setpiggybacked">importSymmetricKey</text:reference-ref></text:span></text:span><text:span text:style-name="T81"> and </text:span><text:span text:style-name="CrossRef"><text:span text:style-name="T81"><text:reference-ref text:reference-format="text" text:ref-name="pp.delkey">postDeleteKey</text:reference-ref></text:span></text:span><text:span text:style-name="T81"> actually use </text:span><text:span text:style-name="T2">two</text:span><text:span text:style-name="T81"> </text:span><text:span text:style-name="T105">SessionKey</text:span><text:span text:style-name="T81"> operations</text:span>.</text:p>
      <text:p text:style-name="Text_20_body"><text:span text:style-name="T81">A </text:span><text:reference-mark-start text:name="key.mgr.key"/><text:span text:style-name="T104">KeyManagementKey</text:span><text:reference-mark-end text:name="key.mgr.key"/><text:span text:style-name="T81"> </text:span><text:span text:style-name="T83">must</text:span><text:span text:style-name="T81"> be supplied if provisioned objects should be </text:span><text:span text:style-name="T2">updatable in a future session</text:span><text:span text:style-name="T81"> (see </text:span><text:span text:style-name="CrossRef"><text:span text:style-name="T81"><text:reference-ref text:reference-format="text" text:ref-name="pp.delkey">postDeleteKey</text:reference-ref></text:span></text:span><text:span text:style-name="CrossRef"><text:span text:style-name="T16">, </text:span></text:span><text:span text:style-name="CrossRef"><text:span text:style-name="T81"><text:reference-ref text:reference-format="text" text:ref-name="pp.unlockkey">postUnlockKey</text:reference-ref></text:span></text:span><text:span text:style-name="CrossRef"><text:span text:style-name="T16">, </text:span></text:span><text:span text:style-name="CrossRef"><text:span text:style-name="T81"><text:reference-ref text:reference-format="text" text:ref-name="pp.uodate">postUpdateKey</text:reference-ref></text:span></text:span><text:span text:style-name="CrossRef"><text:span text:style-name="T16">, and </text:span></text:span><text:span text:style-name="CrossRef"><text:span text:style-name="T81"><text:reference-ref text:reference-format="text" text:ref-name="pp_clonekeyprot">postCloneKeyProtection</text:reference-ref></text:span></text:span><text:span text:style-name="T81">), else this item </text:span><text:span text:style-name="T83">must</text:span><text:span text:style-name="T81"> be a zero-length array.</text:span></text:p>
      <text:p text:style-name="Text_20_body"><text:span text:style-name="T81">A</text:span><text:span text:style-name="T87"> </text:span><text:span text:style-name="T104">KeyManagementKey</text:span><text:span text:style-name="T81"> </text:span><text:span text:style-name="T84">must</text:span><text:span text:style-name="T81"> either be an RSA or an </text:span><text:span text:style-name="CrossRef"><text:span text:style-name="T81"><text:reference-ref text:reference-format="text" text:ref-name="ECDSA">ECDSA</text:reference-ref></text:span></text:span><text:span text:style-name="T81"> public key</text:span><text:span text:style-name="T47"> in </text:span><text:span text:style-name="CrossRef"><text:span text:style-name="T81"><text:reference-ref text:reference-format="text" text:ref-name="X.509">X.509</text:reference-ref></text:span></text:span><text:span text:style-name="T47"> DER format, </text:span><text:span text:style-name="T81">compatible with the SKS </text:span><text:span text:style-name="CrossRef"><text:span text:style-name="T81"><text:reference-ref text:reference-format="text" text:ref-name="algo.support">Algorithm Support</text:reference-ref></text:span></text:span><text:span text:style-name="T81">.</text:span></text:p>
      <text:p text:style-name="Standard"/>
      <text:p text:style-name="Standard"><text:line-break/></text:p>
      <text:p text:style-name="Standard"/>
      <text:p text:style-name="Standard"/>
      <text:p text:style-name="P97">Continued on the next page...</text:p>
      <text:p text:style-name="P98"/>
      <text:p text:style-name="P114"><text:span text:style-name="T90">When using </text:span><text:span text:style-name="CrossRef"><text:reference-ref text:reference-format="text" text:ref-name="keygen2">KeyGen2</text:reference-ref></text:span><text:span text:style-name="T90"> the </text:span><text:span text:style-name="T3">input</text:span><text:span text:style-name="T90"> to </text:span><text:span text:style-name="T104">createProvisioningSession</text:span><text:span text:style-name="T90"> is expressed as shown (in the </text:span><text:span text:style-name="CrossRef"><text:reference-ref text:reference-format="text" text:ref-name="e2es">E2ES</text:reference-ref></text:span><text:span text:style-name="T90"> mode) below:<text:line-break/></text:span></text:p>
      <table:table table:name="Table73" table:style-name="Table73">
        <table:table-column table:style-name="Table73.A"/>
        <table:table-row>
          <table:table-cell table:style-name="Table73.A1" office:value-type="string">
            <text:p text:style-name="P149"><text:span text:style-name="T121">{</text:span><text:span text:style-name="T19"><text:line-break/></text:span><text:span text:style-name="T119">    </text:span><text:span text:style-name="T121">"</text:span><text:span text:style-name="T132">@context</text:span><text:span text:style-name="T121">": "</text:span><text:span text:style-name="T144">http://xmlns.webpki.org/keygen2/1.0"</text:span><text:span text:style-name="T121">,</text:span><text:span text:style-name="T19"><text:line-break/></text:span><text:span text:style-name="T119">    </text:span><text:span text:style-name="T121">"</text:span><text:span text:style-name="T132">@qualifier</text:span><text:span text:style-name="T121">": "</text:span><text:reference-mark-start text:name="prov.sess.req"/><text:span text:style-name="T143">ProvisioningInitializationRequest</text:span><text:reference-mark-end text:name="prov.sess.req"/><text:span text:style-name="T121">",</text:span><text:span text:style-name="T19"><text:line-break/></text:span><text:span text:style-name="T119">    </text:span><text:span text:style-name="T121">"</text:span><text:span text:style-name="T137">ServerSessionID</text:span><text:span text:style-name="T121">": "</text:span><text:span text:style-name="T143">14153858604BE5OTXkwbax23nsIxS3gh</text:span><text:span text:style-name="T121">",</text:span><text:span text:style-name="T19"><text:line-break/></text:span><text:span text:style-name="T119">    </text:span><text:span text:style-name="T121">"</text:span><text:span text:style-name="T137">SubmitURL</text:span><text:span text:style-name="T121">": "</text:span><text:span text:style-name="T143">https://issuer.example.com/provsess</text:span><text:span text:style-name="T121">",</text:span><text:span text:style-name="T19"><text:line-break/></text:span><text:span text:style-name="T119">    </text:span><text:span text:style-name="T121">"</text:span><text:span text:style-name="T137">ServerTime</text:span><text:span text:style-name="T121">": "</text:span><text:span text:style-name="T143">2013-12-20T12:00:17+02:00</text:span><text:span text:style-name="T121">",</text:span><text:span text:style-name="T19"><text:line-break/></text:span><text:span text:style-name="T119">    </text:span><text:span text:style-name="T121">"</text:span><text:span text:style-name="T137">SessionKeyAlgorithm</text:span><text:span text:style-name="T121">": "</text:span><text:span text:style-name="T143">http://xmlns.webpki.org/sks/algorithm#session.1</text:span><text:span text:style-name="T121">",</text:span><text:span text:style-name="T19"><text:line-break/></text:span><text:span text:style-name="T119">    </text:span><text:span text:style-name="T121">"</text:span><text:span text:style-name="T137">SessionKeyLimit</text:span><text:span text:style-name="T121">": </text:span><text:span text:style-name="T149">50</text:span><text:span text:style-name="T121">,</text:span><text:span text:style-name="T19"><text:line-break/></text:span><text:span text:style-name="T119">    </text:span><text:span text:style-name="T121">"</text:span><text:span text:style-name="T137">SessionLifeTime</text:span><text:span text:style-name="T121">": </text:span><text:span text:style-name="T149">10000</text:span><text:span text:style-name="T121">,</text:span><text:span text:style-name="T19"><text:line-break/></text:span><text:span text:style-name="T119">    </text:span><text:span text:style-name="T121">"</text:span><text:span text:style-name="T137">ServerEphemeral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Public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EC</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NamedCurve</text:span><text:span text:style-name="T121">": "</text:span><text:span text:style-name="T143">http://xmlns.webpki.org/sks/algorithm#ec.nist.p256</text:span><text:span text:style-name="T121">",</text:span><text:span text:style-name="T19"><text:line-break/></text:span><text:span text:style-name="T119">                            </text:span><text:span text:style-name="T121">"</text:span><text:span text:style-name="T137">X</text:span><text:span text:style-name="T121">": "</text:span><text:span text:style-name="T143">lNxNvAUEE8t7DSQBft93LVSXxKCiVjhbWWfyg023FCk"</text:span><text:span text:style-name="T121">,</text:span><text:span text:style-name="T19"><text:line-break/></text:span><text:span text:style-name="T119">                            </text:span><text:span text:style-name="T121">"</text:span><text:span text:style-name="T137">Y</text:span><text:span text:style-name="T121">": "</text:span><text:span text:style-name="T143">LmTlQxXB3LgZrNLmhOfMaCnDizczC_RfQ6Kx8iNwfFA"</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37">KeyManagement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Public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RSA</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Modulus</text:span><text:span text:style-name="T121">": "</text:span><text:span text:style-name="T143">jvct15zkH0lw2OwFCn</text:span><text:span text:style-name="T115"> … </text:span><text:span text:style-name="T143">vPFX7K1GqLdnumNHNrY1YQ"</text:span><text:span text:style-name="T121">,</text:span><text:span text:style-name="T19"><text:line-break/></text:span><text:span text:style-name="T119">                            </text:span><text:span text:style-name="T121">"</text:span><text:span text:style-name="T137">Exponent</text:span><text:span text:style-name="T121">": "</text:span><text:span text:style-name="T143">AQAB</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21">}</text:span><text:span text:style-name="T19"> </text:span></text:p>
          </table:table-cell>
        </table:table-row>
      </table:table>
      <text:p text:style-name="Text_20_body"/>
      <text:p text:style-name="Text_20_body">Notes:</text:p>
      <text:p text:style-name="Text_20_body">The <text:span text:style-name="CrossRef"><text:reference-ref text:reference-format="text" text:ref-name="key.mgr.key">KeyManagementKey</text:reference-ref></text:span> object is <text:span text:style-name="T2">optional</text:span>. <text:s/>Also see <text:span text:style-name="CrossRef"><text:reference-ref text:reference-format="text" text:ref-name="update.kmk">updateKeyManagementKey</text:reference-ref></text:span><text:span text:style-name="T90">.</text:span></text:p>
      <text:p text:style-name="Text_20_body"><text:span text:style-name="T104">ServerTime</text:span> is simply a reference and possible “sanity control” for the client.</text:p>
      <text:p text:style-name="Text_20_body"><text:span text:style-name="T104">SubmitURL</text:span> holds the web-address where the <text:span text:style-name="CrossRef"><text:reference-ref text:reference-format="text" text:ref-name="prov.sess.resp">ProvisioningInitializationResponse</text:reference-ref></text:span> is to be POSTed. </text:p>
      <text:p text:style-name="P51"/>
      <text:p text:style-name="Text_20_body"/>
      <text:p text:style-name="P42"/>
      <text:p text:style-name="P107"/>
      <text:p text:style-name="P63">Continued on the next page...</text:p>
      <text:p text:style-name="P114"><text:span text:style-name="T90">When using </text:span><text:span text:style-name="CrossRef"><text:reference-ref text:reference-format="text" text:ref-name="keygen2">KeyGen2</text:reference-ref></text:span><text:span text:style-name="T90"> the </text:span><text:span text:style-name="T3">output</text:span><text:span text:style-name="T90"> from </text:span><text:span text:style-name="T104">createProvisioningSession</text:span><text:span text:style-name="T90"> is translated as shown in the example below:<text:line-break/></text:span></text:p>
      <table:table table:name="Table75" table:style-name="Table75">
        <table:table-column table:style-name="Table75.A"/>
        <table:table-row>
          <table:table-cell table:style-name="Table75.A1" office:value-type="string">
            <text:p text:style-name="P149"><text:span text:style-name="T123">{</text:span><text:span text:style-name="T10"><text:line-break/></text:span><text:span text:style-name="T122">    </text:span><text:span text:style-name="T123">"</text:span><text:span text:style-name="T132">@context</text:span><text:span text:style-name="T123">": "</text:span><text:span text:style-name="T146">http://xmlns.webpki.org/keygen2/1.0</text:span><text:span text:style-name="T117">"</text:span><text:span text:style-name="T123">,</text:span><text:span text:style-name="T10"><text:line-break/></text:span><text:span text:style-name="T122">    </text:span><text:span text:style-name="T123">"</text:span><text:span text:style-name="T132">@qualifier</text:span><text:span text:style-name="T123">": "</text:span><text:reference-mark-start text:name="prov.sess.resp"/><text:span text:style-name="T146">ProvisioningInitializationResponse</text:span><text:reference-mark-end text:name="prov.sess.resp"/><text:span text:style-name="T123">",</text:span><text:span text:style-name="T10"><text:line-break/></text:span><text:span text:style-name="T122">    </text:span><text:span text:style-name="T123">"</text:span><text:span text:style-name="T138">ServerSessionID</text:span><text:span text:style-name="T123">": "</text:span><text:span text:style-name="T146">14153858604BE5OTXkwbax23nsIxS3gh</text:span><text:span text:style-name="T123">",</text:span><text:span text:style-name="T10"><text:line-break/></text:span><text:span text:style-name="T122">    </text:span><text:span text:style-name="T123">"</text:span><text:span text:style-name="T138">ClientSessionID</text:span><text:span text:style-name="T123">": "</text:span><text:span text:style-name="T146">QqTlcUH_Md7_i2dP4S5VKYmmYsbUbzGL</text:span><text:span text:style-name="T123">",</text:span><text:span text:style-name="T10"><text:line-break/></text:span><text:span text:style-name="T122">    </text:span><text:span text:style-name="T123">"</text:span><text:span text:style-name="T138">ServerTime</text:span><text:span text:style-name="T123">": "</text:span><text:span text:style-name="T146">2013-12-20T12:00:17+02:00</text:span><text:span text:style-name="T123">",</text:span><text:span text:style-name="T10"><text:line-break/></text:span><text:span text:style-name="T122">    </text:span><text:span text:style-name="T123">"</text:span><text:span text:style-name="T138">ClientTime</text:span><text:span text:style-name="T123">": "</text:span><text:span text:style-name="T146">2013-12-20T12:00:19+02:00</text:span><text:span text:style-name="T123">",</text:span><text:span text:style-name="T10"><text:line-break/></text:span><text:span text:style-name="T123">    "</text:span><text:span text:style-name="T138">SessionAttestation</text:span><text:span text:style-name="T123">": "</text:span><text:span text:style-name="T146">Tgzvnr_k266LMXinVm</text:span><text:span text:style-name="T117"> … </text:span><text:span text:style-name="T146">7pkJnYipIf9xjOuUJD6OYs"</text:span><text:span text:style-name="T123">,<text:line-break/></text:span><text:span text:style-name="T122">    </text:span><text:span text:style-name="T123">"</text:span><text:span text:style-name="T138">ClientEphemeralKey</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PublicKey</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EC</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NamedCurve</text:span><text:span text:style-name="T123">": "</text:span><text:span text:style-name="T146">http://xmlns.webpki.org/sks/algorithm#ec.nist.p256</text:span><text:span text:style-name="T123">",</text:span><text:span text:style-name="T10"><text:line-break/></text:span><text:span text:style-name="T122">                            </text:span><text:span text:style-name="T123">"</text:span><text:span text:style-name="T138">X</text:span><text:span text:style-name="T123">": "</text:span><text:span text:style-name="T146">lNxNvAUEE8t7DSQBft93LVSXxKCiVjhbWWfyg023FCk"</text:span><text:span text:style-name="T123">,</text:span><text:span text:style-name="T10"><text:line-break/></text:span><text:span text:style-name="T122">                            </text:span><text:span text:style-name="T123">"</text:span><text:span text:style-name="T138">Y</text:span><text:span text:style-name="T123">": "</text:span><text:span text:style-name="T146">LmTlQxXB3LgZrNLmhOfMaCnDizczC_RfQ6Kx8iNwfFA"</text:span><text:span text:style-name="T10"><text:line-break/></text:span><text:span text:style-name="T122">                        </text:span><text:span text:style-name="T123">}</text:span><text:span text:style-name="T10"><text:line-break/></text:span><text:span text:style-name="T122">                </text:span><text:span text:style-name="T123">}</text:span><text:span text:style-name="T10"><text:line-break/></text:span><text:span text:style-name="T122">        </text:span><text:span text:style-name="T123">},</text:span><text:span text:style-name="T10"><text:line-break/></text:span><text:span text:style-name="T122">    </text:span><text:span text:style-name="T123">"</text:span><text:span text:style-name="T138">DeviceCertificate</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X509CertificatePath</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46">MIIClzCCAX-gAwIBAgI … uk9W/uNIHdoyQn19w"</text:span><text:span text:style-name="T123">,</text:span><text:span text:style-name="T10"><text:line-break/></text:span><text:span text:style-name="T122">                    </text:span><text:span text:style-name="T123">"</text:span><text:span text:style-name="T146">MIIDZjCCAk6gAwIBAgI … xOmZyH10xvpsnmokg"</text:span><text:span text:style-name="T123">,</text:span><text:span text:style-name="T10"><text:line-break/></text:span><text:span text:style-name="T122">                    </text:span><text:span text:style-name="T123">"</text:span><text:span text:style-name="T146">MIIDZjCCAk6gAwIBAgI … ObXiOInYgeKdK-Dw"</text:span><text:span text:style-name="T10"><text:line-break/></text:span><text:span text:style-name="T122">                </text:span><text:span text:style-name="T123">]</text:span><text:span text:style-name="T10"><text:line-break/></text:span><text:span text:style-name="T122">        </text:span><text:span text:style-name="T123">},</text:span><text:span text:style-name="T10"><text:line-break/></text:span><text:span text:style-name="T123">    "</text:span><text:reference-mark-start text:name="server.cert.fp"/><text:span text:style-name="T138">ServerCertificateFingerPrint</text:span><text:reference-mark-end text:name="server.cert.fp"/><text:span text:style-name="T123">": "</text:span><text:span text:style-name="T146">HwKCofkqkTFXRmyyb_CnWhAcTbQF7w8rl1OqCwyM4TM"</text:span><text:span text:style-name="T123">,<text:line-break/></text:span><text:span text:style-name="T122">    </text:span><text:span text:style-name="T123">"</text:span><text:span text:style-name="T138">Signature</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Algorithm</text:span><text:span text:style-name="T123">": "</text:span><text:span text:style-name="T146">http://www.w3.org/2001/04/xmldsig-more#hmac-sha256</text:span><text:span text:style-name="T123">",</text:span><text:span text:style-name="T10"><text:line-break/></text:span><text:span text:style-name="T122">            </text:span><text:span text:style-name="T123">"</text:span><text:span text:style-name="T138">KeyInfo</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KeyID</text:span><text:span text:style-name="T123">": "</text:span><text:span text:style-name="T146">derived-session-key</text:span><text:span text:style-name="T123">"</text:span><text:span text:style-name="T10"><text:line-break/></text:span><text:span text:style-name="T122">                </text:span><text:span text:style-name="T123">},</text:span><text:span text:style-name="T10"><text:line-break/></text:span><text:span text:style-name="T122">            </text:span><text:span text:style-name="T123">"</text:span><text:span text:style-name="T138">SignatureValue</text:span><text:span text:style-name="T123">": "</text:span><text:span text:style-name="T146">wMC28Biv-QuYSMCB27AUz8hqwyHoqT6Iob0Wk0nuRFk"</text:span><text:span text:style-name="T10"><text:line-break/></text:span><text:span text:style-name="T122">        </text:span><text:span text:style-name="T123">}</text:span><text:span text:style-name="T10"><text:line-break/></text:span><text:span text:style-name="T123">}</text:span><text:span text:style-name="T10"> </text:span></text:p>
          </table:table-cell>
        </table:table-row>
      </table:table>
      <text:p text:style-name="Text_20_body"/>
      <text:p text:style-name="Text_20_body">Notes:</text:p>
      <text:p text:style-name="Text_20_body"><text:span text:style-name="T90">In the </text:span><text:span text:style-name="CrossRef"><text:span text:style-name="T81"><text:reference-ref text:reference-format="text" text:ref-name="e2es">E2ES</text:reference-ref></text:span></text:span><text:span text:style-name="T90"> mode the </text:span><text:span text:style-name="T27">DeviceCertificate</text:span><text:span text:style-name="T90"> path </text:span><text:span text:style-name="T39">must</text:span><text:span text:style-name="T90"> be available for verification of the </text:span><text:span text:style-name="T27">SessionAttestation</text:span><text:span text:style-name="T90"> signature as well as for identification of the SKS container. <text:s/>The </text:span><text:span text:style-name="T27">DeviceCertificate</text:span> holds the path exhibited by <text:span text:style-name="CrossRef"><text:reference-ref text:reference-format="text" text:ref-name="getDeviceData">getDeviceInfo</text:reference-ref></text:span>.</text:p>
      <text:p text:style-name="Text_20_body"><text:span text:style-name="T81">In the </text:span><text:span text:style-name="CrossRef"><text:span text:style-name="T81"><text:reference-ref text:reference-format="text" text:ref-name="pep">Privacy Enabled Provisioning</text:reference-ref></text:span></text:span><text:span text:style-name="T81"> mode the </text:span><text:span text:style-name="T25">DeviceCertificate</text:span><text:span text:style-name="T81"> </text:span><text:span text:style-name="T83">must not</text:span><text:span text:style-name="T87"> be emitted.</text:span></text:p>
      <text:p text:style-name="Text_20_body"><text:span text:style-name="T96">ServerTime</text:span><text:span text:style-name="T90"> </text:span><text:span text:style-name="T39">must</text:span><text:span text:style-name="T90"> contain a verbatim copy of the same attribute received in the </text:span><text:span text:style-name="CrossRef"><text:span text:style-name="T81"><text:reference-ref text:reference-format="text" text:ref-name="prov.sess.req">ProvisioningInitializationRequest</text:reference-ref></text:span></text:span><text:span text:style-name="T90">.</text:span></text:p>
      <text:p text:style-name="Text_20_body"><text:span text:style-name="T96">ServerCertificateFingerPrint</text:span><text:span text:style-name="T90"> which constitutes of a </text:span><text:span text:style-name="CrossRef"><text:span text:style-name="T81"><text:reference-ref text:reference-format="text" text:ref-name="SHA256">SHA256</text:reference-ref></text:span></text:span><text:span text:style-name="T90"> over the server's certificate </text:span><text:span text:style-name="T39">must</text:span><text:span text:style-name="T90"> be created for </text:span><text:span text:style-name="CrossRef"><text:reference-ref text:reference-format="text" text:ref-name="keygen2">KeyGen2</text:reference-ref></text:span><text:span text:style-name="T90"> protocol invocations using HTTPS. <text:s/>Also see </text:span><text:span text:style-name="CrossRef"><text:reference-ref text:reference-format="text" text:ref-name="sec.cons">Security Considerations</text:reference-ref></text:span><text:span text:style-name="T90">.</text:span></text:p>
      <text:p text:style-name="Text_20_body"><text:span text:style-name="T90">To also bind </text:span><text:span text:style-name="T3">external</text:span><text:span text:style-name="T90"> (non-SKS) parameters to the response, the entire response </text:span><text:span text:style-name="T39">must</text:span><text:span text:style-name="T90"> be signed by the use of an </text:span><text:span text:style-name="T3">enveloped</text:span><text:span text:style-name="T90"> </text:span><text:span text:style-name="T27">Signature</text:span><text:span text:style-name="T90"> object based on the </text:span><text:span text:style-name="CrossRef"><text:reference-ref text:reference-format="text" text:ref-name="JCS">JCS</text:reference-ref></text:span><text:span text:style-name="T90"> (JSON Cleartext Signature) scheme. <text:s/>The signature operation utilizes a derived version of </text:span><text:span text:style-name="T96">SessionKey</text:span><text:span text:style-name="T90"> indirectly provided through the </text:span><text:span text:style-name="CrossRef"><text:reference-ref text:reference-format="text" text:ref-name="sign.prov.sess.data">signProvisioningSessionData</text:reference-ref></text:span><text:span text:style-name="T90"> method.</text:span></text:p>
      <text:p text:style-name="P51"/>
      <text:p text:style-name="P63">Continued on the next page...</text:p>
      <text:p text:style-name="P114">On the server side the following steps <text:span text:style-name="T38">should</text:span> be performed:</text:p>
      <text:p text:style-name="Standard"/>
      <table:table table:name="Table74" table:style-name="Table74">
        <table:table-column table:style-name="Table74.A"/>
        <table:table-row table:style-name="Table74.1">
          <table:table-cell table:style-name="Table74.A1" office:value-type="string">
            <text:p text:style-name="P24">Server Response Validation</text:p>
          </table:table-cell>
        </table:table-row>
        <table:table-row table:style-name="Table74.2">
          <table:table-cell table:style-name="Table74.A2" office:value-type="string">
            <text:list xml:id="list31390296" text:continue-numbering="true" text:style-name="L2">
              <text:list-item>
                <text:p text:style-name="P180">Decide if the received <text:span text:style-name="T27">DeviceCertificate</text:span><text:span text:style-name="CrossRef"> </text:span>featured in the <text:span text:style-name="CrossRef"><text:span text:style-name="T81"><text:reference-ref text:reference-format="text" text:ref-name="prov.sess.resp">ProvisioningInitializationResponse</text:reference-ref></text:span></text:span> message is to be accepted/trusted</text:p>
              </text:list-item>
              <text:list-item>
                <text:p text:style-name="P178">Run the the same <text:span text:style-name="CrossRef"><text:reference-ref text:reference-format="text" text:ref-name="sp800-56a">SP800-56A</text:reference-ref></text:span> procedure and KDF as for the SKS but now using <text:span text:style-name="T93">ClientEphemeralKey</text:span> and the saved private key of <text:span text:style-name="T93">ServerEphemeralKey</text:span> to obtain <text:span text:style-name="T93">SessionKey</text:span></text:p>
              </text:list-item>
              <text:list-item>
                <text:p text:style-name="P181"><text:span text:style-name="T81">Perform a </text:span><text:span text:style-name="T2">Verify</text:span><text:span text:style-name="T81"> </text:span><text:span text:style-name="T70">(</text:span><text:span text:style-name="CrossRef"><text:reference-ref text:reference-format="text" text:ref-name="devcert">Device Certificate</text:reference-ref></text:span><text:span text:style-name="T104">.PublicKey</text:span><text:span text:style-name="T70">,<text:tab/></text:span><text:span text:style-name="T111">// Received</text:span><text:span text:style-name="T70"><text:line-break/><text:tab/></text:span><text:span text:style-name="CrossRef"><text:span text:style-name="T81"><text:reference-ref text:reference-format="text" text:ref-name="sess.att">SessionAttestation</text:reference-ref></text:span></text:span><text:span text:style-name="T52">,<text:tab/></text:span><text:span text:style-name="T111">// Received (holds a signature)</text:span><text:line-break/><text:tab/><text:span text:style-name="T93">ClientSessionID</text:span> ||<text:tab/><text:span text:style-name="T111">// Received</text:span><text:line-break/><text:tab/><text:span text:style-name="T93">ServerSessionID</text:span> ||<text:tab/><text:span text:style-name="T110">// Saved</text:span><text:line-break/><text:tab/><text:span text:style-name="T93">IssuerURI</text:span> ||<text:tab/><text:span text:style-name="T110">// Saved</text:span><text:line-break/><text:tab/><text:span text:style-name="CrossRef"><text:span text:style-name="T81"><text:reference-ref text:reference-format="text" text:ref-name="device.id">Device ID</text:reference-ref></text:span></text:span><text:span text:style-name="CrossRef"><text:span text:style-name="T17"> ||<text:tab/></text:span></text:span><text:span text:style-name="CrossRef"><text:span text:style-name="T112">// Saved</text:span></text:span><text:span text:style-name="CrossRef"><text:span text:style-name="T17"><text:line-break/><text:tab/></text:span></text:span><text:span text:style-name="CrossRef"><text:span text:style-name="T81"><text:reference-ref text:reference-format="text" text:ref-name="sess.key.alg">SessionKeyAlgorithm</text:reference-ref></text:span></text:span> ||<text:tab/><text:span text:style-name="T110">// Saved<text:line-break/><text:tab/></text:span><text:span text:style-name="T21">PrivacyEnabled</text:span><text:span text:style-name="T15"> ||<text:tab/></text:span><text:span text:style-name="T110">// Saved</text:span><text:line-break/><text:tab/><text:span text:style-name="T93">ServerEphemeralKey</text:span> ||<text:tab/><text:span text:style-name="T110">// Saved</text:span><text:line-break/><text:tab/><text:span text:style-name="T93">ClientEphemeralKey</text:span> ||<text:tab/><text:span text:style-name="T110">// Received</text:span><text:line-break/><text:tab/><text:span text:style-name="T93">KeyManagementKey</text:span> ||<text:tab/><text:span text:style-name="T110">// Saved</text:span><text:line-break/><text:tab/><text:span text:style-name="T93">ClientTime</text:span> ||<text:tab/><text:span text:style-name="T110">// Received</text:span><text:line-break/><text:tab/><text:span text:style-name="T93">SessionLifeTime</text:span> ||<text:tab/><text:span text:style-name="T110">// Saved</text:span><text:line-break/><text:tab/><text:span text:style-name="T93">SessionKeyLimit</text:span>))<text:tab/><text:span text:style-name="T110">// Saved</text:span></text:p>
              </text:list-item>
              <text:list-item>
                <text:p text:style-name="P182"><text:span text:style-name="T71">Verify that the received enveloped </text:span><text:span text:style-name="T97">Signature</text:span><text:span text:style-name="T71"> match which in turn also verifies that the </text:span><text:span text:style-name="T97">SessionKey</text:span><text:span text:style-name="T71"> is correctly calculated</text:span></text:p>
              </text:list-item>
              <text:list-item>
                <text:p text:style-name="P183"><text:span text:style-name="T71">Verify the the </text:span><text:span text:style-name="T69">optional</text:span><text:span text:style-name="T71"> </text:span><text:span text:style-name="T97">ServerCertificateFingerPrint</text:span><text:span text:style-name="T71"> match the server's certificate</text:span></text:p>
              </text:list-item>
            </text:list>
          </table:table-cell>
        </table:table-row>
      </table:table>
      <text:p text:style-name="Text_20_body"/>
      <text:p text:style-name="P42">If all tests above succeed the issuer server may continue with the actual provisioning process.</text:p>
      <text:p text:style-name="P50"><text:span text:style-name="T90">Note that in the </text:span><text:span text:style-name="CrossRef"><text:span text:style-name="T88"><text:reference-ref text:reference-format="text" text:ref-name="pep">Privacy Enabled Provisioning</text:reference-ref></text:span></text:span><text:span text:style-name="T90"> mode the </text:span><text:span text:style-name="T27">DeviceCertificate</text:span><text:span text:style-name="T90"> does not apply, and the asymmetric key </text:span><text:span text:style-name="T3">Verify</text:span><text:span text:style-name="T87"> operation is r</text:span><text:span text:style-name="T90">eplaced by a comparison between </text:span><text:span text:style-name="CrossRef"><text:span text:style-name="T81"><text:reference-ref text:reference-format="text" text:ref-name="sess.att">SessionAttestation</text:reference-ref></text:span></text:span><text:span text:style-name="T90"> and the output from the </text:span><text:span text:style-name="CrossRef"><text:span text:style-name="T88"><text:reference-ref text:reference-format="text" text:ref-name="HMAC_SHA256">HMAC-SHA256</text:reference-ref></text:span></text:span><text:span text:style-name="T90">.</text:span></text:p>
      <text:h text:style-name="P191" text:outline-level="3"><text:bookmark text:name="__RefHeading__15275_972012461"/><text:reference-mark-start text:name="closeProvisioningSession"/>closeProvisioningSession<text:reference-mark-end text:name="closeProvisioningSession"/> [3]<text:bookmark-end text:name="__RefHeading__15275_972012461"/></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Name</text:p>
          </table:table-cell>
          <table:table-cell table:style-name="Table10.A1" office:value-type="string">
            <text:p text:style-name="P13">Type</text:p>
          </table:table-cell>
          <table:table-cell table:style-name="Table10.C1" office:value-type="string">
            <text:p text:style-name="P13">Description</text:p>
          </table:table-cell>
        </table:table-row>
        <table:table-row table:style-name="Table10.2">
          <table:table-cell table:style-name="Table10.A2" office:value-type="string">
            <text:p text:style-name="P16">ProvisioningHandle</text:p>
          </table:table-cell>
          <table:table-cell table:style-name="Table10.A2" office:value-type="string">
            <text:p text:style-name="P3">int</text:p>
          </table:table-cell>
          <table:table-cell table:style-name="Table10.C2" office:value-type="string">
            <text:p text:style-name="P2">Local handle to an <text:span text:style-name="T2">open</text:span> provisioning session</text:p>
          </table:table-cell>
        </table:table-row>
        <table:table-row table:style-name="Table10.2">
          <table:table-cell table:style-name="Table10.A2" office:value-type="string">
            <text:p text:style-name="P16">Challenge</text:p>
          </table:table-cell>
          <table:table-cell table:style-name="Table10.A2" office:value-type="string">
            <text:p text:style-name="P3">byte[<text:span text:style-name="T78"> </text:span>]</text:p>
          </table:table-cell>
          <table:table-cell table:style-name="Table10.C2" office:value-type="string">
            <text:p text:style-name="P2">Server generated 1-32 byte nonce value</text:p>
          </table:table-cell>
        </table:table-row>
        <table:table-row table:style-name="Table10.2">
          <table:table-cell table:style-name="Table10.A2" office:value-type="string">
            <text:p text:style-name="P16">MAC</text:p>
          </table:table-cell>
          <table:table-cell table:style-name="Table10.A2" office:value-type="string">
            <text:p text:style-name="P3">byte<text:span text:style-name="T77">⁮[32]</text:span></text:p>
          </table:table-cell>
          <table:table-cell table:style-name="Table10.C2" office:value-type="string">
            <text:p text:style-name="P2">Vouches for the integrity and authenticity of the operatio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3">Name</text:p>
          </table:table-cell>
          <table:table-cell table:style-name="Table11.A1" office:value-type="string">
            <text:p text:style-name="P13">Type</text:p>
          </table:table-cell>
          <table:table-cell table:style-name="Table11.C1" office:value-type="string">
            <text:p text:style-name="P13">Description</text:p>
          </table:table-cell>
        </table:table-row>
        <table:table-row table:style-name="Table11.2">
          <table:table-cell table:style-name="Table11.A2" office:value-type="string">
            <text:p text:style-name="P16">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16">CloseAttestation</text:p>
          </table:table-cell>
          <table:table-cell table:style-name="Table11.A2" office:value-type="string">
            <text:p text:style-name="P3">byte[32]</text:p>
          </table:table-cell>
          <table:table-cell table:style-name="Table11.C2" office:value-type="string">
            <text:p text:style-name="P2"><text:span text:style-name="T90">Session terminate success attestation signature</text:span>. <text:s/>See <text:span text:style-name="CrossRef"><text:reference-ref text:reference-format="text" text:ref-name="SKSAttestations">Attestations</text:reference-ref></text:span> </text:p>
          </table:table-cell>
        </table:table-row>
      </table:table>
      <text:p text:style-name="P50"/>
      <text:p text:style-name="Text_20_body"><text:span text:style-name="T93">closeProvisioningSession</text:span> terminates a provisioning session and returns a proof of successful operation to the issuer. <text:s/>However, success status <text:span text:style-name="T38">must</text:span> only be returned if <text:span text:style-name="T2">all</text:span> of the following conditions are valid:</text:p>
      <text:list xml:id="list31384987" text:continue-numbering="true" text:style-name="L2">
        <text:list-item>
          <text:p text:style-name="P176">There is an open provisioning session associated with <text:span text:style-name="T93">ProvisioningHandle</text:span></text:p>
        </text:list-item>
        <text:list-item>
          <text:p text:style-name="P167">The <text:span text:style-name="T98">MAC</text:span><text:span text:style-name="T46"> computes correctly using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67"><text:span text:style-name="T46"><text:s text:c="8"/></text:span><text:span text:style-name="T45">Data = </text:span><text:span text:style-name="CrossRef"><text:span text:style-name="T81"><text:reference-ref text:reference-format="text" text:ref-name="client.sess.id">ClientSessionID</text:reference-ref></text:span></text:span><text:span text:style-name="T42"> || </text:span><text:span text:style-name="CrossRef"><text:span text:style-name="T81"><text:reference-ref text:reference-format="text" text:ref-name="srv.sess.id">ServerSessionID</text:reference-ref></text:span></text:span> || <text:span text:style-name="CrossRef"><text:span text:style-name="T81"><text:reference-ref text:reference-format="text" text:ref-name="issueruri">IssuerURI</text:reference-ref></text:span></text:span> || <text:span text:style-name="T101">Challenge</text:span></text:p>
        </text:list-item>
        <text:list-item>
          <text:p text:style-name="P177">All generated keys are fully provisioned which means that matching public key certificates have been deployed and checked regarding disallowed duplicates. <text:s/>See <text:span text:style-name="CrossRef"><text:reference-ref text:reference-format="text" text:ref-name="setCertificatePath">setCertificatePath</text:reference-ref></text:span></text:p>
        </text:list-item>
        <text:list-item>
          <text:p text:style-name="P167"><text:span text:style-name="CrossRef"><text:reference-ref text:reference-format="text" text:ref-name="endorsedalg">EndorsedAlgorithm</text:reference-ref></text:span> URIs match the provisioned key material with respect to symmetric or asymmetric operations as well as to length. <text:s/>Asymmetric keys are also tested for RSA and EC algorithm compliance</text:p>
        </text:list-item>
        <text:list-item>
          <text:p text:style-name="P167">There are no unreferenced PIN or PUK policy objects. <text:s/>See<text:span text:style-name="T42"> </text:span><text:span text:style-name="CrossRef"><text:reference-ref text:reference-format="text" text:ref-name="createPUKPolicy">createPUKPolicy</text:reference-ref></text:span> and <text:span text:style-name="CrossRef"><text:reference-ref text:reference-format="text" text:ref-name="createPINPolicy">createPINPolicy</text:reference-ref></text:span></text:p>
        </text:list-item>
        <text:list-item>
          <text:p text:style-name="P167">The post provisioning operations succeed during the final <text:span text:style-name="T2">commit</text:span>. <text:s/>See <text:span text:style-name="CrossRef"><text:reference-ref text:reference-format="text" text:ref-name="atomic.op">Transaction Based Operation</text:reference-ref></text:span></text:p>
          <text:p text:style-name="P161"/>
        </text:list-item>
      </text:list>
      <text:p text:style-name="Text_20_body"><text:span text:style-name="T61">If verification is successful, </text:span><text:span text:style-name="T104">closeProvisioningSession</text:span><text:span text:style-name="T61"> </text:span><text:span text:style-name="T64">must</text:span><text:span text:style-name="T61"> also </text:span><text:span text:style-name="T66">reassign provisioning session ownership</text:span><text:span text:style-name="T61"> to the current (closing) session for </text:span><text:span text:style-name="T66">all</text:span><text:span text:style-name="T61"> objects belonging to sessions that have been subject to a post provisioning operation. <text:s/>The original session objects </text:span><text:span text:style-name="T64">must</text:span><text:span text:style-name="T61"> subsequently be deleted since they have no mission anymore. <text:s/>Also see</text:span><text:span text:style-name="T62"> </text:span><text:span text:style-name="CrossRef"><text:span text:style-name="T81"><text:reference-ref text:reference-format="text" text:ref-name="provisioning.objects">Provisioning Objects</text:reference-ref></text:span></text:span><text:span text:style-name="T62">.</text:span></text:p>
      <text:p text:style-name="P60">If verification fails, <text:span text:style-name="T2">all</text:span> objects created in the session <text:span text:style-name="T38">must</text:span> be deleted and post provisioning operations <text:span text:style-name="T38">must</text:span> be rolled back.</text:p>
      <text:p text:style-name="P60">When a provisioning session has been successfully closed by this method, it remains stored until all associated keys have been deleted.</text:p>
      <text:p text:style-name="P51"/>
      <text:p text:style-name="Text_20_body"/>
      <text:p text:style-name="P42"/>
      <text:p text:style-name="P107"/>
      <text:p text:style-name="P95">Continued on the next page...</text:p>
      <text:p text:style-name="P95"/>
      <text:p text:style-name="P114"><text:span text:style-name="T61">Using </text:span><text:span text:style-name="CrossRef"><text:span text:style-name="T81"><text:reference-ref text:reference-format="text" text:ref-name="keygen2">KeyGen2</text:reference-ref></text:span></text:span><text:span text:style-name="T61"> </text:span><text:span text:style-name="T104">closeProvisioningSession</text:span><text:span text:style-name="T61"> is invoked as the </text:span><text:span text:style-name="T66">last step</text:span><text:span text:style-name="T61"> of </text:span><text:span text:style-name="CrossRef"><text:span text:style-name="T81"><text:reference-ref text:reference-format="text" text:ref-name="cred.depl.req">ProvisioningFinalizationRequest</text:reference-ref></text:span></text:span><text:span text:style-name="T61"> processing, where two outermost-level properties hold the associated </text:span><text:span text:style-name="T105">MAC</text:span><text:span text:style-name="T61"> and </text:span><text:span text:style-name="T98">Challenge</text:span><text:span text:style-name="T61"> attributes:</text:span></text:p>
      <text:p text:style-name="P93"/>
      <table:table table:name="Table76" table:style-name="Table76">
        <table:table-column table:style-name="Table76.A"/>
        <table:table-row>
          <table:table-cell table:style-name="Table76.A1" office:value-type="string">
            <text:p text:style-name="P76"><text:span text:style-name="T124">{</text:span><text:span text:style-name="T155"><text:line-break/></text:span><text:span text:style-name="T125">    </text:span><text:span text:style-name="T124">"</text:span><text:span text:style-name="T133">@context</text:span><text:span text:style-name="T124">": "</text:span><text:span text:style-name="T147">http://xmlns.webpki.org/keygen2/1.0</text:span><text:span text:style-name="T124">",</text:span><text:span text:style-name="T155"><text:line-break/></text:span><text:span text:style-name="T125">    </text:span><text:span text:style-name="T124">"</text:span><text:span text:style-name="T133">@qualifier</text:span><text:span text:style-name="T124">": "</text:span><text:span text:style-name="T147">ProvisioningFinalizationRequest</text:span><text:span text:style-name="T124">",</text:span><text:span text:style-name="T155"><text:line-break/></text:span><text:span text:style-name="T125">    </text:span><text:span text:style-name="T124">"</text:span><text:span text:style-name="T139">ServerSessionID</text:span><text:span text:style-name="T124">": "</text:span><text:span text:style-name="T147">1417fa0e508YzrfxGeX-w2ByTAKDSy8v</text:span><text:span text:style-name="T124">",</text:span><text:span text:style-name="T155"><text:line-break/></text:span><text:span text:style-name="T125">    </text:span><text:span text:style-name="T124">"</text:span><text:span text:style-name="T139">ClientSessionID</text:span><text:span text:style-name="T124">": "</text:span><text:span text:style-name="T147">fXQrec8rlgUz5XxQkSZKimbiPbb7eM3f</text:span><text:span text:style-name="T124">",</text:span><text:span text:style-name="T155"><text:line-break/></text:span><text:span text:style-name="T125">    </text:span><text:span text:style-name="T124">"</text:span><text:span text:style-name="T139">SubmitURL</text:span><text:span text:style-name="T124">": "</text:span><text:a xlink:type="simple" xlink:href="http://issuer.example.com/finalize"><text:span text:style-name="T147">https://issuer.example.com/finalize</text:span></text:a><text:span text:style-name="T124">",</text:span></text:p>
            <text:p text:style-name="P150"><text:span text:style-name="T155"><text:s text:c="12"/></text:span><text:span text:style-name="T160">Other Message Payload</text:span></text:p>
            <text:p text:style-name="P76"><text:span text:style-name="T125">    </text:span><text:span text:style-name="T124">"</text:span><text:span text:style-name="T139">Challenge</text:span><text:span text:style-name="T124">": "</text:span><text:span text:style-name="T147">NajebxXBmgs1oNj81KzrQBNiAMts-I90kCMJ41QdZhI"</text:span><text:span text:style-name="T124">,</text:span><text:span text:style-name="T155"><text:line-break/></text:span><text:span text:style-name="T125">    </text:span><text:span text:style-name="T124">"</text:span><text:span text:style-name="T139">MAC</text:span><text:span text:style-name="T124">": "</text:span><text:span text:style-name="T147">DVhtwgO7fnasR-gouyiReoFGDH2w4Sj6RWZ9SlWJeDQ"</text:span><text:span text:style-name="T155"><text:line-break/></text:span><text:span text:style-name="T124">}</text:span><text:span text:style-name="T155"> </text:span></text:p>
          </table:table-cell>
        </table:table-row>
      </table:table>
      <text:p text:style-name="P92"/>
      <text:p text:style-name="P50"><text:span text:style-name="T62">The </text:span><text:span text:style-name="T98">CloseAttestation</text:span><text:span text:style-name="T62"> object is created by attesting (see </text:span><text:span text:style-name="CrossRef"><text:span text:style-name="T81"><text:reference-ref text:reference-format="text" text:ref-name="sess.att">SessionAttestation</text:reference-ref></text:span></text:span><text:span text:style-name="T62">) the following </text:span><text:span text:style-name="T68">Data</text:span><text:span text:style-name="T62">:</text:span></text:p>
      <text:p text:style-name="Text_20_body"><text:span text:style-name="T62"><text:tab/> </text:span><text:span text:style-name="T68">Data</text:span><text:span text:style-name="T62"> = </text:span><text:span text:style-name="T98">Challenge</text:span><text:span text:style-name="T45"> </text:span><text:span text:style-name="T46">|| </text:span><text:span text:style-name="T98">ProvisioningHandle.</text:span><text:span text:style-name="CrossRef"><text:span text:style-name="T81"><text:reference-ref text:reference-format="text" text:ref-name="sess.key.alg">SessionKeyAlgorithm</text:reference-ref></text:span></text:span></text:p>
      <text:p text:style-name="Text_20_body"><text:span text:style-name="T43">Also see </text:span><text:span text:style-name="CrossRef"><text:reference-ref text:reference-format="text" text:ref-name="sess.key.op">SessionKeyLimit</text:reference-ref></text:span><text:span text:style-name="T43">.</text:span></text:p>
      <text:p text:style-name="P88"/>
      <text:p text:style-name="Standard"><text:span text:style-name="T43">A </text:span><text:span text:style-name="T44">successful</text:span><text:span text:style-name="T43"> </text:span><text:span text:style-name="CrossRef"><text:reference-ref text:reference-format="text" text:ref-name="keygen2">KeyGen2</text:reference-ref></text:span><text:span text:style-name="T43"> response would only contain the following:</text:span></text:p>
      <text:p text:style-name="P85"/>
      <table:table table:name="Table104" table:style-name="Table104">
        <table:table-column table:style-name="Table104.A"/>
        <table:table-row>
          <table:table-cell table:style-name="Table104.A1" office:value-type="string">
            <text:p text:style-name="P76"><text:span text:style-name="T124">{</text:span><text:span text:style-name="T155"><text:line-break/></text:span><text:span text:style-name="T125">    </text:span><text:span text:style-name="T124">"</text:span><text:span text:style-name="T133">@context</text:span><text:span text:style-name="T124">": "</text:span><text:span text:style-name="T147">http://xmlns.webpki.org/keygen2/1.0</text:span><text:span text:style-name="T124">",</text:span><text:span text:style-name="T155"><text:line-break/></text:span><text:span text:style-name="T125">    </text:span><text:span text:style-name="T124">"</text:span><text:span text:style-name="T133">@qualifier</text:span><text:span text:style-name="T124">": "</text:span><text:span text:style-name="T147">ProvisioningFinalizationResponse</text:span><text:span text:style-name="T124">",</text:span><text:span text:style-name="T155"><text:line-break/></text:span><text:span text:style-name="T125">    </text:span><text:span text:style-name="T124">"</text:span><text:span text:style-name="T139">ServerSessionID</text:span><text:span text:style-name="T124">": "</text:span><text:span text:style-name="T147">1417fa0e508YzrfxGeX-w2ByTAKDSy8v</text:span><text:span text:style-name="T124">",</text:span><text:span text:style-name="T155"><text:line-break/></text:span><text:span text:style-name="T125">    </text:span><text:span text:style-name="T124">"</text:span><text:span text:style-name="T139">ClientSessionID</text:span><text:span text:style-name="T124">": "</text:span><text:span text:style-name="T147">fXQrec8rlgUz5XxQkSZKimbiPbb7eM3f</text:span><text:span text:style-name="T124">",</text:span><text:span text:style-name="T155"><text:line-break/></text:span><text:span text:style-name="T125">    </text:span><text:span text:style-name="T124">"</text:span><text:span text:style-name="T139">CloseAttestation</text:span><text:span text:style-name="T124">": "</text:span><text:span text:style-name="T147">acpN8bVJwKZJadIaOsZ-b-7Ky2WRoItP9pFXFD3NrIo"</text:span><text:span text:style-name="T155"><text:line-break/></text:span><text:span text:style-name="T124">}</text:span><text:span text:style-name="T155"> </text:span></text:p>
          </table:table-cell>
        </table:table-row>
      </table:table>
      <text:h text:style-name="P191" text:outline-level="3"><text:bookmark text:name="__RefHeading__15277_972012461"/><text:reference-mark-start text:name="enum.prov.sess"/>enumerateProvisioningSessions<text:reference-mark-end text:name="enum.prov.sess"/> [4]<text:bookmark-end text:name="__RefHeading__15277_972012461"/></text:h>
      <text:p text:style-name="Text_20_body">Input</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3">Name</text:p>
          </table:table-cell>
          <table:table-cell table:style-name="Table40.A1" office:value-type="string">
            <text:p text:style-name="P13">Type</text:p>
          </table:table-cell>
          <table:table-cell table:style-name="Table40.C1" office:value-type="string">
            <text:p text:style-name="P13">Description</text:p>
          </table:table-cell>
        </table:table-row>
        <table:table-row table:style-name="Table40.2">
          <table:table-cell table:style-name="Table40.A2" office:value-type="string">
            <text:p text:style-name="P16">ProvisioningHandle</text:p>
          </table:table-cell>
          <table:table-cell table:style-name="Table40.A2" office:value-type="string">
            <text:p text:style-name="P3">int</text:p>
          </table:table-cell>
          <table:table-cell table:style-name="Table40.C2" office:value-type="string">
            <text:p text:style-name="P2">Input enumeration handle</text:p>
          </table:table-cell>
        </table:table-row>
        <table:table-row table:style-name="Table40.2">
          <table:table-cell table:style-name="Table40.A2" office:value-type="string">
            <text:p text:style-name="P16">ProvisioningState</text:p>
          </table:table-cell>
          <table:table-cell table:style-name="Table40.A2" office:value-type="string">
            <text:p text:style-name="P3">bool</text:p>
          </table:table-cell>
          <table:table-cell table:style-name="Table40.C2" office:value-type="string">
            <text:p text:style-name="P2">If true list only <text:span text:style-name="T2">open</text:span> provisioning sessions. <text:s/>If false list only <text:span text:style-name="T2">closed</text:span> dittos</text:p>
          </table:table-cell>
        </table:table-row>
      </table:table>
      <text:p text:style-name="Text_20_body"/>
      <text:p text:style-name="Text_20_body">Output</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3">Name</text:p>
          </table:table-cell>
          <table:table-cell table:style-name="Table39.A1" office:value-type="string">
            <text:p text:style-name="P13">Type</text:p>
          </table:table-cell>
          <table:table-cell table:style-name="Table39.C1" office:value-type="string">
            <text:p text:style-name="P13">Description</text:p>
          </table:table-cell>
        </table:table-row>
        <table:table-row table:style-name="Table39.2">
          <table:table-cell table:style-name="Table39.A2" office:value-type="string">
            <text:p text:style-name="P16">Status</text:p>
          </table:table-cell>
          <table:table-cell table:style-name="Table39.A2" office:value-type="string">
            <text:p text:style-name="P3">byte</text:p>
          </table:table-cell>
          <table:table-cell table:style-name="Table39.C2" office:value-type="string">
            <text:p text:style-name="P2">See <text:span text:style-name="CrossRef"><text:reference-ref text:reference-format="text" text:ref-name="ReturnValues">Return Values</text:reference-ref></text:span></text:p>
          </table:table-cell>
        </table:table-row>
        <table:table-row table:style-name="Table39.2">
          <table:table-cell table:style-name="Table39.A2" office:value-type="string">
            <text:p text:style-name="P16">ProvisioningHandle</text:p>
          </table:table-cell>
          <table:table-cell table:style-name="Table39.A2" office:value-type="string">
            <text:p text:style-name="P3">int</text:p>
          </table:table-cell>
          <table:table-cell table:style-name="Table39.C2" office:value-type="string">
            <text:p text:style-name="P2">Output enumeration handle</text:p>
          </table:table-cell>
        </table:table-row>
        <table:table-row table:style-name="Table39.2">
          <table:table-cell table:style-name="Table39.C2" table:number-columns-spanned="3" office:value-type="string">
            <text:p text:style-name="P17"><text:span text:style-name="T68">The following elements </text:span><text:span text:style-name="T67">must not</text:span><text:span text:style-name="T68"> be present if the returned</text:span><text:span text:style-name="T70"> </text:span>ProvisioningHandle<text:span text:style-name="T62"> = 0</text:span></text:p>
          </table:table-cell>
          <table:covered-table-cell/>
          <table:covered-table-cell/>
        </table:table-row>
        <table:table-row table:style-name="Table39.2">
          <table:table-cell table:style-name="Table39.A2" office:value-type="string">
            <text:p text:style-name="P16">SessionKeyAlgorithm</text:p>
          </table:table-cell>
          <table:table-cell table:style-name="Table39.A2" office:value-type="string">
            <text:p text:style-name="P3">uri</text:p>
          </table:table-cell>
          <table:table-cell table:style-name="Table39.C2" table:number-rows-spanned="8" office:value-type="string">
            <text:p text:style-name="Table_20_Contents"><text:span text:style-name="T43">See </text:span><text:span text:style-name="CrossRef"><text:reference-ref text:reference-format="text" text:ref-name="createProvisioningSession">createProvisioningSession</text:reference-ref></text:span></text:p>
          </table:table-cell>
        </table:table-row>
        <table:table-row table:style-name="Table39.2">
          <table:table-cell table:style-name="Table39.A2" office:value-type="string">
            <text:p text:style-name="P16">PrivacyEnabled</text:p>
          </table:table-cell>
          <table:table-cell table:style-name="Table39.A2" office:value-type="string">
            <text:p text:style-name="P3">bool</text:p>
          </table:table-cell>
          <table:covered-table-cell/>
        </table:table-row>
        <table:table-row table:style-name="Table39.2">
          <table:table-cell table:style-name="Table39.A2" office:value-type="string">
            <text:p text:style-name="P16">KeyManagementKey</text:p>
          </table:table-cell>
          <table:table-cell table:style-name="Table39.A2" office:value-type="string">
            <text:p text:style-name="P3">byte[<text:span text:style-name="T78"> </text:span>]</text:p>
          </table:table-cell>
          <table:covered-table-cell/>
        </table:table-row>
        <table:table-row table:style-name="Table39.2">
          <table:table-cell table:style-name="Table39.A2" office:value-type="string">
            <text:p text:style-name="P16">Client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6">SessionLife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6">Server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Client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IssuerURI</text:p>
          </table:table-cell>
          <table:table-cell table:style-name="Table39.A2" office:value-type="string">
            <text:p text:style-name="P3">uri</text:p>
          </table:table-cell>
          <table:covered-table-cell/>
        </table:table-row>
      </table:table>
      <text:p text:style-name="P50"/>
      <text:p text:style-name="P50"><text:span text:style-name="T104">enumerateProvisioningSessions</text:span> is primarily intended to be used by provisioning middleware for retrieving handles to <text:span text:style-name="T2">open</text:span> provisioning sessions in sessions that are interrupted due to a certification process or similar. <text:s/></text:p>
      <text:p text:style-name="P50">In addition, users of portable SKSes (like smart cards), may carry out provisioning steps on <text:span text:style-name="T2">different</text:span> computers through this method.</text:p>
      <text:p text:style-name="P50"><text:span text:style-name="T104">enumerateProvisioningSessions</text:span> is also useful for debugging and for “cleaning-up” after failed provisioning sessions.</text:p>
      <text:p text:style-name="P50">The input <text:span text:style-name="T101">ProvisioningHandle</text:span><text:span text:style-name="T52"> </text:span><text:span text:style-name="T56">must</text:span><text:span text:style-name="T52"> initially be set to 0 to start an enumeration round.</text:span></text:p>
      <text:p text:style-name="P50"><text:span text:style-name="T52">Succeeding calls </text:span><text:span text:style-name="T56">must</text:span><text:span text:style-name="T52"> use the output </text:span><text:span text:style-name="T101">ProvisioningHandle</text:span><text:span text:style-name="T52"> as input to the next call.</text:span></text:p>
      <text:p text:style-name="P50"><text:span text:style-name="T52">When </text:span><text:span text:style-name="T98">enumerateProvisioningSessions</text:span><text:span text:style-name="T46"> returns with a </text:span><text:span text:style-name="T98">ProvisioningHandle</text:span><text:span text:style-name="T46"> = 0 there are no more provisioning objects to read.</text:span></text:p>
      <text:h text:style-name="P191" text:outline-level="3"><text:bookmark text:name="__RefHeading__15279_972012461"/>abortProvisioningSession [5]<text:bookmark-end text:name="__RefHeading__15279_972012461"/></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Name</text:p>
          </table:table-cell>
          <table:table-cell table:style-name="Table4.A1" office:value-type="string">
            <text:p text:style-name="P13">Type</text:p>
          </table:table-cell>
          <table:table-cell table:style-name="Table4.C1" office:value-type="string">
            <text:p text:style-name="P13">Description</text:p>
          </table:table-cell>
        </table:table-row>
        <table:table-row table:style-name="Table4.2">
          <table:table-cell table:style-name="Table4.A2" office:value-type="string">
            <text:p text:style-name="P16">ProvisioningHandle</text:p>
          </table:table-cell>
          <table:table-cell table:style-name="Table4.A2" office:value-type="string">
            <text:p text:style-name="P3">int</text:p>
          </table:table-cell>
          <table:table-cell table:style-name="Table4.C2" office:value-type="string">
            <text:p text:style-name="P2">Local handle to an <text:span text:style-name="T2">open</text:span>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Name</text:p>
          </table:table-cell>
          <table:table-cell table:style-name="Table5.A1" office:value-type="string">
            <text:p text:style-name="P13">Type</text:p>
          </table:table-cell>
          <table:table-cell table:style-name="Table5.C1" office:value-type="string">
            <text:p text:style-name="P13">Description</text:p>
          </table:table-cell>
        </table:table-row>
        <table:table-row table:style-name="Table5.2">
          <table:table-cell table:style-name="Table5.A2" office:value-type="string">
            <text:p text:style-name="P16">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abortProvisioningSession</text:span> is intended to be used by provisioning middleware if an unrecoverable error occurs in the communication with the issuer, or if a user cancels a session. <text:s/>If there is a matching and still <text:span text:style-name="T2">open</text:span> provisioning session, all associated data <text:span text:style-name="T39">must</text:span> be removed from the SKS, otherwise an error <text:span text:style-name="T39">must</text:span> be returned.</text:p>
      <text:h text:style-name="P191" text:outline-level="3"><text:bookmark text:name="__RefHeading__15281_972012461"/><text:reference-mark-start text:name="sign.prov.sess.data"/>signProvisioningSessionData<text:reference-mark-end text:name="sign.prov.sess.data"/> [6]<text:bookmark-end text:name="__RefHeading__15281_972012461"/></text:h>
      <text:p text:style-name="Text_20_body">Input</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3">Name</text:p>
          </table:table-cell>
          <table:table-cell table:style-name="Table71.A1" office:value-type="string">
            <text:p text:style-name="P13">Type</text:p>
          </table:table-cell>
          <table:table-cell table:style-name="Table71.C1" office:value-type="string">
            <text:p text:style-name="P13">Description</text:p>
          </table:table-cell>
        </table:table-row>
        <table:table-row table:style-name="Table71.2">
          <table:table-cell table:style-name="Table71.A2" office:value-type="string">
            <text:p text:style-name="P16">ProvisioningHandle</text:p>
          </table:table-cell>
          <table:table-cell table:style-name="Table71.A2" office:value-type="string">
            <text:p text:style-name="P3">int</text:p>
          </table:table-cell>
          <table:table-cell table:style-name="Table71.C2" office:value-type="string">
            <text:p text:style-name="P2">Local handle to an <text:span text:style-name="T2">open</text:span> provisioning session</text:p>
          </table:table-cell>
        </table:table-row>
        <table:table-row table:style-name="Table71.2">
          <table:table-cell table:style-name="Table71.A2" office:value-type="string">
            <text:p text:style-name="P16">Data</text:p>
          </table:table-cell>
          <table:table-cell table:style-name="Table71.A2" office:value-type="string">
            <text:p text:style-name="P3">byte[<text:span text:style-name="T78"> </text:span>]</text:p>
          </table:table-cell>
          <table:table-cell table:style-name="Table71.C2" office:value-type="string">
            <text:p text:style-name="P2">Data to be signed</text:p>
          </table:table-cell>
        </table:table-row>
      </table:table>
      <text:p text:style-name="Text_20_body"/>
      <text:p text:style-name="Text_20_body">Output</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3">Name</text:p>
          </table:table-cell>
          <table:table-cell table:style-name="Table72.A1" office:value-type="string">
            <text:p text:style-name="P13">Type</text:p>
          </table:table-cell>
          <table:table-cell table:style-name="Table72.C1" office:value-type="string">
            <text:p text:style-name="P13">Description</text:p>
          </table:table-cell>
        </table:table-row>
        <table:table-row table:style-name="Table72.2">
          <table:table-cell table:style-name="Table72.A2" office:value-type="string">
            <text:p text:style-name="P16">Status</text:p>
          </table:table-cell>
          <table:table-cell table:style-name="Table72.A2" office:value-type="string">
            <text:p text:style-name="P3">byte</text:p>
          </table:table-cell>
          <table:table-cell table:style-name="Table72.C2" office:value-type="string">
            <text:p text:style-name="P2">See <text:span text:style-name="CrossRef"><text:reference-ref text:reference-format="text" text:ref-name="ReturnValues">Return Values</text:reference-ref></text:span></text:p>
          </table:table-cell>
        </table:table-row>
        <table:table-row table:style-name="Table72.2">
          <table:table-cell table:style-name="Table72.A2" office:value-type="string">
            <text:p text:style-name="P16">Signature</text:p>
          </table:table-cell>
          <table:table-cell table:style-name="Table72.A2" office:value-type="string">
            <text:p text:style-name="P3">byte[32]</text:p>
          </table:table-cell>
          <table:table-cell table:style-name="Table72.C2" office:value-type="string">
            <text:p text:style-name="Standard">Signed data</text:p>
          </table:table-cell>
        </table:table-row>
      </table:table>
      <text:p text:style-name="P66"/>
      <text:p text:style-name="Text_20_body"><text:span text:style-name="T104">signProvisioningSessionData</text:span> signs <text:span text:style-name="T2">arbitrary data</text:span> that is supplied <text:span text:style-name="T2">by the provisioning middleware.</text:span></text:p>
      <text:p text:style-name="Text_20_body">The purpose of <text:span text:style-name="T104">signProvisioningSessionData</text:span> is adding data integrity to provisioning messages from clients to issuers.</text:p>
      <text:p text:style-name="Text_20_body">The signature scheme is as follows:</text:p>
      <text:p text:style-name="Text_20_body"><text:span text:style-name="T93"><text:tab/>Signature</text:span> = <text:span text:style-name="CrossRef"><text:span text:style-name="T81"><text:reference-ref text:reference-format="text" text:ref-name="HMAC_SHA256">HMAC-SHA256</text:reference-ref></text:span></text:span> (<text:span text:style-name="CrossRef"><text:reference-ref text:reference-format="text" text:ref-name="sess.key">SessionKey</text:reference-ref></text:span> || <text:span text:style-name="T106">"</text:span><text:span text:style-name="T104">ExternalSignature"</text:span><text:span text:style-name="T42">, </text:span><text:span text:style-name="T98">Data</text:span><text:span text:style-name="T42">)</text:span></text:p>
      <text:p text:style-name="Text_20_body">Note that <text:span text:style-name="T98">Data</text:span> element <text:span text:style-name="T39">must</text:span> be used “as is” in the HMAC operation, <text:span text:style-name="T2">excluding</text:span> length information, while the derived key <text:span text:style-name="T39">must</text:span> use the representation described in <text:span text:style-name="CrossRef"><text:reference-ref text:reference-format="text" text:ref-name="datatypes">Data Types</text:reference-ref></text:span>.</text:p>
      <text:p text:style-name="Text_20_body">A <text:span text:style-name="T2">relying party </text:span><text:span text:style-name="T38">must</text:span> distinguish between such signatures and <text:span text:style-name="CrossRef"><text:reference-ref text:reference-format="text" text:ref-name="SKSAttestations">Attestations</text:reference-ref></text:span> since only the latter are actually vouched for by the SKS.</text:p>
      <text:p text:style-name="Text_20_body"><text:span text:style-name="CrossRef"><text:span text:style-name="T8">Also see </text:span></text:span><text:span text:style-name="CrossRef"><text:reference-ref text:reference-format="text" text:ref-name="sess.key.op">SessionKeyLimit</text:reference-ref></text:span> and <text:span text:style-name="CrossRef"><text:reference-ref text:reference-format="text" text:ref-name="prov.sess.resp">ProvisioningInitializationResponse</text:reference-ref></text:span>.</text:p>
      <text:h text:style-name="P191" text:outline-level="3"><text:bookmark text:name="__RefHeading__16586_1418814329"/><text:reference-mark-start text:name="update.kmk"/>updateKeyManagementKey<text:reference-mark-end text:name="update.kmk"/> [7]<text:bookmark-end text:name="__RefHeading__16586_1418814329"/></text:h>
      <text:p text:style-name="Text_20_body">Input</text:p>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13">Name</text:p>
          </table:table-cell>
          <table:table-cell table:style-name="Table18.A1" office:value-type="string">
            <text:p text:style-name="P13">Type</text:p>
          </table:table-cell>
          <table:table-cell table:style-name="Table18.C1" office:value-type="string">
            <text:p text:style-name="P13">Description</text:p>
          </table:table-cell>
        </table:table-row>
        <table:table-row table:style-name="Table18.2">
          <table:table-cell table:style-name="Table18.A2" office:value-type="string">
            <text:p text:style-name="P16">ProvisioningHandle</text:p>
          </table:table-cell>
          <table:table-cell table:style-name="Table18.A2" office:value-type="string">
            <text:p text:style-name="P3">int</text:p>
          </table:table-cell>
          <table:table-cell table:style-name="Table18.C2" office:value-type="string">
            <text:p text:style-name="P2">Local handle to an existing (<text:span text:style-name="T2">closed</text:span><text:span text:style-name="T81">) provisioning session object holding a <text:s/></text:span><text:span text:style-name="CrossRef"><text:span text:style-name="T163"><text:reference-ref text:reference-format="text" text:ref-name="key.mgr.key">KeyManagementKey</text:reference-ref></text:span></text:span><text:span text:style-name="T81"> that needs to be updated to support post-operations using a new </text:span><text:span text:style-name="CrossRef"><text:span text:style-name="T163"><text:reference-ref text:reference-format="text" text:ref-name="key.mgr.key">KeyManagementKey</text:reference-ref></text:span></text:span><text:span text:style-name="T81">. <text:s/>See</text:span> <text:span text:style-name="CrossRef"><text:span text:style-name="T81"><text:reference-ref text:reference-format="text" text:ref-name="provisioning.objects">Provisioning Objects</text:reference-ref></text:span></text:span></text:p>
          </table:table-cell>
        </table:table-row>
        <table:table-row table:style-name="Table18.2">
          <table:table-cell table:style-name="Table18.A2" office:value-type="string">
            <text:p text:style-name="P16">KeyManagementKey</text:p>
          </table:table-cell>
          <table:table-cell table:style-name="Table18.A2" office:value-type="string">
            <text:p text:style-name="P3">byte<text:span text:style-name="T77">⁮[</text:span><text:span text:style-name="T79"> </text:span><text:span text:style-name="T77">]</text:span></text:p>
          </table:table-cell>
          <table:table-cell table:style-name="Table18.C2" office:value-type="string">
            <text:p text:style-name="Standard">The <text:span text:style-name="T2">new</text:span> <text:span text:style-name="CrossRef"><text:span text:style-name="T163"><text:reference-ref text:reference-format="text" text:ref-name="key.mgr.key">KeyManagementKey</text:reference-ref></text:span></text:span>‪‫‬‭‪‏‪‏‎</text:p>
          </table:table-cell>
        </table:table-row>
        <table:table-row table:style-name="Table18.2">
          <table:table-cell table:style-name="Table18.A2" office:value-type="string">
            <text:p text:style-name="P16">Authorization</text:p>
          </table:table-cell>
          <table:table-cell table:style-name="Table18.A2" office:value-type="string">
            <text:p text:style-name="P3">byte<text:span text:style-name="T77">⁮[</text:span><text:span text:style-name="T79"> </text:span><text:span text:style-name="T77">]</text:span></text:p>
          </table:table-cell>
          <table:table-cell table:style-name="Table18.C2" office:value-type="string">
            <text:p text:style-name="P2">Authorization signature performed by the <text:span text:style-name="T2">old</text:span> <text:span text:style-name="CrossRef"><text:span text:style-name="T81"><text:reference-ref text:reference-format="text" text:ref-name="key.mgr.key">KeyManagementKey</text:reference-ref></text:span></text:span></text:p>
          </table:table-cell>
        </table:table-row>
      </table:table>
      <text:p text:style-name="Text_20_body"/>
      <text:p text:style-name="Text_20_body">Output</text:p>
      <table:table table:name="Table96" table:style-name="Table96">
        <table:table-column table:style-name="Table96.A"/>
        <table:table-column table:style-name="Table96.B"/>
        <table:table-column table:style-name="Table96.C"/>
        <table:table-row table:style-name="Table96.1">
          <table:table-cell table:style-name="Table96.A1" office:value-type="string">
            <text:p text:style-name="P13">Name</text:p>
          </table:table-cell>
          <table:table-cell table:style-name="Table96.A1" office:value-type="string">
            <text:p text:style-name="P13">Type</text:p>
          </table:table-cell>
          <table:table-cell table:style-name="Table96.C1" office:value-type="string">
            <text:p text:style-name="P13">Description</text:p>
          </table:table-cell>
        </table:table-row>
        <table:table-row table:style-name="Table96.2">
          <table:table-cell table:style-name="Table96.A2" office:value-type="string">
            <text:p text:style-name="P16">Status</text:p>
          </table:table-cell>
          <table:table-cell table:style-name="Table96.A2" office:value-type="string">
            <text:p text:style-name="P3">byte</text:p>
          </table:table-cell>
          <table:table-cell table:style-name="Table96.C2" office:value-type="string">
            <text:p text:style-name="P2">See <text:span text:style-name="CrossRef"><text:reference-ref text:reference-format="text" text:ref-name="ReturnValues">Return Values</text:reference-ref></text:span></text:p>
          </table:table-cell>
        </table:table-row>
      </table:table>
      <text:p text:style-name="P50"/>
      <text:p text:style-name="P70"><text:span text:style-name="T93">updateKeyManagementKey</text:span><text:span text:style-name="T90"> associates an existing provisioning session object with an updated </text:span><text:span text:style-name="T101">KeyManagementKey</text:span><text:span text:style-name="T90">. <text:s/>The update </text:span><text:span text:style-name="T39">must</text:span><text:span text:style-name="T90"> be cryptographically secured by the </text:span><text:span text:style-name="T101">Authorization</text:span><text:span text:style-name="T90"> signature which is created as follows:</text:span></text:p>
      <text:p text:style-name="P125"><text:span text:style-name="T102"><text:tab/>Authorization</text:span><text:span text:style-name="T76"> = </text:span><text:span text:style-name="T175">Sign</text:span><text:span text:style-name="T171"> (</text:span><text:span text:style-name="CrossRef"><text:span text:style-name="T29">KeyManagementKey</text:span></text:span><text:span text:style-name="CrossRef"><text:span text:style-name="T35"> </text:span></text:span><text:span text:style-name="CrossRef"><text:span text:style-name="T36">existing</text:span></text:span><text:span text:style-name="CrossRef"><text:span text:style-name="T35"> </text:span></text:span><text:span text:style-name="T171">,<text:line-break/><text:tab/><text:tab/><text:tab/></text:span><text:span text:style-name="T107">"RollOverAuthorization</text:span><text:span text:style-name="T102">"</text:span><text:span text:style-name="T59"> ||</text:span><text:span text:style-name="T60"> </text:span><text:span text:style-name="T102">KeyManagementKey</text:span><text:span text:style-name="CrossRef"><text:span text:style-name="T35"> </text:span></text:span><text:span text:style-name="CrossRef"><text:span text:style-name="T36">new</text:span></text:span><text:span text:style-name="CrossRef"><text:span text:style-name="T35"> </text:span></text:span><text:span text:style-name="T171">)</text:span></text:p>
      <text:p text:style-name="P124"><text:span text:style-name="T174">For details on allowed signature algorithms and data representation, see </text:span><text:span text:style-name="CrossRef"><text:span text:style-name="T172"><text:reference-ref text:reference-format="text" text:ref-name="targ.key.ref">Target Key Reference</text:reference-ref></text:span></text:span><text:span text:style-name="T174">.</text:span></text:p>
      <text:p text:style-name="P50"><text:span text:style-name="T174">The operation </text:span><text:span text:style-name="T173">must</text:span><text:span text:style-name="T174"> be aborted if the </text:span><text:span text:style-name="T103">Authorization</text:span><text:span text:style-name="T174"> signature does not verify or if the target provisioning object lacks a </text:span><text:span text:style-name="CrossRef"><text:span text:style-name="T29">KeyManagementKey</text:span></text:span><text:span text:style-name="T174">.</text:span></text:p>
      <text:p text:style-name="P50"><text:span text:style-name="T174">Also see </text:span><text:span text:style-name="CrossRef"><text:span text:style-name="T172"><text:reference-ref text:reference-format="text" text:ref-name="enum.prov.sess">enumerateProvisioningSessions</text:reference-ref></text:span></text:span><text:span text:style-name="T174">.</text:span></text:p>
      <text:p text:style-name="P51"/>
      <text:p text:style-name="Text_20_body"/>
      <text:p text:style-name="P42"/>
      <text:p text:style-name="P107"/>
      <text:p text:style-name="P63">Continued on the next page...</text:p>
      <text:p text:style-name="P112">The following request shows how <text:span text:style-name="T108">updateKeyManagementKey</text:span> is integrated in <text:span text:style-name="CrossRef"><text:reference-ref text:reference-format="text" text:ref-name="keygen2">KeyGen2</text:reference-ref></text:span>:<text:line-break/></text:p>
      <table:table table:name="Table77" table:style-name="Table77">
        <table:table-column table:style-name="Table77.A"/>
        <table:table-row>
          <table:table-cell table:style-name="Table77.A1" office:value-type="string">
            <text:p text:style-name="P75"><text:span text:style-name="T124">{</text:span><text:span text:style-name="T157"><text:line-break/></text:span><text:span text:style-name="T126">    </text:span><text:span text:style-name="T127">"</text:span><text:span text:style-name="T134">@context</text:span><text:span text:style-name="T127">": "</text:span><text:span text:style-name="T148">http://xmlns.webpki.org/keygen2/1.0</text:span><text:span text:style-name="T127">",</text:span><text:span text:style-name="T157"><text:line-break/></text:span><text:span text:style-name="T126">    </text:span><text:span text:style-name="T127">"</text:span><text:span text:style-name="T134">@qualifier</text:span><text:span text:style-name="T127">": "</text:span><text:span text:style-name="T148">ProvisioningInitializationRequest</text:span><text:span text:style-name="T127">",</text:span><text:span text:style-name="T157"><text:line-break/></text:span><text:span text:style-name="T126">    </text:span><text:span text:style-name="T127">"</text:span><text:span text:style-name="T140">ServerSessionID</text:span><text:span text:style-name="T127">": "</text:span><text:span text:style-name="T148">14182a80df8_4YcBFZmNkVUnAw9losHa</text:span><text:span text:style-name="T127">",</text:span><text:span text:style-name="T157"><text:line-break/></text:span><text:span text:style-name="T126">    </text:span><text:span text:style-name="T127">"</text:span><text:span text:style-name="T140">SubmitURL</text:span><text:span text:style-name="T127">": "</text:span><text:span text:style-name="T148">https://issuer.example.com/provsess</text:span><text:span text:style-name="T127">",</text:span><text:span text:style-name="T157"><text:line-break/></text:span><text:span text:style-name="T126">    </text:span><text:span text:style-name="T127">"</text:span><text:span text:style-name="T140">ServerTime</text:span><text:span text:style-name="T127">": "</text:span><text:span text:style-name="T148">2013-12-20T10:49:13+02:00</text:span><text:span text:style-name="T127">",</text:span><text:span text:style-name="T157"><text:line-break/></text:span><text:span text:style-name="T126">    </text:span><text:span text:style-name="T127">"</text:span><text:span text:style-name="T140">SessionKeyAlgorithm</text:span><text:span text:style-name="T127">": "</text:span><text:span text:style-name="T148">http://xmlns.webpki.org/sks/algorithm#session.1</text:span><text:span text:style-name="T127">",</text:span><text:span text:style-name="T157"><text:line-break/></text:span><text:span text:style-name="T126">    </text:span><text:span text:style-name="T127">"</text:span><text:span text:style-name="T140">SessionKeyLimit</text:span><text:span text:style-name="T127">": </text:span><text:span text:style-name="T150">50</text:span><text:span text:style-name="T127">,</text:span><text:span text:style-name="T157"><text:line-break/></text:span><text:span text:style-name="T126">    </text:span><text:span text:style-name="T127">"</text:span><text:span text:style-name="T140">SessionLifeTime</text:span><text:span text:style-name="T127">": </text:span><text:span text:style-name="T150">10000</text:span><text:span text:style-name="T127">,</text:span><text:span text:style-name="T157"><text:line-break/></text:span><text:span text:style-name="T126">    </text:span><text:span text:style-name="T127">"</text:span><text:span text:style-name="T140">ServerEphemeralKey</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PublicKey</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EC</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NamedCurve</text:span><text:span text:style-name="T127">": "</text:span><text:span text:style-name="T148">http://xmlns.webpki.org/sks/algorithm#ec.nist.p256</text:span><text:span text:style-name="T127">",</text:span><text:span text:style-name="T157"><text:line-break/></text:span><text:span text:style-name="T126">                            </text:span><text:span text:style-name="T127">"</text:span><text:span text:style-name="T140">X</text:span><text:span text:style-name="T127">": "</text:span><text:span text:style-name="T148">chrt0S6C3eLbKzbV4R8n1-kKNKHogqbAi4FH3fsDiaQ"</text:span><text:span text:style-name="T127">,</text:span><text:span text:style-name="T157"><text:line-break/></text:span><text:span text:style-name="T126">                            </text:span><text:span text:style-name="T127">"</text:span><text:span text:style-name="T140">Y</text:span><text:span text:style-name="T127">": "</text:span><text:span text:style-name="T148">WcW6PlkSj3-1GYNu--cdIljTjYtjuhIGEOk6/vv1kTc"</text:span><text:span text:style-name="T157"><text:line-break/></text:span><text:span text:style-name="T126">                        </text:span><text:span text:style-name="T127">}</text:span><text:span text:style-name="T157"><text:line-break/></text:span><text:span text:style-name="T126">                </text:span><text:span text:style-name="T127">}</text:span><text:span text:style-name="T157"><text:line-break/></text:span><text:span text:style-name="T126">        </text:span><text:span text:style-name="T127">},</text:span><text:span text:style-name="T157"><text:line-break/></text:span><text:span text:style-name="T126">    </text:span><text:span text:style-name="T127">"</text:span><text:span text:style-name="T140">KeyManagementKey</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PublicKey</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EC</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NamedCurve</text:span><text:span text:style-name="T127">": "</text:span><text:span text:style-name="T148">http://xmlns.webpki.org/sks/algorithm#ec.nist.p256</text:span><text:span text:style-name="T127">",</text:span><text:span text:style-name="T157"><text:line-break/></text:span><text:span text:style-name="T126">                            </text:span><text:span text:style-name="T127">"</text:span><text:span text:style-name="T140">X</text:span><text:span text:style-name="T127">": "</text:span><text:span text:style-name="T148">lNxNvAUEE8t7DSQBft93LVSXxKCiVjhbWWfyg023FCk"</text:span><text:span text:style-name="T127">,</text:span><text:span text:style-name="T157"><text:line-break/></text:span><text:span text:style-name="T126">                            </text:span><text:span text:style-name="T127">"</text:span><text:span text:style-name="T140">Y</text:span><text:span text:style-name="T127">": "</text:span><text:span text:style-name="T148">LmTlQxXB3LgZrNLmhOfMaCnDizczC_RfQ6Kx8iNwfFA"</text:span><text:span text:style-name="T157"><text:line-break/></text:span><text:span text:style-name="T126">                        </text:span><text:span text:style-name="T127">}</text:span><text:span text:style-name="T157"><text:line-break/></text:span><text:span text:style-name="T126">                </text:span><text:span text:style-name="T127">},</text:span><text:span text:style-name="T157"><text:line-break/></text:span><text:span text:style-name="T126">            </text:span><text:span text:style-name="T127">"</text:span><text:span text:style-name="T140">UpdatableKeyManagementKeys</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PublicKey</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RSA</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Modulus</text:span><text:span text:style-name="T127">": "</text:span><text:span text:style-name="T148">kCNcOpatALB21jHrPIv1BgXlUJ . . . pqNo75jsAZIucG9w"</text:span><text:span text:style-name="T127">,</text:span><text:span text:style-name="T157"><text:line-break/></text:span><text:span text:style-name="T126">                                     </text:span><text:span text:style-name="T127">"</text:span><text:span text:style-name="T140">Exponent</text:span><text:span text:style-name="T127">": "</text:span><text:span text:style-name="T148">AQAB</text:span><text:span text:style-name="T127">"</text:span><text:span text:style-name="T157"><text:line-break/></text:span><text:span text:style-name="T125">                                 </text:span><text:span text:style-name="T124">}</text:span><text:span text:style-name="T155"><text:line-break/></text:span><text:span text:style-name="T125">                         </text:span><text:span text:style-name="T124">},</text:span><text:span text:style-name="T155"><text:line-break/></text:span><text:span text:style-name="T125">                     </text:span><text:span text:style-name="T124">"</text:span><text:span text:style-name="T139">Authorization</text:span><text:span text:style-name="T124">": "</text:span><text:span text:style-name="T147">XjzIoz0muM8AMjFafySlR . . . 3sLm1Bfkm4XbbdbrvJw"</text:span><text:span text:style-name="T125"><text:line-break/>                 </text:span><text:span text:style-name="T124">}]</text:span><text:span text:style-name="T155"><text:line-break/></text:span><text:span text:style-name="T125">        </text:span><text:span text:style-name="T124">}</text:span><text:span text:style-name="T155"><text:line-break/></text:span><text:span text:style-name="T124">}</text:span><text:span text:style-name="T155"> </text:span></text:p>
          </table:table-cell>
        </table:table-row>
      </table:table>
      <text:p text:style-name="Text_20_body"/>
      <text:p text:style-name="P50"><text:span text:style-name="T108">UpdatableKeyManagementKeys</text:span> holds an array of old <text:span text:style-name="T108">KeyManagementKey</text:span>s which can be upgraded to the heading (<text:span text:style-name="T2">current</text:span>) <text:span text:style-name="T108">KeyManagementKey</text:span> if a matching key is found through calls to <text:span text:style-name="CrossRef"><text:reference-ref text:reference-format="text" text:ref-name="enum.prov.sess">enumerateProvisioningSessions</text:reference-ref></text:span>.</text:p>
      <text:p text:style-name="P50">The <text:span text:style-name="T108">UpdatableKeyManagementKeys</text:span> array can in turn (<text:span text:style-name="T2">recursively</text:span>) also hold an <text:span text:style-name="T108">UpdatableKeyManagementKeys</text:span> array making it possible to have any number of <text:span text:style-name="T108">KeyManagementKey</text:span> generations deployed. <text:s/>To make this feasible, updates <text:span text:style-name="T39">must</text:span> be performed in <text:span text:style-name="T2">steps</text:span>, starting at the oldest level (leaf <text:span text:style-name="T108">UpdatableKeyManagementKeys</text:span> array).</text:p>
      <text:p text:style-name="P50"><text:span text:style-name="T108">KeyManagementKey</text:span> updates <text:span text:style-name="T39">must</text:span> be done <text:span text:style-name="T2">before</text:span> calling <text:span text:style-name="CrossRef"><text:reference-ref text:reference-format="text" text:ref-name="createProvisioningSession">createProvisioningSession</text:reference-ref></text:span> since open sessions cannot be updated.</text:p>
      <text:h text:style-name="Heading_20_3" text:outline-level="3"><text:bookmark text:name="__RefHeading__15283_972012461"/><text:soft-page-break/><text:reference-mark-start text:name="createPUKPolicy"/>createPUKPolicy<text:reference-mark-end text:name="createPUKPolicy"/> [8]<text:bookmark-end text:name="__RefHeading__15283_972012461"/></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Name</text:p>
          </table:table-cell>
          <table:table-cell table:style-name="Table12.A1" office:value-type="string">
            <text:p text:style-name="P13">Type</text:p>
          </table:table-cell>
          <table:table-cell table:style-name="Table12.C1" office:value-type="string">
            <text:p text:style-name="P13">Description</text:p>
          </table:table-cell>
        </table:table-row>
        <table:table-row table:style-name="Table12.2">
          <table:table-cell table:style-name="Table12.A2" office:value-type="string">
            <text:p text:style-name="P16">ProvisioningHandle</text:p>
          </table:table-cell>
          <table:table-cell table:style-name="Table12.A2" office:value-type="string">
            <text:p text:style-name="P3">int</text:p>
          </table:table-cell>
          <table:table-cell table:style-name="Table12.C2" office:value-type="string">
            <text:p text:style-name="P2">Local handle to an <text:span text:style-name="T2">open</text:span> provisioning session</text:p>
          </table:table-cell>
        </table:table-row>
        <table:table-row table:style-name="Table12.2">
          <table:table-cell table:style-name="Table12.A2" office:value-type="string">
            <text:p text:style-name="P16">ID</text:p>
          </table:table-cell>
          <table:table-cell table:style-name="Table12.A2" office:value-type="string">
            <text:p text:style-name="P12">id</text:p>
          </table:table-cell>
          <table:table-cell table:style-name="Table12.C2" office:value-type="string">
            <text:p text:style-name="P2"><text:span text:style-name="T2">External name</text:span> of the PUK policy object. <text:s/>See <text:span text:style-name="CrossRef"><text:reference-ref text:reference-format="text" text:ref-name="object.ids">Object IDs</text:reference-ref></text:span></text:p>
          </table:table-cell>
        </table:table-row>
        <table:table-row table:style-name="Table12.2">
          <table:table-cell table:style-name="Table12.A2" office:value-type="string">
            <text:p text:style-name="P16">EncryptedPUK</text:p>
          </table:table-cell>
          <table:table-cell table:style-name="Table12.A2" office:value-type="string">
            <text:p text:style-name="P3">byte[<text:span text:style-name="T78">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16">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16">RetryLimit</text:p>
          </table:table-cell>
          <table:table-cell table:style-name="Table12.A2" office:value-type="string">
            <text:p text:style-name="P3">short</text:p>
          </table:table-cell>
          <table:table-cell table:style-name="Table12.C2" office:value-type="string">
            <text:p text:style-name="P2">Value [0..10000] holding the number of incorrect PUK values (<text:span text:style-name="T2">in a sequence</text:span>), forcing the PUK object to permanently lock up. <text:s/>A zero value indicates that there is no limit but that the SKS will introduce an <text:span text:style-name="T2">internal</text:span> 1‑10 second delay <text:span text:style-name="T2">before</text:span> acting on an unlock operation in order to thwart exhaustive attacks</text:p>
          </table:table-cell>
        </table:table-row>
        <table:table-row table:style-name="Table12.2">
          <table:table-cell table:style-name="Table12.A2" office:value-type="string">
            <text:p text:style-name="P16">MAC</text:p>
          </table:table-cell>
          <table:table-cell table:style-name="Table12.A2" office:value-type="string">
            <text:p text:style-name="P3">byte<text:span text:style-name="T77">⁮[32]</text:span></text:p>
          </table:table-cell>
          <table:table-cell table:style-name="Table12.C2" office:value-type="string">
            <text:p text:style-name="P2">Vouches for the integrity and authenticity of the operation</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Name</text:p>
          </table:table-cell>
          <table:table-cell table:style-name="Table13.A1" office:value-type="string">
            <text:p text:style-name="P13">Type</text:p>
          </table:table-cell>
          <table:table-cell table:style-name="Table13.C1" office:value-type="string">
            <text:p text:style-name="P13">Description</text:p>
          </table:table-cell>
        </table:table-row>
        <table:table-row table:style-name="Table13.2">
          <table:table-cell table:style-name="Table13.A2" office:value-type="string">
            <text:p text:style-name="P16">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16">PUKPolicyHandle</text:p>
          </table:table-cell>
          <table:table-cell table:style-name="Table13.A2" office:value-type="string">
            <text:p text:style-name="P3">int</text:p>
          </table:table-cell>
          <table:table-cell table:style-name="Table13.C2" office:value-type="string">
            <text:p text:style-name="P2">Non-zero handle to created PUK policy object</text:p>
          </table:table-cell>
        </table:table-row>
      </table:table>
      <text:p text:style-name="P50"/>
      <text:p text:style-name="P50"><text:span text:style-name="T93">createPUKPolicy</text:span><text:span text:style-name="T90"> creates a PUK policy object </text:span><text:span text:style-name="T70">in the </text:span><text:span text:style-name="CrossRef"><text:reference-ref text:reference-format="text" text:ref-name="cred.db">Credential Database</text:reference-ref></text:span><text:span text:style-name="T70"> </text:span><text:span text:style-name="T90">to be referenced by subsequent calls to the </text:span><text:span text:style-name="CrossRef"><text:reference-ref text:reference-format="text" text:ref-name="createPINPolicy">createPINPolicy</text:reference-ref></text:span><text:span text:style-name="T90"> method.</text:span></text:p>
      <text:p text:style-name="P154">The <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53"><text:span text:style-name="T45"><text:tab/>Data </text:span><text:span text:style-name="T153">=</text:span><text:span text:style-name="T45"> </text:span><text:span text:style-name="T98">ID</text:span><text:span text:style-name="T45"> </text:span><text:span text:style-name="T46">|| </text:span><text:span text:style-name="T98">EncryptedPUK</text:span><text:span text:style-name="T46"> ||</text:span><text:span text:style-name="T45"> </text:span><text:span text:style-name="T98">Format</text:span><text:span text:style-name="T46"> ||</text:span><text:span text:style-name="T45"> </text:span><text:span text:style-name="T98">RetryLimit</text:span></text:p>
      <text:p text:style-name="P153"><text:span text:style-name="T46">Note that </text:span><text:span text:style-name="T98">EncryptedPUK</text:span><text:span text:style-name="T46"> is MACed in encrypted form and </text:span><text:span text:style-name="T45">then</text:span><text:span text:style-name="T46"> decrypted by the SKS before storing.</text:span></text:p>
      <text:p text:style-name="P42">The purpose of a PUK is to facilitate a master key for unlocking keys that have locked-up due to faulty PIN entries. <text:s/>See <text:span text:style-name="CrossRef"><text:reference-ref text:reference-format="text" text:ref-name="unlockey">unlockKey</text:reference-ref></text:span>.</text:p>
      <text:p text:style-name="P50">PUK policy objects are not directly addressable after provisioning; in order to read PUK policy data, you need to use an associated key handle as input. <text:s/>See <text:span text:style-name="CrossRef"><text:reference-ref text:reference-format="text" text:ref-name="getkeyprotectiondata">getKeyProtectionInfo</text:reference-ref></text:span>.</text:p>
      <text:p text:style-name="Standard"/>
      <text:h text:style-name="P191" text:outline-level="3"><text:bookmark text:name="__RefHeading__15285_972012461"/><text:reference-mark-start text:name="createPINPolicy"/>createPINPolicy<text:reference-mark-end text:name="createPINPolicy"/> [9]<text:bookmark-end text:name="__RefHeading__15285_972012461"/></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3">Name</text:p>
          </table:table-cell>
          <table:table-cell table:style-name="Table14.A1" office:value-type="string">
            <text:p text:style-name="P13">Type</text:p>
          </table:table-cell>
          <table:table-cell table:style-name="Table14.C1" office:value-type="string">
            <text:p text:style-name="P13">Description</text:p>
          </table:table-cell>
        </table:table-row>
        <table:table-row table:style-name="Table14.2">
          <table:table-cell table:style-name="Table14.A2" office:value-type="string">
            <text:p text:style-name="P16">ProvisioningHandle</text:p>
          </table:table-cell>
          <table:table-cell table:style-name="Table14.A2" office:value-type="string">
            <text:p text:style-name="P3">int</text:p>
          </table:table-cell>
          <table:table-cell table:style-name="Table14.C2" office:value-type="string">
            <text:p text:style-name="P2">Local handle to an <text:span text:style-name="T2">open</text:span> provisioning session</text:p>
          </table:table-cell>
        </table:table-row>
        <table:table-row table:style-name="Table14.2">
          <table:table-cell table:style-name="Table14.A2" office:value-type="string">
            <text:p text:style-name="P16">ID</text:p>
          </table:table-cell>
          <table:table-cell table:style-name="Table14.A2" office:value-type="string">
            <text:p text:style-name="P12">id</text:p>
          </table:table-cell>
          <table:table-cell table:style-name="Table14.C2" office:value-type="string">
            <text:p text:style-name="P2"><text:span text:style-name="T2">External name</text:span> of the PIN policy object. <text:s/>See <text:span text:style-name="CrossRef"><text:reference-ref text:reference-format="text" text:ref-name="object.ids">Object IDs</text:reference-ref></text:span></text:p>
          </table:table-cell>
        </table:table-row>
        <table:table-row table:style-name="Table14.2">
          <table:table-cell table:style-name="Table14.A2" office:value-type="string">
            <text:p text:style-name="P16">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16"><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16"><text:reference-mark-start text:name="pin.user.mod"/>UserModifiable<text:reference-mark-end text:name="pin.user.mod"/></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16">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RetryLimit</text:p>
          </table:table-cell>
          <table:table-cell table:style-name="Table14.A2" office:value-type="string">
            <text:p text:style-name="P3">short</text:p>
          </table:table-cell>
          <table:table-cell table:style-name="Table14.C2" office:value-type="string">
            <text:p text:style-name="P2">Value [1..10000] holding the number of incorrect PIN values (<text:span text:style-name="T2">in a sequence</text:span>), forcing a key to lock up</text:p>
          </table:table-cell>
        </table:table-row>
        <table:table-row table:style-name="Table14.2">
          <table:table-cell table:style-name="Table14.A2" office:value-type="string">
            <text:p text:style-name="P16"><text:reference-mark-start text:name="grouping.pin"/>Grouping<text:reference-mark-end text:name="grouping.pin"/></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text:reference-ref></text:span></text:p>
          </table:table-cell>
        </table:table-row>
        <table:table-row table:style-name="Table14.2">
          <table:table-cell table:style-name="Table14.A2" office:value-type="string">
            <text:p text:style-name="P16"><text:reference-mark-start text:name="pattern.rest"/>PatternRestrictions<text:reference-mark-end text:name="pattern.rest"/></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s</text:reference-ref></text:span></text:p>
          </table:table-cell>
        </table:table-row>
        <table:table-row table:style-name="Table14.2">
          <table:table-cell table:style-name="Table14.A2" office:value-type="string">
            <text:p text:style-name="P16">MinLength</text:p>
          </table:table-cell>
          <table:table-cell table:style-name="Table14.A2" office:value-type="string">
            <text:p text:style-name="P3">short</text:p>
          </table:table-cell>
          <table:table-cell table:style-name="Table14.C2" office:value-type="string">
            <text:p text:style-name="P2">Minimum <text:span text:style-name="T2">decoded</text:span> PIN length<text:span text:style-name="T81">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MaxLength</text:p>
          </table:table-cell>
          <table:table-cell table:style-name="Table14.A2" office:value-type="string">
            <text:p text:style-name="P3">short</text:p>
          </table:table-cell>
          <table:table-cell table:style-name="Table14.C2" office:value-type="string">
            <text:p text:style-name="P2">Maximum <text:span text:style-name="T2">decoded</text:span> PIN lengt<text:span text:style-name="T81">h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text:reference-mark-start text:name="input.method"/>InputMethod<text:reference-mark-end text:name="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row table:style-name="Table14.2">
          <table:table-cell table:style-name="Table14.A2" office:value-type="string">
            <text:p text:style-name="P16">MAC</text:p>
          </table:table-cell>
          <table:table-cell table:style-name="Table14.A2" office:value-type="string">
            <text:p text:style-name="P3">byte<text:span text:style-name="T77">⁮[32]</text:span></text:p>
          </table:table-cell>
          <table:table-cell table:style-name="Table14.C2" office:value-type="string">
            <text:p text:style-name="P2">Vouches for the integrity and authenticity of the operatio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3">Name</text:p>
          </table:table-cell>
          <table:table-cell table:style-name="Table15.A1" office:value-type="string">
            <text:p text:style-name="P13">Type</text:p>
          </table:table-cell>
          <table:table-cell table:style-name="Table15.C1" office:value-type="string">
            <text:p text:style-name="P13">Description</text:p>
          </table:table-cell>
        </table:table-row>
        <table:table-row table:style-name="Table15.2">
          <table:table-cell table:style-name="Table15.A2" office:value-type="string">
            <text:p text:style-name="P16">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16">PINPolicyHandle</text:p>
          </table:table-cell>
          <table:table-cell table:style-name="Table15.A2" office:value-type="string">
            <text:p text:style-name="P3">int</text:p>
          </table:table-cell>
          <table:table-cell table:style-name="Table15.C2" office:value-type="string">
            <text:p text:style-name="P2">Non-zero handle to created PIN policy object</text:p>
          </table:table-cell>
        </table:table-row>
      </table:table>
      <text:p text:style-name="P50"/>
      <text:p text:style-name="P50"><text:span text:style-name="T93">createPINPolicy</text:span><text:span text:style-name="T90"> creates a PIN policy object </text:span><text:span text:style-name="T70">in the </text:span><text:span text:style-name="CrossRef"><text:reference-ref text:reference-format="text" text:ref-name="cred.db">Credential Database</text:reference-ref></text:span><text:span text:style-name="T70"> </text:span><text:span text:style-name="T90">to be referenced by subsequent calls to the </text:span><text:span text:style-name="CrossRef"><text:reference-ref text:reference-format="text" text:ref-name="createKeyPair">createKeyEntry</text:reference-ref></text:span><text:span text:style-name="T90"> method.</text:span></text:p>
      <text:p text:style-name="P154">The <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53"><text:span text:style-name="T45"><text:tab/>Data </text:span><text:span text:style-name="T153">=</text:span><text:span text:style-name="T45"> </text:span><text:span text:style-name="T98">ID</text:span><text:span text:style-name="T45"> </text:span><text:span text:style-name="T46">|| </text:span><text:span text:style-name="T45">PUKReference</text:span><text:span text:style-name="T46"> || </text:span><text:span text:style-name="T98">UserDefined</text:span><text:span text:style-name="T46"> ||</text:span><text:span text:style-name="T45"> </text:span><text:span text:style-name="T98">UserModifiable</text:span><text:span text:style-name="T46"> ||</text:span><text:span text:style-name="T45"> </text:span><text:span text:style-name="T98">Format</text:span><text:span text:style-name="T46"> ||</text:span><text:span text:style-name="T45"> </text:span><text:span text:style-name="T98">RetryLimit</text:span><text:span text:style-name="T46"> ||</text:span><text:span text:style-name="T98"><text:line-break/></text:span><text:span text:style-name="T46"> <text:s text:c="24"/></text:span><text:span text:style-name="T98">Grouping</text:span><text:span text:style-name="T46"> ||</text:span><text:span text:style-name="T45"> </text:span><text:span text:style-name="T98">PatternRestrictions</text:span><text:span text:style-name="T46"> ||</text:span><text:span text:style-name="T45"> </text:span><text:span text:style-name="T98">MinLength</text:span><text:span text:style-name="T46"> ||</text:span><text:span text:style-name="T45"> </text:span><text:span text:style-name="T98">MaxLength</text:span><text:span text:style-name="T46"> ||</text:span><text:span text:style-name="T45"> </text:span><text:span text:style-name="T98">InputMethod</text:span><text:span text:style-name="T48"> <text:s/></text:span></text:p>
      <text:p text:style-name="P153"><text:span text:style-name="T45">PUKReference</text:span><text:span text:style-name="T46"> is set to </text:span><text:span text:style-name="T100">"</text:span><text:span text:style-name="T98">#N/A</text:span><text:span text:style-name="T98">"</text:span><text:span text:style-name="T46"> if </text:span><text:span text:style-name="T98">PUKPolicyHandle</text:span><text:span text:style-name="T46"> is zero, else it is set to the </text:span><text:span text:style-name="T98">ID</text:span><text:span text:style-name="T46"> of the referenced PUK policy object.</text:span></text:p>
      <text:p text:style-name="P50"><text:span text:style-name="T90">If </text:span><text:span text:style-name="T93">PUKPolicyHandle</text:span><text:span text:style-name="T90"> is zero no PUK is associated with the PIN policy object.</text:span></text:p>
      <text:p text:style-name="P40">PIN policy objects are not directly addressable after provisioning; in order to read PIN policy data, you need to use an associated key handle as input. <text:s/>See <text:span text:style-name="CrossRef"><text:reference-ref text:reference-format="text" text:ref-name="getkeyprotectiondata">getKeyProtectionInfo</text:reference-ref></text:span>.</text:p>
      <text:p text:style-name="P43"/>
      <text:p text:style-name="P50"/>
      <text:h text:style-name="P191" text:outline-level="3"><text:bookmark text:name="__RefHeading__15287_972012461"/><text:reference-mark-start text:name="createKeyPair"/>createKeyEntry<text:reference-mark-end text:name="createKeyPair"/> [10]<text:bookmark-end text:name="__RefHeading__15287_972012461"/></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3">Name</text:p>
          </table:table-cell>
          <table:table-cell table:style-name="Table16.A1" office:value-type="string">
            <text:p text:style-name="P13">Type</text:p>
          </table:table-cell>
          <table:table-cell table:style-name="Table16.C1" office:value-type="string">
            <text:p text:style-name="P13">Description</text:p>
          </table:table-cell>
        </table:table-row>
        <table:table-row table:style-name="Table16.2">
          <table:table-cell table:style-name="Table16.A2" office:value-type="string">
            <text:p text:style-name="P16">ProvisioningHandle</text:p>
          </table:table-cell>
          <table:table-cell table:style-name="Table16.A2" office:value-type="string">
            <text:p text:style-name="P3">int</text:p>
          </table:table-cell>
          <table:table-cell table:style-name="Table16.C2" office:value-type="string">
            <text:p text:style-name="P2">Local handle to an <text:span text:style-name="T2">open</text:span> provisioning session</text:p>
          </table:table-cell>
        </table:table-row>
        <table:table-row table:style-name="Table16.2">
          <table:table-cell table:style-name="Table16.A2" office:value-type="string">
            <text:p text:style-name="P16"><text:reference-mark-start text:name="keyentry.id"/>ID<text:reference-mark-end text:name="keyentry.id"/></text:p>
          </table:table-cell>
          <table:table-cell table:style-name="Table16.A2" office:value-type="string">
            <text:p text:style-name="P12">id</text:p>
          </table:table-cell>
          <table:table-cell table:style-name="Table16.C2" office:value-type="string">
            <text:p text:style-name="P2"><text:span text:style-name="T2">External name</text:span> of the key. <text:s/>See <text:span text:style-name="CrossRef"><text:reference-ref text:reference-format="text" text:ref-name="object.ids">Object IDs</text:reference-ref></text:span></text:p>
          </table:table-cell>
        </table:table-row>
        <table:table-row table:style-name="Table16.2">
          <table:table-cell table:style-name="Table16.A2" office:value-type="string">
            <text:p text:style-name="P16">KeyEntryAlgorithm</text:p>
          </table:table-cell>
          <table:table-cell table:style-name="Table16.A2" office:value-type="string">
            <text:p text:style-name="P12">uri</text:p>
          </table:table-cell>
          <table:table-cell table:style-name="Table16.C2" office:value-type="string">
            <text:p text:style-name="P2">Key generation and attestation algorithm URI. <text:s/>See next page</text:p>
          </table:table-cell>
        </table:table-row>
        <table:table-row table:style-name="Table16.2">
          <table:table-cell table:style-name="Table16.A2" office:value-type="string">
            <text:p text:style-name="P16">ServerSeed</text:p>
          </table:table-cell>
          <table:table-cell table:style-name="Table16.A2" office:value-type="string">
            <text:p text:style-name="P3"><text:span text:style-name="T77">byte⁮[</text:span><text:span text:style-name="T79"> </text:span><text:span text:style-name="T77">]</text:span></text:p>
          </table:table-cell>
          <table:table-cell table:style-name="Table16.C2" office:value-type="string">
            <text:p text:style-name="P2">Server input to the random number generation process. <text:s/>See <text:span text:style-name="CrossRef"><text:reference-ref text:reference-format="text" text:ref-name="issuer.seed">ServerSeed</text:reference-ref></text:span></text:p>
          </table:table-cell>
        </table:table-row>
        <table:table-row table:style-name="Table16.2">
          <table:table-cell table:style-name="Table16.A2" office:value-type="string">
            <text:p text:style-name="P16"><text:reference-mark-start text:name="dev.pin.prot"/>DevicePINProtection<text:reference-mark-end text:name="dev.pin.prot"/></text:p>
          </table:table-cell>
          <table:table-cell table:style-name="Table16.A2" office:value-type="string">
            <text:p text:style-name="P3">bool</text:p>
          </table:table-cell>
          <table:table-cell table:style-name="Table16.C2" office:value-type="string">
            <text:p text:style-name="P2">True if the key is to be protected by a <text:span text:style-name="T2">device PIN</text:span>.</text:p>
            <text:p text:style-name="P2">See <text:span text:style-name="CrossRef"><text:reference-ref text:reference-format="text" text:ref-name="key.protectionobjects">PIN and PUK Objects</text:reference-ref></text:span></text:p>
          </table:table-cell>
        </table:table-row>
        <table:table-row table:style-name="Table16.2">
          <table:table-cell table:style-name="Table16.A2" office:value-type="string">
            <text:p text:style-name="P16">PINPolicyHandle</text:p>
          </table:table-cell>
          <table:table-cell table:style-name="Table16.A2" office:value-type="string">
            <text:p text:style-name="P3">int</text:p>
          </table:table-cell>
          <table:table-cell table:style-name="Table16.C2" office:value-type="string">
            <text:p text:style-name="P2">Handle to a governing PIN policy object or zero. <text:s/>See <text:span text:style-name="CrossRef"><text:reference-ref text:reference-format="text" text:ref-name="createPINPolicy">createPINPolicy</text:reference-ref></text:span></text:p>
          </table:table-cell>
        </table:table-row>
        <table:table-row table:style-name="Table16.2">
          <table:table-cell table:style-name="Table16.A2" office:value-type="string">
            <text:p text:style-name="P16">PINValue</text:p>
          </table:table-cell>
          <table:table-cell table:style-name="Table16.A2" office:value-type="string">
            <text:p text:style-name="P3">byte<text:span text:style-name="T77">⁮[</text:span><text:span text:style-name="T79"> </text:span><text:span text:style-name="T77">]</text:span></text:p>
          </table:table-cell>
          <table:table-cell table:style-name="Table16.C2" office:value-type="string">
            <text:p text:style-name="Table_20_Contents">See <text:span text:style-name="CrossRef"><text:reference-ref text:reference-format="text" text:ref-name="pinvalue">PINValue</text:reference-ref></text:span><text:span text:style-name="CrossRef"><text:span text:style-name="T8">, </text:span></text:span><text:span text:style-name="CrossRef"><text:reference-ref text:reference-format="text" text:ref-name="pinpatternrestrictions">PIN Patterns</text:reference-ref></text:span><text:span text:style-name="CrossRef"><text:span text:style-name="T8"> and </text:span></text:span><text:span text:style-name="CrossRef"><text:reference-ref text:reference-format="text" text:ref-name="pingrouping">PIN Grouping</text:reference-ref></text:span></text:p>
          </table:table-cell>
        </table:table-row>
        <table:table-row table:style-name="Table16.2">
          <table:table-cell table:style-name="Table16.A2" office:value-type="string">
            <text:p text:style-name="P16"><text:reference-mark-start text:name="enablepincaching"/>EnablePINCaching<text:reference-mark-end text:name="enablepincaching"/></text:p>
          </table:table-cell>
          <table:table-cell table:style-name="Table16.A2" office:value-type="string">
            <text:p text:style-name="P3">bool</text:p>
          </table:table-cell>
          <table:table-cell table:style-name="Table16.C2" office:value-type="string">
            <text:p text:style-name="P2">True if middleware <text:span text:style-name="T38">may</text:span> cache PINs for this key. <text:s/>See <text:span text:style-name="CrossRef"><text:reference-ref text:reference-format="text" text:ref-name="enable.pin.caching">EnablePINCaching</text:reference-ref></text:span></text:p>
          </table:table-cell>
        </table:table-row>
        <table:table-row table:style-name="Table16.2">
          <table:table-cell table:style-name="Table16.A2" office:value-type="string">
            <text:p text:style-name="P16"><text:reference-mark-start text:name="biometricprotection.attr"/>BiometricProtection<text:reference-mark-end text:name="biometricprotection.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biometricoption">Biometric Protection</text:reference-ref></text:span></text:p>
          </table:table-cell>
        </table:table-row>
        <table:table-row table:style-name="Table16.2">
          <table:table-cell table:style-name="Table16.A2" office:value-type="string">
            <text:p text:style-name="P16"><text:reference-mark-start text:name="exportpolicy"/>ExportProtection<text:reference-mark-end text:name="exportpolicy"/></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exportcontrol">Export Protection</text:reference-ref></text:span></text:p>
          </table:table-cell>
        </table:table-row>
        <table:table-row table:style-name="Table16.2">
          <table:table-cell table:style-name="Table16.A2" office:value-type="string">
            <text:p text:style-name="P16"><text:reference-mark-start text:name="deleteprotection"/>DeleteProtection<text:reference-mark-end text:name="deleteprotection"/></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delete.protection">Delete Protection</text:reference-ref></text:span></text:p>
          </table:table-cell>
        </table:table-row>
        <table:table-row table:style-name="Table16.2">
          <table:table-cell table:style-name="Table16.A2" office:value-type="string">
            <text:p text:style-name="P16"><text:reference-mark-start text:name="keyusage.attr"/>AppUsage<text:reference-mark-end text:name="keyusage.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Application Usage</text:reference-ref></text:span></text:p>
          </table:table-cell>
        </table:table-row>
        <table:table-row table:style-name="Table16.2">
          <table:table-cell table:style-name="Table16.A2" office:value-type="string">
            <text:p text:style-name="P16">FriendlyName</text:p>
          </table:table-cell>
          <table:table-cell table:style-name="Table16.A2" office:value-type="string">
            <text:p text:style-name="P12">string</text:p>
          </table:table-cell>
          <table:table-cell table:style-name="Table16.C2" office:value-type="string">
            <text:p text:style-name="P2">String of 0-100 <text:span text:style-name="T2">characters</text:span> that will be associated with this key for use in GUIs</text:p>
          </table:table-cell>
        </table:table-row>
        <table:table-row table:style-name="Table16.2">
          <table:table-cell table:style-name="Table16.A2" office:value-type="string">
            <text:p text:style-name="P16">KeyAlgorithm</text:p>
          </table:table-cell>
          <table:table-cell table:style-name="Table16.A2" office:value-type="string">
            <text:p text:style-name="P3">uri</text:p>
          </table:table-cell>
          <table:table-cell table:style-name="Table16.C2" office:value-type="string">
            <text:p text:style-name="P2">Algorithm of the key to be created. <text:s/>See <text:span text:style-name="CrossRef"><text:reference-ref text:reference-format="text" text:ref-name="keygeneration">Asymmetric Key Generation</text:reference-ref></text:span></text:p>
          </table:table-cell>
        </table:table-row>
        <table:table-row table:style-name="Table16.2">
          <table:table-cell table:style-name="Table16.A2" office:value-type="string">
            <text:p text:style-name="P16">KeyParameters</text:p>
          </table:table-cell>
          <table:table-cell table:style-name="Table16.A2" office:value-type="string">
            <text:p text:style-name="P3">byte<text:span text:style-name="T77">⁮[</text:span><text:span text:style-name="T79"> </text:span><text:span text:style-name="T77">]</text:span></text:p>
          </table:table-cell>
          <table:table-cell table:style-name="Table16.C2" office:value-type="string">
            <text:p text:style-name="P2">Optional parameter data needed for some algorithms. <text:s/>See <text:span text:style-name="CrossRef"><text:reference-ref text:reference-format="text" text:ref-name="key.param">KeyParameters</text:reference-ref></text:span></text:p>
          </table:table-cell>
        </table:table-row>
        <table:table-row table:style-name="Table16.2">
          <table:table-cell table:style-name="Table16.A2" office:value-type="string">
            <text:p text:style-name="P16">EndorsedAlgorithms</text:p>
          </table:table-cell>
          <table:table-cell table:style-name="Table16.A2" office:value-type="string">
            <text:p text:style-name="P3">short</text:p>
          </table:table-cell>
          <table:table-cell table:style-name="Table16.C2" office:value-type="string">
            <text:p text:style-name="Standard">Value [0..255] holding the number of <text:span text:style-name="T93">EndorsedAlgorithm</text:span> URIs</text:p>
          </table:table-cell>
        </table:table-row>
        <table:table-row table:style-name="Table16.2">
          <table:table-cell table:style-name="Table16.A2" office:value-type="string">
            <text:p text:style-name="P16"><text:reference-mark-start text:name="endorsedalg"/>EndorsedAlgorithm<text:reference-mark-end text:name="endorsedalg"/>...</text:p>
          </table:table-cell>
          <table:table-cell table:style-name="Table16.A2" office:value-type="string">
            <text:p text:style-name="P3">uri</text:p>
          </table:table-cell>
          <table:table-cell table:style-name="Table16.C2" office:value-type="string">
            <text:p text:style-name="P84"><text:span text:style-name="T90">Endorsed algorithm URI </text:span><text:span text:style-name="T3">repeated</text:span><text:span text:style-name="T90"> as defined by </text:span><text:span text:style-name="T93">EndorsedAlgorithms </text:span></text:p>
          </table:table-cell>
        </table:table-row>
        <table:table-row table:style-name="Table16.2">
          <table:table-cell table:style-name="Table16.A2" office:value-type="string">
            <text:p text:style-name="P16">MAC</text:p>
          </table:table-cell>
          <table:table-cell table:style-name="Table16.A2" office:value-type="string">
            <text:p text:style-name="P3">byte<text:span text:style-name="T77">⁮[32]</text:span></text:p>
          </table:table-cell>
          <table:table-cell table:style-name="Table16.C2" office:value-type="string">
            <text:p text:style-name="P2">Vouches for the integrity and authenticity of the operatio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3">Name</text:p>
          </table:table-cell>
          <table:table-cell table:style-name="Table17.A1" office:value-type="string">
            <text:p text:style-name="P13">Type</text:p>
          </table:table-cell>
          <table:table-cell table:style-name="Table17.C1" office:value-type="string">
            <text:p text:style-name="P13">Description</text:p>
          </table:table-cell>
        </table:table-row>
        <table:table-row table:style-name="Table17.2">
          <table:table-cell table:style-name="Table17.A2" office:value-type="string">
            <text:p text:style-name="P16">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16">KeyHandle</text:p>
          </table:table-cell>
          <table:table-cell table:style-name="Table17.A2" office:value-type="string">
            <text:p text:style-name="P3">int</text:p>
          </table:table-cell>
          <table:table-cell table:style-name="Table17.C2" office:value-type="string">
            <text:p text:style-name="P2">Non-zero local handle to created key entry</text:p>
          </table:table-cell>
        </table:table-row>
        <table:table-row table:style-name="Table17.2">
          <table:table-cell table:style-name="Table17.A2" office:value-type="string">
            <text:p text:style-name="P16"><text:reference-mark-start text:name="keyentry.publickey"/>PublicKey<text:reference-mark-end text:name="keyentry.publickey"/></text:p>
          </table:table-cell>
          <table:table-cell table:style-name="Table17.A2" office:value-type="string">
            <text:p text:style-name="P3">byte<text:span text:style-name="T77">⁮[</text:span><text:span text:style-name="T79"> </text:span><text:span text:style-name="T77">]</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16">KeyAttestation</text:p>
          </table:table-cell>
          <table:table-cell table:style-name="Table17.A2" office:value-type="string">
            <text:p text:style-name="P3">byte<text:span text:style-name="T77">⁮[32</text:span><text:span text:style-name="T77">]</text:span></text:p>
          </table:table-cell>
          <table:table-cell table:style-name="Table17.C2" office:value-type="string">
            <text:p text:style-name="P2">See <text:span text:style-name="CrossRef"><text:reference-ref text:reference-format="text" text:ref-name="key.attestation.data">KeyAttestation</text:reference-ref></text:span></text:p>
          </table:table-cell>
        </table:table-row>
      </table:table>
      <text:p text:style-name="P50"/>
      <text:p text:style-name="P50"><text:span text:style-name="T93">createKeyEntry</text:span><text:span text:style-name="T90"> generates an asymmetric key-pair according to the issuer's specification. <text:s/>In addition, </text:span><text:span text:style-name="T93">createKeyEntry</text:span><text:span text:style-name="T90"> creates a </text:span><text:span text:style-name="T3">key entry</text:span><text:span text:style-name="T90"> (see </text:span><text:span text:style-name="CrossRef"><text:reference-ref text:reference-format="text" text:ref-name="key.entries">Key Entries</text:reference-ref></text:span><text:span text:style-name="T70">) in the </text:span><text:span text:style-name="CrossRef"><text:reference-ref text:reference-format="text" text:ref-name="cred.db">Credential Database</text:reference-ref></text:span><text:span text:style-name="T90"> where the key-pair and its protection attributes are stored.</text:span></text:p>
      <text:p text:style-name="P41"/>
      <text:p text:style-name="P106"/>
      <text:p text:style-name="P106"/>
      <text:p text:style-name="P106"/>
      <text:p text:style-name="P106"/>
      <text:p text:style-name="P97">Continued on the next page...</text:p>
      <text:p text:style-name="P123"/>
      <text:p text:style-name="P114">The following operations match the mandatory to support key generation and attestation algorithm:</text:p>
      <text:p text:style-name="P106"/>
      <table:table table:name="Table113" table:style-name="Table113">
        <table:table-column table:style-name="Table113.A"/>
        <table:table-row table:style-name="Table113.1">
          <table:table-cell table:style-name="Table113.A1" office:value-type="string">
            <text:p text:style-name="P24">http://xmlns.webpki.org/sks/algorithm#key.1</text:p>
          </table:table-cell>
        </table:table-row>
        <table:table-row table:style-name="Table113.2">
          <table:table-cell table:style-name="Table113.A2" office:value-type="string">
            <text:p text:style-name="P131"/>
            <text:p text:style-name="P134">The <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35"><text:span text:style-name="T45"><text:tab/>Data </text:span><text:span text:style-name="T153">=</text:span><text:span text:style-name="T45"> </text:span><text:span text:style-name="T98">ID</text:span><text:span text:style-name="T45"> </text:span><text:span text:style-name="T46">||</text:span><text:span text:style-name="T45"> </text:span><text:span text:style-name="T98">KeyEntryAlgorithm</text:span><text:span text:style-name="T46"> || </text:span><text:span text:style-name="T98">ServerSeed</text:span><text:span text:style-name="T46"> ||<text:line-break/></text:span><text:span text:style-name="T98"> </text:span><text:span text:style-name="T46"><text:s text:c="12"/></text:span><text:span text:style-name="T75"><text:s/></text:span><text:span text:style-name="T46"><text:s text:c="10"/></text:span><text:span text:style-name="T45">PINPolicyReference</text:span><text:span text:style-name="T46"> || </text:span><text:span text:style-name="T45">PINValueReference</text:span><text:span text:style-name="T46"> ||<text:line-break/></text:span><text:span text:style-name="T98"> </text:span><text:span text:style-name="T46"><text:s text:c="12"/></text:span><text:span text:style-name="T75"><text:s/></text:span><text:span text:style-name="T46"><text:s text:c="10"/></text:span><text:span text:style-name="T98">DevicePINProtection</text:span><text:span text:style-name="T46"> || </text:span><text:span text:style-name="T98">EnablePINCaching</text:span><text:span text:style-name="T46"> ||<text:line-break/></text:span><text:span text:style-name="T98"> </text:span><text:span text:style-name="T46"><text:s text:c="12"/></text:span><text:span text:style-name="T75"><text:s/></text:span><text:span text:style-name="T46"><text:s text:c="10"/></text:span><text:span text:style-name="T98">BiometricProtection</text:span><text:span text:style-name="T46"> || </text:span><text:span text:style-name="T98">ExportProtection</text:span><text:span text:style-name="T46"> ||<text:line-break/> <text:s text:c="24"/></text:span><text:span text:style-name="T98">DeleteProtection</text:span><text:span text:style-name="T46"> ||</text:span><text:span text:style-name="T45"> </text:span><text:span text:style-name="T98">AppUsage</text:span><text:span text:style-name="T46"> || </text:span><text:span text:style-name="T98">FriendlyName</text:span><text:span text:style-name="T46"> ||<text:line-break/> <text:s text:c="24"/></text:span><text:span text:style-name="T98">KeyAlgorithm</text:span><text:span text:style-name="T46"> ||</text:span><text:span text:style-name="T45"> </text:span><text:span text:style-name="T98">KeyParameters</text:span><text:span text:style-name="T46"> [||</text:span><text:span text:style-name="T45"> </text:span><text:span text:style-name="T98">EndorsedAlgorithm...</text:span><text:span text:style-name="T46">]</text:span></text:p>
            <text:p text:style-name="P132"><text:span text:style-name="T45">PINPolicyReference</text:span><text:span text:style-name="T46"> is set <text:s/>to </text:span><text:span text:style-name="T100">""</text:span><text:span text:style-name="T46"> if </text:span><text:span text:style-name="T98">PINPolicyHandle</text:span><text:span text:style-name="T46"> is zero, else it is set to the </text:span><text:span text:style-name="T98">ID</text:span><text:span text:style-name="T46"> of the referenced<text:line-break/>PIN policy object.</text:span></text:p>
            <text:p text:style-name="P132"><text:span text:style-name="T45">PINValueReference</text:span><text:span text:style-name="T46"> is set to </text:span><text:span text:style-name="T100">""</text:span><text:span text:style-name="T46"> if </text:span><text:span text:style-name="T98">PINPolicyHandle</text:span><text:span text:style-name="T46"> is zero, or if the PIN is </text:span><text:span text:style-name="CrossRef"><text:span text:style-name="T81"><text:reference-ref text:reference-format="text" text:ref-name="pinuserdefined">UserDefined</text:reference-ref></text:span></text:span>, else it is set to the <text:span text:style-name="T2">encrypted</text:span> <text:span text:style-name="T105">PINValue</text:span>.</text:p>
            <text:p text:style-name="P131"/>
            <text:p text:style-name="P155"><text:reference-mark-start text:name="key.attestation.data"/><text:span text:style-name="T101">KeyAttestation</text:span><text:reference-mark-end text:name="key.attestation.data"/><text:span text:style-name="T87"> vouches for </text:span><text:span text:style-name="T90">that generated key-pairs actually reside in the SKS by attesting (s</text:span><text:span text:style-name="T52">ee </text:span><text:span text:style-name="CrossRef"><text:reference-ref text:reference-format="text" text:ref-name="SKSAttestations">Attestations</text:reference-ref></text:span><text:span text:style-name="T90">) keys according to the following </text:span><text:span text:style-name="T3">Data</text:span><text:span text:style-name="T90"> scheme:</text:span></text:p>
            <text:p text:style-name="P133"><text:span text:style-name="T45"><text:tab/>Data </text:span><text:span text:style-name="T153">=</text:span><text:span text:style-name="T45"> </text:span><text:span text:style-name="T98">ID</text:span><text:span text:style-name="T45"> </text:span><text:span text:style-name="T46">|| </text:span><text:span text:style-name="T98">PublicKey</text:span><text:line-break/></text:p>
          </table:table-cell>
        </table:table-row>
      </table:table>
      <text:p text:style-name="Standard"/>
      <text:p text:style-name="Standard"/>
      <text:p text:style-name="P54">Remarks</text:p>
      <text:p text:style-name="P50"><text:span text:style-name="T101">KeyHandle</text:span><text:span text:style-name="T87"> </text:span><text:span text:style-name="T85">must</text:span><text:span text:style-name="T87"> be </text:span><text:span text:style-name="T3">static</text:span><text:span text:style-name="T87">, </text:span><text:span text:style-name="T3">unique</text:span><text:span text:style-name="T87"> and </text:span><text:span text:style-name="T3">never be reused</text:span><text:span text:style-name="T87">. <text:s/>Note that a </text:span><text:span text:style-name="T98">KeyHandle</text:span><text:span text:style-name="T87"> returned by </text:span><text:span text:style-name="T105">createKeyEntry</text:span><text:span text:style-name="T87"> </text:span><text:span text:style-name="T83">must not</text:span><text:span text:style-name="T87"> be featured in </text:span><text:span text:style-name="CrossRef"><text:span text:style-name="T81"><text:reference-ref text:reference-format="text" text:ref-name="user.api">User API</text:reference-ref></text:span></text:span><text:span text:style-name="T87"> operations until the associated provisioning session has been closed (see </text:span><text:span text:style-name="CrossRef"><text:span text:style-name="T81"><text:reference-ref text:reference-format="text" text:ref-name="closeProvisioningSession">closeProvisioningSession</text:reference-ref></text:span></text:span><text:span text:style-name="T87">).</text:span></text:p>
      <text:p text:style-name="P50"><text:reference-mark-start text:name="object.ids"/><text:span text:style-name="T87">Object IDs</text:span><text:reference-mark-end text:name="object.ids"/><text:span text:style-name="T87"> for </text:span><text:span text:style-name="CrossRef"><text:span text:style-name="T81"><text:reference-ref text:reference-format="text" text:ref-name="createKeyPair">createKeyEntry</text:reference-ref></text:span></text:span><text:span text:style-name="T90">, </text:span><text:span text:style-name="CrossRef"><text:span text:style-name="T81"><text:reference-ref text:reference-format="text" text:ref-name="createPINPolicy">createPINPolicy</text:reference-ref></text:span></text:span><text:span text:style-name="T90"> and </text:span><text:span text:style-name="CrossRef"><text:span text:style-name="T81"><text:reference-ref text:reference-format="text" text:ref-name="createPUKPolicy">createPUKPolicy</text:reference-ref></text:span></text:span><text:span text:style-name="T90"> </text:span><text:span text:style-name="T3">share a common namespace</text:span><text:span text:style-name="T90"> but the namespace is entirely local to the </text:span><text:span text:style-name="T3">provisioning session</text:span><text:span text:style-name="T90">. <text:s/>Although only static identifiers are used in the examples, Object IDs </text:span><text:span text:style-name="T3">may be randomized</text:span><text:span text:style-name="T90"> to increase entropy of </text:span><text:span text:style-name="CrossRef"><text:reference-ref text:reference-format="text" text:ref-name="MACOperations">MAC Operations</text:reference-ref></text:span><text:span text:style-name="T90">.</text:span></text:p>
      <text:p text:style-name="P50"><text:reference-mark-start text:name="issuer.seed"/><text:span text:style-name="T95">ServerSeed</text:span><text:reference-mark-end text:name="issuer.seed"/> <text:span text:style-name="T39">must</text:span> be a 0-64 byte binary string holding a <text:span text:style-name="T2">random number seed</text:span>. <text:s/>How <text:span text:style-name="T95">ServerSeed</text:span> is applied to the random number generation process is <text:span text:style-name="T2">unspecified</text:span> with the exception that a zero-byte input string <text:span text:style-name="T38">must not</text:span> affect the SKS internal random number generation.</text:p>
      <text:p text:style-name="Text_20_body">For RSA keys with <text:span text:style-name="T2">variable</text:span> exponent <text:reference-mark-start text:name="key.param"/><text:span text:style-name="T105">KeyParameters</text:span><text:reference-mark-end text:name="key.param"/> <text:span text:style-name="T39">must</text:span> be 1-8 bytes holding a positive big-endian integer, else <text:span text:style-name="T105">KeyParameters</text:span> <text:span text:style-name="T39">must</text:span> be of zero length.</text:p>
      <text:p text:style-name="P50"><text:span text:style-name="T90">A non-zero </text:span><text:span text:style-name="T101">BiometricProtection</text:span><text:span text:style-name="T90"> value presumes that the target SKS supports </text:span><text:span text:style-name="CrossRef"><text:reference-ref text:reference-format="text" text:ref-name="biometricoption">Biometric Protection</text:reference-ref></text:span><text:span text:style-name="T90">,</text:span><text:span text:style-name="T87"> otherwise an </text:span><text:span text:style-name="T3">error</text:span><text:span text:style-name="T87"> </text:span><text:span text:style-name="T83">must be</text:span><text:span text:style-name="T87"> returned. </text:span><text:span text:style-name="T90"><text:s/>See </text:span><text:span text:style-name="CrossRef"><text:reference-ref text:reference-format="text" text:ref-name="getDeviceData">getDeviceInfo</text:reference-ref></text:span><text:span text:style-name="T90">.</text:span></text:p>
      <text:p text:style-name="Text_20_body"><text:span text:style-name="T98">EndorsedAlgorithm</text:span><text:span text:style-name="T46"> URIs </text:span><text:span text:style-name="T49">must</text:span><text:span text:style-name="T46"> be </text:span><text:span text:style-name="T45">sorted in ascending alphabetical order</text:span><text:span text:style-name="T46"> before calling </text:span><text:span text:style-name="T98">createKeyEntry</text:span><text:span text:style-name="T46">.</text:span></text:p>
      <text:p text:style-name="Text_20_body"><text:span text:style-name="T98">EndorsedAlgorithm</text:span><text:span text:style-name="T46"> URIs </text:span><text:span text:style-name="T49">must</text:span><text:span text:style-name="T46"> be checked for compatibility with </text:span><text:span text:style-name="CrossRef"><text:span text:style-name="T81"><text:reference-ref text:reference-format="text" text:ref-name="algo.support">Algorithm Support</text:reference-ref></text:span></text:span>.</text:p>
      <text:p text:style-name="Text_20_body"><text:span text:style-name="T98">EndorsedAlgorithm</text:span><text:span text:style-name="T46"> compliance </text:span><text:span text:style-name="T49">must</text:span><text:span text:style-name="T46"> be </text:span><text:span text:style-name="T45">enforced</text:span><text:span text:style-name="T46"> by the</text:span> <text:span text:style-name="CrossRef"><text:span text:style-name="T81"><text:reference-ref text:reference-format="text" text:ref-name="user.api">User API</text:reference-ref></text:span></text:span><text:span text:style-name="T46">.</text:span></text:p>
      <text:p text:style-name="Text_20_body"><text:span text:style-name="T98">EndorsedAlgorithm</text:span><text:span text:style-name="T46"> URIs </text:span><text:span text:style-name="T49">must not</text:span><text:span text:style-name="T46"> be checked against actual key material during </text:span><text:span text:style-name="T98">createKeyEntry</text:span>. <text:s/>This check <text:span text:style-name="T39">must</text:span> be <text:span text:style-name="T2">deferred</text:span> to <text:span text:style-name="CrossRef"><text:span text:style-name="T81"><text:reference-ref text:reference-format="text" text:ref-name="closeProvisioningSession">closeProvisioningSession</text:reference-ref></text:span></text:span><text:span text:style-name="T46">.</text:span></text:p>
      <text:p text:style-name="Text_20_body"><text:span text:style-name="T46">If no </text:span><text:span text:style-name="T98">EndorsedAlgorithm</text:span><text:span text:style-name="T46"> URIs are specified, </text:span><text:span text:style-name="T45">the key is only constrained by the key material</text:span><text:span text:style-name="T46">.</text:span></text:p>
      <text:p text:style-name="P55"><text:span text:style-name="T81">With the special algorithm </text:span><text:span text:style-name="T104">http://xmlns.webpki.org/sks/algorithm#none</text:span><text:span text:style-name="T81"> (which is only permitted as a single </text:span><text:span text:style-name="T104">EndorsedAlgorithm</text:span><text:span text:style-name="T81"> item), keys </text:span><text:span text:style-name="T83">must</text:span><text:span text:style-name="T81"> be </text:span>disabled<text:span text:style-name="T81"> from executing cryptographic operations through the </text:span><text:span text:style-name="CrossRef"><text:span text:style-name="T81"><text:reference-ref text:reference-format="text" text:ref-name="user.api">User API</text:reference-ref></text:span></text:span><text:span text:style-name="T81">.</text:span></text:p>
      <text:p text:style-name="P50"><text:span text:style-name="T90">A set</text:span><text:span text:style-name="T46"> </text:span><text:span text:style-name="T98">DevicePINProtection</text:span><text:span text:style-name="T46"> </text:span><text:span text:style-name="T90">presumes that the target SKS supports a “device PUK/PIN”, </text:span><text:span text:style-name="T87">otherwise an </text:span><text:span text:style-name="T3">error</text:span><text:span text:style-name="T87"> </text:span><text:span text:style-name="T83">must be</text:span><text:span text:style-name="T87"> returned</text:span><text:span text:style-name="T90">. <text:s/>The characteristics of device PINs are out of scope for the SKS specification. <text:s/>See </text:span><text:span text:style-name="CrossRef"><text:reference-ref text:reference-format="text" text:ref-name="getDeviceData">getDeviceInfo</text:reference-ref></text:span><text:span text:style-name="T90">.</text:span></text:p>
      <text:p text:style-name="P50"><text:span text:style-name="T98">DevicePINProtection</text:span><text:span text:style-name="T46"> </text:span><text:span text:style-name="T48">must not</text:span><text:span text:style-name="T46"> be combined with local PIN policy objects</text:span><text:span text:style-name="T90">.</text:span></text:p>
      <text:p text:style-name="Text_20_body"><text:soft-page-break/><text:reference-mark-start text:name="enable.pin.caching"/><text:span text:style-name="T95">EnablePINCaching</text:span><text:reference-mark-end text:name="enable.pin.caching"/><text:span text:style-name="T90"> </text:span><text:span text:style-name="T39">must</text:span><text:span text:style-name="T90"> only be used with keys protected by local PIN policy objects having the </text:span><text:span text:style-name="CrossRef"><text:reference-ref text:reference-format="text" text:ref-name="input.method">InputMethod</text:reference-ref></text:span><text:span text:style-name="T90"> set to </text:span><text:span text:style-name="T95">"trusted-gui"</text:span><text:span text:style-name="T90">.</text:span></text:p>
      <text:p text:style-name="P50"><text:reference-mark-start text:name="pinvalue"/><text:span text:style-name="T101">PINValue</text:span><text:reference-mark-end text:name="pinvalue"/><text:span text:style-name="T52"> objects </text:span><text:span text:style-name="T57">must</text:span><text:span text:style-name="T52"> be set by the </text:span><text:span text:style-name="T45">caller</text:span><text:span text:style-name="T52"> as illustrated by the following pseudo code:</text:span></text:p>
      <text:p text:style-name="P128"><text:span text:style-name="T52">if (</text:span><text:span text:style-name="T101">PINPolicyHandle</text:span><text:span text:style-name="T52"> == 0) <text:s text:c="3"/>// No PIN or device PIN</text:span></text:p>
      <text:p text:style-name="P129"><text:s text:c="2"/>{</text:p>
      <text:p text:style-name="P128"><text:span text:style-name="T52"><text:s text:c="5"/></text:span><text:span text:style-name="T101">PINValue</text:span><text:span text:style-name="T52"> = </text:span><text:span text:style-name="T45">zero length array</text:span><text:span text:style-name="T46">;</text:span></text:p>
      <text:p text:style-name="P129"><text:s text:c="2"/>}</text:p>
      <text:p text:style-name="P128"><text:span text:style-name="T52">else if (</text:span><text:span text:style-name="T101">PINPolicyHandle.UsedDefined</text:span><text:span text:style-name="T52">) <text:s text:c="5"/>// see </text:span><text:span text:style-name="CrossRef"><text:reference-ref text:reference-format="text" text:ref-name="pinuserdefined">UserDefined</text:reference-ref></text:span></text:p>
      <text:p text:style-name="P129"><text:s text:c="2"/>{</text:p>
      <text:p text:style-name="P128"><text:span text:style-name="T52"><text:s text:c="5"/></text:span><text:span text:style-name="T101">PINValue</text:span><text:span text:style-name="T52"> = </text:span><text:span text:style-name="T45">user-defined clear text PIN value</text:span><text:span text:style-name="T46">; <text:s text:c="2"/>// taken from a local provisioning GUI</text:span></text:p>
      <text:p text:style-name="P129"><text:s text:c="2"/>}</text:p>
      <text:p text:style-name="P129">else</text:p>
      <text:p text:style-name="P129"><text:s text:c="2"/>{</text:p>
      <text:p text:style-name="P128"><text:span text:style-name="T52"><text:s text:c="5"/></text:span><text:span text:style-name="T101">PINValue</text:span><text:span text:style-name="T52"> = </text:span><text:span text:style-name="T45">encrypted issuer-set PIN value</text:span><text:span text:style-name="T46">; <text:s text:c="3"/>// see </text:span><text:span text:style-name="CrossRef"><text:span text:style-name="T81"><text:reference-ref text:reference-format="text" text:ref-name="EncryptedData">Encrypted Data</text:reference-ref></text:span></text:span></text:p>
      <text:p text:style-name="P129"><text:s text:c="2"/>}</text:p>
      <text:p text:style-name="P56"/>
      <text:p text:style-name="P56"/>
      <text:p text:style-name="P56"/>
      <text:p text:style-name="P50"><text:span text:style-name="T45"><text:line-break/></text:span><text:span text:style-name="T3">Continued on the next page...</text:span></text:p>
      <text:p text:style-name="P114">The following JSON object shows a typical key generation (initialization)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P73"><text:span text:style-name="T121">{</text:span><text:span text:style-name="T19"><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9"><text:line-break/></text:span><text:span text:style-name="T119">    </text:span><text:span text:style-name="T121">"</text:span><text:span text:style-name="T132">@qualifier</text:span><text:span text:style-name="T121">": "</text:span><text:reference-mark-start text:name="keyinitreq"/><text:span text:style-name="T144">KeyCreationRequest</text:span><text:reference-mark-end text:name="keyinitreq"/><text:span text:style-name="T121">",</text:span><text:span text:style-name="T19"><text:line-break/></text:span><text:span text:style-name="T119">    </text:span><text:span text:style-name="T121">"</text:span><text:span text:style-name="T137">ServerSessionID</text:span><text:span text:style-name="T121">": "</text:span><text:span text:style-name="T143">1417fa0bedb7rjEFGS-BL3RnJoDyh5UZ</text:span><text:span text:style-name="T121">",</text:span><text:span text:style-name="T19"><text:line-break/></text:span><text:span text:style-name="T119">    </text:span><text:span text:style-name="T121">"</text:span><text:span text:style-name="T137">ClientSessionID</text:span><text:span text:style-name="T121">": "</text:span><text:span text:style-name="T143">PpZRTVq2wa-TLvsFJE7GZPASEeEqk4Yz</text:span><text:span text:style-name="T121">",</text:span><text:span text:style-name="T19"><text:line-break/></text:span><text:span text:style-name="T119">    </text:span><text:span text:style-name="T121">"</text:span><text:span text:style-name="T137">SubmitURL</text:span><text:span text:style-name="T121">": "</text:span><text:span text:style-name="T143">https://issuer.example.com/keyinit</text:span><text:span text:style-name="T121">",</text:span><text:span text:style-name="T19"><text:line-break/></text:span><text:span text:style-name="T119">    </text:span><text:span text:style-name="T121">"</text:span><text:span text:style-name="T137">KeyEntryAlgorithm</text:span><text:span text:style-name="T121">": "</text:span><text:span text:style-name="T143">http://xmlns.webpki.org/sks/algorithm#key.1</text:span><text:span text:style-name="T121">",</text:span><text:span text:style-name="T19"><text:line-break/></text:span><text:span text:style-name="T119">    </text:span><text:span text:style-name="T121">"</text:span><text:span text:style-name="T137">PUKPolicySpecifier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PUK.1</text:span><text:span text:style-name="T121">",</text:span><text:span text:style-name="T19"><text:line-break/></text:span><text:span text:style-name="T119">             </text:span><text:span text:style-name="T121">"</text:span><text:span text:style-name="T137">RetryLimit</text:span><text:span text:style-name="T121">": </text:span><text:span text:style-name="T149">3</text:span><text:span text:style-name="T121">,</text:span><text:span text:style-name="T19"><text:line-break/></text:span><text:span text:style-name="T119">             </text:span><text:span text:style-name="T121">"</text:span><text:span text:style-name="T137">Format</text:span><text:span text:style-name="T121">": "</text:span><text:span text:style-name="T143">numeric</text:span><text:span text:style-name="T121">",</text:span><text:span text:style-name="T19"><text:line-break/></text:span><text:span text:style-name="T119">             </text:span><text:span text:style-name="T121">"</text:span><text:span text:style-name="T137">EncryptedPUK</text:span><text:span text:style-name="T121">": "</text:span><text:span text:style-name="T143">xkELvWmx-nHdemfJItY-KmcArGNTsusM7jATLHKHC5U"</text:span><text:span text:style-name="T121">,</text:span><text:span text:style-name="T19"><text:line-break/></text:span><text:span text:style-name="T119">             </text:span><text:span text:style-name="T121">"</text:span><text:span text:style-name="T137">MAC</text:span><text:span text:style-name="T121">": "</text:span><text:span text:style-name="T143">oNTuaVBPqgOGJE7xs1tNtICuzviE2wskcoW1kiuZIKg"</text:span><text:span text:style-name="T121">,</text:span><text:span text:style-name="T19"><text:line-break/></text:span><text:span text:style-name="T119">             </text:span><text:span text:style-name="T121">"</text:span><text:span text:style-name="T137">PINPolicySpecifier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PIN.1</text:span><text:span text:style-name="T121">",</text:span><text:span text:style-name="T19"><text:line-break/></text:span><text:span text:style-name="T119">                      </text:span><text:span text:style-name="T121">"</text:span><text:span text:style-name="T137">MinLength</text:span><text:span text:style-name="T121">": </text:span><text:span text:style-name="T149">6</text:span><text:span text:style-name="T121">,</text:span><text:span text:style-name="T19"><text:line-break/></text:span><text:span text:style-name="T125">                      </text:span><text:span text:style-name="T124">"</text:span><text:span text:style-name="T139">MaxLength</text:span><text:span text:style-name="T124">": </text:span><text:span text:style-name="T152">8</text:span><text:span text:style-name="T124">,</text:span><text:span text:style-name="T9"><text:line-break/></text:span><text:span text:style-name="T125">                      </text:span><text:span text:style-name="T124">"</text:span><text:span text:style-name="T139">RetryLimit</text:span><text:span text:style-name="T124">": </text:span><text:span text:style-name="T152">3</text:span><text:span text:style-name="T124">,</text:span></text:p>
            <text:p text:style-name="P73"><text:span text:style-name="T124"><text:s text:c="22"/>"</text:span><text:span text:style-name="T139">Grouping</text:span><text:span text:style-name="T124">": "</text:span><text:span text:style-name="T147">shared</text:span><text:span text:style-name="T124">", </text:span><text:span text:style-name="T9"><text:line-break/></text:span><text:span text:style-name="T125">                      </text:span><text:span text:style-name="T124">"</text:span><text:span text:style-name="T139">Format</text:span><text:span text:style-name="T124">": "</text:span><text:span text:style-name="T147">numeric</text:span><text:span text:style-name="T124">",</text:span><text:span text:style-name="T9"><text:line-break/></text:span><text:span text:style-name="T125">         <text:s text:c="9"/>    </text:span><text:span text:style-name="T124">"</text:span><text:span text:style-name="T139">PatternRestrictions</text:span><text:span text:style-name="T124">": ["</text:span><text:span text:style-name="T147">three-in-a-row</text:span><text:span text:style-name="T124">","</text:span><text:span text:style-name="T147">sequence</text:span><text:span text:style-name="T124">"],</text:span><text:span text:style-name="T116"><text:line-break/></text:span><text:span text:style-name="T125">                      </text:span><text:span text:style-name="T124">"</text:span><text:span text:style-name="T139">MAC</text:span><text:span text:style-name="T124">": "</text:span><text:span text:style-name="T147">Z3lMErjv6varAj5Ww31AAj8e_0QZjkYgFdtquDSf4G0"</text:span><text:span text:style-name="T124">,</text:span><text:span text:style-name="T9"><text:line-break/></text:span><text:span text:style-name="T125">                      </text:span><text:span text:style-name="T124">"</text:span><text:span text:style-name="T139">KeyEntrySpecifiers</text:span><text:span text:style-name="T124">": </text:span><text:span text:style-name="T9"><text:line-break/></text:span><text:span text:style-name="T125">   <text:s text:c="7"/>                </text:span><text:span text:style-name="T124">[{</text:span><text:span text:style-name="T116"><text:line-break/></text:span><text:span text:style-name="T125">           <text:s text:c="7"/>            </text:span><text:span text:style-name="T124">"</text:span><text:span text:style-name="T139">ID</text:span><text:span text:style-name="T124">": "</text:span><text:span text:style-name="T147">Key.1</text:span><text:span text:style-name="T124">",</text:span><text:span text:style-name="T116"><text:line-break/></text:span><text:span text:style-name="T125">        <text:s text:c="7"/>               </text:span><text:span text:style-name="T124">"</text:span><text:span text:style-name="T139">AppUsage</text:span><text:span text:style-name="T124">": "</text:span><text:span text:style-name="T147">authentication</text:span><text:span text:style-name="T124">",</text:span><text:span text:style-name="T116"><text:line-break/></text:span><text:span text:style-name="T125">       <text:s text:c="7"/>                </text:span><text:span text:style-name="T124">"</text:span><text:span text:style-name="T139">KeyAlgorithm</text:span><text:span text:style-name="T124">": "</text:span><text:span text:style-name="T147">http://xmlns.webpki.org/sks/algorithm#rsa2048</text:span><text:span text:style-name="T124">",</text:span><text:span text:style-name="T116"><text:line-break/></text:span><text:span text:style-name="T125">            <text:s text:c="7"/>           </text:span><text:span text:style-name="T124">"</text:span><text:span text:style-name="T139">MAC</text:span><text:span text:style-name="T124">": "</text:span><text:span text:style-name="T147">ksg1ZwSfGrUjWPWpbK6wrhOKRH7TlwMc_V9N51GhFCc"</text:span><text:span text:style-name="T116"><text:line-break/></text:span><text:span text:style-name="T125">       <text:s text:c="7"/>            </text:span><text:span text:style-name="T124">},</text:span><text:span text:style-name="T116"><text:line-break/></text:span><text:span text:style-name="T125">   <text:s text:c="7"/>                </text:span><text:span text:style-name="T124">{</text:span><text:span text:style-name="T116"><text:line-break/></text:span><text:span text:style-name="T125">              <text:s text:c="7"/>         </text:span><text:span text:style-name="T124">"</text:span><text:span text:style-name="T139">ID</text:span><text:span text:style-name="T124">": "</text:span><text:span text:style-name="T147">Key.2</text:span><text:span text:style-name="T124">",</text:span><text:span text:style-name="T116"><text:line-break/></text:span><text:span text:style-name="T125">        <text:s text:c="7"/>               </text:span><text:span text:style-name="T124">"</text:span><text:span text:style-name="T139">AppUsage</text:span><text:span text:style-name="T124">": "</text:span><text:span text:style-name="T147">signature</text:span><text:span text:style-name="T124">",</text:span><text:span text:style-name="T116"><text:line-break/></text:span><text:span text:style-name="T125">     <text:s text:c="7"/>                  </text:span><text:span text:style-name="T124">"</text:span><text:span text:style-name="T139">KeyAlgorithm</text:span><text:span text:style-name="T124">": "</text:span><text:span text:style-name="T147">http://xmlns.webpki.org/sks/algorithm#ec.nist.p256</text:span><text:span text:style-name="T124">",</text:span><text:span text:style-name="T116"><text:line-break/></text:span><text:span text:style-name="T125">    <text:s text:c="7"/>                   </text:span><text:span text:style-name="T124">"</text:span><text:span text:style-name="T139">MAC</text:span><text:span text:style-name="T124">": "</text:span><text:span text:style-name="T147">dC--5J1yQ1SnP4WyRQv4sZJG9gPlq29wO4E2nnX5sFk"</text:span><text:span text:style-name="T116"><text:line-break/></text:span><text:span text:style-name="T125">            <text:s text:c="7"/>       </text:span><text:span text:style-name="T124">}]</text:span></text:p>
            <text:p text:style-name="P79"><text:span text:style-name="T119">                  </text:span><text:span text:style-name="T121">}]</text:span><text:span text:style-name="T19"><text:line-break/></text:span><text:span text:style-name="T119">         </text:span><text:span text:style-name="T121">}]</text:span><text:span text:style-name="T19"><text:line-break/></text:span><text:span text:style-name="T121">}</text:span><text:span text:style-name="T19"> </text:span></text:p>
          </table:table-cell>
        </table:table-row>
      </table:table>
      <text:p text:style-name="Text_20_body"/>
      <text:p text:style-name="P44">This sequence should be interpreted as a request for an EC key and an RSA key where both keys are protected by a single (shared) <text:span text:style-name="T2">user-defined</text:span> (within the specified policy limits) PIN. <text:s/>The PIN is in turn governed by an issuer-defined, <text:span text:style-name="T2">protocol-wise</text:span> <text:span text:style-name="T2">secret</text:span> PUK.</text:p>
      <text:p text:style-name="P44">Note that the actual linkage of PUK, PIN and key-specifiers is accomplished through <text:span text:style-name="T2">object embedding</text:span> in the protocol which the <text:span text:style-name="CrossRef"><text:reference-ref text:reference-format="text" text:ref-name="kg2.int">KeyGen2 Proxy</text:reference-ref></text:span> <text:span text:style-name="T39">must</text:span> be honoring.</text:p>
      <text:p text:style-name="P50"><text:span text:style-name="T90">In the sample </text:span><text:span text:style-name="CrossRef"><text:reference-ref text:reference-format="text" text:ref-name="keygen2">KeyGen2</text:reference-ref></text:span><text:span text:style-name="T90"> </text:span><text:span text:style-name="T3">default values</text:span><text:span text:style-name="T90"> have been utilized which is why there are few </text:span><text:span text:style-name="T3">visible</text:span><text:span text:style-name="T90"> key generation attributes.</text:span></text:p>
      <text:p text:style-name="P56"/>
      <text:p text:style-name="P56"/>
      <text:p text:style-name="P56"/>
      <text:p text:style-name="P42"><text:span text:style-name="T44"><text:line-break/></text:span><text:span text:style-name="T2">Continued on the next page...</text:span></text:p>
      <text:p text:style-name="P106"/>
      <text:p text:style-name="P114"><text:span text:style-name="T90">When using </text:span><text:span text:style-name="CrossRef"><text:reference-ref text:reference-format="text" text:ref-name="keygen2">KeyGen2</text:reference-ref></text:span><text:span text:style-name="T90"> the </text:span><text:span text:style-name="T3">output</text:span><text:span text:style-name="T90"> from </text:span><text:span text:style-name="T93">createKeyEntry</text:span><text:span text:style-name="T90"> is translated as shown below:<text:line-break/></text:span></text:p>
      <table:table table:name="Table32" table:style-name="Table32">
        <table:table-column table:style-name="Table32.A"/>
        <table:table-row>
          <table:table-cell table:style-name="Table32.A1" office:value-type="string">
            <text:p text:style-name="P79"><text:span text:style-name="T121">{</text:span><text:span text:style-name="T19"><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9"><text:line-break/></text:span><text:span text:style-name="T119">    </text:span><text:span text:style-name="T121">"</text:span><text:span text:style-name="T132">@qualifier</text:span><text:span text:style-name="T121">": "</text:span><text:span text:style-name="T143">KeyCreationResponse</text:span><text:span text:style-name="T121">",</text:span><text:span text:style-name="T19"><text:line-break/></text:span><text:span text:style-name="T119">    </text:span><text:span text:style-name="T121">"</text:span><text:span text:style-name="T137">ServerSessionID</text:span><text:span text:style-name="T121">": "</text:span><text:span text:style-name="T143">1417fa0bedb7rjEFGS-BL3RnJoDyh5UZ</text:span><text:span text:style-name="T121">",</text:span><text:span text:style-name="T19"><text:line-break/></text:span><text:span text:style-name="T119">    </text:span><text:span text:style-name="T121">"</text:span><text:span text:style-name="T137">ClientSessionID</text:span><text:span text:style-name="T121">": "</text:span><text:span text:style-name="T143">PpZRTVq2wa-TLvsFJE7GZPASEeEqk4Yz</text:span><text:span text:style-name="T121">",</text:span><text:span text:style-name="T19"><text:line-break/></text:span><text:span text:style-name="T119">    </text:span><text:span text:style-name="T121">"</text:span><text:span text:style-name="T137">GeneratedKey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Key.1</text:span><text:span text:style-name="T121">",</text:span><text:span text:style-name="T19"><text:line-break/></text:span><text:span text:style-name="T119">             </text:span><text:span text:style-name="T121">"</text:span><text:span text:style-name="T137">Public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RSA</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Modulus</text:span><text:span text:style-name="T121">": "</text:span><text:span text:style-name="T143">soI7DCkNaGZtMP8QLMCu . . . TzTPWM6qFKWLzR45-3DWcPw"</text:span><text:span text:style-name="T121">,</text:span><text:span text:style-name="T19"><text:line-break/></text:span><text:span text:style-name="T119">                             </text:span><text:span text:style-name="T121">"</text:span><text:span text:style-name="T137">Exponent</text:span><text:span text:style-name="T121">": "</text:span><text:span text:style-name="T143">AQAB</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37">KeyAttestation</text:span><text:span text:style-name="T121">": "</text:span><text:span text:style-name="T143">bYNI0YTCnVXvuNUM1lm_grDC9U2c63nRbqchnpaoUVg"</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Key.2</text:span><text:span text:style-name="T121">",</text:span><text:span text:style-name="T19"><text:line-break/></text:span><text:span text:style-name="T119">             </text:span><text:span text:style-name="T121">"</text:span><text:span text:style-name="T137">Public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EC</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NamedCurve</text:span><text:span text:style-name="T121">": "</text:span><text:span text:style-name="T143">http://xmlns.webpki.org/sks/algorithm#ec.nist.p256</text:span><text:span text:style-name="T121">",</text:span><text:span text:style-name="T19"><text:line-break/></text:span><text:span text:style-name="T119">                             </text:span><text:span text:style-name="T121">"</text:span><text:span text:style-name="T137">X</text:span><text:span text:style-name="T121">": "</text:span><text:span text:style-name="T143">nGlEGIaJp0aSJzD3aNsqt1QC3CCSGDgPTVG_2pFLQ6w"</text:span><text:span text:style-name="T121">,</text:span><text:span text:style-name="T19"><text:line-break/></text:span><text:span text:style-name="T119">                             </text:span><text:span text:style-name="T121">"</text:span><text:span text:style-name="T137">Y</text:span><text:span text:style-name="T121">": "</text:span><text:span text:style-name="T143">XOa0-BbXVqqcvwBBOMvV1fs5BzbC9rLdBnXigWNy97o"</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37">KeyAttestation</text:span><text:span text:style-name="T121">": "</text:span><text:span text:style-name="T143">TtScC3woIB_hGt3SmSvpggIB2Z33S87vSl94hCFFsSE"</text:span><text:span text:style-name="T19"><text:line-break/></text:span><text:span text:style-name="T119">         </text:span><text:span text:style-name="T121">}]</text:span><text:span text:style-name="T19"><text:line-break/></text:span><text:span text:style-name="T121">}</text:span><text:span text:style-name="T19"> </text:span></text:p>
          </table:table-cell>
        </table:table-row>
      </table:table>
      <text:p text:style-name="P42"/>
      <text:p text:style-name="P48">A conforming server <text:span text:style-name="T38">must</text:span> after receival of the response verify that the number and IDs of returned keys match the request. <text:s/>In addition, each returned key <text:span text:style-name="T38">must</text:span> be checked for correctness regarding attestation data and that the generated public key actually complies with that of the request.</text:p>
      <text:h text:style-name="P191" text:outline-level="3"><text:bookmark text:name="__RefHeading__15289_972012461"/><text:reference-mark-start text:name="enumerate.keys"/>getKeyHandle<text:reference-mark-end text:name="enumerate.keys"/> [11]<text:bookmark-end text:name="__RefHeading__15289_972012461"/></text:h>
      <text:p text:style-name="Text_20_body">Input</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3">Name</text:p>
          </table:table-cell>
          <table:table-cell table:style-name="Table44.A1" office:value-type="string">
            <text:p text:style-name="P13">Type</text:p>
          </table:table-cell>
          <table:table-cell table:style-name="Table44.C1" office:value-type="string">
            <text:p text:style-name="P13">Description</text:p>
          </table:table-cell>
        </table:table-row>
        <table:table-row table:style-name="Table44.2">
          <table:table-cell table:style-name="Table44.A2" office:value-type="string">
            <text:p text:style-name="P16">ProvisioningHandle</text:p>
          </table:table-cell>
          <table:table-cell table:style-name="Table44.A2" office:value-type="string">
            <text:p text:style-name="P3">int</text:p>
          </table:table-cell>
          <table:table-cell table:style-name="Table44.C2" office:value-type="string">
            <text:p text:style-name="P2">Local handle to an <text:span text:style-name="T2">open</text:span> provisioning session</text:p>
          </table:table-cell>
        </table:table-row>
        <table:table-row table:style-name="Table44.2">
          <table:table-cell table:style-name="Table44.A2" office:value-type="string">
            <text:p text:style-name="P16">ID</text:p>
          </table:table-cell>
          <table:table-cell table:style-name="Table44.A2" office:value-type="string">
            <text:p text:style-name="P12">id</text:p>
          </table:table-cell>
          <table:table-cell table:style-name="Table44.C2" office:value-type="string">
            <text:p text:style-name="Standard">See <text:span text:style-name="CrossRef"><text:reference-ref text:reference-format="text" text:ref-name="createKeyPair">createKeyEntry</text:reference-ref></text:span></text:p>
          </table:table-cell>
        </table:table-row>
      </table:table>
      <text:p text:style-name="Text_20_body"/>
      <text:p text:style-name="Text_20_body">Output</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3">Name</text:p>
          </table:table-cell>
          <table:table-cell table:style-name="Table46.A1" office:value-type="string">
            <text:p text:style-name="P13">Type</text:p>
          </table:table-cell>
          <table:table-cell table:style-name="Table46.C1" office:value-type="string">
            <text:p text:style-name="P13">Description</text:p>
          </table:table-cell>
        </table:table-row>
        <table:table-row table:style-name="Table46.2">
          <table:table-cell table:style-name="Table46.A2" office:value-type="string">
            <text:p text:style-name="P16">Status</text:p>
          </table:table-cell>
          <table:table-cell table:style-name="Table46.A2" office:value-type="string">
            <text:p text:style-name="P3">byte</text:p>
          </table:table-cell>
          <table:table-cell table:style-name="Table46.C2" office:value-type="string">
            <text:p text:style-name="P2">See <text:span text:style-name="CrossRef"><text:reference-ref text:reference-format="text" text:ref-name="ReturnValues">Return Values</text:reference-ref></text:span></text:p>
          </table:table-cell>
        </table:table-row>
        <table:table-row table:style-name="Table46.2">
          <table:table-cell table:style-name="Table46.A2" office:value-type="string">
            <text:p text:style-name="P16">KeyHandle</text:p>
          </table:table-cell>
          <table:table-cell table:style-name="Table46.A2" office:value-type="string">
            <text:p text:style-name="P3">int</text:p>
          </table:table-cell>
          <table:table-cell table:style-name="Table46.C2" office:value-type="string">
            <text:p text:style-name="P2">Local handle to a key belonging to an <text:span text:style-name="T2">open</text:span> provisioning session</text:p>
          </table:table-cell>
        </table:table-row>
      </table:table>
      <text:p text:style-name="P50"/>
      <text:p text:style-name="P48"><text:span text:style-name="T93">getKeyHandle</text:span> returns a <text:span text:style-name="T101">KeyHandle</text:span> based on the provisioning session specific key ID.</text:p>
      <text:p text:style-name="P50">An invalid key <text:span text:style-name="T105">ID</text:span> <text:span text:style-name="T39">must</text:span> return an error and abort the provisioning session.</text:p>
      <text:h text:style-name="P191" text:outline-level="3"><text:bookmark text:name="__RefHeading__15291_972012461"/><text:reference-mark-start text:name="setCertificatePath"/>setCertificatePath<text:reference-mark-end text:name="setCertificatePath"/> [12]<text:bookmark-end text:name="__RefHeading__15291_972012461"/></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3">Name</text:p>
          </table:table-cell>
          <table:table-cell table:style-name="Table20.A1" office:value-type="string">
            <text:p text:style-name="P13">Type</text:p>
          </table:table-cell>
          <table:table-cell table:style-name="Table20.C1" office:value-type="string">
            <text:p text:style-name="P13">Description</text:p>
          </table:table-cell>
        </table:table-row>
        <table:table-row table:style-name="Table20.2">
          <table:table-cell table:style-name="Table20.A2" office:value-type="string">
            <text:p text:style-name="P16">KeyHandle</text:p>
          </table:table-cell>
          <table:table-cell table:style-name="Table20.A2" office:value-type="string">
            <text:p text:style-name="P3">int</text:p>
          </table:table-cell>
          <table:table-cell table:style-name="Table20.C2" office:value-type="string">
            <text:p text:style-name="P2">Local handle to a key-pair belonging to an <text:span text:style-name="T2">open</text:span> provisioning session</text:p>
          </table:table-cell>
        </table:table-row>
        <table:table-row table:style-name="Table20.2">
          <table:table-cell table:style-name="Table20.A2" office:value-type="string">
            <text:p text:style-name="P16">PathLength</text:p>
          </table:table-cell>
          <table:table-cell table:style-name="Table20.A2" office:value-type="string">
            <text:p text:style-name="P3">short</text:p>
          </table:table-cell>
          <table:table-cell table:style-name="Table20.C2" office:value-type="string">
            <text:p text:style-name="P2">Non-zero value holding the number of <text:span text:style-name="T93">X509Certificate</text:span> objects in the call</text:p>
          </table:table-cell>
        </table:table-row>
        <table:table-row table:style-name="Table20.2">
          <table:table-cell table:style-name="Table20.A2" office:value-type="string">
            <text:p text:style-name="P16">X509Certificate...</text:p>
          </table:table-cell>
          <table:table-cell table:style-name="Table20.A2" office:value-type="string">
            <text:p text:style-name="P3">byte<text:span text:style-name="T77">⁮[</text:span><text:span text:style-name="T79"> </text:span><text:span text:style-name="T77">]</text:span></text:p>
          </table:table-cell>
          <table:table-cell table:style-name="Table20.C2" office:value-type="string">
            <text:p text:style-name="P84"><text:span text:style-name="T90">DER encoded </text:span><text:span text:style-name="CrossRef"><text:reference-ref text:reference-format="text" text:ref-name="X.509">X.509</text:reference-ref></text:span><text:span text:style-name="T90"> certificate object</text:span> <text:span text:style-name="T2">repeated</text:span> as defined by <text:span text:style-name="T93">PathLength</text:span><text:span text:style-name="T40">‪‫‬‭‪‏‪‏</text:span><text:span text:style-name="T94">‎</text:span></text:p>
          </table:table-cell>
        </table:table-row>
        <table:table-row table:style-name="Table20.2">
          <table:table-cell table:style-name="Table20.A2" office:value-type="string">
            <text:p text:style-name="P16">MAC</text:p>
          </table:table-cell>
          <table:table-cell table:style-name="Table20.A2" office:value-type="string">
            <text:p text:style-name="P3">byte<text:span text:style-name="T77">⁮[32]</text:span></text:p>
          </table:table-cell>
          <table:table-cell table:style-name="Table20.C2" office:value-type="string">
            <text:p text:style-name="P2">Vouches for the integrity and authentic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3">Name</text:p>
          </table:table-cell>
          <table:table-cell table:style-name="Table21.A1" office:value-type="string">
            <text:p text:style-name="P13">Type</text:p>
          </table:table-cell>
          <table:table-cell table:style-name="Table21.C1" office:value-type="string">
            <text:p text:style-name="P13">Description</text:p>
          </table:table-cell>
        </table:table-row>
        <table:table-row table:style-name="Table21.2">
          <table:table-cell table:style-name="Table21.A2" office:value-type="string">
            <text:p text:style-name="P16">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setCertificatePath</text:span><text:span text:style-name="T90"> attaches an </text:span><text:span text:style-name="CrossRef"><text:reference-ref text:reference-format="text" text:ref-name="X.509">X.509</text:reference-ref></text:span><text:span text:style-name="T90"> certificate path to an already created key-pair. <text:s/>See </text:span><text:span text:style-name="CrossRef"><text:reference-ref text:reference-format="text" text:ref-name="createKeyPair">createKeyEntry</text:reference-ref></text:span><text:span text:style-name="T90">.</text:span></text:p>
      <text:p text:style-name="Text_20_body"><text:span text:style-name="T52">The </text:span><text:span text:style-name="T101">X509Certificate</text:span><text:span text:style-name="T52"> objects </text:span><text:span text:style-name="T57">must</text:span><text:span text:style-name="T52"> form an </text:span><text:span text:style-name="T45">ordered</text:span><text:span text:style-name="T46"> and </text:span><text:span text:style-name="T45">contiguous </text:span><text:span text:style-name="T46">certificate </text:span><text:span text:style-name="T52">path so that the </text:span><text:span text:style-name="T45">first</text:span><text:span text:style-name="T52"> object contains the<text:line-break/></text:span><text:span text:style-name="CrossRef"><text:span text:style-name="T81"><text:reference-ref text:reference-format="text" text:ref-name="eecert">End-Entity Certificate</text:reference-ref></text:span></text:span><text:span text:style-name="T52"> </text:span><text:span text:style-name="T45">usually</text:span><text:span text:style-name="T52"> holding the public key of the target key‑pair. <text:s/>The</text:span><text:span text:style-name="T114"> path </text:span><text:span text:style-name="T52">does though not have to be complete (include all upper-level CAs). <text:s/>Path validity </text:span><text:span text:style-name="T51">should</text:span><text:span text:style-name="T52"> be verified by the provisioning middleware before calling this method.</text:span></text:p>
      <text:p text:style-name="Text_20_body"><text:span text:style-name="T52">Individual </text:span><text:span text:style-name="T101">X509Certificate</text:span><text:span text:style-name="T52"> objects </text:span><text:span text:style-name="T56">must not</text:span><text:span text:style-name="T52"> exceed </text:span><text:span text:style-name="CrossRef"><text:reference-ref text:reference-format="text" text:ref-name="cryptodatasize">CryptoDataSize</text:reference-ref></text:span><text:span text:style-name="T52">.</text:span></text:p>
      <text:p text:style-name="Text_20_body"><text:span text:style-name="T52">Note that a</text:span><text:span text:style-name="T90">n SKS </text:span><text:span text:style-name="T41">must not</text:span><text:span text:style-name="T90"> not attempt to verify that the </text:span><text:span text:style-name="CrossRef"><text:span text:style-name="T81"><text:reference-ref text:reference-format="text" text:ref-name="eecert">End-Entity Certificate</text:reference-ref></text:span></text:span><text:span text:style-name="T90"> and </text:span><text:span text:style-name="T98">KeyHandle.</text:span><text:span text:style-name="CrossRef"><text:span text:style-name="T81"><text:reference-ref text:reference-format="text" text:ref-name="keyentry.publickey">PublicKey</text:reference-ref></text:span></text:span><text:span text:style-name="T90"> match because that would disable the </text:span><text:span text:style-name="CrossRef"><text:span text:style-name="T113"><text:reference-ref text:reference-format="text" text:ref-name="restorePrivateKey">importPrivateKey</text:reference-ref></text:span></text:span><text:span text:style-name="T90"> method. <text:s/>It is the </text:span><text:span text:style-name="T93">MAC</text:span><text:span text:style-name="T90"> operation that is facilitating a cryptographically verifiable binding between the certificate path and the designated key entry.</text:span></text:p>
      <text:p text:style-name="Text_20_body">The <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45"><text:tab/>Data </text:span><text:span text:style-name="T153">=</text:span><text:span text:style-name="T45"> </text:span><text:span text:style-name="T98">KeyHandle.</text:span><text:span text:style-name="CrossRef"><text:span text:style-name="T81"><text:reference-ref text:reference-format="text" text:ref-name="keyentry.publickey">PublicKey</text:reference-ref></text:span></text:span><text:span text:style-name="T46"> || </text:span><text:span text:style-name="T98">KeyHandle.</text:span><text:span text:style-name="CrossRef"><text:span text:style-name="T81"><text:reference-ref text:reference-format="text" text:ref-name="keyentry.id">ID</text:reference-ref></text:span></text:span><text:span text:style-name="T46"> || </text:span><text:span text:style-name="T98">X509Certificate...</text:span></text:p>
      <text:p text:style-name="Standard"/>
      <text:p text:style-name="P42">A compliant SKS <text:span text:style-name="T39">must</text:span> <text:span text:style-name="T39">not</text:span> accept multiple key entries being associated by the same <text:span text:style-name="CrossRef"><text:span text:style-name="T81"><text:reference-ref text:reference-format="text" text:ref-name="eecert">End-Entity Certificate</text:reference-ref></text:span></text:span> unless the conflicting key is subject to a <text:span text:style-name="CrossRef"><text:span text:style-name="T81"><text:reference-ref text:reference-format="text" text:ref-name="pp.uodate">postUpdateKey</text:reference-ref></text:span></text:span> or <text:span text:style-name="CrossRef"><text:span text:style-name="T81"><text:reference-ref text:reference-format="text" text:ref-name="pp.delkey">postDeleteKey</text:reference-ref></text:span></text:span> operation.</text:p>
      <text:p text:style-name="Text_20_body"><text:span text:style-name="T90">A compliant SKS </text:span><text:span text:style-name="T39">must</text:span><text:span text:style-name="T90"> verify that the public key of the </text:span><text:span text:style-name="CrossRef"><text:span text:style-name="T81"><text:reference-ref text:reference-format="text" text:ref-name="eecert">End-Entity Certificate</text:reference-ref></text:span></text:span><text:span text:style-name="T90"> matches the</text:span><text:span text:style-name="T46"> </text:span><text:span text:style-name="CrossRef"><text:span text:style-name="T81"><text:reference-ref text:reference-format="text" text:ref-name="keygeneration">Asymmetric Key Generation</text:reference-ref></text:span></text:span><text:span text:style-name="T90"> capabilities of the SKS.</text:span></text:p>
      <text:p text:style-name="P42"/>
      <text:p text:style-name="P42"/>
      <text:p text:style-name="P42"/>
      <text:p text:style-name="P42"/>
      <text:p text:style-name="P55">Continued on the next page...</text:p>
      <text:p text:style-name="P89"/>
      <text:p text:style-name="P114"><text:span text:style-name="T46">The following </text:span><text:span text:style-name="CrossRef"><text:span text:style-name="T81"><text:reference-ref text:reference-format="text" text:ref-name="keygen2">KeyGen2</text:reference-ref></text:span></text:span><text:span text:style-name="T46"> object shows its interaction with </text:span><text:span text:style-name="T98">setCertificatePath</text:span><text:span text:style-name="T46">:<text:line-break/></text:span></text:p>
      <table:table table:name="Table28" table:style-name="Table28">
        <table:table-column table:style-name="Table28.A"/>
        <table:table-row>
          <table:table-cell table:style-name="Table28.A1" office:value-type="string">
            <text:p text:style-name="Standard"><text:span text:style-name="T124">{</text:span><text:span text:style-name="T155"><text:line-break/></text:span><text:span text:style-name="T125">    </text:span><text:span text:style-name="T124">"</text:span><text:span text:style-name="T133">@context</text:span><text:span text:style-name="T124">": "</text:span><text:span text:style-name="T147">http://xmlns.webpki.org/keygen2/1.0</text:span><text:span text:style-name="T124">",</text:span><text:span text:style-name="T155"><text:line-break/></text:span><text:span text:style-name="T125">    </text:span><text:span text:style-name="T124">"</text:span><text:span text:style-name="T133">@qualifier</text:span><text:span text:style-name="T124">": "</text:span><text:reference-mark-start text:name="cred.depl.req"/><text:span text:style-name="T147">ProvisioningFinalizationRequest</text:span><text:reference-mark-end text:name="cred.depl.req"/><text:span text:style-name="T124">",</text:span><text:span text:style-name="T155"><text:line-break/></text:span><text:span text:style-name="T125">    </text:span><text:span text:style-name="T124">"</text:span><text:span text:style-name="T139">ServerSessionID</text:span><text:span text:style-name="T124">": "</text:span><text:span text:style-name="T147">1417fa0ad90cEhH32g3fqhY_6EbeenlK</text:span><text:span text:style-name="T124">",</text:span><text:span text:style-name="T155"><text:line-break/></text:span><text:span text:style-name="T125">    </text:span><text:span text:style-name="T124">"</text:span><text:span text:style-name="T139">ClientSessionID</text:span><text:span text:style-name="T124">": "</text:span><text:span text:style-name="T147">jPGg77Uqp_A59u7Yo4laSRBZMxmoeLay</text:span><text:span text:style-name="T124">",</text:span><text:span text:style-name="T155"><text:line-break/></text:span><text:span text:style-name="T125">    </text:span><text:span text:style-name="T124">"</text:span><text:span text:style-name="T139">SubmitURL</text:span><text:span text:style-name="T124">": "</text:span><text:span text:style-name="T147">https://issuer.example.com/finalize</text:span><text:span text:style-name="T124">",</text:span><text:span text:style-name="T155"><text:line-break/></text:span><text:span text:style-name="T125">    </text:span><text:span text:style-name="T124">"</text:span><text:span text:style-name="T139">IssuedCredentials</text:span><text:span text:style-name="T124">": </text:span><text:span text:style-name="T155"><text:line-break/></text:span><text:span text:style-name="T125">        </text:span><text:span text:style-name="T124">[{</text:span><text:span text:style-name="T155"><text:line-break/></text:span><text:span text:style-name="T125">             </text:span><text:span text:style-name="T124">"</text:span><text:span text:style-name="T139">ID</text:span><text:span text:style-name="T124">": "</text:span><text:span text:style-name="T147">Key.1</text:span><text:span text:style-name="T124">",</text:span><text:span text:style-name="T155"><text:line-break/></text:span><text:span text:style-name="T125">             </text:span><text:span text:style-name="T124">"</text:span><text:span text:style-name="T139">X509CertificatePath</text:span><text:span text:style-name="T124">": </text:span><text:span text:style-name="T155"><text:line-break/></text:span><text:span text:style-name="T125">                 </text:span><text:span text:style-name="T124">[</text:span><text:span text:style-name="T155"><text:line-break/></text:span><text:span text:style-name="T125">                     </text:span><text:span text:style-name="T124">"</text:span><text:span text:style-name="T147">MIIDbDCCAlSgAwIBAgIGAUF_oLFEMA0GCS . . . LNTAajQcWBwAmvX5dvIzg"</text:span><text:span text:style-name="T124">,</text:span></text:p>
            <text:p text:style-name="Standard"><text:span text:style-name="T124">                     "</text:span><text:span text:style-name="T147">MIIDYTCCAkmgAwIBAgIGAUGCqAG . . . qqN3fG5GMaTCZNuJfRQJyU"</text:span><text:span text:style-name="T124"><text:line-break/></text:span><text:span text:style-name="T125">                 </text:span><text:span text:style-name="T124">],</text:span><text:span text:style-name="T155"><text:line-break/></text:span><text:span text:style-name="T125">             </text:span><text:span text:style-name="T124">"</text:span><text:span text:style-name="T139">MAC</text:span><text:span text:style-name="T124">": "</text:span><text:span text:style-name="T147">b3hr4Rc6pHo-MuJYGvvAzdV3knV6tVLphdzDUTEfa9w"</text:span><text:span text:style-name="T155"><text:line-break/></text:span><text:span text:style-name="T125">         </text:span><text:span text:style-name="T124">}],</text:span><text:span text:style-name="T155"><text:line-break/></text:span><text:span text:style-name="T125">    </text:span><text:span text:style-name="T124">"</text:span><text:span text:style-name="T139">Challenge</text:span><text:span text:style-name="T124">": "</text:span><text:span text:style-name="T147">DGfjSX3JaLVeWd2Q-PS7pKvKwIbOvlqZR0hlu2GSVIs"</text:span><text:span text:style-name="T124">,</text:span><text:span text:style-name="T155"><text:line-break/></text:span><text:span text:style-name="T125">    </text:span><text:span text:style-name="T124">"</text:span><text:span text:style-name="T139">MAC</text:span><text:span text:style-name="T124">": "</text:span><text:span text:style-name="T147">6RYr-Lech-bMdttEWJP_cyPNPt0Iw_YXVqx3UuCouNE"</text:span><text:span text:style-name="T155"><text:line-break/></text:span><text:span text:style-name="T124">}</text:span><text:span text:style-name="T155"> </text:span></text:p>
          </table:table-cell>
        </table:table-row>
      </table:table>
      <text:p text:style-name="Text_20_body"/>
      <text:p text:style-name="Standard">The <text:span text:style-name="T93">X509CertificatePath</text:span> array <text:span text:style-name="T39">must</text:span> hold a <text:span text:style-name="T2">sorted</text:span> certificate path.</text:p>
      <text:p text:style-name="Standard"/>
      <text:p text:style-name="Text_20_body"><text:span text:style-name="T70">The owning </text:span><text:span text:style-name="T93">ProvisioningHandle</text:span> and local <text:span text:style-name="T93">KeyHandle</text:span> can be retrieved by calling <text:span text:style-name="CrossRef"><text:reference-ref text:reference-format="text" text:ref-name="enum.prov.sess">enumerateProvisioningSessions</text:reference-ref></text:span> and <text:span text:style-name="CrossRef"><text:reference-ref text:reference-format="text" text:ref-name="enumerate.keys">getKeyHandle</text:reference-ref></text:span> using the <text:span text:style-name="T105">ClientSessionID</text:span>, <text:span text:style-name="T105">ServerSessionID</text:span> and <text:span text:style-name="T105">ID</text:span> attributes respectively.</text:p>
      <text:h text:style-name="P191" text:outline-level="3"><text:bookmark text:name="__RefHeading__15293_972012461"/><text:reference-mark-start text:name="setpiggybacked"/>importSymmetricKey<text:reference-mark-end text:name="setpiggybacked"/> [13]<text:bookmark-end text:name="__RefHeading__15293_972012461"/></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3">Name</text:p>
          </table:table-cell>
          <table:table-cell table:style-name="Table26.A1" office:value-type="string">
            <text:p text:style-name="P13">Type</text:p>
          </table:table-cell>
          <table:table-cell table:style-name="Table26.C1" office:value-type="string">
            <text:p text:style-name="P13">Description</text:p>
          </table:table-cell>
        </table:table-row>
        <table:table-row table:style-name="Table26.2">
          <table:table-cell table:style-name="Table26.A2" office:value-type="string">
            <text:p text:style-name="P16">KeyHandle</text:p>
          </table:table-cell>
          <table:table-cell table:style-name="Table26.A2" office:value-type="string">
            <text:p text:style-name="P3">int</text:p>
          </table:table-cell>
          <table:table-cell table:style-name="Table26.C2" office:value-type="string">
            <text:p text:style-name="P2">Local handle to a key belonging to an <text:span text:style-name="T2">open</text:span> provisioning session</text:p>
          </table:table-cell>
        </table:table-row>
        <table:table-row table:style-name="Table26.2">
          <table:table-cell table:style-name="Table26.A2" office:value-type="string">
            <text:p text:style-name="P16">EncryptedKey</text:p>
          </table:table-cell>
          <table:table-cell table:style-name="Table26.A2" office:value-type="string">
            <text:p text:style-name="P3">byte<text:span text:style-name="T77">⁮[</text:span><text:span text:style-name="T79"> </text:span><text:span text:style-name="T77">]</text:span></text:p>
          </table:table-cell>
          <table:table-cell table:style-name="Table26.C2" office:value-type="string">
            <text:p text:style-name="P2">Raw symmetric key encrypted as described in<text:span text:style-name="T87"> </text:span><text:span text:style-name="CrossRef"><text:span text:style-name="T81"><text:reference-ref text:reference-format="text" text:ref-name="EncryptedData">Encrypted Data</text:reference-ref></text:span></text:span></text:p>
          </table:table-cell>
        </table:table-row>
        <table:table-row table:style-name="Table26.2">
          <table:table-cell table:style-name="Table26.A2" office:value-type="string">
            <text:p text:style-name="P16">MAC</text:p>
          </table:table-cell>
          <table:table-cell table:style-name="Table26.A2" office:value-type="string">
            <text:p text:style-name="P3">byte<text:span text:style-name="T77">⁮[32]</text:span></text:p>
          </table:table-cell>
          <table:table-cell table:style-name="Table26.C2" office:value-type="string">
            <text:p text:style-name="P2">Vouches for the integrity and authentic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3">Name</text:p>
          </table:table-cell>
          <table:table-cell table:style-name="Table27.A1" office:value-type="string">
            <text:p text:style-name="P13">Type</text:p>
          </table:table-cell>
          <table:table-cell table:style-name="Table27.C1" office:value-type="string">
            <text:p text:style-name="P13">Description</text:p>
          </table:table-cell>
        </table:table-row>
        <table:table-row table:style-name="Table27.2">
          <table:table-cell table:style-name="Table27.A2" office:value-type="string">
            <text:p text:style-name="P16">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importSymmetricKey</text:span><text:span text:style-name="T90"> imports and links a symmetric key to an already created key-pair and certificate.</text:span></text:p>
      <text:p text:style-name="P154"><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53"><text:span text:style-name="T45"><text:tab/>Data </text:span><text:span text:style-name="T153">=</text:span><text:span text:style-name="T46"> </text:span><text:span text:style-name="CrossRef"><text:span text:style-name="T81"><text:reference-ref text:reference-format="text" text:ref-name="eecert">End-Entity Certificate</text:reference-ref></text:span></text:span><text:span text:style-name="T46"> || </text:span><text:span text:style-name="T98">EncryptedKey</text:span></text:p>
      <text:p text:style-name="P44"><text:span text:style-name="T52">Note that </text:span><text:span text:style-name="T101">EncryptedKey</text:span><text:span text:style-name="T52"> objects </text:span><text:span text:style-name="T56">must be</text:span><text:span text:style-name="T52"> MACed in </text:span><text:span text:style-name="T45">encrypted form</text:span><text:span text:style-name="T52"> and </text:span><text:span text:style-name="T45">then</text:span><text:span text:style-name="T52"> decrypted by the SKS before storing.</text:span></text:p>
      <text:p text:style-name="P44"><text:span text:style-name="T52">Symmetric keys </text:span><text:span text:style-name="T56">must not</text:span><text:span text:style-name="T52"> exceed 128 bytes.</text:span></text:p>
      <text:p text:style-name="Text_20_body"><text:span text:style-name="T46">With the special </text:span><text:span text:style-name="CrossRef"><text:span text:style-name="T81"><text:reference-ref text:reference-format="text" text:ref-name="endorsedalg">EndorsedAlgorithm</text:reference-ref></text:span></text:span><text:span text:style-name="T46"> </text:span><text:span text:style-name="T98">http://xmlns.webpki.org/sks/algorithm#none</text:span><text:span text:style-name="T46"> arbitrary static shared secrets can be specified. <text:s/>When used together with </text:span><text:span text:style-name="CrossRef"><text:span text:style-name="T81"><text:reference-ref text:reference-format="text" text:ref-name="exportkey">exportKey</text:reference-ref></text:span></text:span><text:span text:style-name="T46">, a suitable PIN policy and a </text:span><text:span text:style-name="CrossRef"><text:span text:style-name="T81"><text:reference-ref text:reference-format="text" text:ref-name="propertybag">PropertyBags</text:reference-ref></text:span></text:span><text:span text:style-name="T46"> object holding site information, an SKS could then also serve as a </text:span><text:span text:style-name="T45">browser password store</text:span><text:span text:style-name="T46">.</text:span></text:p>
      <text:p text:style-name="Text_20_body"><text:span text:style-name="T46">After </text:span><text:span text:style-name="T98">importSymmetricKey</text:span><text:span text:style-name="T46"> has been called the key entry is marked as “symmetric”. <text:s/>That is, </text:span><text:span text:style-name="T45">the private key is disabled</text:span><text:span text:style-name="T46"> as well as all operations associated with it. <text:s/>See </text:span><text:span text:style-name="CrossRef"><text:span text:style-name="T81"><text:reference-ref text:reference-format="text" text:ref-name="get.key.attr">getKeyAttributes</text:reference-ref></text:span></text:span><text:span text:style-name="T46">.</text:span></text:p>
      <text:p text:style-name="Text_20_body"><text:span text:style-name="T43">The </text:span><text:span text:style-name="CrossRef"><text:span text:style-name="T81"><text:reference-ref text:reference-format="text" text:ref-name="priv.key.bck">KeyBackup</text:reference-ref></text:span></text:span><text:span text:style-name="T93">.IMPORTED</text:span> flag of the key <text:span text:style-name="T39">must</text:span> be set after execution of <text:span text:style-name="T93">importSymmetricKey</text:span>.</text:p>
      <text:p text:style-name="P52"/>
      <text:p text:style-name="P41"/>
      <text:p text:style-name="P42"/>
      <text:p text:style-name="P42"/>
      <text:p text:style-name="P55">Continued on the next page...</text:p>
      <text:p text:style-name="P90"/>
      <text:p text:style-name="P114"><text:span text:style-name="T52">The following </text:span><text:span text:style-name="CrossRef"><text:reference-ref text:reference-format="text" text:ref-name="keygen2">KeyGen2</text:reference-ref></text:span><text:span text:style-name="T52"> steps show how symmetric keys are provisioned. <text:s/>First the server issues a key-pair request:</text:span></text:p>
      <text:p text:style-name="P90"/>
      <table:table table:name="Table101" table:style-name="Table101">
        <table:table-column table:style-name="Table101.A"/>
        <table:table-row>
          <table:table-cell table:style-name="Table101.A1" office:value-type="string">
            <text:p text:style-name="P79"><text:span text:style-name="T121">{</text:span><text:span text:style-name="T19"><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9"><text:line-break/></text:span><text:span text:style-name="T119">    </text:span><text:span text:style-name="T121">"</text:span><text:span text:style-name="T132">@qualifier</text:span><text:span text:style-name="T121">": "</text:span><text:reference-mark-start text:name="keyinitreq-sym"/><text:span text:style-name="T143">KeyCreationRequest</text:span><text:reference-mark-end text:name="keyinitreq-sym"/><text:span text:style-name="T121">",</text:span><text:span text:style-name="T19"><text:line-break/></text:span><text:span text:style-name="T119">    </text:span><text:span text:style-name="T121">"</text:span><text:span text:style-name="T137">ServerSessionID</text:span><text:span text:style-name="T121">": "</text:span><text:span text:style-name="T143">1417fa0c061hwoiSTca_BwhHjI7tm5yj</text:span><text:span text:style-name="T121">",</text:span><text:span text:style-name="T19"><text:line-break/></text:span><text:span text:style-name="T119">    </text:span><text:span text:style-name="T121">"</text:span><text:span text:style-name="T137">ClientSessionID</text:span><text:span text:style-name="T121">": "</text:span><text:span text:style-name="T143">yCW200bErAF8DFFmzWWOIphYa2GuFHis</text:span><text:span text:style-name="T121">",</text:span><text:span text:style-name="T19"><text:line-break/></text:span><text:span text:style-name="T119">    </text:span><text:span text:style-name="T121">"</text:span><text:span text:style-name="T137">SubmitURL</text:span><text:span text:style-name="T121">": "</text:span><text:span text:style-name="T143">https://issuer.example.com/keyinit</text:span><text:span text:style-name="T121">",</text:span><text:span text:style-name="T19"><text:line-break/></text:span><text:span text:style-name="T119">    </text:span><text:span text:style-name="T121">"</text:span><text:span text:style-name="T137">KeyEntryAlgorithm</text:span><text:span text:style-name="T121">": "</text:span><text:span text:style-name="T143">http://xmlns.webpki.org/sks/algorithm#key.1</text:span><text:span text:style-name="T121">",</text:span><text:span text:style-name="T19"><text:line-break/></text:span><text:span text:style-name="T119">    </text:span><text:span text:style-name="T121">"</text:span><text:span text:style-name="T137">PINPolicySpecifier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PIN.1</text:span><text:span text:style-name="T121">",</text:span><text:span text:style-name="T19"><text:line-break/></text:span><text:span text:style-name="T119">             </text:span><text:span text:style-name="T121">"</text:span><text:span text:style-name="T137">MinLength</text:span><text:span text:style-name="T121">": </text:span><text:span text:style-name="T149">4</text:span><text:span text:style-name="T121">,</text:span><text:span text:style-name="T19"><text:line-break/></text:span><text:span text:style-name="T119">             </text:span><text:span text:style-name="T121">"</text:span><text:span text:style-name="T137">MaxLength</text:span><text:span text:style-name="T121">": </text:span><text:span text:style-name="T149">8</text:span><text:span text:style-name="T121">,</text:span><text:span text:style-name="T19"><text:line-break/></text:span><text:span text:style-name="T119">             </text:span><text:span text:style-name="T121">"</text:span><text:span text:style-name="T137">RetryLimit</text:span><text:span text:style-name="T121">": </text:span><text:span text:style-name="T149">3</text:span><text:span text:style-name="T121">,</text:span><text:span text:style-name="T19"><text:line-break/></text:span><text:span text:style-name="T119">             </text:span><text:span text:style-name="T121">"</text:span><text:span text:style-name="T137">Format</text:span><text:span text:style-name="T121">": "</text:span><text:span text:style-name="T143">numeric</text:span><text:span text:style-name="T121">",</text:span><text:span text:style-name="T19"><text:line-break/></text:span><text:span text:style-name="T119">             </text:span><text:span text:style-name="T121">"</text:span><text:span text:style-name="T137">MAC</text:span><text:span text:style-name="T121">": "</text:span><text:span text:style-name="T143">OvfnCQy7y0v3C234ESYu3KE0iQ1We9JWAipQ-1J0A64"</text:span><text:span text:style-name="T121">,</text:span><text:span text:style-name="T19"><text:line-break/></text:span><text:span text:style-name="T119">             </text:span><text:span text:style-name="T121">"</text:span><text:span text:style-name="T137">KeyEntrySpecifier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Key.1</text:span><text:span text:style-name="T121">",</text:span><text:span text:style-name="T19"><text:line-break/></text:span><text:span text:style-name="T119">                      </text:span><text:span text:style-name="T121">"</text:span><text:span text:style-name="T137">AppUsage</text:span><text:span text:style-name="T121">": "</text:span><text:span text:style-name="T143">authentication</text:span><text:span text:style-name="T121">",</text:span><text:span text:style-name="T19"><text:line-break/></text:span><text:span text:style-name="T119">                      </text:span><text:span text:style-name="T121">"</text:span><text:span text:style-name="T137">KeyAlgorithm</text:span><text:span text:style-name="T121">": "</text:span><text:span text:style-name="T143">http://xmlns.webpki.org/sks/algorithm#rsa2048</text:span><text:span text:style-name="T121">",</text:span><text:span text:style-name="T19"><text:line-break/></text:span><text:span text:style-name="T119">                      </text:span><text:span text:style-name="T121">"</text:span><text:span text:style-name="T137">EndorsedAlgorithms</text:span><text:span text:style-name="T121">": ["</text:span><text:span text:style-name="T143">http://www.w3.org/2000/09/xmldsig#hmac-sha1</text:span><text:span text:style-name="T121">"],</text:span><text:span text:style-name="T19"><text:line-break/></text:span><text:span text:style-name="T119">                      </text:span><text:span text:style-name="T121">"</text:span><text:span text:style-name="T137">MAC</text:span><text:span text:style-name="T121">": "</text:span><text:span text:style-name="T143">5s7dC3SX-jZxjPN7Gg3ssvfX-gOYjcsMEWUn8P3dU7g"</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21">}</text:span><text:span text:style-name="T19"> </text:span></text:p>
          </table:table-cell>
        </table:table-row>
      </table:table>
      <text:p text:style-name="Text_20_body"><text:line-break/>The request above is identical to requests for PKI except for the <text:span text:style-name="T2">optional</text:span> <text:span text:style-name="CrossRef"><text:span text:style-name="T81"><text:reference-ref text:reference-format="text" text:ref-name="endorsedalg">EndorsedAlgorithm</text:reference-ref></text:span></text:span> declaration which in the sample limit symmetric key operations to <text:span text:style-name="CrossRef"><text:span text:style-name="T81"><text:reference-ref text:reference-format="text" text:ref-name="hmac_sha1">HMAC-SHA1</text:reference-ref></text:span></text:span>.</text:p>
      <text:p text:style-name="Text_20_body"/>
      <text:p text:style-name="P90">After receiving the request the client generates a compatible key-pair and a response which is <text:span text:style-name="T2">identical</text:span> to that of PKI:</text:p>
      <text:p text:style-name="P90"/>
      <table:table table:name="Table102" table:style-name="Table102">
        <table:table-column table:style-name="Table102.A"/>
        <table:table-row>
          <table:table-cell table:style-name="Table102.A1" office:value-type="string">
            <text:p text:style-name="P79"><text:span text:style-name="T121">{</text:span><text:span text:style-name="T19"><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9"><text:line-break/></text:span><text:span text:style-name="T119">    </text:span><text:span text:style-name="T121">"</text:span><text:span text:style-name="T132">@qualifier</text:span><text:span text:style-name="T121">": "</text:span><text:span text:style-name="T143">KeyCreationResponse</text:span><text:span text:style-name="T121">",</text:span><text:span text:style-name="T19"><text:line-break/></text:span><text:span text:style-name="T119">    </text:span><text:span text:style-name="T121">"</text:span><text:span text:style-name="T137">ServerSessionID</text:span><text:span text:style-name="T121">": "</text:span><text:span text:style-name="T143">1417fa0c061hwoiSTca_BwhHjI7tm5yj</text:span><text:span text:style-name="T121">",</text:span><text:span text:style-name="T19"><text:line-break/></text:span><text:span text:style-name="T119">    </text:span><text:span text:style-name="T121">"</text:span><text:span text:style-name="T137">ClientSessionID</text:span><text:span text:style-name="T121">": "</text:span><text:span text:style-name="T143">yCW200bErAF8DFFmzWWOIphYa2GuFHis</text:span><text:span text:style-name="T121">",</text:span><text:span text:style-name="T19"><text:line-break/></text:span><text:span text:style-name="T119">    </text:span><text:span text:style-name="T121">"</text:span><text:span text:style-name="T137">GeneratedKey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Key.1</text:span><text:span text:style-name="T121">",</text:span><text:span text:style-name="T19"><text:line-break/></text:span><text:span text:style-name="T119">             </text:span><text:span text:style-name="T121">"</text:span><text:span text:style-name="T137">Public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RSA</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Modulus</text:span><text:span text:style-name="T121">": "</text:span><text:span text:style-name="T143">u6peYjs2LQjo3EiaYK4XlvRdMxLMA7 . . . VCsOAgDVfo8vf3RNmWH53Fw"</text:span><text:span text:style-name="T121">,</text:span><text:span text:style-name="T19"><text:line-break/></text:span><text:span text:style-name="T119">                             </text:span><text:span text:style-name="T121">"</text:span><text:span text:style-name="T137">Exponent</text:span><text:span text:style-name="T121">": "</text:span><text:span text:style-name="T143">AQAB</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37">KeyAttestation</text:span><text:span text:style-name="T121">": "</text:span><text:span text:style-name="T143">grWmZzeyah1OjlvT8KJ3-hOZHx599fnKH4RtbEysiKI"</text:span><text:span text:style-name="T19"><text:line-break/></text:span><text:span text:style-name="T119">         </text:span><text:span text:style-name="T121">}]</text:span><text:span text:style-name="T19"><text:line-break/></text:span><text:span text:style-name="T121">}</text:span><text:span text:style-name="T19"> </text:span></text:p>
          </table:table-cell>
        </table:table-row>
      </table:table>
      <text:p text:style-name="P90"/>
      <text:p text:style-name="P52"/>
      <text:p text:style-name="P41"/>
      <text:p text:style-name="P55">Continued on the next page...</text:p>
      <text:p text:style-name="P90"/>
      <text:p text:style-name="P115">The server then responds with a PKI-compliant certified public key including an encrypted “piggybacked” symmetric key:</text:p>
      <text:p text:style-name="P90"/>
      <table:table table:name="Table31" table:style-name="Table31">
        <table:table-column table:style-name="Table31.A"/>
        <table:table-row>
          <table:table-cell table:style-name="Table31.A1" office:value-type="string">
            <text:p text:style-name="P80"><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ProvisioningFinalizationRequest</text:span><text:span text:style-name="T121">",</text:span><text:span text:style-name="T154"><text:line-break/></text:span><text:span text:style-name="T119">    </text:span><text:span text:style-name="T121">"</text:span><text:span text:style-name="T137">ServerSessionID</text:span><text:span text:style-name="T121">": "</text:span><text:span text:style-name="T143">1417fa0c061hwoiSTca_BwhHjI7tm5yj</text:span><text:span text:style-name="T121">",</text:span><text:span text:style-name="T154"><text:line-break/></text:span><text:span text:style-name="T119">    </text:span><text:span text:style-name="T121">"</text:span><text:span text:style-name="T137">ClientSessionID</text:span><text:span text:style-name="T121">": "</text:span><text:span text:style-name="T143">yCW200bErAF8DFFmzWWOIphYa2GuFHis</text:span><text:span text:style-name="T121">",</text:span><text:span text:style-name="T154"><text:line-break/></text:span><text:span text:style-name="T119">    </text:span><text:span text:style-name="T121">"</text:span><text:span text:style-name="T137">SubmitURL</text:span><text:span text:style-name="T121">": "</text:span><text:span text:style-name="T143">https://issuer.example.com/finalize</text:span><text:span text:style-name="T121">",</text:span><text:span text:style-name="T154"><text:line-break/></text:span><text:span text:style-name="T119">    </text:span><text:span text:style-name="T121">"</text:span><text:span text:style-name="T137">IssuedCredential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Key.1</text:span><text:span text:style-name="T121">",</text:span><text:span text:style-name="T154"><text:line-break/></text:span><text:span text:style-name="T119">             </text:span><text:span text:style-name="T121">"</text:span><text:span text:style-name="T137">X509CertificatePath</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43">MIIDFjCCAf6gAwIBAgIGAUF_oMFSMA0G . . . EJwsqSLO88IVL5jpwW036AVtW3BhILP_Q"</text:span><text:span text:style-name="T154"><text:line-break/></text:span><text:span text:style-name="T119">                 </text:span><text:span text:style-name="T121">],</text:span><text:span text:style-name="T154"><text:line-break/></text:span><text:span text:style-name="T119">             </text:span><text:span text:style-name="T121">"</text:span><text:span text:style-name="T137">MAC</text:span><text:span text:style-name="T121">": "</text:span><text:span text:style-name="T143">go5cioJmIzyNROKfrA0jGZEmoq_6w15YeLdz8QYq8ns"</text:span><text:span text:style-name="T121">,</text:span><text:span text:style-name="T154"><text:line-break/></text:span><text:span text:style-name="T119">             </text:span><text:span text:style-name="T121">"</text:span><text:span text:style-name="T137">ImportSymmetricKey</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EncryptedKey</text:span><text:span text:style-name="T121">": "</text:span><text:span text:style-name="T143">oh1J_luDY0jfQYVokvhRvSMw3nfOxiGAVu_x9qAg3RJtwt6uhLtNNmukVb4gqx6a</text:span><text:span text:style-name="T121">",</text:span><text:span text:style-name="T154"><text:line-break/></text:span><text:span text:style-name="T119">                     </text:span><text:span text:style-name="T121">"</text:span><text:span text:style-name="T137">MAC</text:span><text:span text:style-name="T121">": "</text:span><text:span text:style-name="T143">y0T2uVwaJrUQVPna9CtpgdNxzPdvjRYr_kdx8uaDyTc"</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Challenge</text:span><text:span text:style-name="T121">": "</text:span><text:span text:style-name="T143">R7sXoLU2vYoETzmeO6cTNiWJADILyUso-2dZhzhgDBM"</text:span><text:span text:style-name="T121">,</text:span><text:span text:style-name="T154"><text:line-break/></text:span><text:span text:style-name="T119">    </text:span><text:span text:style-name="T121">"</text:span><text:span text:style-name="T137">MAC</text:span><text:span text:style-name="T121">": "</text:span><text:span text:style-name="T143">Ks9BCNsBQ407Bv1wa4pAx7WqWXeyttbLEyzARZ7sOH4"</text:span><text:span text:style-name="T154"><text:line-break/></text:span><text:span text:style-name="T121">}</text:span><text:span text:style-name="T154"> </text:span></text:p>
          </table:table-cell>
        </table:table-row>
      </table:table>
      <text:p text:style-name="Text_20_body"/>
      <text:p text:style-name="P44"><text:span text:style-name="T52">For details on how to map keys and sessions, see </text:span><text:span text:style-name="CrossRef"><text:reference-ref text:reference-format="text" text:ref-name="setCertificatePath">setCertificatePath</text:reference-ref></text:span><text:span text:style-name="T52">.</text:span></text:p>
      <text:p text:style-name="Text_20_body"/>
      <table:table table:name="Table114" table:style-name="Table114">
        <table:table-column table:style-name="Table114.A"/>
        <table:table-row>
          <table:table-cell table:style-name="Table114.A1" office:value-type="string">
            <text:p text:style-name="Standard"><text:span text:style-name="T46">Note that the </text:span><text:span text:style-name="CrossRef"><text:span text:style-name="T81"><text:reference-ref text:reference-format="text" text:ref-name="X.509">X.509</text:reference-ref></text:span></text:span><text:span text:style-name="T46"> certificate serves as a universal key ID</text:span>. <text:s/>That is, <text:span text:style-name="T2">SKS/KeyGen2 treats asymmetric and symmetric keys close to identically for provisioning, management and user-selection operations</text:span></text:p>
          </table:table-cell>
        </table:table-row>
      </table:table>
      <text:p text:style-name="P52"/>
      <text:p text:style-name="P52"/>
      <text:h text:style-name="P191" text:outline-level="3"><text:bookmark text:name="__RefHeading__721490_1828343271"/><text:reference-mark-start text:name="restorePrivateKey"/>importPrivateKey<text:reference-mark-end text:name="restorePrivateKey"/> [14]<text:bookmark-end text:name="__RefHeading__721490_1828343271"/></text:h>
      <text:p text:style-name="Text_20_body">Input</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3">Name</text:p>
          </table:table-cell>
          <table:table-cell table:style-name="Table64.A1" office:value-type="string">
            <text:p text:style-name="P13">Type</text:p>
          </table:table-cell>
          <table:table-cell table:style-name="Table64.C1" office:value-type="string">
            <text:p text:style-name="P13">Description</text:p>
          </table:table-cell>
        </table:table-row>
        <table:table-row table:style-name="Table64.2">
          <table:table-cell table:style-name="Table64.A2" office:value-type="string">
            <text:p text:style-name="P16">KeyHandle</text:p>
          </table:table-cell>
          <table:table-cell table:style-name="Table64.A2" office:value-type="string">
            <text:p text:style-name="P3">int</text:p>
          </table:table-cell>
          <table:table-cell table:style-name="Table64.C2" office:value-type="string">
            <text:p text:style-name="P2">Local handle to a key belonging to an <text:span text:style-name="T2">open</text:span> provisioning session</text:p>
          </table:table-cell>
        </table:table-row>
        <table:table-row table:style-name="Table64.2">
          <table:table-cell table:style-name="Table64.A2" office:value-type="string">
            <text:p text:style-name="P16">EncryptedKey</text:p>
          </table:table-cell>
          <table:table-cell table:style-name="Table64.A2" office:value-type="string">
            <text:p text:style-name="P3">byte<text:span text:style-name="T77">⁮[</text:span><text:span text:style-name="T79"> </text:span><text:span text:style-name="T77">]</text:span></text:p>
          </table:table-cell>
          <table:table-cell table:style-name="Table64.C2" office:value-type="string">
            <text:p text:style-name="P2">Private key in <text:span text:style-name="CrossRef"><text:reference-ref text:reference-format="text" text:ref-name="pkcs8">PKCS #8</text:reference-ref></text:span> format wrapped as described in <text:span text:style-name="CrossRef"><text:reference-ref text:reference-format="text" text:ref-name="EncryptedData">Encrypted Data</text:reference-ref></text:span></text:p>
          </table:table-cell>
        </table:table-row>
        <table:table-row table:style-name="Table64.2">
          <table:table-cell table:style-name="Table64.A2" office:value-type="string">
            <text:p text:style-name="P16">MAC</text:p>
          </table:table-cell>
          <table:table-cell table:style-name="Table64.A2" office:value-type="string">
            <text:p text:style-name="P3">byte<text:span text:style-name="T77">⁮[32]</text:span></text:p>
          </table:table-cell>
          <table:table-cell table:style-name="Table64.C2" office:value-type="string">
            <text:p text:style-name="P2">Vouches for the integrity and authenticity of the operation</text:p>
          </table:table-cell>
        </table:table-row>
      </table:table>
      <text:p text:style-name="Text_20_body"/>
      <text:p text:style-name="Text_20_body">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3">Name</text:p>
          </table:table-cell>
          <table:table-cell table:style-name="Table65.A1" office:value-type="string">
            <text:p text:style-name="P13">Type</text:p>
          </table:table-cell>
          <table:table-cell table:style-name="Table65.C1" office:value-type="string">
            <text:p text:style-name="P13">Description</text:p>
          </table:table-cell>
        </table:table-row>
        <table:table-row table:style-name="Table65.2">
          <table:table-cell table:style-name="Table65.A2" office:value-type="string">
            <text:p text:style-name="P16">Status</text:p>
          </table:table-cell>
          <table:table-cell table:style-name="Table65.A2" office:value-type="string">
            <text:p text:style-name="P3">byte</text:p>
          </table:table-cell>
          <table:table-cell table:style-name="Table6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importPrivateKey</text:span><text:span text:style-name="T90"> replaces a generated private key with a key supplied by the issuer.</text:span></text:p>
      <text:p text:style-name="Text_20_body"><text:span text:style-name="T46">The purpose of </text:span><text:span text:style-name="T98">importPrivateKey</text:span><text:span text:style-name="T46"> (preceded by </text:span><text:span text:style-name="CrossRef"><text:span text:style-name="T81"><text:reference-ref text:reference-format="text" text:ref-name="setCertificatePath">setCertificatePath</text:reference-ref></text:span></text:span><text:span text:style-name="T46">), is to install a certificate and private key that the issuer have generated or have a backup of.</text:span></text:p>
      <text:p text:style-name="P154"><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53"><text:span text:style-name="T45"><text:tab/>Data </text:span><text:span text:style-name="T153">=</text:span><text:span text:style-name="T46"> </text:span><text:span text:style-name="CrossRef"><text:span text:style-name="T81"><text:reference-ref text:reference-format="text" text:ref-name="eecert">End-Entity Certificate</text:reference-ref></text:span></text:span><text:span text:style-name="T46"> || </text:span><text:span text:style-name="T98">EncryptedKey</text:span></text:p>
      <text:p text:style-name="P46"><text:span text:style-name="T52">Note that </text:span><text:span text:style-name="T101">EncryptedKey</text:span><text:span text:style-name="T52"> objects </text:span><text:span text:style-name="T56">must</text:span><text:span text:style-name="T52"> be MACed in </text:span><text:span text:style-name="T45">encrypted form</text:span><text:span text:style-name="T52"> and </text:span><text:span text:style-name="T45">then</text:span><text:span text:style-name="T52"> decrypted by the SKS before storing.</text:span></text:p>
      <text:p text:style-name="Text_20_body"><text:span text:style-name="T90">A compliant SKS </text:span><text:span text:style-name="T39">must</text:span><text:span text:style-name="T90"> verify that the imported private key matches the</text:span><text:span text:style-name="T46"> </text:span><text:span text:style-name="CrossRef"><text:span text:style-name="T81"><text:reference-ref text:reference-format="text" text:ref-name="keygeneration">Asymmetric Key Generation</text:reference-ref></text:span></text:span><text:span text:style-name="T90"> capabilities of the SKS.</text:span></text:p>
      <text:p text:style-name="Text_20_body"><text:span text:style-name="T43">The </text:span><text:span text:style-name="CrossRef"><text:span text:style-name="T81"><text:reference-ref text:reference-format="text" text:ref-name="priv.key.bck">KeyBackup</text:reference-ref></text:span></text:span><text:span text:style-name="T93">.IMPORTED</text:span> flag of the key <text:span text:style-name="T39">must</text:span> be set after execution of <text:span text:style-name="T93">importPrivateKey</text:span>.</text:p>
      <text:p text:style-name="Text_20_body"/>
      <text:p text:style-name="Text_20_body"/>
      <table:table table:name="Table30" table:style-name="Table30">
        <table:table-column table:style-name="Table30.A"/>
        <table:table-row>
          <table:table-cell table:style-name="Table30.A1" office:value-type="string">
            <text:p text:style-name="Standard">If <text:span text:style-name="T93">importPrivateKey</text:span> is executed over a networked protocol such as <text:span text:style-name="CrossRef"><text:span text:style-name="T81"><text:reference-ref text:reference-format="text" text:ref-name="keygen2">KeyGen2</text:reference-ref></text:span></text:span> (rather than<text:line-break/>locally), it is <text:span text:style-name="T39">recommended</text:span> alerting the user unless the key is having <text:span text:style-name="CrossRef"><text:reference-ref text:reference-format="text" text:ref-name="keyusage.attr">AppUsage</text:reference-ref></text:span> = <text:span text:style-name="T26">encryption</text:span></text:p>
          </table:table-cell>
        </table:table-row>
      </table:table>
      <text:p text:style-name="P52"/>
      <text:p text:style-name="P52"/>
      <text:p text:style-name="P41"/>
      <text:p text:style-name="P42"/>
      <text:p text:style-name="P42"/>
      <text:p text:style-name="P55">Continued on the next page...</text:p>
      <text:p text:style-name="Standard"/>
      <text:p text:style-name="P113">The following <text:span text:style-name="CrossRef"><text:reference-ref text:reference-format="text" text:ref-name="keygen2">KeyGen2</text:reference-ref></text:span> object shows how a private key is “piggybacked” to a credential to be restored:<text:line-break/></text:p>
      <table:table table:name="Table66" table:style-name="Table66">
        <table:table-column table:style-name="Table66.A"/>
        <table:table-row>
          <table:table-cell table:style-name="Table66.A1" office:value-type="string">
            <text:p text:style-name="P80"><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ProvisioningFinalizationRequest</text:span><text:span text:style-name="T121">",</text:span><text:span text:style-name="T154"><text:line-break/></text:span><text:span text:style-name="T119">    </text:span><text:span text:style-name="T121">"</text:span><text:span text:style-name="T137">ServerSessionID</text:span><text:span text:style-name="T121">": "</text:span><text:span text:style-name="T143">1417fa0dcd8PY8_OIdKNfCrGh-PPdsXG</text:span><text:span text:style-name="T121">",</text:span><text:span text:style-name="T154"><text:line-break/></text:span><text:span text:style-name="T119">    </text:span><text:span text:style-name="T121">"</text:span><text:span text:style-name="T137">ClientSessionID</text:span><text:span text:style-name="T121">": "</text:span><text:span text:style-name="T143">m5BeY94pU9hqBOh_MgQI69lTlYD06eRg</text:span><text:span text:style-name="T121">",</text:span><text:span text:style-name="T154"><text:line-break/></text:span><text:span text:style-name="T119">    </text:span><text:span text:style-name="T121">"</text:span><text:span text:style-name="T137">SubmitURL</text:span><text:span text:style-name="T121">": "</text:span><text:span text:style-name="T143">https://issuer.example.com/finalize</text:span><text:span text:style-name="T121">",</text:span><text:span text:style-name="T154"><text:line-break/></text:span><text:span text:style-name="T119">    </text:span><text:span text:style-name="T121">"</text:span><text:span text:style-name="T137">IssuedCredential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Key.1</text:span><text:span text:style-name="T121">",</text:span><text:span text:style-name="T154"><text:line-break/></text:span><text:span text:style-name="T119">             </text:span><text:span text:style-name="T121">"</text:span><text:span text:style-name="T137">X509CertificatePath</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43">MIIC5DCCAcygAwIBAgIGAUF_oN3/MA0G . . . T71wQ5pkQ67eZwqcfGjwmS9H0vVU</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MAC</text:span><text:span text:style-name="T121">": "</text:span><text:span text:style-name="T143">vg5TluFnxqyyVILcEqwRdjA_y_eBOh-s1R3hkQ5_mE8"</text:span><text:span text:style-name="T121">,</text:span><text:span text:style-name="T154"><text:line-break/></text:span><text:span text:style-name="T119">             </text:span><text:span text:style-name="T121">"</text:span><text:span text:style-name="T137">ImportPrivateKey</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EncryptedKey</text:span><text:span text:style-name="T121">": "</text:span><text:span text:style-name="T143">uyplo2qEvSzxjkkjtygEhM3e3o . . . cIfyK9jyvxhDpUuxKO1PRXR44maaU"</text:span><text:span text:style-name="T121">,</text:span><text:span text:style-name="T154"><text:line-break/></text:span><text:span text:style-name="T119">                     </text:span><text:span text:style-name="T121">"</text:span><text:span text:style-name="T137">MAC</text:span><text:span text:style-name="T121">": "</text:span><text:span text:style-name="T143">-iu-iigjqZAyQRvYA0oq3aN_r87SVzImD3HQwIB0_eI"</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Challenge</text:span><text:span text:style-name="T121">": "</text:span><text:span text:style-name="T143">nUEdz6aKN5e8ggLmlp631Lr1gizXe57kE0MM2H05XEE"</text:span><text:span text:style-name="T121">,</text:span><text:span text:style-name="T154"><text:line-break/></text:span><text:span text:style-name="T119">    </text:span><text:span text:style-name="T121">"</text:span><text:span text:style-name="T137">MAC</text:span><text:span text:style-name="T121">": "</text:span><text:span text:style-name="T143">l1KxKKns4-9GUnKp6pcTYdK6YxLFncHsSKY7D9cnb2U"</text:span><text:span text:style-name="T154"><text:line-break/></text:span><text:span text:style-name="T121">}</text:span><text:span text:style-name="T154"> </text:span></text:p>
          </table:table-cell>
        </table:table-row>
      </table:table>
      <text:p text:style-name="Text_20_body"/>
      <text:p text:style-name="Text_20_body"><text:span text:style-name="T46">For details on how to map keys and sessions, see </text:span><text:span text:style-name="CrossRef"><text:span text:style-name="T81"><text:reference-ref text:reference-format="text" text:ref-name="setCertificatePath">setCertificatePath</text:reference-ref></text:span></text:span><text:span text:style-name="T46">.</text:span></text:p>
      <text:p text:style-name="P52"/>
      <text:h text:style-name="P191" text:outline-level="3"><text:bookmark text:name="__RefHeading__15295_972012461"/><text:reference-mark-start text:name="addextensiondata"/>addExtension<text:reference-mark-end text:name="addextensiondata"/> [15]<text:bookmark-end text:name="__RefHeading__15295_972012461"/></text:h>
      <text:p text:style-name="Text_20_body">Input</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3">Name</text:p>
          </table:table-cell>
          <table:table-cell table:style-name="Table50.A1" office:value-type="string">
            <text:p text:style-name="P13">Type</text:p>
          </table:table-cell>
          <table:table-cell table:style-name="Table50.C1" office:value-type="string">
            <text:p text:style-name="P13">Description</text:p>
          </table:table-cell>
        </table:table-row>
        <table:table-row table:style-name="Table50.2">
          <table:table-cell table:style-name="Table50.A2" office:value-type="string">
            <text:p text:style-name="P16">KeyHandle</text:p>
          </table:table-cell>
          <table:table-cell table:style-name="Table50.A2" office:value-type="string">
            <text:p text:style-name="P3">int</text:p>
          </table:table-cell>
          <table:table-cell table:style-name="Table50.C2" office:value-type="string">
            <text:p text:style-name="P2">Local handle to a key belonging to an <text:span text:style-name="T2">open</text:span> provisioning session</text:p>
          </table:table-cell>
        </table:table-row>
        <table:table-row table:style-name="Table50.2">
          <table:table-cell table:style-name="Table50.A2" office:value-type="string">
            <text:p text:style-name="P16">Type</text:p>
          </table:table-cell>
          <table:table-cell table:style-name="Table50.A2" office:value-type="string">
            <text:p text:style-name="P3">uri</text:p>
          </table:table-cell>
          <table:table-cell table:style-name="Table50.C2" office:value-type="string">
            <text:p text:style-name="P28">Type URI. <text:s/>Holds a unique name identifying the extension type</text:p>
          </table:table-cell>
        </table:table-row>
        <table:table-row table:style-name="Table50.2">
          <table:table-cell table:style-name="Table50.A2" office:value-type="string">
            <text:p text:style-name="P16">SubType</text:p>
          </table:table-cell>
          <table:table-cell table:style-name="Table50.A2" office:value-type="string">
            <text:p text:style-name="P3">byte</text:p>
          </table:table-cell>
          <table:table-cell table:style-name="Table50.C2" office:value-type="string">
            <text:p text:style-name="P2">See table below</text:p>
          </table:table-cell>
        </table:table-row>
        <table:table-row table:style-name="Table50.2">
          <table:table-cell table:style-name="Table50.A2" office:value-type="string">
            <text:p text:style-name="P16">Qualifier</text:p>
          </table:table-cell>
          <table:table-cell table:style-name="Table50.A2" office:value-type="string">
            <text:p text:style-name="P12">string</text:p>
          </table:table-cell>
          <table:table-cell table:style-name="Table50.C2" office:value-type="string">
            <text:p text:style-name="P2">See table below</text:p>
          </table:table-cell>
        </table:table-row>
        <table:table-row table:style-name="Table50.2">
          <table:table-cell table:style-name="Table50.A2" office:value-type="string">
            <text:p text:style-name="P16"><text:reference-mark-start text:name="extensiondata"/>ExtensionData<text:reference-mark-end text:name="extensiondata"/></text:p>
          </table:table-cell>
          <table:table-cell table:style-name="Table50.A2" office:value-type="string">
            <text:p text:style-name="P3">blob</text:p>
          </table:table-cell>
          <table:table-cell table:style-name="Table50.C2" office:value-type="string">
            <text:p text:style-name="P2">Extension object.<text:span text:style-name="T90"> <text:s/>Regarding size constraints see </text:span><text:span text:style-name="CrossRef"><text:reference-ref text:reference-format="text" text:ref-name="getDeviceData">getDeviceInfo</text:reference-ref></text:span></text:p>
          </table:table-cell>
        </table:table-row>
        <table:table-row table:style-name="Table50.2">
          <table:table-cell table:style-name="Table50.A2" office:value-type="string">
            <text:p text:style-name="P16">MAC</text:p>
          </table:table-cell>
          <table:table-cell table:style-name="Table50.A2" office:value-type="string">
            <text:p text:style-name="P3">byte<text:span text:style-name="T77">⁮[32]</text:span></text:p>
          </table:table-cell>
          <table:table-cell table:style-name="Table50.C2" office:value-type="string">
            <text:p text:style-name="P2">Vouches for the integrity and authenticity of the operation</text:p>
          </table:table-cell>
        </table:table-row>
      </table:table>
      <text:p text:style-name="Text_20_body"/>
      <text:p text:style-name="Text_20_body">Output</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3">Name</text:p>
          </table:table-cell>
          <table:table-cell table:style-name="Table51.A1" office:value-type="string">
            <text:p text:style-name="P13">Type</text:p>
          </table:table-cell>
          <table:table-cell table:style-name="Table51.C1" office:value-type="string">
            <text:p text:style-name="P13">Description</text:p>
          </table:table-cell>
        </table:table-row>
        <table:table-row table:style-name="Table51.2">
          <table:table-cell table:style-name="Table51.A2" office:value-type="string">
            <text:p text:style-name="P16">Status</text:p>
          </table:table-cell>
          <table:table-cell table:style-name="Table51.A2" office:value-type="string">
            <text:p text:style-name="P3">byte</text:p>
          </table:table-cell>
          <table:table-cell table:style-name="Table5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addExtension</text:span><text:span text:style-name="T90"> adds attribute (extension) data to an already created key-pair and certificate.</text:span></text:p>
      <text:p text:style-name="Text_20_body"><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45"><text:tab/>Data </text:span><text:span text:style-name="T153">=</text:span><text:span text:style-name="T46"> </text:span><text:span text:style-name="CrossRef"><text:span text:style-name="T81"><text:reference-ref text:reference-format="text" text:ref-name="eecert">End-Entity Certificate</text:reference-ref></text:span></text:span><text:span text:style-name="T46"> || </text:span><text:span text:style-name="T98">Type</text:span><text:span text:style-name="T46"> || </text:span><text:span text:style-name="T98">SubType</text:span> || <text:span text:style-name="T101">Qualifier</text:span> || <text:span text:style-name="T101">ExtensionData</text:span></text:p>
      <text:p text:style-name="Standard"><text:span text:style-name="T101"><text:line-break/></text:span><text:span text:style-name="T52">The following table shows </text:span><text:span text:style-name="T101">SubType</text:span><text:span text:style-name="T52">, </text:span><text:span text:style-name="T101">Qualifier</text:span><text:span text:style-name="T52"> and </text:span><text:span text:style-name="T101">ExtensionData</text:span><text:span text:style-name="T52"> mapping using </text:span><text:span text:style-name="CrossRef"><text:reference-ref text:reference-format="text" text:ref-name="keygen2">KeyGen2</text:reference-ref></text:span>:<text:span text:style-name="T45"><text:line-break/></text:span></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13">Property Name<text:line-break/>(Array of)</text:p>
          </table:table-cell>
          <table:table-cell table:style-name="Table53.A1" office:value-type="string">
            <text:p text:style-name="P14">SubType</text:p>
            <text:p text:style-name="P14">(Implicit)</text:p>
          </table:table-cell>
          <table:table-cell table:style-name="Table53.A1" office:value-type="string">
            <text:p text:style-name="P14">Qualifier</text:p>
          </table:table-cell>
          <table:table-cell table:style-name="Table53.D1" office:value-type="string">
            <text:p text:style-name="P13">ExtensionData</text:p>
          </table:table-cell>
        </table:table-row>
        <table:table-row table:style-name="Table53.2">
          <table:table-cell table:style-name="Table53.A2" office:value-type="string">
            <text:p text:style-name="P100">Extensions</text:p>
          </table:table-cell>
          <table:table-cell table:style-name="Table53.A2" office:value-type="string">
            <text:p text:style-name="P17">0x00</text:p>
          </table:table-cell>
          <table:table-cell table:style-name="Table53.A2" office:value-type="string">
            <text:p text:style-name="P3">N/A</text:p>
          </table:table-cell>
          <table:table-cell table:style-name="Table53.D2" office:value-type="string">
            <text:p text:style-name="P4">Binary data extracted from <text:span text:style-name="CrossRef"><text:reference-ref text:reference-format="text" text:ref-name="base64">Base64URL</text:reference-ref></text:span> encoded strings</text:p>
          </table:table-cell>
        </table:table-row>
        <table:table-row table:style-name="Table53.2">
          <table:table-cell table:style-name="Table53.A2" office:value-type="string">
            <text:p text:style-name="P100">EncryptedExtensions</text:p>
          </table:table-cell>
          <table:table-cell table:style-name="Table53.A2" office:value-type="string">
            <text:p text:style-name="P17">0x01</text:p>
          </table:table-cell>
          <table:table-cell table:style-name="Table53.A2" office:value-type="string">
            <text:p text:style-name="P3">N/A</text:p>
          </table:table-cell>
          <table:table-cell table:style-name="Table53.D2" office:value-type="string">
            <text:p text:style-name="P4">Encrypted binary data extracted from <text:span text:style-name="CrossRef"><text:reference-ref text:reference-format="text" text:ref-name="base64">Base64URL</text:reference-ref></text:span> encoded strings</text:p>
          </table:table-cell>
        </table:table-row>
        <table:table-row table:style-name="Table53.2">
          <table:table-cell table:style-name="Table53.A2" office:value-type="string">
            <text:p text:style-name="P100">PropertyBags</text:p>
          </table:table-cell>
          <table:table-cell table:style-name="Table53.A2" office:value-type="string">
            <text:p text:style-name="P17">0x02</text:p>
          </table:table-cell>
          <table:table-cell table:style-name="Table53.A2" office:value-type="string">
            <text:p text:style-name="P3">N/A</text:p>
          </table:table-cell>
          <table:table-cell table:style-name="Table53.D2" office:value-type="string">
            <text:p text:style-name="Standard">See <text:span text:style-name="CrossRef"><text:reference-ref text:reference-format="text" text:ref-name="propertybag">PropertyBags</text:reference-ref></text:span> canonicalization</text:p>
          </table:table-cell>
        </table:table-row>
        <table:table-row table:style-name="Table53.2">
          <table:table-cell table:style-name="Table53.A2" office:value-type="string">
            <text:p text:style-name="P100">Logotypes</text:p>
          </table:table-cell>
          <table:table-cell table:style-name="Table53.A2" office:value-type="string">
            <text:p text:style-name="P17">0x03</text:p>
          </table:table-cell>
          <table:table-cell table:style-name="Table53.A2" office:value-type="string">
            <text:p text:style-name="P100">MimeType</text:p>
          </table:table-cell>
          <table:table-cell table:style-name="Table53.D2" office:value-type="string">
            <text:p text:style-name="P4">Binary image data extracted from <text:span text:style-name="CrossRef"><text:reference-ref text:reference-format="text" text:ref-name="base64">Base64URL</text:reference-ref></text:span> encoded strings</text:p>
          </table:table-cell>
        </table:table-row>
      </table:table>
      <text:p text:style-name="P52"/>
      <text:p text:style-name="P54">Remarks</text:p>
      <text:p text:style-name="P51">N/A = zero-length string.</text:p>
      <text:p text:style-name="Text_20_body">Note the handling of the <text:span text:style-name="T95">EncryptedExtension</text:span>: <text:span text:style-name="T101">ExtensionData</text:span> which is encrypted as described in <text:span text:style-name="CrossRef"><text:reference-ref text:reference-format="text" text:ref-name="EncryptedData">Encrypted Data</text:reference-ref></text:span> <text:span text:style-name="T39">must</text:span> be MACed <text:span text:style-name="T46">in </text:span><text:span text:style-name="T45">encrypted form</text:span> and <text:span text:style-name="T2">then</text:span> <text:span text:style-name="T81">decrypted</text:span> by the SKS before storing.</text:p>
      <text:p text:style-name="Text_20_body">A compliant SKS <text:span text:style-name="T39">must not</text:span> allow a given key to be associated with multiple extensions of the same <text:span text:style-name="T101">Type</text:span>. <text:s/><text:span text:style-name="T2">If multiple objects of the same type are needed, you must define a container type holding these</text:span>.</text:p>
      <text:p text:style-name="Text_20_body"><text:span text:style-name="T101">Type</text:span> URIs <text:span text:style-name="T2">do not have to be recognized by the SKS</text:span>, since they are intended for interpretation by external applications.</text:p>
      <text:p text:style-name="Text_20_body"><text:span text:style-name="T90">Although not a part of the current SKS specification, an extension </text:span><text:span text:style-name="T3">could</text:span><text:span text:style-name="T90"> be created for consumption by the SKS only, like downloaded </text:span><text:span text:style-name="CrossRef"><text:reference-ref text:reference-format="text" text:ref-name="javacard">JavaCard</text:reference-ref></text:span><text:span text:style-name="T90"> code. <text:s/>In that case the associated extension </text:span><text:span text:style-name="T101">Type</text:span> URI <text:span text:style-name="T38">must</text:span> be featured in the SKS <text:span text:style-name="T2">supported algorithm list</text:span>. <text:s/>See <text:span text:style-name="CrossRef"><text:reference-ref text:reference-format="text" text:ref-name="getDeviceData">getDeviceInfo</text:reference-ref></text:span> and <text:span text:style-name="CrossRef"><text:reference-ref text:reference-format="text" text:ref-name="enumerateExtensions">getExtension</text:reference-ref></text:span>.</text:p>
      <text:p text:style-name="Text_20_body"><text:span text:style-name="T101">Qualifier</text:span> strings <text:span text:style-name="T39">must not</text:span> exceed 128 bytes.</text:p>
      <text:p text:style-name="Text_20_body">When extensions are featured through <text:span text:style-name="CrossRef"><text:span text:style-name="T81"><text:reference-ref text:reference-format="text" text:ref-name="keygen2">KeyGen2</text:reference-ref></text:span></text:span> they <text:span text:style-name="T39">must</text:span> be read and applied to SKS by calling <text:span text:style-name="T95">addExtension</text:span> in the order specified in the table above.</text:p>
      <text:p text:style-name="P41"/>
      <text:p text:style-name="P55">Continued on the next page...</text:p>
      <text:p text:style-name="P114"><text:span text:style-name="T52">Using </text:span><text:span text:style-name="CrossRef"><text:reference-ref text:reference-format="text" text:ref-name="keygen2">KeyGen2</text:reference-ref></text:span><text:span text:style-name="T52"> an optional </text:span><text:reference-mark-start text:name="propertybag"/><text:span text:style-name="T101">PropertyBags</text:span><text:reference-mark-end text:name="propertybag"/> array holds typed collections of name-value pairs which are referred to as <text:span text:style-name="T95">Properties</text:span>. <text:s/>The following BNF-like definitions outline the syntax:</text:p>
      <text:p text:style-name="Standard"/>
      <text:p text:style-name="P37"><text:tab/>Optional Property Bags</text:p>
      <text:p text:style-name="P153"><text:tab/><text:tab/><text:span text:style-name="T95">"PropertyBags"</text:span><text:span text:style-name="T177"> </text:span><text:span text:style-name="T95">:</text:span><text:span text:style-name="T177"> </text:span><text:span text:style-name="T95">[</text:span><text:span text:style-name="T176"> Typed Properties</text:span><text:span text:style-name="T182">1-n</text:span><text:span text:style-name="T176"> </text:span><text:span text:style-name="T95">]</text:span></text:p>
      <text:p text:style-name="P38"><text:tab/> Typed Properties</text:p>
      <text:p text:style-name="P156"><text:span text:style-name="T181"><text:tab/><text:tab/></text:span><text:span text:style-name="T95">{"Type"</text:span><text:span text:style-name="T179"> </text:span><text:span text:style-name="T95">:</text:span><text:span text:style-name="T179"> </text:span><text:span text:style-name="T95">"</text:span><text:span text:style-name="T178">URI</text:span><text:span text:style-name="T95">",</text:span><text:span text:style-name="T179"> </text:span><text:span text:style-name="T95">"Properties"</text:span><text:span text:style-name="T179"> </text:span><text:span text:style-name="T95">:</text:span><text:span text:style-name="T177"> </text:span><text:span text:style-name="T95">[</text:span><text:span text:style-name="T178"> Name-Value Pair</text:span><text:span text:style-name="T182">1-n</text:span><text:span text:style-name="T178"> </text:span><text:span text:style-name="T95">],</text:span><text:span text:style-name="T179"> </text:span><text:span text:style-name="T95">"MAC"</text:span><text:span text:style-name="T179"> </text:span><text:span text:style-name="T95">:</text:span><text:span text:style-name="T177"> </text:span><text:span text:style-name="T105">"</text:span><text:span text:style-name="T178">MAC</text:span><text:span text:style-name="T105">"</text:span><text:span text:style-name="T95">}</text:span></text:p>
      <text:p text:style-name="P38"><text:tab/>Name-Value Pair</text:p>
      <text:p text:style-name="P153"><text:tab/><text:tab/><text:span text:style-name="T104">{"Name"</text:span><text:span text:style-name="T83"> </text:span><text:span text:style-name="T104">:</text:span><text:span text:style-name="T83"> </text:span><text:span text:style-name="T104">"</text:span><text:span text:style-name="T178">Name</text:span><text:span text:style-name="T104">",</text:span><text:span text:style-name="T83"> </text:span><text:span text:style-name="T104">"Value"</text:span><text:span text:style-name="T83"> </text:span><text:span text:style-name="T104">:</text:span><text:span text:style-name="T83"> </text:span><text:span text:style-name="T104">"</text:span><text:span text:style-name="T178">Value</text:span><text:span text:style-name="T104">",</text:span><text:span text:style-name="T83"> </text:span><text:span text:style-name="T104">"Writable"</text:span><text:span text:style-name="T180"> </text:span><text:span text:style-name="T104">:</text:span><text:span text:style-name="T81"> </text:span><text:span text:style-name="T104">true</text:span><text:span text:style-name="T180"> | </text:span><text:span text:style-name="T104">false}</text:span></text:p>
      <text:p text:style-name="Text_20_body">Notes:</text:p>
      <text:p text:style-name="Text_20_body">A <text:span text:style-name="T104">Name</text:span> <text:span text:style-name="T39">must not</text:span> exceed 255 bytes.</text:p>
      <text:p text:style-name="Text_20_body">If <text:span text:style-name="T104">Writable</text:span> is absent <text:span text:style-name="T104">false</text:span> is assumed.</text:p>
      <text:p text:style-name="P127"><text:span text:style-name="T52">A </text:span><text:span text:style-name="T101">Properties</text:span><text:span text:style-name="T52"> name-value collection </text:span><text:span text:style-name="T57">must</text:span><text:span text:style-name="T52"> be converted to a </text:span><text:span text:style-name="T45">binary blob</text:span><text:span text:style-name="T52"> before storage in SKS and MACing according to the following:<text:line-break/></text:span></text:p>
      <text:list xml:id="list31322003" text:style-name="L3">
        <text:list-item>
          <text:p text:style-name="P184">Each name-value pair is translated into a composite object consisting of the following attributes and transformed representation:</text:p>
        </text:list-item>
      </text:list>
      <text:p text:style-name="P73"/>
      <table:table table:name="Table79" table:style-name="Table79">
        <table:table-column table:style-name="Table79.A" table:number-columns-repeated="2"/>
        <table:table-column table:style-name="Table79.C"/>
        <table:table-row table:style-name="Table79.1">
          <table:table-cell table:style-name="Table79.A1" office:value-type="string">
            <text:p text:style-name="P14">Name</text:p>
          </table:table-cell>
          <table:table-cell table:style-name="Table79.A1" office:value-type="string">
            <text:p text:style-name="P14">Writable</text:p>
          </table:table-cell>
          <table:table-cell table:style-name="Table79.C1" office:value-type="string">
            <text:p text:style-name="P14">Value</text:p>
          </table:table-cell>
        </table:table-row>
        <table:table-row table:style-name="Table79.2">
          <table:table-cell table:style-name="Table79.A2" office:value-type="string">
            <text:p text:style-name="P3"><text:span text:style-name="T91">byte⁮[</text:span><text:span text:style-name="T80"> </text:span><text:span text:style-name="T91">]</text:span></text:p>
          </table:table-cell>
          <table:table-cell table:style-name="Table79.A2" office:value-type="string">
            <text:p text:style-name="P10">bool</text:p>
          </table:table-cell>
          <table:table-cell table:style-name="Table79.C2" office:value-type="string">
            <text:p text:style-name="P3"><text:span text:style-name="T91">byte⁮[</text:span><text:span text:style-name="T80"> </text:span><text:span text:style-name="T91">] </text:span></text:p>
          </table:table-cell>
        </table:table-row>
      </table:table>
      <text:list xml:id="list31382609" text:continue-numbering="true" text:style-name="L3">
        <text:list-header>
          <text:p text:style-name="P185"><text:span text:style-name="T52"><text:line-break/></text:span><text:span text:style-name="CrossRef"><text:span text:style-name="T7">See </text:span></text:span><text:span text:style-name="CrossRef"><text:reference-ref text:reference-format="text" text:ref-name="datatypes">Data Types</text:reference-ref></text:span><text:span text:style-name="CrossRef"><text:line-break/></text:span></text:p>
        </text:list-header>
        <text:list-item>
          <text:p text:style-name="P162">The resulting objects are <text:span text:style-name="T2">concatenated</text:span> in the order they occur in the collection.</text:p>
        </text:list-item>
      </text:list>
      <text:p text:style-name="P121">Note that there are no delimiters added between attributes or objects. <text:s/>The assembled blob holds the actual <text:span text:style-name="CrossRef"><text:reference-ref text:reference-format="text" text:ref-name="extensiondata">ExtensionData</text:reference-ref></text:span>.</text:p>
      <text:p text:style-name="P121">Enforcement of name uniqueness <text:span text:style-name="T38">may</text:span> be delegated to the middleware layer. <text:s/>Also see <text:span text:style-name="CrossRef"><text:reference-ref text:reference-format="text" text:ref-name="set.property">setProperty</text:reference-ref></text:span>.</text:p>
      <text:p text:style-name="P52"/>
      <text:p text:style-name="P122"/>
      <text:p text:style-name="P42"/>
      <text:p text:style-name="P42"/>
      <text:p text:style-name="P55">Continued on the next page...</text:p>
      <text:p text:style-name="P83"/>
      <text:p text:style-name="P90"/>
      <text:p text:style-name="P114">The following <text:span text:style-name="CrossRef"><text:span text:style-name="T81"><text:reference-ref text:reference-format="text" text:ref-name="keygen2">KeyGen2</text:reference-ref></text:span></text:span><text:span text:style-name="T46"> sample shows the </text:span><text:span text:style-name="T98">Properties</text:span><text:span text:style-name="T46"> and </text:span><text:span text:style-name="T98">Logotypes</text:span><text:span text:style-name="T46"> objects added to a symmetric key for usage by a </text:span><text:span text:style-name="CrossRef"><text:span text:style-name="T81"><text:reference-ref text:reference-format="text" text:ref-name="hotp">HOTP</text:reference-ref></text:span></text:span><text:span text:style-name="T46"> (RFC 4226) application:<text:line-break/></text:span></text:p>
      <table:table table:name="Table54" table:style-name="Table54">
        <table:table-column table:style-name="Table54.A"/>
        <table:table-row>
          <table:table-cell table:style-name="Table54.A1" office:value-type="string">
            <text:p text:style-name="P80"><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ProvisioningFinalizationRequest</text:span><text:span text:style-name="T121">",</text:span><text:span text:style-name="T154"><text:line-break/></text:span><text:span text:style-name="T119">    </text:span><text:span text:style-name="T121">"</text:span><text:span text:style-name="T137">ServerSessionID</text:span><text:span text:style-name="T121">": "</text:span><text:span text:style-name="T143">14182a7f9f7u8bTUUFaTJVLo29TxtUpG</text:span><text:span text:style-name="T121">",</text:span><text:span text:style-name="T154"><text:line-break/></text:span><text:span text:style-name="T119">    </text:span><text:span text:style-name="T121">"</text:span><text:span text:style-name="T137">ClientSessionID</text:span><text:span text:style-name="T121">": "</text:span><text:span text:style-name="T143">1SJaeriZ6sdL_PT3a8qcZ66d2gyW0QpU</text:span><text:span text:style-name="T121">",</text:span><text:span text:style-name="T154"><text:line-break/></text:span><text:span text:style-name="T119">    </text:span><text:span text:style-name="T121">"</text:span><text:span text:style-name="T137">SubmitURL</text:span><text:span text:style-name="T121">": "</text:span><text:span text:style-name="T143">https://issuer.example.com/finalize</text:span><text:span text:style-name="T121">",</text:span><text:span text:style-name="T154"><text:line-break/></text:span><text:span text:style-name="T119">    </text:span><text:span text:style-name="T121">"</text:span><text:span text:style-name="T137">IssuedCredential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Key.1</text:span><text:span text:style-name="T121">",</text:span><text:span text:style-name="T154"><text:line-break/></text:span><text:span text:style-name="T119">             </text:span><text:span text:style-name="T121">"</text:span><text:span text:style-name="T137">X509CertificatePath</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43">MIIDYDCCAkigAwIBAgIGAUGCp_w4MA0GCS . . BR0UoFDeHc4NH8ZmJgd_drnyw"</text:span><text:span text:style-name="T154"><text:line-break/></text:span><text:span text:style-name="T119">                 </text:span><text:span text:style-name="T121">],</text:span><text:span text:style-name="T154"><text:line-break/></text:span><text:span text:style-name="T119">             </text:span><text:span text:style-name="T121">"</text:span><text:span text:style-name="T137">MAC</text:span><text:span text:style-name="T121">": "</text:span><text:span text:style-name="T143">UX1urB8mPPeO5rFwVGL5Sm0zO2zeXnZJtumCSOn7KjU"</text:span><text:span text:style-name="T121">,</text:span><text:span text:style-name="T154"><text:line-break/></text:span><text:span text:style-name="T119">             </text:span><text:span text:style-name="T121">"</text:span><text:span text:style-name="T137">ImportSymmetricKey</text:span><text:span text:style-name="T121">": </text:span><text:span text:style-name="T119"><text:line-break/>                 </text:span><text:span text:style-name="T121">{</text:span><text:span text:style-name="T119"><text:line-break/>                     </text:span><text:span text:style-name="T121">"</text:span><text:span text:style-name="T137">EncryptedKey</text:span><text:span text:style-name="T121">": "</text:span><text:span text:style-name="T143">Kx6TU7TwRF65a4ufQdz48fmrABt7ZByc6uK6mkoj6HeY9fdU0axZDf06MqHH</text:span><text:span text:style-name="T121">",</text:span><text:span text:style-name="T119"><text:line-break/>                     </text:span><text:span text:style-name="T121">"</text:span><text:span text:style-name="T137">MAC</text:span><text:span text:style-name="T121">": "</text:span><text:span text:style-name="T143">63icILm4SP393yHTNpYW4sqxy7TPXe96uffH_NzvTvs"</text:span><text:span text:style-name="T119"><text:line-break/>                 </text:span><text:span text:style-name="T121">},</text:span><text:span text:style-name="T119"> </text:span></text:p>
            <text:p text:style-name="P75"><text:span text:style-name="T125">             </text:span><text:span text:style-name="T124">"</text:span><text:span text:style-name="T139">PropertyBags</text:span><text:span text:style-name="T124">": </text:span><text:span text:style-name="T125"><text:line-break/>                 </text:span><text:span text:style-name="T124">[{</text:span><text:span text:style-name="T125"><text:line-break/>                      </text:span><text:span text:style-name="T124">"</text:span><text:span text:style-name="T139">Type</text:span><text:span text:style-name="T124">": "</text:span><text:span text:style-name="T144">urn:ietf:rfc:4226</text:span><text:span text:style-name="T124">",</text:span><text:span text:style-name="T125"><text:line-break/>                      </text:span><text:span text:style-name="T124">"</text:span><text:span text:style-name="T139">Properties</text:span><text:span text:style-name="T124">": </text:span><text:span text:style-name="T125"><text:line-break/>                          </text:span><text:span text:style-name="T124">[{</text:span><text:span text:style-name="T125"><text:line-break/>                               </text:span><text:span text:style-name="T124">"</text:span><text:span text:style-name="T139">Name</text:span><text:span text:style-name="T124">": "</text:span><text:span text:style-name="T147">Counter</text:span><text:span text:style-name="T124">",</text:span><text:span text:style-name="T125"><text:line-break/>                               </text:span><text:span text:style-name="T124">"</text:span><text:span text:style-name="T139">Value</text:span><text:span text:style-name="T124">": "</text:span><text:span text:style-name="T147">0</text:span><text:span text:style-name="T124">",</text:span><text:span text:style-name="T125"><text:line-break/>                               </text:span><text:span text:style-name="T124">"</text:span><text:span text:style-name="T139">Writable</text:span><text:span text:style-name="T124">": </text:span><text:span text:style-name="T152">true</text:span><text:span text:style-name="T125"><text:line-break/>                           </text:span><text:span text:style-name="T124">},</text:span><text:span text:style-name="T125"><text:line-break/>                           </text:span><text:span text:style-name="T124">{</text:span><text:span text:style-name="T125"><text:line-break/>                               </text:span><text:span text:style-name="T124">"</text:span><text:span text:style-name="T139">Name</text:span><text:span text:style-name="T124">": "</text:span><text:span text:style-name="T147">Digits</text:span><text:span text:style-name="T124">",</text:span><text:span text:style-name="T125"><text:line-break/>                               </text:span><text:span text:style-name="T124">"</text:span><text:span text:style-name="T139">Value</text:span><text:span text:style-name="T124">": "</text:span><text:span text:style-name="T147">8</text:span><text:span text:style-name="T124">"</text:span><text:span text:style-name="T125"><text:line-break/>                           </text:span><text:span text:style-name="T124">}],</text:span><text:span text:style-name="T125"><text:line-break/>                      </text:span><text:span text:style-name="T124">"</text:span><text:span text:style-name="T139">MAC</text:span><text:span text:style-name="T124">": "</text:span><text:span text:style-name="T147">C0bNbjOePsFdYRcvIc3LKISskYKPwW2Ce4qI3egOqhE"</text:span><text:span text:style-name="T125"><text:line-break/>                  </text:span><text:span text:style-name="T124">}],</text:span><text:span text:style-name="T125"> </text:span></text:p>
            <text:p text:style-name="P80"><text:span text:style-name="T119">             </text:span><text:span text:style-name="T121">"</text:span><text:span text:style-name="T137">Logotype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Type</text:span><text:span text:style-name="T121">": "</text:span><text:span text:style-name="T143">http://xmlns.webpki.org/keygen2/logotype#application</text:span><text:span text:style-name="T121">",</text:span><text:span text:style-name="T154"><text:line-break/></text:span><text:span text:style-name="T119">                      </text:span><text:span text:style-name="T121">"</text:span><text:span text:style-name="T137">MimeType</text:span><text:span text:style-name="T121">": "</text:span><text:span text:style-name="T143">image/png</text:span><text:span text:style-name="T121">",</text:span><text:span text:style-name="T154"><text:line-break/></text:span><text:span text:style-name="T119">                      </text:span><text:span text:style-name="T121">"</text:span><text:span text:style-name="T137">ExtensionData</text:span><text:span text:style-name="T121">": "</text:span><text:span text:style-name="T143">P3k0jz0ZiIZf9U5Ag1I . . . Mq1mW1XUF_KrhPxs8Aoe3Irrx</text:span><text:span text:style-name="T143">"</text:span><text:span text:style-name="T121">,</text:span><text:span text:style-name="T154"><text:line-break/></text:span><text:span text:style-name="T119">                      </text:span><text:span text:style-name="T121">"</text:span><text:span text:style-name="T137">MAC</text:span><text:span text:style-name="T121">": "</text:span><text:span text:style-name="T143">Ir70oKOdGBYa9iISp2QC14V5YznFmfne2o0-5DWHmSo"</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Challenge</text:span><text:span text:style-name="T121">": "</text:span><text:span text:style-name="T143">OX4VP9NrelBDs4YvF6aBuPUJdUtkqm6G1DMnwKKNZJU"</text:span><text:span text:style-name="T121">,</text:span><text:span text:style-name="T154"><text:line-break/></text:span><text:span text:style-name="T119">    </text:span><text:span text:style-name="T121">"</text:span><text:span text:style-name="T137">MAC</text:span><text:span text:style-name="T121">": "</text:span><text:span text:style-name="T143">5aS0-MmYweTUAu1dZxYyPZifrZyP9062ELv--IabH5Q"</text:span><text:span text:style-name="T154"><text:line-break/></text:span><text:span text:style-name="T121">}</text:span><text:span text:style-name="T154"> </text:span></text:p>
          </table:table-cell>
        </table:table-row>
      </table:table>
      <text:p text:style-name="Text_20_body"/>
      <text:p text:style-name="Standard"><text:span text:style-name="T155">For </text:span><text:span text:style-name="CrossRef"><text:span text:style-name="T81"><text:reference-ref text:reference-format="text" text:ref-name="hotp">HOTP</text:reference-ref></text:span></text:span><text:span text:style-name="T155"> the corresponding </text:span><text:span text:style-name="CrossRef"><text:span text:style-name="T81"><text:reference-ref text:reference-format="text" text:ref-name="keyinitreq-sym">KeyCreationRequest</text:reference-ref></text:span></text:span><text:span text:style-name="T155"> operation would preferably include an endorsement algorithm definition as well</text:span>.</text:p>
      <text:p text:style-name="P52"/>
      <text:p text:style-name="P41"/>
      <text:p text:style-name="P42"/>
      <text:p text:style-name="P42"/>
      <text:p text:style-name="P55">Continued on the next page...</text:p>
      <text:p text:style-name="P89"/>
      <text:p text:style-name="P90"/>
      <text:p text:style-name="P114"><text:span text:style-name="T52">Below is a </text:span><text:span text:style-name="CrossRef"><text:reference-ref text:reference-format="text" text:ref-name="keygen2">KeyGen2</text:reference-ref></text:span><text:span text:style-name="T52"> sample showing an </text:span><text:span text:style-name="T101">Extension</text:span><text:span text:style-name="T52"> object holding a </text:span><text:span text:style-name="CrossRef"><text:reference-ref text:reference-format="text" text:ref-name="base64">Base64URL</text:reference-ref></text:span><text:span text:style-name="T52"> encoded </text:span><text:span text:style-name="CrossRef"><text:reference-ref text:reference-format="text" text:ref-name="info.cards">Information Card</text:reference-ref></text:span><text:span text:style-name="T52">:<text:line-break/></text:span></text:p>
      <table:table table:name="Table52" table:style-name="Table52">
        <table:table-column table:style-name="Table52.A"/>
        <table:table-row>
          <table:table-cell table:style-name="Table52.A1" office:value-type="string">
            <text:p text:style-name="Standard"><text:span text:style-name="T124">{</text:span><text:span text:style-name="T155"><text:line-break/></text:span><text:span text:style-name="T125">    </text:span><text:span text:style-name="T124">"</text:span><text:span text:style-name="T133">@context</text:span><text:span text:style-name="T124">": "</text:span><text:span text:style-name="T147">http://xmlns.webpki.org/keygen2/1.0</text:span><text:span text:style-name="T124">",</text:span><text:span text:style-name="T155"><text:line-break/></text:span><text:span text:style-name="T125">    </text:span><text:span text:style-name="T124">"</text:span><text:span text:style-name="T133">@qualifier</text:span><text:span text:style-name="T124">": "</text:span><text:span text:style-name="T147">ProvisioningFinalizationRequest</text:span><text:span text:style-name="T124">",</text:span><text:span text:style-name="T155"><text:line-break/></text:span><text:span text:style-name="T125">    </text:span><text:span text:style-name="T124">"</text:span><text:span text:style-name="T139">ServerSessionID</text:span><text:span text:style-name="T124">": "</text:span><text:span text:style-name="T147">14182a7f517qhCEyqav1suQZTmKPLF1V</text:span><text:span text:style-name="T124">",</text:span><text:span text:style-name="T155"><text:line-break/></text:span><text:span text:style-name="T125">    </text:span><text:span text:style-name="T124">"</text:span><text:span text:style-name="T139">ClientSessionID</text:span><text:span text:style-name="T124">": "</text:span><text:span text:style-name="T147">oWPA9nCj1_uWy0Ax41tsIoVDA_L4cAE0</text:span><text:span text:style-name="T124">",</text:span><text:span text:style-name="T155"><text:line-break/></text:span><text:span text:style-name="T125">    </text:span><text:span text:style-name="T124">"</text:span><text:span text:style-name="T139">SubmitURL</text:span><text:span text:style-name="T124">": "</text:span><text:span text:style-name="T147">https://issuer.example.com/finalize</text:span><text:span text:style-name="T124">",</text:span><text:span text:style-name="T155"><text:line-break/></text:span><text:span text:style-name="T125">    </text:span><text:span text:style-name="T124">"</text:span><text:span text:style-name="T139">IssuedCredentials</text:span><text:span text:style-name="T124">": </text:span><text:span text:style-name="T155"><text:line-break/></text:span><text:span text:style-name="T125">        </text:span><text:span text:style-name="T124">[{</text:span><text:span text:style-name="T155"><text:line-break/></text:span><text:span text:style-name="T125">             </text:span><text:span text:style-name="T124">"</text:span><text:span text:style-name="T139">ID</text:span><text:span text:style-name="T124">": "</text:span><text:span text:style-name="T147">Key.1</text:span><text:span text:style-name="T124">",</text:span><text:span text:style-name="T155"><text:line-break/></text:span><text:span text:style-name="T125">             </text:span><text:span text:style-name="T124">"</text:span><text:span text:style-name="T139">X509CertificatePath</text:span><text:span text:style-name="T124">": </text:span><text:span text:style-name="T155"><text:line-break/></text:span><text:span text:style-name="T125">                 </text:span><text:span text:style-name="T124">[</text:span><text:span text:style-name="T155"><text:line-break/></text:span><text:span text:style-name="T125">                     </text:span><text:span text:style-name="T124">"</text:span><text:span text:style-name="T147">MIICnjCCAYagAwIBAgIGAUGCp_VGMA0 . . . w4q16pugWr7CFW4fu3bP4KI"</text:span><text:span text:style-name="T155"><text:line-break/></text:span><text:span text:style-name="T125">                 </text:span><text:span text:style-name="T124">],</text:span><text:span text:style-name="T155"><text:line-break/></text:span><text:span text:style-name="T125">             </text:span><text:span text:style-name="T124">"</text:span><text:span text:style-name="T139">MAC</text:span><text:span text:style-name="T124">": "</text:span><text:span text:style-name="T147">pr_dgwUNZXBe2v1DKz7m5WUlTihosyR2sG_9MKuWuFs"</text:span><text:span text:style-name="T124">,</text:span><text:span text:style-name="T155"><text:line-break/></text:span><text:span text:style-name="T125">             </text:span><text:span text:style-name="T124">"</text:span><text:span text:style-name="T139">Extensions</text:span><text:span text:style-name="T124">": </text:span><text:span text:style-name="T155"><text:line-break/></text:span><text:span text:style-name="T125">                 </text:span><text:span text:style-name="T124">[{</text:span><text:span text:style-name="T155"><text:line-break/></text:span><text:span text:style-name="T125">                      </text:span><text:span text:style-name="T124">"</text:span><text:span text:style-name="T139">Type</text:span><text:span text:style-name="T124">": "</text:span><text:span text:style-name="T147">http://schemas.xmlsoap.org/ws/2005/05/identity</text:span><text:span text:style-name="T124">",</text:span><text:span text:style-name="T155"><text:line-break/></text:span><text:span text:style-name="T125">                      </text:span><text:span text:style-name="T124">"</text:span><text:span text:style-name="T139">ExtensionData</text:span><text:span text:style-name="T124">": "</text:span><text:span text:style-name="T147">IiBlbmHVy85cZS . . . B4bWxuczd3dy53My5vc</text:span><text:span text:style-name="T124">",</text:span><text:span text:style-name="T155"><text:line-break/></text:span><text:span text:style-name="T125">                      </text:span><text:span text:style-name="T124">"</text:span><text:span text:style-name="T139">MAC</text:span><text:span text:style-name="T124">": "</text:span><text:span text:style-name="T147">dl3_3anZBaPQcW4ZofhTlgO9WRpEF9HbBcmbFwbMYAE"</text:span><text:span text:style-name="T155"><text:line-break/></text:span><text:span text:style-name="T125">                  </text:span><text:span text:style-name="T124">}]</text:span><text:span text:style-name="T155"><text:line-break/></text:span><text:span text:style-name="T125">         </text:span><text:span text:style-name="T124">}],</text:span><text:span text:style-name="T155"><text:line-break/></text:span><text:span text:style-name="T125">    </text:span><text:span text:style-name="T124">"</text:span><text:span text:style-name="T139">Challenge</text:span><text:span text:style-name="T124">": "</text:span><text:span text:style-name="T147">0_DxfSgk4uuA3HRBl87zr0RiWQQLLIXeNc-0-ox1VpY"</text:span><text:span text:style-name="T124">,</text:span><text:span text:style-name="T155"><text:line-break/></text:span><text:span text:style-name="T125">    </text:span><text:span text:style-name="T124">"</text:span><text:span text:style-name="T139">MAC</text:span><text:span text:style-name="T124">": "</text:span><text:span text:style-name="T147">yltV0QfOg-ZjDEz3YvvEjWlbg0t1vjLFYQXGUVMwXjY"</text:span><text:span text:style-name="T155"><text:line-break/></text:span><text:span text:style-name="T124">}</text:span><text:span text:style-name="T155"> </text:span></text:p>
          </table:table-cell>
        </table:table-row>
      </table:table>
      <text:p text:style-name="Text_20_body"/>
      <text:p text:style-name="Text_20_body"><text:span text:style-name="T46">For details on how to map keys and sessions, see </text:span><text:span text:style-name="CrossRef"><text:span text:style-name="T81"><text:reference-ref text:reference-format="text" text:ref-name="setCertificatePath">setCertificatePath</text:reference-ref></text:span></text:span><text:span text:style-name="T46">.</text:span></text:p>
      <text:p text:style-name="Text_20_body"><text:span text:style-name="T46">In the Information Card sample the primary authentication key (for authenticating to the IDP), would preferable be the PKI key associated by the issued credential. <text:s/>That is, the issuance of a managed Information Card and its primary key </text:span><text:span text:style-name="T45">can be fully synchronized</text:span><text:span text:style-name="T46"> making both usage and middleware design straightforward.</text:span></text:p>
      <text:p text:style-name="P52"/>
      <text:h text:style-name="P191" text:outline-level="3"><text:bookmark text:name="__RefHeading__15299_972012461"/><text:reference-mark-start text:name="pp.delkey"/>postDeleteKey<text:reference-mark-end text:name="pp.delkey"/> [50]<text:bookmark-end text:name="__RefHeading__15299_972012461"/></text:h>
      <text:p text:style-name="Text_20_body">Input</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13">Name</text:p>
          </table:table-cell>
          <table:table-cell table:style-name="Table38.A1" office:value-type="string">
            <text:p text:style-name="P13">Type</text:p>
          </table:table-cell>
          <table:table-cell table:style-name="Table38.C1" table:number-columns-spanned="2" office:value-type="string">
            <text:p text:style-name="P13">Description</text:p>
          </table:table-cell>
          <table:covered-table-cell/>
        </table:table-row>
        <table:table-row table:style-name="Table38.2">
          <table:table-cell table:style-name="Table38.A2" office:value-type="string">
            <text:p text:style-name="P16">ProvisioningHandle</text:p>
          </table:table-cell>
          <table:table-cell table:style-name="Table38.A2" office:value-type="string">
            <text:p text:style-name="P3">int</text:p>
          </table:table-cell>
          <table:table-cell table:style-name="Table38.C2" table:number-columns-spanned="2" office:value-type="string">
            <text:p text:style-name="P2">Local handle to an <text:span text:style-name="T2">open</text:span> provisioning session</text:p>
          </table:table-cell>
          <table:covered-table-cell/>
        </table:table-row>
        <table:table-row table:style-name="Table38.2">
          <table:table-cell table:style-name="Table38.A2" office:value-type="string">
            <text:p text:style-name="P16">TargetKeyHandle</text:p>
          </table:table-cell>
          <table:table-cell table:style-name="Table38.A2" office:value-type="string">
            <text:p text:style-name="P3">int</text:p>
          </table:table-cell>
          <table:table-cell table:style-name="Table38.A2" office:value-type="string">
            <text:p text:style-name="P2">Local handle to the target key</text:p>
          </table:table-cell>
          <table:table-cell table:style-name="Table38.C2" table:number-rows-spanned="2" office:value-type="string">
            <text:p text:style-name="P3">See <text:span text:style-name="CrossRef"><text:span text:style-name="T81"><text:reference-ref text:reference-format="text" text:ref-name="targ.key.ref">Target Key Reference</text:reference-ref></text:span></text:span></text:p>
          </table:table-cell>
        </table:table-row>
        <table:table-row table:style-name="Table38.2">
          <table:table-cell table:style-name="Table38.A2" office:value-type="string">
            <text:p text:style-name="P16">Authorization</text:p>
          </table:table-cell>
          <table:table-cell table:style-name="Table38.A2" office:value-type="string">
            <text:p text:style-name="P3">byte<text:span text:style-name="T77">⁮[</text:span><text:span text:style-name="T79"> </text:span><text:span text:style-name="T77">]</text:span></text:p>
          </table:table-cell>
          <table:table-cell table:style-name="Table38.A2" office:value-type="string">
            <text:p text:style-name="P2">Key management authorization signature</text:p>
          </table:table-cell>
          <table:covered-table-cell/>
        </table:table-row>
        <table:table-row table:style-name="Table38.2">
          <table:table-cell table:style-name="Table38.A2" office:value-type="string">
            <text:p text:style-name="P16">MAC</text:p>
          </table:table-cell>
          <table:table-cell table:style-name="Table38.A2" office:value-type="string">
            <text:p text:style-name="P3">byte<text:span text:style-name="T77">⁮[32]</text:span></text:p>
          </table:table-cell>
          <table:table-cell table:style-name="Table38.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3">Name</text:p>
          </table:table-cell>
          <table:table-cell table:style-name="Table41.A1" office:value-type="string">
            <text:p text:style-name="P13">Type</text:p>
          </table:table-cell>
          <table:table-cell table:style-name="Table41.C1" office:value-type="string">
            <text:p text:style-name="P13">Description</text:p>
          </table:table-cell>
        </table:table-row>
        <table:table-row table:style-name="Table41.2">
          <table:table-cell table:style-name="Table41.A2" office:value-type="string">
            <text:p text:style-name="P16">Status</text:p>
          </table:table-cell>
          <table:table-cell table:style-name="Table41.A2" office:value-type="string">
            <text:p text:style-name="P3">byte</text:p>
          </table:table-cell>
          <table:table-cell table:style-name="Table4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postDeleteKey</text:span><text:span text:style-name="T90"> deletes a key created in an earlier provisioning session.</text:span></text:p>
      <text:p text:style-name="Text_20_body"><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90"><text:tab/></text:span><text:span text:style-name="T3">Data</text:span><text:span text:style-name="T90"> = </text:span><text:span text:style-name="T93">Authorization</text:span></text:p>
      <text:p text:style-name="Text_20_body"><text:span text:style-name="T90"><text:line-break/>A conforming SKS </text:span><text:span text:style-name="T41">must</text:span><text:span text:style-name="T90"> abort the provisioning session if </text:span><text:span text:style-name="T93">postDeleteKey</text:span><text:span text:style-name="T90"> is mixed with other post provisioning operations referring to the same </text:span><text:span text:style-name="T101">TargetKeyHandle</text:span><text:span text:style-name="T90">.</text:span></text:p>
      <text:p text:style-name="Text_20_body"><text:span text:style-name="T90">This method is </text:span><text:span text:style-name="T3">independent</text:span><text:span text:style-name="T87"> of </text:span><text:span text:style-name="CrossRef"><text:reference-ref text:reference-format="text" text:ref-name="delete.protection">Delete Protection</text:reference-ref></text:span><text:span text:style-name="T90"> settings.</text:span></text:p>
      <text:p text:style-name="Text_20_body"><text:span text:style-name="T90">Note that the </text:span><text:span text:style-name="T3">execution</text:span><text:span text:style-name="T90"> of this method </text:span><text:span text:style-name="T41">must</text:span><text:span text:style-name="T90"> be </text:span><text:span text:style-name="T3">deferred</text:span><text:span text:style-name="T90"> to </text:span><text:span text:style-name="CrossRef"><text:reference-ref text:reference-format="text" text:ref-name="closeProvisioningSession">closeProvisioningSession</text:reference-ref></text:span><text:span text:style-name="T90">.</text:span></text:p>
      <text:p text:style-name="P42"/>
      <text:p text:style-name="P42"/>
      <text:p text:style-name="P42"/>
      <text:p text:style-name="P42"/>
      <text:p text:style-name="P55">Continued on the next page...</text:p>
      <text:p text:style-name="P114">The following request shows how <text:span text:style-name="T93">postDeleteKey</text:span> operations are integrated in the <text:span text:style-name="CrossRef"><text:reference-ref text:reference-format="text" text:ref-name="keygen2">KeyGen2</text:reference-ref></text:span> protocol:<text:line-break/></text:p>
      <table:table table:name="Table85" table:style-name="Table85">
        <table:table-column table:style-name="Table85.A"/>
        <table:table-row>
          <table:table-cell table:style-name="Table85.A1" office:value-type="string">
            <text:p text:style-name="P80"><text:span text:style-name="T129">{</text:span><text:span text:style-name="T158"><text:line-break/></text:span><text:span text:style-name="T128">    </text:span><text:span text:style-name="T129">"</text:span><text:span text:style-name="T135">@context</text:span><text:span text:style-name="T129">": "</text:span><text:span text:style-name="T145">http://xmlns.webpki.org/keygen2/1.0</text:span><text:span text:style-name="T129">",</text:span><text:span text:style-name="T158"><text:line-break/></text:span><text:span text:style-name="T128">    </text:span><text:span text:style-name="T129">"</text:span><text:span text:style-name="T135">@qualifier</text:span><text:span text:style-name="T129">": "</text:span><text:span text:style-name="T145">ProvisioningFinalizationRequest</text:span><text:span text:style-name="T129">",</text:span><text:span text:style-name="T158"><text:line-break/></text:span><text:span text:style-name="T128">    </text:span><text:span text:style-name="T129">"</text:span><text:span text:style-name="T141">ServerSessionID</text:span><text:span text:style-name="T129">": "</text:span><text:span text:style-name="T145">14186f4ce39zKRaGUE0trW6DrhGgZ58L</text:span><text:span text:style-name="T129">",</text:span><text:span text:style-name="T158"><text:line-break/></text:span><text:span text:style-name="T128">    </text:span><text:span text:style-name="T129">"</text:span><text:span text:style-name="T141">ClientSessionID</text:span><text:span text:style-name="T129">": "</text:span><text:span text:style-name="T145">cXV1TPgFdmTnvFRXhDX6_6a7FAD9Z8fJ</text:span><text:span text:style-name="T129">",</text:span><text:span text:style-name="T158"><text:line-break/></text:span><text:span text:style-name="T128">    </text:span><text:span text:style-name="T129">"</text:span><text:span text:style-name="T141">SubmitURL</text:span><text:span text:style-name="T129">": "</text:span><text:a xlink:type="simple" xlink:href="http://issuer.example.com/finalize"><text:span text:style-name="T145">https://issuer.example.com/finalize</text:span></text:a><text:span text:style-name="T129">",</text:span></text:p>
            <text:p text:style-name="P152"><text:s text:c="12"/>Other Message Payload</text:p>
            <text:p text:style-name="P86"><text:span text:style-name="T118">    </text:span><text:span text:style-name="T120">"</text:span><text:span text:style-name="T136">DeleteKeys</text:span><text:span text:style-name="T120">": </text:span><text:line-break/><text:span text:style-name="T118">        </text:span><text:span text:style-name="T120">[{</text:span><text:line-break/><text:span text:style-name="T118">             </text:span><text:span text:style-name="T120">"</text:span><text:span text:style-name="T136">FingerPrint</text:span><text:span text:style-name="T120">": "</text:span><text:span text:style-name="T142">M_7NT9lYHtcClty2eBqZiddvsoxmQzZ0kzmVcg6lIPs"</text:span><text:span text:style-name="T120">,</text:span><text:line-break/><text:span text:style-name="T118">             </text:span><text:span text:style-name="T120">"</text:span><text:span text:style-name="T136">ServerSessionID</text:span><text:span text:style-name="T120">": "</text:span><text:span text:style-name="T142">14186f4cbd8JwNfYUivrkFyrU5asnmkg</text:span><text:span text:style-name="T120">",</text:span><text:line-break/><text:span text:style-name="T118">             </text:span><text:span text:style-name="T120">"</text:span><text:span text:style-name="T136">ClientSessionID</text:span><text:span text:style-name="T120">": "</text:span><text:span text:style-name="T142">u1tVxuCw-ux2TyZlkkq1Rdq732GbpZiV</text:span><text:span text:style-name="T120">",</text:span><text:line-break/><text:span text:style-name="T118">             </text:span><text:span text:style-name="T120">"</text:span><text:span text:style-name="T136">Authorization</text:span><text:span text:style-name="T120">": "</text:span><text:span text:style-name="T142">LsWkDWhwcmSXVkuoqeNj0mQ-Vdpb . . . bch7Lr5J22rdtciAFRLHGxZxUK6gZhqw"</text:span><text:span text:style-name="T120">,</text:span><text:line-break/><text:span text:style-name="T118">             </text:span><text:span text:style-name="T120">"</text:span><text:span text:style-name="T136">MAC</text:span><text:span text:style-name="T120">": "</text:span><text:span text:style-name="T142">pZb5fXDp0hYVOKVXqzW0oP6g11i6Ckw54Wzz0NRVkJo"</text:span><text:line-break/><text:span text:style-name="T118">         </text:span><text:span text:style-name="T120">}],</text:span><text:line-break/><text:span text:style-name="T118">    </text:span><text:span text:style-name="T120">"</text:span><text:span text:style-name="T136">Challenge</text:span><text:span text:style-name="T120">": "</text:span><text:span text:style-name="T142">d8AsJSmNPTGf2iV9HikI6nVIY8Cqkt-AyCHCTAGOqts"</text:span><text:span text:style-name="T120">,</text:span><text:line-break/><text:span text:style-name="T118">    </text:span><text:span text:style-name="T120">"</text:span><text:span text:style-name="T136">MAC</text:span><text:span text:style-name="T120">": "</text:span><text:span text:style-name="T142">xG5Q9tDNc1V_nO7lQZAkQQaAKDL1wdoyP1uoSRBiwp0"</text:span><text:line-break/><text:span text:style-name="T120">}</text:span> </text:p>
          </table:table-cell>
        </table:table-row>
      </table:table>
      <text:p text:style-name="Text_20_body"/>
      <text:p text:style-name="Text_20_body"><text:span text:style-name="T46">Before invoking </text:span><text:span text:style-name="T98">postDeleteKey</text:span><text:span text:style-name="T46"> the provisioning middleware needs to perform a number of steps:</text:span></text:p>
      <text:list xml:id="list31342861" text:style-name="L4">
        <text:list-item>
          <text:p text:style-name="P171"><text:span text:style-name="T46">Find the the </text:span><text:span text:style-name="T45">old</text:span><text:span text:style-name="T46"> provisioning session associated with the </text:span><text:span text:style-name="T98">ClientSessionID</text:span><text:span text:style-name="T46"> and </text:span><text:span text:style-name="T98">ServerSessionID</text:span><text:span text:style-name="T46"> attributes of each </text:span><text:span text:style-name="T98">DeleteKeys</text:span><text:span text:style-name="T46"> element by calling </text:span><text:span text:style-name="CrossRef"><text:span text:style-name="T81"><text:reference-ref text:reference-format="text" text:ref-name="enum.prov.sess">enumerateProvisioningSessions</text:reference-ref></text:span></text:span><text:span text:style-name="T46">.</text:span></text:p>
        </text:list-item>
        <text:list-item>
          <text:p text:style-name="P171"><text:span text:style-name="T46">Find possible keys by calling </text:span><text:span text:style-name="CrossRef"><text:span text:style-name="T81"><text:reference-ref text:reference-format="text" text:ref-name="enum.keys">enumerateKeys</text:reference-ref></text:span></text:span><text:span text:style-name="T46"> and ignoring all but those belonging to the provisioning session found in step #1.</text:span></text:p>
        </text:list-item>
        <text:list-item>
          <text:p text:style-name="P171"><text:span text:style-name="T46">For the set of keys found in step #2 call </text:span><text:span text:style-name="CrossRef"><text:span text:style-name="T81"><text:reference-ref text:reference-format="text" text:ref-name="get.key.attr">getKeyAttributes</text:reference-ref></text:span></text:span><text:span text:style-name="T46"> while looking for a key having an </text:span><text:span text:style-name="CrossRef"><text:span text:style-name="T81"><text:reference-ref text:reference-format="text" text:ref-name="eecert">End-Entity Certificate</text:reference-ref></text:span></text:span><text:span text:style-name="T46"> matching the </text:span><text:span text:style-name="CrossRef"><text:span text:style-name="T81"><text:reference-ref text:reference-format="text" text:ref-name="SHA256">SHA256</text:reference-ref></text:span></text:span><text:span text:style-name="T46"> </text:span><text:span text:style-name="T98">FingerPrint</text:span><text:span text:style-name="T46">.</text:span></text:p>
        </text:list-item>
        <text:list-item>
          <text:p text:style-name="P171"><text:span text:style-name="T46">If step #3 is successful </text:span><text:span text:style-name="T98">TargetKeyHandle</text:span><text:span text:style-name="T46"> is recovered and </text:span><text:span text:style-name="T98">postDeleteKey</text:span><text:span text:style-name="T46"> can be invoked.</text:span></text:p>
        </text:list-item>
      </text:list>
      <text:p text:style-name="Text_20_body"><text:span text:style-name="T46">If any of these steps fail the provisioning session </text:span><text:span text:style-name="T49">must</text:span><text:span text:style-name="T46"> be aborted. <text:s/>Also see </text:span><text:span text:style-name="CrossRef"><text:span text:style-name="T81"><text:reference-ref text:reference-format="text" text:ref-name="poi.ops">Remote Key Lookup</text:reference-ref></text:span></text:span><text:span text:style-name="T46">.</text:span></text:p>
      <text:h text:style-name="P191" text:outline-level="3"><text:bookmark text:name="__RefHeading__15301_972012461"/><text:reference-mark-start text:name="pp.unlockkey"/>postUnlockKey<text:reference-mark-end text:name="pp.unlockkey"/> [51]<text:bookmark-end text:name="__RefHeading__15301_972012461"/></text:h>
      <text:p text:style-name="Text_20_body">Input</text:p>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13">Name</text:p>
          </table:table-cell>
          <table:table-cell table:style-name="Table107.A1" office:value-type="string">
            <text:p text:style-name="P13">Type</text:p>
          </table:table-cell>
          <table:table-cell table:style-name="Table107.C1" table:number-columns-spanned="2" office:value-type="string">
            <text:p text:style-name="P13">Description</text:p>
          </table:table-cell>
          <table:covered-table-cell/>
        </table:table-row>
        <table:table-row table:style-name="Table107.2">
          <table:table-cell table:style-name="Table107.A2" office:value-type="string">
            <text:p text:style-name="P16">ProvisioningHandle</text:p>
          </table:table-cell>
          <table:table-cell table:style-name="Table107.A2" office:value-type="string">
            <text:p text:style-name="P3">int</text:p>
          </table:table-cell>
          <table:table-cell table:style-name="Table107.C2" table:number-columns-spanned="2" office:value-type="string">
            <text:p text:style-name="P2">Local handle to an <text:span text:style-name="T2">open</text:span> provisioning session</text:p>
          </table:table-cell>
          <table:covered-table-cell/>
        </table:table-row>
        <table:table-row table:style-name="Table107.2">
          <table:table-cell table:style-name="Table107.A2" office:value-type="string">
            <text:p text:style-name="P16">TargetKeyHandle</text:p>
          </table:table-cell>
          <table:table-cell table:style-name="Table107.A2" office:value-type="string">
            <text:p text:style-name="P3">int</text:p>
          </table:table-cell>
          <table:table-cell table:style-name="Table107.A2" office:value-type="string">
            <text:p text:style-name="P2">Local handle to the target key</text:p>
          </table:table-cell>
          <table:table-cell table:style-name="Table107.C2" table:number-rows-spanned="2" office:value-type="string">
            <text:p text:style-name="P3">See <text:span text:style-name="CrossRef"><text:span text:style-name="T81"><text:reference-ref text:reference-format="text" text:ref-name="targ.key.ref">Target Key Reference</text:reference-ref></text:span></text:span></text:p>
          </table:table-cell>
        </table:table-row>
        <table:table-row table:style-name="Table107.2">
          <table:table-cell table:style-name="Table107.A2" office:value-type="string">
            <text:p text:style-name="P16">Authorization</text:p>
          </table:table-cell>
          <table:table-cell table:style-name="Table107.A2" office:value-type="string">
            <text:p text:style-name="P3">byte<text:span text:style-name="T77">⁮[</text:span><text:span text:style-name="T79"> </text:span><text:span text:style-name="T77">]</text:span></text:p>
          </table:table-cell>
          <table:table-cell table:style-name="Table107.A2" office:value-type="string">
            <text:p text:style-name="P2">Key management authorization signature</text:p>
          </table:table-cell>
          <table:covered-table-cell/>
        </table:table-row>
        <table:table-row table:style-name="Table107.2">
          <table:table-cell table:style-name="Table107.A2" office:value-type="string">
            <text:p text:style-name="P16">MAC</text:p>
          </table:table-cell>
          <table:table-cell table:style-name="Table107.A2" office:value-type="string">
            <text:p text:style-name="P3">byte<text:span text:style-name="T77">⁮[32]</text:span></text:p>
          </table:table-cell>
          <table:table-cell table:style-name="Table107.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3">Name</text:p>
          </table:table-cell>
          <table:table-cell table:style-name="Table108.A1" office:value-type="string">
            <text:p text:style-name="P13">Type</text:p>
          </table:table-cell>
          <table:table-cell table:style-name="Table108.C1" office:value-type="string">
            <text:p text:style-name="P13">Description</text:p>
          </table:table-cell>
        </table:table-row>
        <table:table-row table:style-name="Table108.2">
          <table:table-cell table:style-name="Table108.A2" office:value-type="string">
            <text:p text:style-name="P16">Status</text:p>
          </table:table-cell>
          <table:table-cell table:style-name="Table108.A2" office:value-type="string">
            <text:p text:style-name="P3">byte</text:p>
          </table:table-cell>
          <table:table-cell table:style-name="Table108.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postUnlockKey</text:span><text:span text:style-name="T90"> works like </text:span><text:span text:style-name="CrossRef"><text:reference-ref text:reference-format="text" text:ref-name="unlockey">unlockKey</text:reference-ref></text:span><text:span text:style-name="T90"> except that authorization is derived from a </text:span><text:span text:style-name="CrossRef"><text:span text:style-name="T81"><text:reference-ref text:reference-format="text" text:ref-name="targ.key.ref">Target Key Reference</text:reference-ref></text:span></text:span><text:span text:style-name="T90"> instead of a PUK.</text:span></text:p>
      <text:p text:style-name="Text_20_body"><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90"><text:tab/></text:span><text:span text:style-name="T3">Data</text:span><text:span text:style-name="T90"> = </text:span><text:span text:style-name="T101">Authorization</text:span></text:p>
      <text:p text:style-name="Text_20_body"><text:span text:style-name="T90"><text:line-break/></text:span><text:span text:style-name="T3">If</text:span><text:span text:style-name="T90"> the target key is associated with a PUK object the PUK error count </text:span><text:span text:style-name="T39">must</text:span><text:span text:style-name="T90"> be cleared as well.</text:span></text:p>
      <text:p text:style-name="Text_20_body"><text:span text:style-name="T90">Note that the </text:span><text:span text:style-name="T3">execution</text:span><text:span text:style-name="T90"> of this method </text:span><text:span text:style-name="T41">must</text:span><text:span text:style-name="T90"> be </text:span><text:span text:style-name="T3">deferred</text:span><text:span text:style-name="T90"> to </text:span><text:span text:style-name="CrossRef"><text:reference-ref text:reference-format="text" text:ref-name="closeProvisioningSession">closeProvisioningSession</text:reference-ref></text:span><text:span text:style-name="T90">.</text:span></text:p>
      <text:p text:style-name="Standard"/>
      <text:p text:style-name="Standard">The following request shows how <text:span text:style-name="T93">postUnlockKey</text:span> operations are integrated in the <text:span text:style-name="CrossRef"><text:reference-ref text:reference-format="text" text:ref-name="keygen2">KeyGen2</text:reference-ref></text:span> protocol:<text:line-break/></text:p>
      <table:table table:name="Table109" table:style-name="Table109">
        <table:table-column table:style-name="Table109.A"/>
        <table:table-row>
          <table:table-cell table:style-name="Table109.A1" office:value-type="string">
            <text:p text:style-name="P80"><text:span text:style-name="T121">{<text:line-break/>    "</text:span><text:span text:style-name="T132">@context</text:span><text:span text:style-name="T121">": "</text:span><text:span text:style-name="T143">http://xmlns.webpki.org/keygen2/1.0</text:span><text:span text:style-name="T121">",<text:line-break/>    "</text:span><text:span text:style-name="T132">@qualifier</text:span><text:span text:style-name="T121">": "</text:span><text:span text:style-name="T143">ProvisioningFinalizationRequest</text:span><text:span text:style-name="T121">",<text:line-break/>    "</text:span><text:span text:style-name="T137">ServerSessionID</text:span><text:span text:style-name="T121">": "</text:span><text:span text:style-name="T143">14186f4d4ccdaW-Z_IHEFw3xVLJ6kpKV</text:span><text:span text:style-name="T121">",<text:line-break/>    "</text:span><text:span text:style-name="T137">ClientSessionID</text:span><text:span text:style-name="T121">": "</text:span><text:span text:style-name="T143">qP5ioSdpeGxnJFmo6rE9G9pAUUfnc1cO</text:span><text:span text:style-name="T121">",<text:line-break/>    "</text:span><text:span text:style-name="T137">SubmitURL</text:span><text:span text:style-name="T121">": "</text:span><text:a xlink:type="simple" xlink:href="http://issuer.example.com/finalize"><text:span text:style-name="T143">https://issuer.example.com/finalize</text:span></text:a><text:span text:style-name="T121">",</text:span></text:p>
            <text:p text:style-name="P151"><text:span text:style-name="T130"><text:s text:c="10"/></text:span><text:span text:style-name="T131"><text:s text:c="2"/>Other Message Payload</text:span></text:p>
            <text:p text:style-name="P80"><text:span text:style-name="T121">    "</text:span><text:span text:style-name="T137">UnlockKeys</text:span><text:span text:style-name="T121">": <text:line-break/>        [{<text:line-break/>             "</text:span><text:span text:style-name="T137">FingerPrint</text:span><text:span text:style-name="T121">": "</text:span><text:span text:style-name="T143">E0zdqsaxi7GOyBQxdaMeOZKKp4Gv90TLfgNwt7Z9Btw"</text:span><text:span text:style-name="T121">,<text:line-break/>             "</text:span><text:span text:style-name="T137">ServerSessionID</text:span><text:span text:style-name="T121">": "</text:span><text:span text:style-name="T143">14186f4d44aEEI_KtcKAnyLQpnVt3dVa</text:span><text:span text:style-name="T121">",<text:line-break/>             "</text:span><text:span text:style-name="T137">ClientSessionID</text:span><text:span text:style-name="T121">": "</text:span><text:span text:style-name="T143">KHdZHnyod54nd9TMixTWDnOtfUVpZW1A</text:span><text:span text:style-name="T121">",<text:line-break/>             "</text:span><text:span text:style-name="T137">Authorization</text:span><text:span text:style-name="T121">": "</text:span><text:span text:style-name="T143">f4xmvzt30boYtKpNA4nP . . . rslfnrEen5PJrq0DQPiZNa1Fo8Y6A"</text:span><text:span text:style-name="T121">,<text:line-break/>             "</text:span><text:span text:style-name="T137">MAC</text:span><text:span text:style-name="T121">": "</text:span><text:span text:style-name="T143">nCTL88llkkr2a_gHtiUP3yBuDQZ7HB15T5yzixmzBYA"</text:span><text:span text:style-name="T121"><text:line-break/>         }],<text:line-break/>    "</text:span><text:span text:style-name="T137">Challenge</text:span><text:span text:style-name="T121">": "</text:span><text:span text:style-name="T143">-EZE7S11okxMhgCNxpZBQ2WCmRPdDMNdjoYnkYmR5M0"</text:span><text:span text:style-name="T121">,<text:line-break/>    "</text:span><text:span text:style-name="T137">MAC</text:span><text:span text:style-name="T121">": "</text:span><text:span text:style-name="T143">AUy8CWIoq32dioIOhHYGpZNRxWJoN_kZ6G_G7QZSmW4"</text:span><text:span text:style-name="T121"><text:line-break/>}</text:span></text:p>
          </table:table-cell>
        </table:table-row>
      </table:table>
      <text:p text:style-name="Text_20_body"/>
      <text:p text:style-name="P50"><text:span text:style-name="T46">Before invoking </text:span><text:span text:style-name="T98">postUnlockKey</text:span><text:span text:style-name="T46"> the provisioning middleware must perform the same steps as for </text:span><text:span text:style-name="CrossRef"><text:span text:style-name="T81"><text:reference-ref text:reference-format="text" text:ref-name="pp.delkey">postDeleteKey</text:reference-ref></text:span></text:span><text:span text:style-name="T46">.</text:span></text:p>
      <text:h text:style-name="P191" text:outline-level="3"><text:bookmark text:name="__RefHeading__15303_972012461"/><text:reference-mark-start text:name="pp.uodate"/>postUpdateKey<text:reference-mark-end text:name="pp.uodate"/> [52]<text:bookmark-end text:name="__RefHeading__15303_972012461"/></text:h>
      <text:p text:style-name="Text_20_body">Input</text:p>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office:value-type="string">
            <text:p text:style-name="P13">Name</text:p>
          </table:table-cell>
          <table:table-cell table:style-name="Table83.A1" office:value-type="string">
            <text:p text:style-name="P13">Type</text:p>
          </table:table-cell>
          <table:table-cell table:style-name="Table83.C1" table:number-columns-spanned="2" office:value-type="string">
            <text:p text:style-name="P13">Description</text:p>
          </table:table-cell>
          <table:covered-table-cell/>
        </table:table-row>
        <table:table-row table:style-name="Table83.2">
          <table:table-cell table:style-name="Table83.A2" office:value-type="string">
            <text:p text:style-name="P16">KeyHandle</text:p>
          </table:table-cell>
          <table:table-cell table:style-name="Table83.A2" office:value-type="string">
            <text:p text:style-name="P3">int</text:p>
          </table:table-cell>
          <table:table-cell table:style-name="Table83.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83.2">
          <table:table-cell table:style-name="Table83.A2" office:value-type="string">
            <text:p text:style-name="P16">TargetKeyHandle</text:p>
          </table:table-cell>
          <table:table-cell table:style-name="Table83.A2" office:value-type="string">
            <text:p text:style-name="P3">int</text:p>
          </table:table-cell>
          <table:table-cell table:style-name="Table83.A2" office:value-type="string">
            <text:p text:style-name="P2">Local handle to the target key</text:p>
          </table:table-cell>
          <table:table-cell table:style-name="Table83.C2" table:number-rows-spanned="2" office:value-type="string">
            <text:p text:style-name="P3">See <text:span text:style-name="CrossRef"><text:span text:style-name="T81"><text:reference-ref text:reference-format="text" text:ref-name="targ.key.ref">Target Key Reference</text:reference-ref></text:span></text:span></text:p>
          </table:table-cell>
        </table:table-row>
        <table:table-row table:style-name="Table83.2">
          <table:table-cell table:style-name="Table83.A2" office:value-type="string">
            <text:p text:style-name="P16">Authorization</text:p>
          </table:table-cell>
          <table:table-cell table:style-name="Table83.A2" office:value-type="string">
            <text:p text:style-name="P3">byte<text:span text:style-name="T77">⁮[</text:span><text:span text:style-name="T79"> </text:span><text:span text:style-name="T77">]</text:span></text:p>
          </table:table-cell>
          <table:table-cell table:style-name="Table83.A2" office:value-type="string">
            <text:p text:style-name="P2">Key management authorization signature</text:p>
          </table:table-cell>
          <table:covered-table-cell/>
        </table:table-row>
        <table:table-row table:style-name="Table83.2">
          <table:table-cell table:style-name="Table83.A2" office:value-type="string">
            <text:p text:style-name="P16">MAC</text:p>
          </table:table-cell>
          <table:table-cell table:style-name="Table83.A2" office:value-type="string">
            <text:p text:style-name="P3">byte<text:span text:style-name="T77">⁮[32]</text:span></text:p>
          </table:table-cell>
          <table:table-cell table:style-name="Table83.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3">Name</text:p>
          </table:table-cell>
          <table:table-cell table:style-name="Table84.A1" office:value-type="string">
            <text:p text:style-name="P13">Type</text:p>
          </table:table-cell>
          <table:table-cell table:style-name="Table84.C1" office:value-type="string">
            <text:p text:style-name="P13">Description</text:p>
          </table:table-cell>
        </table:table-row>
        <table:table-row table:style-name="Table84.2">
          <table:table-cell table:style-name="Table84.A2" office:value-type="string">
            <text:p text:style-name="P16">Status</text:p>
          </table:table-cell>
          <table:table-cell table:style-name="Table84.A2" office:value-type="string">
            <text:p text:style-name="P3">byte</text:p>
          </table:table-cell>
          <table:table-cell table:style-name="Table84.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postUpdateKey</text:span><text:span text:style-name="T90"> updates (replaces) a key created in an earlier provisioning session.</text:span></text:p>
      <text:p text:style-name="Text_20_body"><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90"><text:tab/></text:span><text:span text:style-name="T3">Data</text:span><text:span text:style-name="T90"> = </text:span><text:span text:style-name="CrossRef"><text:span text:style-name="T81"><text:reference-ref text:reference-format="text" text:ref-name="eecert">End-Entity Certificate</text:reference-ref></text:span></text:span><text:span text:style-name="CrossRef"><text:span text:style-name="T16"> || </text:span></text:span><text:span text:style-name="CrossRef"><text:span text:style-name="T24">Authorization</text:span></text:span></text:p>
      <text:p text:style-name="P41"><text:span text:style-name="T81"><text:line-break/>The new key </text:span><text:span text:style-name="T84">must</text:span><text:span text:style-name="T81"> be </text:span><text:span text:style-name="T2">fully provisioned</text:span><text:span text:style-name="T81"> (fitted with a certificate and optional attributes), </text:span><text:span text:style-name="T2">before</text:span><text:span text:style-name="T81"> this method is called. <text:s/>However, the new key </text:span><text:span text:style-name="T84">must not</text:span><text:span text:style-name="T81"> be PIN‑protected since it supposed to </text:span><text:span text:style-name="T2">inherit</text:span><text:span text:style-name="T81"> the old key's PIN protection scheme (if there is one). <text:s/>Inheritance does not mean “copying” but </text:span><text:span text:style-name="T2">linking</text:span><text:span text:style-name="T81"> the new key to an existing PIN object. <text:s/>See </text:span><text:span text:style-name="CrossRef"><text:span text:style-name="T81"><text:reference-ref text:reference-format="text" text:ref-name="key.protectionobjects">PIN and PUK Objects</text:reference-ref></text:span></text:span><text:span text:style-name="T81">.</text:span></text:p>
      <text:p text:style-name="P41"><text:span text:style-name="T81">The target key and and the new key </text:span><text:span text:style-name="T83">must</text:span><text:span text:style-name="T81"> have identical </text:span><text:span text:style-name="CrossRef"><text:span text:style-name="T81"><text:reference-ref text:reference-format="text" text:ref-name="keyusage">Application Usage</text:reference-ref></text:span></text:span><text:span text:style-name="T81">.</text:span></text:p>
      <text:p text:style-name="Text_20_body">Note that updating a key involves <text:span text:style-name="T2">all related data</text:span> (see <text:span text:style-name="CrossRef"><text:reference-ref text:reference-format="text" text:ref-name="key.entries">Key Entries</text:reference-ref></text:span>), with PIN protection as the only exception.</text:p>
      <text:p text:style-name="P50"><text:span text:style-name="T90">The </text:span><text:span text:style-name="T101">KeyHandle</text:span><text:span text:style-name="T90"> of the updated key </text:span><text:span text:style-name="T41">must</text:span><text:span text:style-name="T90"> after a successful update be set equal to </text:span><text:span text:style-name="T101">TargetKeyHandle</text:span><text:span text:style-name="T90">.</text:span></text:p>
      <text:p text:style-name="Text_20_body"><text:span text:style-name="T90">A conforming SKS </text:span><text:span text:style-name="T41">must</text:span><text:span text:style-name="T90"> allow a (single) </text:span><text:span text:style-name="T93">postUpdateKey</text:span><text:span text:style-name="T90"> combined with an arbitrary number of </text:span><text:span text:style-name="CrossRef"><text:reference-ref text:reference-format="text" text:ref-name="pp_clonekeyprot">postCloneKeyProtection</text:reference-ref></text:span><text:span text:style-name="T90"> calls referring to the same </text:span><text:span text:style-name="T101">TargetKeyHandle</text:span><text:span text:style-name="T90">.</text:span></text:p>
      <text:p text:style-name="P50"><text:span text:style-name="T90">Note that the </text:span><text:span text:style-name="T3">execution</text:span><text:span text:style-name="T90"> of this method </text:span><text:span text:style-name="T41">must</text:span><text:span text:style-name="T90"> be </text:span><text:span text:style-name="T3">deferred</text:span><text:span text:style-name="T90"> to </text:span><text:span text:style-name="CrossRef"><text:reference-ref text:reference-format="text" text:ref-name="closeProvisioningSession">closeProvisioningSession</text:reference-ref></text:span><text:span text:style-name="T90">.</text:span></text:p>
      <text:p text:style-name="P42"/>
      <text:p text:style-name="P42"/>
      <text:p text:style-name="P42"/>
      <text:p text:style-name="P42"/>
      <text:p text:style-name="P55">Continued on the next page...</text:p>
      <text:p text:style-name="Standard"/>
      <text:p text:style-name="P114">The following request shows how <text:span text:style-name="T93">postUpdateKey</text:span> is integrated in the <text:span text:style-name="CrossRef"><text:reference-ref text:reference-format="text" text:ref-name="keygen2">KeyGen2</text:reference-ref></text:span> protocol:<text:line-break/></text:p>
      <table:table table:name="Table86" table:style-name="Table86">
        <table:table-column table:style-name="Table86.A"/>
        <table:table-row>
          <table:table-cell table:style-name="Table86.A1" office:value-type="string">
            <text:p text:style-name="P80"><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ProvisioningFinalizationRequest</text:span><text:span text:style-name="T121">",</text:span><text:span text:style-name="T154"><text:line-break/></text:span><text:span text:style-name="T119">    </text:span><text:span text:style-name="T121">"</text:span><text:span text:style-name="T137">ServerSessionID</text:span><text:span text:style-name="T121">": "</text:span><text:span text:style-name="T143">14186f4c622d2ixzQBPpRoUe9PR7jC3D</text:span><text:span text:style-name="T121">",</text:span><text:span text:style-name="T154"><text:line-break/></text:span><text:span text:style-name="T119">    </text:span><text:span text:style-name="T121">"</text:span><text:span text:style-name="T137">ClientSessionID</text:span><text:span text:style-name="T121">": "</text:span><text:span text:style-name="T143">YME9J37aH1Xo7tQifFpa9nkiyyMcGESQ</text:span><text:span text:style-name="T121">",</text:span><text:span text:style-name="T154"><text:line-break/></text:span><text:span text:style-name="T119">    </text:span><text:span text:style-name="T121">"</text:span><text:span text:style-name="T137">SubmitURL</text:span><text:span text:style-name="T121">": "</text:span><text:span text:style-name="T143">https://issuer.example.com/finalize</text:span><text:span text:style-name="T121">",</text:span><text:span text:style-name="T154"><text:line-break/></text:span><text:span text:style-name="T119">    </text:span><text:span text:style-name="T121">"</text:span><text:span text:style-name="T137">IssuedCredential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Key.1</text:span><text:span text:style-name="T121">",</text:span><text:span text:style-name="T154"><text:line-break/></text:span><text:span text:style-name="T119">             </text:span><text:span text:style-name="T121">"</text:span><text:span text:style-name="T137">X509CertificatePath</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43">MIIDYTCCAkmgAwIBAgIGAUGG9McmMA0GCSq . . . Iz9C0sc5Ak1jNYzvd8GpS4X6C6J3Uys"</text:span><text:span text:style-name="T154"><text:line-break/></text:span><text:span text:style-name="T119">                 </text:span><text:span text:style-name="T121">],</text:span><text:span text:style-name="T154"><text:line-break/></text:span><text:span text:style-name="T119">             </text:span><text:span text:style-name="T121">"</text:span><text:span text:style-name="T137">MAC</text:span><text:span text:style-name="T121">": "</text:span><text:span text:style-name="T143">J_RnFJtv7SJp5ZPudqVW6wQnqGmKZ66bWBJqCoESgKk"</text:span><text:span text:style-name="T121">,</text:span><text:span text:style-name="T154"><text:line-break/></text:span><text:span text:style-name="T119">             </text:span><text:span text:style-name="T121">"</text:span><text:span text:style-name="T137">UpdateKey</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FingerPrint</text:span><text:span text:style-name="T121">": "</text:span><text:span text:style-name="T143">PqCoZBJfCvRgikF1oqHa_MOJ_ZTXrlMFn6RvXCgGwps"</text:span><text:span text:style-name="T121">,</text:span><text:span text:style-name="T154"><text:line-break/></text:span><text:span text:style-name="T119">                     </text:span><text:span text:style-name="T121">"</text:span><text:span text:style-name="T137">ServerSessionID</text:span><text:span text:style-name="T121">": "</text:span><text:span text:style-name="T143">14186f4c405V9Z4dm6knbREoEA8EhQV8</text:span><text:span text:style-name="T121">",</text:span><text:span text:style-name="T154"><text:line-break/></text:span><text:span text:style-name="T119">                     </text:span><text:span text:style-name="T121">"</text:span><text:span text:style-name="T137">ClientSessionID</text:span><text:span text:style-name="T121">": "</text:span><text:span text:style-name="T143">ALHIRvpj39AuDCag1qXj8TQOWc9i3Bor</text:span><text:span text:style-name="T121">",</text:span><text:span text:style-name="T154"><text:line-break/></text:span><text:span text:style-name="T119">                     </text:span><text:span text:style-name="T121">"</text:span><text:span text:style-name="T137">Authorization</text:span><text:span text:style-name="T121">": "</text:span><text:span text:style-name="T143">dqJAh-ScttwndPN2Tu3Xy7m4zqmC . . . 0Qe92GoDHr0pes4prWn2rKUrsgw"</text:span><text:span text:style-name="T121">,</text:span><text:span text:style-name="T154"><text:line-break/></text:span><text:span text:style-name="T119">                     </text:span><text:span text:style-name="T121">"</text:span><text:span text:style-name="T137">MAC</text:span><text:span text:style-name="T121">": "</text:span><text:span text:style-name="T143">EZ0L4kaemzFtHSvSlFatYIC9rU4oXVKowQVTuRBMwNA"</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Challenge</text:span><text:span text:style-name="T121">": "</text:span><text:span text:style-name="T143">nv1TZ1Z-BZfCjgmLzCZB-y1qSiAM8Ch0P93kPLTpHNQ"</text:span><text:span text:style-name="T121">,</text:span><text:span text:style-name="T154"><text:line-break/></text:span><text:span text:style-name="T119">    </text:span><text:span text:style-name="T121">"</text:span><text:span text:style-name="T137">MAC</text:span><text:span text:style-name="T121">": "</text:span><text:span text:style-name="T143">Y_luaPsb9JncrLKYmeEPKSqwADIuXEAy9Yf6oZnDJQU"</text:span><text:span text:style-name="T154"><text:line-break/></text:span><text:span text:style-name="T121">}</text:span><text:span text:style-name="T154"> </text:span></text:p>
          </table:table-cell>
        </table:table-row>
      </table:table>
      <text:p text:style-name="Text_20_body"/>
      <text:p text:style-name="P50"><text:span text:style-name="T46">Before invoking </text:span><text:span text:style-name="T98">postUpdateKey</text:span><text:span text:style-name="T46"> the provisioning middleware must perform the same steps as for </text:span><text:span text:style-name="CrossRef"><text:span text:style-name="T81"><text:reference-ref text:reference-format="text" text:ref-name="pp.delkey">postDeleteKey</text:reference-ref></text:span></text:span><text:span text:style-name="T46">.</text:span></text:p>
      <text:p text:style-name="P50"><text:span text:style-name="T98">KeyHandle</text:span><text:span text:style-name="T46"> is the handle associated with the issued credential embedding the </text:span><text:span text:style-name="T98">UpdateKey</text:span><text:span text:style-name="T46"> operation.</text:span></text:p>
      <text:h text:style-name="P191" text:outline-level="3"><text:bookmark text:name="__RefHeading__15305_972012461"/><text:reference-mark-start text:name="pp_clonekeyprot"/>postCloneKeyProtection<text:reference-mark-end text:name="pp_clonekeyprot"/> [53]<text:bookmark-end text:name="__RefHeading__15305_972012461"/></text:h>
      <text:p text:style-name="Text_20_body">Input</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3">Name</text:p>
          </table:table-cell>
          <table:table-cell table:style-name="Table42.A1" office:value-type="string">
            <text:p text:style-name="P13">Type</text:p>
          </table:table-cell>
          <table:table-cell table:style-name="Table42.C1" table:number-columns-spanned="2" office:value-type="string">
            <text:p text:style-name="P13">Description</text:p>
          </table:table-cell>
          <table:covered-table-cell/>
        </table:table-row>
        <table:table-row table:style-name="Table42.2">
          <table:table-cell table:style-name="Table42.A2" office:value-type="string">
            <text:p text:style-name="P16">KeyHandle</text:p>
          </table:table-cell>
          <table:table-cell table:style-name="Table42.A2" office:value-type="string">
            <text:p text:style-name="P3">int</text:p>
          </table:table-cell>
          <table:table-cell table:style-name="Table42.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42.2">
          <table:table-cell table:style-name="Table42.A2" office:value-type="string">
            <text:p text:style-name="P16">TargetKeyHandle</text:p>
          </table:table-cell>
          <table:table-cell table:style-name="Table42.A2" office:value-type="string">
            <text:p text:style-name="P3">int</text:p>
          </table:table-cell>
          <table:table-cell table:style-name="Table42.A2" office:value-type="string">
            <text:p text:style-name="P2">Local handle to the target key</text:p>
          </table:table-cell>
          <table:table-cell table:style-name="Table42.C2" table:number-rows-spanned="2" office:value-type="string">
            <text:p text:style-name="P3">See <text:span text:style-name="CrossRef"><text:span text:style-name="T81"><text:reference-ref text:reference-format="text" text:ref-name="targ.key.ref">Target Key Reference</text:reference-ref></text:span></text:span></text:p>
          </table:table-cell>
        </table:table-row>
        <table:table-row table:style-name="Table42.2">
          <table:table-cell table:style-name="Table42.A2" office:value-type="string">
            <text:p text:style-name="P16">Authorization</text:p>
          </table:table-cell>
          <table:table-cell table:style-name="Table42.A2" office:value-type="string">
            <text:p text:style-name="P3">byte<text:span text:style-name="T77">⁮[</text:span><text:span text:style-name="T79"> </text:span><text:span text:style-name="T77">]</text:span></text:p>
          </table:table-cell>
          <table:table-cell table:style-name="Table42.A2" office:value-type="string">
            <text:p text:style-name="P2">Key management authorization signature</text:p>
          </table:table-cell>
          <table:covered-table-cell/>
        </table:table-row>
        <table:table-row table:style-name="Table42.2">
          <table:table-cell table:style-name="Table42.A2" office:value-type="string">
            <text:p text:style-name="P16">MAC</text:p>
          </table:table-cell>
          <table:table-cell table:style-name="Table42.A2" office:value-type="string">
            <text:p text:style-name="P3">byte<text:span text:style-name="T77">⁮[32]</text:span></text:p>
          </table:table-cell>
          <table:table-cell table:style-name="Table42.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3">Name</text:p>
          </table:table-cell>
          <table:table-cell table:style-name="Table43.A1" office:value-type="string">
            <text:p text:style-name="P13">Type</text:p>
          </table:table-cell>
          <table:table-cell table:style-name="Table43.C1" office:value-type="string">
            <text:p text:style-name="P13">Description</text:p>
          </table:table-cell>
        </table:table-row>
        <table:table-row table:style-name="Table43.2">
          <table:table-cell table:style-name="Table43.A2" office:value-type="string">
            <text:p text:style-name="P16">Status</text:p>
          </table:table-cell>
          <table:table-cell table:style-name="Table43.A2" office:value-type="string">
            <text:p text:style-name="P3">byte</text:p>
          </table:table-cell>
          <table:table-cell table:style-name="Table43.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postCloneKeyProtection</text:span><text:span text:style-name="T90"> clones the </text:span><text:span text:style-name="T3">protection scheme</text:span><text:span text:style-name="T90"> of a key created in an earlier provisioning session and applies it to a newly created key.</text:span></text:p>
      <text:p text:style-name="Text_20_body"><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90"><text:tab/></text:span><text:span text:style-name="T3">Data</text:span><text:span text:style-name="T90"> = </text:span><text:span text:style-name="CrossRef"><text:span text:style-name="T81"><text:reference-ref text:reference-format="text" text:ref-name="eecert">End-Entity Certificate</text:reference-ref></text:span></text:span><text:span text:style-name="CrossRef"><text:span text:style-name="T16"> || </text:span></text:span><text:span text:style-name="CrossRef"><text:span text:style-name="T24">Authorization</text:span></text:span></text:p>
      <text:p text:style-name="P41"><text:span text:style-name="T81"><text:line-break/>The new key </text:span><text:span text:style-name="T84">must</text:span><text:span text:style-name="T81"> be </text:span><text:span text:style-name="T2">fully provisioned</text:span><text:span text:style-name="T81"> (fitted with a certificate and optional attributes), </text:span><text:span text:style-name="T2">before</text:span><text:span text:style-name="T81"> this method is called. <text:s/>However, the new key </text:span><text:span text:style-name="T84">must not</text:span><text:span text:style-name="T81"> be PIN‑protected since it supposed to </text:span><text:span text:style-name="T2">inherit</text:span><text:span text:style-name="T81"> the old key's PIN protection scheme (if there is one). <text:s/>Inheritance does not mean “copying” but </text:span><text:span text:style-name="T2">linking</text:span><text:span text:style-name="T81"> the new key to an existing PIN object. <text:s/>See </text:span><text:span text:style-name="CrossRef"><text:span text:style-name="T81"><text:reference-ref text:reference-format="text" text:ref-name="key.protectionobjects">PIN and PUK Objects</text:reference-ref></text:span></text:span><text:span text:style-name="T81">.</text:span></text:p>
      <text:p text:style-name="Text_20_body"><text:span text:style-name="T87">An inherited </text:span><text:span text:style-name="T90">custom PIN protection scheme </text:span><text:span text:style-name="T39">must</text:span><text:span text:style-name="T90"> have its grouping attribute set to </text:span><text:span text:style-name="T93">shared</text:span><text:span text:style-name="T90"> (see </text:span><text:span text:style-name="CrossRef"><text:reference-ref text:reference-format="text" text:ref-name="pingrouping">PIN Grouping</text:reference-ref></text:span><text:span text:style-name="T90">).</text:span></text:p>
      <text:p text:style-name="Text_20_body"><text:span text:style-name="T90">A conforming SKS </text:span><text:span text:style-name="T41">must</text:span><text:span text:style-name="T90"> allow multiple </text:span><text:span text:style-name="T93">postCloneKeyProtection</text:span><text:span text:style-name="T90"> calls referring to the same </text:span><text:span text:style-name="T101">TargetKeyHandle</text:span><text:span text:style-name="T90">.</text:span></text:p>
      <text:p text:style-name="Text_20_body"><text:span text:style-name="T90">Note that the </text:span><text:span text:style-name="T3">execution</text:span><text:span text:style-name="T90"> of this method </text:span><text:span text:style-name="T41">must</text:span><text:span text:style-name="T90"> be </text:span><text:span text:style-name="T3">deferred</text:span><text:span text:style-name="T90"> to </text:span><text:span text:style-name="CrossRef"><text:reference-ref text:reference-format="text" text:ref-name="closeProvisioningSession">closeProvisioningSession</text:reference-ref></text:span><text:span text:style-name="T90">.</text:span></text:p>
      <text:p text:style-name="P42"/>
      <text:p text:style-name="P42"/>
      <text:p text:style-name="P42"/>
      <text:p text:style-name="P42"/>
      <text:p text:style-name="P55">Continued on the next page...</text:p>
      <text:p text:style-name="Standard"/>
      <text:p text:style-name="Standard"/>
      <text:p text:style-name="P114">The following request shows how <text:span text:style-name="T93">postCloneKeyProtection</text:span> is integrated in the <text:span text:style-name="CrossRef"><text:reference-ref text:reference-format="text" text:ref-name="keygen2">KeyGen2</text:reference-ref></text:span> protocol:<text:line-break/></text:p>
      <table:table table:name="Table87" table:style-name="Table87">
        <table:table-column table:style-name="Table87.A"/>
        <table:table-row>
          <table:table-cell table:style-name="Table87.A1" office:value-type="string">
            <text:p text:style-name="P80"><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ProvisioningFinalizationRequest</text:span><text:span text:style-name="T121">",</text:span><text:span text:style-name="T154"><text:line-break/></text:span><text:span text:style-name="T119">    </text:span><text:span text:style-name="T121">"</text:span><text:span text:style-name="T137">ServerSessionID</text:span><text:span text:style-name="T121">": "</text:span><text:span text:style-name="T143">14186f4c20a3Iy83wJZoJMA3x_hZ2gKo</text:span><text:span text:style-name="T121">",</text:span><text:span text:style-name="T154"><text:line-break/></text:span><text:span text:style-name="T119">    </text:span><text:span text:style-name="T121">"</text:span><text:span text:style-name="T137">ClientSessionID</text:span><text:span text:style-name="T121">": "</text:span><text:span text:style-name="T143">j3CcN3e8Ul5XKN1exKqcF19dBi8eGD78</text:span><text:span text:style-name="T121">",</text:span><text:span text:style-name="T154"><text:line-break/></text:span><text:span text:style-name="T119">    </text:span><text:span text:style-name="T121">"</text:span><text:span text:style-name="T137">SubmitURL</text:span><text:span text:style-name="T121">": "</text:span><text:span text:style-name="T143">https://issuer.example.com/finalize</text:span><text:span text:style-name="T121">",</text:span><text:span text:style-name="T154"><text:line-break/></text:span><text:span text:style-name="T119">    </text:span><text:span text:style-name="T121">"</text:span><text:span text:style-name="T137">IssuedCredential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Key.1</text:span><text:span text:style-name="T121">",</text:span><text:span text:style-name="T154"><text:line-break/></text:span><text:span text:style-name="T119">             </text:span><text:span text:style-name="T121">"</text:span><text:span text:style-name="T137">X509CertificatePath</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43">MIIDajCCAlKgAwIBAgIGAUGG9MPKM . . . KUtYzmixtncrPb6NveG0x9yrothzHd9k"</text:span><text:span text:style-name="T154"><text:line-break/></text:span><text:span text:style-name="T119">                 </text:span><text:span text:style-name="T121">],</text:span><text:span text:style-name="T154"><text:line-break/></text:span><text:span text:style-name="T119">             </text:span><text:span text:style-name="T121">"</text:span><text:span text:style-name="T137">MAC</text:span><text:span text:style-name="T121">": "</text:span><text:span text:style-name="T143">zwGCYuuKoiLR5n_OyufcS1Z9sABX4W4dl2dRmyBd8gE"</text:span><text:span text:style-name="T121">,</text:span><text:span text:style-name="T154"><text:line-break/></text:span><text:span text:style-name="T119">             </text:span><text:span text:style-name="T121">"</text:span><text:span text:style-name="T137">CloneKeyProtection</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FingerPrint</text:span><text:span text:style-name="T121">": "</text:span><text:span text:style-name="T143">cnEQwI7hGtfqNgtXeCqG_dSN1KOkW1amRx2t6RcPQY0"</text:span><text:span text:style-name="T121">,</text:span><text:span text:style-name="T154"><text:line-break/></text:span><text:span text:style-name="T119">                     </text:span><text:span text:style-name="T121">"</text:span><text:span text:style-name="T137">ServerSessionID</text:span><text:span text:style-name="T121">": "</text:span><text:span text:style-name="T143">14186f4bfeeibYVPx01l0VbbqspZ0NAY</text:span><text:span text:style-name="T121">",</text:span><text:span text:style-name="T154"><text:line-break/></text:span><text:span text:style-name="T119">                     </text:span><text:span text:style-name="T121">"</text:span><text:span text:style-name="T137">ClientSessionID</text:span><text:span text:style-name="T121">": "</text:span><text:span text:style-name="T143">uENhOyeLZjhXo9CT5dqdTC0H4LtEEDqm</text:span><text:span text:style-name="T121">",</text:span><text:span text:style-name="T154"><text:line-break/></text:span><text:span text:style-name="T119">                     </text:span><text:span text:style-name="T121">"</text:span><text:span text:style-name="T137">Authorization</text:span><text:span text:style-name="T121">": "</text:span><text:span text:style-name="T143">MEYCIQC5BTwVz8VbrwPo7ujLx . . . HJzsDemjamO6r9yyR15Cw241w</text:span><text:span text:style-name="T121">",</text:span><text:span text:style-name="T154"><text:line-break/></text:span><text:span text:style-name="T119">                     </text:span><text:span text:style-name="T121">"</text:span><text:span text:style-name="T137">MAC</text:span><text:span text:style-name="T121">": "</text:span><text:span text:style-name="T143">yViSzGjcqnVpAvkLzkxs5QwoccX-3lVr3_2lbdWJjOg"</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Challenge</text:span><text:span text:style-name="T121">": "</text:span><text:span text:style-name="T143">o3iWxmuLyGNGhMHxEP22At0R5QhvRm2bGK4kzc_btJQ"</text:span><text:span text:style-name="T121">,</text:span><text:span text:style-name="T154"><text:line-break/></text:span><text:span text:style-name="T119">    </text:span><text:span text:style-name="T121">"</text:span><text:span text:style-name="T137">MAC</text:span><text:span text:style-name="T121">": "</text:span><text:span text:style-name="T143">KGcta9GWH_gCnZzcz_dUwqxt8YVBq2_lwUJEX/dDTxk"</text:span><text:span text:style-name="T154"><text:line-break/></text:span><text:span text:style-name="T121">}</text:span><text:span text:style-name="T154"> </text:span></text:p>
          </table:table-cell>
        </table:table-row>
      </table:table>
      <text:p text:style-name="Text_20_body"/>
      <text:p text:style-name="P50"><text:span text:style-name="T46">Before invoking </text:span><text:span text:style-name="T98">postCloneKeyProtection</text:span><text:span text:style-name="T46"> the provisioning middleware must perform the same steps as for </text:span><text:span text:style-name="CrossRef"><text:span text:style-name="T81"><text:reference-ref text:reference-format="text" text:ref-name="pp.delkey">postDeleteKey</text:reference-ref></text:span></text:span><text:span text:style-name="T46">.</text:span></text:p>
      <text:p text:style-name="P50"><text:span text:style-name="T98">KeyHandle</text:span><text:span text:style-name="T46"> is the handle associated with the issued credential embedding the </text:span><text:span text:style-name="T98">CloneKeyProtection</text:span><text:span text:style-name="T46"> operation.</text:span></text:p>
      <text:h text:style-name="P191" text:outline-level="3"><text:bookmark text:name="__RefHeading__15307_972012461"/><text:reference-mark-start text:name="enum.keys"/>enumerateKeys<text:reference-mark-end text:name="enum.keys"/> [70]<text:bookmark-end text:name="__RefHeading__15307_972012461"/></text:h>
      <text:p text:style-name="Text_20_body">In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3">Name</text:p>
          </table:table-cell>
          <table:table-cell table:style-name="Table80.A1" office:value-type="string">
            <text:p text:style-name="P13">Type</text:p>
          </table:table-cell>
          <table:table-cell table:style-name="Table80.C1" office:value-type="string">
            <text:p text:style-name="P13">Description</text:p>
          </table:table-cell>
        </table:table-row>
        <table:table-row table:style-name="Table80.2">
          <table:table-cell table:style-name="Table80.A2" office:value-type="string">
            <text:p text:style-name="P16">KeyHandle</text:p>
          </table:table-cell>
          <table:table-cell table:style-name="Table80.A2" office:value-type="string">
            <text:p text:style-name="P3">int</text:p>
          </table:table-cell>
          <table:table-cell table:style-name="Table80.C2" office:value-type="string">
            <text:p text:style-name="P2">Input enumeration handle</text:p>
          </table:table-cell>
        </table:table-row>
      </table:table>
      <text:p text:style-name="Text_20_body"/>
      <text:p text:style-name="Text_20_body">Output</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3">Name</text:p>
          </table:table-cell>
          <table:table-cell table:style-name="Table81.A1" office:value-type="string">
            <text:p text:style-name="P13">Type</text:p>
          </table:table-cell>
          <table:table-cell table:style-name="Table81.C1" office:value-type="string">
            <text:p text:style-name="P13">Description</text:p>
          </table:table-cell>
        </table:table-row>
        <table:table-row table:style-name="Table81.2">
          <table:table-cell table:style-name="Table81.A2" office:value-type="string">
            <text:p text:style-name="P16">Status</text:p>
          </table:table-cell>
          <table:table-cell table:style-name="Table81.A2" office:value-type="string">
            <text:p text:style-name="P3">byte</text:p>
          </table:table-cell>
          <table:table-cell table:style-name="Table81.C2" office:value-type="string">
            <text:p text:style-name="P2">See <text:span text:style-name="CrossRef"><text:reference-ref text:reference-format="text" text:ref-name="ReturnValues">Return Values</text:reference-ref></text:span></text:p>
          </table:table-cell>
        </table:table-row>
        <table:table-row table:style-name="Table81.2">
          <table:table-cell table:style-name="Table81.A2" office:value-type="string">
            <text:p text:style-name="P16">KeyHandle</text:p>
          </table:table-cell>
          <table:table-cell table:style-name="Table81.A2" office:value-type="string">
            <text:p text:style-name="P3">int</text:p>
          </table:table-cell>
          <table:table-cell table:style-name="Table81.C2" office:value-type="string">
            <text:p text:style-name="P2">Output enumeration handle</text:p>
          </table:table-cell>
        </table:table-row>
        <table:table-row table:style-name="Table81.2">
          <table:table-cell table:style-name="Table81.C2" table:number-columns-spanned="3" office:value-type="string">
            <text:p text:style-name="P17"><text:span text:style-name="T68">The following element </text:span><text:span text:style-name="T67">must not</text:span><text:span text:style-name="T68"> be present if the returned </text:span>KeyHandle<text:span text:style-name="T62"> = 0</text:span></text:p>
          </table:table-cell>
          <table:covered-table-cell/>
          <table:covered-table-cell/>
        </table:table-row>
        <table:table-row table:style-name="Table81.2">
          <table:table-cell table:style-name="Table81.A2" office:value-type="string">
            <text:p text:style-name="P16">ProvisioningHandle</text:p>
          </table:table-cell>
          <table:table-cell table:style-name="Table81.A2" office:value-type="string">
            <text:p text:style-name="P3">int</text:p>
          </table:table-cell>
          <table:table-cell table:style-name="Table81.C2" office:value-type="string">
            <text:p text:style-name="P2">Handle to the associated provisioning session object</text:p>
          </table:table-cell>
        </table:table-row>
      </table:table>
      <text:p text:style-name="P50"/>
      <text:p text:style-name="P50"><text:span text:style-name="T104">enumerateKeys</text:span> enumerate keys for <text:span text:style-name="T2">closed</text:span> provisioning sessions. <text:s/>Closed provisioning session means that the key is ready for usage by <text:span text:style-name="T2">applications</text:span>.</text:p>
      <text:p text:style-name="P50">The input <text:span text:style-name="T98">KeyHandle</text:span><text:span text:style-name="T52"> </text:span><text:span text:style-name="T56">must</text:span><text:span text:style-name="T52"> initially be set to 0 to start an enumeration round.</text:span></text:p>
      <text:p text:style-name="P50"><text:span text:style-name="T52">Succeeding calls </text:span><text:span text:style-name="T56">must</text:span><text:span text:style-name="T52"> use the output </text:span><text:span text:style-name="T98">KeyHandle</text:span><text:span text:style-name="T52"> as input to the next call.</text:span></text:p>
      <text:p text:style-name="P74"><text:span text:style-name="T52">When </text:span><text:span text:style-name="T98">enumerateKeys</text:span><text:span text:style-name="T46"> returns with a </text:span><text:span text:style-name="T98">KeyHandle</text:span><text:span text:style-name="T46"> = 0 there are no more key objects to read.</text:span></text:p>
      <text:h text:style-name="P191" text:outline-level="3"><text:bookmark text:name="__RefHeading__15309_972012461"/><text:reference-mark-start text:name="get.key.attr"/>getKeyAttributes<text:reference-mark-end text:name="get.key.attr"/> [71]<text:bookmark-end text:name="__RefHeading__15309_972012461"/></text:h>
      <text:p text:style-name="Text_20_body">Input</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3">Name</text:p>
          </table:table-cell>
          <table:table-cell table:style-name="Table36.A1" office:value-type="string">
            <text:p text:style-name="P13">Type</text:p>
          </table:table-cell>
          <table:table-cell table:style-name="Table36.C1" office:value-type="string">
            <text:p text:style-name="P13">Description</text:p>
          </table:table-cell>
        </table:table-row>
        <table:table-row table:style-name="Table36.2">
          <table:table-cell table:style-name="Table36.A2" office:value-type="string">
            <text:p text:style-name="P16">KeyHandle</text:p>
          </table:table-cell>
          <table:table-cell table:style-name="Table36.A2" office:value-type="string">
            <text:p text:style-name="P3">int</text:p>
          </table:table-cell>
          <table:table-cell table:style-name="Table36.C2" office:value-type="string">
            <text:p text:style-name="P2">Local handle to the target key</text:p>
          </table:table-cell>
        </table:table-row>
      </table:table>
      <text:p text:style-name="Text_20_body"/>
      <text:p text:style-name="Text_20_body">Output</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3">Name</text:p>
          </table:table-cell>
          <table:table-cell table:style-name="Table37.A1" office:value-type="string">
            <text:p text:style-name="P13">Type</text:p>
          </table:table-cell>
          <table:table-cell table:style-name="Table37.C1" table:number-columns-spanned="2" office:value-type="string">
            <text:p text:style-name="P13">Description</text:p>
          </table:table-cell>
          <table:covered-table-cell/>
        </table:table-row>
        <table:table-row table:style-name="Table37.2">
          <table:table-cell table:style-name="Table37.A2" office:value-type="string">
            <text:p text:style-name="P16">Status</text:p>
          </table:table-cell>
          <table:table-cell table:style-name="Table37.A2" office:value-type="string">
            <text:p text:style-name="P3">byte</text:p>
          </table:table-cell>
          <table:table-cell table:style-name="Table37.C2" table:number-columns-spanned="2" office:value-type="string">
            <text:p text:style-name="P2">See <text:span text:style-name="CrossRef"><text:reference-ref text:reference-format="text" text:ref-name="ReturnValues">Return Values</text:reference-ref></text:span></text:p>
          </table:table-cell>
          <table:covered-table-cell/>
        </table:table-row>
        <table:table-row table:style-name="Table37.2">
          <table:table-cell table:style-name="Table37.A2" office:value-type="string">
            <text:p text:style-name="P16">SymmetricKeyLength</text:p>
          </table:table-cell>
          <table:table-cell table:style-name="Table37.A2" office:value-type="string">
            <text:p text:style-name="P3">short</text:p>
          </table:table-cell>
          <table:table-cell table:style-name="Table37.C2" table:number-columns-spanned="2" office:value-type="string">
            <text:p text:style-name="P2">Length of symmetric key in <text:span text:style-name="T2">bytes</text:span>. <text:s/>If <text:span text:style-name="T93">SymmetricKeyLength</text:span> &gt; 0 the active key is symmetric. <text:s/>See <text:span text:style-name="CrossRef"><text:reference-ref text:reference-format="text" text:ref-name="setpiggybacked">importSymmetricKey</text:reference-ref></text:span></text:p>
          </table:table-cell>
          <table:covered-table-cell/>
        </table:table-row>
        <table:table-row table:style-name="Table37.2">
          <table:table-cell table:style-name="Table37.A2" office:value-type="string">
            <text:p text:style-name="P16">PathLength</text:p>
          </table:table-cell>
          <table:table-cell table:style-name="Table37.A2" office:value-type="string">
            <text:p text:style-name="P3">short</text:p>
          </table:table-cell>
          <table:table-cell table:style-name="Table37.C2" table:number-rows-spanned="2" table:number-columns-spanned="2" office:value-type="string">
            <text:p text:style-name="P85">‎See <text:span text:style-name="CrossRef"><text:reference-ref text:reference-format="text" text:ref-name="setCertificatePath">setCertificatePath</text:reference-ref></text:span></text:p>
          </table:table-cell>
          <table:covered-table-cell/>
        </table:table-row>
        <table:table-row table:style-name="Table37.2">
          <table:table-cell table:style-name="Table37.A2" office:value-type="string">
            <text:p text:style-name="P16">X509Certificate...</text:p>
          </table:table-cell>
          <table:table-cell table:style-name="Table37.A2" office:value-type="string">
            <text:p text:style-name="P3">byte<text:span text:style-name="T77">⁮[</text:span><text:span text:style-name="T79"> </text:span><text:span text:style-name="T77">]</text:span></text:p>
          </table:table-cell>
          <table:covered-table-cell/>
          <table:covered-table-cell/>
        </table:table-row>
        <table:table-row table:style-name="Table37.2">
          <table:table-cell table:style-name="Table37.A2" office:value-type="string">
            <text:p text:style-name="P16">AppUsage</text:p>
          </table:table-cell>
          <table:table-cell table:style-name="Table37.A2" office:value-type="string">
            <text:p text:style-name="P3">byte</text:p>
          </table:table-cell>
          <table:table-cell table:style-name="Table37.C2" table:number-rows-spanned="4" table:number-columns-spanned="2" office:value-type="string">
            <text:p text:style-name="Standard"><text:span text:style-name="T56">‎</text:span>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6">FriendlyName</text:p>
          </table:table-cell>
          <table:table-cell table:style-name="Table37.A2" office:value-type="string">
            <text:p text:style-name="P12">string</text:p>
          </table:table-cell>
          <table:covered-table-cell/>
          <table:covered-table-cell/>
        </table:table-row>
        <table:table-row table:style-name="Table37.2">
          <table:table-cell table:style-name="Table37.A2" office:value-type="string">
            <text:p text:style-name="P16">EndorsedAlgorithms</text:p>
          </table:table-cell>
          <table:table-cell table:style-name="Table37.A2" office:value-type="string">
            <text:p text:style-name="P3">short</text:p>
          </table:table-cell>
          <table:covered-table-cell/>
          <table:covered-table-cell/>
        </table:table-row>
        <table:table-row table:style-name="Table37.2">
          <table:table-cell table:style-name="Table37.A2" office:value-type="string">
            <text:p text:style-name="P16">EndorsedAlgorithm...</text:p>
          </table:table-cell>
          <table:table-cell table:style-name="Table37.A2" office:value-type="string">
            <text:p text:style-name="P3">uri</text:p>
          </table:table-cell>
          <table:covered-table-cell/>
          <table:covered-table-cell/>
        </table:table-row>
        <table:table-row table:style-name="Table37.2">
          <table:table-cell table:style-name="Table37.A2" office:value-type="string">
            <text:p text:style-name="P16">Extensions</text:p>
          </table:table-cell>
          <table:table-cell table:style-name="Table37.A2" office:value-type="string">
            <text:p text:style-name="P3">short</text:p>
          </table:table-cell>
          <table:table-cell table:style-name="Table37.A2" office:value-type="string">
            <text:p text:style-name="Standard"><text:span text:style-name="T43">Number of</text:span> <text:span text:style-name="T101">Type</text:span> URIs <text:span text:style-name="T43"><text:s/></text:span></text:p>
          </table:table-cell>
          <table:table-cell table:style-name="Table37.C2" table:number-rows-spanned="2" office:value-type="string">
            <text:p text:style-name="Standard">See <text:span text:style-name="CrossRef"><text:reference-ref text:reference-format="text" text:ref-name="addextensiondata">addExtension</text:reference-ref></text:span></text:p>
          </table:table-cell>
        </table:table-row>
        <table:table-row table:style-name="Table37.2">
          <table:table-cell table:style-name="Table37.A2" office:value-type="string">
            <text:p text:style-name="P16">Type...</text:p>
          </table:table-cell>
          <table:table-cell table:style-name="Table37.A2" office:value-type="string">
            <text:p text:style-name="P12">uri</text:p>
          </table:table-cell>
          <table:table-cell table:style-name="Table37.A2" office:value-type="string">
            <text:p text:style-name="Standard"><text:span text:style-name="T166">Extension </text:span><text:span text:style-name="T99">Type</text:span><text:span text:style-name="T166"> URI.</text:span> <text:s/><text:span text:style-name="T2">Repeated</text:span> object</text:p>
          </table:table-cell>
          <table:covered-table-cell/>
        </table:table-row>
      </table:table>
      <text:p text:style-name="P50"/>
      <text:p text:style-name="P50"><text:span text:style-name="T104">getKeyAttributes</text:span> returns attribute data for provisioned keys.</text:p>
      <text:p text:style-name="P50">For asymmetric keys the public key of the <text:span text:style-name="CrossRef"><text:reference-ref text:reference-format="text" text:ref-name="eecert">End-Entity Certificate</text:reference-ref></text:span> signifies RSA or EC algorithm.</text:p>
      <text:p text:style-name="Standard"><text:span text:style-name="T43">Also see </text:span><text:span text:style-name="CrossRef"><text:reference-ref text:reference-format="text" text:ref-name="getkeyprotectiondata">getKeyProtectionInfo</text:reference-ref></text:span>.</text:p>
      <text:h text:style-name="P191" text:outline-level="3"><text:bookmark text:name="__RefHeading__15311_972012461"/><text:reference-mark-start text:name="getkeyprotectiondata"/>getKeyProtectionInfo<text:reference-mark-end text:name="getkeyprotectiondata"/> [72]<text:bookmark-end text:name="__RefHeading__15311_972012461"/></text:h>
      <text:p text:style-name="Text_20_body">In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3">Name</text:p>
          </table:table-cell>
          <table:table-cell table:style-name="Table55.A1" office:value-type="string">
            <text:p text:style-name="P13">Type</text:p>
          </table:table-cell>
          <table:table-cell table:style-name="Table55.C1" office:value-type="string">
            <text:p text:style-name="P13">Description</text:p>
          </table:table-cell>
        </table:table-row>
        <table:table-row table:style-name="Table55.2">
          <table:table-cell table:style-name="Table55.A2" office:value-type="string">
            <text:p text:style-name="P16">KeyHandle</text:p>
          </table:table-cell>
          <table:table-cell table:style-name="Table55.A2" office:value-type="string">
            <text:p text:style-name="P3">int</text:p>
          </table:table-cell>
          <table:table-cell table:style-name="Table55.C2" office:value-type="string">
            <text:p text:style-name="P2">Local handle to the target key</text:p>
          </table:table-cell>
        </table:table-row>
      </table:table>
      <text:p text:style-name="Text_20_body"/>
      <text:p text:style-name="Text_20_body">Output</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3">Name</text:p>
          </table:table-cell>
          <table:table-cell table:style-name="Table56.A1" office:value-type="string">
            <text:p text:style-name="P13">Type</text:p>
          </table:table-cell>
          <table:table-cell table:style-name="Table56.C1" office:value-type="string">
            <text:p text:style-name="P13">Description</text:p>
          </table:table-cell>
        </table:table-row>
        <table:table-row table:style-name="Table56.2">
          <table:table-cell table:style-name="Table56.A2" office:value-type="string">
            <text:p text:style-name="P16">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ReturnValues">Return Values</text:reference-ref></text:span></text:p>
          </table:table-cell>
        </table:table-row>
        <table:table-row table:style-name="Table56.2">
          <table:table-cell table:style-name="Table56.A2" office:value-type="string">
            <text:p text:style-name="P16">ProtectionStatus</text:p>
          </table:table-cell>
          <table:table-cell table:style-name="Table56.A2" office:value-type="string">
            <text:p text:style-name="P3">byte</text:p>
          </table:table-cell>
          <table:table-cell table:style-name="Table56.C2" office:value-type="string">
            <text:p text:style-name="Standard"><text:span text:style-name="T43">See </text:span><text:span text:style-name="CrossRef"><text:span text:style-name="T43"><text:reference-ref text:reference-format="text" text:ref-name="prot.status">ProtectionStatus</text:reference-ref></text:span></text:span> table on the next page</text:p>
          </table:table-cell>
        </table:table-row>
        <table:table-row table:style-name="Table56.2">
          <table:table-cell table:style-name="Table56.A2" office:value-type="string">
            <text:p text:style-name="P16">PUKFormat</text:p>
          </table:table-cell>
          <table:table-cell table:style-name="Table56.A2" office:value-type="string">
            <text:p text:style-name="P3">byte</text:p>
          </table:table-cell>
          <table:table-cell table:style-name="Table56.C2" office:value-type="string">
            <text:p text:style-name="Standard"><text:span text:style-name="T43">Copy of </text:span><text:span text:style-name="T101">Format</text:span> defined by <text:span text:style-name="CrossRef"><text:span text:style-name="T43"><text:reference-ref text:reference-format="text" text:ref-name="createPUKPolicy">createPUKPolicy</text:reference-ref></text:span></text:span> [1]</text:p>
          </table:table-cell>
        </table:table-row>
        <table:table-row table:style-name="Table56.2">
          <table:table-cell table:style-name="Table56.A2" office:value-type="string">
            <text:p text:style-name="P16">PUKRetryLimit</text:p>
          </table:table-cell>
          <table:table-cell table:style-name="Table56.A2" office:value-type="string">
            <text:p text:style-name="P3">short</text:p>
          </table:table-cell>
          <table:table-cell table:style-name="Table56.C2" office:value-type="string">
            <text:p text:style-name="Standard"><text:span text:style-name="T43">Copy of </text:span><text:span text:style-name="T101">RetryLimit</text:span> defined by <text:span text:style-name="CrossRef"><text:span text:style-name="T43"><text:reference-ref text:reference-format="text" text:ref-name="createPUKPolicy">createPUKPolicy</text:reference-ref></text:span></text:span> [1]</text:p>
          </table:table-cell>
        </table:table-row>
        <table:table-row table:style-name="Table56.2">
          <table:table-cell table:style-name="Table56.A2" office:value-type="string">
            <text:p text:style-name="P16">PUKErrorCount</text:p>
          </table:table-cell>
          <table:table-cell table:style-name="Table56.A2" office:value-type="string">
            <text:p text:style-name="P3">short</text:p>
          </table:table-cell>
          <table:table-cell table:style-name="Table56.C2" office:value-type="string">
            <text:p text:style-name="Standard"><text:span text:style-name="T43">Current PUK error count for keys protected by</text:span> a local PUK policy object [1]</text:p>
          </table:table-cell>
        </table:table-row>
        <table:table-row table:style-name="Table56.2">
          <table:table-cell table:style-name="Table56.A2" office:value-type="string">
            <text:p text:style-name="P16">UserDefined</text:p>
          </table:table-cell>
          <table:table-cell table:style-name="Table56.A2" office:value-type="string">
            <text:p text:style-name="P3">bool</text:p>
          </table:table-cell>
          <table:table-cell table:style-name="Table56.C2" table:number-rows-spanned="9" office:value-type="string">
            <text:p text:style-name="Standard">Copies of the corresponding <text:span text:style-name="CrossRef"><text:reference-ref text:reference-format="text" text:ref-name="createPINPolicy">createPINPolicy</text:reference-ref></text:span> parameters for keys protected by a local PIN policy object [1]</text:p>
          </table:table-cell>
        </table:table-row>
        <table:table-row table:style-name="Table56.2">
          <table:table-cell table:style-name="Table56.A2" office:value-type="string">
            <text:p text:style-name="P16">UserModifiable</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6">Format</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RetryLimit</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Grouping</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atternRestrictions</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Min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Max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InputMethod</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INErrorCount</text:p>
          </table:table-cell>
          <table:table-cell table:style-name="Table56.A2" office:value-type="string">
            <text:p text:style-name="P3">short</text:p>
          </table:table-cell>
          <table:table-cell table:style-name="Table56.C2" office:value-type="string">
            <text:p text:style-name="Standard"><text:span text:style-name="T43">Current PIN error count for keys protected by</text:span> a local PIN policy object [1]</text:p>
            <text:p text:style-name="Standard"><text:span text:style-name="T43">See </text:span><text:span text:style-name="CrossRef"><text:reference-ref text:reference-format="text" text:ref-name="prot.status">ProtectionStatus</text:reference-ref></text:span> table on the next page</text:p>
          </table:table-cell>
        </table:table-row>
        <table:table-row table:style-name="Table56.2">
          <table:table-cell table:style-name="Table56.A2" office:value-type="string">
            <text:p text:style-name="P16">EnablePINCaching</text:p>
          </table:table-cell>
          <table:table-cell table:style-name="Table56.A2" office:value-type="string">
            <text:p text:style-name="P3">bool</text:p>
          </table:table-cell>
          <table:table-cell table:style-name="Table56.C2" table:number-rows-spanned="4" office:value-type="string">
            <text:p text:style-name="Standard"><text:span text:style-name="T43">Exact copies of the corresponding </text:span><text:span text:style-name="CrossRef"><text:span text:style-name="T43"><text:reference-ref text:reference-format="text" text:ref-name="createKeyPair">createKeyEntry</text:reference-ref></text:span></text:span><text:span text:style-name="T43"> parameters</text:span></text:p>
          </table:table-cell>
        </table:table-row>
        <table:table-row table:style-name="Table56.2">
          <table:table-cell table:style-name="Table56.A2" office:value-type="string">
            <text:p text:style-name="P16">Biometric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Export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Delete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text:reference-mark-start text:name="priv.key.bck"/>KeyBackup<text:reference-mark-end text:name="priv.key.bck"/></text:p>
          </table:table-cell>
          <table:table-cell table:style-name="Table56.A2" office:value-type="string">
            <text:p text:style-name="P3">byte</text:p>
          </table:table-cell>
          <table:table-cell table:style-name="Table56.C2" office:value-type="string">
            <text:p text:style-name="Standard"><text:span text:style-name="T43">Tells if there exists a </text:span><text:span text:style-name="T44">copy</text:span><text:span text:style-name="T43"> of the key. <text:s/>See </text:span><text:span text:style-name="CrossRef"><text:span text:style-name="T43"><text:reference-ref text:reference-format="text" text:ref-name="key.bck.2">KeyBackup</text:reference-ref></text:span></text:span> table on the next page</text:p>
          </table:table-cell>
        </table:table-row>
      </table:table>
      <text:p text:style-name="P50"/>
      <text:p text:style-name="P50"><text:span text:style-name="T104">getKeyProtectionInfo</text:span> returns information about the protection scheme for a key including possible biometric options. <text:s/>In addition, the call retrieves the current protection status for the key.</text:p>
      <text:p text:style-name="P50">Note 1: Fields <text:span text:style-name="T39">must</text:span> be set to zero if they do not apply to the key in question.</text:p>
      <text:p text:style-name="Text_20_body"/>
      <text:p text:style-name="Text_20_body"/>
      <text:p text:style-name="Text_20_body"/>
      <text:p text:style-name="Text_20_body"/>
      <text:p text:style-name="P64">Continued on the next page...</text:p>
      <text:p text:style-name="P88"/>
      <text:p text:style-name="P114"><text:span text:style-name="T46">The following table illustrates how the </text:span><text:reference-mark-start text:name="prot.status"/><text:span text:style-name="T98">ProtectionStatus</text:span><text:reference-mark-end text:name="prot.status"/><text:span text:style-name="T46"> bit field should be interpreted:<text:line-break/></text:span></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3">Name</text:p>
          </table:table-cell>
          <table:table-cell table:style-name="Table57.A1" office:value-type="string">
            <text:p text:style-name="P13">Value</text:p>
          </table:table-cell>
          <table:table-cell table:style-name="Table57.C1" office:value-type="string">
            <text:p text:style-name="P13">Description</text:p>
          </table:table-cell>
        </table:table-row>
        <table:table-row table:style-name="Table57.2">
          <table:table-cell table:style-name="Table57.A2" office:value-type="string">
            <text:p text:style-name="P101">PIN_PROTECTED</text:p>
          </table:table-cell>
          <table:table-cell table:style-name="Table57.A2" office:value-type="string">
            <text:p text:style-name="P104">0x01</text:p>
          </table:table-cell>
          <table:table-cell table:style-name="Table57.C2" office:value-type="string">
            <text:p text:style-name="Standard">The key is protected by a local PIN policy object</text:p>
          </table:table-cell>
        </table:table-row>
        <table:table-row table:style-name="Table57.2">
          <table:table-cell table:style-name="Table57.A2" office:value-type="string">
            <text:p text:style-name="P101">PUK_PROTECTED</text:p>
          </table:table-cell>
          <table:table-cell table:style-name="Table57.A2" office:value-type="string">
            <text:p text:style-name="P104">0x02</text:p>
          </table:table-cell>
          <table:table-cell table:style-name="Table57.C2" office:value-type="string">
            <text:p text:style-name="Standard">The key is protected by a local PUK policy object. <text:s/>This bit <text:span text:style-name="T83">must</text:span> be <text:span text:style-name="T2">combined</text:span> with bit <text:span text:style-name="T93">PIN_PROTECTED</text:span></text:p>
          </table:table-cell>
        </table:table-row>
        <table:table-row table:style-name="Table57.2">
          <table:table-cell table:style-name="Table57.A2" office:value-type="string">
            <text:p text:style-name="P101">PIN_BLOCKED</text:p>
          </table:table-cell>
          <table:table-cell table:style-name="Table57.A2" office:value-type="string">
            <text:p text:style-name="P104">0x04</text:p>
          </table:table-cell>
          <table:table-cell table:style-name="Table57.C2" office:value-type="string">
            <text:p text:style-name="Standard">The key has locked-up due to PIN errors.<text:span text:style-name="T90"> <text:s/>This bit </text:span><text:span text:style-name="T83">must</text:span><text:span text:style-name="T38"> </text:span>be <text:span text:style-name="T2">combined</text:span> with bit <text:span text:style-name="T93">PIN_PROTECTED</text:span></text:p>
          </table:table-cell>
        </table:table-row>
        <table:table-row table:style-name="Table57.2">
          <table:table-cell table:style-name="Table57.A2" office:value-type="string">
            <text:p text:style-name="P101">PUK_BLOCKED</text:p>
          </table:table-cell>
          <table:table-cell table:style-name="Table57.A2" office:value-type="string">
            <text:p text:style-name="P104">0x08</text:p>
          </table:table-cell>
          <table:table-cell table:style-name="Table57.C2" office:value-type="string">
            <text:p text:style-name="Standard">The key has locked-up due to PUK errors.<text:span text:style-name="T90"> <text:s/>This bit </text:span><text:span text:style-name="T83">must</text:span><text:span text:style-name="T38"> </text:span>be <text:span text:style-name="T2">combined</text:span> with bit <text:span text:style-name="T93">PUK_PROTECTED</text:span></text:p>
          </table:table-cell>
        </table:table-row>
        <table:table-row table:style-name="Table57.2">
          <table:table-cell table:style-name="Table57.A2" office:value-type="string">
            <text:p text:style-name="P101">DEVICE_PIN</text:p>
          </table:table-cell>
          <table:table-cell table:style-name="Table57.A2" office:value-type="string">
            <text:p text:style-name="P104">0x10</text:p>
          </table:table-cell>
          <table:table-cell table:style-name="Table57.C2" office:value-type="string">
            <text:p text:style-name="Standard">The key is protected by a device PIN. <text:s/>Information about device PINs is out of scope for the SKS API.<text:span text:style-name="T90"> <text:s/>This bit </text:span><text:span text:style-name="T83">must </text:span>be the only active bit if applicable</text:p>
          </table:table-cell>
        </table:table-row>
      </table:table>
      <text:p text:style-name="Text_20_body"/>
      <text:p text:style-name="P53">If all bits are zero the key is not PIN protected.</text:p>
      <text:p text:style-name="Standard"><text:span text:style-name="T46"><text:line-break/>The following table illustrates how the </text:span><text:reference-mark-start text:name="key.bck.2"/><text:span text:style-name="T98">KeyBackup</text:span><text:reference-mark-end text:name="key.bck.2"/><text:span text:style-name="T46"> bit field should be interpreted:<text:line-break/></text:span></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13">Name</text:p>
          </table:table-cell>
          <table:table-cell table:style-name="Table112.A1" office:value-type="string">
            <text:p text:style-name="P13">Value</text:p>
          </table:table-cell>
          <table:table-cell table:style-name="Table112.C1" office:value-type="string">
            <text:p text:style-name="P13">Description</text:p>
          </table:table-cell>
        </table:table-row>
        <table:table-row table:style-name="Table112.2">
          <table:table-cell table:style-name="Table112.A2" office:value-type="string">
            <text:p text:style-name="P103">IMPORTED</text:p>
          </table:table-cell>
          <table:table-cell table:style-name="Table112.A2" office:value-type="string">
            <text:p text:style-name="P104">0x01</text:p>
          </table:table-cell>
          <table:table-cell table:style-name="Table112.C2" office:value-type="string">
            <text:p text:style-name="Table_20_Contents"><text:span text:style-name="T43">The IMPORTED bit </text:span><text:span text:style-name="T39">must</text:span> be set if the key has been supplied through <text:span text:style-name="CrossRef"><text:span text:style-name="T43"><text:reference-ref text:reference-format="text" text:ref-name="restorePrivateKey">importPrivateKey</text:reference-ref></text:span></text:span> or <text:span text:style-name="CrossRef"><text:span text:style-name="T43"><text:reference-ref text:reference-format="text" text:ref-name="setpiggybacked">importSymmetricKey</text:reference-ref></text:span></text:span></text:p>
          </table:table-cell>
        </table:table-row>
        <table:table-row table:style-name="Table112.3">
          <table:table-cell table:style-name="Table112.A2" office:value-type="string">
            <text:p text:style-name="P103">EXPORTED</text:p>
          </table:table-cell>
          <table:table-cell table:style-name="Table112.A2" office:value-type="string">
            <text:p text:style-name="P104">0x02</text:p>
          </table:table-cell>
          <table:table-cell table:style-name="Table112.C2" office:value-type="string">
            <text:p text:style-name="Table_20_Contents"><text:span text:style-name="T43">The EXPORTED bit </text:span><text:span text:style-name="T39">must</text:span> be set if the key has been subject to an <text:span text:style-name="CrossRef"><text:span text:style-name="T43"><text:reference-ref text:reference-format="text" text:ref-name="exportkey">exportKey</text:reference-ref></text:span></text:span> operation</text:p>
          </table:table-cell>
        </table:table-row>
      </table:table>
      <text:p text:style-name="Text_20_body"/>
      <text:p text:style-name="P53"/>
      <text:h text:style-name="P191" text:outline-level="3"><text:bookmark text:name="__RefHeading__15313_972012461"/><text:reference-mark-start text:name="enumerateExtensions"/>getExtension<text:reference-mark-end text:name="enumerateExtensions"/> [73]<text:bookmark-end text:name="__RefHeading__15313_972012461"/></text:h>
      <text:p text:style-name="Text_20_body">Input</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3">Name</text:p>
          </table:table-cell>
          <table:table-cell table:style-name="Table58.A1" office:value-type="string">
            <text:p text:style-name="P13">Type</text:p>
          </table:table-cell>
          <table:table-cell table:style-name="Table58.C1" office:value-type="string">
            <text:p text:style-name="P13">Description</text:p>
          </table:table-cell>
        </table:table-row>
        <table:table-row table:style-name="Table58.2">
          <table:table-cell table:style-name="Table58.A2" office:value-type="string">
            <text:p text:style-name="P16">KeyHandle</text:p>
          </table:table-cell>
          <table:table-cell table:style-name="Table58.A2" office:value-type="string">
            <text:p text:style-name="P3">int</text:p>
          </table:table-cell>
          <table:table-cell table:style-name="Table58.C2" office:value-type="string">
            <text:p text:style-name="P2">Local handle to the target key</text:p>
          </table:table-cell>
        </table:table-row>
        <table:table-row table:style-name="Table58.2">
          <table:table-cell table:style-name="Table58.A2" office:value-type="string">
            <text:p text:style-name="P16">Type</text:p>
          </table:table-cell>
          <table:table-cell table:style-name="Table58.A2" office:value-type="string">
            <text:p text:style-name="P3">uri</text:p>
          </table:table-cell>
          <table:table-cell table:style-name="Table58.C2" office:value-type="string">
            <text:p text:style-name="P27"><text:span text:style-name="T166">Type URI.</text:span><text:span text:style-name="T165"> <text:s/>S</text:span>ee <text:span text:style-name="CrossRef"><text:reference-ref text:reference-format="text" text:ref-name="addextensiondata">addExtension</text:reference-ref></text:span></text:p>
          </table:table-cell>
        </table:table-row>
      </table:table>
      <text:p text:style-name="Text_20_body"/>
      <text:p text:style-name="Text_20_body">Output</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3">Name</text:p>
          </table:table-cell>
          <table:table-cell table:style-name="Table59.A1" office:value-type="string">
            <text:p text:style-name="P13">Type</text:p>
          </table:table-cell>
          <table:table-cell table:style-name="Table59.C1" office:value-type="string">
            <text:p text:style-name="P13">Description</text:p>
          </table:table-cell>
        </table:table-row>
        <table:table-row table:style-name="Table59.2">
          <table:table-cell table:style-name="Table59.A2" office:value-type="string">
            <text:p text:style-name="P16">Status</text:p>
          </table:table-cell>
          <table:table-cell table:style-name="Table59.A2" office:value-type="string">
            <text:p text:style-name="P3">byte</text:p>
          </table:table-cell>
          <table:table-cell table:style-name="Table59.C2" office:value-type="string">
            <text:p text:style-name="P2">See <text:span text:style-name="CrossRef"><text:reference-ref text:reference-format="text" text:ref-name="ReturnValues">Return Values</text:reference-ref></text:span></text:p>
          </table:table-cell>
        </table:table-row>
        <table:table-row table:style-name="Table59.2">
          <table:table-cell table:style-name="Table59.A2" office:value-type="string">
            <text:p text:style-name="P16">SubType</text:p>
          </table:table-cell>
          <table:table-cell table:style-name="Table59.A2" office:value-type="string">
            <text:p text:style-name="P3">byte</text:p>
          </table:table-cell>
          <table:table-cell table:style-name="Table59.C2" table:number-rows-spanned="3" office:value-type="string">
            <text:p text:style-name="P85"><text:span text:style-name="T90">Exact copies of the corresponding </text:span><text:span text:style-name="CrossRef"><text:reference-ref text:reference-format="text" text:ref-name="addextensiondata">addExtension</text:reference-ref></text:span><text:span text:style-name="T90"> parameters</text:span></text:p>
          </table:table-cell>
        </table:table-row>
        <table:table-row table:style-name="Table59.2">
          <table:table-cell table:style-name="Table59.A2" office:value-type="string">
            <text:p text:style-name="P16">Qualifier</text:p>
          </table:table-cell>
          <table:table-cell table:style-name="Table59.A2" office:value-type="string">
            <text:p text:style-name="P12">string</text:p>
          </table:table-cell>
          <table:covered-table-cell/>
        </table:table-row>
        <table:table-row table:style-name="Table59.5">
          <table:table-cell table:style-name="Table59.A2" office:value-type="string">
            <text:p text:style-name="P16">ExtensionData</text:p>
          </table:table-cell>
          <table:table-cell table:style-name="Table59.A2" office:value-type="string">
            <text:p text:style-name="P3">blob</text:p>
          </table:table-cell>
          <table:covered-table-cell/>
        </table:table-row>
      </table:table>
      <text:p text:style-name="P50"/>
      <text:p text:style-name="P50"><text:span text:style-name="T104">getExtension</text:span> returns a typed extension object associated with a key.</text:p>
      <text:p text:style-name="P50">Note that encrypted extensions are decrypted during provisioning.</text:p>
      <text:p text:style-name="P50">If the extension is intended to be consumed by the SKS, <text:span text:style-name="T101">ExtensionData</text:span> <text:span text:style-name="T39">must</text:span> be returned as a zero-length array.</text:p>
      <text:h text:style-name="P191" text:outline-level="3"><text:bookmark text:name="__RefHeading__15315_972012461"/><text:reference-mark-start text:name="set.property"/>setProperty<text:reference-mark-end text:name="set.property"/> [74]<text:bookmark-end text:name="__RefHeading__15315_972012461"/></text:h>
      <text:p text:style-name="Text_20_body">Input</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3">Name</text:p>
          </table:table-cell>
          <table:table-cell table:style-name="Table94.A1" office:value-type="string">
            <text:p text:style-name="P13">Type</text:p>
          </table:table-cell>
          <table:table-cell table:style-name="Table94.C1" office:value-type="string">
            <text:p text:style-name="P13">Description</text:p>
          </table:table-cell>
        </table:table-row>
        <table:table-row table:style-name="Table94.2">
          <table:table-cell table:style-name="Table94.A2" office:value-type="string">
            <text:p text:style-name="P16">KeyHandle</text:p>
          </table:table-cell>
          <table:table-cell table:style-name="Table94.A2" office:value-type="string">
            <text:p text:style-name="P3">int</text:p>
          </table:table-cell>
          <table:table-cell table:style-name="Table94.C2" office:value-type="string">
            <text:p text:style-name="P2">Local handle to the target key</text:p>
          </table:table-cell>
        </table:table-row>
        <table:table-row table:style-name="Table94.2">
          <table:table-cell table:style-name="Table94.A2" office:value-type="string">
            <text:p text:style-name="P16">Type</text:p>
          </table:table-cell>
          <table:table-cell table:style-name="Table94.A2" office:value-type="string">
            <text:p text:style-name="P3">uri</text:p>
          </table:table-cell>
          <table:table-cell table:style-name="Table94.C2" office:value-type="string">
            <text:p text:style-name="P27"><text:span text:style-name="T89">Type URI which </text:span><text:span text:style-name="T82">must</text:span> identify a <text:span text:style-name="T101">Properties</text:span> extension. <text:s/>See <text:span text:style-name="CrossRef"><text:reference-ref text:reference-format="text" text:ref-name="addextensiondata">addExtension</text:reference-ref></text:span><text:span text:style-name="CrossRef"> </text:span></text:p>
          </table:table-cell>
        </table:table-row>
        <table:table-row table:style-name="Table94.2">
          <table:table-cell table:style-name="Table94.A2" office:value-type="string">
            <text:p text:style-name="P16">Name</text:p>
          </table:table-cell>
          <table:table-cell table:style-name="Table94.A2" office:value-type="string">
            <text:p text:style-name="P12">string</text:p>
          </table:table-cell>
          <table:table-cell table:style-name="Table94.C2" office:value-type="string">
            <text:p text:style-name="P27">Property name. <text:s/>String of 1-255 <text:span text:style-name="T2">characters</text:span></text:p>
          </table:table-cell>
        </table:table-row>
        <table:table-row table:style-name="Table94.2">
          <table:table-cell table:style-name="Table94.A2" office:value-type="string">
            <text:p text:style-name="P16">Value</text:p>
          </table:table-cell>
          <table:table-cell table:style-name="Table94.A2" office:value-type="string">
            <text:p text:style-name="P3">string</text:p>
          </table:table-cell>
          <table:table-cell table:style-name="Table94.C2" office:value-type="string">
            <text:p text:style-name="P27">Property value. <text:s/>Note <text:span text:style-name="CrossRef"><text:reference-ref text:reference-format="text" text:ref-name="extensiondata">ExtensionData</text:reference-ref></text:span><text:span text:style-name="CrossRef"><text:span text:style-name="T7"> size limit</text:span></text:span></text:p>
          </table:table-cell>
        </table:table-row>
      </table:table>
      <text:p text:style-name="Text_20_body"/>
      <text:p text:style-name="Text_20_body">Output</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3">Name</text:p>
          </table:table-cell>
          <table:table-cell table:style-name="Table95.A1" office:value-type="string">
            <text:p text:style-name="P13">Type</text:p>
          </table:table-cell>
          <table:table-cell table:style-name="Table95.C1" office:value-type="string">
            <text:p text:style-name="P13">Description</text:p>
          </table:table-cell>
        </table:table-row>
        <table:table-row table:style-name="Table95.2">
          <table:table-cell table:style-name="Table95.A2" office:value-type="string">
            <text:p text:style-name="P16">Status</text:p>
          </table:table-cell>
          <table:table-cell table:style-name="Table95.A2" office:value-type="string">
            <text:p text:style-name="P3">byte</text:p>
          </table:table-cell>
          <table:table-cell table:style-name="Table9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setProperty</text:span> sets a named property value in a <text:span text:style-name="T101">Properties</text:span> collection linked to a key.</text:p>
      <text:p text:style-name="Text_20_body">If the named property does not exist or is not <text:span text:style-name="T2">writable</text:span>, an error <text:span text:style-name="T38">must</text:span> be returned.</text:p>
      <text:h text:style-name="P191" text:outline-level="3"><text:bookmark text:name="__RefHeading__15317_972012461"/><text:reference-mark-start text:name="deletekey"/>deleteKey<text:reference-mark-end text:name="deletekey"/> [80]<text:bookmark-end text:name="__RefHeading__15317_972012461"/></text:h>
      <text:p text:style-name="Text_20_body">In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3">Name</text:p>
          </table:table-cell>
          <table:table-cell table:style-name="Table60.A1" office:value-type="string">
            <text:p text:style-name="P13">Type</text:p>
          </table:table-cell>
          <table:table-cell table:style-name="Table60.C1" office:value-type="string">
            <text:p text:style-name="P13">Description</text:p>
          </table:table-cell>
        </table:table-row>
        <table:table-row table:style-name="Table60.2">
          <table:table-cell table:style-name="Table60.A2" office:value-type="string">
            <text:p text:style-name="P16">KeyHandle</text:p>
          </table:table-cell>
          <table:table-cell table:style-name="Table60.A2" office:value-type="string">
            <text:p text:style-name="P3">int</text:p>
          </table:table-cell>
          <table:table-cell table:style-name="Table60.C2" office:value-type="string">
            <text:p text:style-name="P2">Local handle to the target key</text:p>
          </table:table-cell>
        </table:table-row>
        <table:table-row table:style-name="Table60.2">
          <table:table-cell table:style-name="Table60.A2" office:value-type="string">
            <text:p text:style-name="P16">Authorization</text:p>
          </table:table-cell>
          <table:table-cell table:style-name="Table60.A2" office:value-type="string">
            <text:p text:style-name="P3">byte<text:span text:style-name="T77">⁮[</text:span><text:span text:style-name="T79"> </text:span><text:span text:style-name="T77">]</text:span></text:p>
          </table:table-cell>
          <table:table-cell table:style-name="Table60.C2" office:value-type="string">
            <text:p text:style-name="P2">Zero-length array, PIN, or PUK depending on <text:span text:style-name="CrossRef"><text:reference-ref text:reference-format="text" text:ref-name="delete.protection">Delete Protection</text:reference-ref></text:span></text:p>
          </table:table-cell>
        </table:table-row>
      </table:table>
      <text:p text:style-name="Text_20_body"/>
      <text:p text:style-name="Text_20_body">Output</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3">Name</text:p>
          </table:table-cell>
          <table:table-cell table:style-name="Table61.A1" office:value-type="string">
            <text:p text:style-name="P13">Type</text:p>
          </table:table-cell>
          <table:table-cell table:style-name="Table61.C1" office:value-type="string">
            <text:p text:style-name="P13">Description</text:p>
          </table:table-cell>
        </table:table-row>
        <table:table-row table:style-name="Table61.2">
          <table:table-cell table:style-name="Table61.A2" office:value-type="string">
            <text:p text:style-name="P16">Status</text:p>
          </table:table-cell>
          <table:table-cell table:style-name="Table61.A2" office:value-type="string">
            <text:p text:style-name="P3">byte</text:p>
          </table:table-cell>
          <table:table-cell table:style-name="Table61.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04">deleteKey</text:span> removes a key from the <text:span text:style-name="CrossRef"><text:reference-ref text:reference-format="text" text:ref-name="cred.db">Credential Database</text:reference-ref></text:span>.</text:p>
      <text:p text:style-name="P50">If the key is the last belonging to a provisioning session, the session data objects are removed as well.</text:p>
      <text:p text:style-name="P50">Invalid <text:span text:style-name="T93">Authorization</text:span> data to the key <text:span text:style-name="T82">must</text:span> return <text:span text:style-name="CrossRef"><text:reference-ref text:reference-format="text" text:ref-name="auth.error">ERROR_AUTHORIZATION</text:reference-ref></text:span> status.</text:p>
      <text:p text:style-name="P50"><text:span text:style-name="T90">A conforming SKS </text:span><text:span text:style-name="T41">may</text:span><text:span text:style-name="T90"> introduce physical presence methods like GPIO-based buttons, </text:span><text:span text:style-name="T3">circumventing</text:span><text:span text:style-name="T90"> </text:span><text:span text:style-name="CrossRef"><text:reference-ref text:reference-format="text" text:ref-name="delete.protection">Delete Protection</text:reference-ref></text:span><text:span text:style-name="T90"> settings.</text:span></text:p>
      <text:p text:style-name="P50"><text:span text:style-name="T90">Regarding delete of PIN and PUK policy objects, see </text:span><text:span text:style-name="CrossRef"><text:reference-ref text:reference-format="text" text:ref-name="key.protectionobjects">PIN and PUK Objects</text:reference-ref></text:span><text:span text:style-name="T90">.</text:span></text:p>
      <text:h text:style-name="P191" text:outline-level="3"><text:bookmark text:name="__RefHeading__15319_972012461"/><text:reference-mark-start text:name="exportkey"/>exportKey<text:reference-mark-end text:name="exportkey"/> [81]<text:bookmark-end text:name="__RefHeading__15319_972012461"/></text:h>
      <text:p text:style-name="Text_20_body">Input</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3">Name</text:p>
          </table:table-cell>
          <table:table-cell table:style-name="Table67.A1" office:value-type="string">
            <text:p text:style-name="P13">Type</text:p>
          </table:table-cell>
          <table:table-cell table:style-name="Table67.C1" office:value-type="string">
            <text:p text:style-name="P13">Description</text:p>
          </table:table-cell>
        </table:table-row>
        <table:table-row table:style-name="Table67.2">
          <table:table-cell table:style-name="Table67.A2" office:value-type="string">
            <text:p text:style-name="P16">KeyHandle</text:p>
          </table:table-cell>
          <table:table-cell table:style-name="Table67.A2" office:value-type="string">
            <text:p text:style-name="P3">int</text:p>
          </table:table-cell>
          <table:table-cell table:style-name="Table67.C2" office:value-type="string">
            <text:p text:style-name="P2">Local handle to the target key</text:p>
          </table:table-cell>
        </table:table-row>
        <table:table-row table:style-name="Table67.2">
          <table:table-cell table:style-name="Table67.A2" office:value-type="string">
            <text:p text:style-name="P16">Authorization</text:p>
          </table:table-cell>
          <table:table-cell table:style-name="Table67.A2" office:value-type="string">
            <text:p text:style-name="P3">byte<text:span text:style-name="T77">⁮[</text:span><text:span text:style-name="T79"> </text:span><text:span text:style-name="T77">]</text:span></text:p>
          </table:table-cell>
          <table:table-cell table:style-name="Table67.C2" office:value-type="string">
            <text:p text:style-name="P2">Zero-length array, PIN, or PUK depending on <text:span text:style-name="CrossRef"><text:reference-ref text:reference-format="text" text:ref-name="exportcontrol">Export Protection</text:reference-ref></text:span></text:p>
          </table:table-cell>
        </table:table-row>
      </table:table>
      <text:p text:style-name="Text_20_body"/>
      <text:p text:style-name="Text_20_body">Output</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3">Name</text:p>
          </table:table-cell>
          <table:table-cell table:style-name="Table68.A1" office:value-type="string">
            <text:p text:style-name="P13">Type</text:p>
          </table:table-cell>
          <table:table-cell table:style-name="Table68.C1" office:value-type="string">
            <text:p text:style-name="P13">Description</text:p>
          </table:table-cell>
        </table:table-row>
        <table:table-row table:style-name="Table68.2">
          <table:table-cell table:style-name="Table68.A2" office:value-type="string">
            <text:p text:style-name="P16">Status</text:p>
          </table:table-cell>
          <table:table-cell table:style-name="Table68.A2" office:value-type="string">
            <text:p text:style-name="P3">byte</text:p>
          </table:table-cell>
          <table:table-cell table:style-name="Table68.C2" office:value-type="string">
            <text:p text:style-name="P2">See <text:span text:style-name="CrossRef"><text:reference-ref text:reference-format="text" text:ref-name="ReturnValues">Return Values</text:reference-ref></text:span></text:p>
          </table:table-cell>
        </table:table-row>
        <table:table-row table:style-name="Table68.2">
          <table:table-cell table:style-name="Table68.A2" office:value-type="string">
            <text:p text:style-name="P16">Key</text:p>
          </table:table-cell>
          <table:table-cell table:style-name="Table68.A2" office:value-type="string">
            <text:p text:style-name="P3">byte<text:span text:style-name="T77">⁮[</text:span><text:span text:style-name="T79"> </text:span><text:span text:style-name="T77">]</text:span></text:p>
          </table:table-cell>
          <table:table-cell table:style-name="Table68.C2" office:value-type="string">
            <text:p text:style-name="P2">Unencrypted key. <text:s/>For type information see <text:span text:style-name="CrossRef"><text:reference-ref text:reference-format="text" text:ref-name="get.key.attr">getKeyAttributes</text:reference-ref></text:span></text:p>
          </table:table-cell>
        </table:table-row>
      </table:table>
      <text:p text:style-name="P50"/>
      <text:p text:style-name="P50"><text:span text:style-name="T104">exportKey</text:span> exports a private or symmetric key from the <text:span text:style-name="CrossRef"><text:reference-ref text:reference-format="text" text:ref-name="cred.db">Credential Database</text:reference-ref></text:span>.</text:p>
      <text:p text:style-name="P50">Invalid <text:span text:style-name="T93">Authorization</text:span> data to the key <text:span text:style-name="T82">must</text:span> return <text:span text:style-name="CrossRef"><text:reference-ref text:reference-format="text" text:ref-name="auth.error">ERROR_AUTHORIZATION</text:reference-ref></text:span> status.</text:p>
      <text:p text:style-name="Text_20_body">Private (asymmetric) keys <text:span text:style-name="T39">must</text:span> be exported in <text:span text:style-name="CrossRef"><text:reference-ref text:reference-format="text" text:ref-name="pkcs8">PKCS #8</text:reference-ref></text:span> format.</text:p>
      <text:p text:style-name="Text_20_body">If a <text:span text:style-name="T22">non-exportable</text:span> key is referred to, <text:span text:style-name="T104">exportKey</text:span><text:span text:style-name="T62"> </text:span><text:span text:style-name="T63">must</text:span><text:span text:style-name="T62"> return </text:span><text:span text:style-name="CrossRef"><text:span text:style-name="T81"><text:reference-ref text:reference-format="text" text:ref-name="err.not.allowed">ERROR_NOT_ALLOWED</text:reference-ref></text:span></text:span><text:span text:style-name="T62"> status.</text:span></text:p>
      <text:p text:style-name="Text_20_body"><text:span text:style-name="T46">Note that the </text:span><text:span text:style-name="CrossRef"><text:span text:style-name="T81"><text:reference-ref text:reference-format="text" text:ref-name="priv.key.bck">KeyBackup</text:reference-ref></text:span></text:span><text:span text:style-name="T104">.EXPORTED</text:span><text:span text:style-name="T62"> flag of the key </text:span><text:span text:style-name="T65">must</text:span><text:span text:style-name="T62"> be set after execution of </text:span><text:span text:style-name="T104">exportKey</text:span><text:span text:style-name="T62">.</text:span></text:p>
      <text:h text:style-name="P191" text:outline-level="3"><text:bookmark text:name="__RefHeading__15321_972012461"/><text:reference-mark-start text:name="unlockey"/>unlockKey<text:reference-mark-end text:name="unlockey"/> [82]<text:bookmark-end text:name="__RefHeading__15321_972012461"/></text:h>
      <text:p text:style-name="Text_20_body">Input</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3">Name</text:p>
          </table:table-cell>
          <table:table-cell table:style-name="Table62.A1" office:value-type="string">
            <text:p text:style-name="P13">Type</text:p>
          </table:table-cell>
          <table:table-cell table:style-name="Table62.C1" office:value-type="string">
            <text:p text:style-name="P13">Description</text:p>
          </table:table-cell>
        </table:table-row>
        <table:table-row table:style-name="Table62.2">
          <table:table-cell table:style-name="Table62.A2" office:value-type="string">
            <text:p text:style-name="P16">KeyHandle</text:p>
          </table:table-cell>
          <table:table-cell table:style-name="Table62.A2" office:value-type="string">
            <text:p text:style-name="P3">int</text:p>
          </table:table-cell>
          <table:table-cell table:style-name="Table62.C2" office:value-type="string">
            <text:p text:style-name="P2">Local handle to the target key</text:p>
          </table:table-cell>
        </table:table-row>
        <table:table-row table:style-name="Table62.2">
          <table:table-cell table:style-name="Table62.A2" office:value-type="string">
            <text:p text:style-name="P16">Authorization</text:p>
          </table:table-cell>
          <table:table-cell table:style-name="Table62.A2" office:value-type="string">
            <text:p text:style-name="P3">byte<text:span text:style-name="T77">⁮[</text:span><text:span text:style-name="T79"> </text:span><text:span text:style-name="T77">]</text:span></text:p>
          </table:table-cell>
          <table:table-cell table:style-name="Table62.C2" office:value-type="string">
            <text:p text:style-name="P2">PUK</text:p>
          </table:table-cell>
        </table:table-row>
      </table:table>
      <text:p text:style-name="Text_20_body"/>
      <text:p text:style-name="Text_20_body">Output</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3">Name</text:p>
          </table:table-cell>
          <table:table-cell table:style-name="Table63.A1" office:value-type="string">
            <text:p text:style-name="P13">Type</text:p>
          </table:table-cell>
          <table:table-cell table:style-name="Table63.C1" office:value-type="string">
            <text:p text:style-name="P13">Description</text:p>
          </table:table-cell>
        </table:table-row>
        <table:table-row table:style-name="Table63.2">
          <table:table-cell table:style-name="Table63.A2" office:value-type="string">
            <text:p text:style-name="P16">Status</text:p>
          </table:table-cell>
          <table:table-cell table:style-name="Table63.A2" office:value-type="string">
            <text:p text:style-name="P3">byte</text:p>
          </table:table-cell>
          <table:table-cell table:style-name="Table63.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04">unlockKey</text:span> re-enables a key that has been locked due to erroneous PIN entries.</text:p>
      <text:p text:style-name="P50">Note that this method only applies to keys that are protected by local PIN and PUK policy objects.</text:p>
      <text:p text:style-name="P50"><text:span text:style-name="T62">Invalid </text:span><text:span text:style-name="T104">Authorization</text:span><text:span text:style-name="T62"> data (PUK)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P50"><text:span text:style-name="T62">If </text:span><text:span text:style-name="T104">unlockKey</text:span><text:span text:style-name="T62"> succeeds all keys sharing the PIN object will be unlocked. <text:s/>See </text:span><text:span text:style-name="CrossRef"><text:span text:style-name="T81"><text:reference-ref text:reference-format="text" text:ref-name="pingrouping">PIN Grouping</text:reference-ref></text:span></text:span><text:span text:style-name="T62">.</text:span></text:p>
      <text:h text:style-name="P191" text:outline-level="3"><text:bookmark text:name="__RefHeading__15323_972012461"/>changePIN [83]<text:bookmark-end text:name="__RefHeading__15323_972012461"/></text:h>
      <text:p text:style-name="Text_20_body">Input</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3">Name</text:p>
          </table:table-cell>
          <table:table-cell table:style-name="Table97.A1" office:value-type="string">
            <text:p text:style-name="P13">Type</text:p>
          </table:table-cell>
          <table:table-cell table:style-name="Table97.C1" office:value-type="string">
            <text:p text:style-name="P13">Description</text:p>
          </table:table-cell>
        </table:table-row>
        <table:table-row table:style-name="Table97.2">
          <table:table-cell table:style-name="Table97.A2" office:value-type="string">
            <text:p text:style-name="P16">KeyHandle</text:p>
          </table:table-cell>
          <table:table-cell table:style-name="Table97.A2" office:value-type="string">
            <text:p text:style-name="P3">int</text:p>
          </table:table-cell>
          <table:table-cell table:style-name="Table97.C2" office:value-type="string">
            <text:p text:style-name="P2">Local handle to the target key</text:p>
          </table:table-cell>
        </table:table-row>
        <table:table-row table:style-name="Table97.2">
          <table:table-cell table:style-name="Table97.A2" office:value-type="string">
            <text:p text:style-name="P16">Authorization</text:p>
          </table:table-cell>
          <table:table-cell table:style-name="Table97.A2" office:value-type="string">
            <text:p text:style-name="P3">byte<text:span text:style-name="T77">⁮[</text:span><text:span text:style-name="T79"> </text:span><text:span text:style-name="T77">]</text:span></text:p>
          </table:table-cell>
          <table:table-cell table:style-name="Table97.C2" office:value-type="string">
            <text:p text:style-name="P2">Original PIN</text:p>
          </table:table-cell>
        </table:table-row>
        <table:table-row table:style-name="Table97.2">
          <table:table-cell table:style-name="Table97.A2" office:value-type="string">
            <text:p text:style-name="P16">NewPIN</text:p>
          </table:table-cell>
          <table:table-cell table:style-name="Table97.A2" office:value-type="string">
            <text:p text:style-name="P3">byte<text:span text:style-name="T77">⁮[</text:span><text:span text:style-name="T79"> </text:span><text:span text:style-name="T77">]</text:span></text:p>
          </table:table-cell>
          <table:table-cell table:style-name="Table97.C2" office:value-type="string">
            <text:p text:style-name="P2">The requested new PIN</text:p>
          </table:table-cell>
        </table:table-row>
      </table:table>
      <text:p text:style-name="Text_20_body"/>
      <text:p text:style-name="Text_20_body">Output</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3">Name</text:p>
          </table:table-cell>
          <table:table-cell table:style-name="Table98.A1" office:value-type="string">
            <text:p text:style-name="P13">Type</text:p>
          </table:table-cell>
          <table:table-cell table:style-name="Table98.C1" office:value-type="string">
            <text:p text:style-name="P13">Description</text:p>
          </table:table-cell>
        </table:table-row>
        <table:table-row table:style-name="Table98.2">
          <table:table-cell table:style-name="Table98.A2" office:value-type="string">
            <text:p text:style-name="P16">Status</text:p>
          </table:table-cell>
          <table:table-cell table:style-name="Table98.A2" office:value-type="string">
            <text:p text:style-name="P3">byte</text:p>
          </table:table-cell>
          <table:table-cell table:style-name="Table98.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04">changePIN</text:span> modifies a PIN for a key.</text:p>
      <text:p text:style-name="Text_20_body"><text:span text:style-name="T62">Note that the key </text:span><text:span text:style-name="T65">must</text:span><text:span text:style-name="T62"> be protected by a local PIN policy object having the </text:span><text:span text:style-name="CrossRef"><text:span text:style-name="T81"><text:reference-ref text:reference-format="text" text:ref-name="pin.user.mod">UserModifiable</text:reference-ref></text:span></text:span><text:span text:style-name="T62"> attribute set.</text:span></text:p>
      <text:p text:style-name="P50"><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P50"><text:span text:style-name="T62">If </text:span><text:span text:style-name="T104">changePIN</text:span><text:span text:style-name="T62"> succeeds all keys sharing the PIN object will be updated. <text:s/>See </text:span><text:span text:style-name="CrossRef"><text:span text:style-name="T81"><text:reference-ref text:reference-format="text" text:ref-name="pingrouping">PIN Grouping</text:reference-ref></text:span></text:span><text:span text:style-name="T62">.</text:span></text:p>
      <text:h text:style-name="P191" text:outline-level="3"><text:bookmark text:name="__RefHeading__15325_972012461"/>setPIN [84]<text:bookmark-end text:name="__RefHeading__15325_972012461"/></text:h>
      <text:p text:style-name="Text_20_body">Input</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3">Name</text:p>
          </table:table-cell>
          <table:table-cell table:style-name="Table99.A1" office:value-type="string">
            <text:p text:style-name="P13">Type</text:p>
          </table:table-cell>
          <table:table-cell table:style-name="Table99.C1" office:value-type="string">
            <text:p text:style-name="P13">Description</text:p>
          </table:table-cell>
        </table:table-row>
        <table:table-row table:style-name="Table99.2">
          <table:table-cell table:style-name="Table99.A2" office:value-type="string">
            <text:p text:style-name="P16">KeyHandle</text:p>
          </table:table-cell>
          <table:table-cell table:style-name="Table99.A2" office:value-type="string">
            <text:p text:style-name="P3">int</text:p>
          </table:table-cell>
          <table:table-cell table:style-name="Table99.C2" office:value-type="string">
            <text:p text:style-name="P2">Local handle to the target key</text:p>
          </table:table-cell>
        </table:table-row>
        <table:table-row table:style-name="Table99.2">
          <table:table-cell table:style-name="Table99.A2" office:value-type="string">
            <text:p text:style-name="P16">Authorization</text:p>
          </table:table-cell>
          <table:table-cell table:style-name="Table99.A2" office:value-type="string">
            <text:p text:style-name="P3">byte<text:span text:style-name="T77">⁮[</text:span><text:span text:style-name="T79"> </text:span><text:span text:style-name="T77">]</text:span></text:p>
          </table:table-cell>
          <table:table-cell table:style-name="Table99.C2" office:value-type="string">
            <text:p text:style-name="P2">PUK string</text:p>
          </table:table-cell>
        </table:table-row>
        <table:table-row table:style-name="Table99.2">
          <table:table-cell table:style-name="Table99.A2" office:value-type="string">
            <text:p text:style-name="P16">NewPIN</text:p>
          </table:table-cell>
          <table:table-cell table:style-name="Table99.A2" office:value-type="string">
            <text:p text:style-name="P3">byte<text:span text:style-name="T77">⁮[</text:span><text:span text:style-name="T79"> </text:span><text:span text:style-name="T77">]</text:span></text:p>
          </table:table-cell>
          <table:table-cell table:style-name="Table99.C2" office:value-type="string">
            <text:p text:style-name="P2">The requested new PIN</text:p>
          </table:table-cell>
        </table:table-row>
      </table:table>
      <text:p text:style-name="Text_20_body"/>
      <text:p text:style-name="Text_20_body">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3">Name</text:p>
          </table:table-cell>
          <table:table-cell table:style-name="Table100.A1" office:value-type="string">
            <text:p text:style-name="P13">Type</text:p>
          </table:table-cell>
          <table:table-cell table:style-name="Table100.C1" office:value-type="string">
            <text:p text:style-name="P13">Description</text:p>
          </table:table-cell>
        </table:table-row>
        <table:table-row table:style-name="Table100.2">
          <table:table-cell table:style-name="Table100.A2" office:value-type="string">
            <text:p text:style-name="P16">Status</text:p>
          </table:table-cell>
          <table:table-cell table:style-name="Table100.A2" office:value-type="string">
            <text:p text:style-name="P3">byte</text:p>
          </table:table-cell>
          <table:table-cell table:style-name="Table100.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04">setPIN</text:span> sets a PIN for a key <text:span text:style-name="T2">regardless of PIN block status</text:span> since it uses a PUK as authorization.</text:p>
      <text:p text:style-name="Text_20_body"><text:span text:style-name="T62">Note that the key </text:span><text:span text:style-name="T65">must</text:span><text:span text:style-name="T62"> be protected by local PUK and PIN policy objects where the latter have the </text:span><text:span text:style-name="CrossRef"><text:span text:style-name="T81"><text:reference-ref text:reference-format="text" text:ref-name="pin.user.mod">UserModifiable</text:reference-ref></text:span></text:span><text:span text:style-name="T62"> attribute set.</text:span></text:p>
      <text:p text:style-name="P50"><text:span text:style-name="T62">I</text:span>nvalid <text:span text:style-name="T93">Authorization</text:span> data (PUK)<text:span text:style-name="T62">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P50"><text:span text:style-name="T62">If </text:span><text:span text:style-name="T104">setPIN</text:span><text:span text:style-name="T62"> succeeds all keys sharing the PIN object will be updated and </text:span><text:span text:style-name="T68">unlocked</text:span><text:span text:style-name="T62">. <text:s/>See </text:span><text:span text:style-name="CrossRef"><text:span text:style-name="T81"><text:reference-ref text:reference-format="text" text:ref-name="pingrouping">PIN Grouping</text:reference-ref></text:span></text:span><text:span text:style-name="T62">.</text:span></text:p>
      <text:h text:style-name="P191" text:outline-level="3"><text:bookmark text:name="__RefHeading__685210_1828343271"/><text:reference-mark-start text:name="upd.frm"/><text:span text:style-name="T62">updateFirmware</text:span><text:reference-mark-end text:name="upd.frm"/><text:span text:style-name="T62"> [90]</text:span><text:bookmark-end text:name="__RefHeading__685210_1828343271"/></text:h>
      <text:p text:style-name="Text_20_body">Input</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13">Name</text:p>
          </table:table-cell>
          <table:table-cell table:style-name="Table116.A1" office:value-type="string">
            <text:p text:style-name="P13">Type</text:p>
          </table:table-cell>
          <table:table-cell table:style-name="Table116.C1" office:value-type="string">
            <text:p text:style-name="P13">Description</text:p>
          </table:table-cell>
        </table:table-row>
        <table:table-row table:style-name="Table116.2">
          <table:table-cell table:style-name="Table116.A2" office:value-type="string">
            <text:p text:style-name="P16">Chunk</text:p>
          </table:table-cell>
          <table:table-cell table:style-name="Table116.A2" office:value-type="string">
            <text:p text:style-name="P3">blob</text:p>
          </table:table-cell>
          <table:table-cell table:style-name="Table116.C2" office:value-type="string">
            <text:p text:style-name="P2">Firmware code chunk<text:span text:style-name="CrossRef"> </text:span></text:p>
          </table:table-cell>
        </table:table-row>
      </table:table>
      <text:p text:style-name="Text_20_body"/>
      <text:p text:style-name="Text_20_body">Output</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3">Name</text:p>
          </table:table-cell>
          <table:table-cell table:style-name="Table117.A1" office:value-type="string">
            <text:p text:style-name="P13">Type</text:p>
          </table:table-cell>
          <table:table-cell table:style-name="Table117.C1" office:value-type="string">
            <text:p text:style-name="P13">Description</text:p>
          </table:table-cell>
        </table:table-row>
        <table:table-row table:style-name="Table117.2">
          <table:table-cell table:style-name="Table117.A2" office:value-type="string">
            <text:p text:style-name="P16">Status</text:p>
          </table:table-cell>
          <table:table-cell table:style-name="Table117.A2" office:value-type="string">
            <text:p text:style-name="P3">byte</text:p>
          </table:table-cell>
          <table:table-cell table:style-name="Table117.C2" office:value-type="string">
            <text:p text:style-name="P2">See <text:span text:style-name="CrossRef"><text:reference-ref text:reference-format="text" text:ref-name="ReturnValues">Return Values</text:reference-ref></text:span></text:p>
          </table:table-cell>
        </table:table-row>
        <table:table-row table:style-name="Table117.2">
          <table:table-cell table:style-name="Table117.A2" office:value-type="string">
            <text:p text:style-name="P16">NextURL</text:p>
          </table:table-cell>
          <table:table-cell table:style-name="Table117.A2" office:value-type="string">
            <text:p text:style-name="P3">uri</text:p>
          </table:table-cell>
          <table:table-cell table:style-name="Table117.C2" office:value-type="string">
            <text:p text:style-name="P2">Next URL or zero-length string</text:p>
          </table:table-cell>
        </table:table-row>
      </table:table>
      <text:p text:style-name="Text_20_body"/>
      <text:p text:style-name="Text_20_body"><text:span text:style-name="T93">updateFirmware</text:span> is an <text:span text:style-name="T2">optional</text:span> method that performs a firmware update operation. <text:s/>The method is only available if the <text:span text:style-name="CrossRef"><text:span text:style-name="T81"><text:reference-ref text:reference-format="text" text:ref-name="upd.url">UpdateURL</text:reference-ref></text:span></text:span><text:span text:style-name="T62"> is non-zero. <text:s text:c="2"/>To perform an update, the SKS management system issues an HTTP GET operation to the service pointed out by </text:span><text:span text:style-name="CrossRef"><text:span text:style-name="T81"><text:reference-ref text:reference-format="text" text:ref-name="upd.url">UpdateURL</text:reference-ref></text:span></text:span><text:span text:style-name="T62">.</text:span> <text:s/>If the service returns a content of zero length, the SKS device is assumed to be up‑to‑date, else <text:span text:style-name="T104">updateFirmware</text:span> should be called with the content in <text:span text:style-name="T104">Chunk</text:span>. <text:s/>The return value from the call is either a new URL to be used analogous to <text:span text:style-name="CrossRef"><text:span text:style-name="T81"><text:reference-ref text:reference-format="text" text:ref-name="upd.url">UpdateURL</text:reference-ref></text:span></text:span>, or a zero-length string indicating that the update is ready.</text:p>
      <text:p text:style-name="Standard">A conforming update service <text:span text:style-name="T39">must</text:span> use the MIME-type <text:span text:style-name="T104">application/</text:span><text:span text:style-name="Emphasis"><text:span text:style-name="T104">octet</text:span></text:span><text:span text:style-name="T104">-</text:span><text:span text:style-name="Emphasis"><text:span text:style-name="T104">stream</text:span></text:span>.</text:p>
      <text:p text:style-name="Standard"/>
      <text:p text:style-name="Text_20_body"/>
      <table:table table:name="Table118" table:style-name="Table118">
        <table:table-column table:style-name="Table118.A"/>
        <table:table-row>
          <table:table-cell table:style-name="Table118.A1" office:value-type="string">
            <text:p text:style-name="Standard">The <text:span text:style-name="T104">updateFirmware</text:span> method <text:span text:style-name="T39">must</text:span> be implemented in such a way that the SKS container cannot be made inoperable due to network errors or aborted update operations. <text:s/>In addition,<text:line-break/>the SKS container <text:span text:style-name="T39">must</text:span> be able to <text:span text:style-name="T2">securely</text:span> <text:span text:style-name="T2">authenticate</text:span> the update service's <text:span text:style-name="T104">Chunk</text:span> data</text:p>
          </table:table-cell>
        </table:table-row>
      </table:table>
      <text:p text:style-name="Text_20_body"/>
      <text:p text:style-name="P62"/>
      <text:h text:style-name="P191" text:outline-level="3"><text:bookmark text:name="__RefHeading__15327_972012461"/><text:reference-mark-start text:name="signdata"/>signHashedData<text:reference-mark-end text:name="signdata"/> [100]<text:bookmark-end text:name="__RefHeading__15327_972012461"/></text:h>
      <text:p text:style-name="Text_20_body">Input</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3">Name</text:p>
          </table:table-cell>
          <table:table-cell table:style-name="Table29.A1" office:value-type="string">
            <text:p text:style-name="P13">Type</text:p>
          </table:table-cell>
          <table:table-cell table:style-name="Table29.C1" office:value-type="string">
            <text:p text:style-name="P13">Description</text:p>
          </table:table-cell>
        </table:table-row>
        <table:table-row table:style-name="Table29.2">
          <table:table-cell table:style-name="Table29.A2" office:value-type="string">
            <text:p text:style-name="P16">KeyHandle</text:p>
          </table:table-cell>
          <table:table-cell table:style-name="Table29.A2" office:value-type="string">
            <text:p text:style-name="P3">int</text:p>
          </table:table-cell>
          <table:table-cell table:style-name="Table29.C2" office:value-type="string">
            <text:p text:style-name="P2">Local handle to the target key</text:p>
          </table:table-cell>
        </table:table-row>
        <table:table-row table:style-name="Table29.2">
          <table:table-cell table:style-name="Table29.A2" office:value-type="string">
            <text:p text:style-name="P16">Algorithm</text:p>
          </table:table-cell>
          <table:table-cell table:style-name="Table29.A2" office:value-type="string">
            <text:p text:style-name="P3">uri</text:p>
          </table:table-cell>
          <table:table-cell table:style-name="Table29.C2" office:value-type="string">
            <text:p text:style-name="Standard"><text:span text:style-name="T52">Signature algorithm</text:span><text:span text:style-name="T54"> URI</text:span>. <text:s/>See <text:span text:style-name="CrossRef"><text:reference-ref text:reference-format="text" text:ref-name="asym.algos">Asymmetric Key Signatures</text:reference-ref></text:span><text:span text:style-name="CrossRef"> </text:span><text:span text:style-name="T55">‎</text:span></text:p>
          </table:table-cell>
        </table:table-row>
        <table:table-row table:style-name="Table29.2">
          <table:table-cell table:style-name="Table29.A2" office:value-type="string">
            <text:p text:style-name="P16">Parameters</text:p>
          </table:table-cell>
          <table:table-cell table:style-name="Table29.A2" office:value-type="string">
            <text:p text:style-name="P3">byte<text:span text:style-name="T77">⁮[</text:span><text:span text:style-name="T79"> </text:span><text:span text:style-name="T77">]</text:span></text:p>
          </table:table-cell>
          <table:table-cell table:style-name="Table29.C2" office:value-type="string">
            <text:p text:style-name="P2">Parameters needed by some signature algorithms</text:p>
          </table:table-cell>
        </table:table-row>
        <table:table-row table:style-name="Table29.2">
          <table:table-cell table:style-name="Table29.A2" office:value-type="string">
            <text:p text:style-name="P16">Authorization</text:p>
          </table:table-cell>
          <table:table-cell table:style-name="Table29.A2" office:value-type="string">
            <text:p text:style-name="P3">byte<text:span text:style-name="T77">⁮[</text:span><text:span text:style-name="T79"> </text:span><text:span text:style-name="T77">]</text:span></text:p>
          </table:table-cell>
          <table:table-cell table:style-name="Table29.C2" office:value-type="string">
            <text:p text:style-name="P2">Holds a PIN or is of zero length if no PIN is supplied</text:p>
          </table:table-cell>
        </table:table-row>
        <table:table-row table:style-name="Table29.2">
          <table:table-cell table:style-name="Table29.A2" office:value-type="string">
            <text:p text:style-name="P16">Data</text:p>
          </table:table-cell>
          <table:table-cell table:style-name="Table29.A2" office:value-type="string">
            <text:p text:style-name="P3">byte<text:span text:style-name="T77">⁮[</text:span><text:span text:style-name="T79"> </text:span><text:span text:style-name="T77">]</text:span></text:p>
          </table:table-cell>
          <table:table-cell table:style-name="Table29.C2" office:value-type="string">
            <text:p text:style-name="P2">Hashed data to be sign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3">Name</text:p>
          </table:table-cell>
          <table:table-cell table:style-name="Table35.A1" office:value-type="string">
            <text:p text:style-name="P13">Type</text:p>
          </table:table-cell>
          <table:table-cell table:style-name="Table35.C1" office:value-type="string">
            <text:p text:style-name="P13">Description</text:p>
          </table:table-cell>
        </table:table-row>
        <table:table-row table:style-name="Table35.2">
          <table:table-cell table:style-name="Table35.A2" office:value-type="string">
            <text:p text:style-name="P16">Status</text:p>
          </table:table-cell>
          <table:table-cell table:style-name="Table35.A2" office:value-type="string">
            <text:p text:style-name="P3">byte</text:p>
          </table:table-cell>
          <table:table-cell table:style-name="Table35.C2" office:value-type="string">
            <text:p text:style-name="P2">See <text:span text:style-name="CrossRef"><text:reference-ref text:reference-format="text" text:ref-name="ReturnValues">Return Values</text:reference-ref></text:span></text:p>
          </table:table-cell>
        </table:table-row>
        <table:table-row table:style-name="Table35.2">
          <table:table-cell table:style-name="Table35.A2" office:value-type="string">
            <text:p text:style-name="P16">Result</text:p>
          </table:table-cell>
          <table:table-cell table:style-name="Table35.A2" office:value-type="string">
            <text:p text:style-name="P3">byte<text:span text:style-name="T77">⁮[</text:span><text:span text:style-name="T79"> </text:span><text:span text:style-name="T77">]</text:span></text:p>
          </table:table-cell>
          <table:table-cell table:style-name="Table35.C2" office:value-type="string">
            <text:p text:style-name="P2">Signed data including algorithm-specific padding</text:p>
          </table:table-cell>
        </table:table-row>
      </table:table>
      <text:p text:style-name="Text_20_body"/>
      <text:p text:style-name="Text_20_body"><text:span text:style-name="T93">signHashedData</text:span> performs an asymmetric key signature operation on the input <text:span text:style-name="T93">Data</text:span> object.</text:p>
      <text:p text:style-name="Text_20_body"><text:span text:style-name="T93">Data</text:span> <text:span text:style-name="T38">must</text:span> be hashed <text:span text:style-name="T2">as required by the signature algorithm</text:span>.</text:p>
      <text:p text:style-name="Text_20_body">The <text:span text:style-name="T93">Parameters</text:span> object <text:span text:style-name="T38">must</text:span> be of zero length for algorithms not needing additional input.</text:p>
      <text:p text:style-name="Text_20_body"><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Text_20_body"><text:span text:style-name="T46">The length of </text:span><text:span text:style-name="T98">Data</text:span><text:span text:style-name="T46"> </text:span><text:span text:style-name="T49">must</text:span><text:span text:style-name="T46"> match the hash algorithm. <text:s/>Note that signature algorithms that do not define a specific hash algorithm impose no tests on </text:span><text:span text:style-name="T98">Data</text:span><text:span text:style-name="T46"> length. <text:s/>The </text:span><text:a xlink:type="simple" xlink:href="http://xmlns.webpki.org/keygen2/1.0#algorithm.rsa.none"><text:span text:style-name="T159">http://xmlns.webpki.org/sks/algorithm#rsa.pkcs1.none</text:span></text:a><text:span text:style-name="T156"> signature </text:span><text:span text:style-name="T46">algorithm </text:span><text:span text:style-name="T49">must</text:span><text:span text:style-name="T46"> format the signature packet according to </text:span><text:span text:style-name="CrossRef"><text:span text:style-name="T81"><text:reference-ref text:reference-format="text" text:ref-name="pkcs1">PKCS #1</text:reference-ref></text:span></text:span><text:span text:style-name="T46"> but without hash algorithm identifiers:</text:span></text:p>
      <text:p text:style-name="Text_20_body"><text:tab/>EMSA = <text:span text:style-name="T105">0x00</text:span> || <text:span text:style-name="T105">0x01</text:span> || <text:span text:style-name="T105">PS</text:span> || <text:span text:style-name="T105">0x00</text:span> || <text:span text:style-name="T98">Data</text:span></text:p>
      <text:h text:style-name="P191" text:outline-level="3"><text:bookmark text:name="__RefHeading__15329_972012461"/>asymmetricKeyDecrypt [101]<text:bookmark-end text:name="__RefHeading__15329_972012461"/></text:h>
      <text:p text:style-name="Text_20_body">Input</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3">Name</text:p>
          </table:table-cell>
          <table:table-cell table:style-name="Table88.A1" office:value-type="string">
            <text:p text:style-name="P13">Type</text:p>
          </table:table-cell>
          <table:table-cell table:style-name="Table88.C1" office:value-type="string">
            <text:p text:style-name="P13">Description</text:p>
          </table:table-cell>
        </table:table-row>
        <table:table-row table:style-name="Table88.2">
          <table:table-cell table:style-name="Table88.A2" office:value-type="string">
            <text:p text:style-name="P16">KeyHandle</text:p>
          </table:table-cell>
          <table:table-cell table:style-name="Table88.A2" office:value-type="string">
            <text:p text:style-name="P3">int</text:p>
          </table:table-cell>
          <table:table-cell table:style-name="Table88.C2" office:value-type="string">
            <text:p text:style-name="P2">Local handle to the target key</text:p>
          </table:table-cell>
        </table:table-row>
        <table:table-row table:style-name="Table88.2">
          <table:table-cell table:style-name="Table88.A2" office:value-type="string">
            <text:p text:style-name="P16">Algorithm</text:p>
          </table:table-cell>
          <table:table-cell table:style-name="Table88.A2" office:value-type="string">
            <text:p text:style-name="P3">uri</text:p>
          </table:table-cell>
          <table:table-cell table:style-name="Table88.C2" office:value-type="string">
            <text:p text:style-name="Standard"><text:span text:style-name="T52">Encryption algorithm</text:span><text:span text:style-name="T54"> URI</text:span>. <text:s/>See <text:span text:style-name="CrossRef"><text:reference-ref text:reference-format="text" text:ref-name="asymm.key.enc">Asymmetric Key Encryption</text:reference-ref></text:span><text:span text:style-name="CrossRef"> </text:span><text:span text:style-name="T55">‎</text:span></text:p>
          </table:table-cell>
        </table:table-row>
        <table:table-row table:style-name="Table88.2">
          <table:table-cell table:style-name="Table88.A2" office:value-type="string">
            <text:p text:style-name="P16">Parameters</text:p>
          </table:table-cell>
          <table:table-cell table:style-name="Table88.A2" office:value-type="string">
            <text:p text:style-name="P3">byte<text:span text:style-name="T77">⁮[</text:span><text:span text:style-name="T79"> </text:span><text:span text:style-name="T77">]</text:span></text:p>
          </table:table-cell>
          <table:table-cell table:style-name="Table88.C2" office:value-type="string">
            <text:p text:style-name="P2">Parameters needed by some encryption algorithms</text:p>
          </table:table-cell>
        </table:table-row>
        <table:table-row table:style-name="Table88.2">
          <table:table-cell table:style-name="Table88.A2" office:value-type="string">
            <text:p text:style-name="P16">Authorization</text:p>
          </table:table-cell>
          <table:table-cell table:style-name="Table88.A2" office:value-type="string">
            <text:p text:style-name="P3">byte<text:span text:style-name="T77">⁮[</text:span><text:span text:style-name="T79"> </text:span><text:span text:style-name="T77">]</text:span></text:p>
          </table:table-cell>
          <table:table-cell table:style-name="Table88.C2" office:value-type="string">
            <text:p text:style-name="P2">Holds a PIN or is of zero length if no PIN is supplied</text:p>
          </table:table-cell>
        </table:table-row>
        <table:table-row table:style-name="Table88.2">
          <table:table-cell table:style-name="Table88.A2" office:value-type="string">
            <text:p text:style-name="P16">Data</text:p>
          </table:table-cell>
          <table:table-cell table:style-name="Table88.A2" office:value-type="string">
            <text:p text:style-name="P3">byte<text:span text:style-name="T77">⁮[</text:span><text:span text:style-name="T79"> </text:span><text:span text:style-name="T77">]</text:span></text:p>
          </table:table-cell>
          <table:table-cell table:style-name="Table88.C2" office:value-type="string">
            <text:p text:style-name="P2">Encrypted data</text:p>
          </table:table-cell>
        </table:table-row>
      </table:table>
      <text:p text:style-name="Text_20_body"/>
      <text:p text:style-name="Text_20_body">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3">Name</text:p>
          </table:table-cell>
          <table:table-cell table:style-name="Table89.A1" office:value-type="string">
            <text:p text:style-name="P13">Type</text:p>
          </table:table-cell>
          <table:table-cell table:style-name="Table89.C1" office:value-type="string">
            <text:p text:style-name="P13">Description</text:p>
          </table:table-cell>
        </table:table-row>
        <table:table-row table:style-name="Table89.2">
          <table:table-cell table:style-name="Table89.A2" office:value-type="string">
            <text:p text:style-name="P16">Status</text:p>
          </table:table-cell>
          <table:table-cell table:style-name="Table89.A2" office:value-type="string">
            <text:p text:style-name="P3">byte</text:p>
          </table:table-cell>
          <table:table-cell table:style-name="Table89.C2" office:value-type="string">
            <text:p text:style-name="P2">See <text:span text:style-name="CrossRef"><text:reference-ref text:reference-format="text" text:ref-name="ReturnValues">Return Values</text:reference-ref></text:span></text:p>
          </table:table-cell>
        </table:table-row>
        <table:table-row table:style-name="Table89.2">
          <table:table-cell table:style-name="Table89.A2" office:value-type="string">
            <text:p text:style-name="P16">Result</text:p>
          </table:table-cell>
          <table:table-cell table:style-name="Table89.A2" office:value-type="string">
            <text:p text:style-name="P3">byte<text:span text:style-name="T77">⁮[</text:span><text:span text:style-name="T79"> </text:span><text:span text:style-name="T77">]</text:span></text:p>
          </table:table-cell>
          <table:table-cell table:style-name="Table89.C2" office:value-type="string">
            <text:p text:style-name="P2">Decrypted data</text:p>
          </table:table-cell>
        </table:table-row>
      </table:table>
      <text:p text:style-name="Text_20_body"/>
      <text:p text:style-name="Text_20_body"><text:span text:style-name="T93">asymmetricKeyDecrypt</text:span> performs an asymmetric key decryption operation on the input <text:span text:style-name="T93">Data</text:span> object.</text:p>
      <text:p text:style-name="Text_20_body"><text:span text:style-name="T93">Data</text:span> <text:span text:style-name="T38">must</text:span> be padded <text:span text:style-name="T2">as required by the encryption algorithm</text:span> like <text:span text:style-name="CrossRef"><text:span text:style-name="T81"><text:reference-ref text:reference-format="text" text:ref-name="pkcs1">PKCS #1</text:reference-ref></text:span></text:span> for <text:span text:style-name="T23">http://xmlns.webpki.org/sks/algorithm#rsa.pkcs1_5</text:span>.</text:p>
      <text:p text:style-name="Text_20_body">The <text:span text:style-name="T93">Parameters</text:span> object <text:span text:style-name="T38">must</text:span> be of zero length for algorithms not needing additional input.</text:p>
      <text:p text:style-name="Standard"><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h text:style-name="Heading_20_3" text:outline-level="3"/>
      <text:h text:style-name="P191" text:outline-level="3"><text:bookmark text:name="__RefHeading__15331_972012461"/><text:reference-mark-start text:name="key.agreement"/>keyAgreement<text:reference-mark-end text:name="key.agreement"/> [102]<text:bookmark-end text:name="__RefHeading__15331_972012461"/></text:h>
      <text:p text:style-name="Text_20_body">Input</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3">Name</text:p>
          </table:table-cell>
          <table:table-cell table:style-name="Table105.A1" office:value-type="string">
            <text:p text:style-name="P13">Type</text:p>
          </table:table-cell>
          <table:table-cell table:style-name="Table105.C1" office:value-type="string">
            <text:p text:style-name="P13">Description</text:p>
          </table:table-cell>
        </table:table-row>
        <table:table-row table:style-name="Table105.2">
          <table:table-cell table:style-name="Table105.A2" office:value-type="string">
            <text:p text:style-name="P16">KeyHandle</text:p>
          </table:table-cell>
          <table:table-cell table:style-name="Table105.A2" office:value-type="string">
            <text:p text:style-name="P3">int</text:p>
          </table:table-cell>
          <table:table-cell table:style-name="Table105.C2" office:value-type="string">
            <text:p text:style-name="P2">Local handle to the target key</text:p>
          </table:table-cell>
        </table:table-row>
        <table:table-row table:style-name="Table105.2">
          <table:table-cell table:style-name="Table105.A2" office:value-type="string">
            <text:p text:style-name="P16">Algorithm</text:p>
          </table:table-cell>
          <table:table-cell table:style-name="Table105.A2" office:value-type="string">
            <text:p text:style-name="P3">uri</text:p>
          </table:table-cell>
          <table:table-cell table:style-name="Table105.C2" office:value-type="string">
            <text:p text:style-name="Standard"><text:span text:style-name="T52">Key agreement algorithm</text:span><text:span text:style-name="T54"> URI</text:span>. <text:s/>See <text:span text:style-name="CrossRef"><text:reference-ref text:reference-format="text" text:ref-name="key_agreement">Diffie-Hellman Key Agreement</text:reference-ref></text:span><text:span text:style-name="CrossRef"> </text:span><text:span text:style-name="T55">‎</text:span></text:p>
          </table:table-cell>
        </table:table-row>
        <table:table-row table:style-name="Table105.2">
          <table:table-cell table:style-name="Table105.A2" office:value-type="string">
            <text:p text:style-name="P16">Parameters</text:p>
          </table:table-cell>
          <table:table-cell table:style-name="Table105.A2" office:value-type="string">
            <text:p text:style-name="P3">byte<text:span text:style-name="T77">⁮[</text:span><text:span text:style-name="T79"> </text:span><text:span text:style-name="T77">]</text:span></text:p>
          </table:table-cell>
          <table:table-cell table:style-name="Table105.C2" office:value-type="string">
            <text:p text:style-name="P2">Parameters needed by some key agreement algorithms</text:p>
          </table:table-cell>
        </table:table-row>
        <table:table-row table:style-name="Table105.2">
          <table:table-cell table:style-name="Table105.A2" office:value-type="string">
            <text:p text:style-name="P16">Authorization</text:p>
          </table:table-cell>
          <table:table-cell table:style-name="Table105.A2" office:value-type="string">
            <text:p text:style-name="P3">byte<text:span text:style-name="T77">⁮[</text:span><text:span text:style-name="T79"> </text:span><text:span text:style-name="T77">]</text:span></text:p>
          </table:table-cell>
          <table:table-cell table:style-name="Table105.C2" office:value-type="string">
            <text:p text:style-name="P2">Holds a PIN or is of zero length if no PIN is supplied</text:p>
          </table:table-cell>
        </table:table-row>
        <table:table-row table:style-name="Table105.2">
          <table:table-cell table:style-name="Table105.A2" office:value-type="string">
            <text:p text:style-name="P16">PublicKey</text:p>
          </table:table-cell>
          <table:table-cell table:style-name="Table105.A2" office:value-type="string">
            <text:p text:style-name="P3">byte<text:span text:style-name="T77">⁮[</text:span><text:span text:style-name="T79"> </text:span><text:span text:style-name="T77">]</text:span></text:p>
          </table:table-cell>
          <table:table-cell table:style-name="Table105.C2" office:value-type="string">
            <text:p text:style-name="P2">The other party's public key</text:p>
          </table:table-cell>
        </table:table-row>
      </table:table>
      <text:p text:style-name="Text_20_body"/>
      <text:p text:style-name="Text_20_body">Output</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3">Name</text:p>
          </table:table-cell>
          <table:table-cell table:style-name="Table106.A1" office:value-type="string">
            <text:p text:style-name="P13">Type</text:p>
          </table:table-cell>
          <table:table-cell table:style-name="Table106.C1" office:value-type="string">
            <text:p text:style-name="P13">Description</text:p>
          </table:table-cell>
        </table:table-row>
        <table:table-row table:style-name="Table106.2">
          <table:table-cell table:style-name="Table106.A2" office:value-type="string">
            <text:p text:style-name="P16">Status</text:p>
          </table:table-cell>
          <table:table-cell table:style-name="Table106.A2" office:value-type="string">
            <text:p text:style-name="P3">byte</text:p>
          </table:table-cell>
          <table:table-cell table:style-name="Table106.C2" office:value-type="string">
            <text:p text:style-name="P2">See <text:span text:style-name="CrossRef"><text:reference-ref text:reference-format="text" text:ref-name="ReturnValues">Return Values</text:reference-ref></text:span></text:p>
          </table:table-cell>
        </table:table-row>
        <table:table-row table:style-name="Table106.2">
          <table:table-cell table:style-name="Table106.A2" office:value-type="string">
            <text:p text:style-name="P16">Result</text:p>
          </table:table-cell>
          <table:table-cell table:style-name="Table106.A2" office:value-type="string">
            <text:p text:style-name="P3">byte<text:span text:style-name="T77">⁮[</text:span><text:span text:style-name="T79"> </text:span><text:span text:style-name="T77">]</text:span></text:p>
          </table:table-cell>
          <table:table-cell table:style-name="Table106.C2" office:value-type="string">
            <text:p text:style-name="P2">Shared secret</text:p>
          </table:table-cell>
        </table:table-row>
      </table:table>
      <text:p text:style-name="Text_20_body"/>
      <text:p text:style-name="Text_20_body"><text:span text:style-name="T93">keyAgreement</text:span> performs an asymmetric key agreement operation resulting in a shared secret.</text:p>
      <text:p text:style-name="Text_20_body"><text:span text:style-name="T104">PublicKey</text:span><text:span text:style-name="T81"> </text:span><text:span text:style-name="T84">must</text:span><text:span text:style-name="T81"> be an EC public key</text:span><text:span text:style-name="T47"> in </text:span><text:span text:style-name="CrossRef"><text:span text:style-name="T81"><text:reference-ref text:reference-format="text" text:ref-name="X.509">X.509</text:reference-ref></text:span></text:span><text:span text:style-name="T47"> DER format using the same curve as </text:span><text:span text:style-name="T98">KeyHandle</text:span><text:span text:style-name="T81">. <text:s text:c="2"/></text:span><text:span text:style-name="T104">PublicKey</text:span><text:span text:style-name="T47"> </text:span><text:span text:style-name="T50">must</text:span><text:span text:style-name="T47"> match the elliptic curve capabilities given by </text:span><text:span text:style-name="CrossRef"><text:span text:style-name="T81"><text:reference-ref text:reference-format="text" text:ref-name="getDeviceData">getDeviceInfo</text:reference-ref></text:span></text:span><text:span text:style-name="T81">.</text:span></text:p>
      <text:p text:style-name="Text_20_body">The <text:span text:style-name="T93">Parameters</text:span> object <text:span text:style-name="T38">must</text:span> be of zero length for algorithms not needing additional input.</text:p>
      <text:p text:style-name="Standard"><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P91"/>
      <text:h text:style-name="P191" text:outline-level="3"><text:bookmark text:name="__RefHeading__15333_972012461"/>performHMAC [103]<text:bookmark-end text:name="__RefHeading__15333_972012461"/></text:h>
      <text:p text:style-name="Text_20_body">Input</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3">Name</text:p>
          </table:table-cell>
          <table:table-cell table:style-name="Table90.A1" office:value-type="string">
            <text:p text:style-name="P13">Type</text:p>
          </table:table-cell>
          <table:table-cell table:style-name="Table90.C1" office:value-type="string">
            <text:p text:style-name="P13">Description</text:p>
          </table:table-cell>
        </table:table-row>
        <table:table-row table:style-name="Table90.2">
          <table:table-cell table:style-name="Table90.A2" office:value-type="string">
            <text:p text:style-name="P16">KeyHandle</text:p>
          </table:table-cell>
          <table:table-cell table:style-name="Table90.A2" office:value-type="string">
            <text:p text:style-name="P3">int</text:p>
          </table:table-cell>
          <table:table-cell table:style-name="Table90.C2" office:value-type="string">
            <text:p text:style-name="P2">Local handle to the target key</text:p>
          </table:table-cell>
        </table:table-row>
        <table:table-row table:style-name="Table90.2">
          <table:table-cell table:style-name="Table90.A2" office:value-type="string">
            <text:p text:style-name="P16">Algorithm</text:p>
          </table:table-cell>
          <table:table-cell table:style-name="Table90.A2" office:value-type="string">
            <text:p text:style-name="P3">uri</text:p>
          </table:table-cell>
          <table:table-cell table:style-name="Table90.C2" office:value-type="string">
            <text:p text:style-name="Standard"><text:span text:style-name="T52">HMAC algorithm</text:span><text:span text:style-name="T54"> URI</text:span>. <text:s/>See <text:span text:style-name="CrossRef"><text:reference-ref text:reference-format="text" text:ref-name="hmac.operations">HMAC Operations</text:reference-ref></text:span><text:span text:style-name="CrossRef"> </text:span><text:span text:style-name="T55">‎</text:span></text:p>
          </table:table-cell>
        </table:table-row>
        <table:table-row table:style-name="Table90.2">
          <table:table-cell table:style-name="Table90.A2" office:value-type="string">
            <text:p text:style-name="P16">Parameters</text:p>
          </table:table-cell>
          <table:table-cell table:style-name="Table90.A2" office:value-type="string">
            <text:p text:style-name="P3">byte<text:span text:style-name="T77">⁮[</text:span><text:span text:style-name="T79"> </text:span><text:span text:style-name="T77">]</text:span></text:p>
          </table:table-cell>
          <table:table-cell table:style-name="Table90.C2" office:value-type="string">
            <text:p text:style-name="P2">Parameters needed by some HMAC algorithms</text:p>
          </table:table-cell>
        </table:table-row>
        <table:table-row table:style-name="Table90.2">
          <table:table-cell table:style-name="Table90.A2" office:value-type="string">
            <text:p text:style-name="P16">Authorization</text:p>
          </table:table-cell>
          <table:table-cell table:style-name="Table90.A2" office:value-type="string">
            <text:p text:style-name="P3">byte<text:span text:style-name="T77">⁮[</text:span><text:span text:style-name="T79"> </text:span><text:span text:style-name="T77">]</text:span></text:p>
          </table:table-cell>
          <table:table-cell table:style-name="Table90.C2" office:value-type="string">
            <text:p text:style-name="P2">Holds a PIN or is of zero length if no PIN is supplied</text:p>
          </table:table-cell>
        </table:table-row>
        <table:table-row table:style-name="Table90.2">
          <table:table-cell table:style-name="Table90.A2" office:value-type="string">
            <text:p text:style-name="P16">Data</text:p>
          </table:table-cell>
          <table:table-cell table:style-name="Table90.A2" office:value-type="string">
            <text:p text:style-name="P3">blob</text:p>
          </table:table-cell>
          <table:table-cell table:style-name="Table90.C2" office:value-type="string">
            <text:p text:style-name="P2">Data to be HMAC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3">Name</text:p>
          </table:table-cell>
          <table:table-cell table:style-name="Table91.A1" office:value-type="string">
            <text:p text:style-name="P13">Type</text:p>
          </table:table-cell>
          <table:table-cell table:style-name="Table91.C1" office:value-type="string">
            <text:p text:style-name="P13">Description</text:p>
          </table:table-cell>
        </table:table-row>
        <table:table-row table:style-name="Table91.2">
          <table:table-cell table:style-name="Table91.A2" office:value-type="string">
            <text:p text:style-name="P16">Status</text:p>
          </table:table-cell>
          <table:table-cell table:style-name="Table91.A2" office:value-type="string">
            <text:p text:style-name="P3">byte</text:p>
          </table:table-cell>
          <table:table-cell table:style-name="Table91.C2" office:value-type="string">
            <text:p text:style-name="P2">See <text:span text:style-name="CrossRef"><text:reference-ref text:reference-format="text" text:ref-name="ReturnValues">Return Values</text:reference-ref></text:span></text:p>
          </table:table-cell>
        </table:table-row>
        <table:table-row table:style-name="Table91.2">
          <table:table-cell table:style-name="Table91.A2" office:value-type="string">
            <text:p text:style-name="P16">Result</text:p>
          </table:table-cell>
          <table:table-cell table:style-name="Table91.A2" office:value-type="string">
            <text:p text:style-name="P3">byte<text:span text:style-name="T77">⁮[</text:span><text:span text:style-name="T79"> </text:span><text:span text:style-name="T77">]</text:span></text:p>
          </table:table-cell>
          <table:table-cell table:style-name="Table91.C2" office:value-type="string">
            <text:p text:style-name="P2">HMACed data</text:p>
          </table:table-cell>
        </table:table-row>
      </table:table>
      <text:p text:style-name="Text_20_body"/>
      <text:p text:style-name="Text_20_body"><text:span text:style-name="T93">performHMAC</text:span> performs a symmetric key HMAC operation on the input <text:span text:style-name="T93">Data</text:span> object.</text:p>
      <text:p text:style-name="Text_20_body">The <text:span text:style-name="T93">Parameters</text:span> object <text:span text:style-name="T38">must</text:span> be of zero length for algorithms not needing additional input.</text:p>
      <text:p text:style-name="Standard"><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h text:style-name="P191" text:outline-level="3"><text:bookmark text:name="__RefHeading__15335_972012461"/><text:reference-mark-start text:name="symmetric.key.enc"/>symmetricKeyEncrypt<text:reference-mark-end text:name="symmetric.key.enc"/> [104]<text:bookmark-end text:name="__RefHeading__15335_972012461"/></text:h>
      <text:p text:style-name="Text_20_body">In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3">Name</text:p>
          </table:table-cell>
          <table:table-cell table:style-name="Table92.A1" office:value-type="string">
            <text:p text:style-name="P13">Type</text:p>
          </table:table-cell>
          <table:table-cell table:style-name="Table92.C1" office:value-type="string">
            <text:p text:style-name="P13">Description</text:p>
          </table:table-cell>
        </table:table-row>
        <table:table-row table:style-name="Table92.2">
          <table:table-cell table:style-name="Table92.A2" office:value-type="string">
            <text:p text:style-name="P16">KeyHandle</text:p>
          </table:table-cell>
          <table:table-cell table:style-name="Table92.A2" office:value-type="string">
            <text:p text:style-name="P3">int</text:p>
          </table:table-cell>
          <table:table-cell table:style-name="Table92.C2" office:value-type="string">
            <text:p text:style-name="P2">Local handle to the target key</text:p>
          </table:table-cell>
        </table:table-row>
        <table:table-row table:style-name="Table92.2">
          <table:table-cell table:style-name="Table92.A2" office:value-type="string">
            <text:p text:style-name="P16">Algorithm</text:p>
          </table:table-cell>
          <table:table-cell table:style-name="Table92.A2" office:value-type="string">
            <text:p text:style-name="P3">uri</text:p>
          </table:table-cell>
          <table:table-cell table:style-name="Table92.C2" office:value-type="string">
            <text:p text:style-name="Standard"><text:span text:style-name="T52">Encryption algorithm</text:span><text:span text:style-name="T54"> URI</text:span>. <text:s/>See <text:span text:style-name="CrossRef"><text:reference-ref text:reference-format="text" text:ref-name="sym.key.enc">Symmetric Key Encryption</text:reference-ref></text:span><text:span text:style-name="CrossRef"> </text:span><text:span text:style-name="T55">‎</text:span></text:p>
          </table:table-cell>
        </table:table-row>
        <table:table-row table:style-name="Table92.2">
          <table:table-cell table:style-name="Table92.A2" office:value-type="string">
            <text:p text:style-name="P16">Mode</text:p>
          </table:table-cell>
          <table:table-cell table:style-name="Table92.A2" office:value-type="string">
            <text:p text:style-name="P3">bool</text:p>
          </table:table-cell>
          <table:table-cell table:style-name="Table92.C2" office:value-type="string">
            <text:p text:style-name="P2">True for encryption, false for decryption</text:p>
          </table:table-cell>
        </table:table-row>
        <table:table-row table:style-name="Table92.2">
          <table:table-cell table:style-name="Table92.A2" office:value-type="string">
            <text:p text:style-name="P16">Parameters</text:p>
          </table:table-cell>
          <table:table-cell table:style-name="Table92.A2" office:value-type="string">
            <text:p text:style-name="P3">byte<text:span text:style-name="T77">⁮[</text:span><text:span text:style-name="T79"> </text:span><text:span text:style-name="T77">]</text:span></text:p>
          </table:table-cell>
          <table:table-cell table:style-name="Table92.C2" office:value-type="string">
            <text:p text:style-name="P2">Parameters needed by some encryption algorithms</text:p>
          </table:table-cell>
        </table:table-row>
        <table:table-row table:style-name="Table92.2">
          <table:table-cell table:style-name="Table92.A2" office:value-type="string">
            <text:p text:style-name="P16">Authorization</text:p>
          </table:table-cell>
          <table:table-cell table:style-name="Table92.A2" office:value-type="string">
            <text:p text:style-name="P3">byte<text:span text:style-name="T77">⁮[</text:span><text:span text:style-name="T79"> </text:span><text:span text:style-name="T77">]</text:span></text:p>
          </table:table-cell>
          <table:table-cell table:style-name="Table92.C2" office:value-type="string">
            <text:p text:style-name="P2">Holds a PIN or is of zero length if no PIN is supplied</text:p>
          </table:table-cell>
        </table:table-row>
        <table:table-row table:style-name="Table92.2">
          <table:table-cell table:style-name="Table92.A2" office:value-type="string">
            <text:p text:style-name="P16">Data</text:p>
          </table:table-cell>
          <table:table-cell table:style-name="Table92.A2" office:value-type="string">
            <text:p text:style-name="P3">blob</text:p>
          </table:table-cell>
          <table:table-cell table:style-name="Table92.C2" office:value-type="string">
            <text:p text:style-name="P2">Data to be encrypted or decrypt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3">Name</text:p>
          </table:table-cell>
          <table:table-cell table:style-name="Table93.A1" office:value-type="string">
            <text:p text:style-name="P13">Type</text:p>
          </table:table-cell>
          <table:table-cell table:style-name="Table93.C1" office:value-type="string">
            <text:p text:style-name="P13">Description</text:p>
          </table:table-cell>
        </table:table-row>
        <table:table-row table:style-name="Table93.2">
          <table:table-cell table:style-name="Table93.A2" office:value-type="string">
            <text:p text:style-name="P16">Status</text:p>
          </table:table-cell>
          <table:table-cell table:style-name="Table93.A2" office:value-type="string">
            <text:p text:style-name="P3">byte</text:p>
          </table:table-cell>
          <table:table-cell table:style-name="Table93.C2" office:value-type="string">
            <text:p text:style-name="P2">See <text:span text:style-name="CrossRef"><text:reference-ref text:reference-format="text" text:ref-name="ReturnValues">Return Values</text:reference-ref></text:span></text:p>
          </table:table-cell>
        </table:table-row>
        <table:table-row table:style-name="Table93.2">
          <table:table-cell table:style-name="Table93.A2" office:value-type="string">
            <text:p text:style-name="P16">Result</text:p>
          </table:table-cell>
          <table:table-cell table:style-name="Table93.A2" office:value-type="string">
            <text:p text:style-name="P3">blob</text:p>
          </table:table-cell>
          <table:table-cell table:style-name="Table93.C2" office:value-type="string">
            <text:p text:style-name="P2">Encrypted or decrypted data</text:p>
          </table:table-cell>
        </table:table-row>
      </table:table>
      <text:p text:style-name="Text_20_body"/>
      <text:p text:style-name="Text_20_body"><text:span text:style-name="T93">symmetricKeyEncrypt</text:span> performs a symmetric key encryption or decryption operation on the input <text:span text:style-name="T93">Data</text:span> object.</text:p>
      <text:p text:style-name="Text_20_body">Note that if an IV (Initialization Vector) is required by the encryption algorithm it <text:span text:style-name="T38">must</text:span> be supplied in <text:span text:style-name="T101">Parameters</text:span> unless it is supposed to supplied as a part of <text:span text:style-name="T28">Data</text:span> like for <text:span text:style-name="CrossRef"><text:span text:style-name="T81"><text:reference-ref text:reference-format="text" text:ref-name="xml.encrypt">XML Encryption</text:reference-ref></text:span></text:span>.</text:p>
      <text:p text:style-name="Text_20_body">The <text:span text:style-name="T93">Parameters</text:span> object <text:span text:style-name="T38">must</text:span> be of zero length for algorithms not needing additional input.</text:p>
      <text:p text:style-name="Standard"><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Standard">.</text:p>
      <text:p text:style-name="P61"/>
      <text:list xml:id="list31326451" text:style-name="Numbering_20_4">
        <text:list-item>
          <text:h text:style-name="P189" text:outline-level="4"><text:bookmark text:name="__RefHeading__207023_2146041088"/><text:reference-mark-start text:name="kg2.int"/>KeyGen2 Proxy<text:bookmark-end text:name="__RefHeading__207023_2146041088"/><text:reference-mark-end text:name="kg2.int"/></text:h>
        </text:list-item>
      </text:list>
      <text:p text:style-name="P50">SKS departs from most other SE (Security Element) designs by relying on a “Semi-Trusted Proxy” for the provisioning and management of keys. <text:s/>Introducing a proxy in a scheme which is claimed supporting <text:span text:style-name="T2">true end-to-security</text:span> may sound like a contradiction. <text:s/>However, any alterations to the data flowing between the two end-points (the issuing service and the SKS) will be detected by one of them due to the use of <text:span text:style-name="T2">stateful sessions</text:span>, <text:span text:style-name="T2">sequence counters</text:span> and <text:span text:style-name="T2">MAC operations</text:span>. <text:s/>The picture below shows the SKS/KeyGen2 provisioning architecture:</text:p>
      <text:p text:style-name="Standard"><draw:frame draw:style-name="fr4" draw:name="Object5" text:anchor-type="paragraph" svg:x="1.4346in" svg:y="0.1283in" svg:width="4.7193in" svg:height="4.3764in" draw:z-index="7"><draw:object xlink:href="./Object 5" xlink:type="simple" xlink:show="embed" xlink:actuate="onLoad"/><draw:image xlink:href="./ObjectReplacements/Object 5" xlink:type="simple" xlink:show="embed" xlink:actuate="onLoad"/></draw:frame></text:p>
      <text:p text:style-name="Standard"/>
      <text:p text:style-name="P50">Since SKS methods <text:span text:style-name="T2">by design</text:span> are low-level, most of the comparatively high-level provisioning operations result in multiple SKS calls. <text:s/>In addition, there is a need for referencing objects created by preceding calls. <text:s/>As it would be quite inefficient if every call forced a network “round-trip”, a core proxy task is <text:span text:style-name="T2">aggregating and linking SKS calls and return data</text:span>. <text:s/>This is facilitated through the SKS virtual namespace concept which relieves issuers from ever dealing with raw (and device-dependent) object handles or worrying about name collisions. <text:s/><text:span text:style-name="T43">See </text:span><text:span text:style-name="CrossRef"><text:reference-ref text:reference-format="text" text:ref-name="object.ids">Object IDs</text:reference-ref></text:span>. <text:s/>The following graph outlines content aggregation and linking when applied to the KeyGen2 example on page <text:span text:style-name="Internet_20_link"><text:reference-ref text:reference-format="page" text:ref-name="keyinitreq">37</text:reference-ref></text:span>:</text:p>
      <text:p text:style-name="Standard"/>
      <table:table table:name="Table115" table:style-name="Table115">
        <table:table-column table:style-name="Table115.A"/>
        <table:table-column table:style-name="Table115.B"/>
        <table:table-column table:style-name="Table115.C"/>
        <table:table-column table:style-name="Table115.D"/>
        <table:table-column table:style-name="Table115.E"/>
        <table:table-column table:style-name="Table115.F"/>
        <table:table-row>
          <table:table-cell table:style-name="Table115.A1" office:value-type="string">
            <text:p text:style-name="P15">Request</text:p>
          </table:table-cell>
          <table:table-cell table:style-name="Table115.A1" table:number-columns-spanned="2" office:value-type="string">
            <text:p text:style-name="P108">SKS Calls &amp; Object References</text:p>
          </table:table-cell>
          <table:covered-table-cell/>
          <table:table-cell table:style-name="Table115.D1" table:number-rows-spanned="5" office:value-type="string">
            <text:p text:style-name="Table_20_Contents"/>
          </table:table-cell>
          <table:table-cell table:style-name="Table115.A1" office:value-type="string">
            <text:p text:style-name="P15">Response</text:p>
          </table:table-cell>
          <table:table-cell table:style-name="Table115.A1" office:value-type="string">
            <text:p text:style-name="P108">Returned Data</text:p>
          </table:table-cell>
        </table:table-row>
        <table:table-row table:style-name="Table115.2">
          <table:table-cell table:style-name="Table115.A2" table:number-rows-spanned="4" office:value-type="string">
            <text:p text:style-name="Table_20_Contents"><draw:line text:anchor-type="paragraph" draw:z-index="8" draw:style-name="gr4" draw:text-style-name="P192" svg:x1="0.3902in" svg:y1="0.0705in" svg:x2="0.3902in" svg:y2="1.2921in"><text:p/></draw:line></text:p>
          </table:table-cell>
          <table:table-cell table:style-name="Table115.D1" office:value-type="string">
            <text:p text:style-name="P140"><text:span text:style-name="CrossRef"><text:reference-ref text:reference-format="text" text:ref-name="createPUKPolicy">createPUKPolicy</text:reference-ref></text:span> (, <text:span text:style-name="T2">“PUK.1”</text:span><text:span text:style-name="T70">, ...)</text:span></text:p>
          </table:table-cell>
          <table:table-cell table:style-name="Table115.C2" table:number-rows-spanned="4" office:value-type="string">
            <text:p text:style-name="Table_20_Contents"><draw:g text:anchor-type="paragraph" draw:z-index="10" draw:style-name="gr6"><draw:path draw:style-name="gr7" draw:text-style-name="P192" svg:width="0.3067in" svg:height="0.1713in" draw:transform="skewX (0.0720820981073522) rotate (-1.2184143508182) translate (0.116499316199325in 0.502993904768502in)" svg:viewBox="0 0 780 436" svg:d="m0 1447358c245-308 723-136 780 279"><text:p/></draw:path><draw:path draw:style-name="gr7" draw:text-style-name="P192" svg:width="0.3091in" svg:height="0.1717in" draw:transform="skewX (0.068067840827766) rotate (-1.22085781177099) translate (0.124805294660837in 0.139011726361221in)" svg:viewBox="0 0 786 437" svg:d="m0 1436906c247-309 729-137 786 279"><text:p/></draw:path><draw:path draw:style-name="gr7" draw:text-style-name="P192" svg:width="0.5736in" svg:height="0.3949in" draw:transform="skewX (0.138230076757925) rotate (-1.18036617312473) translate (0.256204827015972in 0.527845900803125in)" svg:viewBox="0 0 1458 1004" svg:d="m0 1597952c441-561 1350 22 1458 781"><text:p/></draw:path></draw:g></text:p>
          </table:table-cell>
          <table:covered-table-cell/>
          <table:table-cell table:style-name="Table115.E2" table:number-rows-spanned="2" office:value-type="string">
            <text:p text:style-name="P30"><draw:line text:anchor-type="paragraph" draw:z-index="9" draw:style-name="gr5" draw:text-style-name="P192" svg:x1="0.3862in" svg:y1="0.0555in" svg:x2="0.3862in" svg:y2="0.5626in"><text:p/></draw:line></text:p>
          </table:table-cell>
          <table:table-cell table:style-name="Table115.F2" office:value-type="string">
            <text:p text:style-name="P144">Attested public key <text:span text:style-name="T2">“Key.1”</text:span></text:p>
          </table:table-cell>
        </table:table-row>
        <table:table-row table:style-name="Table115.2">
          <table:covered-table-cell/>
          <table:table-cell table:style-name="Table115.D1" office:value-type="string">
            <text:p text:style-name="P141"><text:span text:style-name="CrossRef"><text:reference-ref text:reference-format="text" text:ref-name="createPINPolicy">createPINPolicy</text:reference-ref></text:span><text:span text:style-name="T70"> (, </text:span><text:span text:style-name="T68">“PIN.1”</text:span><text:span text:style-name="T70">, ...)</text:span></text:p>
          </table:table-cell>
          <table:covered-table-cell/>
          <table:covered-table-cell/>
          <table:covered-table-cell/>
          <table:table-cell table:style-name="Table115.A2" office:value-type="string">
            <text:p text:style-name="P146">Attested public key <text:span text:style-name="T2">“Key.2”</text:span></text:p>
          </table:table-cell>
        </table:table-row>
        <table:table-row table:style-name="Table115.4">
          <table:covered-table-cell/>
          <table:table-cell table:style-name="Table115.D1" office:value-type="string">
            <text:p text:style-name="P142"><text:span text:style-name="CrossRef"><text:reference-ref text:reference-format="text" text:ref-name="createKeyPair">createKeyEntry</text:reference-ref></text:span> (<text:span text:style-name="T70">, </text:span><text:span text:style-name="T68">“Key.1”</text:span><text:span text:style-name="T70">, …)</text:span></text:p>
          </table:table-cell>
          <table:covered-table-cell/>
          <table:covered-table-cell/>
          <table:table-cell table:style-name="Table115.D1" table:number-rows-spanned="2" office:value-type="string">
            <text:p text:style-name="Standard"/>
          </table:table-cell>
          <table:table-cell table:style-name="Table115.D1" table:number-rows-spanned="2" office:value-type="string">
            <text:p text:style-name="P145"/>
          </table:table-cell>
        </table:table-row>
        <table:table-row table:style-name="Table115.2">
          <table:covered-table-cell/>
          <table:table-cell table:style-name="Table115.B5" office:value-type="string">
            <text:p text:style-name="P143"><text:span text:style-name="CrossRef"><text:reference-ref text:reference-format="text" text:ref-name="createKeyPair">createKeyEntry</text:reference-ref></text:span> (<text:span text:style-name="T70">, </text:span><text:span text:style-name="T68">“Key.2”</text:span><text:span text:style-name="T70">, …)</text:span></text:p>
          </table:table-cell>
          <table:covered-table-cell/>
          <table:covered-table-cell/>
          <table:covered-table-cell/>
          <table:covered-table-cell/>
        </table:table-row>
      </table:table>
      <text:p text:style-name="Standard"/>
      <text:p text:style-name="Standard"/>
      <text:p text:style-name="P53">Another provisioning activity orchestrated by the proxy is requesting (and validating according to the issuer's policy), user-defined PINs, because SKS depends on that all initial PIN values are set during key entry creation.</text:p>
      <text:list xml:id="list31364589" text:continue-numbering="true" text:style-name="Numbering_20_4">
        <text:list-item>
          <text:h text:style-name="P189" text:outline-level="4"><text:bookmark text:name="__RefHeading__15347_972012461"/>Sample Session<text:bookmark-end text:name="__RefHeading__15347_972012461"/></text:h>
        </text:list-item>
      </text:list>
      <text:p text:style-name="Text_20_body">The following provisioning sample session shows the <text:span text:style-name="T2">sequence</text:span> for creating an <text:span text:style-name="CrossRef"><text:reference-ref text:reference-format="text" text:ref-name="X.509">X.509</text:reference-ref></text:span> certificate with a matching PIN and PUK protected private key:</text:p>
      <text:p text:style-name="P117"><text:span text:style-name="T93">ProvisioningHandle</text:span><text:span text:style-name="T70">, ...</text:span> = <text:span text:style-name="CrossRef"><text:reference-ref text:reference-format="text" text:ref-name="createProvisioningSession">createProvisioningSession</text:reference-ref></text:span> (…)</text:p>
      <text:p text:style-name="P118"><text:span text:style-name="T93">PUKPolicyHandle</text:span> = <text:span text:style-name="CrossRef"><text:reference-ref text:reference-format="text" text:ref-name="createPUKPolicy">createPUKPolicy</text:reference-ref></text:span> (<text:span text:style-name="T93">ProvisioningHandle</text:span><text:span text:style-name="T70">, ...)</text:span></text:p>
      <text:p text:style-name="P118"><text:span text:style-name="T93">PINPolicyHandle</text:span><text:span text:style-name="T70"> = </text:span><text:span text:style-name="CrossRef"><text:reference-ref text:reference-format="text" text:ref-name="createPINPolicy">createPINPolicy</text:reference-ref></text:span><text:span text:style-name="T70"> (</text:span><text:span text:style-name="T93">ProvisioningHandle</text:span><text:span text:style-name="T70">, … , </text:span><text:span text:style-name="T93">PUKPolicyHandle</text:span><text:span text:style-name="T70">, ...)</text:span></text:p>
      <text:p text:style-name="P118"><text:span text:style-name="T93">KeyHandle</text:span><text:span text:style-name="T70">, ...</text:span> = <text:span text:style-name="CrossRef"><text:reference-ref text:reference-format="text" text:ref-name="createKeyPair">createKeyEntry</text:reference-ref></text:span> (<text:span text:style-name="T93">ProvisioningHandle</text:span><text:span text:style-name="T70">, … , </text:span><text:span text:style-name="T93">PINPolicyHandle</text:span><text:span text:style-name="T70">, …)</text:span></text:p>
      <text:p text:style-name="P119">External certification of the generated public key happens here...</text:p>
      <text:p text:style-name="P117"><text:span text:style-name="CrossRef"><text:reference-ref text:reference-format="text" text:ref-name="setCertificatePath">setCertificatePath</text:reference-ref></text:span><text:span text:style-name="T70"> (</text:span><text:span text:style-name="T93">KeyHandle</text:span><text:span text:style-name="T70">, ...)</text:span></text:p>
      <text:p text:style-name="P118"><text:span text:style-name="CrossRef"><text:reference-ref text:reference-format="text" text:ref-name="closeProvisioningSession">closeProvisioningSession</text:reference-ref></text:span><text:span text:style-name="T70"> (</text:span><text:span text:style-name="T93">ProvisioningHandle</text:span><text:span text:style-name="T70">, ...)</text:span></text:p>
      <text:p text:style-name="Text_20_body"><text:span text:style-name="T70"><text:line-break/>Note that </text:span><text:span text:style-name="T93">Handle</text:span><text:span text:style-name="T70"> variables are only used by local middleware, while (not shown) variables like </text:span><text:span text:style-name="T93">SessionKey</text:span><text:span text:style-name="T70">, </text:span><text:span text:style-name="T93">MAC</text:span><text:span text:style-name="T70">, </text:span><text:span text:style-name="T93">ID</text:span><text:span text:style-name="T70">, etc. are primarily used in the communication between an issuer and the SKS.</text:span></text:p>
      <text:p text:style-name="P58">If keys are to be created entirely locally, this requires local software emulation of an issuer.</text:p>
      <text:p text:style-name="P58"/>
      <text:list xml:id="list31391255" text:continue-numbering="true" text:style-name="Numbering_20_4">
        <text:list-item>
          <text:h text:style-name="Appendix" text:outline-level="4"><text:bookmark text:name="__RefHeading__15349_972012461"/>Reference Implementation<text:bookmark-end text:name="__RefHeading__15349_972012461"/></text:h>
        </text:list-item>
      </text:list>
      <text:p text:style-name="P58">To further guide implementers, an open source SKS reference implementation in java<text:span text:style-name="T42">®</text:span> is available including a JUnit suite.</text:p>
      <text:p text:style-name="Text_20_body"><text:span text:style-name="T70">URL: </text:span><text:a xlink:type="simple" xlink:href="http://code.google.com/p/openkeystore">http://code.google.com/p/openkeystore</text:a></text:p>
      <text:p text:style-name="Text_20_body"/>
      <text:list xml:id="list31392103" text:continue-numbering="true" text:style-name="Numbering_20_4">
        <text:list-item>
          <text:h text:style-name="P189" text:outline-level="4"><text:bookmark text:name="__RefHeading__15351_972012461"/><text:reference-mark-start text:name="poi.ops"/>Remote Key Lookup<text:bookmark-end text:name="__RefHeading__15351_972012461"/><text:reference-mark-end text:name="poi.ops"/></text:h>
        </text:list-item>
      </text:list>
      <text:p text:style-name="Text_20_body">In order to update keys and related data, SKS supports post provisioning operations like <text:span text:style-name="CrossRef"><text:reference-ref text:reference-format="text" text:ref-name="pp.delkey">postDeleteKey</text:reference-ref></text:span> where <text:s/>issuers are securely shielded from each other by the use of a <text:span text:style-name="CrossRef"><text:reference-ref text:reference-format="text" text:ref-name="key.mgr.key">KeyManagementKey</text:reference-ref></text:span>.</text:p>
      <text:p text:style-name="Standard">However, depending on the use-case, an issuer may need to get a list of applicable keys, <text:span text:style-name="T2">before</text:span> launching post provisioning operations. <text:s text:c="2"/>Such a facility is available in <text:span text:style-name="CrossRef"><text:reference-ref text:reference-format="text" text:ref-name="keygen2">KeyGen2</text:reference-ref></text:span> as illustrated by the message below:<text:line-break/></text:p>
      <table:table table:name="Table45" table:style-name="Table45">
        <table:table-column table:style-name="Table45.A"/>
        <table:table-row>
          <table:table-cell table:style-name="Table45.A1" office:value-type="string">
            <text:p text:style-name="P85"><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CredentialDiscoveryRequest</text:span><text:span text:style-name="T121">",</text:span><text:span text:style-name="T154"><text:line-break/></text:span><text:span text:style-name="T128">    </text:span><text:span text:style-name="T129">"</text:span><text:span text:style-name="T141">ServerSessionID</text:span><text:span text:style-name="T129">": "</text:span><text:span text:style-name="T145">14184c1f09eqCkPtjqY54Ehalc2_EjFN</text:span><text:span text:style-name="T129">",</text:span><text:span text:style-name="T158"><text:line-break/></text:span><text:span text:style-name="T128">    </text:span><text:span text:style-name="T129">"</text:span><text:span text:style-name="T141">ClientSessionID</text:span><text:span text:style-name="T129">": "</text:span><text:span text:style-name="T145">Qn7o4xCRp1sewDrpqMJjEDieZHp2hego</text:span><text:span text:style-name="T129">",</text:span><text:span text:style-name="T158"><text:line-break/></text:span><text:span text:style-name="T119">    </text:span><text:span text:style-name="T121">"</text:span><text:span text:style-name="T137">SubmitURL</text:span><text:span text:style-name="T121">": "</text:span><text:span text:style-name="T143">https://issuer.example.com/credisc</text:span><text:span text:style-name="T121">",</text:span><text:span text:style-name="T154"><text:line-break/></text:span><text:span text:style-name="T119">    </text:span><text:span text:style-name="T121">"</text:span><text:span text:style-name="T137">LookupSpecifier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Lookup.1</text:span><text:span text:style-name="T121">",</text:span><text:span text:style-name="T154"><text:line-break/></text:span><text:span text:style-name="T119">             </text:span><text:span text:style-name="T121">"</text:span><text:span text:style-name="T137">Nonce</text:span><text:span text:style-name="T121">": "</text:span><text:span text:style-name="T143">eG3XgquTRh6ASFpcUpEe0gc1qnlL_I2CoPx8xqJTvQ0"</text:span><text:span text:style-name="T121">,</text:span><text:span text:style-name="T154"><text:line-break/></text:span><text:span text:style-name="T119">             </text:span><text:span text:style-name="T121">"</text:span><text:span text:style-name="T137">SearchFilter</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EmailRegEx</text:span><text:span text:style-name="T121">": "</text:span><text:span text:style-name="T143">\\Qjohn.doe@example.com\\E</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Signature</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Algorithm</text:span><text:span text:style-name="T121">": "</text:span><text:span text:style-name="T143">http://www.w3.org/2001/04/xmldsig-more#ecdsa-sha256</text:span><text:span text:style-name="T121">",</text:span><text:span text:style-name="T154"><text:line-break/></text:span><text:span text:style-name="T119">                     </text:span><text:span text:style-name="T121">"</text:span><text:span text:style-name="T137">KeyInfo</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PublicKey</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EC</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NamedCurve</text:span><text:span text:style-name="T121">": "</text:span><text:span text:style-name="T143">http://xmlns.webpki.org/sks/algorithm#ec.nist.p256</text:span><text:span text:style-name="T121">",</text:span><text:span text:style-name="T154"><text:line-break/></text:span><text:span text:style-name="T119">                                             </text:span><text:span text:style-name="T121">"</text:span><text:span text:style-name="T137">X</text:span><text:span text:style-name="T121">": "</text:span><text:span text:style-name="T143">lNxNvAUEE8t7DSQBft93LVSXxKCiVjhbWWfyg023FCk"</text:span><text:span text:style-name="T121">,</text:span><text:span text:style-name="T154"><text:line-break/></text:span><text:span text:style-name="T119">                                             </text:span><text:span text:style-name="T121">"</text:span><text:span text:style-name="T137">Y</text:span><text:span text:style-name="T121">": "</text:span><text:span text:style-name="T143">LmTlQxXB3LgZrNLmhOfMaCnDizczC_RfQ6Kx8iNwfFA"</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SignatureValue</text:span><text:span text:style-name="T121">": "</text:span><text:span text:style-name="T143">MEUCIHWCPcDI6kea9DMy . . . Av7Px3bfwvagWcQY4kVrdeT38clzhiKnpiIuigY"</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21">}</text:span><text:span text:style-name="T154"> </text:span></text:p>
          </table:table-cell>
        </table:table-row>
      </table:table>
      <text:p text:style-name="Text_20_body"/>
      <text:p text:style-name="Standard">The example works as follows:<text:line-break/></text:p>
      <text:list xml:id="list31338318" text:style-name="L5">
        <text:list-item>
          <text:p text:style-name="P163">Verify that the <text:span text:style-name="T104">Signature</text:span> is <text:span text:style-name="T2">technically</text:span> valid while the origin of the signing key is <text:span text:style-name="T2">ignored</text:span> since the <text:span text:style-name="CrossRef"><text:reference-ref text:reference-format="text" text:ref-name="kg2.int">KeyGen2 Proxy</text:reference-ref></text:span> has no opinion about those .</text:p>
        </text:list-item>
        <text:list-item>
          <text:p text:style-name="P163">Verify that the freshness <text:span text:style-name="T93">Nonce</text:span> matches <text:span text:style-name="CrossRef"><text:reference-ref text:reference-format="text" text:ref-name="SHA256">SHA256</text:reference-ref></text:span> (<text:span text:style-name="T93">ClientSessionID</text:span> || <text:span text:style-name="T93">ServerSessionID</text:span>).<text:line-break/>See <text:span text:style-name="CrossRef"><text:reference-ref text:reference-format="text" text:ref-name="createProvisioningSession">createProvisioningSession</text:reference-ref></text:span> and <text:span text:style-name="CrossRef"><text:reference-ref text:reference-format="text" text:ref-name="datatypes">Data Types</text:reference-ref></text:span>.</text:p>
        </text:list-item>
        <text:list-item>
          <text:p text:style-name="P163">Enumerate all sessions having a <text:span text:style-name="CrossRef"><text:reference-ref text:reference-format="text" text:ref-name="key.mgr.key">KeyManagementKey</text:reference-ref></text:span> matching the public key of the <text:span text:style-name="T104">Signature</text:span>. <text:s/>This <text:span text:style-name="T70">serv</text:span>es as an <text:span text:style-name="T2">Issuer Filter.</text:span> <text:s/>See <text:span text:style-name="CrossRef"><text:reference-ref text:reference-format="text" text:ref-name="enum.prov.sess">enumerateProvisioningSessions</text:reference-ref></text:span>.</text:p>
        </text:list-item>
        <text:list-item>
          <text:p text:style-name="P163">From step #3 enumerate all matching SKS keys and related certificates. <text:s/>See <text:span text:style-name="CrossRef"><text:reference-ref text:reference-format="text" text:ref-name="enum.keys">enumerateKeys</text:reference-ref></text:span> and <text:span text:style-name="CrossRef"><text:reference-ref text:reference-format="text" text:ref-name="get.key.attr">getKeyAttributes</text:reference-ref></text:span>.</text:p>
        </text:list-item>
        <text:list-item>
          <text:p text:style-name="P163">Collect the keys from step #4 that also feature the e-mail addresss <text:span text:style-name="T164">"</text:span><text:span text:style-name="T20">john.doe@example.com</text:span><text:span text:style-name="T12">"</text:span> in the<text:line-break/><text:span text:style-name="CrossRef"><text:reference-ref text:reference-format="text" text:ref-name="eecert">End-Entity Certificate</text:reference-ref></text:span>.</text:p>
        </text:list-item>
      </text:list>
      <text:p text:style-name="Standard"><text:line-break/></text:p>
      <text:p text:style-name="P88">Continued on the next page...</text:p>
      <text:p text:style-name="P110">The result is sent back to the issuer in the form of a list of <text:span text:style-name="CrossRef"><text:reference-ref text:reference-format="text" text:ref-name="eecert">End-Entity Certificate</text:reference-ref></text:span> paths and session IDs:</text:p>
      <text:p text:style-name="Text_20_body"/>
      <table:table table:name="Table82" table:style-name="Table82">
        <table:table-column table:style-name="Table82.A"/>
        <table:table-row>
          <table:table-cell table:style-name="Table82.A1" office:value-type="string">
            <text:p text:style-name="P85"><text:span text:style-name="T129">{</text:span><text:span text:style-name="T158"><text:line-break/></text:span><text:span text:style-name="T128">    </text:span><text:span text:style-name="T129">"</text:span><text:span text:style-name="T135">@context</text:span><text:span text:style-name="T129">": "</text:span><text:span text:style-name="T145">http://xmlns.webpki.org/keygen2/1.0</text:span><text:span text:style-name="T129">",</text:span><text:span text:style-name="T158"><text:line-break/></text:span><text:span text:style-name="T128">    </text:span><text:span text:style-name="T129">"</text:span><text:span text:style-name="T135">@qualifier</text:span><text:span text:style-name="T129">": "</text:span><text:span text:style-name="T145">CredentialDiscoveryResponse</text:span><text:span text:style-name="T129">",</text:span><text:span text:style-name="T158"><text:line-break/></text:span><text:span text:style-name="T128">    </text:span><text:span text:style-name="T129">"</text:span><text:span text:style-name="T141">ServerSessionID</text:span><text:span text:style-name="T129">": "</text:span><text:span text:style-name="T145">14184c1f09eqCkPtjqY54Ehalc2_EjFN</text:span><text:span text:style-name="T129">",</text:span><text:span text:style-name="T158"><text:line-break/></text:span><text:span text:style-name="T128">    </text:span><text:span text:style-name="T129">"</text:span><text:span text:style-name="T141">ClientSessionID</text:span><text:span text:style-name="T129">": "</text:span><text:span text:style-name="T145">Qn7o4xCRp1sewDrpqMJjEDieZHp2hego</text:span><text:span text:style-name="T129">",</text:span><text:span text:style-name="T158"><text:line-break/></text:span><text:span text:style-name="T128">    </text:span><text:span text:style-name="T129">"</text:span><text:span text:style-name="T141">LookupResults</text:span><text:span text:style-name="T129">": </text:span><text:span text:style-name="T158"><text:line-break/></text:span><text:span text:style-name="T128">        </text:span><text:span text:style-name="T129">[{</text:span><text:span text:style-name="T158"><text:line-break/></text:span><text:span text:style-name="T128">             </text:span><text:span text:style-name="T129">"</text:span><text:span text:style-name="T141">ID</text:span><text:span text:style-name="T129">": "</text:span><text:span text:style-name="T145">Lookup.1</text:span><text:span text:style-name="T129">",</text:span><text:span text:style-name="T158"><text:line-break/></text:span><text:span text:style-name="T128">             </text:span><text:span text:style-name="T129">"</text:span><text:span text:style-name="T141">MatchingCredentials</text:span><text:span text:style-name="T129">": </text:span><text:span text:style-name="T158"><text:line-break/></text:span><text:span text:style-name="T128">                 </text:span><text:span text:style-name="T129">[{</text:span><text:span text:style-name="T158"><text:line-break/></text:span><text:span text:style-name="T119">                      </text:span><text:span text:style-name="T121">"</text:span><text:span text:style-name="T137">ServerSessionID</text:span><text:span text:style-name="T121">": "</text:span><text:span text:style-name="T143">14184c1f0438OwdjLnmGgIx2c8245rDH</text:span><text:span text:style-name="T121">",</text:span><text:span text:style-name="T154"><text:line-break/></text:span><text:span text:style-name="T128">                      </text:span><text:span text:style-name="T129">"</text:span><text:span text:style-name="T141">ClientSessionID</text:span><text:span text:style-name="T129">": "</text:span><text:span text:style-name="T145">wmdVVHWjI666GvHnwmIALFRJQ-GC3Scr</text:span><text:span text:style-name="T129">",</text:span><text:span text:style-name="T158"><text:line-break/></text:span><text:span text:style-name="T128">                      </text:span><text:span text:style-name="T129">"</text:span><text:span text:style-name="T141">X509CertificatePath</text:span><text:span text:style-name="T129">": </text:span><text:span text:style-name="T158"><text:line-break/></text:span><text:span text:style-name="T128">                          </text:span><text:span text:style-name="T129">[</text:span><text:span text:style-name="T158"><text:line-break/></text:span><text:span text:style-name="T128">                              </text:span><text:span text:style-name="T129">"</text:span><text:span text:style-name="T145">MIICljCCAX6gAwIBAgIGAUGEwfB4MA0GCSq . . . rGnyW8pnGcQ1U2clYD6vWN28GEup</text:span><text:span text:style-name="T129">"</text:span><text:span text:style-name="T158"><text:line-break/></text:span><text:span text:style-name="T128">                          </text:span><text:span text:style-name="T129">],</text:span><text:span text:style-name="T158"><text:line-break/></text:span><text:span text:style-name="T128">                      </text:span><text:span text:style-name="T129">"</text:span><text:span text:style-name="T141">Locked</text:span><text:span text:style-name="T129">": </text:span><text:span text:style-name="T151">true</text:span><text:span text:style-name="T158"><text:line-break/></text:span><text:span text:style-name="T128">                  </text:span><text:span text:style-name="T129">}]</text:span><text:span text:style-name="T158"><text:line-break/></text:span><text:span text:style-name="T128">         </text:span><text:span text:style-name="T129">}]</text:span><text:span text:style-name="T158"><text:line-break/></text:span><text:span text:style-name="T129">}</text:span><text:span text:style-name="T154"> </text:span></text:p>
          </table:table-cell>
        </table:table-row>
      </table:table>
      <text:p text:style-name="Text_20_body"/>
      <text:p text:style-name="Text_20_body">Notes:</text:p>
      <text:p text:style-name="Text_20_body">Remote key lookups are performed at the <text:span text:style-name="T2">middleware level</text:span> since they are passive, JSON-centric, and do not access private or secret keys.</text:p>
      <text:p text:style-name="Text_20_body">The primary purpose with credential lookups is <text:span text:style-name="T2">improving provisioning robustness</text:span>, while the <text:span text:style-name="T2">Issuer Filter </text:span><text:s/><text:span text:style-name="T2">protects user privacy</text:span> by constraining lookup data to the party to where it belongs.</text:p>
      <text:p text:style-name="Text_20_body">If a matching credential is locked (presumably due to user authorization failures), this information will also be available as shown in sample.</text:p>
      <text:list xml:id="list31364669" text:continue-list="list31392103" text:style-name="Numbering_20_4">
        <text:list-item>
          <text:h text:style-name="P189" text:outline-level="4"><text:bookmark text:name="__RefHeading__15353_972012461"/><text:reference-mark-start text:name="sec.cons"/>Security Considerations<text:bookmark-end text:name="__RefHeading__15353_972012461"/><text:reference-mark-end text:name="sec.cons"/></text:h>
        </text:list-item>
      </text:list>
      <text:p text:style-name="P51">Note: The following section only <text:span text:style-name="T2">partially</text:span> applies to the <text:span text:style-name="CrossRef"><text:span text:style-name="T81"><text:reference-ref text:reference-format="text" text:ref-name="pep">Privacy Enabled Provisioning</text:reference-ref></text:span></text:span> mode.</text:p>
      <text:p text:style-name="P58">This document does not cover the <text:span text:style-name="T2">physical</text:span> security of the key-store since SKS does not differ from other schemes in this respect.</text:p>
      <text:p text:style-name="P58">However, the provisioning concept has some specific security characteristics. <text:s/>One of the most critical operations in SKS is the creation of a shared <text:span text:style-name="CrossRef"><text:reference-ref text:reference-format="text" text:ref-name="sess.key">SessionKey</text:reference-ref></text:span> because if such a key is intercepted or guessed by an attacker, the integrity of the entire session is potentially jeopardized.</text:p>
      <text:p text:style-name="P58">If you take a peek at <text:span text:style-name="CrossRef"><text:reference-ref text:reference-format="text" text:ref-name="createProvisioningSession">createProvisioningSession</text:reference-ref></text:span> you will note that the <text:span text:style-name="CrossRef"><text:reference-ref text:reference-format="text" text:ref-name="sess.key">SessionKey</text:reference-ref></text:span> depends on issuer-generated and SKS-generated ephemeral public keys. <text:s/>It is pretty obvious that malicious middleware could replace such a key with one it has the private key to and the issuer wouldn't notice the difference. <text:s/>This is where the attestation signature comes in because it is computationally infeasible creating a matching signature since the both of the ephemeral public keys are enclosed as a part of the signed attestation object. <text:s text:c="2"/>That is, the issuer can when receiving the response to the provisioning session request, easily detect if it has been manipulated and <text:span text:style-name="T2">cease the rest of the operation</text:span>.</text:p>
      <text:p text:style-name="P58">As earlier noted, the randomness of the <text:span text:style-name="CrossRef"><text:reference-ref text:reference-format="text" text:ref-name="sess.key">SessionKey</text:reference-ref></text:span> is crucial for all provisioning operations.</text:p>
      <text:p text:style-name="P58">Missing or repeated objects are indirectly monitored by the use of <text:span text:style-name="CrossRef"><text:reference-ref text:reference-format="text" text:ref-name="mac.seq.cnt">MACSequenceCounter</text:reference-ref></text:span>, while the SKS “book-keeping” functions will detect other possible irregularities during <text:span text:style-name="CrossRef"><text:reference-ref text:reference-format="text" text:ref-name="closeProvisioningSession">closeProvisioningSession</text:reference-ref></text:span>. <text:s/>This means that an issuer <text:span text:style-name="T38">should not</text:span> consider issued credentials as valid unless it has received a successful response from <text:span text:style-name="CrossRef"><text:reference-ref text:reference-format="text" text:ref-name="closeProvisioningSession">closeProvisioningSession</text:reference-ref></text:span>.</text:p>
      <text:p text:style-name="P58">The <text:span text:style-name="CrossRef"><text:reference-ref text:reference-format="text" text:ref-name="sess.key.op">SessionKeyLimit</text:reference-ref></text:span><text:span text:style-name="T5"> attribute defined in </text:span><text:span text:style-name="CrossRef"><text:reference-ref text:reference-format="text" text:ref-name="createProvisioningSession">createProvisioningSession</text:reference-ref></text:span><text:span text:style-name="T5"> is another security measure which aims to limit exhaustive attacks on the </text:span><text:span text:style-name="CrossRef"><text:reference-ref text:reference-format="text" text:ref-name="sess.key">SessionKey</text:reference-ref></text:span><text:span text:style-name="T5">.</text:span></text:p>
      <text:p text:style-name="P58"><text:span text:style-name="T5">For algorithms that are considered as vulnerable to brute-force key searches, a simple workaround is adding a short </text:span><text:span text:style-name="T6">initial</text:span><text:span text:style-name="T5"> </text:span><text:span text:style-name="T6">delay</text:span><text:span text:style-name="T5"> to the applicable </text:span><text:span text:style-name="CrossRef"><text:reference-ref text:reference-format="text" text:ref-name="user.api">User API</text:reference-ref></text:span><text:span text:style-name="T5"> method. <text:s/>Since SKS is exclusively intended for user authentication a 1-100 ms delay imposes a (from the user's point of view), </text:span><text:span text:style-name="T6">hardly noticeable</text:span><text:span text:style-name="T5"> impact on the performance.</text:span></text:p>
      <text:p text:style-name="P58"><text:span text:style-name="T5">By using the </text:span><text:span text:style-name="CrossRef"><text:reference-ref text:reference-format="text" text:ref-name="endorsedalg">EndorsedAlgorithm</text:reference-ref></text:span><text:span text:style-name="T5"> option, issuers can specify exactly which algorithms that are permitted for a given key.</text:span></text:p>
      <text:p text:style-name="P51">A significant feature of SKS is that it is identified by a digital certificate, preferably issued by a known vendor of trusted hardware. <text:s/>This enables the issuer to securely identify the key-container both from a cryptographic point of view (brand, type etc) and as a specific unit. <text:s text:c="2"/>The latter also makes it possible to communicate the container identity as an SHA1 fingerprint of the <text:span text:style-name="CrossRef"><text:reference-ref text:reference-format="text" text:ref-name="devcert">Device Certificate</text:reference-ref></text:span> which facilitates novel and secure enrollment procedures, <text:span text:style-name="T2">typically eliminating the traditional sign-up password</text:span>.</text:p>
      <text:p text:style-name="P51">That any issuer (after the user's consent), can provision keys may appear a bit scary but <text:span text:style-name="T2">keys do not constitute of executable code</text:span> making it less interesting in tricking users accepting “bad” issuers. <text:s/>In addition, the provisioning middleware is also able to validate incoming data for “sanity” and even abort unreasonable requests, such as asking for 10 keys or more to be created.</text:p>
      <text:p text:style-name="P51">Although not a part of SKS, <text:span text:style-name="CrossRef"><text:reference-ref text:reference-format="text" text:ref-name="keygen2">KeyGen2</text:reference-ref></text:span> puts a signature derived from the <text:span text:style-name="CrossRef"><text:reference-ref text:reference-format="text" text:ref-name="sess.key">SessionKey</text:reference-ref></text:span> over the provisioning session response. The latter holds an HTTPS <text:span text:style-name="CrossRef"><text:reference-ref text:reference-format="text" text:ref-name="server.cert.fp">ServerCertificateFingerPrint</text:reference-ref></text:span> giving the issuer an opportunity verifying that there actually is a “straight line” between the client and server. </text:p>
      <text:p text:style-name="P58"><text:span text:style-name="T81">One might suspect that the </text:span><text:span text:style-name="CrossRef"><text:span text:style-name="T81"><text:reference-ref text:reference-format="text" text:ref-name="DSDP">VSD</text:reference-ref></text:span></text:span><text:span text:style-name="T81"> scheme by relying on a static, </text:span><text:span text:style-name="T2">potentially issuance-wide</text:span><text:span text:style-name="T81"> </text:span><text:span text:style-name="CrossRef"><text:span text:style-name="T81"><text:reference-ref text:reference-format="text" text:ref-name="key.mgr.key">KeyManagementKey</text:reference-ref></text:span></text:span><text:span text:style-name="T81"> could introduce client-side vulnerabilities but that is unlikely to be the case: I</text:span>f a key management signature is intercepted by an attacker, the inclusion of a high entropy <text:span text:style-name="CrossRef"><text:reference-ref text:reference-format="text" text:ref-name="sess.key">SessionKey</text:reference-ref></text:span><text:span text:style-name="T81"> and the </text:span><text:span text:style-name="CrossRef"><text:span text:style-name="T81"><text:reference-ref text:reference-format="text" text:ref-name="devcert">Device Certificate</text:reference-ref></text:span></text:span><text:span text:style-name="T81"> renders it useless in another session or device. <text:s/>It is also worth noting that the post provisioning operations </text:span><text:span text:style-name="T4">by design</text:span><text:span text:style-name="T81"> do not expose secret or private key data.</text:span></text:p>
      <text:p text:style-name="P51">There is no protection against DoS (Denial of Service) attacks on SKS storage space due to malicious middleware.</text:p>
      <text:p text:style-name="P51">SKS does not have any built-in policy, it is up to the individual<text:span text:style-name="T2"> issuer</text:span> deciding about suitable key protections options, key sizes, and private key imports.</text:p>
      <text:p text:style-name="P51"/>
      <text:list xml:id="list31376618" text:continue-numbering="true" text:style-name="Numbering_20_4">
        <text:list-item>
          <text:h text:style-name="Appendix" text:outline-level="4"><text:bookmark text:name="__RefHeading__15355_972012461"/>Intellectual Property Rights<text:bookmark-end text:name="__RefHeading__15355_972012461"/></text:h>
        </text:list-item>
      </text:list>
      <text:p text:style-name="P51">This document contains several constructs that <text:span text:style-name="T2">could</text:span> be patentable but the author has no such interests and therefore puts the entire design in <text:span text:style-name="T2">public domain</text:span> allowing anybody to use all or parts of it at their discretion. <text:s/>In case you adopt something you found useful in this specification, feel free mentioning where you got it from <text:span text:style-name="T161"></text:span></text:p>
      <text:p text:style-name="P51">Note: it is possible that there are pieces that already are patented by <text:span text:style-name="T2">other parties</text:span> but the author is currently unaware of any IPR encumbrances.</text:p>
      <text:p text:style-name="Standard"><text:span text:style-name="T52">Some of the core concepts have been submitted to </text:span><text:a xlink:type="simple" xlink:href="http://defensivepublications.org/">http://defensivepublications.org</text:a> and subsequently been published in IP.COM's <text:span text:style-name="T2">prior art database</text:span>.</text:p>
      <text:list xml:id="list31380773" text:continue-numbering="true" text:style-name="Numbering_20_4">
        <text:list-item>
          <text:h text:style-name="P190" text:outline-level="4"><text:bookmark text:name="__RefHeading__15357_972012461"/>References<text:bookmark-end text:name="__RefHeading__15357_972012461"/></text:h>
        </text:list-item>
      </text:list>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table-cell table:style-name="Table9.A1" office:value-type="string">
            <text:p text:style-name="Text_20_body"><text:reference-mark-start text:name="pkcs8"/>PKCS #8<text:reference-mark-end text:name="pkcs8"/></text:p>
          </table:table-cell>
          <table:table-cell table:style-name="Table9.A1" office:value-type="string">
            <text:p text:style-name="Table_20_Contents">TBD</text:p>
          </table:table-cell>
        </table:table-row>
        <table:table-row table:style-name="Table9.4">
          <table:table-cell table:style-name="Table9.A4" office:value-type="string">
            <text:p text:style-name="Text_20_body"><text:reference-mark-start text:name="ECDSA"/>ECDSA<text:reference-mark-end text:name="ECDSA"/></text:p>
          </table:table-cell>
          <table:table-cell table:style-name="Table9.A4" office:value-type="string">
            <text:p text:style-name="Table_20_Contents">TBD</text:p>
          </table:table-cell>
        </table:table-row>
        <table:table-row table:style-name="Table9.4">
          <table:table-cell table:style-name="Table9.A4" office:value-type="string">
            <text:p text:style-name="Text_20_body"><text:reference-mark-start text:name="AES256-CBC"/>AES256-CBC<text:reference-mark-end text:name="AES256-CBC"/></text:p>
          </table:table-cell>
          <table:table-cell table:style-name="Table9.A4" office:value-type="string">
            <text:p text:style-name="Table_20_Contents">TBD</text:p>
          </table:table-cell>
        </table:table-row>
        <table:table-row table:style-name="Table9.4">
          <table:table-cell table:style-name="Table9.A4" office:value-type="string">
            <text:p text:style-name="P47"><text:reference-mark-start text:name="hmac_sha1"/>HMAC-SHA1<text:reference-mark-end text:name="hmac_sha1"/></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HMAC_SHA256"/>HMAC-SHA256<text:reference-mark-end text:name="HMAC_SHA256"/></text:p>
          </table:table-cell>
          <table:table-cell table:style-name="Table9.A4" office:value-type="string">
            <text:p text:style-name="Text_20_body">TBD</text:p>
          </table:table-cell>
        </table:table-row>
        <table:table-row table:style-name="Table9.4">
          <table:table-cell table:style-name="Table9.A4" office:value-type="string">
            <text:p text:style-name="P5"><text:reference-mark-start text:name="X.509"/>X.509<text:reference-mark-end text:name="X.509"/></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HA256"/>SHA256<text:reference-mark-end text:name="SHA256"/></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TPM1.2"/>TPM 1.2<text:reference-mark-end text:name="TPM1.2"/></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dh"/>Diffie-Hellman<text:reference-mark-end text:name="dh"/></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mime"/>S/MIME<text:reference-mark-end text:name="s/mime"/></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utf8"/>UTF-8<text:reference-mark-end text:name="utf8"/></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xml.encrypt"/>XML Encryption<text:reference-mark-end text:name="xml.encrypt"/></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RFC3447"/>RFC 3447<text:reference-mark-end text:name="RFC3447"/></text:p>
          </table:table-cell>
          <table:table-cell table:style-name="Table9.A4" office:value-type="string">
            <text:p text:style-name="Text_20_body">TBD</text:p>
          </table:table-cell>
        </table:table-row>
        <table:table-row table:style-name="Table9.4">
          <table:table-cell table:style-name="Table9.A4" office:value-type="string">
            <text:p text:style-name="P71"><text:reference-mark-start text:name="rfc5639"/>RFC 5639<text:reference-mark-end text:name="rfc5639"/></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dsg"/>XML Signature<text:reference-mark-end text:name="xml.dsg"/></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97"/>FIPS 197<text:reference-mark-end text:name="fips.197"/></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86-3"/>FIPS 186-4<text:reference-mark-end text:name="fips.186-3"/></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info.cards"/>Information Card<text:reference-mark-end text:name="info.card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base64"/>Base64URL<text:reference-mark-end text:name="base64"/></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hotp"/>HOTP<text:reference-mark-end text:name="hotp"/></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avacard"/>JavaCard<text:reference-mark-end text:name="javacard"/></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ce"/>JCE<text:reference-mark-end text:name="jce"/></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cryptoapi"/>CryptoAPI<text:reference-mark-end text:name="cryptoapi"/></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pkcs11"/>PKCS #11<text:reference-mark-end text:name="pkcs11"/></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globalplatform"/>GlobalPlatform<text:reference-mark-end text:name="globalplatform"/></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tls"/>TLS<text:reference-mark-end text:name="tl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schema"/>XML Schema<text:reference-mark-end text:name="xml.schema"/></text:p>
          </table:table-cell>
          <table:table-cell table:style-name="Table9.A4" office:value-type="string">
            <text:p text:style-name="Text_20_body">TBD</text:p>
          </table:table-cell>
        </table:table-row>
        <text:soft-page-break/>
        <table:table-row table:style-name="Table9.4">
          <table:table-cell table:style-name="Table9.A4" office:value-type="string">
            <text:p text:style-name="P120"><text:reference-mark-start text:name="sp800-56a"/>SP800-56A<text:reference-mark-end text:name="sp800-56a"/></text:p>
          </table:table-cell>
          <table:table-cell table:style-name="Table9.A4" office:value-type="string">
            <text:p text:style-name="Text_20_body">TBD</text:p>
          </table:table-cell>
        </table:table-row>
        <table:table-row table:style-name="Table9.4">
          <table:table-cell table:style-name="Table9.A4" office:value-type="string">
            <text:p text:style-name="P120"><text:reference-mark-start text:name="kerberos"/>Kerberos<text:reference-mark-end text:name="kerberos"/></text:p>
          </table:table-cell>
          <table:table-cell table:style-name="Table9.A4" office:value-type="string">
            <text:p text:style-name="Text_20_body">TBD</text:p>
          </table:table-cell>
        </table:table-row>
        <table:table-row table:style-name="Table9.4">
          <table:table-cell table:style-name="Table9.A4" office:value-type="string">
            <text:p text:style-name="P120"><text:reference-mark-start text:name="blind.sign"/>Blind Signatures<text:reference-mark-end text:name="blind.sign"/></text:p>
          </table:table-cell>
          <table:table-cell table:style-name="Table9.A4" office:value-type="string">
            <text:p text:style-name="Text_20_body">TBD</text:p>
          </table:table-cell>
        </table:table-row>
        <table:table-row table:style-name="Table9.4">
          <table:table-cell table:style-name="Table9.A4" office:value-type="string">
            <text:p text:style-name="P120"><text:reference-mark-start text:name="daa"/>DAA<text:reference-mark-end text:name="daa"/></text:p>
          </table:table-cell>
          <table:table-cell table:style-name="Table9.A4" office:value-type="string">
            <text:p text:style-name="Text_20_body">TBD</text:p>
          </table:table-cell>
        </table:table-row>
        <table:table-row table:style-name="Table9.4">
          <table:table-cell table:style-name="Table9.A4" office:value-type="string">
            <text:p text:style-name="P120"><text:reference-mark-start text:name="URI"/>URI<text:reference-mark-end text:name="URI"/></text:p>
          </table:table-cell>
          <table:table-cell table:style-name="Table9.A4" office:value-type="string">
            <text:p text:style-name="Text_20_body">TBD</text:p>
          </table:table-cell>
        </table:table-row>
        <table:table-row table:style-name="Table9.4">
          <table:table-cell table:style-name="Table9.A4" office:value-type="string">
            <text:p text:style-name="P120"><text:reference-mark-start text:name="JCS"/>JCS<text:reference-mark-end text:name="JCS"/></text:p>
          </table:table-cell>
          <table:table-cell table:style-name="Table9.A4" office:value-type="string">
            <text:p text:style-name="Text_20_body">JSON Cleartext Signature</text:p>
          </table:table-cell>
        </table:table-row>
      </table:table>
      <text:p text:style-name="Text_20_body"/>
      <text:list xml:id="list31384742" text:continue-numbering="true" text:style-name="Numbering_20_4">
        <text:list-item>
          <text:h text:style-name="P189" text:outline-level="4"><text:bookmark text:name="__RefHeading__15359_972012461"/>Acknowledgments<text:bookmark-end text:name="__RefHeading__15359_972012461"/></text:h>
        </text:list-item>
      </text:list>
      <text:p text:style-name="Text_20_body">SKS and KeyGen2 heavily build on schemes pioneered by other individuals and organizations, most notably:</text:p>
      <text:list xml:id="list31324952" text:style-name="L6">
        <text:list-item>
          <text:p text:style-name="P172"><text:span text:style-name="T2">CT-KIP by RSA Security</text:span>: KeyGen2 format and basic operation</text:p>
        </text:list-item>
        <text:list-item>
          <text:p text:style-name="P172"><text:span text:style-name="T2">ObC by Nokia</text:span>: Key management through dynamic deployment of issuer-specific symmetric keys (<text:span text:style-name="CrossRef"><text:reference-ref text:reference-format="text" text:ref-name="DSDP">VSD</text:reference-ref></text:span>), and support for keys bound to downloaded data (in ObC code)</text:p>
        </text:list-item>
        <text:list-item>
          <text:p text:style-name="P172"><text:span text:style-name="T2">SCP80 by GlobalPlatform</text:span>: Secure messaging including “rolling MACs”</text:p>
        </text:list-item>
        <text:list-item>
          <text:p text:style-name="P172"><text:span text:style-name="T2">CertEnroll by Microsoft</text:span>: Processes</text:p>
        </text:list-item>
      </text:list>
      <text:p text:style-name="P130">There is also a bunch of individuals that have been instrumental for the creation of SKS. <text:s/>I need to check who would accept to be mentioned :-)</text:p>
      <text:p text:style-name="P130">KeyGen2 is an “homage” to Netscape Communications Corp. who created the first on-line provisioning system called KeyGen.</text:p>
      <text:p text:style-name="Text_20_body"/>
      <text:list xml:id="list31389387" text:continue-list="list31384742" text:style-name="Numbering_20_4">
        <text:list-item>
          <text:h text:style-name="Appendix" text:outline-level="4"><text:bookmark text:name="__RefHeading__15361_972012461"/>Author<text:bookmark-end text:name="__RefHeading__15361_972012461"/></text:h>
        </text:list-item>
      </text:list>
      <text:p text:style-name="Text_20_body">Anders Rundgren<text:a xlink:type="simple" xlink:href="mailto:anders.rundgren@telia.com"><text:line-break/></text:a><text:a xlink:type="simple" xlink:href="mailto:anders.rundgren@telia.com">anders.rundgren.net@gmail.com</text:a></text:p>
      <text:p text:style-name="Text_20_body"/>
      <text:p text:style-name="P69"><text:bookmark text:name="__RefHeading__15363_972012461"/>To Do List<text:bookmark-end text:name="__RefHeading__15363_972012461"/></text:p>
      <text:p text:style-name="Text_20_body">Although it would be nice to say “it is 100% ready” there are still a few things missing:</text:p>
      <text:list xml:id="list31316489" text:style-name="L7">
        <text:list-item>
          <text:p text:style-name="P173">Investigating “physical presence” GPIO options</text:p>
        </text:list-item>
        <text:list-item>
          <text:p text:style-name="P173">Language proofing</text:p>
        </text:list-item>
        <text:list-item>
          <text:p text:style-name="P173">Filling in the referenc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styles>
    <draw:hatch draw:name="Blue_20_Crossed_20_0_20_Degrees" draw:display-name="Blue Crossed 0 Degrees" draw:style="double" draw:color="#ccccff" draw:distance="0.1114in" draw:rotation="900"/>
    <draw:marker draw:name="Arrow" svg:viewBox="0 0 20 30" svg:d="m10 0-10 30h20z"/>
    <draw:stroke-dash draw:name="Line_20_with_20_Fine_20_Dots" draw:display-name="Line with Fine Dots" draw:style="rect" draw:dots1="1" draw:dots1-length="0.7902in" draw:dots2="10" draw:distance="0.0598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783in"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in" fo:margin-bottom="0.0827in" style:page-number="auto"/>
      <style:text-properties style:font-name="Verdana" fo:font-size="16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margin-top="0in" fo:margin-bottom="0.0799in" fo:text-indent="0in" style:auto-text-indent="false" text:number-lines="false" text:line-number="0"/>
      <style:text-properties style:font-name="Verdana" fo:font-size="14pt" fo:font-weight="normal" style:font-size-asian="16pt" style:font-weight-asian="bold" style:font-size-complex="16pt" style:font-weight-complex="bold"/>
    </style:style>
    <style:style style:name="Contents_20_1" style:display-name="Contents 1" style:family="paragraph" style:parent-style-name="Index" style:default-outline-level="1" style:list-style-name="" style:class="index">
      <style:paragraph-properties fo:margin-left="0in" fo:margin-right="0in" fo:margin-top="0in" fo:margin-bottom="0.0402in" fo:text-indent="0in" style:auto-text-indent="false" style:shadow="none">
        <style:tab-stops>
          <style:tab-stop style:position="6.9252in"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1965in" fo:margin-right="0in" fo:text-indent="0in" style:auto-text-indent="false" fo:background-color="transparent">
        <style:tab-stops>
          <style:tab-stop style:position="6.7283in"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0402in" fo:text-indent="0in" style:auto-text-indent="false">
        <style:tab-stops>
          <style:tab-stop style:position="6.7283in"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8402in" fo:margin-right="0in" fo:margin-top="0in" fo:margin-bottom="0.0402in" fo:text-indent="0in" style:auto-text-indent="false">
        <style:tab-stops>
          <style:tab-stop style:position="6.7299in" style:type="right"/>
        </style:tab-stops>
      </style:paragraph-properties>
      <style:text-properties style:font-name="Verdana1" fo:font-size="12pt" fo:font-weight="normal"/>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in" fo:margin-bottom="0.0827in"/>
      <style:text-properties style:font-name="Verdana" fo:font-size="12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1" fo:font-size="8pt" style:font-name-asian="Arial1" style:font-size-asian="8pt" style:font-name-complex="Arial1" style:font-size-complex="8pt" text:display="none"/>
    </style:style>
    <style:style style:name="Heading_20_3" style:display-name="Heading 3" style:family="paragraph" style:parent-style-name="Heading" style:next-style-name="Text_20_body" style:default-outline-level="3" style:class="text" style:master-page-name="">
      <style:paragraph-properties fo:margin-top="0in" fo:margin-bottom="0.1201in" style:page-number="auto"/>
      <style:text-properties style:font-name="Verdana1" fo:font-size="16pt" fo:font-weight="normal" style:font-size-asian="14pt" style:font-weight-asian="bold" style:font-size-complex="14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Appendix" style:family="paragraph" style:parent-style-name="Heading" style:default-outline-level="4" style:list-style-name="Numbering_20_4" style:class="text" style:master-page-name="">
      <style:paragraph-properties fo:margin-left="0in" fo:margin-right="0in" fo:margin-top="0in" fo:margin-bottom="0.0799in" fo:text-indent="0in" style:auto-text-indent="false" style:page-number="auto">
        <style:tab-stops/>
      </style:paragraph-properties>
      <style:text-properties style:font-name="Verdana1" fo:font-size="16pt"/>
    </style:style>
    <style:style style:name="Contents_20_4" style:display-name="Contents 4" style:family="paragraph" style:parent-style-name="Index" style:class="index">
      <style:paragraph-properties fo:margin-left="0in" fo:margin-right="0in" fo:margin-top="0in" fo:margin-bottom="0.0402in" fo:text-indent="0in" style:auto-text-indent="false">
        <style:tab-stops>
          <style:tab-stop style:position="7.1898in" style:type="right" style:leader-style="dotted" style:leader-text="."/>
        </style:tab-stops>
      </style:paragraph-properties>
      <style:text-properties style:font-name="Verdana1" fo:font-size="12pt"/>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fo:font-weight="normal" style:font-name-asian="OpenSymbol" style:font-size-asian="10pt" style:font-weight-asian="normal" style:font-name-complex="OpenSymbol" style:font-size-complex="10pt" style:font-weight-complex="norma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4" style:display-name="Numbering 4">
      <text:list-level-style-number text:level="1" text:style-name="Numbering_20_Symbols" style:num-prefix="Appendix " style:num-suf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Appendix " style:num-suffix=". " style:num-format="A"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prefix="Appendix " style:num-suffix=". " style:num-format="A"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prefix="Appendix " style:num-suffix=". " style:num-format="A"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prefix="Appendix " style:num-suffix=". " style:num-format="A"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prefix="Appendix " style:num-suffix=". " style:num-format="A"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prefix="Appendix " style:num-suffix=". " style:num-format="A"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prefix="Appendix " style:num-suffix=". " style:num-format="A"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prefix="Appendix " style:num-suffix=". " style:num-format="A"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prefix="Appendix " style:num-suffix=". " style:num-format="A"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space-before="0.25in" text:min-label-width="0.25in"/>
      </text:list-level-style-number>
      <text:list-level-style-number text:level="2" text:style-name="RTF_5f_Num_20_5_20_2" style:num-suffix="." style:num-format="1">
        <style:list-level-properties text:space-before="0.75in" text:min-label-width="0.25in"/>
      </text:list-level-style-number>
      <text:list-level-style-number text:level="3" text:style-name="RTF_5f_Num_20_5_20_3" style:num-suffix="." style:num-format="1">
        <style:list-level-properties text:space-before="1.25in" text:min-label-width="0.25in"/>
      </text:list-level-style-number>
      <text:list-level-style-number text:level="4" text:style-name="RTF_5f_Num_20_5_20_4" style:num-suffix="." style:num-format="1">
        <style:list-level-properties text:space-before="1.75in" text:min-label-width="0.25in"/>
      </text:list-level-style-number>
      <text:list-level-style-number text:level="5" text:style-name="RTF_5f_Num_20_5_20_5" style:num-suffix="." style:num-format="1">
        <style:list-level-properties text:space-before="2.25in" text:min-label-width="0.25in"/>
      </text:list-level-style-number>
      <text:list-level-style-number text:level="6" text:style-name="RTF_5f_Num_20_5_20_6" style:num-suffix="." style:num-format="1">
        <style:list-level-properties text:space-before="2.75in" text:min-label-width="0.25in"/>
      </text:list-level-style-number>
      <text:list-level-style-number text:level="7" text:style-name="RTF_5f_Num_20_5_20_7" style:num-suffix="." style:num-format="1">
        <style:list-level-properties text:space-before="3.25in" text:min-label-width="0.25in"/>
      </text:list-level-style-number>
      <text:list-level-style-number text:level="8" text:style-name="RTF_5f_Num_20_5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page-layout style:name="Mpm1">
      <style:page-layout-properties fo:page-width="8.5in" fo:page-height="11in" style:num-format="1" style:print-orientation="portrait" fo:margin-top="0.4382in" fo:margin-bottom="0.1339in" fo:margin-left="0.3583in" fo:margin-right="0.3626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4291in" fo:margin-left="0in" fo:margin-right="0.0035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97, WebPKI.org, 2013-12-29<text:tab/>Page <text:page-number text:select-page="current">12</text:page-number> of <text:page-count>82</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Anders Rundgren</meta:initial-creator>
    <meta:creation-date>2010-12-24T07:50:44</meta:creation-date>
    <meta:editing-cycles>473</meta:editing-cycles>
    <meta:editing-duration>PT64H14M46S</meta:editing-duration>
    <dc:title>Secure Key Store - API and Architecture</dc:title>
    <dc:date>2014-03-07T11:22:30.24</dc:date>
    <dc:creator>Anders Rundgren</dc:creator>
    <meta:document-statistic meta:table-count="121" meta:image-count="0" meta:object-count="6" meta:page-count="82" meta:paragraph-count="2249" meta:word-count="15998" meta:character-count="122750"/>
    <meta:user-defined meta:name="Editor">Anders Rundgren, WebPKI.org</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02cm" draw:shadow-offset-y="0.102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969cm" svg:height="3.811cm" svg:x="0.988cm" svg:y="1.635cm">
          <draw:image xlink:href="Pictures/100000000000089800000258751EDC7E.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dash" draw:stroke-dash="Fine_20_Dashed_20__28_var_29_"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dash" draw:stroke-dash="Fine_20_Dashed_20__28_var_29_" svg:stroke-width="0cm" draw:marker-start-width="0.305cm" draw:marker-end-width="0.305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5" style:family="graphic" style:parent-style-name="standard">
      <style:graphic-properties draw:fill="gradient" draw:fill-gradient-name="Gradient_20_9" draw:textarea-horizontal-align="justify" draw:textarea-vertical-align="middle" draw:auto-grow-height="false"/>
    </style:style>
    <style:style style:name="gr6" style:family="graphic" style:parent-style-name="standard">
      <style:graphic-properties draw:fill="gradient" draw:fill-gradient-name="Rectangular_20_red_2f_white" draw:textarea-horizontal-align="justify" draw:textarea-vertical-align="middle" draw:auto-grow-height="false"/>
    </style:style>
    <style:style style:name="gr7" style:family="graphic" style:parent-style-name="standard">
      <style:graphic-properties draw:fill="gradient" draw:fill-color="#99ccff" draw:fill-gradient-name="Gradient_20_8" draw:textarea-horizontal-align="justify" draw:textarea-vertical-align="middle" draw:auto-grow-height="false" draw:shadow-offset-x="0.305cm" draw:shadow-offset-y="0.305cm"/>
    </style:style>
    <style:style style:name="gr8" style:family="graphic" style:parent-style-name="standard">
      <style:graphic-properties draw:fill-color="#ffffff" draw:textarea-horizontal-align="justify" draw:textarea-vertical-align="middle" draw:auto-grow-height="false"/>
    </style:style>
    <style:style style:name="gr9" style:family="graphic" style:parent-style-name="standard">
      <style:graphic-properties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302cm" svg:height="0.635cm" svg:x="13.624cm" svg:y="1.864cm">
          <text:p text:style-name="P1"><text:span text:style-name="T1">PIN Error Count</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302cm" svg:height="0.635cm" svg:x="13.624cm" svg:y="5.699cm">
          <text:p text:style-name="P1"><text:span text:style-name="T1">Key Attribu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901cm" svg:height="0.635cm" svg:x="5.339cm" svg:y="5.71cm">
          <text:p text:style-name="P1"><text:span text:style-name="T1">Symmetr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81cm" svg:height="0.635cm" svg:x="4.845cm" svg:y="1.835cm">
          <text:p text:style-name="P1"><text:span text:style-name="T1">End-Entity Certificate</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5.68cm" svg:y="2.703cm">
          <draw:image xlink:href="Pictures/100000000000012C0000012CD2F8F920.png" xlink:type="simple" xlink:show="embed" xlink:actuate="onLoad">
            <text:p/>
          </draw:image>
        </draw:frame>
        <draw:frame draw:style-name="gr3" draw:text-style-name="P1" draw:layer="layout" svg:width="2.107cm" svg:height="2.107cm" svg:x="5.743cm" svg:y="6.478cm">
          <draw:image xlink:href="Pictures/100000000000012C0000012CDC037FA8.png" xlink:type="simple" xlink:show="embed" xlink:actuate="onLoad">
            <text:p/>
          </draw:image>
        </draw:frame>
        <draw:custom-shape draw:style-name="gr4" draw:text-style-name="P2" draw:layer="layout" svg:width="3.327cm" svg:height="0.635cm" svg:x="9.404cm" svg:y="5.71cm">
          <text:p text:style-name="P1"><text:span text:style-name="T1">Extension Object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27cm" svg:height="0.635cm" svg:x="9.407cm" svg:y="1.838cm">
          <text:p text:style-name="P1"><text:span text:style-name="T1">CA Certifica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10.104cm" svg:y="2.805cm">
          <draw:image xlink:href="Pictures/100000000000012C0000012C8F7CE247.png" xlink:type="simple" xlink:show="embed" xlink:actuate="onLoad">
            <text:p/>
          </draw:image>
        </draw:frame>
        <draw:custom-shape draw:style-name="gr5" draw:text-style-name="P1" draw:layer="layout" svg:width="0.889cm" svg:height="0.762cm" svg:x="11.361cm" svg:y="6.915cm">
          <text:p/>
          <draw:enhanced-geometry svg:viewBox="0 0 21600 21600" draw:type="rectangle" draw:enhanced-path="M 0 0 L 21600 0 21600 21600 0 21600 0 0 Z N"/>
        </draw:custom-shape>
        <draw:custom-shape draw:style-name="gr6" draw:text-style-name="P1" draw:layer="layout" svg:width="1.016cm" svg:height="1.016cm" svg:x="9.891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1.016cm" svg:height="0.889cm" svg:x="10.58cm" svg:y="7.7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 draw:text-style-name="P1" draw:layer="layout" svg:width="2.107cm" svg:height="2.107cm" svg:x="1.769cm" svg:y="6.479cm">
          <draw:image xlink:href="Pictures/100000000000012C0000012CDC037FA8.png" xlink:type="simple" xlink:show="embed" xlink:actuate="onLoad">
            <text:p/>
          </draw:image>
        </draw:frame>
        <draw:frame draw:style-name="gr3" draw:text-style-name="P1" draw:layer="layout" svg:width="2.107cm" svg:height="2.107cm" svg:x="1.734cm" svg:y="2.569cm">
          <draw:image xlink:href="Pictures/100000000000012C0000012CDC037FA8.png" xlink:type="simple" xlink:show="embed" xlink:actuate="onLoad">
            <text:p/>
          </draw:image>
        </draw:frame>
        <draw:custom-shape draw:style-name="gr2" draw:text-style-name="P2" draw:layer="layout" svg:width="2.24cm" svg:height="0.635cm" svg:x="1.636cm" svg:y="5.711cm">
          <text:p text:style-name="P1"><text:span text:style-name="T1">Private Ke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2.24cm" svg:height="0.635cm" svg:x="1.601cm" svg:y="1.801cm">
          <text:p text:style-name="P1"><text:span text:style-name="T1">Publ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 draw:layer="layout" svg:width="1.27cm" svg:height="0.635cm" svg:x="14.635cm" svg:y="3.04cm">
          <text:p text:style-name="P1"><text:span text:style-name="T1">0000</text:span></text:p>
          <draw:enhanced-geometry svg:viewBox="0 0 21600 21600" draw:type="rectangle" draw:enhanced-path="M 0 0 L 21600 0 21600 21600 0 21600 0 0 Z N"/>
        </draw:custom-shape>
        <draw:custom-shape draw:style-name="gr9" draw:text-style-name="P2" draw:layer="layout" svg:width="1.372cm" svg:height="0.635cm" svg:x="14.208cm" svg:y="6.969cm">
          <text:p/>
          <draw:enhanced-geometry svg:viewBox="0 0 21600 21600" draw:type="rectangle" draw:enhanced-path="M 0 0 L 21600 0 21600 21600 0 21600 0 0 Z N"/>
        </draw:custom-shape>
        <draw:custom-shape draw:style-name="gr9" draw:text-style-name="P2" draw:layer="layout" svg:width="1.372cm" svg:height="0.635cm" svg:x="14.462cm" svg:y="7.096cm">
          <text:p/>
          <draw:enhanced-geometry svg:viewBox="0 0 21600 21600" draw:type="rectangle" draw:enhanced-path="M 0 0 L 21600 0 21600 21600 0 21600 0 0 Z N"/>
        </draw:custom-shape>
        <draw:custom-shape draw:style-name="gr9" draw:text-style-name="P2" draw:layer="layout" svg:width="1.372cm" svg:height="0.635cm" svg:x="14.716cm" svg:y="7.223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cm" svg:height="0.635cm" svg:x="14.97cm" svg:y="7.35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2cm" svg:height="0.635cm" svg:x="15.224cm" svg:y="7.477cm">
          <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8" draw:display-name="Gradient 8" draw:style="radial" draw:cx="35%" draw:cy="30%" draw:start-color="#008000" draw:end-color="#00ff00" draw:start-intensity="100%" draw:end-intensity="100%" draw:border="30%"/>
    <draw:gradient draw:name="Gradient_20_9" draw:display-name="Gradient 9" draw:style="linear" draw:start-color="#ffffff" draw:end-color="#0000ff" draw:start-intensity="100%" draw:end-intensity="100%" draw:angle="450" draw:border="0%"/>
    <draw:gradient draw:name="Gradient_20_SKS" draw:display-name="Gradient SKS" draw:style="linear" draw:start-color="#ffcc99" draw:end-color="#ffd320" draw:start-intensity="100%" draw:end-intensity="100%" draw:angle="300" draw:border="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draw:stroke-dash draw:name="Fine_20_Dashed_20__28_var_29_" draw:display-name="Fine Dashed (var)" draw:style="rect" draw:dots1="7"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2"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5.534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5"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6.034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3.556cm" svg:height="0.635cm" svg:x="6.569cm" svg:y="4.81cm">
          <text:p text:style-name="P2"><text:span text:style-name="T1">Provisioning Object</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347cm" svg:y1="5.445cm" svg:x2="6.365cm" svg:y2="6.715cm" draw:start-shape="id1" draw:start-glue-point="2" draw:end-shape="id2" draw:end-glue-point="0" svg:d="m8347 5445-1982 1270">
          <text:p/>
        </draw:connector>
        <draw:connector draw:style-name="gr3" draw:text-style-name="P2" draw:layer="layout" draw:type="line" svg:x1="8.347cm" svg:y1="5.445cm" svg:x2="6.865cm" svg:y2="6.915cm" draw:start-shape="id1" draw:start-glue-point="2" draw:end-shape="id3" draw:end-glue-point="0" svg:d="m8347 5445-1482 1470">
          <text:p/>
        </draw:connector>
        <draw:connector draw:style-name="gr3" draw:text-style-name="P2" draw:layer="layout" draw:type="line" svg:x1="8.347cm" svg:y1="5.445cm" svg:x2="7.335cm" svg:y2="7.15cm" draw:start-shape="id1" draw:start-glue-point="2" draw:end-shape="id4" draw:end-glue-point="0" svg:d="m8347 5445-1012 1705">
          <text:p/>
        </draw:connector>
        <draw:connector draw:style-name="gr3" draw:text-style-name="P2" draw:layer="layout" draw:type="line" svg:x1="8.347cm" svg:y1="5.445cm" svg:x2="7.902cm" svg:y2="7.385cm" draw:start-shape="id1" draw:start-glue-point="2" draw:end-shape="id5" draw:end-glue-point="0" svg:d="m8347 5445-445 1940">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25cm" draw:marker-start-width="0.33cm" draw:marker-end-width="0.33cm" draw:fill="gradient" draw:fill-gradient-name="Gradient_20_16" draw:textarea-horizontal-align="center" draw:textarea-vertical-align="middle" fo:padding-top="0.137cm" fo:padding-bottom="0.137cm" fo:padding-left="0.262cm" fo:padding-right="0.262cm"/>
    </style:style>
    <style:style style:name="gr2" style:family="graphic" style:parent-style-name="standard">
      <style:graphic-properties svg:stroke-width="0.025cm" draw:marker-start-width="0.33cm" draw:marker-end-width="0.33cm" draw:fill="gradient" draw:fill-gradient-name="Gradient_20_10" draw:textarea-horizontal-align="center" draw:textarea-vertical-align="middle" fo:padding-top="0.137cm" fo:padding-bottom="0.137cm" fo:padding-left="0.262cm" fo:padding-right="0.262cm"/>
    </style:style>
    <style:style style:name="gr3" style:family="graphic" style:parent-style-name="standard">
      <style:graphic-properties svg:stroke-width="0.025cm" draw:marker-start-width="0.33cm" draw:marker-end-width="0.33cm" draw:fill="gradient" draw:fill-gradient-name="Gradient_20_14" draw:textarea-horizontal-align="justify" draw:textarea-vertical-align="middle" draw:auto-grow-height="false" fo:padding-top="0.137cm" fo:padding-bottom="0.137cm" fo:padding-left="0.262cm" fo:padding-right="0.262cm"/>
    </style:style>
    <style:style style:name="gr4" style:family="graphic" style:parent-style-name="standard">
      <style:graphic-properties svg:stroke-width="0.051cm" draw:marker-start="Arrow2" draw:marker-start-width="0.178cm" draw:marker-end="Arrow2" draw:marker-end-width="0.178cm" draw:textarea-horizontal-align="center" draw:textarea-vertical-align="middle" fo:padding-top="0.151cm" fo:padding-bottom="0.151cm" fo:padding-left="0.276cm" fo:padding-right="0.276cm" draw:shadow-offset-x="0.305cm" draw:shadow-offset-y="0.305cm"/>
    </style:style>
    <style:style style:name="gr5" style:family="graphic" style:parent-style-name="standard">
      <style:graphic-properties svg:stroke-width="0.051cm" draw:marker-start="Arrow2" draw:marker-start-width="0.178cm" draw:marker-end="Arrow2" draw:marker-end-width="0.178cm" draw:textarea-horizontal-align="center" draw:textarea-vertical-align="middle" fo:padding-top="0.15cm" fo:padding-bottom="0.15cm" fo:padding-left="0.275cm" fo:padding-right="0.275cm"/>
    </style:style>
    <style:style style:name="gr6" style:family="graphic" style:parent-style-name="standard">
      <style:graphic-properties draw:stroke="dash" draw:stroke-dash="Line_20_Style_20_1" svg:stroke-width="0.051cm" draw:marker-start-width="0.381cm" draw:marker-end-width="0.381cm" draw:fill="none" draw:textarea-horizontal-align="justify" draw:textarea-vertical-align="middle" draw:auto-grow-height="false" fo:min-height="0cm" fo:min-width="0cm" fo:padding-top="0.15cm" fo:padding-bottom="0.15cm" fo:padding-left="0.275cm" fo:padding-right="0.275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solid" svg:stroke-color="#000000" draw:fill="solid" draw:fill-color="#ffffff" draw:textarea-horizontal-align="left" draw:auto-grow-height="true" draw:auto-grow-width="true" fo:min-height="0cm" fo:min-width="0cm"/>
    </style:style>
    <style:style style:name="gr9" style:family="graphic" style:parent-style-name="standard">
      <style:graphic-properties draw:fill="solid" draw:fill-color="#ffffff" draw:textarea-horizontal-align="justify" draw:textarea-vertical-align="middle" draw:auto-grow-height="false" fo:min-height="0cm" fo:min-width="0cm" fo:wrap-option="no-wrap"/>
    </style:style>
    <style:style style:name="gr10" style:family="graphic">
      <style:graphic-properties style:protect="size"/>
    </style:style>
    <style:style style:name="pr1" style:family="presentation" style:parent-style-name="Default-notes">
      <style:graphic-properties draw:fill-color="#ffffff" draw:auto-grow-height="true" fo:min-height="12.573cm"/>
    </style:style>
    <style:style style:name="P1" style:family="paragraph">
      <style:paragraph-properties fo:text-align="center"/>
    </style:style>
    <style:style style:name="P2" style:family="paragraph">
      <style:paragraph-properties fo:text-align="center"/>
      <style:text-properties fo:font-family="Arial" style:font-family-generic="swiss" style:font-pitch="variable" fo:font-size="12pt" style:font-size-asian="12pt" style:font-size-complex="12pt"/>
    </style:style>
    <style:style style:name="P3" style:family="paragraph">
      <style:text-properties fo:font-size="12pt" style:font-size-asian="12pt" style:font-size-complex="12pt"/>
    </style:style>
    <style:style style:name="P4" style:family="paragraph">
      <style:text-properties fo:font-size="10pt" style:font-size-asian="10pt" style:font-size-complex="10pt"/>
    </style:style>
    <style:style style:name="P5" style:family="paragraph">
      <style:paragraph-properties fo:text-align="center"/>
      <style:text-properties fo:font-size="10pt" style:font-size-asian="10pt" style:font-size-complex="10pt"/>
    </style:style>
    <style:style style:name="P6" style:family="paragraph">
      <style:paragraph-properties fo:text-align="start"/>
    </style:style>
    <style:style style:name="P7" style:family="paragraph">
      <style:paragraph-properties fo:text-align="start"/>
      <style:text-properties fo:font-size="10pt" style:font-size-asian="10pt" style:font-size-complex="10pt"/>
    </style:style>
    <style:style style:name="T1" style:family="text">
      <style:text-properties fo:font-family="Arial" style:font-family-generic="swiss" style:font-pitch="variable" fo:font-size="12pt" style:font-size-asian="12pt" style:font-size-complex="12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rect draw:style-name="gr1" draw:text-style-name="P2" draw:layer="layout" svg:width="3.175cm" svg:height="1.404cm" svg:x="10.46cm" svg:y="9.091cm">
          <text:p text:style-name="P1"><text:span text:style-name="T1">Provisioning</text:span><text:span text:style-name="T1"><text:line-break/></text:span><text:span text:style-name="T1">Proxy</text:span></text:p>
        </draw:rect>
        <draw:ellipse draw:style-name="gr2" draw:text-style-name="P2" draw:layer="layout" svg:width="3.175cm" svg:height="1.433cm" svg:x="10.46cm" svg:y="4.782cm">
          <text:p text:style-name="P1"><text:span text:style-name="T1">Issuing</text:span><text:span text:style-name="T1"><text:line-break/></text:span><text:span text:style-name="T1">Service</text:span></text:p>
        </draw:ellipse>
        <draw:custom-shape draw:style-name="gr3" draw:text-style-name="P2" draw:layer="layout" svg:width="3.175cm" svg:height="1.378cm" svg:x="10.495cm" svg:y="13.035cm">
          <text:p text:style-name="P1"><text:span text:style-name="T1">SK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4" draw:text-style-name="P1" draw:layer="layout" svg:x1="12.065cm" svg:y1="6.223cm" svg:x2="12.065cm" svg:y2="9.042cm">
          <text:p/>
        </draw:line>
        <draw:line draw:style-name="gr5" draw:text-style-name="P1" draw:layer="layout" svg:x1="12.065cm" svg:y1="10.495cm" svg:x2="12.065cm" svg:y2="13.035cm">
          <text:p/>
        </draw:line>
        <draw:custom-shape draw:style-name="gr6" draw:text-style-name="P1" draw:layer="layout" svg:width="5.715cm" svg:height="6.985cm" svg:x="9.225cm" svg:y="8.2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3" draw:layer="layout" svg:width="3.292cm" svg:height="0.725cm" draw:transform="rotate (1.5707963267946) translate (8.365cm 13.452cm)">
          <draw:text-box>
            <text:p><text:span text:style-name="T2">Client Platform</text:span></text:p>
          </draw:text-box>
        </draw:frame>
        <draw:frame draw:style-name="gr8" draw:text-style-name="P4" draw:layer="layout" svg:width="6.319cm" svg:height="0.64cm" svg:x="9.03cm" svg:y="6.985cm">
          <draw:text-box>
            <text:p><text:span text:style-name="T3">KeyGen2 – High-level JSON Protocol</text:span></text:p>
          </draw:text-box>
        </draw:frame>
        <draw:frame draw:style-name="gr8" draw:text-style-name="P4" draw:layer="layout" svg:width="4.782cm" svg:height="0.64cm" svg:x="9.738cm" svg:y="11.493cm">
          <draw:text-box>
            <text:p><text:span text:style-name="T3">SKS – Low-level Binary API</text:span></text:p>
          </draw:text-box>
        </draw:frame>
        <draw:custom-shape draw:style-name="gr9" draw:text-style-name="P5" draw:layer="layout" svg:width="3.41cm" svg:height="1.061cm" svg:x="13.97cm" svg:y="13.67cm">
          <text:p text:style-name="P1"><text:span text:style-name="T3">Embedded or</text:span></text:p>
          <text:p text:style-name="P1"><text:span text:style-name="T3">Connected Device</text:span></text:p>
          <draw:enhanced-geometry svg:viewBox="0 0 21600 21600" draw:text-areas="800 800 20800 20800" draw:type="round-rectangular-callout" draw:modifiers="-5262.2691292876 2277.966101694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7" draw:layer="layout" svg:width="4.156cm" svg:height="1.905cm" svg:x="14.305cm" svg:y="8.69cm">
          <text:list text:style-name="L1">
            <text:list-item>
              <text:p text:style-name="P6"><text:span text:style-name="T3"><text:s text:c="2"/></text:span><text:span text:style-name="T3">Networking</text:span></text:p>
            </text:list-item>
            <text:list-item>
              <text:p text:style-name="P6"><text:span text:style-name="T3"><text:s text:c="2"/></text:span><text:span text:style-name="T3">JSON Processing</text:span></text:p>
            </text:list-item>
            <text:list-item>
              <text:p text:style-name="P6"><text:span text:style-name="T3"><text:s text:c="2"/></text:span><text:span text:style-name="T3">Content Aggregation</text:span></text:p>
            </text:list-item>
            <text:list-item>
              <text:p text:style-name="P6"><text:span text:style-name="T3"><text:s text:c="2"/></text:span><text:span text:style-name="T3">User Interaction</text:span></text:p>
            </text:list-item>
          </text:list>
          <draw:enhanced-geometry svg:viewBox="0 0 21600 21600" draw:text-areas="800 800 20800 20800" draw:type="round-rectangular-callout" draw:modifiers="-5653.30767380322 15922.35047219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0"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cc" draw:end-color="#aecf00" draw:start-intensity="100%" draw:end-intensity="100%" draw:angle="1200" draw:border="0%"/>
    <draw:gradient draw:name="Gradient_20_14" draw:display-name="Gradient 14" draw:style="axial" draw:start-color="#ffff66" draw:end-color="#ff950e" draw:start-intensity="100%" draw:end-intensity="100%" draw:angle="1200" draw:border="0%"/>
    <draw:gradient draw:name="Gradient_20_16" draw:display-name="Gradient 16" draw:style="axial" draw:start-color="#dee2ff" draw:end-color="#83caff" draw:start-intensity="100%" draw:end-intensity="85%" draw:angle="1200" draw:border="0%"/>
    <draw:marker draw:name="Arrow" svg:viewBox="0 0 20 30" svg:d="m10 0-10 30h20z"/>
    <draw:marker draw:name="Arrow2" svg:viewBox="0 0 20 30" svg:d="m10 0-10 30h20z"/>
    <draw:stroke-dash draw:name="Line_20_Style_20_1" draw:display-name="Line Style 1" draw:style="rect" draw:dots1="1" draw:dots1-length="0.051cm" draw:dots2="1" draw:dots2-length="0.051cm" draw:distance="0.1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draw:fill-color="#f0f0f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0f0f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color="#000000"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4"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5" style:family="graphic" style:parent-style-name="standard">
      <style:graphic-properties svg:stroke-width="0.02cm" draw:marker-start-width="0.33cm" draw:marker-end-width="0.33cm" draw:fill="solid" draw:fill-color="#0066cc" draw:fill-gradient-name="Gradient_20_14" draw:textarea-horizontal-align="center" draw:textarea-vertical-align="middle" fo:padding-top="0.135cm" fo:padding-bottom="0.135cm" fo:padding-left="0.26cm" fo:padding-right="0.26cm"/>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stroke="solid" svg:stroke-width="0cm" draw:marker-start-width="0.3cm" draw:marker-end-width="0.3cm" draw:fill="gradient" draw:fill-color="#ffffff" draw:fill-gradient-name="Gradient_20_15" draw:textarea-horizontal-align="center" draw:textarea-vertical-align="middle" fo:padding-top="0.125cm" fo:padding-bottom="0.125cm" fo:padding-left="0.25cm" fo:padding-right="0.25cm"/>
    </style:style>
    <style:style style:name="gr8" style:family="graphic" style:parent-style-name="standard">
      <style:graphic-properties draw:stroke="none" svg:stroke-color="#000000" draw:fill="none" draw:fill-color="#ffffff" draw:textarea-horizontal-align="left" draw:auto-grow-height="true" draw:auto-grow-width="true" fo:min-height="2.622cm" fo:min-width="3.382cm"/>
    </style:style>
    <style:style style:name="gr9" style:family="graphic" style:parent-style-name="standard">
      <style:graphic-properties svg:stroke-width="0.02cm" draw:marker-start-width="0.33cm" draw:marker-end-width="0.33cm" draw:fill="gradient" draw:fill-gradient-name="Gradient_20_10" draw:textarea-horizontal-align="center" draw:textarea-vertical-align="middle" fo:padding-top="0.135cm" fo:padding-bottom="0.135cm" fo:padding-left="0.26cm" fo:padding-right="0.26cm"/>
    </style:style>
    <style:style style:name="gr10" style:family="graphic" style:parent-style-name="standard">
      <style:graphic-properties svg:stroke-width="0.02cm" draw:marker-start-width="0.33cm" draw:marker-end-width="0.33cm" draw:fill="gradient" draw:fill-gradient-name="Gradient_20_9" draw:textarea-horizontal-align="center" draw:textarea-vertical-align="middle" fo:padding-top="0.135cm" fo:padding-bottom="0.135cm" fo:padding-left="0.26cm" fo:padding-right="0.26cm"/>
    </style:style>
    <style:style style:name="P1" style:family="paragraph">
      <style:paragraph-properties fo:text-align="center"/>
      <style:text-properties fo:font-size="12pt"/>
    </style:style>
    <style:style style:name="P2" style:family="paragraph">
      <style:paragraph-properties fo:text-align="center"/>
    </style:style>
    <style:style style:name="P3" style:family="paragraph">
      <style:paragraph-properties fo:text-align="center"/>
      <style:text-properties fo:font-size="20pt" style:font-size-asian="20pt" style:font-size-complex="20pt"/>
    </style:style>
    <style:style style:name="T1" style:family="text">
      <style:text-properties fo:font-size="12pt"/>
    </style:style>
    <style:style style:name="T2"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0.382cm" svg:height="-0.382cm" svg:x="5.986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2.303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2.215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5.668cm" svg:y1="12.714cm" svg:x2="2.214cm" svg:y2="12.714cm">
            <text:p text:style-name="P2"><text:span text:style-name="T1"><text:s/></text:span></text:p>
          </draw:line>
        </draw:g>
        <draw:g>
          <draw:custom-shape draw:style-name="gr1" draw:text-style-name="P1" draw:layer="layout" svg:width="0.382cm" svg:height="0.382cm" svg:x="12.212cm" svg:y="9.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15.895cm" svg:y="9.3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15.995cm" svg:y="9.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12.531cm" svg:y1="9.615cm" svg:x2="15.985cm" svg:y2="9.615cm">
            <text:p/>
          </draw:line>
        </draw:g>
        <draw:g>
          <draw:polygon draw:style-name="gr5" draw:text-style-name="P2" draw:layer="layout" svg:width="5.423cm" svg:height="5.278cm" svg:x="6.364cm" svg:y="8.543cm" svg:viewBox="0 0 5424 5279" draw:points="542,0 4878,0 5424,480 5420,4800 4878,5279 542,5279 0,4800 0,480">
            <text:p/>
          </draw:polygon>
          <draw:line draw:style-name="gr6" draw:text-style-name="P2" draw:layer="layout" svg:x1="11.242cm" svg:y1="13.811cm" svg:x2="11.053cm" svg:y2="13.532cm">
            <text:p/>
          </draw:line>
          <draw:line draw:style-name="gr6" draw:text-style-name="P2" draw:layer="layout" svg:x1="11.792cm" svg:y1="13.352cm" svg:x2="11.51cm" svg:y2="13.083cm">
            <text:p/>
          </draw:line>
          <draw:line draw:style-name="gr6" draw:text-style-name="P2" draw:layer="layout" svg:x1="11.242cm" svg:y1="8.532cm" svg:x2="11.011cm" svg:y2="8.794cm">
            <text:p/>
          </draw:line>
          <draw:line draw:style-name="gr6" draw:text-style-name="P2" draw:layer="layout" svg:x1="11.792cm" svg:y1="9.029cm" svg:x2="11.478cm" svg:y2="9.22cm">
            <text:p/>
          </draw:line>
          <draw:line draw:style-name="gr6" draw:text-style-name="P2" draw:layer="layout" svg:x1="6.918cm" svg:y1="8.543cm" svg:x2="7.115cm" svg:y2="8.761cm">
            <text:p/>
          </draw:line>
          <draw:line draw:style-name="gr6" draw:text-style-name="P2" draw:layer="layout" svg:x1="6.368cm" svg:y1="9.029cm" svg:x2="6.604cm" svg:y2="9.182cm">
            <text:p/>
          </draw:line>
          <draw:line draw:style-name="gr6" draw:text-style-name="P2" draw:layer="layout" svg:x1="6.364cm" svg:y1="13.343cm" svg:x2="6.604cm" svg:y2="13.123cm">
            <text:p/>
          </draw:line>
          <draw:line draw:style-name="gr6" draw:text-style-name="P2" draw:layer="layout" svg:x1="6.918cm" svg:y1="13.812cm" svg:x2="7.115cm" svg:y2="13.544cm">
            <text:p/>
          </draw:line>
          <draw:polygon draw:style-name="gr7" draw:text-style-name="P2" draw:layer="layout" svg:width="5.03cm" svg:height="4.896cm" svg:x="6.565cm" svg:y="8.7cm" svg:viewBox="0 0 5031 4897" draw:points="502,0 4524,0 5031,445 5027,4452 4524,4897 502,4897 0,4452 0,445">
            <text:p/>
          </draw:polygon>
          <draw:frame draw:style-name="gr8" draw:text-style-name="P3" draw:layer="layout" svg:width="3.882cm" svg:height="2.872cm" svg:x="7.334cm" svg:y="9.778cm">
            <draw:text-box>
              <text:p text:style-name="P2"><text:span text:style-name="T2">Open</text:span><text:span text:style-name="T2"><text:line-break/></text:span><text:span text:style-name="T2">Security</text:span><text:span text:style-name="T2"><text:line-break/></text:span><text:span text:style-name="T2">Hardware</text:span></text:p>
            </draw:text-box>
          </draw:frame>
          <draw:path draw:style-name="gr9" draw:text-style-name="P2" draw:layer="layout" svg:width="0.824cm" svg:height="0.316cm" draw:transform="skewX (0.0033161255787886) rotate (0.0303687289846956) translate (5.69607507481147cm 9.46160491740288cm)" svg:viewBox="0 0 825 317" svg:d="m782 19577-395-12c-18-3-116 0-233-43s-156-43-154-119 3-77 161-110 238-34 235-32l394 12c0 0 37 102 35 154s-43 150-43 150z">
            <text:p/>
          </draw:path>
          <draw:path draw:style-name="gr9" draw:text-style-name="P2" draw:layer="layout" svg:width="0.824cm" svg:height="0.315cm" draw:transform="skewX (0.0033161255787886) rotate (0.0303687289846956) translate (5.69607507617785cm 10.083666416212cm)" svg:viewBox="0 0 825 316" svg:d="m782 20820-395-12c-18-2-116 0-233-43s-156-42-154-119 3-76 161-110 238-33 235-32l394 12c0 0 37 102 35 154s-43 150-43 150z">
            <text:p/>
          </draw:path>
          <draw:path draw:style-name="gr9" draw:text-style-name="P2" draw:layer="layout" svg:width="0.824cm" svg:height="0.316cm" draw:transform="skewX (0.0033161255787886) rotate (0.0291469985082998) translate (5.69624217308154cm 10.7052469059435cm)" svg:viewBox="0 0 825 317" svg:d="m782 22050-394-12c-19-3-117 0-234-42s-156-43-154-120 2-76 160-110 239-34 235-32l395 11c0 0 37 102 35 154s-43 151-43 151z">
            <text:p/>
          </draw:path>
          <draw:path draw:style-name="gr9" draw:text-style-name="P2" draw:layer="layout" svg:width="0.824cm" svg:height="0.316cm" draw:transform="skewX (0.0033161255787886) rotate (0.0303687289846956) translate (5.69607507481147cm 11.3277894139546cm)" svg:viewBox="0 0 825 317" svg:d="m782 23308-395-12c-18-3-116 0-233-43s-156-43-154-120 3-76 161-110 238-33 235-31l394 11c0 0 37 102 35 155s-43 150-43 150z">
            <text:p/>
          </draw:path>
          <draw:path draw:style-name="gr9" draw:text-style-name="P2" draw:layer="layout" svg:width="0.824cm" svg:height="0.315cm" draw:transform="skewX (0.00331612557878859) rotate (0.0291469985082998) translate (5.6962422191694cm 11.9493697656708cm)" svg:viewBox="0 0 825 316" svg:d="m782 24537-394-12c-19-2-117 0-234-42s-156-43-154-120 2-76 160-110 239-33 235-32l395 11c0 0 37 103 35 155s-43 150-43 150z">
            <text:p/>
          </draw:path>
          <draw:path draw:style-name="gr9" draw:text-style-name="P2" draw:layer="layout" svg:width="0.824cm" svg:height="0.316cm" draw:transform="skewX (0.0033161255787886) rotate (0.0303687289846956) translate (5.69607507345458cm 12.571912411697cm)" svg:viewBox="0 0 825 317" svg:d="m782 25795-395-13c-18-2-116 0-233-42s-156-43-154-119 3-77 161-110 238-34 235-32l394 12c0 0 37 101 35 153s-43 151-43 151z">
            <text:p/>
          </draw:path>
          <draw:path draw:style-name="gr9" draw:text-style-name="P2" draw:layer="layout" svg:width="0.824cm" svg:height="0.315cm" draw:transform="skewX (-0.0033161255787886) rotate (-0.0291469985094859) translate (11.678815013395cm 9.43783759374512cm)" svg:viewBox="0 0 825 316" svg:d="m44 18503 393-11c19-3 118-1 234-43s156-42 154-119-1-77-160-110-238-34-235-33l-395 12c0 0-37 102-35 154s44 150 44 150z">
            <text:p/>
          </draw:path>
          <draw:path draw:style-name="gr9" draw:text-style-name="P2" draw:layer="layout" svg:width="0.824cm" svg:height="0.316cm" draw:transform="skewX (-0.0033161255787886) rotate (-0.0303687289858819) translate (11.6790270932591cm 10.0593742238464cm)" svg:viewBox="0 0 825 317" svg:d="m44 19717 394-12c18-2 117 0 233-43s156-43 154-119-1-77-160-111-239-32-235-32l-395 13c0 0-37 102-35 154s44 150 44 150z">
            <text:p/>
          </draw:path>
          <draw:path draw:style-name="gr9" draw:text-style-name="P2" draw:layer="layout" svg:width="0.824cm" svg:height="0.315cm" draw:transform="skewX (-0.0033161255787886) rotate (-0.0291469985094859) translate (11.6788132578492cm 10.6819599632336cm)" svg:viewBox="0 0 825 316" svg:d="m44 20990 393-12c19-2 118 0 234-42s156-43 154-120-1-76-160-109-238-34-235-32l-395 11c0 0-37 102-35 154s44 150 44 150z">
            <text:p/>
          </draw:path>
          <draw:path draw:style-name="gr9" draw:text-style-name="P2" draw:layer="layout" svg:width="0.824cm" svg:height="0.315cm" draw:transform="skewX (-0.0033161255787886) rotate (-0.0291469985094859) translate (11.6788149046477cm 11.3040220871263cm)" svg:viewBox="0 0 825 316" svg:d="m44 22234 393-11c19-3 118-1 234-43s156-43 154-119-1-77-160-111-238-33-235-32l-395 11c0 0-37 102-35 155s44 150 44 150z">
            <text:p/>
          </draw:path>
          <draw:path draw:style-name="gr9" draw:text-style-name="P2" draw:layer="layout" svg:width="0.824cm" svg:height="0.317cm" draw:transform="skewX (-0.0066322511575772) rotate (-0.0315904594622778) translate (11.6786996189837cm 11.9250146510635cm)" svg:viewBox="0 0 825 318" svg:d="m43 23418 394-13c18-3 117-1 234-43s156-43 154-120-1-76-160-109-238-34-235-32l-395 12c0 0-37 103-35 155s43 150 43 150z">
            <text:p/>
          </draw:path>
          <draw:path draw:style-name="gr9" draw:text-style-name="P2" draw:layer="layout" svg:width="0.824cm" svg:height="0.316cm" draw:transform="skewX (-0.00331612557878861) rotate (-0.0291469985094859) translate (11.6788144747418cm 12.5481439758711cm)" svg:viewBox="0 0 825 317" svg:d="m44 24722 393-12c19-3 118 0 234-43s156-43 154-119-1-77-160-111-238-33-235-32l-395 12c0 0-37 102-35 154s44 151 44 151z">
            <text:p/>
          </draw:path>
          <draw:path draw:style-name="gr10" draw:text-style-name="P2" draw:layer="layout" svg:width="0.802cm" svg:height="0.323cm" draw:transform="skewX (0.00366519142918739) rotate (-1.54112572951189) translate (10.8169428498759cm 7.83935404733608cm)" svg:viewBox="0 0 803 324" svg:d="m761-20835-384-12c-18-2-113 0-227-43s-152-44-150-123 2-78 156-112 232-35 229-34l384 12c0 0 36 104 34 158s-42 154-42 154z">
            <text:p/>
          </draw:path>
          <draw:path draw:style-name="gr10" draw:text-style-name="P2" draw:layer="layout" svg:width="0.802cm" svg:height="0.324cm" draw:transform="skewX (0.0036651914291874) rotate (-1.54130026243709) translate (10.1778884131cm 7.83937750816308cm)" svg:viewBox="0 0 803 325" svg:d="m761-19560-384-11c-18-3-113-1-227-44s-152-44-150-122 2-79 156-114 232-35 229-33l384 11c0 0 36 105 34 158s-42 155-42 155z">
            <text:p/>
          </draw:path>
          <draw:path draw:style-name="gr10" draw:text-style-name="P2" draw:layer="layout" svg:width="0.802cm" svg:height="0.324cm" draw:transform="skewX (0.00366519142918739) rotate (-1.54130026243709) translate (9.5387670258168cm 7.83937750816308cm)" svg:viewBox="0 0 803 325" svg:d="m761-18282-384-11c-18-4-113-1-227-44s-152-44-150-123 2-78 156-113 232-35 229-33l384 11c0 0 36 104 34 159s-42 154-42 154z">
            <text:p/>
          </draw:path>
          <draw:path draw:style-name="gr10" draw:text-style-name="P2" draw:layer="layout" svg:width="0.802cm" svg:height="0.323cm" draw:transform="skewX (0.0036651914291874) rotate (-1.54130026243709) translate (8.89964563857926cm 7.83937750971205cm)" svg:viewBox="0 0 803 324" svg:d="m761-17005-384-11c-18-3-113 0-227-43s-152-44-150-123 2-79 156-113 232-35 229-34l384 12c0 0 36 104 34 158s-42 154-42 154z">
            <text:p/>
          </draw:path>
          <draw:path draw:style-name="gr10" draw:text-style-name="P2" draw:layer="layout" svg:width="0.802cm" svg:height="0.322cm" draw:transform="skewX (0.0012217304763958) rotate (-1.54444185509068) translate (8.26171936026433cm 7.83945364294351cm)" svg:viewBox="0 0 803 323" svg:d="m761-15782-384-10c-17-2-113 1-227-43s-152-43-150-121 2-79 156-114 232-36 229-34l384 10c0 0 36 104 34 158s-42 154-42 154z">
            <text:p/>
          </draw:path>
          <draw:path draw:style-name="gr10" draw:text-style-name="P2" draw:layer="layout" svg:width="0.802cm" svg:height="0.325cm" draw:transform="skewX (0.00733038285837481) rotate (-1.5379841368583) translate (7.62014738000907cm 7.8394625893093cm)" svg:viewBox="0 0 803 326" svg:d="m761-14392-384-12c-18-4-113-1-227-45s-152-44-150-123 2-78 156-113 232-34 229-32l384 12c0 0 36 105 34 158s-42 155-42 155z">
            <text:p/>
          </draw:path>
          <draw:path draw:style-name="gr10" draw:text-style-name="P2" draw:layer="layout" svg:width="0.802cm" svg:height="0.325cm" draw:transform="skewX (0.0073303828583748) rotate (1.60360851673209) translate (7.3402225621877cm 14.5037907440241cm)" svg:viewBox="0 0 803 326" svg:d="m761 14047-384-13c-18-3-113-1-227-44s-152-45-150-123 2-79 156-113 232-34 229-33l384 13c0 0 36 105 34 158s-42 155-42 155z">
            <text:p/>
          </draw:path>
          <draw:path draw:style-name="gr10" draw:text-style-name="P2" draw:layer="layout" svg:width="0.802cm" svg:height="0.323cm" draw:transform="skewX (0.00366519142918739) rotate (1.6002923911533) translate (7.97808846551291cm 14.5038758251703cm)" svg:viewBox="0 0 803 324" svg:d="m761 15418-384-11c-18-3-113-1-227-44s-152-43-150-122 2-79 156-113 232-35 229-34l384 12c0 0 36 104 34 158s-42 154-42 154z">
            <text:p/>
          </draw:path>
          <draw:path draw:style-name="gr10" draw:text-style-name="P2" draw:layer="layout" svg:width="0.802cm" svg:height="0.323cm" draw:transform="skewX (0.0036651914291874) rotate (1.6002923911533) translate (8.61720735353069cm 14.5038754731499cm)" svg:viewBox="0 0 803 324" svg:d="m761 16696-384-11c-18-3-113 0-227-44s-152-44-150-123 2-78 156-113 232-34 229-33l384 11c0 0 36 105 34 159s-42 154-42 154z">
            <text:p/>
          </draw:path>
          <draw:path draw:style-name="gr10" draw:text-style-name="P2" draw:layer="layout" svg:width="0.802cm" svg:height="0.324cm" draw:transform="skewX (0.00366519142918739) rotate (1.6002923911533) translate (9.25633124007938cm 14.5038758251703cm)" svg:viewBox="0 0 803 325" svg:d="m761 17974-384-12c-18-3-113 0-227-43s-152-44-150-123 2-78 156-113 232-35 229-33l384 11c0 0 36 104 34 158s-42 155-42 155z">
            <text:p/>
          </draw:path>
          <draw:path draw:style-name="gr10" draw:text-style-name="P2" draw:layer="layout" svg:width="0.802cm" svg:height="0.323cm" draw:transform="skewX (0.0036651914291874) rotate (1.6002923911533) translate (9.89545262736262cm 14.5038758251703cm)" svg:viewBox="0 0 803 324" svg:d="m761 19251-384-11c-18-3-113 0-227-44s-152-43-150-122 2-79 156-113 232-35 229-34l384 12c0 0 36 104 34 158s-42 154-42 154z">
            <text:p/>
          </draw:path>
          <draw:path draw:style-name="gr10" draw:text-style-name="P2" draw:layer="layout" svg:width="0.802cm" svg:height="0.324cm" draw:transform="skewX (0.00366519142918739) rotate (1.6002923911533) translate (10.5345740146001cm 14.5038758236214cm)" svg:viewBox="0 0 803 325" svg:d="m761 20529-384-11c-18-3-113 0-227-44s-152-44-150-122 2-79 156-114 232-35 229-33l384 11c0 0 36 105 34 159s-42 154-42 154z">
            <text:p/>
          </draw:path>
        </draw:g>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66" draw:end-color="#996633" draw:start-intensity="100%" draw:end-intensity="100%" draw:angle="0" draw:border="0%"/>
    <draw:gradient draw:name="Gradient_20_14" draw:display-name="Gradient 14" draw:style="square" draw:cx="50%" draw:cy="50%" draw:start-color="#0084d1" draw:end-color="#ffffff" draw:start-intensity="100%" draw:end-intensity="100%" draw:angle="2700" draw:border="0%"/>
    <draw:gradient draw:name="Gradient_20_15" draw:display-name="Gradient 15" draw:style="radial" draw:cx="50%" draw:cy="50%" draw:start-color="#0084d1" draw:end-color="#ffffff" draw:start-intensity="100%" draw:end-intensity="100%" draw:border="0%"/>
    <draw:gradient draw:name="Gradient_20_9" draw:display-name="Gradient 9" draw:style="axial" draw:start-color="#ffff66" draw:end-color="#996633" draw:start-intensity="100%" draw:end-intensity="100%" draw:angle="9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